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00"/>
    </style:style>
    <style:style style:name="gr2" style:family="graphic" style:parent-style-name="standard">
      <style:graphic-properties draw:stroke="solid" svg:stroke-width="0.026cm" svg:stroke-color="#000000" draw:fill="none" fo:padding-top="0.013cm" fo:padding-bottom="0.013cm" fo:padding-left="0.013cm" fo:padding-right="0.013cm"/>
    </style:style>
    <style:style style:name="gr3" style:family="graphic" style:parent-style-name="standard">
      <style:graphic-properties draw:stroke="none" draw:fill="none" draw:textarea-horizontal-align="left" draw:textarea-vertical-align="top" draw:auto-grow-height="true" draw:auto-grow-width="true" fo:min-height="0.105cm" fo:min-width="0.54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05cm" fo:min-width="1.03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105cm" fo:min-width="0.323cm" fo:padding-top="0cm" fo:padding-bottom="0cm" fo:padding-left="0cm" fo:padding-right="0cm"/>
    </style:style>
    <style:style style:name="gr6" style:family="graphic" style:parent-style-name="standard">
      <style:graphic-properties draw:stroke="solid" svg:stroke-width="0.026cm" svg:stroke-color="#add8e6" draw:fill="solid" draw:fill-color="#ff8000" fo:padding-top="0.013cm" fo:padding-bottom="0.013cm" fo:padding-left="0.013cm" fo:padding-right="0.013cm"/>
    </style:style>
    <style:style style:name="gr7" style:family="graphic" style:parent-style-name="standard">
      <style:graphic-properties draw:stroke="none" draw:fill="none" draw:textarea-horizontal-align="left" draw:textarea-vertical-align="top" draw:auto-grow-height="true" draw:auto-grow-width="true" fo:min-height="0.105cm" fo:min-width="0.26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105cm" fo:min-width="0.964cm" fo:padding-top="0cm" fo:padding-bottom="0cm" fo:padding-left="0cm" fo:padding-right="0cm"/>
    </style:style>
    <style:style style:name="gr9" style:family="graphic" style:parent-style-name="standard">
      <style:graphic-properties draw:stroke="none" draw:fill="solid" draw:fill-color="#ffff80"/>
    </style:style>
    <style:style style:name="gr10" style:family="graphic" style:parent-style-name="standard">
      <style:graphic-properties draw:stroke="none" draw:fill="none" draw:textarea-horizontal-align="left" draw:textarea-vertical-align="top" draw:auto-grow-height="true" draw:auto-grow-width="true" fo:min-height="0.105cm" fo:min-width="1.139cm" fo:padding-top="0cm" fo:padding-bottom="0cm" fo:padding-left="0cm" fo:padding-right="0cm"/>
    </style:style>
    <style:style style:name="gr11" style:family="graphic" style:parent-style-name="standard">
      <style:graphic-properties draw:stroke="solid" svg:stroke-width="0.026cm" svg:stroke-color="#add8e6" draw:fill="solid" draw:fill-color="#ff0000" fo:padding-top="0.013cm" fo:padding-bottom="0.013cm" fo:padding-left="0.013cm" fo:padding-right="0.013cm"/>
    </style:style>
    <style:style style:name="gr12" style:family="graphic" style:parent-style-name="standard">
      <style:graphic-properties draw:stroke="none" draw:fill="none" draw:textarea-horizontal-align="left" draw:textarea-vertical-align="top" draw:auto-grow-height="true" draw:auto-grow-width="true" fo:min-height="0.105cm" fo:min-width="0.44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05cm" fo:min-width="0.20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05cm" fo:min-width="0.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05cm" fo:min-width="0.811cm" fo:padding-top="0cm" fo:padding-bottom="0cm" fo:padding-left="0cm" fo:padding-right="0cm"/>
    </style:style>
    <style:style style:name="gr16" style:family="graphic" style:parent-style-name="standard">
      <style:graphic-properties draw:stroke="none" draw:fill="solid" draw:fill-color="#ff8000"/>
    </style:style>
    <style:style style:name="gr17" style:family="graphic" style:parent-style-name="standard">
      <style:graphic-properties draw:stroke="none" draw:fill="none" draw:textarea-horizontal-align="left" draw:textarea-vertical-align="top" draw:auto-grow-height="true" draw:auto-grow-width="true" fo:min-height="0.105cm" fo:min-width="0.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105cm" fo:min-width="0.8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105cm" fo:min-width="0.79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05cm" fo:min-width="0.3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05cm" fo:min-width="0.76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105cm" fo:min-width="1.03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105cm" fo:min-width="0.14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105cm" fo:min-width="0.97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105cm" fo:min-width="1.06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105cm" fo:min-width="1.02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105cm" fo:min-width="1.017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105cm" fo:min-width="0.68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105cm" fo:min-width="1.00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105cm" fo:min-width="1.08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105cm" fo:min-width="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105cm" fo:min-width="1.01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105cm" fo:min-width="0.99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05cm" fo:min-width="0.94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105cm" fo:min-width="1.00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105cm" fo:min-width="0.98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105cm" fo:min-width="1.0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105cm" fo:min-width="1.0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105cm" fo:min-width="0.9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105cm" fo:min-width="1.016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105cm" fo:min-width="0.92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105cm" fo:min-width="1.077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105cm" fo:min-width="1.04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105cm" fo:min-width="0.97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105cm" fo:min-width="0.916cm" fo:padding-top="0cm" fo:padding-bottom="0cm" fo:padding-left="0cm" fo:padding-right="0cm"/>
    </style:style>
    <style:style style:name="gr4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7" style:family="graphic" style:parent-style-name="standard">
      <style:graphic-properties draw:stroke="none" draw:fill="none" draw:textarea-horizontal-align="left" draw:textarea-vertical-align="top" draw:auto-grow-height="true" draw:auto-grow-width="true" fo:min-height="0.105cm" fo:min-width="0.88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105cm" fo:min-width="0.8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105cm" fo:min-width="1.0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105cm" fo:min-width="0.9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105cm" fo:min-width="0.50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105cm" fo:min-width="0.13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05cm" fo:min-width="0.3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105cm" fo:min-width="0.42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105cm" fo:min-width="0.388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105cm" fo:min-width="0.60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105cm" fo:min-width="1.023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105cm" fo:min-width="0.447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105cm" fo:min-width="1.14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105cm" fo:min-width="0.55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105cm" fo:min-width="0.59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105cm" fo:min-width="0.609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105cm" fo:min-width="0.99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105cm" fo:min-width="1.00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105cm" fo:min-width="1.005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105cm" fo:min-width="0.83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105cm" fo:min-width="0.844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105cm" fo:min-width="1.16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105cm" fo:min-width="0.60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105cm" fo:min-width="0.26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105cm" fo:min-width="1.227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105cm" fo:min-width="1.12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105cm" fo:min-width="0.37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105cm" fo:min-width="1.21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105cm" fo:min-width="0.95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105cm" fo:min-width="1.01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105cm" fo:min-width="0.694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105cm" fo:min-width="0.94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105cm" fo:min-width="0.94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105cm" fo:min-width="0.621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105cm" fo:min-width="0.726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105cm" fo:min-width="0.532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105cm" fo:min-width="0.73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105cm" fo:min-width="0.77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105cm" fo:min-width="0.34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105cm" fo:min-width="1.12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105cm" fo:min-width="0.962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141cm" fo:min-width="0.729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141cm" fo:min-width="1.10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141cm" fo:min-width="0.431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141cm" fo:min-width="0.90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141cm" fo:min-width="1.479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141cm" fo:min-width="0.19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141cm" fo:min-width="1.36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141cm" fo:min-width="0.274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141cm" fo:min-width="0.963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141cm" fo:min-width="1.27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141cm" fo:min-width="1.08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141cm" fo:min-width="1.52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141cm" fo:min-width="1.38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141cm" fo:min-width="0.37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141cm" fo:min-width="1.01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141cm" fo:min-width="0.353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141cm" fo:min-width="1.47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141cm" fo:min-width="1.489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141cm" fo:min-width="1.409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141cm" fo:min-width="1.41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141cm" fo:min-width="1.435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141cm" fo:min-width="1.498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141cm" fo:min-width="1.466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141cm" fo:min-width="1.3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141cm" fo:min-width="1.007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141cm" fo:min-width="1.2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141cm" fo:min-width="1.46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141cm" fo:min-width="1.488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141cm" fo:min-width="1.269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141cm" fo:min-width="1.288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141cm" fo:min-width="0.878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141cm" fo:min-width="1.3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141cm" fo:min-width="1.28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141cm" fo:min-width="1.225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176cm" fo:min-width="0.911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176cm" fo:min-width="1.657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176cm" fo:min-width="0.63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176cm" fo:min-width="0.343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176cm" fo:min-width="1.686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176cm" fo:min-width="1.597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176cm" fo:min-width="0.245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176cm" fo:min-width="1.607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176cm" fo:min-width="1.656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176cm" fo:min-width="1.637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176cm" fo:min-width="0.441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176cm" fo:min-width="1.566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176cm" fo:min-width="0.539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176cm" fo:min-width="1.36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176cm" fo:min-width="1.333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176cm" fo:min-width="1.628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176cm" fo:min-width="1.666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176cm" fo:min-width="1.532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176cm" fo:min-width="1.509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176cm" fo:min-width="1.137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176cm" fo:min-width="1.718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176cm" fo:min-width="1.63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176cm" fo:min-width="1.558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176cm" fo:min-width="1.811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176cm" fo:min-width="1.672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176cm" fo:min-width="1.601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176cm" fo:min-width="1.694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176cm" fo:min-width="1.796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176cm" fo:min-width="1.451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176cm" fo:min-width="1.431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176cm" fo:min-width="1.891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141cm" fo:min-width="1.184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141cm" fo:min-width="0.672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141cm" fo:min-width="0.414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141cm" fo:min-width="0.988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141cm" fo:min-width="0.704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141cm" fo:min-width="0.51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141cm" fo:min-width="0.809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141cm" fo:min-width="1.362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141cm" fo:min-width="0.585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141cm" fo:min-width="1.35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141cm" fo:min-width="0.59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141cm" fo:min-width="1.25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141cm" fo:min-width="1.214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141cm" fo:min-width="1.349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141cm" fo:min-width="1.474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141cm" fo:min-width="1.107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141cm" fo:min-width="0.487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141cm" fo:min-width="1.49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141cm" fo:min-width="0.784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141cm" fo:min-width="0.501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141cm" fo:min-width="1.626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141cm" fo:min-width="1.274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141cm" fo:min-width="1.353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141cm" fo:min-width="0.921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141cm" fo:min-width="0.829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141cm" fo:min-width="0.968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141cm" fo:min-width="0.71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141cm" fo:min-width="1.089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141cm" fo:min-width="0.98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141cm" fo:min-width="0.46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141cm" fo:min-width="0.772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211cm" fo:min-width="1.094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211cm" fo:min-width="1.287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211cm" fo:min-width="0.64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211cm" fo:min-width="0.294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211cm" fo:min-width="1.65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211cm" fo:min-width="1.55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211cm" fo:min-width="1.364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211cm" fo:min-width="2.152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211cm" fo:min-width="2.162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211cm" fo:min-width="0.564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211cm" fo:min-width="2.001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211cm" fo:min-width="2.10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211cm" fo:min-width="2.054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211cm" fo:min-width="1.648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211cm" fo:min-width="0.411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211cm" fo:min-width="1.871cm" fo:padding-top="0cm" fo:padding-bottom="0cm" fo:padding-left="0cm" fo:padding-right="0cm"/>
    </style:style>
    <style:style style:name="gr201" style:family="graphic" style:parent-style-name="standard">
      <style:graphic-properties draw:stroke="none" draw:fill="solid" draw:fill-color="#ffff40"/>
    </style:style>
    <style:style style:name="gr202" style:family="graphic" style:parent-style-name="standard">
      <style:graphic-properties draw:stroke="none" draw:fill="none" draw:textarea-horizontal-align="left" draw:textarea-vertical-align="top" draw:auto-grow-height="true" draw:auto-grow-width="true" fo:min-height="0.105cm" fo:min-width="0.529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105cm" fo:min-width="0.382cm" fo:padding-top="0cm" fo:padding-bottom="0cm" fo:padding-left="0cm" fo:padding-right="0cm"/>
    </style:style>
    <style:style style:name="gr204" style:family="graphic" style:parent-style-name="standard">
      <style:graphic-properties draw:stroke="none" draw:fill="solid" draw:fill-color="#ffd500"/>
    </style:style>
    <style:style style:name="gr205" style:family="graphic" style:parent-style-name="standard">
      <style:graphic-properties draw:stroke="none" draw:fill="none" draw:textarea-horizontal-align="left" draw:textarea-vertical-align="top" draw:auto-grow-height="true" draw:auto-grow-width="true" fo:min-height="0.105cm" fo:min-width="1.084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105cm" fo:min-width="0.428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105cm" fo:min-width="0.385cm" fo:padding-top="0cm" fo:padding-bottom="0cm" fo:padding-left="0cm" fo:padding-right="0cm"/>
    </style:style>
    <style:style style:name="gr208" style:family="graphic" style:parent-style-name="standard">
      <style:graphic-properties draw:stroke="solid" svg:stroke-width="0.026cm" svg:stroke-color="#add8e6" draw:fill="solid" draw:fill-color="#ff2a00" fo:padding-top="0.013cm" fo:padding-bottom="0.013cm" fo:padding-left="0.013cm" fo:padding-right="0.013cm"/>
    </style:style>
    <style:style style:name="gr209" style:family="graphic" style:parent-style-name="standard">
      <style:graphic-properties draw:stroke="none" draw:fill="none" draw:textarea-horizontal-align="left" draw:textarea-vertical-align="top" draw:auto-grow-height="true" draw:auto-grow-width="true" fo:min-height="0.105cm" fo:min-width="0.954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105cm" fo:min-width="0.939cm" fo:padding-top="0cm" fo:padding-bottom="0cm" fo:padding-left="0cm" fo:padding-right="0cm"/>
    </style:style>
    <style:style style:name="gr211" style:family="graphic" style:parent-style-name="standard">
      <style:graphic-properties draw:stroke="none" draw:fill="solid" draw:fill-color="#ffffbf"/>
    </style:style>
    <style:style style:name="gr212" style:family="graphic" style:parent-style-name="standard">
      <style:graphic-properties draw:stroke="none" draw:fill="none" draw:textarea-horizontal-align="left" draw:textarea-vertical-align="top" draw:auto-grow-height="true" draw:auto-grow-width="true" fo:min-height="0.105cm" fo:min-width="0.905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105cm" fo:min-width="1.11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105cm" fo:min-width="0.714cm" fo:padding-top="0cm" fo:padding-bottom="0cm" fo:padding-left="0cm" fo:padding-right="0cm"/>
    </style:style>
    <style:style style:name="gr215" style:family="graphic" style:parent-style-name="standard">
      <style:graphic-properties draw:stroke="none" draw:fill="solid" draw:fill-color="#ffaa00"/>
    </style:style>
    <style:style style:name="gr216" style:family="graphic" style:parent-style-name="standard">
      <style:graphic-properties draw:stroke="none" draw:fill="none" draw:textarea-horizontal-align="left" draw:textarea-vertical-align="top" draw:auto-grow-height="true" draw:auto-grow-width="true" fo:min-height="0.105cm" fo:min-width="0.751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105cm" fo:min-width="1.10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105cm" fo:min-width="0.913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105cm" fo:min-width="1.058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105cm" fo:min-width="0.74cm" fo:padding-top="0cm" fo:padding-bottom="0cm" fo:padding-left="0cm" fo:padding-right="0cm"/>
    </style:style>
    <style:style style:name="gr221" style:family="graphic" style:parent-style-name="standard">
      <style:graphic-properties draw:stroke="none" draw:fill="solid" draw:fill-color="#ff5500"/>
    </style:style>
    <style:style style:name="gr222" style:family="graphic" style:parent-style-name="standard">
      <style:graphic-properties draw:stroke="none" draw:fill="none" draw:textarea-horizontal-align="left" draw:textarea-vertical-align="top" draw:auto-grow-height="true" draw:auto-grow-width="true" fo:min-height="0.105cm" fo:min-width="0.926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105cm" fo:min-width="0.945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105cm" fo:min-width="1.07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105cm" fo:min-width="1.086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105cm" fo:min-width="1.048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105cm" fo:min-width="1.154cm" fo:padding-top="0cm" fo:padding-bottom="0cm" fo:padding-left="0cm" fo:padding-right="0cm"/>
    </style:style>
    <style:style style:name="gr228" style:family="graphic" style:parent-style-name="standard">
      <style:graphic-properties draw:stroke="none" draw:fill="solid" draw:fill-color="#ff2a00"/>
    </style:style>
    <style:style style:name="gr229" style:family="graphic" style:parent-style-name="standard">
      <style:graphic-properties draw:stroke="none" draw:fill="none" draw:textarea-horizontal-align="left" draw:textarea-vertical-align="top" draw:auto-grow-height="true" draw:auto-grow-width="true" fo:min-height="0.105cm" fo:min-width="1.026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105cm" fo:min-width="0.97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105cm" fo:min-width="0.929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105cm" fo:min-width="0.952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105cm" fo:min-width="0.87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105cm" fo:min-width="0.935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105cm" fo:min-width="1.011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105cm" fo:min-width="1.059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141cm" fo:min-width="0.509cm" fo:padding-top="0cm" fo:padding-bottom="0cm" fo:padding-left="0cm" fo:padding-right="0cm"/>
    </style:style>
    <style:style style:name="gr238" style:family="graphic" style:parent-style-name="standard">
      <style:graphic-properties draw:stroke="solid" svg:stroke-width="0.026cm" svg:stroke-color="#add8e6" draw:fill="solid" draw:fill-color="#ff9900" fo:padding-top="0.013cm" fo:padding-bottom="0.013cm" fo:padding-left="0.013cm" fo:padding-right="0.013cm"/>
    </style:style>
    <style:style style:name="gr239" style:family="graphic" style:parent-style-name="standard">
      <style:graphic-properties draw:stroke="solid" svg:stroke-width="0.026cm" svg:stroke-color="#add8e6" draw:fill="solid" draw:fill-color="#ff6600" fo:padding-top="0.013cm" fo:padding-bottom="0.013cm" fo:padding-left="0.013cm" fo:padding-right="0.013cm"/>
    </style:style>
    <style:style style:name="gr240" style:family="graphic" style:parent-style-name="standard">
      <style:graphic-properties draw:stroke="none" draw:fill="none" draw:textarea-horizontal-align="left" draw:textarea-vertical-align="top" draw:auto-grow-height="true" draw:auto-grow-width="true" fo:min-height="0.141cm" fo:min-width="0.524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141cm" fo:min-width="0.513cm" fo:padding-top="0cm" fo:padding-bottom="0cm" fo:padding-left="0cm" fo:padding-right="0cm"/>
    </style:style>
    <style:style style:name="gr242" style:family="graphic" style:parent-style-name="standard">
      <style:graphic-properties draw:stroke="none" draw:fill="solid" draw:fill-color="#ffcc00"/>
    </style:style>
    <style:style style:name="gr243" style:family="graphic" style:parent-style-name="standard">
      <style:graphic-properties draw:stroke="none" draw:fill="none" draw:textarea-horizontal-align="left" draw:textarea-vertical-align="top" draw:auto-grow-height="true" draw:auto-grow-width="true" fo:min-height="0.141cm" fo:min-width="0.407cm" fo:padding-top="0cm" fo:padding-bottom="0cm" fo:padding-left="0cm" fo:padding-right="0cm"/>
    </style:style>
    <style:style style:name="gr244" style:family="graphic" style:parent-style-name="standard">
      <style:graphic-properties draw:stroke="solid" svg:stroke-width="0.026cm" svg:stroke-color="#add8e6" draw:fill="solid" draw:fill-color="#ff3300" fo:padding-top="0.013cm" fo:padding-bottom="0.013cm" fo:padding-left="0.013cm" fo:padding-right="0.013cm"/>
    </style:style>
    <style:style style:name="gr245" style:family="graphic" style:parent-style-name="standard">
      <style:graphic-properties draw:stroke="none" draw:fill="none" draw:textarea-horizontal-align="left" draw:textarea-vertical-align="top" draw:auto-grow-height="true" draw:auto-grow-width="true" fo:min-height="0.141cm" fo:min-width="0.503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141cm" fo:min-width="1.387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141cm" fo:min-width="1.243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141cm" fo:min-width="1.084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141cm" fo:min-width="1.344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141cm" fo:min-width="1.547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141cm" fo:min-width="0.806cm" fo:padding-top="0cm" fo:padding-bottom="0cm" fo:padding-left="0cm" fo:padding-right="0cm"/>
    </style:style>
    <style:style style:name="gr252" style:family="graphic" style:parent-style-name="standard">
      <style:graphic-properties draw:stroke="solid" svg:stroke-width="0.026cm" svg:stroke-color="#add8e6" draw:fill="solid" draw:fill-color="#ffcc00" fo:padding-top="0.013cm" fo:padding-bottom="0.013cm" fo:padding-left="0.013cm" fo:padding-right="0.013cm"/>
    </style:style>
    <style:style style:name="gr253" style:family="graphic" style:parent-style-name="standard">
      <style:graphic-properties draw:stroke="none" draw:fill="none" draw:textarea-horizontal-align="left" draw:textarea-vertical-align="top" draw:auto-grow-height="true" draw:auto-grow-width="true" fo:min-height="0.141cm" fo:min-width="1.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141cm" fo:min-width="0.925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141cm" fo:min-width="0.789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211cm" fo:min-width="1.586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211cm" fo:min-width="1.891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211cm" fo:min-width="0.653cm" fo:padding-top="0cm" fo:padding-bottom="0cm" fo:padding-left="0cm" fo:padding-right="0cm"/>
    </style:style>
    <style:style style:name="gr259" style:family="graphic" style:parent-style-name="standard">
      <style:graphic-properties draw:stroke="solid" svg:stroke-width="0.026cm" svg:stroke-color="#add8e6" draw:fill="solid" draw:fill-color="#ffff00" fo:padding-top="0.013cm" fo:padding-bottom="0.013cm" fo:padding-left="0.013cm" fo:padding-right="0.013cm"/>
    </style:style>
    <style:style style:name="gr260" style:family="graphic" style:parent-style-name="standard">
      <style:graphic-properties draw:stroke="none" draw:fill="none" draw:textarea-horizontal-align="left" draw:textarea-vertical-align="top" draw:auto-grow-height="true" draw:auto-grow-width="true" fo:min-height="0.211cm" fo:min-width="0.529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211cm" fo:min-width="2.1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211cm" fo:min-width="2.029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211cm" fo:min-width="1.95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211cm" fo:min-width="2.04cm" fo:padding-top="0cm" fo:padding-bottom="0cm" fo:padding-left="0cm" fo:padding-right="0cm"/>
    </style:style>
    <style:style style:name="gr265" style:family="graphic" style:parent-style-name="standard">
      <style:graphic-properties draw:stroke="solid" svg:stroke-width="0.026cm" svg:stroke-color="#add8e6" draw:fill="solid" draw:fill-color="#ffbf00" fo:padding-top="0.013cm" fo:padding-bottom="0.013cm" fo:padding-left="0.013cm" fo:padding-right="0.013cm"/>
    </style:style>
    <style:style style:name="gr266" style:family="graphic" style:parent-style-name="standard">
      <style:graphic-properties draw:stroke="none" draw:fill="none" draw:textarea-horizontal-align="left" draw:textarea-vertical-align="top" draw:auto-grow-height="true" draw:auto-grow-width="true" fo:min-height="0.211cm" fo:min-width="1.954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211cm" fo:min-width="1.983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211cm" fo:min-width="1.938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211cm" fo:min-width="2.023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211cm" fo:min-width="1.942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211cm" fo:min-width="1.968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211cm" fo:min-width="1.997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211cm" fo:min-width="1.058cm" fo:padding-top="0cm" fo:padding-bottom="0cm" fo:padding-left="0cm" fo:padding-right="0cm"/>
    </style:style>
    <style:style style:name="P1" style:family="paragraph">
      <style:paragraph-properties fo:text-align="start" style:writing-mode="lr-tb"/>
    </style:style>
    <style:style style:name="P2" style:family="paragraph">
      <style:text-properties fo:font-size="20pt" style:font-size-asian="20pt" style:font-size-complex="20pt"/>
    </style:style>
    <style:style style:name="T1" style:family="text">
      <style:text-properties fo:color="#000000" fo:font-family="Helvetica" fo:font-size="3pt" style:font-size-asian="3pt" style:font-family-complex="Helvetica" style:font-size-complex="3pt"/>
    </style:style>
    <style:style style:name="T2" style:family="text">
      <style:text-properties fo:font-size="20pt" style:font-size-asian="20pt" style:font-size-complex="20pt"/>
    </style:style>
    <style:style style:name="T3" style:family="text">
      <style:text-properties fo:color="#000000" fo:font-family="Helvetica" fo:font-size="4pt" style:font-size-asian="4pt" style:font-family-complex="Helvetica" style:font-size-complex="4pt"/>
    </style:style>
    <style:style style:name="T4" style:family="text">
      <style:text-properties fo:color="#000000" fo:font-family="Helvetica" fo:font-size="5pt" style:font-size-asian="5pt" style:font-family-complex="Helvetica" style:font-size-complex="5pt"/>
    </style:style>
    <style:style style:name="T5" style:family="text">
      <style:text-properties fo:color="#000000" fo:font-family="Helvetica" fo:font-size="6pt" style:font-size-asian="6pt" style:font-family-complex="Helvetica"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text:p/>
        </draw:polygon>
        <draw:polyline draw:style-name="gr2"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0,482">
          <text:p/>
        </draw:polyline>
        <draw:frame draw:style-name="gr3" draw:layer="layout" svg:width="0.547cm" svg:height="0.137cm" svg:x="10.897cm" svg:y="9.677cm">
          <draw:text-box>
            <text:p text:style-name="P1"><text:span text:style-name="T1">GO:0006082</text:span></text:p>
          </draw:text-box>
        </draw:frame>
        <draw:frame draw:style-name="gr4" draw:layer="layout" svg:width="1.035cm" svg:height="0.137cm" svg:x="10.667cm" svg:y="9.818cm">
          <draw:text-box>
            <text:p text:style-name="P1"><text:span text:style-name="T1">organic acid metabol...</text:span></text:p>
          </draw:text-box>
        </draw:frame>
        <draw:frame draw:style-name="gr5" draw:layer="layout" svg:width="0.323cm" svg:height="0.137cm" svg:x="11.008cm" svg:y="9.958cm">
          <draw:text-box>
            <text:p text:style-name="P1"><text:span text:style-name="T1">0.11449</text:span></text:p>
          </draw:text-box>
        </draw:frame>
        <draw:polygon draw:style-name="gr6" draw:layer="layout" svg:width="1.421cm" svg:height="0.961cm" svg:x="2.911cm" svg:y="17.74cm" svg:viewBox="0 0 1422 962" draw:points="0,962 1422,962 1422,0 0,0">
          <text:p/>
        </draw:polygon>
        <draw:frame draw:style-name="gr7" draw:layer="layout" svg:width="0.264cm" svg:height="0.137cm" svg:x="11.038cm" svg:y="10.098cm">
          <draw:text-box>
            <text:p text:style-name="P1"><text:span text:style-name="T1">15 / 78</text:span></text:p>
          </draw:text-box>
        </draw:frame>
        <draw:frame draw:style-name="gr3" draw:layer="layout" svg:width="0.547cm" svg:height="0.137cm" svg:x="3.318cm" svg:y="17.972cm">
          <draw:text-box>
            <text:p text:style-name="P1"><text:span text:style-name="T1">GO:0006520</text:span></text:p>
          </draw:text-box>
        </draw:frame>
        <draw:frame draw:style-name="gr8" draw:layer="layout" svg:width="0.964cm" svg:height="0.137cm" svg:x="3.124cm" svg:y="18.112cm">
          <draw:text-box>
            <text:p text:style-name="P1"><text:span text:style-name="T1">cellular amino acid ...</text:span></text:p>
          </draw:text-box>
        </draw:frame>
        <draw:frame draw:style-name="gr5" draw:layer="layout" svg:width="0.323cm" svg:height="0.137cm" svg:x="3.43cm" svg:y="18.253cm">
          <draw:text-box>
            <text:p text:style-name="P1"><text:span text:style-name="T1">0.01285</text:span></text:p>
          </draw:text-box>
        </draw:frame>
        <draw:polygon draw:style-name="gr9"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text:p/>
        </draw:polygon>
        <draw:polyline draw:style-name="gr2"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0,482">
          <text:p/>
        </draw:polyline>
        <draw:frame draw:style-name="gr7" draw:layer="layout" svg:width="0.264cm" svg:height="0.137cm" svg:x="3.46cm" svg:y="18.393cm">
          <draw:text-box>
            <text:p text:style-name="P1"><text:span text:style-name="T1">12 / 44</text:span></text:p>
          </draw:text-box>
        </draw:frame>
        <draw:frame draw:style-name="gr3" draw:layer="layout" svg:width="0.547cm" svg:height="0.137cm" svg:x="4.213cm" svg:y="6.93cm">
          <draw:text-box>
            <text:p text:style-name="P1"><text:span text:style-name="T1">GO:0006807</text:span></text:p>
          </draw:text-box>
        </draw:frame>
        <draw:frame draw:style-name="gr10" draw:layer="layout" svg:width="1.139cm" svg:height="0.137cm" svg:x="3.932cm" svg:y="7.07cm">
          <draw:text-box>
            <text:p text:style-name="P1"><text:span text:style-name="T1">nitrogen compound me...</text:span></text:p>
          </draw:text-box>
        </draw:frame>
        <draw:frame draw:style-name="gr5" draw:layer="layout" svg:width="0.323cm" svg:height="0.137cm" svg:x="4.325cm" svg:y="7.211cm">
          <draw:text-box>
            <text:p text:style-name="P1"><text:span text:style-name="T1">0.76988</text:span></text:p>
          </draw:text-box>
        </draw:frame>
        <draw:polygon draw:style-name="gr11" draw:layer="layout" svg:width="1.421cm" svg:height="0.961cm" svg:x="6.7cm" svg:y="12.219cm" svg:viewBox="0 0 1422 962" draw:points="0,962 1422,962 1422,0 0,0">
          <text:p/>
        </draw:polygon>
        <draw:frame draw:style-name="gr5" draw:layer="layout" svg:width="0.323cm" svg:height="0.137cm" svg:x="4.325cm" svg:y="7.351cm">
          <draw:text-box>
            <text:p text:style-name="P1"><text:span text:style-name="T1">35 / 264</text:span></text:p>
          </draw:text-box>
        </draw:frame>
        <draw:frame draw:style-name="gr3" draw:layer="layout" svg:width="0.547cm" svg:height="0.137cm" svg:x="7.108cm" svg:y="12.451cm">
          <draw:text-box>
            <text:p text:style-name="P1"><text:span text:style-name="T1">GO:0006914</text:span></text:p>
          </draw:text-box>
        </draw:frame>
        <draw:frame draw:style-name="gr12" draw:layer="layout" svg:width="0.441cm" svg:height="0.137cm" svg:x="7.163cm" svg:y="12.591cm">
          <draw:text-box>
            <text:p text:style-name="P1"><text:span text:style-name="T1">autophagy</text:span></text:p>
          </draw:text-box>
        </draw:frame>
        <draw:frame draw:style-name="gr5" draw:layer="layout" svg:width="0.323cm" svg:height="0.137cm" svg:x="7.219cm" svg:y="12.732cm">
          <draw:text-box>
            <text:p text:style-name="P1"><text:span text:style-name="T1">0.00305</text:span></text:p>
          </draw:text-box>
        </draw:frame>
        <draw:polygon draw:style-name="gr6" draw:layer="layout" svg:width="1.421cm" svg:height="0.961cm" svg:x="14.278cm" svg:y="12.219cm" svg:viewBox="0 0 1422 962" draw:points="0,962 1422,962 1422,0 0,0">
          <text:p/>
        </draw:polygon>
        <draw:frame draw:style-name="gr13" draw:layer="layout" svg:width="0.218cm" svg:height="0.137cm" svg:x="7.278cm" svg:y="12.872cm">
          <draw:text-box>
            <text:p text:style-name="P1"><text:span text:style-name="T1">6 / 12</text:span></text:p>
          </draw:text-box>
        </draw:frame>
        <draw:frame draw:style-name="gr3" draw:layer="layout" svg:width="0.547cm" svg:height="0.137cm" svg:x="14.686cm" svg:y="12.451cm">
          <draw:text-box>
            <text:p text:style-name="P1"><text:span text:style-name="T1">GO:0006915</text:span></text:p>
          </draw:text-box>
        </draw:frame>
        <draw:frame draw:style-name="gr14" draw:layer="layout" svg:width="0.4cm" svg:height="0.137cm" svg:x="14.762cm" svg:y="12.591cm">
          <draw:text-box>
            <text:p text:style-name="P1"><text:span text:style-name="T1">apoptosis</text:span></text:p>
          </draw:text-box>
        </draw:frame>
        <draw:frame draw:style-name="gr5" draw:layer="layout" svg:width="0.323cm" svg:height="0.137cm" svg:x="14.797cm" svg:y="12.732cm">
          <draw:text-box>
            <text:p text:style-name="P1"><text:span text:style-name="T1">0.01474</text:span></text:p>
          </draw:text-box>
        </draw:frame>
        <draw:polygon draw:style-name="gr1"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text:p/>
        </draw:polygon>
        <draw:polyline draw:style-name="gr2"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0,482">
          <text:p/>
        </draw:polyline>
        <draw:frame draw:style-name="gr7" draw:layer="layout" svg:width="0.264cm" svg:height="0.137cm" svg:x="14.827cm" svg:y="12.872cm">
          <draw:text-box>
            <text:p text:style-name="P1"><text:span text:style-name="T1">18 / 78</text:span></text:p>
          </draw:text-box>
        </draw:frame>
        <draw:frame draw:style-name="gr3" draw:layer="layout" svg:width="0.547cm" svg:height="0.137cm" svg:x="22.369cm" svg:y="6.93cm">
          <draw:text-box>
            <text:p text:style-name="P1"><text:span text:style-name="T1">GO:0006950</text:span></text:p>
          </draw:text-box>
        </draw:frame>
        <draw:frame draw:style-name="gr15" draw:layer="layout" svg:width="0.811cm" svg:height="0.137cm" svg:x="22.24cm" svg:y="7.07cm">
          <draw:text-box>
            <text:p text:style-name="P1"><text:span text:style-name="T1">response to stress</text:span></text:p>
          </draw:text-box>
        </draw:frame>
        <draw:frame draw:style-name="gr5" draw:layer="layout" svg:width="0.323cm" svg:height="0.137cm" svg:x="22.481cm" svg:y="7.211cm">
          <draw:text-box>
            <text:p text:style-name="P1"><text:span text:style-name="T1">0.12706</text:span></text:p>
          </draw:text-box>
        </draw:frame>
        <draw:polygon draw:style-name="gr16"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text:p/>
        </draw:polygon>
        <draw:polyline draw:style-name="gr2"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0,482">
          <text:p/>
        </draw:polyline>
        <draw:frame draw:style-name="gr5" draw:layer="layout" svg:width="0.323cm" svg:height="0.137cm" svg:x="22.481cm" svg:y="7.351cm">
          <draw:text-box>
            <text:p text:style-name="P1"><text:span text:style-name="T1">29 / 171</text:span></text:p>
          </draw:text-box>
        </draw:frame>
        <draw:frame draw:style-name="gr3" draw:layer="layout" svg:width="0.547cm" svg:height="0.137cm" svg:x="16.133cm" svg:y="6.93cm">
          <draw:text-box>
            <text:p text:style-name="P1"><text:span text:style-name="T1">GO:0007154</text:span></text:p>
          </draw:text-box>
        </draw:frame>
        <draw:frame draw:style-name="gr17" draw:layer="layout" svg:width="0.839cm" svg:height="0.137cm" svg:x="15.987cm" svg:y="7.07cm">
          <draw:text-box>
            <text:p text:style-name="P1"><text:span text:style-name="T1">cell communication</text:span></text:p>
          </draw:text-box>
        </draw:frame>
        <draw:frame draw:style-name="gr5" draw:layer="layout" svg:width="0.323cm" svg:height="0.137cm" svg:x="16.245cm" svg:y="7.211cm">
          <draw:text-box>
            <text:p text:style-name="P1"><text:span text:style-name="T1">0.04550</text:span></text:p>
          </draw:text-box>
        </draw:frame>
        <draw:polygon draw:style-name="gr9"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text:p/>
        </draw:polygon>
        <draw:polyline draw:style-name="gr2"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0,480">
          <text:p/>
        </draw:polyline>
        <draw:frame draw:style-name="gr5" draw:layer="layout" svg:width="0.323cm" svg:height="0.137cm" svg:x="16.245cm" svg:y="7.351cm">
          <draw:text-box>
            <text:p text:style-name="P1"><text:span text:style-name="T1">27 / 144</text:span></text:p>
          </draw:text-box>
        </draw:frame>
        <draw:frame draw:style-name="gr3" draw:layer="layout" svg:width="0.547cm" svg:height="0.137cm" svg:x="15.186cm" svg:y="1.409cm">
          <draw:text-box>
            <text:p text:style-name="P1"><text:span text:style-name="T1">GO:0008150</text:span></text:p>
          </draw:text-box>
        </draw:frame>
        <draw:frame draw:style-name="gr18" draw:layer="layout" svg:width="0.817cm" svg:height="0.137cm" svg:x="15.054cm" svg:y="1.549cm">
          <draw:text-box>
            <text:p text:style-name="P1"><text:span text:style-name="T1">biological_process</text:span></text:p>
          </draw:text-box>
        </draw:frame>
        <draw:frame draw:style-name="gr5" draw:layer="layout" svg:width="0.323cm" svg:height="0.137cm" svg:x="15.297cm" svg:y="1.69cm">
          <draw:text-box>
            <text:p text:style-name="P1"><text:span text:style-name="T1">1.00000</text:span></text:p>
          </draw:text-box>
        </draw:frame>
        <draw:polygon draw:style-name="gr1"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text:p/>
        </draw:polygon>
        <draw:polyline draw:style-name="gr2"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0,480">
          <text:p/>
        </draw:polyline>
        <draw:frame draw:style-name="gr5" draw:layer="layout" svg:width="0.323cm" svg:height="0.137cm" svg:x="15.297cm" svg:y="1.83cm">
          <draw:text-box>
            <text:p text:style-name="P1"><text:span text:style-name="T1">73 / 515</text:span></text:p>
          </draw:text-box>
        </draw:frame>
        <draw:frame draw:style-name="gr3" draw:layer="layout" svg:width="0.547cm" svg:height="0.137cm" svg:x="8.055cm" svg:y="4.156cm">
          <draw:text-box>
            <text:p text:style-name="P1"><text:span text:style-name="T1">GO:0008152</text:span></text:p>
          </draw:text-box>
        </draw:frame>
        <draw:frame draw:style-name="gr19" draw:layer="layout" svg:width="0.799cm" svg:height="0.137cm" svg:x="7.931cm" svg:y="4.296cm">
          <draw:text-box>
            <text:p text:style-name="P1"><text:span text:style-name="T1">metabolic process</text:span></text:p>
          </draw:text-box>
        </draw:frame>
        <draw:frame draw:style-name="gr5" draw:layer="layout" svg:width="0.323cm" svg:height="0.137cm" svg:x="8.167cm" svg:y="4.437cm">
          <draw:text-box>
            <text:p text:style-name="P1"><text:span text:style-name="T1">0.49587</text:span></text:p>
          </draw:text-box>
        </draw:frame>
        <draw:polygon draw:style-name="gr16"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text:p/>
        </draw:polygon>
        <draw:polyline draw:style-name="gr2"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0,482">
          <text:p/>
        </draw:polyline>
        <draw:frame draw:style-name="gr5" draw:layer="layout" svg:width="0.323cm" svg:height="0.137cm" svg:x="8.167cm" svg:y="4.577cm">
          <draw:text-box>
            <text:p text:style-name="P1"><text:span text:style-name="T1">60 / 419</text:span></text:p>
          </draw:text-box>
        </draw:frame>
        <draw:frame draw:style-name="gr3" draw:layer="layout" svg:width="0.547cm" svg:height="0.137cm" svg:x="14.238cm" svg:y="6.93cm">
          <draw:text-box>
            <text:p text:style-name="P1"><text:span text:style-name="T1">GO:0008219</text:span></text:p>
          </draw:text-box>
        </draw:frame>
        <draw:frame draw:style-name="gr20" draw:layer="layout" svg:width="0.394cm" svg:height="0.137cm" svg:x="14.315cm" svg:y="7.07cm">
          <draw:text-box>
            <text:p text:style-name="P1"><text:span text:style-name="T1">cell death</text:span></text:p>
          </draw:text-box>
        </draw:frame>
        <draw:frame draw:style-name="gr5" draw:layer="layout" svg:width="0.323cm" svg:height="0.137cm" svg:x="14.35cm" svg:y="7.211cm">
          <draw:text-box>
            <text:p text:style-name="P1"><text:span text:style-name="T1">0.04411</text:span></text:p>
          </draw:text-box>
        </draw:frame>
        <draw:polygon draw:style-name="gr16"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text:p/>
        </draw:polygon>
        <draw:polyline draw:style-name="gr2"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0,482">
          <text:p/>
        </draw:polyline>
        <draw:frame draw:style-name="gr7" draw:layer="layout" svg:width="0.264cm" svg:height="0.137cm" svg:x="14.38cm" svg:y="7.351cm">
          <draw:text-box>
            <text:p text:style-name="P1"><text:span text:style-name="T1">19 / 93</text:span></text:p>
          </draw:text-box>
        </draw:frame>
        <draw:frame draw:style-name="gr3" draw:layer="layout" svg:width="0.547cm" svg:height="0.137cm" svg:x="7.108cm" svg:y="6.93cm">
          <draw:text-box>
            <text:p text:style-name="P1"><text:span text:style-name="T1">GO:0009056</text:span></text:p>
          </draw:text-box>
        </draw:frame>
        <draw:frame draw:style-name="gr21" draw:layer="layout" svg:width="0.764cm" svg:height="0.137cm" svg:x="7.002cm" svg:y="7.07cm">
          <draw:text-box>
            <text:p text:style-name="P1"><text:span text:style-name="T1">catabolic process</text:span></text:p>
          </draw:text-box>
        </draw:frame>
        <draw:frame draw:style-name="gr5" draw:layer="layout" svg:width="0.323cm" svg:height="0.137cm" svg:x="7.219cm" svg:y="7.211cm">
          <draw:text-box>
            <text:p text:style-name="P1"><text:span text:style-name="T1">0.03984</text:span></text:p>
          </draw:text-box>
        </draw:frame>
        <draw:polygon draw:style-name="gr6" draw:layer="layout" svg:width="1.421cm" svg:height="0.96cm" svg:x="4.805cm" svg:y="20.514cm" svg:viewBox="0 0 1422 961" draw:points="0,961 1422,961 1422,0 0,0">
          <text:p/>
        </draw:polygon>
        <draw:frame draw:style-name="gr5" draw:layer="layout" svg:width="0.323cm" svg:height="0.137cm" svg:x="7.219cm" svg:y="7.351cm">
          <draw:text-box>
            <text:p text:style-name="P1"><text:span text:style-name="T1">28 / 149</text:span></text:p>
          </draw:text-box>
        </draw:frame>
        <draw:frame draw:style-name="gr3" draw:layer="layout" svg:width="0.547cm" svg:height="0.137cm" svg:x="5.213cm" svg:y="20.746cm">
          <draw:text-box>
            <text:p text:style-name="P1"><text:span text:style-name="T1">GO:0009063</text:span></text:p>
          </draw:text-box>
        </draw:frame>
        <draw:frame draw:style-name="gr8" draw:layer="layout" svg:width="0.964cm" svg:height="0.137cm" svg:x="5.019cm" svg:y="20.886cm">
          <draw:text-box>
            <text:p text:style-name="P1"><text:span text:style-name="T1">cellular amino acid ...</text:span></text:p>
          </draw:text-box>
        </draw:frame>
        <draw:frame draw:style-name="gr5" draw:layer="layout" svg:width="0.323cm" svg:height="0.137cm" svg:x="5.325cm" svg:y="21.027cm">
          <draw:text-box>
            <text:p text:style-name="P1"><text:span text:style-name="T1">0.00711</text:span></text:p>
          </draw:text-box>
        </draw:frame>
        <draw:polygon draw:style-name="gr11" draw:layer="layout" svg:width="1.421cm" svg:height="0.96cm" svg:x="2.911cm" svg:y="20.514cm" svg:viewBox="0 0 1422 961" draw:points="0,961 1422,961 1422,0 0,0">
          <text:p/>
        </draw:polygon>
        <draw:frame draw:style-name="gr13" draw:layer="layout" svg:width="0.218cm" svg:height="0.137cm" svg:x="5.384cm" svg:y="21.167cm">
          <draw:text-box>
            <text:p text:style-name="P1"><text:span text:style-name="T1">5 / 10</text:span></text:p>
          </draw:text-box>
        </draw:frame>
        <draw:frame draw:style-name="gr3" draw:layer="layout" svg:width="0.547cm" svg:height="0.137cm" svg:x="3.318cm" svg:y="20.746cm">
          <draw:text-box>
            <text:p text:style-name="P1"><text:span text:style-name="T1">GO:0009081</text:span></text:p>
          </draw:text-box>
        </draw:frame>
        <draw:frame draw:style-name="gr22" draw:layer="layout" svg:width="1.031cm" svg:height="0.137cm" svg:x="3.091cm" svg:y="20.886cm">
          <draw:text-box>
            <text:p text:style-name="P1"><text:span text:style-name="T1">branched chain famil...</text:span></text:p>
          </draw:text-box>
        </draw:frame>
        <draw:frame draw:style-name="gr5" draw:layer="layout" svg:width="0.323cm" svg:height="0.137cm" svg:x="3.43cm" svg:y="21.027cm">
          <draw:text-box>
            <text:p text:style-name="P1"><text:span text:style-name="T1">0.00275</text:span></text:p>
          </draw:text-box>
        </draw:frame>
        <draw:polygon draw:style-name="gr11" draw:layer="layout" svg:width="1.421cm" svg:height="0.96cm" svg:x="3.858cm" svg:y="23.262cm" svg:viewBox="0 0 1422 961" draw:points="0,961 1422,961 1422,0 0,0">
          <text:p/>
        </draw:polygon>
        <draw:frame draw:style-name="gr23" draw:layer="layout" svg:width="0.171cm" svg:height="0.137cm" svg:x="3.518cm" svg:y="21.167cm">
          <draw:text-box>
            <text:p text:style-name="P1"><text:span text:style-name="T1">3 / 3</text:span></text:p>
          </draw:text-box>
        </draw:frame>
        <draw:frame draw:style-name="gr3" draw:layer="layout" svg:width="0.547cm" svg:height="0.137cm" svg:x="4.266cm" svg:y="23.493cm">
          <draw:text-box>
            <text:p text:style-name="P1"><text:span text:style-name="T1">GO:0009083</text:span></text:p>
          </draw:text-box>
        </draw:frame>
        <draw:frame draw:style-name="gr22" draw:layer="layout" svg:width="1.031cm" svg:height="0.137cm" svg:x="4.038cm" svg:y="23.634cm">
          <draw:text-box>
            <text:p text:style-name="P1"><text:span text:style-name="T1">branched chain famil...</text:span></text:p>
          </draw:text-box>
        </draw:frame>
        <draw:frame draw:style-name="gr5" draw:layer="layout" svg:width="0.323cm" svg:height="0.137cm" svg:x="4.377cm" svg:y="23.774cm">
          <draw:text-box>
            <text:p text:style-name="P1"><text:span text:style-name="T1">0.00275</text:span></text:p>
          </draw:text-box>
        </draw:frame>
        <draw:polygon draw:style-name="gr6" draw:layer="layout" svg:width="1.421cm" svg:height="0.961cm" svg:x="22.699cm" svg:y="17.74cm" svg:viewBox="0 0 1422 962" draw:points="0,962 1422,962 1422,0 0,0">
          <text:p/>
        </draw:polygon>
        <draw:frame draw:style-name="gr23" draw:layer="layout" svg:width="0.171cm" svg:height="0.137cm" svg:x="4.466cm" svg:y="23.914cm">
          <draw:text-box>
            <text:p text:style-name="P1"><text:span text:style-name="T1">3 / 3</text:span></text:p>
          </draw:text-box>
        </draw:frame>
        <draw:frame draw:style-name="gr3" draw:layer="layout" svg:width="0.547cm" svg:height="0.137cm" svg:x="23.106cm" svg:y="17.972cm">
          <draw:text-box>
            <text:p text:style-name="P1"><text:span text:style-name="T1">GO:0009267</text:span></text:p>
          </draw:text-box>
        </draw:frame>
        <draw:frame draw:style-name="gr24" draw:layer="layout" svg:width="0.972cm" svg:height="0.137cm" svg:x="22.908cm" svg:y="18.112cm">
          <draw:text-box>
            <text:p text:style-name="P1"><text:span text:style-name="T1">cellular response to...</text:span></text:p>
          </draw:text-box>
        </draw:frame>
        <draw:frame draw:style-name="gr5" draw:layer="layout" svg:width="0.323cm" svg:height="0.137cm" svg:x="23.218cm" svg:y="18.253cm">
          <draw:text-box>
            <text:p text:style-name="P1"><text:span text:style-name="T1">0.00934</text:span></text:p>
          </draw:text-box>
        </draw:frame>
        <draw:polygon draw:style-name="gr6" draw:layer="layout" svg:width="1.421cm" svg:height="0.961cm" svg:x="1.911cm" svg:y="9.445cm" svg:viewBox="0 0 1422 962" draw:points="0,962 1422,962 1422,0 0,0">
          <text:p/>
        </draw:polygon>
        <draw:frame draw:style-name="gr23" draw:layer="layout" svg:width="0.171cm" svg:height="0.137cm" svg:x="23.306cm" svg:y="18.393cm">
          <draw:text-box>
            <text:p text:style-name="P1"><text:span text:style-name="T1">4 / 7</text:span></text:p>
          </draw:text-box>
        </draw:frame>
        <draw:frame draw:style-name="gr3" draw:layer="layout" svg:width="0.547cm" svg:height="0.137cm" svg:x="2.319cm" svg:y="9.677cm">
          <draw:text-box>
            <text:p text:style-name="P1"><text:span text:style-name="T1">GO:0009308</text:span></text:p>
          </draw:text-box>
        </draw:frame>
        <draw:frame draw:style-name="gr25" draw:layer="layout" svg:width="1.064cm" svg:height="0.137cm" svg:x="2.075cm" svg:y="9.818cm">
          <draw:text-box>
            <text:p text:style-name="P1"><text:span text:style-name="T1">amine metabolic proc...</text:span></text:p>
          </draw:text-box>
        </draw:frame>
        <draw:frame draw:style-name="gr5" draw:layer="layout" svg:width="0.323cm" svg:height="0.137cm" svg:x="2.43cm" svg:y="9.958cm">
          <draw:text-box>
            <text:p text:style-name="P1"><text:span text:style-name="T1">0.01888</text:span></text:p>
          </draw:text-box>
        </draw:frame>
        <draw:polygon draw:style-name="gr6" draw:layer="layout" svg:width="1.421cm" svg:height="0.961cm" svg:x="4.805cm" svg:y="12.219cm" svg:viewBox="0 0 1422 962" draw:points="0,962 1422,962 1422,0 0,0">
          <text:p/>
        </draw:polygon>
        <draw:frame draw:style-name="gr7" draw:layer="layout" svg:width="0.264cm" svg:height="0.137cm" svg:x="2.46cm" svg:y="10.098cm">
          <draw:text-box>
            <text:p text:style-name="P1"><text:span text:style-name="T1">14 / 57</text:span></text:p>
          </draw:text-box>
        </draw:frame>
        <draw:frame draw:style-name="gr3" draw:layer="layout" svg:width="0.547cm" svg:height="0.137cm" svg:x="5.213cm" svg:y="12.451cm">
          <draw:text-box>
            <text:p text:style-name="P1"><text:span text:style-name="T1">GO:0009310</text:span></text:p>
          </draw:text-box>
        </draw:frame>
        <draw:frame draw:style-name="gr26" draw:layer="layout" svg:width="1.029cm" svg:height="0.137cm" svg:x="4.987cm" svg:y="12.591cm">
          <draw:text-box>
            <text:p text:style-name="P1"><text:span text:style-name="T1">amine catabolic proc...</text:span></text:p>
          </draw:text-box>
        </draw:frame>
        <draw:frame draw:style-name="gr5" draw:layer="layout" svg:width="0.323cm" svg:height="0.137cm" svg:x="5.325cm" svg:y="12.732cm">
          <draw:text-box>
            <text:p text:style-name="P1"><text:span text:style-name="T1">0.01161</text:span></text:p>
          </draw:text-box>
        </draw:frame>
        <draw:polygon draw:style-name="gr1"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text:p/>
        </draw:polygon>
        <draw:polyline draw:style-name="gr2"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0,482">
          <text:p/>
        </draw:polyline>
        <draw:frame draw:style-name="gr13" draw:layer="layout" svg:width="0.218cm" svg:height="0.137cm" svg:x="5.384cm" svg:y="12.872cm">
          <draw:text-box>
            <text:p text:style-name="P1"><text:span text:style-name="T1">5 / 11</text:span></text:p>
          </draw:text-box>
        </draw:frame>
        <draw:frame draw:style-name="gr3" draw:layer="layout" svg:width="0.547cm" svg:height="0.137cm" svg:x="19.922cm" svg:y="6.93cm">
          <draw:text-box>
            <text:p text:style-name="P1"><text:span text:style-name="T1">GO:0009605</text:span></text:p>
          </draw:text-box>
        </draw:frame>
        <draw:frame draw:style-name="gr27" draw:layer="layout" svg:width="1.017cm" svg:height="0.137cm" svg:x="19.702cm" svg:y="7.07cm">
          <draw:text-box>
            <text:p text:style-name="P1"><text:span text:style-name="T1">response to external...</text:span></text:p>
          </draw:text-box>
        </draw:frame>
        <draw:frame draw:style-name="gr5" draw:layer="layout" svg:width="0.323cm" svg:height="0.137cm" svg:x="20.034cm" svg:y="7.211cm">
          <draw:text-box>
            <text:p text:style-name="P1"><text:span text:style-name="T1">0.40381</text:span></text:p>
          </draw:text-box>
        </draw:frame>
        <draw:polygon draw:style-name="gr1"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text:p/>
        </draw:polygon>
        <draw:polyline draw:style-name="gr2"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0,480">
          <text:p/>
        </draw:polyline>
        <draw:frame draw:style-name="gr7" draw:layer="layout" svg:width="0.264cm" svg:height="0.137cm" svg:x="20.063cm" svg:y="7.351cm">
          <draw:text-box>
            <text:p text:style-name="P1"><text:span text:style-name="T1">11 / 70</text:span></text:p>
          </draw:text-box>
        </draw:frame>
        <draw:frame draw:style-name="gr3" draw:layer="layout" svg:width="0.547cm" svg:height="0.137cm" svg:x="16.133cm" svg:y="4.156cm">
          <draw:text-box>
            <text:p text:style-name="P1"><text:span text:style-name="T1">GO:0009987</text:span></text:p>
          </draw:text-box>
        </draw:frame>
        <draw:frame draw:style-name="gr28" draw:layer="layout" svg:width="0.682cm" svg:height="0.137cm" svg:x="16.069cm" svg:y="4.296cm">
          <draw:text-box>
            <text:p text:style-name="P1"><text:span text:style-name="T1">cellular process</text:span></text:p>
          </draw:text-box>
        </draw:frame>
        <draw:frame draw:style-name="gr5" draw:layer="layout" svg:width="0.323cm" svg:height="0.137cm" svg:x="16.245cm" svg:y="4.437cm">
          <draw:text-box>
            <text:p text:style-name="P1"><text:span text:style-name="T1">0.21273</text:span></text:p>
          </draw:text-box>
        </draw:frame>
        <draw:polygon draw:style-name="gr1"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text:p/>
        </draw:polygon>
        <draw:polyline draw:style-name="gr2"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0,482">
          <text:p/>
        </draw:polyline>
        <draw:frame draw:style-name="gr5" draw:layer="layout" svg:width="0.323cm" svg:height="0.137cm" svg:x="16.245cm" svg:y="4.577cm">
          <draw:text-box>
            <text:p text:style-name="P1"><text:span text:style-name="T1">71 / 487</text:span></text:p>
          </draw:text-box>
        </draw:frame>
        <draw:frame draw:style-name="gr3" draw:layer="layout" svg:width="0.547cm" svg:height="0.137cm" svg:x="20.475cm" svg:y="9.677cm">
          <draw:text-box>
            <text:p text:style-name="P1"><text:span text:style-name="T1">GO:0009991</text:span></text:p>
          </draw:text-box>
        </draw:frame>
        <draw:frame draw:style-name="gr29" draw:layer="layout" svg:width="1.007cm" svg:height="0.137cm" svg:x="20.259cm" svg:y="9.818cm">
          <draw:text-box>
            <text:p text:style-name="P1"><text:span text:style-name="T1">response to extracel...</text:span></text:p>
          </draw:text-box>
        </draw:frame>
        <draw:frame draw:style-name="gr5" draw:layer="layout" svg:width="0.323cm" svg:height="0.137cm" svg:x="20.587cm" svg:y="9.958cm">
          <draw:text-box>
            <text:p text:style-name="P1"><text:span text:style-name="T1">0.19185</text:span></text:p>
          </draw:text-box>
        </draw:frame>
        <draw:polygon draw:style-name="gr16"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text:p/>
        </draw:polygon>
        <draw:polyline draw:style-name="gr2"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0,482">
          <text:p/>
        </draw:polyline>
        <draw:frame draw:style-name="gr13" draw:layer="layout" svg:width="0.218cm" svg:height="0.137cm" svg:x="20.645cm" svg:y="10.098cm">
          <draw:text-box>
            <text:p text:style-name="P1"><text:span text:style-name="T1">7 / 34</text:span></text:p>
          </draw:text-box>
        </draw:frame>
        <draw:frame draw:style-name="gr3" draw:layer="layout" svg:width="0.547cm" svg:height="0.137cm" svg:x="14.686cm" svg:y="9.677cm">
          <draw:text-box>
            <text:p text:style-name="P1"><text:span text:style-name="T1">GO:0012501</text:span></text:p>
          </draw:text-box>
        </draw:frame>
        <draw:frame draw:style-name="gr30" draw:layer="layout" svg:width="1.081cm" svg:height="0.137cm" svg:x="14.433cm" svg:y="9.818cm">
          <draw:text-box>
            <text:p text:style-name="P1"><text:span text:style-name="T1">programmed cell deat...</text:span></text:p>
          </draw:text-box>
        </draw:frame>
        <draw:frame draw:style-name="gr5" draw:layer="layout" svg:width="0.323cm" svg:height="0.137cm" svg:x="14.797cm" svg:y="9.958cm">
          <draw:text-box>
            <text:p text:style-name="P1"><text:span text:style-name="T1">0.04003</text:span></text:p>
          </draw:text-box>
        </draw:frame>
        <draw:polygon draw:style-name="gr1"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text:p/>
        </draw:polygon>
        <draw:polyline draw:style-name="gr2"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0,482">
          <text:p/>
        </draw:polyline>
        <draw:frame draw:style-name="gr7" draw:layer="layout" svg:width="0.264cm" svg:height="0.137cm" svg:x="14.827cm" svg:y="10.098cm">
          <draw:text-box>
            <text:p text:style-name="P1"><text:span text:style-name="T1">18 / 86</text:span></text:p>
          </draw:text-box>
        </draw:frame>
        <draw:frame draw:style-name="gr3" draw:layer="layout" svg:width="0.547cm" svg:height="0.137cm" svg:x="9.002cm" svg:y="12.451cm">
          <draw:text-box>
            <text:p text:style-name="P1"><text:span text:style-name="T1">GO:0016054</text:span></text:p>
          </draw:text-box>
        </draw:frame>
        <draw:frame draw:style-name="gr31" draw:layer="layout" svg:width="1cm" svg:height="0.137cm" svg:x="8.79cm" svg:y="12.591cm">
          <draw:text-box>
            <text:p text:style-name="P1"><text:span text:style-name="T1">organic acid catabol...</text:span></text:p>
          </draw:text-box>
        </draw:frame>
        <draw:frame draw:style-name="gr5" draw:layer="layout" svg:width="0.323cm" svg:height="0.137cm" svg:x="9.114cm" svg:y="12.732cm">
          <draw:text-box>
            <text:p text:style-name="P1"><text:span text:style-name="T1">0.09621</text:span></text:p>
          </draw:text-box>
        </draw:frame>
        <draw:polygon draw:style-name="gr16"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text:p/>
        </draw:polygon>
        <draw:polyline draw:style-name="gr2"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0,480">
          <text:p/>
        </draw:polyline>
        <draw:frame draw:style-name="gr13" draw:layer="layout" svg:width="0.218cm" svg:height="0.137cm" svg:x="9.173cm" svg:y="12.872cm">
          <draw:text-box>
            <text:p text:style-name="P1"><text:span text:style-name="T1">5 / 18</text:span></text:p>
          </draw:text-box>
        </draw:frame>
        <draw:frame draw:style-name="gr3" draw:layer="layout" svg:width="0.547cm" svg:height="0.137cm" svg:x="14.238cm" svg:y="4.156cm">
          <draw:text-box>
            <text:p text:style-name="P1"><text:span text:style-name="T1">GO:0016265</text:span></text:p>
          </draw:text-box>
        </draw:frame>
        <draw:frame draw:style-name="gr13" draw:layer="layout" svg:width="0.214cm" svg:height="0.137cm" svg:x="14.409cm" svg:y="4.296cm">
          <draw:text-box>
            <text:p text:style-name="P1"><text:span text:style-name="T1">death</text:span></text:p>
          </draw:text-box>
        </draw:frame>
        <draw:frame draw:style-name="gr5" draw:layer="layout" svg:width="0.323cm" svg:height="0.137cm" svg:x="14.35cm" svg:y="4.437cm">
          <draw:text-box>
            <text:p text:style-name="P1"><text:span text:style-name="T1">0.04411</text:span></text:p>
          </draw:text-box>
        </draw:frame>
        <draw:polygon draw:style-name="gr1"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text:p/>
        </draw:polygon>
        <draw:polyline draw:style-name="gr2"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0,481">
          <text:p/>
        </draw:polyline>
        <draw:frame draw:style-name="gr7" draw:layer="layout" svg:width="0.264cm" svg:height="0.137cm" svg:x="14.38cm" svg:y="4.577cm">
          <draw:text-box>
            <text:p text:style-name="P1"><text:span text:style-name="T1">19 / 93</text:span></text:p>
          </draw:text-box>
        </draw:frame>
        <draw:frame draw:style-name="gr3" draw:layer="layout" svg:width="0.547cm" svg:height="0.137cm" svg:x="9.292cm" svg:y="15.225cm">
          <draw:text-box>
            <text:p text:style-name="P1"><text:span text:style-name="T1">GO:0019752</text:span></text:p>
          </draw:text-box>
        </draw:frame>
        <draw:frame draw:style-name="gr32" draw:layer="layout" svg:width="1.014cm" svg:height="0.137cm" svg:x="9.073cm" svg:y="15.365cm">
          <draw:text-box>
            <text:p text:style-name="P1"><text:span text:style-name="T1">carboxylic acid meta...</text:span></text:p>
          </draw:text-box>
        </draw:frame>
        <draw:frame draw:style-name="gr5" draw:layer="layout" svg:width="0.323cm" svg:height="0.137cm" svg:x="9.403cm" svg:y="15.506cm">
          <draw:text-box>
            <text:p text:style-name="P1"><text:span text:style-name="T1">0.10454</text:span></text:p>
          </draw:text-box>
        </draw:frame>
        <draw:polygon draw:style-name="gr1"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text:p/>
        </draw:polygon>
        <draw:polyline draw:style-name="gr2"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0,482">
          <text:p/>
        </draw:polyline>
        <draw:frame draw:style-name="gr7" draw:layer="layout" svg:width="0.264cm" svg:height="0.137cm" svg:x="9.433cm" svg:y="15.646cm">
          <draw:text-box>
            <text:p text:style-name="P1"><text:span text:style-name="T1">15 / 77</text:span></text:p>
          </draw:text-box>
        </draw:frame>
        <draw:frame draw:style-name="gr3" draw:layer="layout" svg:width="0.547cm" svg:height="0.137cm" svg:x="20.975cm" svg:y="12.451cm">
          <draw:text-box>
            <text:p text:style-name="P1"><text:span text:style-name="T1">GO:0031667</text:span></text:p>
          </draw:text-box>
        </draw:frame>
        <draw:frame draw:style-name="gr33" draw:layer="layout" svg:width="0.994cm" svg:height="0.137cm" svg:x="20.765cm" svg:y="12.591cm">
          <draw:text-box>
            <text:p text:style-name="P1"><text:span text:style-name="T1">response to nutrient...</text:span></text:p>
          </draw:text-box>
        </draw:frame>
        <draw:frame draw:style-name="gr5" draw:layer="layout" svg:width="0.323cm" svg:height="0.137cm" svg:x="21.086cm" svg:y="12.732cm">
          <draw:text-box>
            <text:p text:style-name="P1"><text:span text:style-name="T1">0.15158</text:span></text:p>
          </draw:text-box>
        </draw:frame>
        <draw:polygon draw:style-name="gr1"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text:p/>
        </draw:polygon>
        <draw:polyline draw:style-name="gr2"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0,482">
          <text:p/>
        </draw:polyline>
        <draw:frame draw:style-name="gr13" draw:layer="layout" svg:width="0.218cm" svg:height="0.137cm" svg:x="21.145cm" svg:y="12.872cm">
          <draw:text-box>
            <text:p text:style-name="P1"><text:span text:style-name="T1">7 / 32</text:span></text:p>
          </draw:text-box>
        </draw:frame>
        <draw:frame draw:style-name="gr3" draw:layer="layout" svg:width="0.547cm" svg:height="0.137cm" svg:x="18.58cm" svg:y="12.451cm">
          <draw:text-box>
            <text:p text:style-name="P1"><text:span text:style-name="T1">GO:0031668</text:span></text:p>
          </draw:text-box>
        </draw:frame>
        <draw:frame draw:style-name="gr24" draw:layer="layout" svg:width="0.972cm" svg:height="0.137cm" svg:x="18.382cm" svg:y="12.591cm">
          <draw:text-box>
            <text:p text:style-name="P1"><text:span text:style-name="T1">cellular response to...</text:span></text:p>
          </draw:text-box>
        </draw:frame>
        <draw:frame draw:style-name="gr5" draw:layer="layout" svg:width="0.323cm" svg:height="0.137cm" svg:x="18.692cm" svg:y="12.732cm">
          <draw:text-box>
            <text:p text:style-name="P1"><text:span text:style-name="T1">0.09764</text:span></text:p>
          </draw:text-box>
        </draw:frame>
        <draw:polygon draw:style-name="gr16"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text:p/>
        </draw:polygon>
        <draw:polyline draw:style-name="gr2"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0,481">
          <text:p/>
        </draw:polyline>
        <draw:frame draw:style-name="gr13" draw:layer="layout" svg:width="0.218cm" svg:height="0.137cm" svg:x="18.751cm" svg:y="12.872cm">
          <draw:text-box>
            <text:p text:style-name="P1"><text:span text:style-name="T1">4 / 13</text:span></text:p>
          </draw:text-box>
        </draw:frame>
        <draw:frame draw:style-name="gr3" draw:layer="layout" svg:width="0.547cm" svg:height="0.137cm" svg:x="20.975cm" svg:y="15.225cm">
          <draw:text-box>
            <text:p text:style-name="P1"><text:span text:style-name="T1">GO:0031669</text:span></text:p>
          </draw:text-box>
        </draw:frame>
        <draw:frame draw:style-name="gr24" draw:layer="layout" svg:width="0.972cm" svg:height="0.137cm" svg:x="20.777cm" svg:y="15.365cm">
          <draw:text-box>
            <text:p text:style-name="P1"><text:span text:style-name="T1">cellular response to...</text:span></text:p>
          </draw:text-box>
        </draw:frame>
        <draw:frame draw:style-name="gr5" draw:layer="layout" svg:width="0.323cm" svg:height="0.137cm" svg:x="21.086cm" svg:y="15.506cm">
          <draw:text-box>
            <text:p text:style-name="P1"><text:span text:style-name="T1">0.02685</text:span></text:p>
          </draw:text-box>
        </draw:frame>
        <draw:polygon draw:style-name="gr1"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text:p/>
        </draw:polygon>
        <draw:polyline draw:style-name="gr2"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0,482">
          <text:p/>
        </draw:polyline>
        <draw:frame draw:style-name="gr23" draw:layer="layout" svg:width="0.171cm" svg:height="0.137cm" svg:x="21.175cm" svg:y="15.646cm">
          <draw:text-box>
            <text:p text:style-name="P1"><text:span text:style-name="T1">4 / 9</text:span></text:p>
          </draw:text-box>
        </draw:frame>
        <draw:frame draw:style-name="gr3" draw:layer="layout" svg:width="0.547cm" svg:height="0.137cm" svg:x="22.369cm" svg:y="9.677cm">
          <draw:text-box>
            <text:p text:style-name="P1"><text:span text:style-name="T1">GO:0033554</text:span></text:p>
          </draw:text-box>
        </draw:frame>
        <draw:frame draw:style-name="gr24" draw:layer="layout" svg:width="0.972cm" svg:height="0.137cm" svg:x="22.172cm" svg:y="9.818cm">
          <draw:text-box>
            <text:p text:style-name="P1"><text:span text:style-name="T1">cellular response to...</text:span></text:p>
          </draw:text-box>
        </draw:frame>
        <draw:frame draw:style-name="gr5" draw:layer="layout" svg:width="0.323cm" svg:height="0.137cm" svg:x="22.481cm" svg:y="9.958cm">
          <draw:text-box>
            <text:p text:style-name="P1"><text:span text:style-name="T1">0.15631</text:span></text:p>
          </draw:text-box>
        </draw:frame>
        <draw:polygon draw:style-name="gr9"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text:p/>
        </draw:polygon>
        <draw:polyline draw:style-name="gr2"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0,482">
          <text:p/>
        </draw:polyline>
        <draw:frame draw:style-name="gr7" draw:layer="layout" svg:width="0.264cm" svg:height="0.137cm" svg:x="22.511cm" svg:y="10.098cm">
          <draw:text-box>
            <text:p text:style-name="P1"><text:span text:style-name="T1">13 / 69</text:span></text:p>
          </draw:text-box>
        </draw:frame>
        <draw:frame draw:style-name="gr3" draw:layer="layout" svg:width="0.547cm" svg:height="0.137cm" svg:x="4.213cm" svg:y="9.677cm">
          <draw:text-box>
            <text:p text:style-name="P1"><text:span text:style-name="T1">GO:0034641</text:span></text:p>
          </draw:text-box>
        </draw:frame>
        <draw:frame draw:style-name="gr34" draw:layer="layout" svg:width="0.942cm" svg:height="0.137cm" svg:x="4.03cm" svg:y="9.818cm">
          <draw:text-box>
            <text:p text:style-name="P1"><text:span text:style-name="T1">cellular nitrogen co...</text:span></text:p>
          </draw:text-box>
        </draw:frame>
        <draw:frame draw:style-name="gr5" draw:layer="layout" svg:width="0.323cm" svg:height="0.137cm" svg:x="4.325cm" svg:y="9.958cm">
          <draw:text-box>
            <text:p text:style-name="P1"><text:span text:style-name="T1">0.81148</text:span></text:p>
          </draw:text-box>
        </draw:frame>
        <draw:polygon draw:style-name="gr1"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text:p/>
        </draw:polygon>
        <draw:polyline draw:style-name="gr2"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0,482">
          <text:p/>
        </draw:polyline>
        <draw:frame draw:style-name="gr5" draw:layer="layout" svg:width="0.323cm" svg:height="0.137cm" svg:x="4.325cm" svg:y="10.098cm">
          <draw:text-box>
            <text:p text:style-name="P1"><text:span text:style-name="T1">34 / 261</text:span></text:p>
          </draw:text-box>
        </draw:frame>
        <draw:frame draw:style-name="gr3" draw:layer="layout" svg:width="0.547cm" svg:height="0.137cm" svg:x="12.791cm" svg:y="9.677cm">
          <draw:text-box>
            <text:p text:style-name="P1"><text:span text:style-name="T1">GO:0042180</text:span></text:p>
          </draw:text-box>
        </draw:frame>
        <draw:frame draw:style-name="gr35" draw:layer="layout" svg:width="1.003cm" svg:height="0.137cm" svg:x="12.578cm" svg:y="9.818cm">
          <draw:text-box>
            <text:p text:style-name="P1"><text:span text:style-name="T1">cellular ketone meta...</text:span></text:p>
          </draw:text-box>
        </draw:frame>
        <draw:frame draw:style-name="gr5" draw:layer="layout" svg:width="0.323cm" svg:height="0.137cm" svg:x="12.903cm" svg:y="9.958cm">
          <draw:text-box>
            <text:p text:style-name="P1"><text:span text:style-name="T1">0.14771</text:span></text:p>
          </draw:text-box>
        </draw:frame>
        <draw:polygon draw:style-name="gr11" draw:layer="layout" svg:width="1.421cm" svg:height="0.961cm" svg:x="22.699cm" svg:y="14.993cm" svg:viewBox="0 0 1422 962" draw:points="0,962 1422,962 1422,0 0,0">
          <text:p/>
        </draw:polygon>
        <draw:frame draw:style-name="gr7" draw:layer="layout" svg:width="0.264cm" svg:height="0.137cm" svg:x="12.932cm" svg:y="10.098cm">
          <draw:text-box>
            <text:p text:style-name="P1"><text:span text:style-name="T1">15 / 81</text:span></text:p>
          </draw:text-box>
        </draw:frame>
        <draw:frame draw:style-name="gr3" draw:layer="layout" svg:width="0.547cm" svg:height="0.137cm" svg:x="23.106cm" svg:y="15.225cm">
          <draw:text-box>
            <text:p text:style-name="P1"><text:span text:style-name="T1">GO:0042594</text:span></text:p>
          </draw:text-box>
        </draw:frame>
        <draw:frame draw:style-name="gr36" draw:layer="layout" svg:width="0.982cm" svg:height="0.137cm" svg:x="22.903cm" svg:y="15.365cm">
          <draw:text-box>
            <text:p text:style-name="P1"><text:span text:style-name="T1">response to starvati...</text:span></text:p>
          </draw:text-box>
        </draw:frame>
        <draw:frame draw:style-name="gr5" draw:layer="layout" svg:width="0.323cm" svg:height="0.137cm" svg:x="23.218cm" svg:y="15.506cm">
          <draw:text-box>
            <text:p text:style-name="P1"><text:span text:style-name="T1">0.00219</text:span></text:p>
          </draw:text-box>
        </draw:frame>
        <draw:polygon draw:style-name="gr1"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text:p/>
        </draw:polygon>
        <draw:polyline draw:style-name="gr2"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0,482">
          <text:p/>
        </draw:polyline>
        <draw:frame draw:style-name="gr13" draw:layer="layout" svg:width="0.218cm" svg:height="0.137cm" svg:x="23.276cm" svg:y="15.646cm">
          <draw:text-box>
            <text:p text:style-name="P1"><text:span text:style-name="T1">7 / 15</text:span></text:p>
          </draw:text-box>
        </draw:frame>
        <draw:frame draw:style-name="gr3" draw:layer="layout" svg:width="0.547cm" svg:height="0.137cm" svg:x="10.897cm" svg:y="12.451cm">
          <draw:text-box>
            <text:p text:style-name="P1"><text:span text:style-name="T1">GO:0043436</text:span></text:p>
          </draw:text-box>
        </draw:frame>
        <draw:frame draw:style-name="gr37" draw:layer="layout" svg:width="1.02cm" svg:height="0.137cm" svg:x="10.675cm" svg:y="12.591cm">
          <draw:text-box>
            <text:p text:style-name="P1"><text:span text:style-name="T1">oxoacid metabolic pr...</text:span></text:p>
          </draw:text-box>
        </draw:frame>
        <draw:frame draw:style-name="gr5" draw:layer="layout" svg:width="0.323cm" svg:height="0.137cm" svg:x="11.008cm" svg:y="12.732cm">
          <draw:text-box>
            <text:p text:style-name="P1"><text:span text:style-name="T1">0.10454</text:span></text:p>
          </draw:text-box>
        </draw:frame>
        <draw:polygon draw:style-name="gr16"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text:p/>
        </draw:polygon>
        <draw:polyline draw:style-name="gr2"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0,482">
          <text:p/>
        </draw:polyline>
        <draw:frame draw:style-name="gr7" draw:layer="layout" svg:width="0.264cm" svg:height="0.137cm" svg:x="11.038cm" svg:y="12.872cm">
          <draw:text-box>
            <text:p text:style-name="P1"><text:span text:style-name="T1">15 / 77</text:span></text:p>
          </draw:text-box>
        </draw:frame>
        <draw:frame draw:style-name="gr3" draw:layer="layout" svg:width="0.547cm" svg:height="0.137cm" svg:x="3.318cm" svg:y="12.451cm">
          <draw:text-box>
            <text:p text:style-name="P1"><text:span text:style-name="T1">GO:0044106</text:span></text:p>
          </draw:text-box>
        </draw:frame>
        <draw:frame draw:style-name="gr38" draw:layer="layout" svg:width="1.03cm" svg:height="0.137cm" svg:x="3.091cm" svg:y="12.591cm">
          <draw:text-box>
            <text:p text:style-name="P1"><text:span text:style-name="T1">cellular amine metab...</text:span></text:p>
          </draw:text-box>
        </draw:frame>
        <draw:frame draw:style-name="gr5" draw:layer="layout" svg:width="0.323cm" svg:height="0.137cm" svg:x="3.43cm" svg:y="12.732cm">
          <draw:text-box>
            <text:p text:style-name="P1"><text:span text:style-name="T1">0.03248</text:span></text:p>
          </draw:text-box>
        </draw:frame>
        <draw:polygon draw:style-name="gr1"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text:p/>
        </draw:polygon>
        <draw:polyline draw:style-name="gr2"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0,482">
          <text:p/>
        </draw:polyline>
        <draw:frame draw:style-name="gr7" draw:layer="layout" svg:width="0.264cm" svg:height="0.137cm" svg:x="3.46cm" svg:y="12.872cm">
          <draw:text-box>
            <text:p text:style-name="P1"><text:span text:style-name="T1">13 / 55</text:span></text:p>
          </draw:text-box>
        </draw:frame>
        <draw:frame draw:style-name="gr3" draw:layer="layout" svg:width="0.547cm" svg:height="0.137cm" svg:x="9.002cm" svg:y="6.93cm">
          <draw:text-box>
            <text:p text:style-name="P1"><text:span text:style-name="T1">GO:0044237</text:span></text:p>
          </draw:text-box>
        </draw:frame>
        <draw:frame draw:style-name="gr39" draw:layer="layout" svg:width="0.96cm" svg:height="0.137cm" svg:x="8.81cm" svg:y="7.07cm">
          <draw:text-box>
            <text:p text:style-name="P1"><text:span text:style-name="T1">cellular metabolic p...</text:span></text:p>
          </draw:text-box>
        </draw:frame>
        <draw:frame draw:style-name="gr5" draw:layer="layout" svg:width="0.323cm" svg:height="0.137cm" svg:x="9.114cm" svg:y="7.211cm">
          <draw:text-box>
            <text:p text:style-name="P1"><text:span text:style-name="T1">0.51468</text:span></text:p>
          </draw:text-box>
        </draw:frame>
        <draw:polygon draw:style-name="gr1"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text:p/>
        </draw:polygon>
        <draw:polyline draw:style-name="gr2"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0,481">
          <text:p/>
        </draw:polyline>
        <draw:frame draw:style-name="gr5" draw:layer="layout" svg:width="0.323cm" svg:height="0.137cm" svg:x="9.114cm" svg:y="7.351cm">
          <draw:text-box>
            <text:p text:style-name="P1"><text:span text:style-name="T1">58 / 406</text:span></text:p>
          </draw:text-box>
        </draw:frame>
        <draw:frame draw:style-name="gr3" draw:layer="layout" svg:width="0.547cm" svg:height="0.137cm" svg:x="1.371cm" svg:y="15.225cm">
          <draw:text-box>
            <text:p text:style-name="P1"><text:span text:style-name="T1">GO:0044238</text:span></text:p>
          </draw:text-box>
        </draw:frame>
        <draw:frame draw:style-name="gr40" draw:layer="layout" svg:width="1.016cm" svg:height="0.137cm" svg:x="1.151cm" svg:y="15.365cm">
          <draw:text-box>
            <text:p text:style-name="P1"><text:span text:style-name="T1">primary metabolic pr...</text:span></text:p>
          </draw:text-box>
        </draw:frame>
        <draw:frame draw:style-name="gr5" draw:layer="layout" svg:width="0.323cm" svg:height="0.137cm" svg:x="1.483cm" svg:y="15.506cm">
          <draw:text-box>
            <text:p text:style-name="P1"><text:span text:style-name="T1">0.68983</text:span></text:p>
          </draw:text-box>
        </draw:frame>
        <draw:polygon draw:style-name="gr1"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text:p/>
        </draw:polygon>
        <draw:polyline draw:style-name="gr2"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0,482">
          <text:p/>
        </draw:polyline>
        <draw:frame draw:style-name="gr5" draw:layer="layout" svg:width="0.323cm" svg:height="0.137cm" svg:x="1.483cm" svg:y="15.646cm">
          <draw:text-box>
            <text:p text:style-name="P1"><text:span text:style-name="T1">54 / 389</text:span></text:p>
          </draw:text-box>
        </draw:frame>
        <draw:frame draw:style-name="gr3" draw:layer="layout" svg:width="0.547cm" svg:height="0.137cm" svg:x="7.108cm" svg:y="9.677cm">
          <draw:text-box>
            <text:p text:style-name="P1"><text:span text:style-name="T1">GO:0044248</text:span></text:p>
          </draw:text-box>
        </draw:frame>
        <draw:frame draw:style-name="gr41" draw:layer="layout" svg:width="0.925cm" svg:height="0.137cm" svg:x="6.933cm" svg:y="9.818cm">
          <draw:text-box>
            <text:p text:style-name="P1"><text:span text:style-name="T1">cellular catabolic p...</text:span></text:p>
          </draw:text-box>
        </draw:frame>
        <draw:frame draw:style-name="gr5" draw:layer="layout" svg:width="0.323cm" svg:height="0.137cm" svg:x="7.219cm" svg:y="9.958cm">
          <draw:text-box>
            <text:p text:style-name="P1"><text:span text:style-name="T1">0.08839</text:span></text:p>
          </draw:text-box>
        </draw:frame>
        <draw:polygon draw:style-name="gr9"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text:p/>
        </draw:polygon>
        <draw:polyline draw:style-name="gr2"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0,482">
          <text:p/>
        </draw:polyline>
        <draw:frame draw:style-name="gr5" draw:layer="layout" svg:width="0.323cm" svg:height="0.137cm" svg:x="7.219cm" svg:y="10.098cm">
          <draw:text-box>
            <text:p text:style-name="P1"><text:span text:style-name="T1">23 / 126</text:span></text:p>
          </draw:text-box>
        </draw:frame>
        <draw:frame draw:style-name="gr3" draw:layer="layout" svg:width="0.547cm" svg:height="0.137cm" svg:x="10.897cm" svg:y="6.93cm">
          <draw:text-box>
            <text:p text:style-name="P1"><text:span text:style-name="T1">GO:0044281</text:span></text:p>
          </draw:text-box>
        </draw:frame>
        <draw:frame draw:style-name="gr42" draw:layer="layout" svg:width="1.077cm" svg:height="0.137cm" svg:x="10.646cm" svg:y="7.07cm">
          <draw:text-box>
            <text:p text:style-name="P1"><text:span text:style-name="T1">small molecule metab...</text:span></text:p>
          </draw:text-box>
        </draw:frame>
        <draw:frame draw:style-name="gr5" draw:layer="layout" svg:width="0.323cm" svg:height="0.137cm" svg:x="11.008cm" svg:y="7.211cm">
          <draw:text-box>
            <text:p text:style-name="P1"><text:span text:style-name="T1">0.87306</text:span></text:p>
          </draw:text-box>
        </draw:frame>
        <draw:polygon draw:style-name="gr1"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text:p/>
        </draw:polygon>
        <draw:polyline draw:style-name="gr2"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0,482">
          <text:p/>
        </draw:polyline>
        <draw:frame draw:style-name="gr5" draw:layer="layout" svg:width="0.323cm" svg:height="0.137cm" svg:x="11.008cm" svg:y="7.351cm">
          <draw:text-box>
            <text:p text:style-name="P1"><text:span text:style-name="T1">39 / 303</text:span></text:p>
          </draw:text-box>
        </draw:frame>
        <draw:frame draw:style-name="gr3" draw:layer="layout" svg:width="0.547cm" svg:height="0.137cm" svg:x="9.002cm" svg:y="9.677cm">
          <draw:text-box>
            <text:p text:style-name="P1"><text:span text:style-name="T1">GO:0044282</text:span></text:p>
          </draw:text-box>
        </draw:frame>
        <draw:frame draw:style-name="gr43" draw:layer="layout" svg:width="1.042cm" svg:height="0.137cm" svg:x="8.769cm" svg:y="9.818cm">
          <draw:text-box>
            <text:p text:style-name="P1"><text:span text:style-name="T1">small molecule catab...</text:span></text:p>
          </draw:text-box>
        </draw:frame>
        <draw:frame draw:style-name="gr5" draw:layer="layout" svg:width="0.323cm" svg:height="0.137cm" svg:x="9.114cm" svg:y="9.958cm">
          <draw:text-box>
            <text:p text:style-name="P1"><text:span text:style-name="T1">0.50736</text:span></text:p>
          </draw:text-box>
        </draw:frame>
        <draw:polygon draw:style-name="gr1"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text:p/>
        </draw:polygon>
        <draw:polyline draw:style-name="gr2"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0,479">
          <text:p/>
        </draw:polyline>
        <draw:frame draw:style-name="gr7" draw:layer="layout" svg:width="0.264cm" svg:height="0.137cm" svg:x="9.143cm" svg:y="10.098cm">
          <draw:text-box>
            <text:p text:style-name="P1"><text:span text:style-name="T1">10 / 68</text:span></text:p>
          </draw:text-box>
        </draw:frame>
        <draw:frame draw:style-name="gr3" draw:layer="layout" svg:width="0.547cm" svg:height="0.137cm" svg:x="7.844cm" svg:y="17.972cm">
          <draw:text-box>
            <text:p text:style-name="P1"><text:span text:style-name="T1">GO:0046395</text:span></text:p>
          </draw:text-box>
        </draw:frame>
        <draw:frame draw:style-name="gr44" draw:layer="layout" svg:width="0.979cm" svg:height="0.137cm" svg:x="7.643cm" svg:y="18.112cm">
          <draw:text-box>
            <text:p text:style-name="P1"><text:span text:style-name="T1">carboxylic acid cata...</text:span></text:p>
          </draw:text-box>
        </draw:frame>
        <draw:frame draw:style-name="gr5" draw:layer="layout" svg:width="0.323cm" svg:height="0.137cm" svg:x="7.956cm" svg:y="18.253cm">
          <draw:text-box>
            <text:p text:style-name="P1"><text:span text:style-name="T1">0.09621</text:span></text:p>
          </draw:text-box>
        </draw:frame>
        <draw:polygon draw:style-name="gr1"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text:p/>
        </draw:polygon>
        <draw:polyline draw:style-name="gr2"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0,480">
          <text:p/>
        </draw:polyline>
        <draw:frame draw:style-name="gr13" draw:layer="layout" svg:width="0.218cm" svg:height="0.137cm" svg:x="8.015cm" svg:y="18.393cm">
          <draw:text-box>
            <text:p text:style-name="P1"><text:span text:style-name="T1">5 / 18</text:span></text:p>
          </draw:text-box>
        </draw:frame>
        <draw:frame draw:style-name="gr3" draw:layer="layout" svg:width="0.547cm" svg:height="0.137cm" svg:x="18.975cm" svg:y="4.156cm">
          <draw:text-box>
            <text:p text:style-name="P1"><text:span text:style-name="T1">GO:0050896</text:span></text:p>
          </draw:text-box>
        </draw:frame>
        <draw:frame draw:style-name="gr45" draw:layer="layout" svg:width="0.916cm" svg:height="0.137cm" svg:x="18.793cm" svg:y="4.296cm">
          <draw:text-box>
            <text:p text:style-name="P1"><text:span text:style-name="T1">response to stimulus</text:span></text:p>
          </draw:text-box>
        </draw:frame>
        <draw:frame draw:style-name="gr5" draw:layer="layout" svg:width="0.323cm" svg:height="0.137cm" svg:x="19.087cm" svg:y="4.437cm">
          <draw:text-box>
            <text:p text:style-name="P1"><text:span text:style-name="T1">0.54854</text:span></text:p>
          </draw:text-box>
        </draw:frame>
        <draw:polygon draw:style-name="gr1"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text:p/>
        </draw:polygon>
        <draw:polyline draw:style-name="gr2"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0,482">
          <text:p/>
        </draw:polyline>
        <draw:frame draw:style-name="gr5" draw:layer="layout" svg:width="0.323cm" svg:height="0.137cm" svg:x="19.087cm" svg:y="4.577cm">
          <draw:text-box>
            <text:p text:style-name="P1"><text:span text:style-name="T1">41 / 289</text:span></text:p>
          </draw:text-box>
        </draw:frame>
        <draw:frame draw:style-name="gr3" draw:layer="layout" svg:width="0.547cm" svg:height="0.137cm" svg:x="18.028cm" svg:y="6.93cm">
          <draw:text-box>
            <text:p text:style-name="P1"><text:span text:style-name="T1">GO:0051716</text:span></text:p>
          </draw:text-box>
        </draw:frame>
        <draw:frame draw:style-name="gr24" draw:layer="layout" svg:width="0.972cm" svg:height="0.137cm" svg:x="17.83cm" svg:y="7.07cm">
          <draw:text-box>
            <text:p text:style-name="P1"><text:span text:style-name="T1">cellular response to...</text:span></text:p>
          </draw:text-box>
        </draw:frame>
        <draw:frame draw:style-name="gr5" draw:layer="layout" svg:width="0.323cm" svg:height="0.137cm" svg:x="18.139cm" svg:y="7.211cm">
          <draw:text-box>
            <text:p text:style-name="P1"><text:span text:style-name="T1">0.30644</text:span></text:p>
          </draw:text-box>
        </draw:frame>
        <draw:polygon draw:style-name="gr1"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text:p/>
        </draw:polygon>
        <draw:polyline draw:style-name="gr2"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0,482">
          <text:p/>
        </draw:polyline>
        <draw:frame draw:style-name="gr5" draw:layer="layout" svg:width="0.323cm" svg:height="0.137cm" svg:x="18.139cm" svg:y="7.351cm">
          <draw:text-box>
            <text:p text:style-name="P1"><text:span text:style-name="T1">25 / 160</text:span></text:p>
          </draw:text-box>
        </draw:frame>
        <draw:frame draw:style-name="gr3" draw:layer="layout" svg:width="0.547cm" svg:height="0.137cm" svg:x="18.58cm" svg:y="9.677cm">
          <draw:text-box>
            <text:p text:style-name="P1"><text:span text:style-name="T1">GO:0071496</text:span></text:p>
          </draw:text-box>
        </draw:frame>
        <draw:frame draw:style-name="gr24" draw:layer="layout" svg:width="0.972cm" svg:height="0.137cm" svg:x="18.382cm" svg:y="9.818cm">
          <draw:text-box>
            <text:p text:style-name="P1"><text:span text:style-name="T1">cellular response to...</text:span></text:p>
          </draw:text-box>
        </draw:frame>
        <draw:frame draw:style-name="gr5" draw:layer="layout" svg:width="0.323cm" svg:height="0.137cm" svg:x="18.692cm" svg:y="9.958cm">
          <draw:text-box>
            <text:p text:style-name="P1"><text:span text:style-name="T1">0.09764</text:span></text:p>
          </draw:text-box>
        </draw:frame>
        <draw:polyline draw:style-name="gr2" draw:layer="layout" svg:width="1.132cm" svg:height="1.68cm" svg:x="9.752cm" svg:y="10.379cm" svg:viewBox="0 0 1133 1681" draw:points="1133,0 1034,143 927,298 814,462 697,634 577,810 456,989 336,1168 219,1344 107,1517 0,1681">
          <text:p/>
        </draw:polyline>
        <draw:line draw:style-name="gr2" draw:layer="layout" svg:x1="9.86cm" svg:y1="11.895cm" svg:x2="9.752cm" svg:y2="12.06cm">
          <text:p/>
        </draw:line>
        <draw:polyline draw:style-name="gr2" draw:layer="layout" svg:width="0.269cm" svg:height="0.301cm" svg:x="9.752cm" svg:y="11.758cm" svg:viewBox="0 0 270 302" draw:points="16,0 0,302 270,164">
          <text:p/>
        </draw:polyline>
        <draw:line draw:style-name="gr2" draw:layer="layout" svg:x1="11.199cm" svg:y1="10.432cm" svg:x2="11.199cm" svg:y2="11.953cm">
          <text:p/>
        </draw:line>
        <draw:line draw:style-name="gr2" draw:layer="layout" svg:x1="11.199cm" svg:y1="11.804cm" svg:x2="11.199cm" svg:y2="11.953cm">
          <text:p/>
        </draw:line>
        <draw:polyline draw:style-name="gr2" draw:layer="layout" svg:width="0.301cm" svg:height="0.261cm" svg:x="11.049cm" svg:y="11.692cm" svg:viewBox="0 0 302 262" draw:points="0,0 151,262 302,0">
          <text:p/>
        </draw:polyline>
        <draw:polyline draw:style-name="gr2" draw:layer="layout" svg:width="1.079cm" svg:height="1.574cm" svg:x="3.937cm" svg:y="18.727cm" svg:viewBox="0 0 1080 1575" draw:points="0,0 92,134 191,280 296,434 408,594 521,758 636,925 751,1092 864,1258 975,1419 1080,1575">
          <text:p/>
        </draw:polyline>
        <draw:line draw:style-name="gr2" draw:layer="layout" svg:x1="4.911cm" svg:y1="20.145cm" svg:x2="5.017cm" svg:y2="20.302cm">
          <text:p/>
        </draw:line>
        <draw:polyline draw:style-name="gr2" draw:layer="layout" svg:width="0.271cm" svg:height="0.301cm" svg:x="4.745cm" svg:y="20cm" svg:viewBox="0 0 272 302" draw:points="0,171 272,302 250,0">
          <text:p/>
        </draw:polyline>
        <draw:line draw:style-name="gr2" draw:layer="layout" svg:x1="3.621cm" svg:y1="18.727cm" svg:x2="3.621cm" svg:y2="20.248cm">
          <text:p/>
        </draw:line>
        <draw:line draw:style-name="gr2" draw:layer="layout" svg:x1="3.621cm" svg:y1="20.099cm" svg:x2="3.621cm" svg:y2="20.248cm">
          <text:p/>
        </draw:line>
        <draw:polyline draw:style-name="gr2" draw:layer="layout" svg:width="0.302cm" svg:height="0.262cm" svg:x="3.47cm" svg:y="19.986cm" svg:viewBox="0 0 303 263" draw:points="0,0 152,263 303,0">
          <text:p/>
        </draw:polyline>
        <draw:polyline draw:style-name="gr2" draw:layer="layout" svg:width="1.105cm" svg:height="1.6cm" svg:x="3.095cm" svg:y="7.632cm" svg:viewBox="0 0 1106 1601" draw:points="1106,0 1014,135 913,281 805,439 691,603 573,771 454,942 336,1112 218,1281 106,1445 0,1601">
          <text:p/>
        </draw:polyline>
        <draw:line draw:style-name="gr2" draw:layer="layout" svg:x1="3.202cm" svg:y1="9.076cm" svg:x2="3.095cm" svg:y2="9.233cm">
          <text:p/>
        </draw:line>
        <draw:polyline draw:style-name="gr2" draw:layer="layout" svg:width="0.271cm" svg:height="0.301cm" svg:x="3.095cm" svg:y="8.931cm" svg:viewBox="0 0 272 302" draw:points="22,0 0,302 272,171">
          <text:p/>
        </draw:polyline>
        <draw:line draw:style-name="gr2" draw:layer="layout" svg:x1="4.516cm" svg:y1="7.685cm" svg:x2="4.516cm" svg:y2="9.179cm">
          <text:p/>
        </draw:line>
        <draw:line draw:style-name="gr2" draw:layer="layout" svg:x1="4.516cm" svg:y1="9.032cm" svg:x2="4.516cm" svg:y2="9.179cm">
          <text:p/>
        </draw:line>
        <draw:polyline draw:style-name="gr2" draw:layer="layout" svg:width="0.302cm" svg:height="0.261cm" svg:x="4.365cm" svg:y="8.918cm" svg:viewBox="0 0 303 262" draw:points="0,0 152,262 303,0">
          <text:p/>
        </draw:polyline>
        <draw:line draw:style-name="gr2" draw:layer="layout" svg:x1="22.672cm" svg:y1="7.685cm" svg:x2="22.672cm" svg:y2="9.179cm">
          <text:p/>
        </draw:line>
        <draw:line draw:style-name="gr2" draw:layer="layout" svg:x1="22.672cm" svg:y1="9.032cm" svg:x2="22.672cm" svg:y2="9.179cm">
          <text:p/>
        </draw:line>
        <draw:polyline draw:style-name="gr2" draw:layer="layout" svg:width="0.301cm" svg:height="0.261cm" svg:x="22.522cm" svg:y="8.918cm" svg:viewBox="0 0 302 262" draw:points="0,0 151,262 302,0">
          <text:p/>
        </draw:polyline>
        <draw:polyline draw:style-name="gr2" draw:layer="layout" svg:width="0.71cm" svg:height="1.813cm" svg:x="22.909cm" svg:y="7.632cm" svg:viewBox="0 0 711 1814" draw:points="0,0 73,143 150,301 228,470 307,650 385,837 461,1029 533,1225 600,1423 660,1620 711,1814">
          <text:p/>
        </draw:polyline>
        <draw:polyline draw:style-name="gr2" draw:layer="layout" svg:width="0.263cm" svg:height="5.282cm" svg:x="23.541cm" svg:y="9.445cm" svg:viewBox="0 0 264 5283" draw:points="78,0 172,578 230,1168 260,1760 264,2348 247,2922 214,3474 169,3994 114,4475 57,4907 0,5283">
          <text:p/>
        </draw:polyline>
        <draw:line draw:style-name="gr2" draw:layer="layout" svg:x1="23.599cm" svg:y1="14.351cm" svg:x2="23.541cm" svg:y2="14.728cm">
          <text:p/>
        </draw:line>
        <draw:polyline draw:style-name="gr2" draw:layer="layout" svg:width="0.298cm" svg:height="0.281cm" svg:x="23.431cm" svg:y="14.446cm" svg:viewBox="0 0 299 282" draw:points="0,0 110,282 299,45">
          <text:p/>
        </draw:polyline>
        <draw:polyline draw:style-name="gr2" draw:layer="layout" svg:width="1.158cm" svg:height="2.748cm" svg:x="16.594cm" svg:y="7.658cm" svg:viewBox="0 0 1159 2749" draw:points="0,0 84,207 178,440 281,696 392,969 510,1255 633,1551 760,1853 892,2156 1025,2456 1159,2749">
          <text:p/>
        </draw:polyline>
        <draw:polyline draw:style-name="gr2" draw:layer="layout" svg:width="0.763cm" svg:height="1.6cm" svg:x="17.752cm" svg:y="10.406cm" svg:viewBox="0 0 764 1601" draw:points="0,0 72,168 147,338 224,507 302,674 381,841 460,1003 538,1161 616,1314 691,1461 764,1601">
          <text:p/>
        </draw:polyline>
        <draw:line draw:style-name="gr2" draw:layer="layout" svg:x1="18.442cm" svg:y1="11.866cm" svg:x2="18.516cm" svg:y2="12.007cm">
          <text:p/>
        </draw:line>
        <draw:polyline draw:style-name="gr2" draw:layer="layout" svg:width="0.267cm" svg:height="0.301cm" svg:x="18.261cm" svg:y="11.705cm" svg:viewBox="0 0 268 302" draw:points="0,140 255,302 268,0">
          <text:p/>
        </draw:polyline>
        <draw:polyline draw:style-name="gr2" draw:layer="layout" svg:width="5.631cm" svg:height="2.187cm" svg:x="9.226cm" svg:y="1.897cm" svg:viewBox="0 0 5632 2188" draw:points="5632,0 5207,169 4700,370 4132,591 3521,829 2886,1075 2245,1323 1616,1565 1020,1795 475,2005 0,2188">
          <text:p/>
        </draw:polyline>
        <draw:line draw:style-name="gr2" draw:layer="layout" svg:x1="9.702cm" svg:y1="3.901cm" svg:x2="9.226cm" svg:y2="4.085cm">
          <text:p/>
        </draw:line>
        <draw:polyline draw:style-name="gr2" draw:layer="layout" svg:width="0.298cm" svg:height="0.281cm" svg:x="9.226cm" svg:y="3.85cm" svg:viewBox="0 0 299 282" draw:points="190,0 0,235 299,282">
          <text:p/>
        </draw:polyline>
        <draw:polyline draw:style-name="gr2" draw:layer="layout" svg:width="0.526cm" svg:height="1.547cm" svg:x="15.647cm" svg:y="2.137cm" svg:viewBox="0 0 527 1548" draw:points="0,0 42,134 90,279 142,432 197,591 254,754 311,918 369,1083 424,1244 477,1400 527,1548">
          <text:p/>
        </draw:polyline>
        <draw:line draw:style-name="gr2" draw:layer="layout" svg:x1="16.123cm" svg:y1="3.536cm" svg:x2="16.174cm" svg:y2="3.685cm">
          <text:p/>
        </draw:line>
        <draw:polyline draw:style-name="gr2" draw:layer="layout" svg:width="0.286cm" svg:height="0.295cm" svg:x="15.947cm" svg:y="3.389cm" svg:viewBox="0 0 287 296" draw:points="0,95 227,296 287,0">
          <text:p/>
        </draw:polyline>
        <draw:polyline draw:style-name="gr2" draw:layer="layout" svg:width="0.526cm" svg:height="1.547cm" svg:x="14.778cm" svg:y="2.137cm" svg:viewBox="0 0 527 1548" draw:points="527,0 485,134 436,279 385,432 330,591 273,754 216,918 159,1083 103,1244 50,1400 0,1548">
          <text:p/>
        </draw:polyline>
        <draw:line draw:style-name="gr2" draw:layer="layout" svg:x1="14.829cm" svg:y1="3.536cm" svg:x2="14.778cm" svg:y2="3.685cm">
          <text:p/>
        </draw:line>
        <draw:polyline draw:style-name="gr2" draw:layer="layout" svg:width="0.286cm" svg:height="0.295cm" svg:x="14.718cm" svg:y="3.389cm" svg:viewBox="0 0 287 296" draw:points="0,0 60,296 287,95">
          <text:p/>
        </draw:polyline>
        <draw:polyline draw:style-name="gr2" draw:layer="layout" svg:width="2.605cm" svg:height="1.867cm" svg:x="15.962cm" svg:y="2.031cm" svg:viewBox="0 0 2606 1868" draw:points="0,0 213,154 450,327 709,514 982,711 1263,913 1548,1117 1831,1319 2105,1514 2366,1698 2606,1868">
          <text:p/>
        </draw:polyline>
        <draw:line draw:style-name="gr2" draw:layer="layout" svg:x1="18.327cm" svg:y1="3.729cm" svg:x2="18.568cm" svg:y2="3.899cm">
          <text:p/>
        </draw:line>
        <draw:polyline draw:style-name="gr2" draw:layer="layout" svg:width="0.3cm" svg:height="0.274cm" svg:x="18.267cm" svg:y="3.624cm" svg:viewBox="0 0 301 275" draw:points="0,248 301,275 174,0">
          <text:p/>
        </draw:polyline>
        <draw:polyline draw:style-name="gr2" draw:layer="layout" svg:width="2.631cm" svg:height="1.894cm" svg:x="5.227cm" svg:y="4.778cm" svg:viewBox="0 0 2632 1895" draw:points="2632,0 2419,154 2179,327 1918,515 1641,712 1356,918 1067,1124 781,1329 504,1529 242,1719 0,1895">
          <text:p/>
        </draw:polyline>
        <draw:line draw:style-name="gr2" draw:layer="layout" svg:x1="5.469cm" svg:y1="6.496cm" svg:x2="5.227cm" svg:y2="6.673cm">
          <text:p/>
        </draw:line>
        <draw:polyline draw:style-name="gr2" draw:layer="layout" svg:width="0.299cm" svg:height="0.276cm" svg:x="5.227cm" svg:y="6.396cm" svg:viewBox="0 0 300 277" draw:points="122,0 0,277 300,244">
          <text:p/>
        </draw:polyline>
        <draw:polyline draw:style-name="gr2" draw:layer="layout" svg:width="0.527cm" svg:height="1.574cm" svg:x="7.647cm" svg:y="4.884cm" svg:viewBox="0 0 528 1575" draw:points="528,0 485,136 437,282 386,438 331,600 274,767 216,936 159,1103 103,1267 50,1426 0,1575">
          <text:p/>
        </draw:polyline>
        <draw:line draw:style-name="gr2" draw:layer="layout" svg:x1="7.698cm" svg:y1="6.309cm" svg:x2="7.647cm" svg:y2="6.459cm">
          <text:p/>
        </draw:line>
        <draw:polyline draw:style-name="gr2" draw:layer="layout" svg:width="0.286cm" svg:height="0.295cm" svg:x="7.587cm" svg:y="6.163cm" svg:viewBox="0 0 287 296" draw:points="0,0 60,296 287,96">
          <text:p/>
        </draw:polyline>
        <draw:polyline draw:style-name="gr2" draw:layer="layout" svg:width="0.526cm" svg:height="1.574cm" svg:x="8.516cm" svg:y="4.884cm" svg:viewBox="0 0 527 1575" draw:points="0,0 42,136 90,282 141,438 196,600 253,767 310,936 368,1103 423,1267 478,1426 527,1575">
          <text:p/>
        </draw:polyline>
        <draw:line draw:style-name="gr2" draw:layer="layout" svg:x1="8.993cm" svg:y1="6.309cm" svg:x2="9.043cm" svg:y2="6.459cm">
          <text:p/>
        </draw:line>
        <draw:polyline draw:style-name="gr2" draw:layer="layout" svg:width="0.287cm" svg:height="0.295cm" svg:x="8.816cm" svg:y="6.163cm" svg:viewBox="0 0 288 296" draw:points="0,96 227,296 288,0">
          <text:p/>
        </draw:polyline>
        <draw:polyline draw:style-name="gr2" draw:layer="layout" svg:width="4.131cm" svg:height="2.08cm" svg:x="3.569cm" svg:y="4.618cm" svg:viewBox="0 0 4132 2081" draw:points="4132,0 3807,101 3440,227 3037,377 2610,552 2165,750 1713,972 1261,1216 819,1482 395,1772 0,2081">
          <text:p/>
        </draw:polyline>
        <draw:polyline draw:style-name="gr2" draw:layer="layout" svg:width="1.895cm" svg:height="2.747cm" svg:x="1.674cm" svg:y="6.698cm" svg:viewBox="0 0 1896 2748" draw:points="1896,0 1579,279 1305,529 1067,762 861,986 682,1214 524,1454 382,1718 251,2015 125,2355 0,2748">
          <text:p/>
        </draw:polyline>
        <draw:polyline draw:style-name="gr2" draw:layer="layout" svg:width="0.365cm" svg:height="5.282cm" svg:x="1.309cm" svg:y="9.445cm" svg:viewBox="0 0 366 5283" draw:points="366,0 216,565 109,1147 41,1737 6,2325 0,2902 17,3458 51,3984 97,4470 152,4906 208,5283">
          <text:p/>
        </draw:polyline>
        <draw:line draw:style-name="gr2" draw:layer="layout" svg:x1="1.46cm" svg:y1="14.35cm" svg:x2="1.517cm" svg:y2="14.728cm">
          <text:p/>
        </draw:line>
        <draw:polyline draw:style-name="gr2" draw:layer="layout" svg:width="0.298cm" svg:height="0.281cm" svg:x="1.329cm" svg:y="14.446cm" svg:viewBox="0 0 299 282" draw:points="0,45 188,282 299,0">
          <text:p/>
        </draw:polyline>
        <draw:polyline draw:style-name="gr2" draw:layer="layout" svg:width="1.841cm" svg:height="1.813cm" svg:x="8.753cm" svg:y="4.805cm" svg:viewBox="0 0 1842 1814" draw:points="0,0 151,152 320,319 503,497 694,685 892,877 1092,1072 1290,1266 1484,1457 1669,1640 1842,1814">
          <text:p/>
        </draw:polyline>
        <draw:line draw:style-name="gr2" draw:layer="layout" svg:x1="10.421cm" svg:y1="6.444cm" svg:x2="10.595cm" svg:y2="6.619cm">
          <text:p/>
        </draw:line>
        <draw:polyline draw:style-name="gr2" draw:layer="layout" svg:width="0.291cm" svg:height="0.291cm" svg:x="10.303cm" svg:y="6.327cm" svg:viewBox="0 0 292 292" draw:points="0,214 292,292 215,0">
          <text:p/>
        </draw:polyline>
        <draw:polyline draw:style-name="gr2" draw:layer="layout" svg:width="0.263cm" svg:height="1.521cm" svg:x="14.594cm" svg:y="7.658cm" svg:viewBox="0 0 264 1522" draw:points="0,0 25,134 50,277 77,426 104,582 132,741 160,901 188,1061 214,1219 240,1373 264,1522">
          <text:p/>
        </draw:polyline>
        <draw:line draw:style-name="gr2" draw:layer="layout" svg:x1="14.833cm" svg:y1="9.031cm" svg:x2="14.858cm" svg:y2="9.18cm">
          <text:p/>
        </draw:line>
        <draw:polyline draw:style-name="gr2" draw:layer="layout" svg:width="0.297cm" svg:height="0.282cm" svg:x="14.666cm" svg:y="8.897cm" svg:viewBox="0 0 298 283" draw:points="0,49 192,283 298,0">
          <text:p/>
        </draw:polyline>
        <draw:polyline draw:style-name="gr2" draw:layer="layout" svg:width="0.711cm" svg:height="1.787cm" svg:x="6.463cm" svg:y="7.658cm" svg:viewBox="0 0 712 1788" draw:points="712,0 653,144 586,302 516,471 442,649 365,834 288,1024 212,1217 137,1411 66,1602 0,1788">
          <text:p/>
        </draw:polyline>
        <draw:polyline draw:style-name="gr2" draw:layer="layout" svg:width="0.763cm" svg:height="2.508cm" svg:x="5.7cm" svg:y="9.445cm" svg:viewBox="0 0 764 2509" draw:points="764,0 671,260 581,525 495,793 412,1061 332,1325 258,1584 187,1835 120,2074 58,2299 0,2509">
          <text:p/>
        </draw:polyline>
        <draw:line draw:style-name="gr2" draw:layer="layout" svg:x1="5.759cm" svg:y1="11.743cm" svg:x2="5.7cm" svg:y2="11.954cm">
          <text:p/>
        </draw:line>
        <draw:polyline draw:style-name="gr2" draw:layer="layout" svg:width="0.291cm" svg:height="0.292cm" svg:x="5.624cm" svg:y="11.661cm" svg:viewBox="0 0 292 293" draw:points="0,0 76,293 292,80">
          <text:p/>
        </draw:polyline>
        <draw:line draw:style-name="gr2" draw:layer="layout" svg:x1="7.411cm" svg:y1="7.685cm" svg:x2="7.411cm" svg:y2="9.179cm">
          <text:p/>
        </draw:line>
        <draw:line draw:style-name="gr2" draw:layer="layout" svg:x1="7.411cm" svg:y1="9.032cm" svg:x2="7.411cm" svg:y2="9.179cm">
          <text:p/>
        </draw:line>
        <draw:polyline draw:style-name="gr2" draw:layer="layout" svg:width="0.301cm" svg:height="0.261cm" svg:x="7.26cm" svg:y="8.918cm" svg:viewBox="0 0 302 262" draw:points="0,0 151,262 302,0">
          <text:p/>
        </draw:polyline>
        <draw:polyline draw:style-name="gr2" draw:layer="layout" svg:width="1.131cm" svg:height="1.653cm" svg:x="7.7cm" svg:y="7.632cm" svg:viewBox="0 0 1132 1654" draw:points="0,0 99,143 206,297 320,461 437,632 557,808 677,984 797,1159 914,1332 1026,1497 1132,1654">
          <text:p/>
        </draw:polyline>
        <draw:line draw:style-name="gr2" draw:layer="layout" svg:x1="8.725cm" svg:y1="9.128cm" svg:x2="8.832cm" svg:y2="9.286cm">
          <text:p/>
        </draw:line>
        <draw:polyline draw:style-name="gr2" draw:layer="layout" svg:width="0.271cm" svg:height="0.3cm" svg:x="8.56cm" svg:y="8.985cm" svg:viewBox="0 0 272 301" draw:points="0,170 272,301 251,0">
          <text:p/>
        </draw:polyline>
        <draw:polyline draw:style-name="gr2" draw:layer="layout" svg:width="0.527cm" svg:height="1.521cm" svg:x="4.805cm" svg:y="21.501cm" svg:viewBox="0 0 528 1522" draw:points="528,0 486,134 439,276 390,426 338,582 283,740 228,901 170,1061 113,1219 56,1374 0,1522">
          <text:p/>
        </draw:polyline>
        <draw:line draw:style-name="gr2" draw:layer="layout" svg:x1="4.862cm" svg:y1="22.874cm" svg:x2="4.805cm" svg:y2="23.023cm">
          <text:p/>
        </draw:line>
        <draw:polyline draw:style-name="gr2" draw:layer="layout" svg:width="0.282cm" svg:height="0.298cm" svg:x="4.757cm" svg:y="22.724cm" svg:viewBox="0 0 283 299" draw:points="0,0 49,299 283,107">
          <text:p/>
        </draw:polyline>
        <draw:polyline draw:style-name="gr2" draw:layer="layout" svg:width="0.527cm" svg:height="1.521cm" svg:x="3.779cm" svg:y="21.501cm" svg:viewBox="0 0 528 1522" draw:points="0,0 42,134 88,276 137,426 189,582 244,740 300,901 356,1061 414,1219 472,1374 528,1522">
          <text:p/>
        </draw:polyline>
        <draw:line draw:style-name="gr2" draw:layer="layout" svg:x1="4.25cm" svg:y1="22.874cm" svg:x2="4.307cm" svg:y2="23.023cm">
          <text:p/>
        </draw:line>
        <draw:polyline draw:style-name="gr2" draw:layer="layout" svg:width="0.282cm" svg:height="0.298cm" svg:x="4.072cm" svg:y="22.724cm" svg:viewBox="0 0 283 299" draw:points="0,107 235,299 283,0">
          <text:p/>
        </draw:polyline>
        <draw:polyline draw:style-name="gr2" draw:layer="layout" svg:width="1.683cm" svg:height="1.601cm" svg:x="3.122cm" svg:y="10.432cm" svg:viewBox="0 0 1684 1602" draw:points="0,0 141,135 297,282 462,438 635,602 813,772 993,942 1173,1113 1350,1282 1521,1445 1684,1602">
          <text:p/>
        </draw:polyline>
        <draw:line draw:style-name="gr2" draw:layer="layout" svg:x1="4.642cm" svg:y1="11.876cm" svg:x2="4.806cm" svg:y2="12.034cm">
          <text:p/>
        </draw:line>
        <draw:polyline draw:style-name="gr2" draw:layer="layout" svg:width="0.292cm" svg:height="0.29cm" svg:x="4.513cm" svg:y="11.743cm" svg:viewBox="0 0 293 291" draw:points="0,219 293,291 209,0">
          <text:p/>
        </draw:polyline>
        <draw:polyline draw:style-name="gr2" draw:layer="layout" svg:width="0.579cm" svg:height="1.547cm" svg:x="2.779cm" svg:y="10.432cm" svg:viewBox="0 0 580 1548" draw:points="0,0 50,134 103,279 161,433 220,592 281,755 343,919 404,1083 465,1244 524,1400 580,1548">
          <text:p/>
        </draw:polyline>
        <draw:line draw:style-name="gr2" draw:layer="layout" svg:x1="3.302cm" svg:y1="11.831cm" svg:x2="3.359cm" svg:y2="11.98cm">
          <text:p/>
        </draw:line>
        <draw:polyline draw:style-name="gr2" draw:layer="layout" svg:width="0.282cm" svg:height="0.297cm" svg:x="3.124cm" svg:y="11.682cm" svg:viewBox="0 0 283 298" draw:points="0,107 234,298 283,0">
          <text:p/>
        </draw:polyline>
        <draw:line draw:style-name="gr2" draw:layer="layout" svg:x1="5.516cm" svg:y1="13.206cm" svg:x2="5.516cm" svg:y2="20.248cm">
          <text:p/>
        </draw:line>
        <draw:line draw:style-name="gr2" draw:layer="layout" svg:x1="5.516cm" svg:y1="19.679cm" svg:x2="5.516cm" svg:y2="20.248cm">
          <text:p/>
        </draw:line>
        <draw:polyline draw:style-name="gr2" draw:layer="layout" svg:width="0.302cm" svg:height="0.262cm" svg:x="5.365cm" svg:y="19.986cm" svg:viewBox="0 0 303 263" draw:points="0,0 152,263 303,0">
          <text:p/>
        </draw:polyline>
        <draw:polyline draw:style-name="gr2" draw:layer="layout" svg:width="0.316cm" svg:height="1.521cm" svg:x="20.304cm" svg:y="7.658cm" svg:viewBox="0 0 317 1522" draw:points="0,0 25,134 53,277 83,426 115,582 148,741 183,901 217,1061 251,1219 285,1373 317,1522">
          <text:p/>
        </draw:polyline>
        <draw:line draw:style-name="gr2" draw:layer="layout" svg:x1="20.588cm" svg:y1="9.031cm" svg:x2="20.621cm" svg:y2="9.18cm">
          <text:p/>
        </draw:line>
        <draw:polyline draw:style-name="gr2" draw:layer="layout" svg:width="0.294cm" svg:height="0.287cm" svg:x="20.417cm" svg:y="8.892cm" svg:viewBox="0 0 295 288" draw:points="0,65 204,288 295,0">
          <text:p/>
        </draw:polyline>
        <draw:polyline draw:style-name="gr2" draw:layer="layout" svg:width="0.763cm" svg:height="1.574cm" svg:x="19.225cm" svg:y="7.658cm" svg:viewBox="0 0 764 1575" draw:points="764,0 698,135 627,283 551,439 472,601 392,768 311,937 230,1104 150,1268 74,1426 0,1575">
          <text:p/>
        </draw:polyline>
        <draw:line draw:style-name="gr2" draw:layer="layout" svg:x1="19.3cm" svg:y1="9.083cm" svg:x2="19.225cm" svg:y2="9.233cm">
          <text:p/>
        </draw:line>
        <draw:polyline draw:style-name="gr2" draw:layer="layout" svg:width="0.271cm" svg:height="0.301cm" svg:x="19.205cm" svg:y="8.931cm" svg:viewBox="0 0 272 302" draw:points="0,0 20,302 272,134">
          <text:p/>
        </draw:polyline>
        <draw:line draw:style-name="gr2" draw:layer="layout" svg:x1="16.436cm" svg:y1="4.911cm" svg:x2="16.436cm" svg:y2="6.432cm">
          <text:p/>
        </draw:line>
        <draw:line draw:style-name="gr2" draw:layer="layout" svg:x1="16.436cm" svg:y1="6.283cm" svg:x2="16.436cm" svg:y2="6.432cm">
          <text:p/>
        </draw:line>
        <draw:polyline draw:style-name="gr2" draw:layer="layout" svg:width="0.302cm" svg:height="0.262cm" svg:x="16.285cm" svg:y="6.17cm" svg:viewBox="0 0 303 263" draw:points="0,0 151,263 303,0">
          <text:p/>
        </draw:polyline>
        <draw:polyline draw:style-name="gr2" draw:layer="layout" svg:width="1.131cm" svg:height="1.68cm" svg:x="14.989cm" svg:y="4.858cm" svg:viewBox="0 0 1132 1681" draw:points="1132,0 1033,143 926,299 812,463 695,635 575,811 455,990 335,1169 218,1345 106,1517 0,1681">
          <text:p/>
        </draw:polyline>
        <draw:line draw:style-name="gr2" draw:layer="layout" svg:x1="15.096cm" svg:y1="6.374cm" svg:x2="14.989cm" svg:y2="6.539cm">
          <text:p/>
        </draw:line>
        <draw:polyline draw:style-name="gr2" draw:layer="layout" svg:width="0.268cm" svg:height="0.301cm" svg:x="14.989cm" svg:y="6.237cm" svg:viewBox="0 0 269 302" draw:points="15,0 0,302 269,165">
          <text:p/>
        </draw:polyline>
        <draw:polyline draw:style-name="gr2" draw:layer="layout" svg:width="0.368cm" svg:height="0.159cm" svg:x="15.489cm" svg:y="4.725cm" svg:viewBox="0 0 369 160" draw:points="369,0 329,16 290,34 250,54 212,72 174,91 137,108 101,124 66,139 32,151 0,160">
          <text:p/>
        </draw:polyline>
        <draw:polyline draw:style-name="gr2" draw:layer="layout" svg:width="5.237cm" svg:height="1.814cm" svg:x="10.252cm" svg:y="4.884cm" svg:viewBox="0 0 5238 1815" draw:points="5238,0 4596,265 4031,476 3525,647 3057,790 2610,918 2163,1046 1698,1187 1195,1353 636,1558 0,1815">
          <text:p/>
        </draw:polyline>
        <draw:polyline draw:style-name="gr2" draw:layer="layout" svg:width="0.157cm" svg:height="0.08cm" svg:x="10.095cm" svg:y="6.698cm" svg:viewBox="0 0 158 81" draw:points="158,0 142,8 127,16 111,25 94,33 78,41 63,49 47,57 31,65 15,73 0,81">
          <text:p/>
        </draw:polyline>
        <draw:line draw:style-name="gr2" draw:layer="layout" svg:x1="10.111cm" svg:y1="6.77cm" svg:x2="10.095cm" svg:y2="6.779cm">
          <text:p/>
        </draw:line>
        <draw:polyline draw:style-name="gr2" draw:layer="layout" svg:width="0.301cm" svg:height="0.269cm" svg:x="10.095cm" svg:y="6.526cm" svg:viewBox="0 0 302 270" draw:points="165,0 0,253 302,270">
          <text:p/>
        </draw:polyline>
        <draw:polyline draw:style-name="gr2" draw:layer="layout" svg:width="1.132cm" svg:height="1.68cm" svg:x="16.725cm" svg:y="4.858cm" svg:viewBox="0 0 1133 1681" draw:points="0,0 100,143 206,299 320,463 437,635 557,811 678,990 797,1169 914,1345 1027,1517 1133,1681">
          <text:p/>
        </draw:polyline>
        <draw:line draw:style-name="gr2" draw:layer="layout" svg:x1="17.751cm" svg:y1="6.374cm" svg:x2="17.858cm" svg:y2="6.539cm">
          <text:p/>
        </draw:line>
        <draw:polyline draw:style-name="gr2" draw:layer="layout" svg:width="0.268cm" svg:height="0.301cm" svg:x="17.589cm" svg:y="6.237cm" svg:viewBox="0 0 269 302" draw:points="0,165 269,302 254,0">
          <text:p/>
        </draw:polyline>
        <draw:polyline draw:style-name="gr2" draw:layer="layout" svg:width="0.263cm" svg:height="1.547cm" svg:x="20.857cm" svg:y="10.432cm" svg:viewBox="0 0 264 1548" draw:points="0,0 24,134 50,276 76,428 104,584 132,745 160,908 187,1072 214,1234 239,1393 264,1548">
          <text:p/>
        </draw:polyline>
        <draw:line draw:style-name="gr2" draw:layer="layout" svg:x1="21.095cm" svg:y1="11.824cm" svg:x2="21.122cm" svg:y2="11.98cm">
          <text:p/>
        </draw:line>
        <draw:polyline draw:style-name="gr2" draw:layer="layout" svg:width="0.298cm" svg:height="0.281cm" svg:x="20.93cm" svg:y="11.698cm" svg:viewBox="0 0 299 282" draw:points="0,47 191,282 299,0">
          <text:p/>
        </draw:polyline>
        <draw:polyline draw:style-name="gr2" draw:layer="layout" svg:width="1.132cm" svg:height="1.68cm" svg:x="19.33cm" svg:y="10.379cm" svg:viewBox="0 0 1133 1681" draw:points="1133,0 1034,143 926,298 813,462 696,634 576,810 456,989 336,1168 219,1344 107,1517 0,1681">
          <text:p/>
        </draw:polyline>
        <draw:line draw:style-name="gr2" draw:layer="layout" svg:x1="19.438cm" svg:y1="11.895cm" svg:x2="19.33cm" svg:y2="12.06cm">
          <text:p/>
        </draw:line>
        <draw:polyline draw:style-name="gr2" draw:layer="layout" svg:width="0.269cm" svg:height="0.301cm" svg:x="19.33cm" svg:y="11.758cm" svg:viewBox="0 0 270 302" draw:points="15,0 0,302 270,164">
          <text:p/>
        </draw:polyline>
        <draw:line draw:style-name="gr2" draw:layer="layout" svg:x1="14.989cm" svg:y1="10.432cm" svg:x2="14.989cm" svg:y2="11.953cm">
          <text:p/>
        </draw:line>
        <draw:line draw:style-name="gr2" draw:layer="layout" svg:x1="14.989cm" svg:y1="11.804cm" svg:x2="14.989cm" svg:y2="11.953cm">
          <text:p/>
        </draw:line>
        <draw:polyline draw:style-name="gr2" draw:layer="layout" svg:width="0.302cm" svg:height="0.261cm" svg:x="14.838cm" svg:y="11.692cm" svg:viewBox="0 0 303 262" draw:points="0,0 151,262 303,0">
          <text:p/>
        </draw:polyline>
        <draw:polyline draw:style-name="gr2" draw:layer="layout" svg:width="0.5cm" svg:height="1.813cm" svg:x="8.647cm" svg:y="13.18cm" svg:viewBox="0 0 501 1814" draw:points="501,0 452,144 401,303 349,476 294,657 240,846 187,1040 136,1237 88,1434 42,1627 0,1814">
          <text:p/>
        </draw:polyline>
        <draw:polyline draw:style-name="gr2" draw:layer="layout" svg:width="0.421cm" svg:height="2.481cm" svg:x="8.226cm" svg:y="14.993cm" svg:viewBox="0 0 422 2482" draw:points="422,0 361,260 305,524 254,792 206,1058 161,1321 122,1577 86,1824 54,2059 26,2279 0,2482">
          <text:p/>
        </draw:polyline>
        <draw:line draw:style-name="gr2" draw:layer="layout" svg:x1="8.253cm" svg:y1="17.272cm" svg:x2="8.226cm" svg:y2="17.475cm">
          <text:p/>
        </draw:line>
        <draw:polyline draw:style-name="gr2" draw:layer="layout" svg:width="0.299cm" svg:height="0.278cm" svg:x="8.109cm" svg:y="17.196cm" svg:viewBox="0 0 300 279" draw:points="0,0 117,279 300,37">
          <text:p/>
        </draw:polyline>
        <draw:line draw:style-name="gr2" draw:layer="layout" svg:x1="14.541cm" svg:y1="4.911cm" svg:x2="14.541cm" svg:y2="6.432cm">
          <text:p/>
        </draw:line>
        <draw:line draw:style-name="gr2" draw:layer="layout" svg:x1="14.541cm" svg:y1="6.283cm" svg:x2="14.541cm" svg:y2="6.432cm">
          <text:p/>
        </draw:line>
        <draw:polyline draw:style-name="gr2" draw:layer="layout" svg:width="0.301cm" svg:height="0.262cm" svg:x="14.391cm" svg:y="6.17cm" svg:viewBox="0 0 302 263" draw:points="0,0 151,263 302,0">
          <text:p/>
        </draw:polyline>
        <draw:polyline draw:style-name="gr2" draw:layer="layout" svg:width="4.42cm" svg:height="2.027cm" svg:x="4.569cm" svg:y="15.767cm" svg:viewBox="0 0 4421 2028" draw:points="4421,0 4081,158 3685,341 3247,545 2777,760 2289,984 1795,1211 1306,1434 836,1648 396,1848 0,2028">
          <text:p/>
        </draw:polyline>
        <draw:line draw:style-name="gr2" draw:layer="layout" svg:x1="4.966cm" svg:y1="17.614cm" svg:x2="4.569cm" svg:y2="17.795cm">
          <text:p/>
        </draw:line>
        <draw:polyline draw:style-name="gr2" draw:layer="layout" svg:width="0.3cm" svg:height="0.274cm" svg:x="4.569cm" svg:y="17.549cm" svg:viewBox="0 0 301 275" draw:points="175,0 0,245 301,275">
          <text:p/>
        </draw:polyline>
        <draw:polyline draw:style-name="gr2" draw:layer="layout" svg:width="0.843cm" svg:height="1.6cm" svg:x="8.489cm" svg:y="15.954cm" svg:viewBox="0 0 844 1601" draw:points="844,0 776,135 699,282 617,439 531,602 441,771 350,941 258,1112 169,1281 82,1444 0,1601">
          <text:p/>
        </draw:polyline>
        <draw:line draw:style-name="gr2" draw:layer="layout" svg:x1="8.572cm" svg:y1="17.397cm" svg:x2="8.489cm" svg:y2="17.555cm">
          <text:p/>
        </draw:line>
        <draw:polyline draw:style-name="gr2" draw:layer="layout" svg:width="0.267cm" svg:height="0.302cm" svg:x="8.477cm" svg:y="17.252cm" svg:viewBox="0 0 268 303" draw:points="0,0 12,303 268,141">
          <text:p/>
        </draw:polyline>
        <draw:line draw:style-name="gr2" draw:layer="layout" svg:x1="21.278cm" svg:y1="13.206cm" svg:x2="21.278cm" svg:y2="14.727cm">
          <text:p/>
        </draw:line>
        <draw:line draw:style-name="gr2" draw:layer="layout" svg:x1="21.278cm" svg:y1="14.578cm" svg:x2="21.278cm" svg:y2="14.727cm">
          <text:p/>
        </draw:line>
        <draw:polyline draw:style-name="gr2" draw:layer="layout" svg:width="0.301cm" svg:height="0.261cm" svg:x="21.127cm" svg:y="14.466cm" svg:viewBox="0 0 302 262" draw:points="0,0 151,262 302,0">
          <text:p/>
        </draw:polyline>
        <draw:polyline draw:style-name="gr2" draw:layer="layout" svg:width="1.263cm" svg:height="1.627cm" svg:x="21.593cm" svg:y="13.153cm" svg:viewBox="0 0 1264 1628" draw:points="0,0 108,136 225,285 350,444 479,611 612,783 747,958 881,1133 1013,1304 1142,1470 1264,1628">
          <text:p/>
        </draw:polyline>
        <draw:line draw:style-name="gr2" draw:layer="layout" svg:x1="22.734cm" svg:y1="14.623cm" svg:x2="22.857cm" svg:y2="14.781cm">
          <text:p/>
        </draw:line>
        <draw:polyline draw:style-name="gr2" draw:layer="layout" svg:width="0.279cm" svg:height="0.299cm" svg:x="22.577cm" svg:y="14.481cm" svg:viewBox="0 0 280 300" draw:points="0,186 280,300 239,0">
          <text:p/>
        </draw:polyline>
        <draw:polyline draw:style-name="gr2" draw:layer="layout" svg:width="1.5cm" svg:height="1.734cm" svg:x="19.225cm" svg:y="13.126cm" svg:viewBox="0 0 1501 1735" draw:points="0,0 126,151 265,314 415,486 571,664 731,848 894,1033 1055,1216 1211,1396 1361,1570 1501,1735">
          <text:p/>
        </draw:polyline>
        <draw:line draw:style-name="gr2" draw:layer="layout" svg:x1="20.585cm" svg:y1="14.695cm" svg:x2="20.726cm" svg:y2="14.861cm">
          <text:p/>
        </draw:line>
        <draw:polyline draw:style-name="gr2" draw:layer="layout" svg:width="0.284cm" svg:height="0.297cm" svg:x="20.441cm" svg:y="14.563cm" svg:viewBox="0 0 285 298" draw:points="0,195 285,298 231,0">
          <text:p/>
        </draw:polyline>
        <draw:polyline draw:style-name="gr2" draw:layer="layout" svg:width="1.263cm" svg:height="1.6cm" svg:x="21.593cm" svg:y="15.927cm" svg:viewBox="0 0 1264 1601" draw:points="0,0 108,136 225,283 350,439 479,603 612,771 747,942 881,1113 1013,1281 1142,1445 1264,1601">
          <text:p/>
        </draw:polyline>
        <draw:line draw:style-name="gr2" draw:layer="layout" svg:x1="22.734cm" svg:y1="17.371cm" svg:x2="22.857cm" svg:y2="17.528cm">
          <text:p/>
        </draw:line>
        <draw:polyline draw:style-name="gr2" draw:layer="layout" svg:width="0.279cm" svg:height="0.299cm" svg:x="22.577cm" svg:y="17.228cm" svg:viewBox="0 0 280 300" draw:points="0,187 280,300 239,0">
          <text:p/>
        </draw:polyline>
        <draw:polyline draw:style-name="gr2" draw:layer="layout" svg:width="1.499cm" svg:height="5.575cm" svg:x="22.935cm" svg:y="10.379cm" svg:viewBox="0 0 1500 5576" draw:points="0,0 192,346 411,767 642,1254 872,1794 1087,2378 1271,2995 1410,3634 1492,4284 1500,4935 1422,5576">
          <text:p/>
        </draw:polyline>
        <draw:polyline draw:style-name="gr2" draw:layer="layout" svg:width="0.579cm" svg:height="1.546cm" svg:x="23.777cm" svg:y="15.954cm" svg:viewBox="0 0 580 1547" draw:points="580,0 538,167 489,335 436,500 379,663 319,823 257,979 193,1131 129,1277 64,1416 0,1547">
          <text:p/>
        </draw:polyline>
        <draw:line draw:style-name="gr2" draw:layer="layout" svg:x1="23.842cm" svg:y1="17.369cm" svg:x2="23.777cm" svg:y2="17.501cm">
          <text:p/>
        </draw:line>
        <draw:polyline draw:style-name="gr2" draw:layer="layout" svg:width="0.271cm" svg:height="0.3cm" svg:x="23.756cm" svg:y="17.2cm" svg:viewBox="0 0 272 301" draw:points="0,0 21,301 272,131">
          <text:p/>
        </draw:polyline>
        <draw:polyline draw:style-name="gr2" draw:layer="layout" svg:width="0.526cm" svg:height="1.573cm" svg:x="3.832cm" svg:y="10.406cm" svg:viewBox="0 0 527 1574" draw:points="527,0 479,134 429,278 379,432 326,592 273,757 219,924 165,1092 110,1257 55,1419 0,1574">
          <text:p/>
        </draw:polyline>
        <draw:line draw:style-name="gr2" draw:layer="layout" svg:x1="3.888cm" svg:y1="11.824cm" svg:x2="3.832cm" svg:y2="11.98cm">
          <text:p/>
        </draw:line>
        <draw:polyline draw:style-name="gr2" draw:layer="layout" svg:width="0.284cm" svg:height="0.296cm" svg:x="3.777cm" svg:y="11.683cm" svg:viewBox="0 0 285 297" draw:points="0,0 55,297 285,101">
          <text:p/>
        </draw:polyline>
        <draw:polyline draw:style-name="gr2" draw:layer="layout" svg:width="1.132cm" svg:height="1.68cm" svg:x="11.647cm" svg:y="10.379cm" svg:viewBox="0 0 1133 1681" draw:points="1133,0 1033,143 927,298 814,462 695,634 576,810 455,989 336,1168 219,1344 106,1517 0,1681">
          <text:p/>
        </draw:polyline>
        <draw:line draw:style-name="gr2" draw:layer="layout" svg:x1="11.754cm" svg:y1="11.895cm" svg:x2="11.647cm" svg:y2="12.06cm">
          <text:p/>
        </draw:line>
        <draw:polyline draw:style-name="gr2" draw:layer="layout" svg:width="0.268cm" svg:height="0.301cm" svg:x="11.647cm" svg:y="11.758cm" svg:viewBox="0 0 269 302" draw:points="15,0 0,302 269,164">
          <text:p/>
        </draw:polyline>
        <draw:line draw:style-name="gr2" draw:layer="layout" svg:x1="23.409cm" svg:y1="15.98cm" svg:x2="23.409cm" svg:y2="17.474cm">
          <text:p/>
        </draw:line>
        <draw:line draw:style-name="gr2" draw:layer="layout" svg:x1="23.409cm" svg:y1="17.327cm" svg:x2="23.409cm" svg:y2="17.474cm">
          <text:p/>
        </draw:line>
        <draw:polyline draw:style-name="gr2" draw:layer="layout" svg:width="0.302cm" svg:height="0.261cm" svg:x="23.258cm" svg:y="17.213cm" svg:viewBox="0 0 303 262" draw:points="0,0 151,262 303,0">
          <text:p/>
        </draw:polyline>
        <draw:polyline draw:style-name="gr2" draw:layer="layout" svg:width="0.921cm" svg:height="1.627cm" svg:x="9.989cm" svg:y="13.18cm" svg:viewBox="0 0 922 1628" draw:points="922,0 847,135 763,284 674,443 579,611 482,783 382,958 283,1132 185,1304 90,1470 0,1628">
          <text:p/>
        </draw:polyline>
        <draw:line draw:style-name="gr2" draw:layer="layout" svg:x1="10.08cm" svg:y1="14.649cm" svg:x2="9.989cm" svg:y2="14.808cm">
          <text:p/>
        </draw:line>
        <draw:polyline draw:style-name="gr2" draw:layer="layout" svg:width="0.261cm" svg:height="0.302cm" svg:x="9.988cm" svg:y="14.505cm" svg:viewBox="0 0 262 303" draw:points="0,0 1,303 262,150">
          <text:p/>
        </draw:polyline>
        <draw:line draw:style-name="gr2" draw:layer="layout" svg:x1="3.621cm" svg:y1="13.206cm" svg:x2="3.621cm" svg:y2="17.474cm">
          <text:p/>
        </draw:line>
        <draw:line draw:style-name="gr2" draw:layer="layout" svg:x1="3.621cm" svg:y1="17.101cm" svg:x2="3.621cm" svg:y2="17.474cm">
          <text:p/>
        </draw:line>
        <draw:polyline draw:style-name="gr2" draw:layer="layout" svg:width="0.302cm" svg:height="0.261cm" svg:x="3.47cm" svg:y="17.213cm" svg:viewBox="0 0 303 262" draw:points="0,0 152,262 303,0">
          <text:p/>
        </draw:polyline>
        <draw:polyline draw:style-name="gr2" draw:layer="layout" svg:width="1.131cm" svg:height="1.653cm" svg:x="9.595cm" svg:y="7.632cm" svg:viewBox="0 0 1132 1654" draw:points="0,0 99,143 206,297 319,461 436,632 555,808 677,984 797,1159 913,1332 1026,1497 1132,1654">
          <text:p/>
        </draw:polyline>
        <draw:line draw:style-name="gr2" draw:layer="layout" svg:x1="10.62cm" svg:y1="9.128cm" svg:x2="10.727cm" svg:y2="9.286cm">
          <text:p/>
        </draw:line>
        <draw:polyline draw:style-name="gr2" draw:layer="layout" svg:width="0.271cm" svg:height="0.3cm" svg:x="10.455cm" svg:y="8.985cm" svg:viewBox="0 0 272 301" draw:points="0,170 272,301 251,0">
          <text:p/>
        </draw:polyline>
        <draw:polyline draw:style-name="gr2" draw:layer="layout" svg:width="3.474cm" svg:height="2.001cm" svg:x="5.279cm" svg:y="7.498cm" svg:viewBox="0 0 3475 2002" draw:points="3475,0 3192,165 2873,349 2525,551 2157,763 1777,982 1393,1202 1015,1419 652,1627 311,1823 0,2002">
          <text:p/>
        </draw:polyline>
        <draw:line draw:style-name="gr2" draw:layer="layout" svg:x1="5.591cm" svg:y1="9.32cm" svg:x2="5.279cm" svg:y2="9.5cm">
          <text:p/>
        </draw:line>
        <draw:polyline draw:style-name="gr2" draw:layer="layout" svg:width="0.302cm" svg:height="0.261cm" svg:x="5.279cm" svg:y="9.238cm" svg:viewBox="0 0 303 262" draw:points="153,0 0,262 303,262">
          <text:p/>
        </draw:polyline>
        <draw:polyline draw:style-name="gr2" draw:layer="layout" svg:width="2.605cm" svg:height="1.867cm" svg:x="9.779cm" svg:y="7.552cm" svg:viewBox="0 0 2606 1868" draw:points="0,0 212,154 450,327 709,514 982,711 1264,913 1548,1117 1831,1319 2105,1514 2365,1698 2606,1868">
          <text:p/>
        </draw:polyline>
        <draw:line draw:style-name="gr2" draw:layer="layout" svg:x1="12.143cm" svg:y1="9.25cm" svg:x2="12.385cm" svg:y2="9.42cm">
          <text:p/>
        </draw:line>
        <draw:polyline draw:style-name="gr2" draw:layer="layout" svg:width="0.3cm" svg:height="0.274cm" svg:x="12.084cm" svg:y="9.145cm" svg:viewBox="0 0 301 275" draw:points="0,248 301,275 173,0">
          <text:p/>
        </draw:polyline>
        <draw:polyline draw:style-name="gr2" draw:layer="layout" svg:width="1.131cm" svg:height="1.653cm" svg:x="7.858cm" svg:y="7.632cm" svg:viewBox="0 0 1132 1654" draw:points="1132,0 1033,143 926,297 813,461 696,632 576,808 456,984 336,1159 220,1332 107,1497 0,1654">
          <text:p/>
        </draw:polyline>
        <draw:line draw:style-name="gr2" draw:layer="layout" svg:x1="7.965cm" svg:y1="9.128cm" svg:x2="7.858cm" svg:y2="9.286cm">
          <text:p/>
        </draw:line>
        <draw:polyline draw:style-name="gr2" draw:layer="layout" svg:width="0.271cm" svg:height="0.3cm" svg:x="7.858cm" svg:y="8.985cm" svg:viewBox="0 0 272 301" draw:points="21,0 0,301 272,170">
          <text:p/>
        </draw:polyline>
        <draw:polyline draw:style-name="gr2" draw:layer="layout" svg:width="1.131cm" svg:height="1.6cm" svg:x="1.964cm" svg:y="15.927cm" svg:viewBox="0 0 1132 1601" draw:points="0,0 99,136 206,283 320,439 437,603 556,771 677,942 797,1113 913,1281 1026,1445 1132,1601">
          <text:p/>
        </draw:polyline>
        <draw:line draw:style-name="gr2" draw:layer="layout" svg:x1="2.989cm" svg:y1="17.371cm" svg:x2="3.096cm" svg:y2="17.528cm">
          <text:p/>
        </draw:line>
        <draw:polyline draw:style-name="gr2" draw:layer="layout" svg:width="0.271cm" svg:height="0.301cm" svg:x="2.824cm" svg:y="17.226cm" svg:viewBox="0 0 272 302" draw:points="0,170 272,302 250,0">
          <text:p/>
        </draw:polyline>
        <draw:line draw:style-name="gr2" draw:layer="layout" svg:x1="7.411cm" svg:y1="10.432cm" svg:x2="7.411cm" svg:y2="11.953cm">
          <text:p/>
        </draw:line>
        <draw:line draw:style-name="gr2" draw:layer="layout" svg:x1="7.411cm" svg:y1="11.804cm" svg:x2="7.411cm" svg:y2="11.953cm">
          <text:p/>
        </draw:line>
        <draw:polyline draw:style-name="gr2" draw:layer="layout" svg:width="0.301cm" svg:height="0.261cm" svg:x="7.26cm" svg:y="11.692cm" svg:viewBox="0 0 302 262" draw:points="0,0 151,262 302,0">
          <text:p/>
        </draw:polyline>
        <draw:polyline draw:style-name="gr2" draw:layer="layout" svg:width="1.131cm" svg:height="1.68cm" svg:x="7.7cm" svg:y="10.379cm" svg:viewBox="0 0 1132 1681" draw:points="0,0 99,143 206,298 320,462 437,634 557,810 677,989 797,1168 914,1344 1026,1517 1132,1681">
          <text:p/>
        </draw:polyline>
        <draw:line draw:style-name="gr2" draw:layer="layout" svg:x1="8.725cm" svg:y1="11.895cm" svg:x2="8.832cm" svg:y2="12.06cm">
          <text:p/>
        </draw:line>
        <draw:polyline draw:style-name="gr2" draw:layer="layout" svg:width="0.268cm" svg:height="0.301cm" svg:x="8.563cm" svg:y="11.758cm" svg:viewBox="0 0 269 302" draw:points="0,164 269,302 254,0">
          <text:p/>
        </draw:polyline>
        <draw:line draw:style-name="gr2" draw:layer="layout" svg:x1="11.199cm" svg:y1="7.685cm" svg:x2="11.199cm" svg:y2="9.179cm">
          <text:p/>
        </draw:line>
        <draw:line draw:style-name="gr2" draw:layer="layout" svg:x1="11.199cm" svg:y1="9.032cm" svg:x2="11.199cm" svg:y2="9.179cm">
          <text:p/>
        </draw:line>
        <draw:polyline draw:style-name="gr2" draw:layer="layout" svg:width="0.301cm" svg:height="0.261cm" svg:x="11.049cm" svg:y="8.918cm" svg:viewBox="0 0 302 262" draw:points="0,0 151,262 302,0">
          <text:p/>
        </draw:polyline>
        <draw:polyline draw:style-name="gr2" draw:layer="layout" svg:width="1.131cm" svg:height="1.653cm" svg:x="11.489cm" svg:y="7.632cm" svg:viewBox="0 0 1132 1654" draw:points="0,0 99,143 206,297 319,461 436,632 556,808 676,984 796,1159 913,1332 1026,1497 1132,1654">
          <text:p/>
        </draw:polyline>
        <draw:line draw:style-name="gr2" draw:layer="layout" svg:x1="12.514cm" svg:y1="9.128cm" svg:x2="12.621cm" svg:y2="9.286cm">
          <text:p/>
        </draw:line>
        <draw:polyline draw:style-name="gr2" draw:layer="layout" svg:width="0.27cm" svg:height="0.3cm" svg:x="12.35cm" svg:y="8.985cm" svg:viewBox="0 0 271 301" draw:points="0,170 271,301 250,0">
          <text:p/>
        </draw:polyline>
        <draw:polyline draw:style-name="gr2" draw:layer="layout" svg:width="1.132cm" svg:height="1.653cm" svg:x="9.752cm" svg:y="7.632cm" svg:viewBox="0 0 1133 1654" draw:points="1133,0 1034,143 927,297 814,461 697,632 577,808 456,984 336,1159 219,1332 107,1497 0,1654">
          <text:p/>
        </draw:polyline>
        <draw:line draw:style-name="gr2" draw:layer="layout" svg:x1="9.86cm" svg:y1="9.128cm" svg:x2="9.752cm" svg:y2="9.286cm">
          <text:p/>
        </draw:line>
        <draw:polyline draw:style-name="gr2" draw:layer="layout" svg:width="0.272cm" svg:height="0.3cm" svg:x="9.752cm" svg:y="8.985cm" svg:viewBox="0 0 273 301" draw:points="23,0 0,301 273,170">
          <text:p/>
        </draw:polyline>
        <draw:line draw:style-name="gr2" draw:layer="layout" svg:x1="9.305cm" svg:y1="10.432cm" svg:x2="9.305cm" svg:y2="11.953cm">
          <text:p/>
        </draw:line>
        <draw:line draw:style-name="gr2" draw:layer="layout" svg:x1="9.305cm" svg:y1="11.804cm" svg:x2="9.305cm" svg:y2="11.953cm">
          <text:p/>
        </draw:line>
        <draw:polyline draw:style-name="gr2" draw:layer="layout" svg:width="0.302cm" svg:height="0.261cm" svg:x="9.154cm" svg:y="11.692cm" svg:viewBox="0 0 303 262" draw:points="0,0 151,262 303,0">
          <text:p/>
        </draw:polyline>
        <draw:polyline draw:style-name="gr2" draw:layer="layout" svg:width="1.605cm" svg:height="1.681cm" svg:x="6.147cm" svg:y="18.647cm" svg:viewBox="0 0 1606 1682" draw:points="1606,0 1473,137 1326,288 1169,451 1004,623 834,800 661,982 489,1163 320,1342 156,1517 0,1682">
          <text:p/>
        </draw:polyline>
        <draw:line draw:style-name="gr2" draw:layer="layout" svg:x1="6.304cm" svg:y1="20.163cm" svg:x2="6.147cm" svg:y2="20.329cm">
          <text:p/>
        </draw:line>
        <draw:polyline draw:style-name="gr2" draw:layer="layout" svg:width="0.289cm" svg:height="0.294cm" svg:x="6.147cm" svg:y="20.034cm" svg:viewBox="0 0 290 295" draw:points="69,0 0,295 290,207">
          <text:p/>
        </draw:polyline>
        <draw:polyline draw:style-name="gr2" draw:layer="layout" svg:width="2.263cm" svg:height="1.84cm" svg:x="19.725cm" svg:y="4.805cm" svg:viewBox="0 0 2264 1841" draw:points="0,0 186,146 392,311 615,491 851,682 1093,881 1339,1082 1583,1282 1822,1478 2050,1665 2264,1841">
          <text:p/>
        </draw:polyline>
        <draw:line draw:style-name="gr2" draw:layer="layout" svg:x1="21.774cm" svg:y1="6.469cm" svg:x2="21.989cm" svg:y2="6.646cm">
          <text:p/>
        </draw:line>
        <draw:polyline draw:style-name="gr2" draw:layer="layout" svg:width="0.297cm" svg:height="0.282cm" svg:x="21.691cm" svg:y="6.363cm" svg:viewBox="0 0 298 283" draw:points="0,234 298,283 191,0">
          <text:p/>
        </draw:polyline>
        <draw:polyline draw:style-name="gr2" draw:layer="layout" svg:width="0.526cm" svg:height="1.574cm" svg:x="19.436cm" svg:y="4.884cm" svg:viewBox="0 0 527 1575" draw:points="0,0 43,136 91,282 143,438 197,600 254,767 312,936 368,1103 424,1267 477,1426 527,1575">
          <text:p/>
        </draw:polyline>
        <draw:line draw:style-name="gr2" draw:layer="layout" svg:x1="19.912cm" svg:y1="6.309cm" svg:x2="19.963cm" svg:y2="6.459cm">
          <text:p/>
        </draw:line>
        <draw:polyline draw:style-name="gr2" draw:layer="layout" svg:width="0.286cm" svg:height="0.295cm" svg:x="19.737cm" svg:y="6.163cm" svg:viewBox="0 0 287 296" draw:points="0,96 225,296 287,0">
          <text:p/>
        </draw:polyline>
        <draw:polyline draw:style-name="gr2" draw:layer="layout" svg:width="0.527cm" svg:height="1.574cm" svg:x="18.567cm" svg:y="4.884cm" svg:viewBox="0 0 528 1575" draw:points="528,0 485,136 438,282 386,438 330,600 273,767 216,936 159,1103 103,1267 50,1426 0,1575">
          <text:p/>
        </draw:polyline>
        <draw:line draw:style-name="gr2" draw:layer="layout" svg:x1="18.618cm" svg:y1="6.309cm" svg:x2="18.567cm" svg:y2="6.459cm">
          <text:p/>
        </draw:line>
        <draw:polyline draw:style-name="gr2" draw:layer="layout" svg:width="0.286cm" svg:height="0.295cm" svg:x="18.507cm" svg:y="6.163cm" svg:viewBox="0 0 287 296" draw:points="0,0 60,296 287,96">
          <text:p/>
        </draw:polyline>
        <draw:polyline draw:style-name="gr2" draw:layer="layout" svg:width="0.313cm" svg:height="2.748cm" svg:x="17.859cm" svg:y="7.658cm" svg:viewBox="0 0 314 2749" draw:points="314,0 257,207 198,440 141,696 90,969 47,1255 16,1551 0,1853 3,2156 27,2456 77,2749">
          <text:p/>
        </draw:polyline>
        <draw:polyline draw:style-name="gr2" draw:layer="layout" svg:width="0.553cm" svg:height="1.6cm" svg:x="17.936cm" svg:y="10.406cm" svg:viewBox="0 0 554 1601" draw:points="0,0 35,169 77,340 126,512 179,682 236,851 298,1015 361,1173 425,1324 490,1468 554,1601">
          <text:p/>
        </draw:polyline>
        <draw:line draw:style-name="gr2" draw:layer="layout" svg:x1="18.425cm" svg:y1="11.873cm" svg:x2="18.49cm" svg:y2="12.007cm">
          <text:p/>
        </draw:line>
        <draw:polyline draw:style-name="gr2" draw:layer="layout" svg:width="0.272cm" svg:height="0.301cm" svg:x="18.24cm" svg:y="11.705cm" svg:viewBox="0 0 273 302" draw:points="0,131 250,302 273,0">
          <text:p/>
        </draw:polyline>
        <draw:polyline draw:style-name="gr2" draw:layer="layout" svg:width="3.079cm" svg:height="1.947cm" svg:x="18.83cm" svg:y="7.525cm" svg:viewBox="0 0 3080 1948" draw:points="0,0 249,156 530,334 838,528 1164,733 1500,945 1840,1159 2175,1371 2499,1577 2804,1770 3080,1948">
          <text:p/>
        </draw:polyline>
        <draw:line draw:style-name="gr2" draw:layer="layout" svg:x1="21.633cm" svg:y1="9.294cm" svg:x2="21.91cm" svg:y2="9.473cm">
          <text:p/>
        </draw:line>
        <draw:polyline draw:style-name="gr2" draw:layer="layout" svg:width="0.301cm" svg:height="0.268cm" svg:x="21.608cm" svg:y="9.204cm" svg:viewBox="0 0 302 269" draw:points="0,255 302,269 164,0">
          <text:p/>
        </draw:polyline>
        <draw:line draw:style-name="gr2" draw:layer="layout" svg:x1="18.883cm" svg:y1="10.432cm" svg:x2="18.883cm" svg:y2="11.953cm">
          <text:p/>
        </draw:line>
        <draw:line draw:style-name="gr2" draw:layer="layout" svg:x1="18.883cm" svg:y1="11.804cm" svg:x2="18.883cm" svg:y2="11.953cm">
          <text:p/>
        </draw:line>
        <draw:polyline draw:style-name="gr2" draw:layer="layout" svg:width="0.302cm" svg:height="0.261cm" svg:x="18.732cm" svg:y="11.692cm" svg:viewBox="0 0 303 262" draw:points="0,0 151,262 303,0">
          <text:p/>
        </draw:polyline>
        <draw:frame draw:style-name="gr13" draw:layer="layout" svg:width="0.218cm" svg:height="0.137cm" svg:x="18.751cm" svg:y="10.098cm">
          <draw:text-box>
            <text:p text:style-name="P1"><text:span text:style-name="T1">4 / 13</text:span></text:p>
          </draw:text-box>
        </draw:frame>
        <draw:frame draw:style-name="gr46" draw:text-style-name="P2" draw:layer="layout" svg:width="6.153cm" svg:height="2.35cm" svg:x="2.2cm" svg:y="1.4cm">
          <draw:text-box>
            <text:p><text:span text:style-name="T2">a) Biological process </text:span></text:p>
            <text:p><text:span text:style-name="T2">enriched for</text:span></text:p>
            <text:p><text:span text:style-name="T2">dn/ds &gt; 0.5</text:span></text:p>
          </draw:text-box>
        </draw:frame>
      </draw:page>
      <draw:page draw:name="page2" draw:style-name="dp1" draw:master-page-name="master-page26">
        <draw:polygon draw:style-name="gr1"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text:p/>
        </draw:polygon>
        <draw:polyline draw:style-name="gr2"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0,434">
          <text:p/>
        </draw:polyline>
        <draw:frame draw:style-name="gr3" draw:layer="layout" svg:width="0.547cm" svg:height="0.137cm" svg:x="10.151cm" svg:y="1.181cm">
          <draw:text-box>
            <text:p text:style-name="P1"><text:span text:style-name="T1">GO:0005575</text:span></text:p>
          </draw:text-box>
        </draw:frame>
        <draw:frame draw:style-name="gr47" draw:layer="layout" svg:width="0.888cm" svg:height="0.137cm" svg:x="9.995cm" svg:y="1.3cm">
          <draw:text-box>
            <text:p text:style-name="P1"><text:span text:style-name="T1">cellular_component</text:span></text:p>
          </draw:text-box>
        </draw:frame>
        <draw:frame draw:style-name="gr5" draw:layer="layout" svg:width="0.323cm" svg:height="0.137cm" svg:x="10.263cm" svg:y="1.42cm">
          <draw:text-box>
            <text:p text:style-name="P1"><text:span text:style-name="T1">1.00000</text:span></text:p>
          </draw:text-box>
        </draw:frame>
        <draw:polygon draw:style-name="gr1"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text:p/>
        </draw:polygon>
        <draw:polyline draw:style-name="gr2"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0,435">
          <text:p/>
        </draw:polyline>
        <draw:frame draw:style-name="gr5" draw:layer="layout" svg:width="0.323cm" svg:height="0.137cm" svg:x="10.263cm" svg:y="1.54cm">
          <draw:text-box>
            <text:p text:style-name="P1"><text:span text:style-name="T1">71 / 502</text:span></text:p>
          </draw:text-box>
        </draw:frame>
        <draw:frame draw:style-name="gr3" draw:layer="layout" svg:width="0.547cm" svg:height="0.137cm" svg:x="6.021cm" svg:y="2.919cm">
          <draw:text-box>
            <text:p text:style-name="P1"><text:span text:style-name="T1">GO:0005576</text:span></text:p>
          </draw:text-box>
        </draw:frame>
        <draw:frame draw:style-name="gr48" draw:layer="layout" svg:width="0.83cm" svg:height="0.137cm" svg:x="5.88cm" svg:y="3.039cm">
          <draw:text-box>
            <text:p text:style-name="P1"><text:span text:style-name="T1">extracellular region</text:span></text:p>
          </draw:text-box>
        </draw:frame>
        <draw:frame draw:style-name="gr5" draw:layer="layout" svg:width="0.323cm" svg:height="0.137cm" svg:x="6.133cm" svg:y="3.159cm">
          <draw:text-box>
            <text:p text:style-name="P1"><text:span text:style-name="T1">0.46278</text:span></text:p>
          </draw:text-box>
        </draw:frame>
        <draw:polygon draw:style-name="gr1"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text:p/>
        </draw:polygon>
        <draw:polyline draw:style-name="gr2"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0,435">
          <text:p/>
        </draw:polyline>
        <draw:frame draw:style-name="gr7" draw:layer="layout" svg:width="0.264cm" svg:height="0.137cm" svg:x="6.163cm" svg:y="3.279cm">
          <draw:text-box>
            <text:p text:style-name="P1"><text:span text:style-name="T1">12 / 80</text:span></text:p>
          </draw:text-box>
        </draw:frame>
        <draw:frame draw:style-name="gr3" draw:layer="layout" svg:width="0.547cm" svg:height="0.137cm" svg:x="4.283cm" svg:y="8.135cm">
          <draw:text-box>
            <text:p text:style-name="P1"><text:span text:style-name="T1">GO:0005578</text:span></text:p>
          </draw:text-box>
        </draw:frame>
        <draw:frame draw:style-name="gr49" draw:layer="layout" svg:width="1.036cm" svg:height="0.137cm" svg:x="4.053cm" svg:y="8.255cm">
          <draw:text-box>
            <text:p text:style-name="P1"><text:span text:style-name="T1">proteinaceous extrac...</text:span></text:p>
          </draw:text-box>
        </draw:frame>
        <draw:frame draw:style-name="gr5" draw:layer="layout" svg:width="0.323cm" svg:height="0.137cm" svg:x="4.395cm" svg:y="8.375cm">
          <draw:text-box>
            <text:p text:style-name="P1"><text:span text:style-name="T1">0.31562</text:span></text:p>
          </draw:text-box>
        </draw:frame>
        <draw:polygon draw:style-name="gr6" draw:layer="layout" svg:width="1.304cm" svg:height="0.869cm" svg:x="2.606cm" svg:y="9.657cm" svg:viewBox="0 0 1305 870" draw:points="0,870 1305,870 1305,0 0,0">
          <text:p/>
        </draw:polygon>
        <draw:frame draw:style-name="gr23" draw:layer="layout" svg:width="0.171cm" svg:height="0.137cm" svg:x="4.483cm" svg:y="8.495cm">
          <draw:text-box>
            <text:p text:style-name="P1"><text:span text:style-name="T1">2 / 8</text:span></text:p>
          </draw:text-box>
        </draw:frame>
        <draw:frame draw:style-name="gr3" draw:layer="layout" svg:width="0.547cm" svg:height="0.137cm" svg:x="2.955cm" svg:y="9.874cm">
          <draw:text-box>
            <text:p text:style-name="P1"><text:span text:style-name="T1">GO:0005604</text:span></text:p>
          </draw:text-box>
        </draw:frame>
        <draw:frame draw:style-name="gr50" draw:layer="layout" svg:width="0.94cm" svg:height="0.137cm" svg:x="2.758cm" svg:y="9.994cm">
          <draw:text-box>
            <text:p text:style-name="P1"><text:span text:style-name="T1">basement membrane</text:span></text:p>
          </draw:text-box>
        </draw:frame>
        <draw:frame draw:style-name="gr5" draw:layer="layout" svg:width="0.323cm" svg:height="0.137cm" svg:x="3.067cm" svg:y="10.113cm">
          <draw:text-box>
            <text:p text:style-name="P1"><text:span text:style-name="T1">0.05383</text:span></text:p>
          </draw:text-box>
        </draw:frame>
        <draw:polygon draw:style-name="gr16"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text:p/>
        </draw:polygon>
        <draw:polyline draw:style-name="gr2"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0,434">
          <text:p/>
        </draw:polyline>
        <draw:frame draw:style-name="gr23" draw:layer="layout" svg:width="0.171cm" svg:height="0.137cm" svg:x="3.155cm" svg:y="10.233cm">
          <draw:text-box>
            <text:p text:style-name="P1"><text:span text:style-name="T1">2 / 3</text:span></text:p>
          </draw:text-box>
        </draw:frame>
        <draw:frame draw:style-name="gr3" draw:layer="layout" svg:width="0.547cm" svg:height="0.137cm" svg:x="16.912cm" svg:y="6.397cm">
          <draw:text-box>
            <text:p text:style-name="P1"><text:span text:style-name="T1">GO:0005622</text:span></text:p>
          </draw:text-box>
        </draw:frame>
        <draw:frame draw:style-name="gr51" draw:layer="layout" svg:width="0.504cm" svg:height="0.137cm" svg:x="16.945cm" svg:y="6.517cm">
          <draw:text-box>
            <text:p text:style-name="P1"><text:span text:style-name="T1">intracellular</text:span></text:p>
          </draw:text-box>
        </draw:frame>
        <draw:frame draw:style-name="gr5" draw:layer="layout" svg:width="0.323cm" svg:height="0.137cm" svg:x="17.024cm" svg:y="6.636cm">
          <draw:text-box>
            <text:p text:style-name="P1"><text:span text:style-name="T1">0.09420</text:span></text:p>
          </draw:text-box>
        </draw:frame>
        <draw:polygon draw:style-name="gr1"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text:p/>
        </draw:polygon>
        <draw:polyline draw:style-name="gr2"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0,435">
          <text:p/>
        </draw:polyline>
        <draw:frame draw:style-name="gr5" draw:layer="layout" svg:width="0.323cm" svg:height="0.137cm" svg:x="17.024cm" svg:y="6.756cm">
          <draw:text-box>
            <text:p text:style-name="P1"><text:span text:style-name="T1">70 / 476</text:span></text:p>
          </draw:text-box>
        </draw:frame>
        <draw:frame draw:style-name="gr3" draw:layer="layout" svg:width="0.547cm" svg:height="0.137cm" svg:x="12.855cm" svg:y="2.919cm">
          <draw:text-box>
            <text:p text:style-name="P1"><text:span text:style-name="T1">GO:0005623</text:span></text:p>
          </draw:text-box>
        </draw:frame>
        <draw:frame draw:style-name="gr52" draw:layer="layout" svg:width="0.135cm" svg:height="0.137cm" svg:x="13.079cm" svg:y="3.039cm">
          <draw:text-box>
            <text:p text:style-name="P1"><text:span text:style-name="T1">cell</text:span></text:p>
          </draw:text-box>
        </draw:frame>
        <draw:frame draw:style-name="gr5" draw:layer="layout" svg:width="0.323cm" svg:height="0.137cm" svg:x="12.967cm" svg:y="3.159cm">
          <draw:text-box>
            <text:p text:style-name="P1"><text:span text:style-name="T1">0.38749</text:span></text:p>
          </draw:text-box>
        </draw:frame>
        <draw:polygon draw:style-name="gr1"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text:p/>
        </draw:polygon>
        <draw:polyline draw:style-name="gr2"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0,435">
          <text:p/>
        </draw:polyline>
        <draw:frame draw:style-name="gr5" draw:layer="layout" svg:width="0.323cm" svg:height="0.137cm" svg:x="12.967cm" svg:y="3.279cm">
          <draw:text-box>
            <text:p text:style-name="P1"><text:span text:style-name="T1">70 / 488</text:span></text:p>
          </draw:text-box>
        </draw:frame>
        <draw:frame draw:style-name="gr3" draw:layer="layout" svg:width="0.547cm" svg:height="0.137cm" svg:x="9.112cm" svg:y="13.351cm">
          <draw:text-box>
            <text:p text:style-name="P1"><text:span text:style-name="T1">GO:0005634</text:span></text:p>
          </draw:text-box>
        </draw:frame>
        <draw:frame draw:style-name="gr53" draw:layer="layout" svg:width="0.31cm" svg:height="0.137cm" svg:x="9.233cm" svg:y="13.471cm">
          <draw:text-box>
            <text:p text:style-name="P1"><text:span text:style-name="T1">nucleus</text:span></text:p>
          </draw:text-box>
        </draw:frame>
        <draw:frame draw:style-name="gr5" draw:layer="layout" svg:width="0.323cm" svg:height="0.137cm" svg:x="9.224cm" svg:y="13.591cm">
          <draw:text-box>
            <text:p text:style-name="P1"><text:span text:style-name="T1">0.99213</text:span></text:p>
          </draw:text-box>
        </draw:frame>
        <draw:polygon draw:style-name="gr1"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text:p/>
        </draw:polygon>
        <draw:polyline draw:style-name="gr2"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0,435">
          <text:p/>
        </draw:polyline>
        <draw:frame draw:style-name="gr5" draw:layer="layout" svg:width="0.323cm" svg:height="0.137cm" svg:x="9.224cm" svg:y="13.71cm">
          <draw:text-box>
            <text:p text:style-name="P1"><text:span text:style-name="T1">29 / 268</text:span></text:p>
          </draw:text-box>
        </draw:frame>
        <draw:frame draw:style-name="gr3" draw:layer="layout" svg:width="0.547cm" svg:height="0.137cm" svg:x="6.987cm" svg:y="18.567cm">
          <draw:text-box>
            <text:p text:style-name="P1"><text:span text:style-name="T1">GO:0005654</text:span></text:p>
          </draw:text-box>
        </draw:frame>
        <draw:frame draw:style-name="gr51" draw:layer="layout" svg:width="0.504cm" svg:height="0.137cm" svg:x="6.994cm" svg:y="18.687cm">
          <draw:text-box>
            <text:p text:style-name="P1"><text:span text:style-name="T1">nucleoplasm</text:span></text:p>
          </draw:text-box>
        </draw:frame>
        <draw:frame draw:style-name="gr5" draw:layer="layout" svg:width="0.323cm" svg:height="0.137cm" svg:x="7.099cm" svg:y="18.807cm">
          <draw:text-box>
            <text:p text:style-name="P1"><text:span text:style-name="T1">0.64825</text:span></text:p>
          </draw:text-box>
        </draw:frame>
        <draw:polygon draw:style-name="gr11" draw:layer="layout" svg:width="1.303cm" svg:height="0.869cm" svg:x="21.707cm" svg:y="18.35cm" svg:viewBox="0 0 1304 870" draw:points="0,870 1304,870 1304,0 0,0">
          <text:p/>
        </draw:polygon>
        <draw:frame draw:style-name="gr13" draw:layer="layout" svg:width="0.218cm" svg:height="0.137cm" svg:x="7.158cm" svg:y="18.927cm">
          <draw:text-box>
            <text:p text:style-name="P1"><text:span text:style-name="T1">7 / 53</text:span></text:p>
          </draw:text-box>
        </draw:frame>
        <draw:frame draw:style-name="gr3" draw:layer="layout" svg:width="0.547cm" svg:height="0.137cm" svg:x="22.056cm" svg:y="18.567cm">
          <draw:text-box>
            <text:p text:style-name="P1"><text:span text:style-name="T1">GO:0005682</text:span></text:p>
          </draw:text-box>
        </draw:frame>
        <draw:frame draw:style-name="gr54" draw:layer="layout" svg:width="0.429cm" svg:height="0.137cm" svg:x="22.109cm" svg:y="18.687cm">
          <draw:text-box>
            <text:p text:style-name="P1"><text:span text:style-name="T1">U5 snRNP</text:span></text:p>
          </draw:text-box>
        </draw:frame>
        <draw:frame draw:style-name="gr5" draw:layer="layout" svg:width="0.323cm" svg:height="0.137cm" svg:x="22.167cm" svg:y="18.807cm">
          <draw:text-box>
            <text:p text:style-name="P1"><text:span text:style-name="T1">0.01976</text:span></text:p>
          </draw:text-box>
        </draw:frame>
        <draw:polygon draw:style-name="gr16"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text:p/>
        </draw:polygon>
        <draw:polyline draw:style-name="gr2"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0,434">
          <text:p/>
        </draw:polyline>
        <draw:frame draw:style-name="gr23" draw:layer="layout" svg:width="0.171cm" svg:height="0.137cm" svg:x="22.256cm" svg:y="18.927cm">
          <draw:text-box>
            <text:p text:style-name="P1"><text:span text:style-name="T1">2 / 2</text:span></text:p>
          </draw:text-box>
        </draw:frame>
        <draw:frame draw:style-name="gr3" draw:layer="layout" svg:width="0.547cm" svg:height="0.137cm" svg:x="19.085cm" svg:y="9.874cm">
          <draw:text-box>
            <text:p text:style-name="P1"><text:span text:style-name="T1">GO:0005737</text:span></text:p>
          </draw:text-box>
        </draw:frame>
        <draw:frame draw:style-name="gr55" draw:layer="layout" svg:width="0.388cm" svg:height="0.137cm" svg:x="19.15cm" svg:y="9.994cm">
          <draw:text-box>
            <text:p text:style-name="P1"><text:span text:style-name="T1">cytoplasm</text:span></text:p>
          </draw:text-box>
        </draw:frame>
        <draw:frame draw:style-name="gr5" draw:layer="layout" svg:width="0.323cm" svg:height="0.137cm" svg:x="19.197cm" svg:y="10.113cm">
          <draw:text-box>
            <text:p text:style-name="P1"><text:span text:style-name="T1">0.10005</text:span></text:p>
          </draw:text-box>
        </draw:frame>
        <draw:polygon draw:style-name="gr11" draw:layer="layout" svg:width="1.304cm" svg:height="0.869cm" svg:x="20.765cm" svg:y="13.134cm" svg:viewBox="0 0 1305 870" draw:points="0,870 1305,870 1305,0 0,0">
          <text:p/>
        </draw:polygon>
        <draw:frame draw:style-name="gr5" draw:layer="layout" svg:width="0.323cm" svg:height="0.137cm" svg:x="19.197cm" svg:y="10.233cm">
          <draw:text-box>
            <text:p text:style-name="P1"><text:span text:style-name="T1">65 / 432</text:span></text:p>
          </draw:text-box>
        </draw:frame>
        <draw:frame draw:style-name="gr3" draw:layer="layout" svg:width="0.547cm" svg:height="0.137cm" svg:x="21.114cm" svg:y="13.351cm">
          <draw:text-box>
            <text:p text:style-name="P1"><text:span text:style-name="T1">GO:0005739</text:span></text:p>
          </draw:text-box>
        </draw:frame>
        <draw:frame draw:style-name="gr56" draw:layer="layout" svg:width="0.607cm" svg:height="0.137cm" svg:x="21.084cm" svg:y="13.471cm">
          <draw:text-box>
            <text:p text:style-name="P1"><text:span text:style-name="T1">mitochondrion</text:span></text:p>
          </draw:text-box>
        </draw:frame>
        <draw:frame draw:style-name="gr5" draw:layer="layout" svg:width="0.323cm" svg:height="0.137cm" svg:x="21.225cm" svg:y="13.591cm">
          <draw:text-box>
            <text:p text:style-name="P1"><text:span text:style-name="T1">0.01127</text:span></text:p>
          </draw:text-box>
        </draw:frame>
        <draw:polygon draw:style-name="gr6" draw:layer="layout" svg:width="1.304cm" svg:height="0.869cm" svg:x="18.109cm" svg:y="13.134cm" svg:viewBox="0 0 1305 870" draw:points="0,870 1305,870 1305,0 0,0">
          <text:p/>
        </draw:polygon>
        <draw:frame draw:style-name="gr5" draw:layer="layout" svg:width="0.323cm" svg:height="0.137cm" svg:x="21.225cm" svg:y="13.71cm">
          <draw:text-box>
            <text:p text:style-name="P1"><text:span text:style-name="T1">28 / 137</text:span></text:p>
          </draw:text-box>
        </draw:frame>
        <draw:frame draw:style-name="gr3" draw:layer="layout" svg:width="0.547cm" svg:height="0.137cm" svg:x="18.458cm" svg:y="13.351cm">
          <draw:text-box>
            <text:p text:style-name="P1"><text:span text:style-name="T1">GO:0005783</text:span></text:p>
          </draw:text-box>
        </draw:frame>
        <draw:frame draw:style-name="gr57" draw:layer="layout" svg:width="1.023cm" svg:height="0.137cm" svg:x="18.234cm" svg:y="13.471cm">
          <draw:text-box>
            <text:p text:style-name="P1"><text:span text:style-name="T1">endoplasmic reticulu...</text:span></text:p>
          </draw:text-box>
        </draw:frame>
        <draw:frame draw:style-name="gr5" draw:layer="layout" svg:width="0.323cm" svg:height="0.137cm" svg:x="18.569cm" svg:y="13.591cm">
          <draw:text-box>
            <text:p text:style-name="P1"><text:span text:style-name="T1">0.06920</text:span></text:p>
          </draw:text-box>
        </draw:frame>
        <draw:polygon draw:style-name="gr11" draw:layer="layout" svg:width="1.304cm" svg:height="0.869cm" svg:x="6.324cm" svg:y="23.566cm" svg:viewBox="0 0 1305 870" draw:points="0,870 1305,870 1305,0 0,0">
          <text:p/>
        </draw:polygon>
        <draw:frame draw:style-name="gr7" draw:layer="layout" svg:width="0.264cm" svg:height="0.137cm" svg:x="18.599cm" svg:y="13.71cm">
          <draw:text-box>
            <text:p text:style-name="P1"><text:span text:style-name="T1">14 / 67</text:span></text:p>
          </draw:text-box>
        </draw:frame>
        <draw:frame draw:style-name="gr3" draw:layer="layout" svg:width="0.547cm" svg:height="0.137cm" svg:x="6.673cm" svg:y="23.783cm">
          <draw:text-box>
            <text:p text:style-name="P1"><text:span text:style-name="T1">GO:0015030</text:span></text:p>
          </draw:text-box>
        </draw:frame>
        <draw:frame draw:style-name="gr58" draw:layer="layout" svg:width="0.447cm" svg:height="0.137cm" svg:x="6.727cm" svg:y="23.903cm">
          <draw:text-box>
            <text:p text:style-name="P1"><text:span text:style-name="T1">Cajal body</text:span></text:p>
          </draw:text-box>
        </draw:frame>
        <draw:frame draw:style-name="gr5" draw:layer="layout" svg:width="0.323cm" svg:height="0.137cm" svg:x="6.785cm" svg:y="24.022cm">
          <draw:text-box>
            <text:p text:style-name="P1"><text:span text:style-name="T1">0.01976</text:span></text:p>
          </draw:text-box>
        </draw:frame>
        <draw:polygon draw:style-name="gr16"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text:p/>
        </draw:polygon>
        <draw:polyline draw:style-name="gr2"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0,435">
          <text:p/>
        </draw:polyline>
        <draw:frame draw:style-name="gr23" draw:layer="layout" svg:width="0.171cm" svg:height="0.137cm" svg:x="6.873cm" svg:y="24.142cm">
          <draw:text-box>
            <text:p text:style-name="P1"><text:span text:style-name="T1">2 / 2</text:span></text:p>
          </draw:text-box>
        </draw:frame>
        <draw:frame draw:style-name="gr3" draw:layer="layout" svg:width="0.547cm" svg:height="0.137cm" svg:x="14.401cm" svg:y="15.09cm">
          <draw:text-box>
            <text:p text:style-name="P1"><text:span text:style-name="T1">GO:0016023</text:span></text:p>
          </draw:text-box>
        </draw:frame>
        <draw:frame draw:style-name="gr59" draw:layer="layout" svg:width="1.144cm" svg:height="0.137cm" svg:x="14.117cm" svg:y="15.209cm">
          <draw:text-box>
            <text:p text:style-name="P1"><text:span text:style-name="T1">cytoplasmic membrane...</text:span></text:p>
          </draw:text-box>
        </draw:frame>
        <draw:frame draw:style-name="gr5" draw:layer="layout" svg:width="0.323cm" svg:height="0.137cm" svg:x="14.512cm" svg:y="15.329cm">
          <draw:text-box>
            <text:p text:style-name="P1"><text:span text:style-name="T1">0.26228</text:span></text:p>
          </draw:text-box>
        </draw:frame>
        <draw:polygon draw:style-name="gr16"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text:p/>
        </draw:polygon>
        <draw:polyline draw:style-name="gr2"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0,435">
          <text:p/>
        </draw:polyline>
        <draw:frame draw:style-name="gr13" draw:layer="layout" svg:width="0.218cm" svg:height="0.137cm" svg:x="14.571cm" svg:y="15.449cm">
          <draw:text-box>
            <text:p text:style-name="P1"><text:span text:style-name="T1">9 / 50</text:span></text:p>
          </draw:text-box>
        </draw:frame>
        <draw:frame draw:style-name="gr3" draw:layer="layout" svg:width="0.547cm" svg:height="0.137cm" svg:x="8.002cm" svg:y="22.044cm">
          <draw:text-box>
            <text:p text:style-name="P1"><text:span text:style-name="T1">GO:0016604</text:span></text:p>
          </draw:text-box>
        </draw:frame>
        <draw:frame draw:style-name="gr60" draw:layer="layout" svg:width="0.551cm" svg:height="0.137cm" svg:x="8.002cm" svg:y="22.164cm">
          <draw:text-box>
            <text:p text:style-name="P1"><text:span text:style-name="T1">nuclear body</text:span></text:p>
          </draw:text-box>
        </draw:frame>
        <draw:frame draw:style-name="gr5" draw:layer="layout" svg:width="0.323cm" svg:height="0.137cm" svg:x="8.113cm" svg:y="22.284cm">
          <draw:text-box>
            <text:p text:style-name="P1"><text:span text:style-name="T1">0.09693</text:span></text:p>
          </draw:text-box>
        </draw:frame>
        <draw:polygon draw:style-name="gr6" draw:layer="layout" svg:width="1.304cm" svg:height="0.869cm" svg:x="8.981cm" svg:y="23.566cm" svg:viewBox="0 0 1305 870" draw:points="0,870 1305,870 1305,0 0,0">
          <text:p/>
        </draw:polygon>
        <draw:frame draw:style-name="gr13" draw:layer="layout" svg:width="0.218cm" svg:height="0.137cm" svg:x="8.172cm" svg:y="22.404cm">
          <draw:text-box>
            <text:p text:style-name="P1"><text:span text:style-name="T1">4 / 13</text:span></text:p>
          </draw:text-box>
        </draw:frame>
        <draw:frame draw:style-name="gr3" draw:layer="layout" svg:width="0.547cm" svg:height="0.137cm" svg:x="9.33cm" svg:y="23.783cm">
          <draw:text-box>
            <text:p text:style-name="P1"><text:span text:style-name="T1">GO:0016607</text:span></text:p>
          </draw:text-box>
        </draw:frame>
        <draw:frame draw:style-name="gr61" draw:layer="layout" svg:width="0.598cm" svg:height="0.137cm" svg:x="9.307cm" svg:y="23.903cm">
          <draw:text-box>
            <text:p text:style-name="P1"><text:span text:style-name="T1">nuclear speck</text:span></text:p>
          </draw:text-box>
        </draw:frame>
        <draw:frame draw:style-name="gr5" draw:layer="layout" svg:width="0.323cm" svg:height="0.137cm" svg:x="9.442cm" svg:y="24.022cm">
          <draw:text-box>
            <text:p text:style-name="P1"><text:span text:style-name="T1">0.03955</text:span></text:p>
          </draw:text-box>
        </draw:frame>
        <draw:polygon draw:style-name="gr1"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text:p/>
        </draw:polygon>
        <draw:polyline draw:style-name="gr2"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0,435">
          <text:p/>
        </draw:polyline>
        <draw:frame draw:style-name="gr23" draw:layer="layout" svg:width="0.171cm" svg:height="0.137cm" svg:x="9.53cm" svg:y="24.142cm">
          <draw:text-box>
            <text:p text:style-name="P1"><text:span text:style-name="T1">3 / 6</text:span></text:p>
          </draw:text-box>
        </draw:frame>
        <draw:frame draw:style-name="gr3" draw:layer="layout" svg:width="0.547cm" svg:height="0.137cm" svg:x="14.401cm" svg:y="16.828cm">
          <draw:text-box>
            <text:p text:style-name="P1"><text:span text:style-name="T1">GO:0030135</text:span></text:p>
          </draw:text-box>
        </draw:frame>
        <draw:frame draw:style-name="gr62" draw:layer="layout" svg:width="0.609cm" svg:height="0.137cm" svg:x="14.37cm" svg:y="16.948cm">
          <draw:text-box>
            <text:p text:style-name="P1"><text:span text:style-name="T1">coated vesicle</text:span></text:p>
          </draw:text-box>
        </draw:frame>
        <draw:frame draw:style-name="gr5" draw:layer="layout" svg:width="0.323cm" svg:height="0.137cm" svg:x="14.512cm" svg:y="17.068cm">
          <draw:text-box>
            <text:p text:style-name="P1"><text:span text:style-name="T1">0.39975</text:span></text:p>
          </draw:text-box>
        </draw:frame>
        <draw:polygon draw:style-name="gr16"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text:p/>
        </draw:polygon>
        <draw:polyline draw:style-name="gr2"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0,435">
          <text:p/>
        </draw:polyline>
        <draw:frame draw:style-name="gr13" draw:layer="layout" svg:width="0.218cm" svg:height="0.137cm" svg:x="14.571cm" svg:y="17.188cm">
          <draw:text-box>
            <text:p text:style-name="P1"><text:span text:style-name="T1">3 / 16</text:span></text:p>
          </draw:text-box>
        </draw:frame>
        <draw:frame draw:style-name="gr3" draw:layer="layout" svg:width="0.547cm" svg:height="0.137cm" svg:x="14.401cm" svg:y="18.567cm">
          <draw:text-box>
            <text:p text:style-name="P1"><text:span text:style-name="T1">GO:0030136</text:span></text:p>
          </draw:text-box>
        </draw:frame>
        <draw:frame draw:style-name="gr63" draw:layer="layout" svg:width="0.996cm" svg:height="0.137cm" svg:x="14.191cm" svg:y="18.687cm">
          <draw:text-box>
            <text:p text:style-name="P1"><text:span text:style-name="T1">clathrin−coated vesi...</text:span></text:p>
          </draw:text-box>
        </draw:frame>
        <draw:frame draw:style-name="gr5" draw:layer="layout" svg:width="0.323cm" svg:height="0.137cm" svg:x="14.512cm" svg:y="18.807cm">
          <draw:text-box>
            <text:p text:style-name="P1"><text:span text:style-name="T1">0.15624</text:span></text:p>
          </draw:text-box>
        </draw:frame>
        <draw:polygon draw:style-name="gr1"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13" draw:layer="layout" svg:width="0.218cm" svg:height="0.137cm" svg:x="14.571cm" svg:y="18.927cm">
          <draw:text-box>
            <text:p text:style-name="P1"><text:span text:style-name="T1">3 / 10</text:span></text:p>
          </draw:text-box>
        </draw:frame>
        <draw:frame draw:style-name="gr3" draw:layer="layout" svg:width="0.547cm" svg:height="0.137cm" svg:x="23.118cm" svg:y="9.874cm">
          <draw:text-box>
            <text:p text:style-name="P1"><text:span text:style-name="T1">GO:0030529</text:span></text:p>
          </draw:text-box>
        </draw:frame>
        <draw:frame draw:style-name="gr64" draw:layer="layout" svg:width="1.008cm" svg:height="0.137cm" svg:x="22.902cm" svg:y="9.994cm">
          <draw:text-box>
            <text:p text:style-name="P1"><text:span text:style-name="T1">ribonucleoprotein co...</text:span></text:p>
          </draw:text-box>
        </draw:frame>
        <draw:frame draw:style-name="gr5" draw:layer="layout" svg:width="0.323cm" svg:height="0.137cm" svg:x="23.23cm" svg:y="10.113cm">
          <draw:text-box>
            <text:p text:style-name="P1"><text:span text:style-name="T1">0.51744</text:span></text:p>
          </draw:text-box>
        </draw:frame>
        <draw:polygon draw:style-name="gr11" draw:layer="layout" svg:width="1.304cm" svg:height="0.87cm" svg:x="20.378cm" svg:y="16.611cm" svg:viewBox="0 0 1305 871" draw:points="0,871 1305,871 1305,0 0,0">
          <text:p/>
        </draw:polygon>
        <draw:frame draw:style-name="gr5" draw:layer="layout" svg:width="0.323cm" svg:height="0.137cm" svg:x="23.23cm" svg:y="10.233cm">
          <draw:text-box>
            <text:p text:style-name="P1"><text:span text:style-name="T1">15 / 104</text:span></text:p>
          </draw:text-box>
        </draw:frame>
        <draw:frame draw:style-name="gr3" draw:layer="layout" svg:width="0.547cm" svg:height="0.137cm" svg:x="20.727cm" svg:y="16.828cm">
          <draw:text-box>
            <text:p text:style-name="P1"><text:span text:style-name="T1">GO:0030532</text:span></text:p>
          </draw:text-box>
        </draw:frame>
        <draw:frame draw:style-name="gr65" draw:layer="layout" svg:width="1.005cm" svg:height="0.137cm" svg:x="20.513cm" svg:y="16.948cm">
          <draw:text-box>
            <text:p text:style-name="P1"><text:span text:style-name="T1">small nuclear ribonu...</text:span></text:p>
          </draw:text-box>
        </draw:frame>
        <draw:frame draw:style-name="gr5" draw:layer="layout" svg:width="0.323cm" svg:height="0.137cm" svg:x="20.839cm" svg:y="17.068cm">
          <draw:text-box>
            <text:p text:style-name="P1"><text:span text:style-name="T1">0.00925</text:span></text:p>
          </draw:text-box>
        </draw:frame>
        <draw:polygon draw:style-name="gr16"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text:p/>
        </draw:polygon>
        <draw:polyline draw:style-name="gr2"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0,434">
          <text:p/>
        </draw:polyline>
        <draw:frame draw:style-name="gr23" draw:layer="layout" svg:width="0.171cm" svg:height="0.137cm" svg:x="20.927cm" svg:y="17.188cm">
          <draw:text-box>
            <text:p text:style-name="P1"><text:span text:style-name="T1">4 / 7</text:span></text:p>
          </draw:text-box>
        </draw:frame>
        <draw:frame draw:style-name="gr3" draw:layer="layout" svg:width="0.547cm" svg:height="0.137cm" svg:x="3.993cm" svg:y="6.397cm">
          <draw:text-box>
            <text:p text:style-name="P1"><text:span text:style-name="T1">GO:0031012</text:span></text:p>
          </draw:text-box>
        </draw:frame>
        <draw:frame draw:style-name="gr66" draw:layer="layout" svg:width="0.832cm" svg:height="0.137cm" svg:x="3.854cm" svg:y="6.517cm">
          <draw:text-box>
            <text:p text:style-name="P1"><text:span text:style-name="T1">extracellular matrix</text:span></text:p>
          </draw:text-box>
        </draw:frame>
        <draw:frame draw:style-name="gr5" draw:layer="layout" svg:width="0.323cm" svg:height="0.137cm" svg:x="4.105cm" svg:y="6.636cm">
          <draw:text-box>
            <text:p text:style-name="P1"><text:span text:style-name="T1">0.09538</text:span></text:p>
          </draw:text-box>
        </draw:frame>
        <draw:polygon draw:style-name="gr1"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text:p/>
        </draw:polygon>
        <draw:polyline draw:style-name="gr2"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0,435">
          <text:p/>
        </draw:polyline>
        <draw:frame draw:style-name="gr13" draw:layer="layout" svg:width="0.218cm" svg:height="0.137cm" svg:x="4.164cm" svg:y="6.756cm">
          <draw:text-box>
            <text:p text:style-name="P1"><text:span text:style-name="T1">5 / 18</text:span></text:p>
          </draw:text-box>
        </draw:frame>
        <draw:frame draw:style-name="gr3" draw:layer="layout" svg:width="0.547cm" svg:height="0.137cm" svg:x="14.401cm" svg:y="13.351cm">
          <draw:text-box>
            <text:p text:style-name="P1"><text:span text:style-name="T1">GO:0031410</text:span></text:p>
          </draw:text-box>
        </draw:frame>
        <draw:frame draw:style-name="gr67" draw:layer="layout" svg:width="0.844cm" svg:height="0.137cm" svg:x="14.252cm" svg:y="13.471cm">
          <draw:text-box>
            <text:p text:style-name="P1"><text:span text:style-name="T1">cytoplasmic vesicle</text:span></text:p>
          </draw:text-box>
        </draw:frame>
        <draw:frame draw:style-name="gr5" draw:layer="layout" svg:width="0.323cm" svg:height="0.137cm" svg:x="14.512cm" svg:y="13.591cm">
          <draw:text-box>
            <text:p text:style-name="P1"><text:span text:style-name="T1">0.37054</text:span></text:p>
          </draw:text-box>
        </draw:frame>
        <draw:polygon draw:style-name="gr1"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18cm" svg:height="0.137cm" svg:x="14.571cm" svg:y="13.71cm">
          <draw:text-box>
            <text:p text:style-name="P1"><text:span text:style-name="T1">9 / 55</text:span></text:p>
          </draw:text-box>
        </draw:frame>
        <draw:frame draw:style-name="gr3" draw:layer="layout" svg:width="0.547cm" svg:height="0.137cm" svg:x="7.06cm" svg:y="4.658cm">
          <draw:text-box>
            <text:p text:style-name="P1"><text:span text:style-name="T1">GO:0031974</text:span></text:p>
          </draw:text-box>
        </draw:frame>
        <draw:frame draw:style-name="gr68" draw:layer="layout" svg:width="1.16cm" svg:height="0.137cm" svg:x="6.768cm" svg:y="4.778cm">
          <draw:text-box>
            <text:p text:style-name="P1"><text:span text:style-name="T1">membrane−enclosed lu...</text:span></text:p>
          </draw:text-box>
        </draw:frame>
        <draw:frame draw:style-name="gr5" draw:layer="layout" svg:width="0.323cm" svg:height="0.137cm" svg:x="7.171cm" svg:y="4.898cm">
          <draw:text-box>
            <text:p text:style-name="P1"><text:span text:style-name="T1">0.90801</text:span></text:p>
          </draw:text-box>
        </draw:frame>
        <draw:polygon draw:style-name="gr1"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text:p/>
        </draw:polygon>
        <draw:polyline draw:style-name="gr2"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0,435">
          <text:p/>
        </draw:polyline>
        <draw:frame draw:style-name="gr5" draw:layer="layout" svg:width="0.323cm" svg:height="0.137cm" svg:x="7.171cm" svg:y="5.017cm">
          <draw:text-box>
            <text:p text:style-name="P1"><text:span text:style-name="T1">19 / 165</text:span></text:p>
          </draw:text-box>
        </draw:frame>
        <draw:frame draw:style-name="gr3" draw:layer="layout" svg:width="0.547cm" svg:height="0.137cm" svg:x="5.587cm" svg:y="16.828cm">
          <draw:text-box>
            <text:p text:style-name="P1"><text:span text:style-name="T1">GO:0031981</text:span></text:p>
          </draw:text-box>
        </draw:frame>
        <draw:frame draw:style-name="gr69" draw:layer="layout" svg:width="0.604cm" svg:height="0.137cm" svg:x="5.558cm" svg:y="16.948cm">
          <draw:text-box>
            <text:p text:style-name="P1"><text:span text:style-name="T1">nuclear lumen</text:span></text:p>
          </draw:text-box>
        </draw:frame>
        <draw:frame draw:style-name="gr5" draw:layer="layout" svg:width="0.323cm" svg:height="0.137cm" svg:x="5.699cm" svg:y="17.068cm">
          <draw:text-box>
            <text:p text:style-name="P1"><text:span text:style-name="T1">0.95757</text:span></text:p>
          </draw:text-box>
        </draw:frame>
        <draw:polygon draw:style-name="gr1"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text:p/>
        </draw:polygon>
        <draw:polyline draw:style-name="gr2"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0,434">
          <text:p/>
        </draw:polyline>
        <draw:frame draw:style-name="gr5" draw:layer="layout" svg:width="0.323cm" svg:height="0.137cm" svg:x="5.699cm" svg:y="17.188cm">
          <draw:text-box>
            <text:p text:style-name="P1"><text:span text:style-name="T1">12 / 121</text:span></text:p>
          </draw:text-box>
        </draw:frame>
        <draw:frame draw:style-name="gr3" draw:layer="layout" svg:width="0.547cm" svg:height="0.137cm" svg:x="11.769cm" svg:y="11.612cm">
          <draw:text-box>
            <text:p text:style-name="P1"><text:span text:style-name="T1">GO:0031982</text:span></text:p>
          </draw:text-box>
        </draw:frame>
        <draw:frame draw:style-name="gr70" draw:layer="layout" svg:width="0.264cm" svg:height="0.137cm" svg:x="11.911cm" svg:y="11.732cm">
          <draw:text-box>
            <text:p text:style-name="P1"><text:span text:style-name="T1">vesicle</text:span></text:p>
          </draw:text-box>
        </draw:frame>
        <draw:frame draw:style-name="gr5" draw:layer="layout" svg:width="0.323cm" svg:height="0.137cm" svg:x="11.88cm" svg:y="11.852cm">
          <draw:text-box>
            <text:p text:style-name="P1"><text:span text:style-name="T1">0.39303</text:span></text:p>
          </draw:text-box>
        </draw:frame>
        <draw:polygon draw:style-name="gr16"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text:p/>
        </draw:polygon>
        <draw:polyline draw:style-name="gr2"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0,435">
          <text:p/>
        </draw:polyline>
        <draw:frame draw:style-name="gr13" draw:layer="layout" svg:width="0.218cm" svg:height="0.137cm" svg:x="11.939cm" svg:y="11.972cm">
          <draw:text-box>
            <text:p text:style-name="P1"><text:span text:style-name="T1">9 / 56</text:span></text:p>
          </draw:text-box>
        </draw:frame>
        <draw:frame draw:style-name="gr3" draw:layer="layout" svg:width="0.547cm" svg:height="0.137cm" svg:x="11.769cm" svg:y="13.351cm">
          <draw:text-box>
            <text:p text:style-name="P1"><text:span text:style-name="T1">GO:0031988</text:span></text:p>
          </draw:text-box>
        </draw:frame>
        <draw:frame draw:style-name="gr71" draw:layer="layout" svg:width="1.227cm" svg:height="0.137cm" svg:x="11.443cm" svg:y="13.471cm">
          <draw:text-box>
            <text:p text:style-name="P1"><text:span text:style-name="T1">membrane−bounded ves...</text:span></text:p>
          </draw:text-box>
        </draw:frame>
        <draw:frame draw:style-name="gr5" draw:layer="layout" svg:width="0.323cm" svg:height="0.137cm" svg:x="11.88cm" svg:y="13.591cm">
          <draw:text-box>
            <text:p text:style-name="P1"><text:span text:style-name="T1">0.28313</text:span></text:p>
          </draw:text-box>
        </draw:frame>
        <draw:polygon draw:style-name="gr1"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text:p/>
        </draw:polygon>
        <draw:polyline draw:style-name="gr2"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0,434">
          <text:p/>
        </draw:polyline>
        <draw:frame draw:style-name="gr13" draw:layer="layout" svg:width="0.218cm" svg:height="0.137cm" svg:x="11.939cm" svg:y="13.71cm">
          <draw:text-box>
            <text:p text:style-name="P1"><text:span text:style-name="T1">9 / 51</text:span></text:p>
          </draw:text-box>
        </draw:frame>
        <draw:frame draw:style-name="gr3" draw:layer="layout" svg:width="0.547cm" svg:height="0.137cm" svg:x="21.331cm" svg:y="6.397cm">
          <draw:text-box>
            <text:p text:style-name="P1"><text:span text:style-name="T1">GO:0032991</text:span></text:p>
          </draw:text-box>
        </draw:frame>
        <draw:frame draw:style-name="gr72" draw:layer="layout" svg:width="1.123cm" svg:height="0.137cm" svg:x="21.058cm" svg:y="6.517cm">
          <draw:text-box>
            <text:p text:style-name="P1"><text:span text:style-name="T1">macromolecular compl...</text:span></text:p>
          </draw:text-box>
        </draw:frame>
        <draw:frame draw:style-name="gr5" draw:layer="layout" svg:width="0.323cm" svg:height="0.137cm" svg:x="21.443cm" svg:y="6.636cm">
          <draw:text-box>
            <text:p text:style-name="P1"><text:span text:style-name="T1">0.65588</text:span></text:p>
          </draw:text-box>
        </draw:frame>
        <draw:polygon draw:style-name="gr1"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text:p/>
        </draw:polygon>
        <draw:polyline draw:style-name="gr2"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0,435">
          <text:p/>
        </draw:polyline>
        <draw:frame draw:style-name="gr5" draw:layer="layout" svg:width="0.323cm" svg:height="0.137cm" svg:x="21.443cm" svg:y="6.756cm">
          <draw:text-box>
            <text:p text:style-name="P1"><text:span text:style-name="T1">35 / 255</text:span></text:p>
          </draw:text-box>
        </draw:frame>
        <draw:frame draw:style-name="gr3" draw:layer="layout" svg:width="0.547cm" svg:height="0.137cm" svg:x="11.769cm" svg:y="8.135cm">
          <draw:text-box>
            <text:p text:style-name="P1"><text:span text:style-name="T1">GO:0043226</text:span></text:p>
          </draw:text-box>
        </draw:frame>
        <draw:frame draw:style-name="gr73" draw:layer="layout" svg:width="0.376cm" svg:height="0.137cm" svg:x="11.854cm" svg:y="8.255cm">
          <draw:text-box>
            <text:p text:style-name="P1"><text:span text:style-name="T1">organelle</text:span></text:p>
          </draw:text-box>
        </draw:frame>
        <draw:frame draw:style-name="gr5" draw:layer="layout" svg:width="0.323cm" svg:height="0.137cm" svg:x="11.88cm" svg:y="8.375cm">
          <draw:text-box>
            <text:p text:style-name="P1"><text:span text:style-name="T1">0.62422</text:span></text:p>
          </draw:text-box>
        </draw:frame>
        <draw:polygon draw:style-name="gr1"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text:p/>
        </draw:polygon>
        <draw:polyline draw:style-name="gr2"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0,434">
          <text:p/>
        </draw:polyline>
        <draw:frame draw:style-name="gr5" draw:layer="layout" svg:width="0.323cm" svg:height="0.137cm" svg:x="11.88cm" svg:y="8.495cm">
          <draw:text-box>
            <text:p text:style-name="P1"><text:span text:style-name="T1">62 / 440</text:span></text:p>
          </draw:text-box>
        </draw:frame>
        <draw:frame draw:style-name="gr3" draw:layer="layout" svg:width="0.547cm" svg:height="0.137cm" svg:x="16.429cm" svg:y="9.874cm">
          <draw:text-box>
            <text:p text:style-name="P1"><text:span text:style-name="T1">GO:0043227</text:span></text:p>
          </draw:text-box>
        </draw:frame>
        <draw:frame draw:style-name="gr74" draw:layer="layout" svg:width="1.219cm" svg:height="0.137cm" svg:x="16.108cm" svg:y="9.994cm">
          <draw:text-box>
            <text:p text:style-name="P1"><text:span text:style-name="T1">membrane−bounded org...</text:span></text:p>
          </draw:text-box>
        </draw:frame>
        <draw:frame draw:style-name="gr5" draw:layer="layout" svg:width="0.323cm" svg:height="0.137cm" svg:x="16.541cm" svg:y="10.113cm">
          <draw:text-box>
            <text:p text:style-name="P1"><text:span text:style-name="T1">0.55602</text:span></text:p>
          </draw:text-box>
        </draw:frame>
        <draw:polygon draw:style-name="gr1"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5" draw:layer="layout" svg:width="0.323cm" svg:height="0.137cm" svg:x="16.541cm" svg:y="10.233cm">
          <draw:text-box>
            <text:p text:style-name="P1"><text:span text:style-name="T1">59 / 416</text:span></text:p>
          </draw:text-box>
        </draw:frame>
        <draw:frame draw:style-name="gr3" draw:layer="layout" svg:width="0.547cm" svg:height="0.137cm" svg:x="13.773cm" svg:y="9.874cm">
          <draw:text-box>
            <text:p text:style-name="P1"><text:span text:style-name="T1">GO:0043229</text:span></text:p>
          </draw:text-box>
        </draw:frame>
        <draw:frame draw:style-name="gr75" draw:layer="layout" svg:width="0.956cm" svg:height="0.137cm" svg:x="13.583cm" svg:y="9.994cm">
          <draw:text-box>
            <text:p text:style-name="P1"><text:span text:style-name="T1">intracellular organe...</text:span></text:p>
          </draw:text-box>
        </draw:frame>
        <draw:frame draw:style-name="gr5" draw:layer="layout" svg:width="0.323cm" svg:height="0.137cm" svg:x="13.885cm" svg:y="10.113cm">
          <draw:text-box>
            <text:p text:style-name="P1"><text:span text:style-name="T1">0.62422</text:span></text:p>
          </draw:text-box>
        </draw:frame>
        <draw:polygon draw:style-name="gr1"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text:p/>
        </draw:polygon>
        <draw:polyline draw:style-name="gr2"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0,434">
          <text:p/>
        </draw:polyline>
        <draw:frame draw:style-name="gr5" draw:layer="layout" svg:width="0.323cm" svg:height="0.137cm" svg:x="13.885cm" svg:y="10.233cm">
          <draw:text-box>
            <text:p text:style-name="P1"><text:span text:style-name="T1">62 / 440</text:span></text:p>
          </draw:text-box>
        </draw:frame>
        <draw:frame draw:style-name="gr3" draw:layer="layout" svg:width="0.547cm" svg:height="0.137cm" svg:x="16.429cm" svg:y="11.612cm">
          <draw:text-box>
            <text:p text:style-name="P1"><text:span text:style-name="T1">GO:0043231</text:span></text:p>
          </draw:text-box>
        </draw:frame>
        <draw:frame draw:style-name="gr76" draw:layer="layout" svg:width="1.015cm" svg:height="0.137cm" svg:x="16.21cm" svg:y="11.732cm">
          <draw:text-box>
            <text:p text:style-name="P1"><text:span text:style-name="T1">intracellular membra...</text:span></text:p>
          </draw:text-box>
        </draw:frame>
        <draw:frame draw:style-name="gr5" draw:layer="layout" svg:width="0.323cm" svg:height="0.137cm" svg:x="16.541cm" svg:y="11.852cm">
          <draw:text-box>
            <text:p text:style-name="P1"><text:span text:style-name="T1">0.55602</text:span></text:p>
          </draw:text-box>
        </draw:frame>
        <draw:polygon draw:style-name="gr1"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text:p/>
        </draw:polygon>
        <draw:polyline draw:style-name="gr2"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0,434">
          <text:p/>
        </draw:polyline>
        <draw:frame draw:style-name="gr5" draw:layer="layout" svg:width="0.323cm" svg:height="0.137cm" svg:x="16.541cm" svg:y="11.972cm">
          <draw:text-box>
            <text:p text:style-name="P1"><text:span text:style-name="T1">59 / 416</text:span></text:p>
          </draw:text-box>
        </draw:frame>
        <draw:frame draw:style-name="gr3" draw:layer="layout" svg:width="0.547cm" svg:height="0.137cm" svg:x="5.973cm" svg:y="11.612cm">
          <draw:text-box>
            <text:p text:style-name="P1"><text:span text:style-name="T1">GO:0043233</text:span></text:p>
          </draw:text-box>
        </draw:frame>
        <draw:frame draw:style-name="gr77" draw:layer="layout" svg:width="0.694cm" svg:height="0.137cm" svg:x="5.9cm" svg:y="11.732cm">
          <draw:text-box>
            <text:p text:style-name="P1"><text:span text:style-name="T1">organelle lumen</text:span></text:p>
          </draw:text-box>
        </draw:frame>
        <draw:frame draw:style-name="gr5" draw:layer="layout" svg:width="0.323cm" svg:height="0.137cm" svg:x="6.085cm" svg:y="11.852cm">
          <draw:text-box>
            <text:p text:style-name="P1"><text:span text:style-name="T1">0.89490</text:span></text:p>
          </draw:text-box>
        </draw:frame>
        <draw:polygon draw:style-name="gr16"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text:p/>
        </draw:polygon>
        <draw:polyline draw:style-name="gr2"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0,435">
          <text:p/>
        </draw:polyline>
        <draw:frame draw:style-name="gr5" draw:layer="layout" svg:width="0.323cm" svg:height="0.137cm" svg:x="6.085cm" svg:y="11.972cm">
          <draw:text-box>
            <text:p text:style-name="P1"><text:span text:style-name="T1">19 / 163</text:span></text:p>
          </draw:text-box>
        </draw:frame>
        <draw:frame draw:style-name="gr3" draw:layer="layout" svg:width="0.547cm" svg:height="0.137cm" svg:x="1.651cm" svg:y="8.135cm">
          <draw:text-box>
            <text:p text:style-name="P1"><text:span text:style-name="T1">GO:0044420</text:span></text:p>
          </draw:text-box>
        </draw:frame>
        <draw:frame draw:style-name="gr78" draw:layer="layout" svg:width="0.944cm" svg:height="0.137cm" svg:x="1.467cm" svg:y="8.255cm">
          <draw:text-box>
            <text:p text:style-name="P1"><text:span text:style-name="T1">extracellular matrix...</text:span></text:p>
          </draw:text-box>
        </draw:frame>
        <draw:frame draw:style-name="gr5" draw:layer="layout" svg:width="0.323cm" svg:height="0.137cm" svg:x="1.763cm" svg:y="8.375cm">
          <draw:text-box>
            <text:p text:style-name="P1"><text:span text:style-name="T1">0.20289</text:span></text:p>
          </draw:text-box>
        </draw:frame>
        <draw:polygon draw:style-name="gr16"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text:p/>
        </draw:polygon>
        <draw:polyline draw:style-name="gr2"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0,435">
          <text:p/>
        </draw:polyline>
        <draw:frame draw:style-name="gr23" draw:layer="layout" svg:width="0.171cm" svg:height="0.137cm" svg:x="1.851cm" svg:y="8.495cm">
          <draw:text-box>
            <text:p text:style-name="P1"><text:span text:style-name="T1">2 / 6</text:span></text:p>
          </draw:text-box>
        </draw:frame>
        <draw:frame draw:style-name="gr3" draw:layer="layout" svg:width="0.547cm" svg:height="0.137cm" svg:x="3.993cm" svg:y="4.658cm">
          <draw:text-box>
            <text:p text:style-name="P1"><text:span text:style-name="T1">GO:0044421</text:span></text:p>
          </draw:text-box>
        </draw:frame>
        <draw:frame draw:style-name="gr79" draw:layer="layout" svg:width="0.948cm" svg:height="0.137cm" svg:x="3.807cm" svg:y="4.778cm">
          <draw:text-box>
            <text:p text:style-name="P1"><text:span text:style-name="T1">extracellular region...</text:span></text:p>
          </draw:text-box>
        </draw:frame>
        <draw:frame draw:style-name="gr5" draw:layer="layout" svg:width="0.323cm" svg:height="0.137cm" svg:x="4.105cm" svg:y="4.898cm">
          <draw:text-box>
            <text:p text:style-name="P1"><text:span text:style-name="T1">0.21590</text:span></text:p>
          </draw:text-box>
        </draw:frame>
        <draw:polygon draw:style-name="gr1"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text:p/>
        </draw:polygon>
        <draw:polyline draw:style-name="gr2"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0,434">
          <text:p/>
        </draw:polyline>
        <draw:frame draw:style-name="gr7" draw:layer="layout" svg:width="0.264cm" svg:height="0.137cm" svg:x="4.134cm" svg:y="5.017cm">
          <draw:text-box>
            <text:p text:style-name="P1"><text:span text:style-name="T1">10 / 54</text:span></text:p>
          </draw:text-box>
        </draw:frame>
        <draw:frame draw:style-name="gr3" draw:layer="layout" svg:width="0.547cm" svg:height="0.137cm" svg:x="8.34cm" svg:y="9.874cm">
          <draw:text-box>
            <text:p text:style-name="P1"><text:span text:style-name="T1">GO:0044422</text:span></text:p>
          </draw:text-box>
        </draw:frame>
        <draw:frame draw:style-name="gr80" draw:layer="layout" svg:width="0.621cm" svg:height="0.137cm" svg:x="8.317cm" svg:y="9.994cm">
          <draw:text-box>
            <text:p text:style-name="P1"><text:span text:style-name="T1">organelle part</text:span></text:p>
          </draw:text-box>
        </draw:frame>
        <draw:frame draw:style-name="gr5" draw:layer="layout" svg:width="0.323cm" svg:height="0.137cm" svg:x="8.451cm" svg:y="10.113cm">
          <draw:text-box>
            <text:p text:style-name="P1"><text:span text:style-name="T1">0.68267</text:span></text:p>
          </draw:text-box>
        </draw:frame>
        <draw:polygon draw:style-name="gr6" draw:layer="layout" svg:width="1.304cm" svg:height="0.87cm" svg:x="16.563cm" svg:y="7.918cm" svg:viewBox="0 0 1305 871" draw:points="0,871 1305,871 1305,0 0,0">
          <text:p/>
        </draw:polygon>
        <draw:frame draw:style-name="gr5" draw:layer="layout" svg:width="0.323cm" svg:height="0.137cm" svg:x="8.451cm" svg:y="10.233cm">
          <draw:text-box>
            <text:p text:style-name="P1"><text:span text:style-name="T1">44 / 320</text:span></text:p>
          </draw:text-box>
        </draw:frame>
        <draw:frame draw:style-name="gr3" draw:layer="layout" svg:width="0.547cm" svg:height="0.137cm" svg:x="16.912cm" svg:y="8.135cm">
          <draw:text-box>
            <text:p text:style-name="P1"><text:span text:style-name="T1">GO:0044424</text:span></text:p>
          </draw:text-box>
        </draw:frame>
        <draw:frame draw:style-name="gr81" draw:layer="layout" svg:width="0.726cm" svg:height="0.137cm" svg:x="16.837cm" svg:y="8.255cm">
          <draw:text-box>
            <text:p text:style-name="P1"><text:span text:style-name="T1">intracellular part</text:span></text:p>
          </draw:text-box>
        </draw:frame>
        <draw:frame draw:style-name="gr5" draw:layer="layout" svg:width="0.323cm" svg:height="0.137cm" svg:x="17.024cm" svg:y="8.375cm">
          <draw:text-box>
            <text:p text:style-name="P1"><text:span text:style-name="T1">0.06384</text:span></text:p>
          </draw:text-box>
        </draw:frame>
        <draw:polygon draw:style-name="gr1"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text:p/>
        </draw:polygon>
        <draw:polyline draw:style-name="gr2"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0,435">
          <text:p/>
        </draw:polyline>
        <draw:frame draw:style-name="gr5" draw:layer="layout" svg:width="0.323cm" svg:height="0.137cm" svg:x="17.024cm" svg:y="8.495cm">
          <draw:text-box>
            <text:p text:style-name="P1"><text:span text:style-name="T1">70 / 473</text:span></text:p>
          </draw:text-box>
        </draw:frame>
        <draw:frame draw:style-name="gr3" draw:layer="layout" svg:width="0.547cm" svg:height="0.137cm" svg:x="8.122cm" svg:y="15.09cm">
          <draw:text-box>
            <text:p text:style-name="P1"><text:span text:style-name="T1">GO:0044428</text:span></text:p>
          </draw:text-box>
        </draw:frame>
        <draw:frame draw:style-name="gr82" draw:layer="layout" svg:width="0.532cm" svg:height="0.137cm" svg:x="8.144cm" svg:y="15.209cm">
          <draw:text-box>
            <text:p text:style-name="P1"><text:span text:style-name="T1">nuclear part</text:span></text:p>
          </draw:text-box>
        </draw:frame>
        <draw:frame draw:style-name="gr5" draw:layer="layout" svg:width="0.323cm" svg:height="0.137cm" svg:x="8.234cm" svg:y="15.329cm">
          <draw:text-box>
            <text:p text:style-name="P1"><text:span text:style-name="T1">0.95827</text:span></text:p>
          </draw:text-box>
        </draw:frame>
        <draw:polygon draw:style-name="gr1"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text:p/>
        </draw:polygon>
        <draw:polyline draw:style-name="gr2"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0,434">
          <text:p/>
        </draw:polyline>
        <draw:frame draw:style-name="gr5" draw:layer="layout" svg:width="0.323cm" svg:height="0.137cm" svg:x="8.234cm" svg:y="15.449cm">
          <draw:text-box>
            <text:p text:style-name="P1"><text:span text:style-name="T1">15 / 145</text:span></text:p>
          </draw:text-box>
        </draw:frame>
        <draw:frame draw:style-name="gr3" draw:layer="layout" svg:width="0.547cm" svg:height="0.137cm" svg:x="19.085cm" svg:y="11.612cm">
          <draw:text-box>
            <text:p text:style-name="P1"><text:span text:style-name="T1">GO:0044444</text:span></text:p>
          </draw:text-box>
        </draw:frame>
        <draw:frame draw:style-name="gr83" draw:layer="layout" svg:width="0.739cm" svg:height="0.137cm" svg:x="19.004cm" svg:y="11.732cm">
          <draw:text-box>
            <text:p text:style-name="P1"><text:span text:style-name="T1">cytoplasmic part</text:span></text:p>
          </draw:text-box>
        </draw:frame>
        <draw:frame draw:style-name="gr5" draw:layer="layout" svg:width="0.323cm" svg:height="0.137cm" svg:x="19.197cm" svg:y="11.852cm">
          <draw:text-box>
            <text:p text:style-name="P1"><text:span text:style-name="T1">0.39224</text:span></text:p>
          </draw:text-box>
        </draw:frame>
        <draw:polygon draw:style-name="gr1"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text:p/>
        </draw:polygon>
        <draw:polyline draw:style-name="gr2"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0,434">
          <text:p/>
        </draw:polyline>
        <draw:frame draw:style-name="gr5" draw:layer="layout" svg:width="0.323cm" svg:height="0.137cm" svg:x="19.197cm" svg:y="11.972cm">
          <draw:text-box>
            <text:p text:style-name="P1"><text:span text:style-name="T1">58 / 400</text:span></text:p>
          </draw:text-box>
        </draw:frame>
        <draw:frame draw:style-name="gr3" draw:layer="layout" svg:width="0.547cm" svg:height="0.137cm" svg:x="8.63cm" svg:y="11.612cm">
          <draw:text-box>
            <text:p text:style-name="P1"><text:span text:style-name="T1">GO:0044446</text:span></text:p>
          </draw:text-box>
        </draw:frame>
        <draw:frame draw:style-name="gr75" draw:layer="layout" svg:width="0.956cm" svg:height="0.137cm" svg:x="8.44cm" svg:y="11.732cm">
          <draw:text-box>
            <text:p text:style-name="P1"><text:span text:style-name="T1">intracellular organe...</text:span></text:p>
          </draw:text-box>
        </draw:frame>
        <draw:frame draw:style-name="gr5" draw:layer="layout" svg:width="0.323cm" svg:height="0.137cm" svg:x="8.741cm" svg:y="11.852cm">
          <draw:text-box>
            <text:p text:style-name="P1"><text:span text:style-name="T1">0.64110</text:span></text:p>
          </draw:text-box>
        </draw:frame>
        <draw:polygon draw:style-name="gr16"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text:p/>
        </draw:polygon>
        <draw:polyline draw:style-name="gr2"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0,434">
          <text:p/>
        </draw:polyline>
        <draw:frame draw:style-name="gr5" draw:layer="layout" svg:width="0.323cm" svg:height="0.137cm" svg:x="8.741cm" svg:y="11.972cm">
          <draw:text-box>
            <text:p text:style-name="P1"><text:span text:style-name="T1">44 / 317</text:span></text:p>
          </draw:text-box>
        </draw:frame>
        <draw:frame draw:style-name="gr3" draw:layer="layout" svg:width="0.547cm" svg:height="0.137cm" svg:x="8.002cm" svg:y="20.306cm">
          <draw:text-box>
            <text:p text:style-name="P1"><text:span text:style-name="T1">GO:0044451</text:span></text:p>
          </draw:text-box>
        </draw:frame>
        <draw:frame draw:style-name="gr84" draw:layer="layout" svg:width="0.779cm" svg:height="0.137cm" svg:x="7.9cm" svg:y="20.426cm">
          <draw:text-box>
            <text:p text:style-name="P1"><text:span text:style-name="T1">nucleoplasm part</text:span></text:p>
          </draw:text-box>
        </draw:frame>
        <draw:frame draw:style-name="gr5" draw:layer="layout" svg:width="0.323cm" svg:height="0.137cm" svg:x="8.113cm" svg:y="20.545cm">
          <draw:text-box>
            <text:p text:style-name="P1"><text:span text:style-name="T1">0.29089</text:span></text:p>
          </draw:text-box>
        </draw:frame>
        <draw:polygon draw:style-name="gr1"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18cm" svg:height="0.137cm" svg:x="8.172cm" svg:y="20.665cm">
          <draw:text-box>
            <text:p text:style-name="P1"><text:span text:style-name="T1">6 / 32</text:span></text:p>
          </draw:text-box>
        </draw:frame>
        <draw:frame draw:style-name="gr3" draw:layer="layout" svg:width="0.547cm" svg:height="0.137cm" svg:x="14.884cm" svg:y="4.658cm">
          <draw:text-box>
            <text:p text:style-name="P1"><text:span text:style-name="T1">GO:0044464</text:span></text:p>
          </draw:text-box>
        </draw:frame>
        <draw:frame draw:style-name="gr85" draw:layer="layout" svg:width="0.345cm" svg:height="0.137cm" svg:x="14.999cm" svg:y="4.778cm">
          <draw:text-box>
            <text:p text:style-name="P1"><text:span text:style-name="T1">cell part</text:span></text:p>
          </draw:text-box>
        </draw:frame>
        <draw:frame draw:style-name="gr5" draw:layer="layout" svg:width="0.323cm" svg:height="0.137cm" svg:x="14.995cm" svg:y="4.898cm">
          <draw:text-box>
            <text:p text:style-name="P1"><text:span text:style-name="T1">0.34836</text:span></text:p>
          </draw:text-box>
        </draw:frame>
        <draw:polygon draw:style-name="gr11" draw:layer="layout" svg:width="1.304cm" svg:height="0.869cm" svg:x="19.05cm" svg:y="18.35cm" svg:viewBox="0 0 1305 870" draw:points="0,870 1305,870 1305,0 0,0">
          <text:p/>
        </draw:polygon>
        <draw:frame draw:style-name="gr5" draw:layer="layout" svg:width="0.323cm" svg:height="0.137cm" svg:x="14.995cm" svg:y="5.017cm">
          <draw:text-box>
            <text:p text:style-name="P1"><text:span text:style-name="T1">70 / 487</text:span></text:p>
          </draw:text-box>
        </draw:frame>
        <draw:frame draw:style-name="gr3" draw:layer="layout" svg:width="0.547cm" svg:height="0.137cm" svg:x="19.399cm" svg:y="18.567cm">
          <draw:text-box>
            <text:p text:style-name="P1"><text:span text:style-name="T1">GO:0046540</text:span></text:p>
          </draw:text-box>
        </draw:frame>
        <draw:frame draw:style-name="gr86" draw:layer="layout" svg:width="1.121cm" svg:height="0.137cm" svg:x="19.127cm" svg:y="18.687cm">
          <draw:text-box>
            <text:p text:style-name="P1"><text:span text:style-name="T1">U4/U6 x U5 tri−snRNP...</text:span></text:p>
          </draw:text-box>
        </draw:frame>
        <draw:frame draw:style-name="gr5" draw:layer="layout" svg:width="0.323cm" svg:height="0.137cm" svg:x="19.511cm" svg:y="18.807cm">
          <draw:text-box>
            <text:p text:style-name="P1"><text:span text:style-name="T1">0.01976</text:span></text:p>
          </draw:text-box>
        </draw:frame>
        <draw:polygon draw:style-name="gr6" draw:layer="layout" svg:width="1.304cm" svg:height="0.869cm" svg:x="14.052cm" svg:y="20.089cm" svg:viewBox="0 0 1305 870" draw:points="0,870 1305,870 1305,0 0,0">
          <text:p/>
        </draw:polygon>
        <draw:frame draw:style-name="gr23" draw:layer="layout" svg:width="0.171cm" svg:height="0.137cm" svg:x="19.599cm" svg:y="18.927cm">
          <draw:text-box>
            <text:p text:style-name="P1"><text:span text:style-name="T1">2 / 2</text:span></text:p>
          </draw:text-box>
        </draw:frame>
        <draw:frame draw:style-name="gr3" draw:layer="layout" svg:width="0.547cm" svg:height="0.137cm" svg:x="14.401cm" svg:y="20.306cm">
          <draw:text-box>
            <text:p text:style-name="P1"><text:span text:style-name="T1">GO:0060198</text:span></text:p>
          </draw:text-box>
        </draw:frame>
        <draw:frame draw:style-name="gr87" draw:layer="layout" svg:width="0.962cm" svg:height="0.137cm" svg:x="14.208cm" svg:y="20.426cm">
          <draw:text-box>
            <text:p text:style-name="P1"><text:span text:style-name="T1">clathrin sculpted ve...</text:span></text:p>
          </draw:text-box>
        </draw:frame>
        <draw:frame draw:style-name="gr5" draw:layer="layout" svg:width="0.323cm" svg:height="0.137cm" svg:x="14.512cm" svg:y="20.545cm">
          <draw:text-box>
            <text:p text:style-name="P1"><text:span text:style-name="T1">0.05383</text:span></text:p>
          </draw:text-box>
        </draw:frame>
        <draw:polygon draw:style-name="gr1"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text:p/>
        </draw:polygon>
        <draw:polyline draw:style-name="gr2"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0,435">
          <text:p/>
        </draw:polyline>
        <draw:frame draw:style-name="gr23" draw:layer="layout" svg:width="0.171cm" svg:height="0.137cm" svg:x="14.601cm" svg:y="20.665cm">
          <draw:text-box>
            <text:p text:style-name="P1"><text:span text:style-name="T1">2 / 3</text:span></text:p>
          </draw:text-box>
        </draw:frame>
        <draw:frame draw:style-name="gr3" draw:layer="layout" svg:width="0.547cm" svg:height="0.137cm" svg:x="5.056cm" svg:y="13.351cm">
          <draw:text-box>
            <text:p text:style-name="P1"><text:span text:style-name="T1">GO:0070013</text:span></text:p>
          </draw:text-box>
        </draw:frame>
        <draw:frame draw:style-name="gr75" draw:layer="layout" svg:width="0.956cm" svg:height="0.137cm" svg:x="4.866cm" svg:y="13.471cm">
          <draw:text-box>
            <text:p text:style-name="P1"><text:span text:style-name="T1">intracellular organe...</text:span></text:p>
          </draw:text-box>
        </draw:frame>
        <draw:frame draw:style-name="gr5" draw:layer="layout" svg:width="0.323cm" svg:height="0.137cm" svg:x="5.167cm" svg:y="13.591cm">
          <draw:text-box>
            <text:p text:style-name="P1"><text:span text:style-name="T1">0.87267</text:span></text:p>
          </draw:text-box>
        </draw:frame>
        <draw:polyline draw:style-name="gr2" draw:layer="layout" svg:width="2.801cm" svg:height="1.183cm" svg:x="7.097cm" svg:y="1.64cm" svg:viewBox="0 0 2802 1184" draw:points="2802,0 2570,100 2312,211 2033,330 1740,455 1438,582 1132,711 830,839 537,962 259,1077 0,1184">
          <text:p/>
        </draw:polyline>
        <draw:line draw:style-name="gr2" draw:layer="layout" svg:x1="7.357cm" svg:y1="2.716cm" svg:x2="7.097cm" svg:y2="2.824cm">
          <text:p/>
        </draw:line>
        <draw:polyline draw:style-name="gr2" draw:layer="layout" svg:width="0.274cm" svg:height="0.255cm" svg:x="7.097cm" svg:y="2.604cm" svg:viewBox="0 0 275 256" draw:points="170,0 0,220 275,256">
          <text:p/>
        </draw:polyline>
        <draw:polyline draw:style-name="gr2" draw:layer="layout" svg:width="1.545cm" svg:height="0.99cm" svg:x="10.937cm" svg:y="1.712cm" svg:viewBox="0 0 1546 991" draw:points="0,0 130,85 272,177 423,277 582,381 745,487 911,594 1076,700 1238,803 1396,900 1546,991">
          <text:p/>
        </draw:polyline>
        <draw:line draw:style-name="gr2" draw:layer="layout" svg:x1="12.333cm" svg:y1="2.611cm" svg:x2="12.483cm" svg:y2="2.703cm">
          <text:p/>
        </draw:line>
        <draw:polyline draw:style-name="gr2" draw:layer="layout" svg:width="0.276cm" svg:height="0.242cm" svg:x="12.206cm" svg:y="2.46cm" svg:viewBox="0 0 277 243" draw:points="0,237 277,243 143,0">
          <text:p/>
        </draw:polyline>
        <draw:polyline draw:style-name="gr2" draw:layer="layout" svg:width="2.246cm" svg:height="2.535cm" svg:x="7.87cm" svg:y="1.785cm" svg:viewBox="0 0 2247 2536" draw:points="2247,0 2072,205 1869,437 1646,692 1407,963 1160,1241 909,1522 661,1798 424,2064 201,2312 0,2536">
          <text:p/>
        </draw:polyline>
        <draw:line draw:style-name="gr2" draw:layer="layout" svg:x1="8.072cm" svg:y1="4.096cm" svg:x2="7.87cm" svg:y2="4.321cm">
          <text:p/>
        </draw:line>
        <draw:polyline draw:style-name="gr2" draw:layer="layout" svg:width="0.263cm" svg:height="0.272cm" svg:x="7.87cm" svg:y="4.049cm" svg:viewBox="0 0 264 273" draw:points="58,0 0,273 264,186">
          <text:p/>
        </draw:polyline>
        <draw:polyline draw:style-name="gr2" draw:layer="layout" svg:width="3.598cm" svg:height="1.134cm" svg:x="11.082cm" svg:y="1.568cm" svg:viewBox="0 0 3599 1135" draw:points="0,0 267,64 571,141 906,229 1266,329 1645,440 2036,561 2432,691 2829,832 3220,980 3599,1135">
          <text:p/>
        </draw:polyline>
        <draw:polyline draw:style-name="gr2" draw:layer="layout" svg:width="6.278cm" svg:height="3.478cm" svg:x="14.68cm" svg:y="2.702cm" svg:viewBox="0 0 6279 3479" draw:points="0,0 730,329 1464,687 2193,1064 2905,1451 3592,1839 4243,2220 4847,2583 5394,2920 5875,3222 6279,3479">
          <text:p/>
        </draw:polyline>
        <draw:line draw:style-name="gr2" draw:layer="layout" svg:x1="20.554cm" svg:y1="5.923cm" svg:x2="20.959cm" svg:y2="6.181cm">
          <text:p/>
        </draw:line>
        <draw:polyline draw:style-name="gr2" draw:layer="layout" svg:width="0.277cm" svg:height="0.246cm" svg:x="20.681cm" svg:y="5.934cm" svg:viewBox="0 0 278 247" draw:points="0,235 278,247 150,0">
          <text:p/>
        </draw:polyline>
        <draw:polyline draw:style-name="gr2" draw:layer="layout" svg:width="1.353cm" svg:height="5.82cm" svg:x="10.55cm" svg:y="1.857cm" svg:viewBox="0 0 1354 5821" draw:points="0,0 100,407 222,916 362,1504 512,2146 668,2820 825,3500 978,4165 1120,4789 1247,5349 1354,5821">
          <text:p/>
        </draw:polyline>
        <draw:line draw:style-name="gr2" draw:layer="layout" svg:x1="11.796cm" svg:y1="7.205cm" svg:x2="11.904cm" svg:y2="7.678cm">
          <text:p/>
        </draw:line>
        <draw:polyline draw:style-name="gr2" draw:layer="layout" svg:width="0.27cm" svg:height="0.264cm" svg:x="11.715cm" svg:y="7.413cm" svg:viewBox="0 0 271 265" draw:points="0,60 189,265 271,0">
          <text:p/>
        </draw:polyline>
        <draw:polyline draw:style-name="gr2" draw:layer="layout" svg:width="4.371cm" svg:height="1.183cm" svg:x="5.455cm" svg:y="1.519cm" svg:viewBox="0 0 4372 1184" draw:points="4372,0 3980,66 3528,146 3033,241 2516,347 1996,465 1490,593 1019,730 601,876 255,1027 0,1184">
          <text:p/>
        </draw:polyline>
        <draw:polyline draw:style-name="gr2" draw:layer="layout" svg:width="0.966cm" svg:height="1.522cm" svg:x="4.489cm" svg:y="2.702cm" svg:viewBox="0 0 967 1523" draw:points="967,0 828,124 698,260 577,409 467,565 366,726 274,890 192,1054 119,1216 55,1373 0,1523">
          <text:p/>
        </draw:polyline>
        <draw:line draw:style-name="gr2" draw:layer="layout" svg:x1="4.545cm" svg:y1="4.074cm" svg:x2="4.489cm" svg:y2="4.225cm">
          <text:p/>
        </draw:line>
        <draw:polyline draw:style-name="gr2" draw:layer="layout" svg:width="0.26cm" svg:height="0.273cm" svg:x="4.442cm" svg:y="3.951cm" svg:viewBox="0 0 261 274" draw:points="0,0 47,274 261,96">
          <text:p/>
        </draw:polyline>
        <draw:polyline draw:style-name="gr2" draw:layer="layout" svg:width="0.556cm" svg:height="3.043cm" svg:x="9.753cm" svg:y="1.833cm" svg:viewBox="0 0 557 3044" draw:points="557,0 494,214 425,460 352,735 278,1033 206,1350 141,1680 84,2020 40,2363 11,2706 0,3044">
          <text:p/>
        </draw:polyline>
        <draw:line draw:style-name="gr2" draw:layer="layout" svg:x1="9.753cm" svg:y1="4.876cm" svg:x2="9.753cm" svg:y2="6.614cm">
          <text:p/>
        </draw:line>
        <draw:polyline draw:style-name="gr2" draw:layer="layout" svg:width="0.772cm" svg:height="2.85cm" svg:x="8.981cm" svg:y="6.614cm" svg:viewBox="0 0 773 2851" draw:points="773,0 760,314 723,630 666,946 592,1257 505,1561 408,1854 306,2133 201,2394 98,2635 0,2851">
          <text:p/>
        </draw:polyline>
        <draw:line draw:style-name="gr2" draw:layer="layout" svg:x1="9.08cm" svg:y1="9.248cm" svg:x2="8.981cm" svg:y2="9.465cm">
          <text:p/>
        </draw:line>
        <draw:polyline draw:style-name="gr2" draw:layer="layout" svg:width="0.252cm" svg:height="0.276cm" svg:x="8.954cm" svg:y="9.188cm" svg:viewBox="0 0 253 277" draw:points="0,0 27,277 253,115">
          <text:p/>
        </draw:polyline>
        <draw:polyline draw:style-name="gr2" draw:layer="layout" svg:width="2.946cm" svg:height="1.207cm" svg:x="11.082cm" svg:y="1.495cm" svg:viewBox="0 0 2947 1208" draw:points="0,0 253,49 531,112 829,188 1138,279 1456,386 1774,511 2088,654 2392,818 2680,1002 2947,1208">
          <text:p/>
        </draw:polyline>
        <draw:polyline draw:style-name="gr2" draw:layer="layout" svg:width="0.966cm" svg:height="1.522cm" svg:x="14.028cm" svg:y="2.702cm" svg:viewBox="0 0 967 1523" draw:points="0,0 133,130 258,272 374,424 483,582 583,744 675,907 760,1069 836,1228 905,1380 967,1523">
          <text:p/>
        </draw:polyline>
        <draw:line draw:style-name="gr2" draw:layer="layout" svg:x1="14.932cm" svg:y1="4.081cm" svg:x2="14.995cm" svg:y2="4.225cm">
          <text:p/>
        </draw:line>
        <draw:polyline draw:style-name="gr2" draw:layer="layout" svg:width="0.254cm" svg:height="0.275cm" svg:x="14.772cm" svg:y="3.949cm" svg:viewBox="0 0 255 276" draw:points="0,109 223,276 255,0">
          <text:p/>
        </draw:polyline>
        <draw:polyline draw:style-name="gr2" draw:layer="layout" svg:width="1.014cm" svg:height="0.87cm" svg:x="4.9cm" svg:y="3.499cm" svg:viewBox="0 0 1015 871" draw:points="1015,0 925,76 829,158 728,244 623,334 517,426 410,518 304,610 199,700 97,787 0,871">
          <text:p/>
        </draw:polyline>
        <draw:line draw:style-name="gr2" draw:layer="layout" svg:x1="4.998cm" svg:y1="4.286cm" svg:x2="4.9cm" svg:y2="4.37cm">
          <text:p/>
        </draw:line>
        <draw:polyline draw:style-name="gr2" draw:layer="layout" svg:width="0.272cm" svg:height="0.261cm" svg:x="4.9cm" svg:y="4.108cm" svg:viewBox="0 0 273 262" draw:points="93,0 0,262 273,212">
          <text:p/>
        </draw:polyline>
        <draw:polyline draw:style-name="gr2" draw:layer="layout" svg:width="0.555cm" svg:height="0.7cm" svg:x="3.741cm" svg:y="8.764cm" svg:viewBox="0 0 556 701" draw:points="556,0 504,66 450,135 394,206 336,277 278,351 220,423 163,495 106,565 52,634 0,701">
          <text:p/>
        </draw:polyline>
        <draw:line draw:style-name="gr2" draw:layer="layout" svg:x1="3.794cm" svg:y1="9.397cm" svg:x2="3.741cm" svg:y2="9.465cm">
          <text:p/>
        </draw:line>
        <draw:polyline draw:style-name="gr2" draw:layer="layout" svg:width="0.257cm" svg:height="0.274cm" svg:x="3.741cm" svg:y="9.19cm" svg:viewBox="0 0 258 275" draw:points="39,0 0,275 258,171">
          <text:p/>
        </draw:polyline>
        <draw:line draw:style-name="gr2" draw:layer="layout" svg:x1="17.215cm" svg:y1="7.073cm" svg:x2="17.215cm" svg:y2="7.677cm">
          <text:p/>
        </draw:line>
        <draw:line draw:style-name="gr2" draw:layer="layout" svg:x1="17.215cm" svg:y1="7.617cm" svg:x2="17.215cm" svg:y2="7.677cm">
          <text:p/>
        </draw:line>
        <draw:polyline draw:style-name="gr2" draw:layer="layout" svg:width="0.276cm" svg:height="0.24cm" svg:x="17.077cm" svg:y="7.437cm" svg:viewBox="0 0 277 241" draw:points="0,0 139,241 277,0">
          <text:p/>
        </draw:polyline>
        <draw:polyline draw:style-name="gr2" draw:layer="layout" svg:width="1.014cm" svg:height="0.87cm" svg:x="13.569cm" svg:y="3.499cm" svg:viewBox="0 0 1015 871" draw:points="0,0 90,76 186,158 287,244 392,334 498,426 605,518 712,610 817,700 918,787 1015,871">
          <text:p/>
        </draw:polyline>
        <draw:line draw:style-name="gr2" draw:layer="layout" svg:x1="14.486cm" svg:y1="4.286cm" svg:x2="14.584cm" svg:y2="4.37cm">
          <text:p/>
        </draw:line>
        <draw:polyline draw:style-name="gr2" draw:layer="layout" svg:width="0.272cm" svg:height="0.261cm" svg:x="14.311cm" svg:y="4.108cm" svg:viewBox="0 0 273 262" draw:points="0,212 273,262 180,0">
          <text:p/>
        </draw:polyline>
        <draw:polyline draw:style-name="gr2" draw:layer="layout" svg:width="0.386cm" svg:height="0.701cm" svg:x="8.788cm" svg:y="14.003cm" svg:viewBox="0 0 387 702" draw:points="387,0 350,60 312,124 273,191 234,261 194,332 154,406 114,479 75,554 37,628 0,702">
          <text:p/>
        </draw:polyline>
        <draw:line draw:style-name="gr2" draw:layer="layout" svg:x1="8.826cm" svg:y1="14.631cm" svg:x2="8.788cm" svg:y2="14.705cm">
          <text:p/>
        </draw:line>
        <draw:polyline draw:style-name="gr2" draw:layer="layout" svg:width="0.247cm" svg:height="0.277cm" svg:x="8.772cm" svg:y="14.427cm" svg:viewBox="0 0 248 278" draw:points="0,0 16,278 248,125">
          <text:p/>
        </draw:polyline>
        <draw:polyline draw:style-name="gr2" draw:layer="layout" svg:width="0.41cm" svg:height="0.701cm" svg:x="7.532cm" svg:y="19.219cm" svg:viewBox="0 0 411 702" draw:points="0,0 37,61 75,124 114,191 155,261 196,333 238,407 282,480 325,555 368,628 411,702">
          <text:p/>
        </draw:polyline>
        <draw:line draw:style-name="gr2" draw:layer="layout" svg:x1="7.899cm" svg:y1="19.846cm" svg:x2="7.943cm" svg:y2="19.921cm">
          <text:p/>
        </draw:line>
        <draw:polyline draw:style-name="gr2" draw:layer="layout" svg:width="0.241cm" svg:height="0.277cm" svg:x="7.701cm" svg:y="19.643cm" svg:viewBox="0 0 242 278" draw:points="0,141 242,278 239,0">
          <text:p/>
        </draw:polyline>
        <draw:line draw:style-name="gr2" draw:layer="layout" svg:x1="19.389cm" svg:y1="10.55cm" svg:x2="19.389cm" svg:y2="11.154cm">
          <text:p/>
        </draw:line>
        <draw:line draw:style-name="gr2" draw:layer="layout" svg:x1="19.389cm" svg:y1="11.095cm" svg:x2="19.389cm" svg:y2="11.154cm">
          <text:p/>
        </draw:line>
        <draw:polyline draw:style-name="gr2" draw:layer="layout" svg:width="0.277cm" svg:height="0.24cm" svg:x="19.25cm" svg:y="10.914cm" svg:viewBox="0 0 278 241" draw:points="0,0 140,241 278,0">
          <text:p/>
        </draw:polyline>
        <draw:line draw:style-name="gr2" draw:layer="layout" svg:x1="14.704cm" svg:y1="15.766cm" svg:x2="14.704cm" svg:y2="16.37cm">
          <text:p/>
        </draw:line>
        <draw:line draw:style-name="gr2" draw:layer="layout" svg:x1="14.704cm" svg:y1="16.311cm" svg:x2="14.704cm" svg:y2="16.37cm">
          <text:p/>
        </draw:line>
        <draw:polyline draw:style-name="gr2" draw:layer="layout" svg:width="0.277cm" svg:height="0.24cm" svg:x="14.565cm" svg:y="16.13cm" svg:viewBox="0 0 278 241" draw:points="0,0 140,241 278,0">
          <text:p/>
        </draw:polyline>
        <draw:polyline draw:style-name="gr2" draw:layer="layout" svg:width="0.556cm" svg:height="0.7cm" svg:x="7.459cm" svg:y="22.673cm" svg:viewBox="0 0 557 701" draw:points="557,0 505,66 450,135 394,206 337,277 278,349 220,422 163,495 107,565 53,634 0,701">
          <text:p/>
        </draw:polyline>
        <draw:line draw:style-name="gr2" draw:layer="layout" svg:x1="7.513cm" svg:y1="23.306cm" svg:x2="7.459cm" svg:y2="23.374cm">
          <text:p/>
        </draw:line>
        <draw:polyline draw:style-name="gr2" draw:layer="layout" svg:width="0.257cm" svg:height="0.274cm" svg:x="7.459cm" svg:y="23.099cm" svg:viewBox="0 0 258 275" draw:points="39,0 0,275 258,170">
          <text:p/>
        </draw:polyline>
        <draw:polyline draw:style-name="gr2" draw:layer="layout" svg:width="0.531cm" svg:height="0.7cm" svg:x="8.619cm" svg:y="22.673cm" svg:viewBox="0 0 532 701" draw:points="0,0 45,66 94,135 146,206 200,277 256,349 312,422 369,495 426,565 480,634 532,701">
          <text:p/>
        </draw:polyline>
        <draw:line draw:style-name="gr2" draw:layer="layout" svg:x1="9.098cm" svg:y1="23.306cm" svg:x2="9.151cm" svg:y2="23.374cm">
          <text:p/>
        </draw:line>
        <draw:polyline draw:style-name="gr2" draw:layer="layout" svg:width="0.257cm" svg:height="0.274cm" svg:x="8.893cm" svg:y="23.099cm" svg:viewBox="0 0 258 275" draw:points="0,170 258,275 219,0">
          <text:p/>
        </draw:polyline>
        <draw:line draw:style-name="gr2" draw:layer="layout" svg:x1="14.704cm" svg:y1="17.505cm" svg:x2="14.704cm" svg:y2="18.109cm">
          <text:p/>
        </draw:line>
        <draw:line draw:style-name="gr2" draw:layer="layout" svg:x1="14.704cm" svg:y1="18.049cm" svg:x2="14.704cm" svg:y2="18.109cm">
          <text:p/>
        </draw:line>
        <draw:polyline draw:style-name="gr2" draw:layer="layout" svg:width="0.277cm" svg:height="0.24cm" svg:x="14.565cm" svg:y="17.869cm" svg:viewBox="0 0 278 241" draw:points="0,0 140,241 278,0">
          <text:p/>
        </draw:polyline>
        <draw:line draw:style-name="gr2" draw:layer="layout" svg:x1="14.704cm" svg:y1="19.244cm" svg:x2="14.704cm" svg:y2="19.847cm">
          <text:p/>
        </draw:line>
        <draw:line draw:style-name="gr2" draw:layer="layout" svg:x1="14.704cm" svg:y1="19.788cm" svg:x2="14.704cm" svg:y2="19.847cm">
          <text:p/>
        </draw:line>
        <draw:polyline draw:style-name="gr2" draw:layer="layout" svg:width="0.277cm" svg:height="0.239cm" svg:x="14.565cm" svg:y="19.608cm" svg:viewBox="0 0 278 240" draw:points="0,0 140,240 278,0">
          <text:p/>
        </draw:polyline>
        <draw:polyline draw:style-name="gr2" draw:layer="layout" svg:width="1.014cm" svg:height="3.453cm" svg:x="22.286cm" svg:y="10.55cm" svg:viewBox="0 0 1015 3454" draw:points="1015,0 958,240 887,519 804,833 710,1174 608,1537 497,1915 380,2302 257,2691 131,3077 0,3454">
          <text:p/>
        </draw:polyline>
        <draw:polyline draw:style-name="gr2" draw:layer="layout" svg:width="0.966cm" svg:height="2.391cm" svg:x="21.32cm" svg:y="14.003cm" svg:viewBox="0 0 967 2392" draw:points="967,0 877,256 780,517 680,776 577,1034 474,1287 371,1533 271,1769 175,1993 84,2201 0,2392">
          <text:p/>
        </draw:polyline>
        <draw:line draw:style-name="gr2" draw:layer="layout" svg:x1="21.405cm" svg:y1="16.203cm" svg:x2="21.32cm" svg:y2="16.395cm">
          <text:p/>
        </draw:line>
        <draw:polyline draw:style-name="gr2" draw:layer="layout" svg:width="0.253cm" svg:height="0.275cm" svg:x="21.29cm" svg:y="16.119cm" svg:viewBox="0 0 254 276" draw:points="0,0 30,276 254,112">
          <text:p/>
        </draw:polyline>
        <draw:polyline draw:style-name="gr2" draw:layer="layout" svg:width="0.507cm" svg:height="0.652cm" svg:x="21.369cm" svg:y="17.505cm" svg:viewBox="0 0 508 653" draw:points="0,0 44,59 92,122 141,186 192,251 244,318 297,385 350,453 404,520 456,587 508,653">
          <text:p/>
        </draw:polyline>
        <draw:line draw:style-name="gr2" draw:layer="layout" svg:x1="21.824cm" svg:y1="18.091cm" svg:x2="21.877cm" svg:y2="18.158cm">
          <text:p/>
        </draw:line>
        <draw:polyline draw:style-name="gr2" draw:layer="layout" svg:width="0.257cm" svg:height="0.274cm" svg:x="21.619cm" svg:y="17.883cm" svg:viewBox="0 0 258 275" draw:points="0,170 258,275 219,0">
          <text:p/>
        </draw:polyline>
        <draw:polyline draw:style-name="gr2" draw:layer="layout" svg:width="0.507cm" svg:height="0.652cm" svg:x="20.185cm" svg:y="17.505cm" svg:viewBox="0 0 508 653" draw:points="508,0 464,59 416,122 367,186 316,251 264,318 211,385 158,453 105,520 52,587 0,653">
          <text:p/>
        </draw:polyline>
        <draw:line draw:style-name="gr2" draw:layer="layout" svg:x1="20.238cm" svg:y1="18.091cm" svg:x2="20.185cm" svg:y2="18.158cm">
          <text:p/>
        </draw:line>
        <draw:polyline draw:style-name="gr2" draw:layer="layout" svg:width="0.257cm" svg:height="0.274cm" svg:x="20.185cm" svg:y="17.883cm" svg:viewBox="0 0 258 275" draw:points="40,0 0,275 258,170">
          <text:p/>
        </draw:polyline>
        <draw:polyline draw:style-name="gr2" draw:layer="layout" svg:width="0.096cm" svg:height="0.604cm" svg:x="4.369cm" svg:y="7.073cm" svg:viewBox="0 0 97 605" draw:points="0,0 7,53 17,109 26,170 37,231 49,294 60,357 70,421 80,484 89,545 97,605">
          <text:p/>
        </draw:polyline>
        <draw:line draw:style-name="gr2" draw:layer="layout" svg:x1="4.457cm" svg:y1="7.617cm" svg:x2="4.466cm" svg:y2="7.678cm">
          <text:p/>
        </draw:line>
        <draw:polyline draw:style-name="gr2" draw:layer="layout" svg:width="0.274cm" svg:height="0.256cm" svg:x="4.296cm" svg:y="7.421cm" svg:viewBox="0 0 275 257" draw:points="0,37 170,257 275,0">
          <text:p/>
        </draw:polyline>
        <draw:polyline draw:style-name="gr2" draw:layer="layout" svg:width="1.28cm" svg:height="0.942cm" svg:x="2.581cm" svg:y="6.952cm" svg:viewBox="0 0 1281 943" draw:points="1281,0 1168,83 1048,173 922,266 792,363 659,462 524,562 390,662 257,760 126,853 0,943">
          <text:p/>
        </draw:polyline>
        <draw:line draw:style-name="gr2" draw:layer="layout" svg:x1="2.708cm" svg:y1="7.804cm" svg:x2="2.581cm" svg:y2="7.895cm">
          <text:p/>
        </draw:line>
        <draw:polyline draw:style-name="gr2" draw:layer="layout" svg:width="0.276cm" svg:height="0.252cm" svg:x="2.581cm" svg:y="7.642cm" svg:viewBox="0 0 277 253" draw:points="115,0 0,253 277,227">
          <text:p/>
        </draw:polyline>
        <draw:line draw:style-name="gr2" draw:layer="layout" svg:x1="14.704cm" svg:y1="14.028cm" svg:x2="14.704cm" svg:y2="14.631cm">
          <text:p/>
        </draw:line>
        <draw:line draw:style-name="gr2" draw:layer="layout" svg:x1="14.704cm" svg:y1="14.572cm" svg:x2="14.704cm" svg:y2="14.631cm">
          <text:p/>
        </draw:line>
        <draw:polyline draw:style-name="gr2" draw:layer="layout" svg:width="0.277cm" svg:height="0.239cm" svg:x="14.565cm" svg:y="14.392cm" svg:viewBox="0 0 278 240" draw:points="0,0 140,240 278,0">
          <text:p/>
        </draw:polyline>
        <draw:polyline draw:style-name="gr2" draw:layer="layout" svg:width="0.917cm" svg:height="5.819cm" svg:x="6.373cm" svg:y="5.335cm" svg:viewBox="0 0 918 5820" draw:points="918,0 858,406 781,916 691,1504 592,2147 487,2820 379,3500 273,4164 173,4788 81,5348 0,5820">
          <text:p/>
        </draw:polyline>
        <draw:line draw:style-name="gr2" draw:layer="layout" svg:x1="6.454cm" svg:y1="10.682cm" svg:x2="6.373cm" svg:y2="11.155cm">
          <text:p/>
        </draw:line>
        <draw:polyline draw:style-name="gr2" draw:layer="layout" svg:width="0.273cm" svg:height="0.259cm" svg:x="6.276cm" svg:y="10.895cm" svg:viewBox="0 0 274 260" draw:points="0,0 97,260 274,46">
          <text:p/>
        </draw:polyline>
        <draw:polyline draw:style-name="gr2" draw:layer="layout" svg:width="0.628cm" svg:height="0.797cm" svg:x="6.204cm" svg:y="17.432cm" svg:viewBox="0 0 629 798" draw:points="0,0 53,74 110,152 170,230 232,310 296,391 362,473 429,555 496,637 563,718 629,798">
          <text:p/>
        </draw:polyline>
        <draw:line draw:style-name="gr2" draw:layer="layout" svg:x1="6.766cm" svg:y1="18.149cm" svg:x2="6.833cm" svg:y2="18.23cm">
          <text:p/>
        </draw:line>
        <draw:polyline draw:style-name="gr2" draw:layer="layout" svg:width="0.259cm" svg:height="0.273cm" svg:x="6.573cm" svg:y="17.956cm" svg:viewBox="0 0 260 274" draw:points="0,177 260,274 215,0">
          <text:p/>
        </draw:polyline>
        <draw:polyline draw:style-name="gr2" draw:layer="layout" svg:width="1.497cm" svg:height="0.99cm" svg:x="12.531cm" svg:y="12.144cm" svg:viewBox="0 0 1498 991" draw:points="0,0 129,90 269,184 417,282 572,383 730,486 890,589 1049,693 1205,795 1355,895 1498,991">
          <text:p/>
        </draw:polyline>
        <draw:line draw:style-name="gr2" draw:layer="layout" svg:x1="13.885cm" svg:y1="13.038cm" svg:x2="14.029cm" svg:y2="13.135cm">
          <text:p/>
        </draw:line>
        <draw:polyline draw:style-name="gr2" draw:layer="layout" svg:width="0.277cm" svg:height="0.249cm" svg:x="13.751cm" svg:y="12.885cm" svg:viewBox="0 0 278 250" draw:points="0,231 278,250 157,0">
          <text:p/>
        </draw:polyline>
        <draw:line draw:style-name="gr2" draw:layer="layout" svg:x1="12.072cm" svg:y1="12.289cm" svg:x2="12.072cm" svg:y2="12.893cm">
          <text:p/>
        </draw:line>
        <draw:line draw:style-name="gr2" draw:layer="layout" svg:x1="12.072cm" svg:y1="12.834cm" svg:x2="12.072cm" svg:y2="12.893cm">
          <text:p/>
        </draw:line>
        <draw:polyline draw:style-name="gr2" draw:layer="layout" svg:width="0.277cm" svg:height="0.24cm" svg:x="11.933cm" svg:y="12.653cm" svg:viewBox="0 0 278 241" draw:points="0,0 139,241 278,0">
          <text:p/>
        </draw:polyline>
        <draw:polyline draw:style-name="gr2" draw:layer="layout" svg:width="1.497cm" svg:height="0.99cm" svg:x="12.531cm" svg:y="13.883cm" svg:viewBox="0 0 1498 991" draw:points="0,0 129,89 269,184 417,282 572,383 730,486 890,589 1049,692 1205,794 1355,894 1498,991">
          <text:p/>
        </draw:polyline>
        <draw:line draw:style-name="gr2" draw:layer="layout" svg:x1="13.885cm" svg:y1="14.777cm" svg:x2="14.029cm" svg:y2="14.874cm">
          <text:p/>
        </draw:line>
        <draw:polyline draw:style-name="gr2" draw:layer="layout" svg:width="0.277cm" svg:height="0.249cm" svg:x="13.751cm" svg:y="14.624cm" svg:viewBox="0 0 278 250" draw:points="0,230 278,250 157,0">
          <text:p/>
        </draw:polyline>
        <draw:polyline draw:style-name="gr2" draw:layer="layout" svg:width="1.255cm" svg:height="2.415cm" svg:x="21.852cm" svg:y="7.049cm" svg:viewBox="0 0 1256 2416" draw:points="0,0 101,190 213,407 336,646 466,900 600,1163 737,1430 874,1695 1007,1951 1136,2194 1256,2416">
          <text:p/>
        </draw:polyline>
        <draw:line draw:style-name="gr2" draw:layer="layout" svg:x1="22.987cm" svg:y1="9.242cm" svg:x2="23.108cm" svg:y2="9.465cm">
          <text:p/>
        </draw:line>
        <draw:polyline draw:style-name="gr2" draw:layer="layout" svg:width="0.244cm" svg:height="0.277cm" svg:x="22.871cm" svg:y="9.187cm" svg:viewBox="0 0 245 278" draw:points="0,132 237,278 245,0">
          <text:p/>
        </draw:polyline>
        <draw:line draw:style-name="gr2" draw:layer="layout" svg:x1="12.072cm" svg:y1="8.812cm" svg:x2="12.072cm" svg:y2="11.154cm">
          <text:p/>
        </draw:line>
        <draw:line draw:style-name="gr2" draw:layer="layout" svg:x1="12.072cm" svg:y1="10.934cm" svg:x2="12.072cm" svg:y2="11.154cm">
          <text:p/>
        </draw:line>
        <draw:polyline draw:style-name="gr2" draw:layer="layout" svg:width="0.277cm" svg:height="0.24cm" svg:x="11.933cm" svg:y="10.914cm" svg:viewBox="0 0 278 241" draw:points="0,0 139,241 278,0">
          <text:p/>
        </draw:polyline>
        <draw:polyline draw:style-name="gr2" draw:layer="layout" svg:width="3.26cm" svg:height="1.232cm" svg:x="12.651cm" svg:y="8.57cm" svg:viewBox="0 0 3261 1233" draw:points="0,0 266,102 567,215 894,337 1239,466 1595,599 1954,733 2308,866 2648,996 2969,1119 3261,1233">
          <text:p/>
        </draw:polyline>
        <draw:line draw:style-name="gr2" draw:layer="layout" svg:x1="15.619cm" svg:y1="9.688cm" svg:x2="15.912cm" svg:y2="9.803cm">
          <text:p/>
        </draw:line>
        <draw:polyline draw:style-name="gr2" draw:layer="layout" svg:width="0.274cm" svg:height="0.257cm" svg:x="15.637cm" svg:y="9.586cm" svg:viewBox="0 0 275 258" draw:points="0,258 275,217 101,0">
          <text:p/>
        </draw:polyline>
        <draw:polyline draw:style-name="gr2" draw:layer="layout" svg:width="1.014cm" svg:height="0.869cm" svg:x="12.482cm" svg:y="8.715cm" svg:viewBox="0 0 1015 870" draw:points="0,0 90,76 184,158 283,244 385,334 489,426 595,518 702,610 808,700 913,787 1015,870">
          <text:p/>
        </draw:polyline>
        <draw:line draw:style-name="gr2" draw:layer="layout" svg:x1="13.394cm" svg:y1="9.502cm" svg:x2="13.497cm" svg:y2="9.585cm">
          <text:p/>
        </draw:line>
        <draw:polyline draw:style-name="gr2" draw:layer="layout" svg:width="0.273cm" svg:height="0.257cm" svg:x="13.223cm" svg:y="9.327cm" svg:viewBox="0 0 274 258" draw:points="0,216 274,258 174,0">
          <text:p/>
        </draw:polyline>
        <draw:polyline draw:style-name="gr2" draw:layer="layout" svg:width="2.149cm" svg:height="1.11cm" svg:x="9.391cm" svg:y="8.619cm" svg:viewBox="0 0 2150 1111" draw:points="2150,0 1973,98 1776,203 1565,315 1341,430 1111,547 879,665 647,782 421,896 204,1007 0,1111">
          <text:p/>
        </draw:polyline>
        <draw:line draw:style-name="gr2" draw:layer="layout" svg:x1="9.596cm" svg:y1="9.625cm" svg:x2="9.391cm" svg:y2="9.73cm">
          <text:p/>
        </draw:line>
        <draw:polyline draw:style-name="gr2" draw:layer="layout" svg:width="0.277cm" svg:height="0.246cm" svg:x="9.391cm" svg:y="9.497cm" svg:viewBox="0 0 278 247" draw:points="150,0 0,233 278,247">
          <text:p/>
        </draw:polyline>
        <draw:line draw:style-name="gr2" draw:layer="layout" svg:x1="16.732cm" svg:y1="10.55cm" svg:x2="16.732cm" svg:y2="11.154cm">
          <text:p/>
        </draw:line>
        <draw:line draw:style-name="gr2" draw:layer="layout" svg:x1="16.732cm" svg:y1="11.095cm" svg:x2="16.732cm" svg:y2="11.154cm">
          <text:p/>
        </draw:line>
        <draw:polyline draw:style-name="gr2" draw:layer="layout" svg:width="0.276cm" svg:height="0.24cm" svg:x="16.594cm" svg:y="10.914cm" svg:viewBox="0 0 277 241" draw:points="0,0 138,241 277,0">
          <text:p/>
        </draw:polyline>
        <draw:polyline draw:style-name="gr2" draw:layer="layout" svg:width="0.435cm" svg:height="2.367cm" svg:x="14.148cm" svg:y="10.526cm" svg:viewBox="0 0 436 2368" draw:points="0,0 38,194 80,411 125,645 171,892 219,1147 266,1406 312,1662 356,1911 398,2148 436,2368">
          <text:p/>
        </draw:polyline>
        <draw:line draw:style-name="gr2" draw:layer="layout" svg:x1="14.545cm" svg:y1="12.673cm" svg:x2="14.584cm" svg:y2="12.894cm">
          <text:p/>
        </draw:line>
        <draw:polyline draw:style-name="gr2" draw:layer="layout" svg:width="0.272cm" svg:height="0.26cm" svg:x="14.406cm" svg:y="12.633cm" svg:viewBox="0 0 273 261" draw:points="0,47 178,261 273,0">
          <text:p/>
        </draw:polyline>
        <draw:polyline draw:style-name="gr2" draw:layer="layout" svg:width="1.521cm" svg:height="0.991cm" svg:x="14.535cm" svg:y="10.405cm" svg:viewBox="0 0 1522 992" draw:points="0,0 135,90 278,185 429,283 584,384 743,488 903,591 1063,694 1220,796 1374,895 1522,992">
          <text:p/>
        </draw:polyline>
        <draw:line draw:style-name="gr2" draw:layer="layout" svg:x1="15.908cm" svg:y1="11.299cm" svg:x2="16.057cm" svg:y2="11.397cm">
          <text:p/>
        </draw:line>
        <draw:polyline draw:style-name="gr2" draw:layer="layout" svg:width="0.276cm" svg:height="0.247cm" svg:x="15.78cm" svg:y="11.149cm" svg:viewBox="0 0 277 248" draw:points="0,233 277,248 150,0">
          <text:p/>
        </draw:polyline>
        <draw:polyline draw:style-name="gr2" draw:layer="layout" svg:width="3.743cm" svg:height="1.256cm" svg:x="9.753cm" svg:y="10.309cm" svg:viewBox="0 0 3744 1257" draw:points="3744,0 3439,102 3093,218 2717,346 2319,480 1909,618 1496,758 1089,895 698,1026 332,1148 0,1257">
          <text:p/>
        </draw:polyline>
        <draw:line draw:style-name="gr2" draw:layer="layout" svg:x1="10.086cm" svg:y1="11.456cm" svg:x2="9.753cm" svg:y2="11.566cm">
          <text:p/>
        </draw:line>
        <draw:polyline draw:style-name="gr2" draw:layer="layout" svg:width="0.271cm" svg:height="0.263cm" svg:x="9.753cm" svg:y="11.358cm" svg:viewBox="0 0 272 264" draw:points="185,0 0,207 272,264">
          <text:p/>
        </draw:polyline>
        <draw:polyline draw:style-name="gr2" draw:layer="layout" svg:width="4.902cm" svg:height="1.135cm" svg:x="11.202cm" svg:y="11.999cm" svg:viewBox="0 0 4903 1136" draw:points="4903,0 4568,74 4176,162 3735,264 3253,375 2741,496 2206,622 1656,751 1099,881 544,1011 0,1136">
          <text:p/>
        </draw:polyline>
        <draw:polyline draw:style-name="gr2" draw:layer="layout" svg:width="0.917cm" svg:height="0.242cm" svg:x="10.285cm" svg:y="13.134cm" svg:viewBox="0 0 918 243" draw:points="918,0 824,28 730,56 635,81 542,106 450,131 357,154 266,177 176,199 87,221 0,243">
          <text:p/>
        </draw:polyline>
        <draw:line draw:style-name="gr2" draw:layer="layout" svg:x1="10.373cm" svg:y1="13.354cm" svg:x2="10.285cm" svg:y2="13.377cm">
          <text:p/>
        </draw:line>
        <draw:polyline draw:style-name="gr2" draw:layer="layout" svg:width="0.266cm" svg:height="0.268cm" svg:x="10.285cm" svg:y="13.184cm" svg:viewBox="0 0 267 269" draw:points="200,0 0,192 267,269">
          <text:p/>
        </draw:polyline>
        <draw:polyline draw:style-name="gr2" draw:layer="layout" svg:width="3.211cm" svg:height="1.207cm" svg:x="17.312cm" svg:y="12.048cm" svg:viewBox="0 0 3212 1208" draw:points="0,0 258,101 549,212 867,331 1203,457 1551,586 1904,717 2254,847 2593,974 2915,1095 3212,1208">
          <text:p/>
        </draw:polyline>
        <draw:line draw:style-name="gr2" draw:layer="layout" svg:x1="20.226cm" svg:y1="13.142cm" svg:x2="20.524cm" svg:y2="13.256cm">
          <text:p/>
        </draw:line>
        <draw:polyline draw:style-name="gr2" draw:layer="layout" svg:width="0.273cm" svg:height="0.259cm" svg:x="20.25cm" svg:y="13.04cm" svg:viewBox="0 0 274 260" draw:points="0,260 274,216 99,0">
          <text:p/>
        </draw:polyline>
        <draw:polyline draw:style-name="gr2" draw:layer="layout" svg:width="0.917cm" svg:height="0.796cm" svg:x="17.143cm" svg:y="12.193cm" svg:viewBox="0 0 918 797" draw:points="0,0 82,67 167,140 256,217 348,297 441,380 536,463 632,549 728,633 823,716 918,797">
          <text:p/>
        </draw:polyline>
        <draw:line draw:style-name="gr2" draw:layer="layout" svg:x1="17.965cm" svg:y1="12.908cm" svg:x2="18.061cm" svg:y2="12.99cm">
          <text:p/>
        </draw:line>
        <draw:polyline draw:style-name="gr2" draw:layer="layout" svg:width="0.272cm" svg:height="0.261cm" svg:x="17.788cm" svg:y="12.728cm" svg:viewBox="0 0 273 262" draw:points="0,212 273,262 181,0">
          <text:p/>
        </draw:polyline>
        <draw:polyline draw:style-name="gr2" draw:layer="layout" svg:width="0.942cm" svg:height="1.738cm" svg:x="15.573cm" svg:y="12.265cm" svg:viewBox="0 0 943 1739" draw:points="943,0 873,139 796,292 712,457 622,633 526,815 426,1001 322,1189 216,1377 109,1561 0,1739">
          <text:p/>
        </draw:polyline>
        <draw:polyline draw:style-name="gr2" draw:layer="layout" svg:width="0.435cm" svg:height="0.701cm" svg:x="15.138cm" svg:y="14.003cm" svg:viewBox="0 0 436 702" draw:points="436,0 392,73 349,145 306,217 262,289 219,359 175,430 132,499 88,568 44,635 0,702">
          <text:p/>
        </draw:polyline>
        <draw:line draw:style-name="gr2" draw:layer="layout" svg:x1="15.183cm" svg:y1="14.638cm" svg:x2="15.138cm" svg:y2="14.705cm">
          <text:p/>
        </draw:line>
        <draw:polyline draw:style-name="gr2" draw:layer="layout" svg:width="0.248cm" svg:height="0.277cm" svg:x="15.138cm" svg:y="14.427cm" svg:viewBox="0 0 249 278" draw:points="17,0 0,278 249,153">
          <text:p/>
        </draw:polyline>
        <draw:polyline draw:style-name="gr2" draw:layer="layout" svg:width="0.362cm" svg:height="0.676cm" svg:x="5.697cm" svg:y="12.265cm" svg:viewBox="0 0 363 677" draw:points="363,0 332,59 300,121 265,185 228,252 191,320 153,389 114,460 74,532 37,604 0,677">
          <text:p/>
        </draw:polyline>
        <draw:line draw:style-name="gr2" draw:layer="layout" svg:x1="5.735cm" svg:y1="12.868cm" svg:x2="5.697cm" svg:y2="12.942cm">
          <text:p/>
        </draw:line>
        <draw:polyline draw:style-name="gr2" draw:layer="layout" svg:width="0.247cm" svg:height="0.276cm" svg:x="5.682cm" svg:y="12.665cm" svg:viewBox="0 0 248 277" draw:points="0,0 15,277 248,126">
          <text:p/>
        </draw:polyline>
        <draw:polyline draw:style-name="gr2" draw:layer="layout" svg:width="0.531cm" svg:height="0.7cm" svg:x="2.244cm" svg:y="8.764cm" svg:viewBox="0 0 532 701" draw:points="0,0 51,65 104,133 157,201 211,270 265,342 319,413 373,484 428,556 480,628 532,701">
          <text:p/>
        </draw:polyline>
        <draw:line draw:style-name="gr2" draw:layer="layout" svg:x1="2.723cm" svg:y1="9.391cm" svg:x2="2.776cm" svg:y2="9.465cm">
          <text:p/>
        </draw:line>
        <draw:polyline draw:style-name="gr2" draw:layer="layout" svg:width="0.252cm" svg:height="0.276cm" svg:x="2.523cm" svg:y="9.188cm" svg:viewBox="0 0 253 277" draw:points="0,160 253,277 226,0">
          <text:p/>
        </draw:polyline>
        <draw:line draw:style-name="gr2" draw:layer="layout" svg:x1="4.296cm" svg:y1="5.335cm" svg:x2="4.296cm" svg:y2="5.938cm">
          <text:p/>
        </draw:line>
        <draw:line draw:style-name="gr2" draw:layer="layout" svg:x1="4.296cm" svg:y1="5.879cm" svg:x2="4.296cm" svg:y2="5.938cm">
          <text:p/>
        </draw:line>
        <draw:polyline draw:style-name="gr2" draw:layer="layout" svg:width="0.277cm" svg:height="0.239cm" svg:x="4.158cm" svg:y="5.699cm" svg:viewBox="0 0 278 240" draw:points="0,0 138,240 278,0">
          <text:p/>
        </draw:polyline>
        <draw:polyline draw:style-name="gr2" draw:layer="layout" svg:width="1.666cm" svg:height="2.463cm" svg:x="2.364cm" svg:y="5.286cm" svg:viewBox="0 0 1667 2464" draw:points="1667,0 1534,197 1383,421 1218,666 1043,926 861,1195 677,1467 495,1737 320,1996 153,2241 0,2464">
          <text:p/>
        </draw:polyline>
        <draw:line draw:style-name="gr2" draw:layer="layout" svg:x1="2.518cm" svg:y1="7.526cm" svg:x2="2.364cm" svg:y2="7.75cm">
          <text:p/>
        </draw:line>
        <draw:polyline draw:style-name="gr2" draw:layer="layout" svg:width="0.25cm" svg:height="0.276cm" svg:x="2.364cm" svg:y="7.473cm" svg:viewBox="0 0 251 277" draw:points="22,0 0,277 251,157">
          <text:p/>
        </draw:polyline>
        <draw:polyline draw:style-name="gr2" draw:layer="layout" svg:width="1.28cm" svg:height="0.941cm" svg:x="6.928cm" svg:y="10.43cm" svg:viewBox="0 0 1281 942" draw:points="1281,0 1168,83 1046,172 918,265 785,362 649,462 513,561 379,660 247,757 120,852 0,942">
          <text:p/>
        </draw:polyline>
        <draw:line draw:style-name="gr2" draw:layer="layout" svg:x1="7.049cm" svg:y1="11.282cm" svg:x2="6.928cm" svg:y2="11.372cm">
          <text:p/>
        </draw:line>
        <draw:polyline draw:style-name="gr2" draw:layer="layout" svg:width="0.275cm" svg:height="0.254cm" svg:x="6.928cm" svg:y="11.117cm" svg:viewBox="0 0 276 255" draw:points="109,0 0,255 276,223">
          <text:p/>
        </draw:polyline>
        <draw:polyline draw:style-name="gr2" draw:layer="layout" svg:width="0.097cm" svg:height="0.604cm" svg:x="8.715cm" svg:y="10.55cm" svg:viewBox="0 0 98 605" draw:points="0,0 8,53 17,109 28,169 39,230 50,293 60,358 71,422 81,484 90,546 98,605">
          <text:p/>
        </draw:polyline>
        <draw:line draw:style-name="gr2" draw:layer="layout" svg:x1="8.804cm" svg:y1="11.095cm" svg:x2="8.813cm" svg:y2="11.155cm">
          <text:p/>
        </draw:line>
        <draw:polyline draw:style-name="gr2" draw:layer="layout" svg:width="0.274cm" svg:height="0.256cm" svg:x="8.643cm" svg:y="10.898cm" svg:viewBox="0 0 275 257" draw:points="0,37 170,257 275,0">
          <text:p/>
        </draw:polyline>
        <draw:polyline draw:style-name="gr2" draw:layer="layout" svg:width="1.015cm" svg:height="0.796cm" svg:x="17.77cm" svg:y="8.812cm" svg:viewBox="0 0 1016 797" draw:points="0,0 97,74 196,152 299,233 403,315 509,398 613,481 717,564 820,644 920,722 1016,797">
          <text:p/>
        </draw:polyline>
        <draw:line draw:style-name="gr2" draw:layer="layout" svg:x1="18.689cm" svg:y1="9.534cm" svg:x2="18.786cm" svg:y2="9.609cm">
          <text:p/>
        </draw:line>
        <draw:polyline draw:style-name="gr2" draw:layer="layout" svg:width="0.275cm" svg:height="0.256cm" svg:x="18.51cm" svg:y="9.352cm" svg:viewBox="0 0 276 257" draw:points="0,220 276,257 171,0">
          <text:p/>
        </draw:polyline>
        <draw:polyline draw:style-name="gr2" draw:layer="layout" svg:width="4.709cm" svg:height="1.328cm" svg:x="17.867cm" svg:y="8.546cm" svg:viewBox="0 0 4710 1329" draw:points="0,0 374,104 805,224 1281,357 1787,499 2310,646 2837,796 3353,942 3847,1082 4303,1212 4710,1329">
          <text:p/>
        </draw:polyline>
        <draw:line draw:style-name="gr2" draw:layer="layout" svg:x1="22.169cm" svg:y1="9.757cm" svg:x2="22.577cm" svg:y2="9.875cm">
          <text:p/>
        </draw:line>
        <draw:polyline draw:style-name="gr2" draw:layer="layout" svg:width="0.269cm" svg:height="0.266cm" svg:x="22.307cm" svg:y="9.675cm" svg:viewBox="0 0 270 267" draw:points="0,267 270,200 77,0">
          <text:p/>
        </draw:polyline>
        <draw:polyline draw:style-name="gr2" draw:layer="layout" svg:width="1.763cm" svg:height="0.966cm" svg:x="14.8cm" svg:y="8.739cm" svg:viewBox="0 0 1764 967" draw:points="1764,0 1600,84 1428,175 1249,271 1067,372 882,474 697,577 515,680 337,780 164,876 0,967">
          <text:p/>
        </draw:polyline>
        <draw:line draw:style-name="gr2" draw:layer="layout" svg:x1="14.965cm" svg:y1="9.615cm" svg:x2="14.8cm" svg:y2="9.706cm">
          <text:p/>
        </draw:line>
        <draw:polyline draw:style-name="gr2" draw:layer="layout" svg:width="0.277cm" svg:height="0.243cm" svg:x="14.8cm" svg:y="9.468cm" svg:viewBox="0 0 278 244" draw:points="145,0 0,238 278,244">
          <text:p/>
        </draw:polyline>
        <draw:polyline draw:style-name="gr2" draw:layer="layout" svg:width="2.391cm" svg:height="1.207cm" svg:x="17.867cm" svg:y="8.45cm" svg:viewBox="0 0 2392 1208" draw:points="0,0 229,35 476,86 736,152 1002,237 1269,341 1529,466 1778,613 2009,785 2215,982 2392,1208">
          <text:p/>
        </draw:polyline>
        <draw:polyline draw:style-name="gr2" draw:layer="layout" svg:width="0.498cm" svg:height="1.618cm" svg:x="19.895cm" svg:y="9.657cm" svg:viewBox="0 0 499 1619" draw:points="363,0 444,157 488,320 499,487 478,657 435,828 371,997 292,1163 200,1323 102,1476 0,1619">
          <text:p/>
        </draw:polyline>
        <draw:line draw:style-name="gr2" draw:layer="layout" svg:x1="19.998cm" svg:y1="11.132cm" svg:x2="19.895cm" svg:y2="11.276cm">
          <text:p/>
        </draw:line>
        <draw:polyline draw:style-name="gr2" draw:layer="layout" svg:width="0.252cm" svg:height="0.277cm" svg:x="19.895cm" svg:y="10.999cm" svg:viewBox="0 0 253 278" draw:points="26,0 0,278 253,161">
          <text:p/>
        </draw:polyline>
        <draw:polyline draw:style-name="gr2" draw:layer="layout" svg:width="3.357cm" svg:height="1.111cm" svg:x="13.206cm" svg:y="8.546cm" svg:viewBox="0 0 3358 1112" draw:points="3358,0 3102,72 2814,155 2501,249 2166,354 1816,466 1454,585 1087,711 719,841 356,975 0,1112">
          <text:p/>
        </draw:polyline>
        <draw:polyline draw:style-name="gr2" draw:layer="layout" svg:width="3.549cm" svg:height="1.787cm" svg:x="9.657cm" svg:y="9.657cm" svg:viewBox="0 0 3550 1788" draw:points="3550,0 3162,172 2769,353 2375,540 1985,730 1604,921 1237,1110 887,1294 561,1470 264,1636 0,1788">
          <text:p/>
        </draw:polyline>
        <draw:line draw:style-name="gr2" draw:layer="layout" svg:x1="9.922cm" svg:y1="11.292cm" svg:x2="9.657cm" svg:y2="11.445cm">
          <text:p/>
        </draw:line>
        <draw:polyline draw:style-name="gr2" draw:layer="layout" svg:width="0.277cm" svg:height="0.24cm" svg:x="9.657cm" svg:y="11.204cm" svg:viewBox="0 0 278 241" draw:points="139,0 0,241 278,241">
          <text:p/>
        </draw:polyline>
        <draw:polyline draw:style-name="gr2" draw:layer="layout" svg:width="0.773cm" svg:height="2.391cm" svg:x="7.508cm" svg:y="15.742cm" svg:viewBox="0 0 774 2392" draw:points="774,0 711,195 640,413 562,650 481,901 396,1160 311,1421 227,1681 145,1932 69,2171 0,2392">
          <text:p/>
        </draw:polyline>
        <draw:line draw:style-name="gr2" draw:layer="layout" svg:x1="7.578cm" svg:y1="17.912cm" svg:x2="7.508cm" svg:y2="18.134cm">
          <text:p/>
        </draw:line>
        <draw:polyline draw:style-name="gr2" draw:layer="layout" svg:width="0.265cm" svg:height="0.27cm" svg:x="7.447cm" svg:y="17.863cm" svg:viewBox="0 0 266 271" draw:points="0,0 61,271 266,82">
          <text:p/>
        </draw:polyline>
        <draw:polyline draw:style-name="gr2" draw:layer="layout" svg:width="11.059cm" svg:height="1.521cm" svg:x="9.078cm" svg:y="15.404cm" svg:viewBox="0 0 11060 1522" draw:points="0,0 748,105 1715,239 2849,397 4095,570 5403,752 6722,934 7999,1109 9182,1270 10219,1411 11060,1522">
          <text:p/>
        </draw:polyline>
        <draw:line draw:style-name="gr2" draw:layer="layout" svg:x1="19.296cm" svg:y1="16.814cm" svg:x2="20.138cm" svg:y2="16.926cm">
          <text:p/>
        </draw:line>
        <draw:polyline draw:style-name="gr2" draw:layer="layout" svg:width="0.256cm" svg:height="0.274cm" svg:x="19.881cm" svg:y="16.757cm" svg:viewBox="0 0 257 275" draw:points="0,275 257,168 38,0">
          <text:p/>
        </draw:polyline>
        <draw:polyline draw:style-name="gr2" draw:layer="layout" svg:width="1.401cm" svg:height="0.965cm" svg:x="6.566cm" svg:y="15.646cm" svg:viewBox="0 0 1402 966" draw:points="1402,0 1274,82 1140,172 1000,266 856,364 710,465 563,566 417,668 273,771 134,870 0,966">
          <text:p/>
        </draw:polyline>
        <draw:line draw:style-name="gr2" draw:layer="layout" svg:x1="6.701cm" svg:y1="16.515cm" svg:x2="6.566cm" svg:y2="16.612cm">
          <text:p/>
        </draw:line>
        <draw:polyline draw:style-name="gr2" draw:layer="layout" svg:width="0.275cm" svg:height="0.252cm" svg:x="6.566cm" svg:y="16.359cm" svg:viewBox="0 0 276 253" draw:points="115,0 0,253 276,226">
          <text:p/>
        </draw:polyline>
        <draw:polyline draw:style-name="gr2" draw:layer="layout" svg:width="0.096cm" svg:height="4.081cm" svg:x="8.329cm" svg:y="15.766cm" svg:viewBox="0 0 97 4082" draw:points="97,0 89,302 80,664 70,1072 60,1511 49,1969 38,2434 28,2890 17,3326 8,3728 0,4082">
          <text:p/>
        </draw:polyline>
        <draw:line draw:style-name="gr2" draw:layer="layout" svg:x1="8.339cm" svg:y1="19.493cm" svg:x2="8.329cm" svg:y2="19.848cm">
          <text:p/>
        </draw:line>
        <draw:polyline draw:style-name="gr2" draw:layer="layout" svg:width="0.277cm" svg:height="0.243cm" svg:x="8.196cm" svg:y="19.604cm" svg:viewBox="0 0 278 244" draw:points="0,0 134,244 278,7">
          <text:p/>
        </draw:polyline>
        <draw:polyline draw:style-name="gr2" draw:layer="layout" svg:width="0.917cm" svg:height="0.796cm" svg:x="19.799cm" svg:y="12.193cm" svg:viewBox="0 0 918 797" draw:points="0,0 82,67 167,140 256,217 347,297 441,380 536,463 632,549 728,633 824,716 918,797">
          <text:p/>
        </draw:polyline>
        <draw:line draw:style-name="gr2" draw:layer="layout" svg:x1="20.622cm" svg:y1="12.908cm" svg:x2="20.717cm" svg:y2="12.99cm">
          <text:p/>
        </draw:line>
        <draw:polyline draw:style-name="gr2" draw:layer="layout" svg:width="0.272cm" svg:height="0.261cm" svg:x="20.444cm" svg:y="12.728cm" svg:viewBox="0 0 273 262" draw:points="0,212 273,262 181,0">
          <text:p/>
        </draw:polyline>
        <draw:polyline draw:style-name="gr2" draw:layer="layout" svg:width="0.242cm" svg:height="0.652cm" svg:x="19.002cm" svg:y="12.265cm" svg:viewBox="0 0 243 653" draw:points="243,0 220,59 197,122 172,186 147,251 122,318 96,385 71,453 47,520 22,587 0,653">
          <text:p/>
        </draw:polyline>
        <draw:line draw:style-name="gr2" draw:layer="layout" svg:x1="19.025cm" svg:y1="12.851cm" svg:x2="19.002cm" svg:y2="12.918cm">
          <text:p/>
        </draw:line>
        <draw:polyline draw:style-name="gr2" draw:layer="layout" svg:width="0.262cm" svg:height="0.271cm" svg:x="18.948cm" svg:y="12.646cm" svg:viewBox="0 0 263 272" draw:points="0,0 54,272 263,88">
          <text:p/>
        </draw:polyline>
        <draw:polyline draw:style-name="gr2" draw:layer="layout" svg:width="3.284cm" svg:height="1.231cm" svg:x="15.525cm" svg:y="12.048cm" svg:viewBox="0 0 3285 1232" draw:points="3285,0 3019,101 2718,216 2391,341 2045,472 1688,607 1327,743 970,876 624,1004 298,1124 0,1232">
          <text:p/>
        </draw:polyline>
        <draw:line draw:style-name="gr2" draw:layer="layout" svg:x1="15.824cm" svg:y1="13.171cm" svg:x2="15.525cm" svg:y2="13.28cm">
          <text:p/>
        </draw:line>
        <draw:polyline draw:style-name="gr2" draw:layer="layout" svg:width="0.272cm" svg:height="0.26cm" svg:x="15.525cm" svg:y="13.067cm" svg:viewBox="0 0 273 261" draw:points="178,0 0,213 273,261">
          <text:p/>
        </draw:polyline>
        <draw:polyline draw:style-name="gr2" draw:layer="layout" svg:width="0.242cm" svg:height="0.869cm" svg:x="8.546cm" svg:y="12.265cm" svg:viewBox="0 0 243 870" draw:points="243,0 214,81 185,164 157,250 129,337 103,425 78,515 55,604 34,693 16,783 0,870">
          <text:p/>
        </draw:polyline>
        <draw:polyline draw:style-name="gr2" draw:layer="layout" svg:width="0.121cm" svg:height="1.497cm" svg:x="8.425cm" svg:y="13.134cm" svg:viewBox="0 0 122 1498" draw:points="122,0 95,154 73,311 53,471 37,629 25,786 15,940 8,1090 4,1234 1,1370 0,1498">
          <text:p/>
        </draw:polyline>
        <draw:line draw:style-name="gr2" draw:layer="layout" svg:x1="8.427cm" svg:y1="14.503cm" svg:x2="8.425cm" svg:y2="14.632cm">
          <text:p/>
        </draw:line>
        <draw:polyline draw:style-name="gr2" draw:layer="layout" svg:width="0.277cm" svg:height="0.24cm" svg:x="8.288cm" svg:y="14.391cm" svg:viewBox="0 0 278 241" draw:points="0,0 137,241 278,1">
          <text:p/>
        </draw:polyline>
        <draw:polyline draw:style-name="gr2" draw:layer="layout" svg:width="2.294cm" svg:height="1.11cm" svg:x="6.107cm" svg:y="12.096cm" svg:viewBox="0 0 2295 1111" draw:points="2295,0 2103,93 1892,197 1666,309 1428,427 1184,547 937,668 691,788 450,903 218,1012 0,1111">
          <text:p/>
        </draw:polyline>
        <draw:line draw:style-name="gr2" draw:layer="layout" svg:x1="6.326cm" svg:y1="13.107cm" svg:x2="6.107cm" svg:y2="13.207cm">
          <text:p/>
        </draw:line>
        <draw:polyline draw:style-name="gr2" draw:layer="layout" svg:width="0.276cm" svg:height="0.252cm" svg:x="6.107cm" svg:y="12.981cm" svg:viewBox="0 0 277 253" draw:points="161,0 0,226 277,253">
          <text:p/>
        </draw:polyline>
        <draw:line draw:style-name="gr2" draw:layer="layout" svg:x1="8.305cm" svg:y1="20.982cm" svg:x2="8.305cm" svg:y2="21.586cm">
          <text:p/>
        </draw:line>
        <draw:line draw:style-name="gr2" draw:layer="layout" svg:x1="8.305cm" svg:y1="21.527cm" svg:x2="8.305cm" svg:y2="21.586cm">
          <text:p/>
        </draw:line>
        <draw:polyline draw:style-name="gr2" draw:layer="layout" svg:width="0.277cm" svg:height="0.24cm" svg:x="8.166cm" svg:y="21.346cm" svg:viewBox="0 0 278 241" draw:points="0,0 140,241 278,0">
          <text:p/>
        </draw:polyline>
        <draw:polyline draw:style-name="gr2" draw:layer="layout" svg:width="1.014cm" svg:height="0.869cm" svg:x="15.597cm" svg:y="5.238cm" svg:viewBox="0 0 1015 870" draw:points="0,0 91,76 187,158 288,244 392,334 498,425 605,518 713,610 817,700 918,787 1015,870">
          <text:p/>
        </draw:polyline>
        <draw:line draw:style-name="gr2" draw:layer="layout" svg:x1="16.514cm" svg:y1="6.025cm" svg:x2="16.612cm" svg:y2="6.108cm">
          <text:p/>
        </draw:line>
        <draw:polyline draw:style-name="gr2" draw:layer="layout" svg:width="0.272cm" svg:height="0.261cm" svg:x="16.339cm" svg:y="5.846cm" svg:viewBox="0 0 273 262" draw:points="0,212 273,262 179,0">
          <text:p/>
        </draw:polyline>
        <draw:polyline draw:style-name="gr2" draw:layer="layout" svg:width="0.942cm" svg:height="1.739cm" svg:x="15.404cm" svg:y="5.31cm" svg:viewBox="0 0 943 1740" draw:points="0,0 69,139 147,292 231,458 321,633 417,815 516,1002 621,1190 727,1377 834,1561 943,1740">
          <text:p/>
        </draw:polyline>
        <draw:polyline draw:style-name="gr2" draw:layer="layout" svg:width="0.41cm" svg:height="0.676cm" svg:x="16.346cm" svg:y="7.049cm" svg:viewBox="0 0 411 677" draw:points="0,0 37,72 78,142 120,211 163,280 206,347 250,415 292,481 334,546 374,612 411,677">
          <text:p/>
        </draw:polyline>
        <draw:line draw:style-name="gr2" draw:layer="layout" svg:x1="16.719cm" svg:y1="7.66cm" svg:x2="16.757cm" svg:y2="7.726cm">
          <text:p/>
        </draw:line>
        <draw:polyline draw:style-name="gr2" draw:layer="layout" svg:width="0.239cm" svg:height="0.277cm" svg:x="16.517cm" svg:y="7.448cm" svg:viewBox="0 0 240 278" draw:points="0,139 240,278 240,0">
          <text:p/>
        </draw:polyline>
        <draw:polyline draw:style-name="gr2" draw:layer="layout" svg:width="0.362cm" svg:height="2.367cm" svg:x="5.431cm" svg:y="14.003cm" svg:viewBox="0 0 363 2368" draw:points="0,0 31,195 63,412 98,647 135,894 172,1149 210,1406 249,1662 287,1911 325,2148 363,2368">
          <text:p/>
        </draw:polyline>
        <draw:line draw:style-name="gr2" draw:layer="layout" svg:x1="5.756cm" svg:y1="16.15cm" svg:x2="5.794cm" svg:y2="16.371cm">
          <text:p/>
        </draw:line>
        <draw:polyline draw:style-name="gr2" draw:layer="layout" svg:width="0.273cm" svg:height="0.259cm" svg:x="5.617cm" svg:y="16.111cm" svg:viewBox="0 0 274 260" draw:points="0,45 177,260 274,0">
          <text:p/>
        </draw:polyline>
        <draw:frame draw:style-name="gr5" draw:layer="layout" svg:width="0.323cm" svg:height="0.137cm" svg:x="5.167cm" svg:y="13.71cm">
          <draw:text-box>
            <text:p text:style-name="P1"><text:span text:style-name="T1">19 / 160</text:span></text:p>
          </draw:text-box>
        </draw:frame>
        <draw:frame draw:style-name="gr46" draw:text-style-name="P2" draw:layer="layout" svg:width="7.118cm" svg:height="2.35cm" svg:x="1.8cm" svg:y="0.901cm">
          <draw:text-box>
            <text:p><text:span text:style-name="T2">b) Cellular compartment </text:span></text:p>
            <text:p><text:span text:style-name="T2">enriched for</text:span></text:p>
            <text:p><text:span text:style-name="T2">dn/ds &gt; 0.5</text:span></text:p>
          </draw:text-box>
        </draw:frame>
      </draw:page>
      <draw:page draw:name="page3" draw:style-name="dp1" draw:master-page-name="master-page29">
        <draw:polygon draw:style-name="gr1"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text:p/>
        </draw:polygon>
        <draw:polyline draw:style-name="gr2"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0,618">
          <text:p/>
        </draw:polyline>
        <draw:frame draw:style-name="gr88" draw:layer="layout" svg:width="0.729cm" svg:height="0.179cm" svg:x="14.663cm" svg:y="1.257cm">
          <draw:text-box>
            <text:p text:style-name="P1"><text:span text:style-name="T3">GO:0003674</text:span></text:p>
          </draw:text-box>
        </draw:frame>
        <draw:frame draw:style-name="gr89" draw:layer="layout" svg:width="1.105cm" svg:height="0.179cm" svg:x="14.475cm" svg:y="1.44cm">
          <draw:text-box>
            <text:p text:style-name="P1"><text:span text:style-name="T3">molecular_function</text:span></text:p>
          </draw:text-box>
        </draw:frame>
        <draw:frame draw:style-name="gr90" draw:layer="layout" svg:width="0.431cm" svg:height="0.179cm" svg:x="14.812cm" svg:y="1.622cm">
          <draw:text-box>
            <text:p text:style-name="P1"><text:span text:style-name="T3">1.00000</text:span></text:p>
          </draw:text-box>
        </draw:frame>
        <draw:polygon draw:style-name="gr1"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text:p/>
        </draw:polygon>
        <draw:polyline draw:style-name="gr2"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0,619">
          <text:p/>
        </draw:polyline>
        <draw:frame draw:style-name="gr90" draw:layer="layout" svg:width="0.431cm" svg:height="0.179cm" svg:x="14.812cm" svg:y="1.804cm">
          <draw:text-box>
            <text:p text:style-name="P1"><text:span text:style-name="T3">71 / 502</text:span></text:p>
          </draw:text-box>
        </draw:frame>
        <draw:frame draw:style-name="gr88" draw:layer="layout" svg:width="0.729cm" svg:height="0.179cm" svg:x="8.555cm" svg:y="13.611cm">
          <draw:text-box>
            <text:p text:style-name="P1"><text:span text:style-name="T3">GO:0003824</text:span></text:p>
          </draw:text-box>
        </draw:frame>
        <draw:frame draw:style-name="gr91" draw:layer="layout" svg:width="0.909cm" svg:height="0.179cm" svg:x="8.469cm" svg:y="13.793cm">
          <draw:text-box>
            <text:p text:style-name="P1"><text:span text:style-name="T3">catalytic activity</text:span></text:p>
          </draw:text-box>
        </draw:frame>
        <draw:frame draw:style-name="gr90" draw:layer="layout" svg:width="0.431cm" svg:height="0.179cm" svg:x="8.704cm" svg:y="13.975cm">
          <draw:text-box>
            <text:p text:style-name="P1"><text:span text:style-name="T3">0.20023</text:span></text:p>
          </draw:text-box>
        </draw:frame>
        <draw:polygon draw:style-name="gr6" draw:layer="layout" svg:width="1.853cm" svg:height="1.235cm" svg:x="11.018cm" svg:y="23.2cm" svg:viewBox="0 0 1854 1236" draw:points="0,1236 1854,1236 1854,0 0,0">
          <text:p/>
        </draw:polygon>
        <draw:frame draw:style-name="gr90" draw:layer="layout" svg:width="0.431cm" svg:height="0.179cm" svg:x="8.704cm" svg:y="14.157cm">
          <draw:text-box>
            <text:p text:style-name="P1"><text:span text:style-name="T3">39 / 249</text:span></text:p>
          </draw:text-box>
        </draw:frame>
        <draw:frame draw:style-name="gr88" draw:layer="layout" svg:width="0.729cm" svg:height="0.179cm" svg:x="11.541cm" svg:y="23.494cm">
          <draw:text-box>
            <text:p text:style-name="P1"><text:span text:style-name="T3">GO:0004129</text:span></text:p>
          </draw:text-box>
        </draw:frame>
        <draw:frame draw:style-name="gr92" draw:layer="layout" svg:width="1.479cm" svg:height="0.179cm" svg:x="11.185cm" svg:y="23.676cm">
          <draw:text-box>
            <text:p text:style-name="P1"><text:span text:style-name="T3">cytochrome−c oxidase...</text:span></text:p>
          </draw:text-box>
        </draw:frame>
        <draw:frame draw:style-name="gr90" draw:layer="layout" svg:width="0.431cm" svg:height="0.179cm" svg:x="11.689cm" svg:y="23.858cm">
          <draw:text-box>
            <text:p text:style-name="P1"><text:span text:style-name="T3">0.05383</text:span></text:p>
          </draw:text-box>
        </draw:frame>
        <draw:polygon draw:style-name="gr6" draw:layer="layout" svg:width="1.853cm" svg:height="1.235cm" svg:x="4.498cm" svg:y="23.2cm" svg:viewBox="0 0 1854 1236" draw:points="0,1236 1854,1236 1854,0 0,0">
          <text:p/>
        </draw:polygon>
        <draw:frame draw:style-name="gr93" draw:layer="layout" svg:width="0.231cm" svg:height="0.179cm" svg:x="11.807cm" svg:y="24.04cm">
          <draw:text-box>
            <text:p text:style-name="P1"><text:span text:style-name="T3">2 / 3</text:span></text:p>
          </draw:text-box>
        </draw:frame>
        <draw:frame draw:style-name="gr88" draw:layer="layout" svg:width="0.729cm" svg:height="0.179cm" svg:x="5.021cm" svg:y="23.494cm">
          <draw:text-box>
            <text:p text:style-name="P1"><text:span text:style-name="T3">GO:0004175</text:span></text:p>
          </draw:text-box>
        </draw:frame>
        <draw:frame draw:style-name="gr94" draw:layer="layout" svg:width="1.364cm" svg:height="0.179cm" svg:x="4.723cm" svg:y="23.676cm">
          <draw:text-box>
            <text:p text:style-name="P1"><text:span text:style-name="T3">endopeptidase activi...</text:span></text:p>
          </draw:text-box>
        </draw:frame>
        <draw:frame draw:style-name="gr90" draw:layer="layout" svg:width="0.431cm" svg:height="0.179cm" svg:x="5.17cm" svg:y="23.858cm">
          <draw:text-box>
            <text:p text:style-name="P1"><text:span text:style-name="T3">0.04876</text:span></text:p>
          </draw:text-box>
        </draw:frame>
        <draw:polygon draw:style-name="gr16"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text:p/>
        </draw:polygon>
        <draw:polyline draw:style-name="gr2"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0,619">
          <text:p/>
        </draw:polyline>
        <draw:frame draw:style-name="gr95" draw:layer="layout" svg:width="0.294cm" svg:height="0.179cm" svg:x="5.248cm" svg:y="24.04cm">
          <draw:text-box>
            <text:p text:style-name="P1"><text:span text:style-name="T3">7 / 25</text:span></text:p>
          </draw:text-box>
        </draw:frame>
        <draw:frame draw:style-name="gr88" draw:layer="layout" svg:width="0.729cm" svg:height="0.179cm" svg:x="1.761cm" svg:y="21.023cm">
          <draw:text-box>
            <text:p text:style-name="P1"><text:span text:style-name="T3">GO:0004518</text:span></text:p>
          </draw:text-box>
        </draw:frame>
        <draw:frame draw:style-name="gr96" draw:layer="layout" svg:width="0.963cm" svg:height="0.179cm" svg:x="1.648cm" svg:y="21.205cm">
          <draw:text-box>
            <text:p text:style-name="P1"><text:span text:style-name="T3">nuclease activity</text:span></text:p>
          </draw:text-box>
        </draw:frame>
        <draw:frame draw:style-name="gr90" draw:layer="layout" svg:width="0.431cm" svg:height="0.179cm" svg:x="1.91cm" svg:y="21.387cm">
          <draw:text-box>
            <text:p text:style-name="P1"><text:span text:style-name="T3">0.09787</text:span></text:p>
          </draw:text-box>
        </draw:frame>
        <draw:polygon draw:style-name="gr6" draw:layer="layout" svg:width="1.854cm" svg:height="1.235cm" svg:x="1.238cm" svg:y="23.2cm" svg:viewBox="0 0 1855 1236" draw:points="0,1236 1855,1236 1855,0 0,0">
          <text:p/>
        </draw:polygon>
        <draw:frame draw:style-name="gr93" draw:layer="layout" svg:width="0.231cm" svg:height="0.179cm" svg:x="2.028cm" svg:y="21.57cm">
          <draw:text-box>
            <text:p text:style-name="P1"><text:span text:style-name="T3">2 / 4</text:span></text:p>
          </draw:text-box>
        </draw:frame>
        <draw:frame draw:style-name="gr88" draw:layer="layout" svg:width="0.729cm" svg:height="0.179cm" svg:x="1.761cm" svg:y="23.494cm">
          <draw:text-box>
            <text:p text:style-name="P1"><text:span text:style-name="T3">GO:0004540</text:span></text:p>
          </draw:text-box>
        </draw:frame>
        <draw:frame draw:style-name="gr97" draw:layer="layout" svg:width="1.279cm" svg:height="0.179cm" svg:x="1.506cm" svg:y="23.676cm">
          <draw:text-box>
            <text:p text:style-name="P1"><text:span text:style-name="T3">ribonuclease activit...</text:span></text:p>
          </draw:text-box>
        </draw:frame>
        <draw:frame draw:style-name="gr90" draw:layer="layout" svg:width="0.431cm" svg:height="0.179cm" svg:x="1.91cm" svg:y="23.858cm">
          <draw:text-box>
            <text:p text:style-name="P1"><text:span text:style-name="T3">0.05383</text:span></text:p>
          </draw:text-box>
        </draw:frame>
        <draw:polygon draw:style-name="gr1"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text:p/>
        </draw:polygon>
        <draw:polyline draw:style-name="gr2"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0,619">
          <text:p/>
        </draw:polyline>
        <draw:frame draw:style-name="gr93" draw:layer="layout" svg:width="0.231cm" svg:height="0.179cm" svg:x="2.028cm" svg:y="24.04cm">
          <draw:text-box>
            <text:p text:style-name="P1"><text:span text:style-name="T3">2 / 3</text:span></text:p>
          </draw:text-box>
        </draw:frame>
        <draw:frame draw:style-name="gr88" draw:layer="layout" svg:width="0.729cm" svg:height="0.179cm" svg:x="14.663cm" svg:y="3.728cm">
          <draw:text-box>
            <text:p text:style-name="P1"><text:span text:style-name="T3">GO:0005215</text:span></text:p>
          </draw:text-box>
        </draw:frame>
        <draw:frame draw:style-name="gr98" draw:layer="layout" svg:width="1.086cm" svg:height="0.179cm" svg:x="14.489cm" svg:y="3.91cm">
          <draw:text-box>
            <text:p text:style-name="P1"><text:span text:style-name="T3">transporter activity</text:span></text:p>
          </draw:text-box>
        </draw:frame>
        <draw:frame draw:style-name="gr90" draw:layer="layout" svg:width="0.431cm" svg:height="0.179cm" svg:x="14.812cm" svg:y="4.093cm">
          <draw:text-box>
            <text:p text:style-name="P1"><text:span text:style-name="T3">0.37288</text:span></text:p>
          </draw:text-box>
        </draw:frame>
        <draw:polygon draw:style-name="gr6" draw:layer="layout" svg:width="1.853cm" svg:height="1.236cm" svg:x="17.401cm" svg:y="10.846cm" svg:viewBox="0 0 1854 1237" draw:points="0,1237 1854,1237 1854,0 0,0">
          <text:p/>
        </draw:polygon>
        <draw:frame draw:style-name="gr95" draw:layer="layout" svg:width="0.294cm" svg:height="0.179cm" svg:x="14.891cm" svg:y="4.275cm">
          <draw:text-box>
            <text:p text:style-name="P1"><text:span text:style-name="T3">6 / 35</text:span></text:p>
          </draw:text-box>
        </draw:frame>
        <draw:frame draw:style-name="gr88" draw:layer="layout" svg:width="0.729cm" svg:height="0.179cm" svg:x="17.923cm" svg:y="11.14cm">
          <draw:text-box>
            <text:p text:style-name="P1"><text:span text:style-name="T3">GO:0005275</text:span></text:p>
          </draw:text-box>
        </draw:frame>
        <draw:frame draw:style-name="gr99" draw:layer="layout" svg:width="1.526cm" svg:height="0.179cm" svg:x="17.544cm" svg:y="11.323cm">
          <draw:text-box>
            <text:p text:style-name="P1"><text:span text:style-name="T3">amine transmembrane ...</text:span></text:p>
          </draw:text-box>
        </draw:frame>
        <draw:frame draw:style-name="gr90" draw:layer="layout" svg:width="0.431cm" svg:height="0.179cm" svg:x="18.072cm" svg:y="11.505cm">
          <draw:text-box>
            <text:p text:style-name="P1"><text:span text:style-name="T3">0.05383</text:span></text:p>
          </draw:text-box>
        </draw:frame>
        <draw:polygon draw:style-name="gr6" draw:layer="layout" svg:width="1.853cm" svg:height="1.236cm" svg:x="14.141cm" svg:y="10.846cm" svg:viewBox="0 0 1854 1237" draw:points="0,1237 1854,1237 1854,0 0,0">
          <text:p/>
        </draw:polygon>
        <draw:frame draw:style-name="gr93" draw:layer="layout" svg:width="0.231cm" svg:height="0.179cm" svg:x="18.19cm" svg:y="11.687cm">
          <draw:text-box>
            <text:p text:style-name="P1"><text:span text:style-name="T3">2 / 3</text:span></text:p>
          </draw:text-box>
        </draw:frame>
        <draw:frame draw:style-name="gr88" draw:layer="layout" svg:width="0.729cm" svg:height="0.179cm" svg:x="14.663cm" svg:y="11.14cm">
          <draw:text-box>
            <text:p text:style-name="P1"><text:span text:style-name="T3">GO:0005342</text:span></text:p>
          </draw:text-box>
        </draw:frame>
        <draw:frame draw:style-name="gr100" draw:layer="layout" svg:width="1.384cm" svg:height="0.179cm" svg:x="14.355cm" svg:y="11.323cm">
          <draw:text-box>
            <text:p text:style-name="P1"><text:span text:style-name="T3">organic acid transme...</text:span></text:p>
          </draw:text-box>
        </draw:frame>
        <draw:frame draw:style-name="gr90" draw:layer="layout" svg:width="0.431cm" svg:height="0.179cm" svg:x="14.812cm" svg:y="11.505cm">
          <draw:text-box>
            <text:p text:style-name="P1"><text:span text:style-name="T3">0.05383</text:span></text:p>
          </draw:text-box>
        </draw:frame>
        <draw:polygon draw:style-name="gr1"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text:p/>
        </draw:polygon>
        <draw:polyline draw:style-name="gr2"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0,619">
          <text:p/>
        </draw:polyline>
        <draw:frame draw:style-name="gr93" draw:layer="layout" svg:width="0.231cm" svg:height="0.179cm" svg:x="14.93cm" svg:y="11.687cm">
          <draw:text-box>
            <text:p text:style-name="P1"><text:span text:style-name="T3">2 / 3</text:span></text:p>
          </draw:text-box>
        </draw:frame>
        <draw:frame draw:style-name="gr88" draw:layer="layout" svg:width="0.729cm" svg:height="0.179cm" svg:x="19.536cm" svg:y="3.728cm">
          <draw:text-box>
            <text:p text:style-name="P1"><text:span text:style-name="T3">GO:0005488</text:span></text:p>
          </draw:text-box>
        </draw:frame>
        <draw:frame draw:style-name="gr101" draw:layer="layout" svg:width="0.376cm" svg:height="0.179cm" svg:x="19.712cm" svg:y="3.91cm">
          <draw:text-box>
            <text:p text:style-name="P1"><text:span text:style-name="T3">binding</text:span></text:p>
          </draw:text-box>
        </draw:frame>
        <draw:frame draw:style-name="gr90" draw:layer="layout" svg:width="0.431cm" svg:height="0.179cm" svg:x="19.685cm" svg:y="4.093cm">
          <draw:text-box>
            <text:p text:style-name="P1"><text:span text:style-name="T3">0.79208</text:span></text:p>
          </draw:text-box>
        </draw:frame>
        <draw:polygon draw:style-name="gr11" draw:layer="layout" svg:width="1.853cm" svg:height="1.235cm" svg:x="4.498cm" svg:y="18.259cm" svg:viewBox="0 0 1854 1236" draw:points="0,1236 1854,1236 1854,0 0,0">
          <text:p/>
        </draw:polygon>
        <draw:frame draw:style-name="gr90" draw:layer="layout" svg:width="0.431cm" svg:height="0.179cm" svg:x="19.685cm" svg:y="4.275cm">
          <draw:text-box>
            <text:p text:style-name="P1"><text:span text:style-name="T3">64 / 461</text:span></text:p>
          </draw:text-box>
        </draw:frame>
        <draw:frame draw:style-name="gr88" draw:layer="layout" svg:width="0.729cm" svg:height="0.179cm" svg:x="5.021cm" svg:y="18.552cm">
          <draw:text-box>
            <text:p text:style-name="P1"><text:span text:style-name="T3">GO:0008233</text:span></text:p>
          </draw:text-box>
        </draw:frame>
        <draw:frame draw:style-name="gr102" draw:layer="layout" svg:width="1.011cm" svg:height="0.179cm" svg:x="4.884cm" svg:y="18.734cm">
          <draw:text-box>
            <text:p text:style-name="P1"><text:span text:style-name="T3">peptidase activity</text:span></text:p>
          </draw:text-box>
        </draw:frame>
        <draw:frame draw:style-name="gr90" draw:layer="layout" svg:width="0.431cm" svg:height="0.179cm" svg:x="5.17cm" svg:y="18.917cm">
          <draw:text-box>
            <text:p text:style-name="P1"><text:span text:style-name="T3">0.00342</text:span></text:p>
          </draw:text-box>
        </draw:frame>
        <draw:polygon draw:style-name="gr1"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text:p/>
        </draw:polygon>
        <draw:polyline draw:style-name="gr2"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0,619">
          <text:p/>
        </draw:polyline>
        <draw:frame draw:style-name="gr103" draw:layer="layout" svg:width="0.358cm" svg:height="0.179cm" svg:x="5.209cm" svg:y="19.099cm">
          <draw:text-box>
            <text:p text:style-name="P1"><text:span text:style-name="T3">13 / 43</text:span></text:p>
          </draw:text-box>
        </draw:frame>
        <draw:frame draw:style-name="gr88" draw:layer="layout" svg:width="0.729cm" svg:height="0.179cm" svg:x="11.815cm" svg:y="13.611cm">
          <draw:text-box>
            <text:p text:style-name="P1"><text:span text:style-name="T3">GO:0008324</text:span></text:p>
          </draw:text-box>
        </draw:frame>
        <draw:frame draw:style-name="gr104" draw:layer="layout" svg:width="1.477cm" svg:height="0.179cm" svg:x="11.461cm" svg:y="13.793cm">
          <draw:text-box>
            <text:p text:style-name="P1"><text:span text:style-name="T3">cation transmembrane...</text:span></text:p>
          </draw:text-box>
        </draw:frame>
        <draw:frame draw:style-name="gr90" draw:layer="layout" svg:width="0.431cm" svg:height="0.179cm" svg:x="11.964cm" svg:y="13.975cm">
          <draw:text-box>
            <text:p text:style-name="P1"><text:span text:style-name="T3">0.27507</text:span></text:p>
          </draw:text-box>
        </draw:frame>
        <draw:polygon draw:style-name="gr16"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text:p/>
        </draw:polygon>
        <draw:polyline draw:style-name="gr2"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0,619">
          <text:p/>
        </draw:polyline>
        <draw:frame draw:style-name="gr95" draw:layer="layout" svg:width="0.294cm" svg:height="0.179cm" svg:x="12.043cm" svg:y="14.157cm">
          <draw:text-box>
            <text:p text:style-name="P1"><text:span text:style-name="T3">4 / 19</text:span></text:p>
          </draw:text-box>
        </draw:frame>
        <draw:frame draw:style-name="gr88" draw:layer="layout" svg:width="0.729cm" svg:height="0.179cm" svg:x="11.541cm" svg:y="21.023cm">
          <draw:text-box>
            <text:p text:style-name="P1"><text:span text:style-name="T3">GO:0015002</text:span></text:p>
          </draw:text-box>
        </draw:frame>
        <draw:frame draw:style-name="gr105" draw:layer="layout" svg:width="1.489cm" svg:height="0.179cm" svg:x="11.18cm" svg:y="21.205cm">
          <draw:text-box>
            <text:p text:style-name="P1"><text:span text:style-name="T3">heme−copper terminal...</text:span></text:p>
          </draw:text-box>
        </draw:frame>
        <draw:frame draw:style-name="gr90" draw:layer="layout" svg:width="0.431cm" svg:height="0.179cm" svg:x="11.689cm" svg:y="21.387cm">
          <draw:text-box>
            <text:p text:style-name="P1"><text:span text:style-name="T3">0.05383</text:span></text:p>
          </draw:text-box>
        </draw:frame>
        <draw:polygon draw:style-name="gr1"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text:p/>
        </draw:polygon>
        <draw:polyline draw:style-name="gr2"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0,619">
          <text:p/>
        </draw:polyline>
        <draw:frame draw:style-name="gr93" draw:layer="layout" svg:width="0.231cm" svg:height="0.179cm" svg:x="11.807cm" svg:y="21.57cm">
          <draw:text-box>
            <text:p text:style-name="P1"><text:span text:style-name="T3">2 / 3</text:span></text:p>
          </draw:text-box>
        </draw:frame>
        <draw:frame draw:style-name="gr88" draw:layer="layout" svg:width="0.729cm" svg:height="0.179cm" svg:x="11.403cm" svg:y="11.14cm">
          <draw:text-box>
            <text:p text:style-name="P1"><text:span text:style-name="T3">GO:0015075</text:span></text:p>
          </draw:text-box>
        </draw:frame>
        <draw:frame draw:style-name="gr106" draw:layer="layout" svg:width="1.409cm" svg:height="0.179cm" svg:x="11.083cm" svg:y="11.323cm">
          <draw:text-box>
            <text:p text:style-name="P1"><text:span text:style-name="T3">ion transmembrane tr...</text:span></text:p>
          </draw:text-box>
        </draw:frame>
        <draw:frame draw:style-name="gr90" draw:layer="layout" svg:width="0.431cm" svg:height="0.179cm" svg:x="11.552cm" svg:y="11.505cm">
          <draw:text-box>
            <text:p text:style-name="P1"><text:span text:style-name="T3">0.34419</text:span></text:p>
          </draw:text-box>
        </draw:frame>
        <draw:polygon draw:style-name="gr16"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text:p/>
        </draw:polygon>
        <draw:polyline draw:style-name="gr2"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0,618">
          <text:p/>
        </draw:polyline>
        <draw:frame draw:style-name="gr95" draw:layer="layout" svg:width="0.294cm" svg:height="0.179cm" svg:x="11.631cm" svg:y="11.687cm">
          <draw:text-box>
            <text:p text:style-name="P1"><text:span text:style-name="T3">4 / 21</text:span></text:p>
          </draw:text-box>
        </draw:frame>
        <draw:frame draw:style-name="gr88" draw:layer="layout" svg:width="0.729cm" svg:height="0.179cm" svg:x="14.046cm" svg:y="18.552cm">
          <draw:text-box>
            <text:p text:style-name="P1"><text:span text:style-name="T3">GO:0015077</text:span></text:p>
          </draw:text-box>
        </draw:frame>
        <draw:frame draw:style-name="gr107" draw:layer="layout" svg:width="1.413cm" svg:height="0.179cm" svg:x="13.723cm" svg:y="18.734cm">
          <draw:text-box>
            <text:p text:style-name="P1"><text:span text:style-name="T3">monovalent inorganic...</text:span></text:p>
          </draw:text-box>
        </draw:frame>
        <draw:frame draw:style-name="gr90" draw:layer="layout" svg:width="0.431cm" svg:height="0.179cm" svg:x="14.195cm" svg:y="18.917cm">
          <draw:text-box>
            <text:p text:style-name="P1"><text:span text:style-name="T3">0.07491</text:span></text:p>
          </draw:text-box>
        </draw:frame>
        <draw:polygon draw:style-name="gr1"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text:p/>
        </draw:polygon>
        <draw:polyline draw:style-name="gr2"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0,619">
          <text:p/>
        </draw:polyline>
        <draw:frame draw:style-name="gr95" draw:layer="layout" svg:width="0.294cm" svg:height="0.179cm" svg:x="14.273cm" svg:y="19.099cm">
          <draw:text-box>
            <text:p text:style-name="P1"><text:span text:style-name="T3">4 / 12</text:span></text:p>
          </draw:text-box>
        </draw:frame>
        <draw:frame draw:style-name="gr88" draw:layer="layout" svg:width="0.729cm" svg:height="0.179cm" svg:x="14.801cm" svg:y="21.023cm">
          <draw:text-box>
            <text:p text:style-name="P1"><text:span text:style-name="T3">GO:0015078</text:span></text:p>
          </draw:text-box>
        </draw:frame>
        <draw:frame draw:style-name="gr108" draw:layer="layout" svg:width="1.435cm" svg:height="0.179cm" svg:x="14.467cm" svg:y="21.205cm">
          <draw:text-box>
            <text:p text:style-name="P1"><text:span text:style-name="T3">hydrogen ion transme...</text:span></text:p>
          </draw:text-box>
        </draw:frame>
        <draw:frame draw:style-name="gr90" draw:layer="layout" svg:width="0.431cm" svg:height="0.179cm" svg:x="14.95cm" svg:y="21.387cm">
          <draw:text-box>
            <text:p text:style-name="P1"><text:span text:style-name="T3">0.15624</text:span></text:p>
          </draw:text-box>
        </draw:frame>
        <draw:polygon draw:style-name="gr16"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text:p/>
        </draw:polygon>
        <draw:polyline draw:style-name="gr2"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0,618">
          <text:p/>
        </draw:polyline>
        <draw:frame draw:style-name="gr95" draw:layer="layout" svg:width="0.294cm" svg:height="0.179cm" svg:x="15.028cm" svg:y="21.57cm">
          <draw:text-box>
            <text:p text:style-name="P1"><text:span text:style-name="T3">3 / 10</text:span></text:p>
          </draw:text-box>
        </draw:frame>
        <draw:frame draw:style-name="gr88" draw:layer="layout" svg:width="0.729cm" svg:height="0.179cm" svg:x="17.477cm" svg:y="16.082cm">
          <draw:text-box>
            <text:p text:style-name="P1"><text:span text:style-name="T3">GO:0015171</text:span></text:p>
          </draw:text-box>
        </draw:frame>
        <draw:frame draw:style-name="gr109" draw:layer="layout" svg:width="1.498cm" svg:height="0.179cm" svg:x="17.112cm" svg:y="16.264cm">
          <draw:text-box>
            <text:p text:style-name="P1"><text:span text:style-name="T3">amino acid transmemb...</text:span></text:p>
          </draw:text-box>
        </draw:frame>
        <draw:frame draw:style-name="gr90" draw:layer="layout" svg:width="0.431cm" svg:height="0.179cm" svg:x="17.626cm" svg:y="16.446cm">
          <draw:text-box>
            <text:p text:style-name="P1"><text:span text:style-name="T3">0.05383</text:span></text:p>
          </draw:text-box>
        </draw:frame>
        <draw:polygon draw:style-name="gr6" draw:layer="layout" svg:width="1.853cm" svg:height="1.235cm" svg:x="16.955cm" svg:y="18.259cm" svg:viewBox="0 0 1854 1236" draw:points="0,1236 1854,1236 1854,0 0,0">
          <text:p/>
        </draw:polygon>
        <draw:frame draw:style-name="gr93" draw:layer="layout" svg:width="0.231cm" svg:height="0.179cm" svg:x="17.744cm" svg:y="16.628cm">
          <draw:text-box>
            <text:p text:style-name="P1"><text:span text:style-name="T3">2 / 3</text:span></text:p>
          </draw:text-box>
        </draw:frame>
        <draw:frame draw:style-name="gr88" draw:layer="layout" svg:width="0.729cm" svg:height="0.179cm" svg:x="17.477cm" svg:y="18.552cm">
          <draw:text-box>
            <text:p text:style-name="P1"><text:span text:style-name="T3">GO:0015179</text:span></text:p>
          </draw:text-box>
        </draw:frame>
        <draw:frame draw:style-name="gr110" draw:layer="layout" svg:width="1.466cm" svg:height="0.179cm" svg:x="17.128cm" svg:y="18.734cm">
          <draw:text-box>
            <text:p text:style-name="P1"><text:span text:style-name="T3">L−amino acid transme...</text:span></text:p>
          </draw:text-box>
        </draw:frame>
        <draw:frame draw:style-name="gr90" draw:layer="layout" svg:width="0.431cm" svg:height="0.179cm" svg:x="17.626cm" svg:y="18.917cm">
          <draw:text-box>
            <text:p text:style-name="P1"><text:span text:style-name="T3">0.01976</text:span></text:p>
          </draw:text-box>
        </draw:frame>
        <draw:polygon draw:style-name="gr1"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text:p/>
        </draw:polygon>
        <draw:polyline draw:style-name="gr2"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0,618">
          <text:p/>
        </draw:polyline>
        <draw:frame draw:style-name="gr93" draw:layer="layout" svg:width="0.231cm" svg:height="0.179cm" svg:x="17.744cm" svg:y="19.099cm">
          <draw:text-box>
            <text:p text:style-name="P1"><text:span text:style-name="T3">2 / 2</text:span></text:p>
          </draw:text-box>
        </draw:frame>
        <draw:frame draw:style-name="gr88" draw:layer="layout" svg:width="0.729cm" svg:height="0.179cm" svg:x="8.555cm" svg:y="16.082cm">
          <draw:text-box>
            <text:p text:style-name="P1"><text:span text:style-name="T3">GO:0016491</text:span></text:p>
          </draw:text-box>
        </draw:frame>
        <draw:frame draw:style-name="gr111" draw:layer="layout" svg:width="1.36cm" svg:height="0.179cm" svg:x="8.259cm" svg:y="16.264cm">
          <draw:text-box>
            <text:p text:style-name="P1"><text:span text:style-name="T3">oxidoreductase activ...</text:span></text:p>
          </draw:text-box>
        </draw:frame>
        <draw:frame draw:style-name="gr90" draw:layer="layout" svg:width="0.431cm" svg:height="0.179cm" svg:x="8.704cm" svg:y="16.446cm">
          <draw:text-box>
            <text:p text:style-name="P1"><text:span text:style-name="T3">0.45964</text:span></text:p>
          </draw:text-box>
        </draw:frame>
        <draw:polygon draw:style-name="gr16"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text:p/>
        </draw:polygon>
        <draw:polyline draw:style-name="gr2"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0,618">
          <text:p/>
        </draw:polyline>
        <draw:frame draw:style-name="gr95" draw:layer="layout" svg:width="0.294cm" svg:height="0.179cm" svg:x="8.783cm" svg:y="16.628cm">
          <draw:text-box>
            <text:p text:style-name="P1"><text:span text:style-name="T3">8 / 52</text:span></text:p>
          </draw:text-box>
        </draw:frame>
        <draw:frame draw:style-name="gr88" draw:layer="layout" svg:width="0.729cm" svg:height="0.179cm" svg:x="8.555cm" svg:y="18.552cm">
          <draw:text-box>
            <text:p text:style-name="P1"><text:span text:style-name="T3">GO:0016675</text:span></text:p>
          </draw:text-box>
        </draw:frame>
        <draw:frame draw:style-name="gr111" draw:layer="layout" svg:width="1.36cm" svg:height="0.179cm" svg:x="8.259cm" svg:y="18.734cm">
          <draw:text-box>
            <text:p text:style-name="P1"><text:span text:style-name="T3">oxidoreductase activ...</text:span></text:p>
          </draw:text-box>
        </draw:frame>
        <draw:frame draw:style-name="gr90" draw:layer="layout" svg:width="0.431cm" svg:height="0.179cm" svg:x="8.704cm" svg:y="18.917cm">
          <draw:text-box>
            <text:p text:style-name="P1"><text:span text:style-name="T3">0.05383</text:span></text:p>
          </draw:text-box>
        </draw:frame>
        <draw:polygon draw:style-name="gr16"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text:p/>
        </draw:polygon>
        <draw:polyline draw:style-name="gr2"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0,619">
          <text:p/>
        </draw:polyline>
        <draw:frame draw:style-name="gr93" draw:layer="layout" svg:width="0.231cm" svg:height="0.179cm" svg:x="8.822cm" svg:y="19.099cm">
          <draw:text-box>
            <text:p text:style-name="P1"><text:span text:style-name="T3">2 / 3</text:span></text:p>
          </draw:text-box>
        </draw:frame>
        <draw:frame draw:style-name="gr88" draw:layer="layout" svg:width="0.729cm" svg:height="0.179cm" svg:x="8.281cm" svg:y="21.023cm">
          <draw:text-box>
            <text:p text:style-name="P1"><text:span text:style-name="T3">GO:0016676</text:span></text:p>
          </draw:text-box>
        </draw:frame>
        <draw:frame draw:style-name="gr111" draw:layer="layout" svg:width="1.36cm" svg:height="0.179cm" svg:x="7.985cm" svg:y="21.205cm">
          <draw:text-box>
            <text:p text:style-name="P1"><text:span text:style-name="T3">oxidoreductase activ...</text:span></text:p>
          </draw:text-box>
        </draw:frame>
        <draw:frame draw:style-name="gr90" draw:layer="layout" svg:width="0.431cm" svg:height="0.179cm" svg:x="8.429cm" svg:y="21.387cm">
          <draw:text-box>
            <text:p text:style-name="P1"><text:span text:style-name="T3">0.05383</text:span></text:p>
          </draw:text-box>
        </draw:frame>
        <draw:polygon draw:style-name="gr16"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text:p/>
        </draw:polygon>
        <draw:polyline draw:style-name="gr2"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0,618">
          <text:p/>
        </draw:polyline>
        <draw:frame draw:style-name="gr93" draw:layer="layout" svg:width="0.231cm" svg:height="0.179cm" svg:x="8.547cm" svg:y="21.57cm">
          <draw:text-box>
            <text:p text:style-name="P1"><text:span text:style-name="T3">2 / 3</text:span></text:p>
          </draw:text-box>
        </draw:frame>
        <draw:frame draw:style-name="gr88" draw:layer="layout" svg:width="0.729cm" svg:height="0.179cm" svg:x="5.021cm" svg:y="16.082cm">
          <draw:text-box>
            <text:p text:style-name="P1"><text:span text:style-name="T3">GO:0016787</text:span></text:p>
          </draw:text-box>
        </draw:frame>
        <draw:frame draw:style-name="gr112" draw:layer="layout" svg:width="1.007cm" svg:height="0.179cm" svg:x="4.886cm" svg:y="16.264cm">
          <draw:text-box>
            <text:p text:style-name="P1"><text:span text:style-name="T3">hydrolase activity</text:span></text:p>
          </draw:text-box>
        </draw:frame>
        <draw:frame draw:style-name="gr90" draw:layer="layout" svg:width="0.431cm" svg:height="0.179cm" svg:x="5.17cm" svg:y="16.446cm">
          <draw:text-box>
            <text:p text:style-name="P1"><text:span text:style-name="T3">0.06587</text:span></text:p>
          </draw:text-box>
        </draw:frame>
        <draw:polygon draw:style-name="gr1"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text:p/>
        </draw:polygon>
        <draw:polyline draw:style-name="gr2"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0,618">
          <text:p/>
        </draw:polyline>
        <draw:frame draw:style-name="gr90" draw:layer="layout" svg:width="0.431cm" svg:height="0.179cm" svg:x="5.17cm" svg:y="16.628cm">
          <draw:text-box>
            <text:p text:style-name="P1"><text:span text:style-name="T3">21 / 110</text:span></text:p>
          </draw:text-box>
        </draw:frame>
        <draw:frame draw:style-name="gr88" draw:layer="layout" svg:width="0.729cm" svg:height="0.179cm" svg:x="1.761cm" svg:y="18.552cm">
          <draw:text-box>
            <text:p text:style-name="P1"><text:span text:style-name="T3">GO:0016788</text:span></text:p>
          </draw:text-box>
        </draw:frame>
        <draw:frame draw:style-name="gr113" draw:layer="layout" svg:width="1.22cm" svg:height="0.179cm" svg:x="1.535cm" svg:y="18.734cm">
          <draw:text-box>
            <text:p text:style-name="P1"><text:span text:style-name="T3">hydrolase activity, ...</text:span></text:p>
          </draw:text-box>
        </draw:frame>
        <draw:frame draw:style-name="gr90" draw:layer="layout" svg:width="0.431cm" svg:height="0.179cm" svg:x="1.91cm" svg:y="18.917cm">
          <draw:text-box>
            <text:p text:style-name="P1"><text:span text:style-name="T3">0.57827</text:span></text:p>
          </draw:text-box>
        </draw:frame>
        <draw:polygon draw:style-name="gr1"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text:p/>
        </draw:polygon>
        <draw:polyline draw:style-name="gr2"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0,619">
          <text:p/>
        </draw:polyline>
        <draw:frame draw:style-name="gr95" draw:layer="layout" svg:width="0.294cm" svg:height="0.179cm" svg:x="1.988cm" svg:y="19.099cm">
          <draw:text-box>
            <text:p text:style-name="P1"><text:span text:style-name="T3">4 / 28</text:span></text:p>
          </draw:text-box>
        </draw:frame>
        <draw:frame draw:style-name="gr88" draw:layer="layout" svg:width="0.729cm" svg:height="0.179cm" svg:x="17.923cm" svg:y="8.67cm">
          <draw:text-box>
            <text:p text:style-name="P1"><text:span text:style-name="T3">GO:0022804</text:span></text:p>
          </draw:text-box>
        </draw:frame>
        <draw:frame draw:style-name="gr114" draw:layer="layout" svg:width="1.465cm" svg:height="0.179cm" svg:x="17.575cm" svg:y="8.852cm">
          <draw:text-box>
            <text:p text:style-name="P1"><text:span text:style-name="T3">active transmembrane...</text:span></text:p>
          </draw:text-box>
        </draw:frame>
        <draw:frame draw:style-name="gr90" draw:layer="layout" svg:width="0.431cm" svg:height="0.179cm" svg:x="18.072cm" svg:y="9.034cm">
          <draw:text-box>
            <text:p text:style-name="P1"><text:span text:style-name="T3">0.35817</text:span></text:p>
          </draw:text-box>
        </draw:frame>
        <draw:polygon draw:style-name="gr1"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text:p/>
        </draw:polygon>
        <draw:polyline draw:style-name="gr2"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0,619">
          <text:p/>
        </draw:polyline>
        <draw:frame draw:style-name="gr95" draw:layer="layout" svg:width="0.294cm" svg:height="0.179cm" svg:x="18.151cm" svg:y="9.216cm">
          <draw:text-box>
            <text:p text:style-name="P1"><text:span text:style-name="T3">3 / 15</text:span></text:p>
          </draw:text-box>
        </draw:frame>
        <draw:frame draw:style-name="gr88" draw:layer="layout" svg:width="0.729cm" svg:height="0.179cm" svg:x="16.276cm" svg:y="6.199cm">
          <draw:text-box>
            <text:p text:style-name="P1"><text:span text:style-name="T3">GO:0022857</text:span></text:p>
          </draw:text-box>
        </draw:frame>
        <draw:frame draw:style-name="gr115" draw:layer="layout" svg:width="1.488cm" svg:height="0.179cm" svg:x="15.916cm" svg:y="6.381cm">
          <draw:text-box>
            <text:p text:style-name="P1"><text:span text:style-name="T3">transmembrane transp...</text:span></text:p>
          </draw:text-box>
        </draw:frame>
        <draw:frame draw:style-name="gr90" draw:layer="layout" svg:width="0.431cm" svg:height="0.179cm" svg:x="16.425cm" svg:y="6.563cm">
          <draw:text-box>
            <text:p text:style-name="P1"><text:span text:style-name="T3">0.21397</text:span></text:p>
          </draw:text-box>
        </draw:frame>
        <draw:polygon draw:style-name="gr1"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text:p/>
        </draw:polygon>
        <draw:polyline draw:style-name="gr2"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0,618">
          <text:p/>
        </draw:polyline>
        <draw:frame draw:style-name="gr95" draw:layer="layout" svg:width="0.294cm" svg:height="0.179cm" svg:x="16.504cm" svg:y="6.746cm">
          <draw:text-box>
            <text:p text:style-name="P1"><text:span text:style-name="T3">6 / 29</text:span></text:p>
          </draw:text-box>
        </draw:frame>
        <draw:frame draw:style-name="gr88" draw:layer="layout" svg:width="0.729cm" svg:height="0.179cm" svg:x="12.81cm" svg:y="16.082cm">
          <draw:text-box>
            <text:p text:style-name="P1"><text:span text:style-name="T3">GO:0022890</text:span></text:p>
          </draw:text-box>
        </draw:frame>
        <draw:frame draw:style-name="gr116" draw:layer="layout" svg:width="1.269cm" svg:height="0.179cm" svg:x="12.56cm" svg:y="16.264cm">
          <draw:text-box>
            <text:p text:style-name="P1"><text:span text:style-name="T3">inorganic cation tra...</text:span></text:p>
          </draw:text-box>
        </draw:frame>
        <draw:frame draw:style-name="gr90" draw:layer="layout" svg:width="0.431cm" svg:height="0.179cm" svg:x="12.959cm" svg:y="16.446cm">
          <draw:text-box>
            <text:p text:style-name="P1"><text:span text:style-name="T3">0.12163</text:span></text:p>
          </draw:text-box>
        </draw:frame>
        <draw:polygon draw:style-name="gr1"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text:p/>
        </draw:polygon>
        <draw:polyline draw:style-name="gr2"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0,619">
          <text:p/>
        </draw:polyline>
        <draw:frame draw:style-name="gr95" draw:layer="layout" svg:width="0.294cm" svg:height="0.179cm" svg:x="13.038cm" svg:y="16.628cm">
          <draw:text-box>
            <text:p text:style-name="P1"><text:span text:style-name="T3">4 / 14</text:span></text:p>
          </draw:text-box>
        </draw:frame>
        <draw:frame draw:style-name="gr88" draw:layer="layout" svg:width="0.729cm" svg:height="0.179cm" svg:x="14.663cm" svg:y="8.67cm">
          <draw:text-box>
            <text:p text:style-name="P1"><text:span text:style-name="T3">GO:0022891</text:span></text:p>
          </draw:text-box>
        </draw:frame>
        <draw:frame draw:style-name="gr117" draw:layer="layout" svg:width="1.288cm" svg:height="0.179cm" svg:x="14.403cm" svg:y="8.852cm">
          <draw:text-box>
            <text:p text:style-name="P1"><text:span text:style-name="T3">substrate−specific t...</text:span></text:p>
          </draw:text-box>
        </draw:frame>
        <draw:frame draw:style-name="gr90" draw:layer="layout" svg:width="0.431cm" svg:height="0.179cm" svg:x="14.812cm" svg:y="9.034cm">
          <draw:text-box>
            <text:p text:style-name="P1"><text:span text:style-name="T3">0.14607</text:span></text:p>
          </draw:text-box>
        </draw:frame>
        <draw:polygon draw:style-name="gr1"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text:p/>
        </draw:polygon>
        <draw:polyline draw:style-name="gr2"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0,619">
          <text:p/>
        </draw:polyline>
        <draw:frame draw:style-name="gr95" draw:layer="layout" svg:width="0.294cm" svg:height="0.179cm" svg:x="14.891cm" svg:y="9.216cm">
          <draw:text-box>
            <text:p text:style-name="P1"><text:span text:style-name="T3">6 / 26</text:span></text:p>
          </draw:text-box>
        </draw:frame>
        <draw:frame draw:style-name="gr88" draw:layer="layout" svg:width="0.729cm" svg:height="0.179cm" svg:x="13.051cm" svg:y="6.199cm">
          <draw:text-box>
            <text:p text:style-name="P1"><text:span text:style-name="T3">GO:0022892</text:span></text:p>
          </draw:text-box>
        </draw:frame>
        <draw:frame draw:style-name="gr117" draw:layer="layout" svg:width="1.288cm" svg:height="0.179cm" svg:x="12.791cm" svg:y="6.381cm">
          <draw:text-box>
            <text:p text:style-name="P1"><text:span text:style-name="T3">substrate−specific t...</text:span></text:p>
          </draw:text-box>
        </draw:frame>
        <draw:frame draw:style-name="gr90" draw:layer="layout" svg:width="0.431cm" svg:height="0.179cm" svg:x="13.199cm" svg:y="6.563cm">
          <draw:text-box>
            <text:p text:style-name="P1"><text:span text:style-name="T3">0.21397</text:span></text:p>
          </draw:text-box>
        </draw:frame>
        <draw:polygon draw:style-name="gr6" draw:layer="layout" svg:width="1.853cm" svg:height="1.235cm" svg:x="19.014cm" svg:y="5.905cm" svg:viewBox="0 0 1854 1236" draw:points="0,1236 1854,1236 1854,0 0,0">
          <text:p/>
        </draw:polygon>
        <draw:frame draw:style-name="gr95" draw:layer="layout" svg:width="0.294cm" svg:height="0.179cm" svg:x="13.278cm" svg:y="6.746cm">
          <draw:text-box>
            <text:p text:style-name="P1"><text:span text:style-name="T3">6 / 29</text:span></text:p>
          </draw:text-box>
        </draw:frame>
        <draw:frame draw:style-name="gr88" draw:layer="layout" svg:width="0.729cm" svg:height="0.179cm" svg:x="19.536cm" svg:y="6.199cm">
          <draw:text-box>
            <text:p text:style-name="P1"><text:span text:style-name="T3">GO:0042277</text:span></text:p>
          </draw:text-box>
        </draw:frame>
        <draw:frame draw:style-name="gr118" draw:layer="layout" svg:width="0.878cm" svg:height="0.179cm" svg:x="19.462cm" svg:y="6.381cm">
          <draw:text-box>
            <text:p text:style-name="P1"><text:span text:style-name="T3">peptide binding</text:span></text:p>
          </draw:text-box>
        </draw:frame>
        <draw:frame draw:style-name="gr90" draw:layer="layout" svg:width="0.431cm" svg:height="0.179cm" svg:x="19.685cm" svg:y="6.563cm">
          <draw:text-box>
            <text:p text:style-name="P1"><text:span text:style-name="T3">0.03967</text:span></text:p>
          </draw:text-box>
        </draw:frame>
        <draw:polygon draw:style-name="gr6" draw:layer="layout" svg:width="1.853cm" svg:height="1.235cm" svg:x="22.274cm" svg:y="5.905cm" svg:viewBox="0 0 1854 1236" draw:points="0,1236 1854,1236 1854,0 0,0">
          <text:p/>
        </draw:polygon>
        <draw:frame draw:style-name="gr95" draw:layer="layout" svg:width="0.294cm" svg:height="0.179cm" svg:x="19.764cm" svg:y="6.746cm">
          <draw:text-box>
            <text:p text:style-name="P1"><text:span text:style-name="T3">4 / 10</text:span></text:p>
          </draw:text-box>
        </draw:frame>
        <draw:frame draw:style-name="gr88" draw:layer="layout" svg:width="0.729cm" svg:height="0.179cm" svg:x="22.796cm" svg:y="6.199cm">
          <draw:text-box>
            <text:p text:style-name="P1"><text:span text:style-name="T3">GO:0043021</text:span></text:p>
          </draw:text-box>
        </draw:frame>
        <draw:frame draw:style-name="gr119" draw:layer="layout" svg:width="1.31cm" svg:height="0.179cm" svg:x="22.525cm" svg:y="6.381cm">
          <draw:text-box>
            <text:p text:style-name="P1"><text:span text:style-name="T3">ribonucleoprotein bi...</text:span></text:p>
          </draw:text-box>
        </draw:frame>
        <draw:frame draw:style-name="gr90" draw:layer="layout" svg:width="0.431cm" svg:height="0.179cm" svg:x="22.945cm" svg:y="6.563cm">
          <draw:text-box>
            <text:p text:style-name="P1"><text:span text:style-name="T3">0.03955</text:span></text:p>
          </draw:text-box>
        </draw:frame>
        <draw:polygon draw:style-name="gr16"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text:p/>
        </draw:polygon>
        <draw:polyline draw:style-name="gr2"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0,619">
          <text:p/>
        </draw:polyline>
        <draw:frame draw:style-name="gr93" draw:layer="layout" svg:width="0.231cm" svg:height="0.179cm" svg:x="23.063cm" svg:y="6.746cm">
          <draw:text-box>
            <text:p text:style-name="P1"><text:span text:style-name="T3">3 / 6</text:span></text:p>
          </draw:text-box>
        </draw:frame>
        <draw:frame draw:style-name="gr88" draw:layer="layout" svg:width="0.729cm" svg:height="0.179cm" svg:x="15.075cm" svg:y="13.611cm">
          <draw:text-box>
            <text:p text:style-name="P1"><text:span text:style-name="T3">GO:0046943</text:span></text:p>
          </draw:text-box>
        </draw:frame>
        <draw:frame draw:style-name="gr120" draw:layer="layout" svg:width="1.28cm" svg:height="0.179cm" svg:x="14.819cm" svg:y="13.793cm">
          <draw:text-box>
            <text:p text:style-name="P1"><text:span text:style-name="T3">carboxylic acid tran...</text:span></text:p>
          </draw:text-box>
        </draw:frame>
        <draw:frame draw:style-name="gr90" draw:layer="layout" svg:width="0.431cm" svg:height="0.179cm" svg:x="15.224cm" svg:y="13.975cm">
          <draw:text-box>
            <text:p text:style-name="P1"><text:span text:style-name="T3">0.05383</text:span></text:p>
          </draw:text-box>
        </draw:frame>
        <draw:polygon draw:style-name="gr6" draw:layer="layout" svg:width="1.853cm" svg:height="1.236cm" svg:x="4.498cm" svg:y="20.729cm" svg:viewBox="0 0 1854 1237" draw:points="0,1237 1854,1237 1854,0 0,0">
          <text:p/>
        </draw:polygon>
        <draw:frame draw:style-name="gr93" draw:layer="layout" svg:width="0.231cm" svg:height="0.179cm" svg:x="15.342cm" svg:y="14.157cm">
          <draw:text-box>
            <text:p text:style-name="P1"><text:span text:style-name="T3">2 / 3</text:span></text:p>
          </draw:text-box>
        </draw:frame>
        <draw:frame draw:style-name="gr88" draw:layer="layout" svg:width="0.729cm" svg:height="0.179cm" svg:x="5.021cm" svg:y="21.023cm">
          <draw:text-box>
            <text:p text:style-name="P1"><text:span text:style-name="T3">GO:0070011</text:span></text:p>
          </draw:text-box>
        </draw:frame>
        <draw:frame draw:style-name="gr121" draw:layer="layout" svg:width="1.225cm" svg:height="0.179cm" svg:x="4.793cm" svg:y="21.205cm">
          <draw:text-box>
            <text:p text:style-name="P1"><text:span text:style-name="T3">peptidase activity, ...</text:span></text:p>
          </draw:text-box>
        </draw:frame>
        <draw:frame draw:style-name="gr90" draw:layer="layout" svg:width="0.431cm" svg:height="0.179cm" svg:x="5.17cm" svg:y="21.387cm">
          <draw:text-box>
            <text:p text:style-name="P1"><text:span text:style-name="T3">0.04418</text:span></text:p>
          </draw:text-box>
        </draw:frame>
        <draw:polyline draw:style-name="gr2" draw:layer="layout" svg:width="4.873cm" svg:height="4.633cm" svg:x="9.336cm" svg:y="1.89cm" svg:viewBox="0 0 4874 4634" draw:points="4874,0 4354,203 3761,462 3126,778 2477,1152 1846,1583 1262,2073 756,2623 356,3233 94,3903 0,4634">
          <text:p/>
        </draw:polyline>
        <draw:line draw:style-name="gr2" draw:layer="layout" svg:x1="9.336cm" svg:y1="6.523cm" svg:x2="9.336cm" svg:y2="8.994cm">
          <text:p/>
        </draw:line>
        <draw:polyline draw:style-name="gr2" draw:layer="layout" svg:width="0.274cm" svg:height="3.98cm" svg:x="9.062cm" svg:y="8.994cm" svg:viewBox="0 0 275 3981" draw:points="275,0 271,426 257,858 235,1292 208,1722 176,2144 141,2554 105,2948 68,3320 33,3666 0,3981">
          <text:p/>
        </draw:polyline>
        <draw:line draw:style-name="gr2" draw:layer="layout" svg:x1="9.096cm" svg:y1="12.659cm" svg:x2="9.062cm" svg:y2="12.975cm">
          <text:p/>
        </draw:line>
        <draw:polyline draw:style-name="gr2" draw:layer="layout" svg:width="0.391cm" svg:height="0.359cm" svg:x="8.902cm" svg:y="12.615cm" svg:viewBox="0 0 392 360" draw:points="0,0 161,360 392,41">
          <text:p/>
        </draw:polyline>
        <draw:line draw:style-name="gr2" draw:layer="layout" svg:x1="15.067cm" svg:y1="2.233cm" svg:x2="15.067cm" svg:y2="3.091cm">
          <text:p/>
        </draw:line>
        <draw:line draw:style-name="gr2" draw:layer="layout" svg:x1="15.067cm" svg:y1="3.007cm" svg:x2="15.067cm" svg:y2="3.091cm">
          <text:p/>
        </draw:line>
        <draw:polyline draw:style-name="gr2" draw:layer="layout" svg:width="0.394cm" svg:height="0.34cm" svg:x="14.87cm" svg:y="2.751cm" svg:viewBox="0 0 395 341" draw:points="0,0 198,341 395,0">
          <text:p/>
        </draw:polyline>
        <draw:polyline draw:style-name="gr2" draw:layer="layout" svg:width="3.088cm" svg:height="1.579cm" svg:x="15.788cm" svg:y="1.959cm" svg:viewBox="0 0 3089 1580" draw:points="0,0 261,140 548,289 855,447 1176,610 1505,776 1838,944 2168,1110 2490,1274 2800,1431 3089,1580">
          <text:p/>
        </draw:polyline>
        <draw:line draw:style-name="gr2" draw:layer="layout" svg:x1="18.587cm" svg:y1="3.389cm" svg:x2="18.877cm" svg:y2="3.539cm">
          <text:p/>
        </draw:line>
        <draw:polyline draw:style-name="gr2" draw:layer="layout" svg:width="0.393cm" svg:height="0.35cm" svg:x="18.483cm" svg:y="3.207cm" svg:viewBox="0 0 394 351" draw:points="0,351 394,332 180,0">
          <text:p/>
        </draw:polyline>
        <draw:line draw:style-name="gr2" draw:layer="layout" svg:x1="8.959cm" svg:y1="14.587cm" svg:x2="8.959cm" svg:y2="15.445cm">
          <text:p/>
        </draw:line>
        <draw:line draw:style-name="gr2" draw:layer="layout" svg:x1="8.959cm" svg:y1="15.361cm" svg:x2="8.959cm" svg:y2="15.445cm">
          <text:p/>
        </draw:line>
        <draw:polyline draw:style-name="gr2" draw:layer="layout" svg:width="0.393cm" svg:height="0.341cm" svg:x="8.763cm" svg:y="15.104cm" svg:viewBox="0 0 394 342" draw:points="0,0 196,342 394,0">
          <text:p/>
        </draw:polyline>
        <draw:polyline draw:style-name="gr2" draw:layer="layout" svg:width="1.956cm" svg:height="1.373cm" svg:x="6.351cm" svg:y="14.415cm" svg:viewBox="0 0 1957 1374" draw:points="1957,0 1786,118 1602,245 1408,379 1209,518 1004,661 798,807 591,952 388,1096 190,1237 0,1374">
          <text:p/>
        </draw:polyline>
        <draw:line draw:style-name="gr2" draw:layer="layout" svg:x1="6.542cm" svg:y1="15.651cm" svg:x2="6.351cm" svg:y2="15.789cm">
          <text:p/>
        </draw:line>
        <draw:polyline draw:style-name="gr2" draw:layer="layout" svg:width="0.391cm" svg:height="0.359cm" svg:x="6.351cm" svg:y="15.429cm" svg:viewBox="0 0 392 360" draw:points="162,0 0,360 392,320">
          <text:p/>
        </draw:polyline>
        <draw:line draw:style-name="gr2" draw:layer="layout" svg:x1="2.165cm" svg:y1="21.999cm" svg:x2="2.165cm" svg:y2="22.857cm">
          <text:p/>
        </draw:line>
        <draw:line draw:style-name="gr2" draw:layer="layout" svg:x1="2.165cm" svg:y1="22.772cm" svg:x2="2.165cm" svg:y2="22.857cm">
          <text:p/>
        </draw:line>
        <draw:polyline draw:style-name="gr2" draw:layer="layout" svg:width="0.393cm" svg:height="0.341cm" svg:x="1.968cm" svg:y="22.516cm" svg:viewBox="0 0 394 342" draw:points="0,0 197,342 394,0">
          <text:p/>
        </draw:polyline>
        <draw:polyline draw:style-name="gr2" draw:layer="layout" svg:width="0.652cm" svg:height="1.03cm" svg:x="15.445cm" svg:y="4.635cm" svg:viewBox="0 0 653 1031" draw:points="0,0 54,95 114,193 177,294 245,398 314,502 384,609 453,716 522,822 589,927 653,1031">
          <text:p/>
        </draw:polyline>
        <draw:line draw:style-name="gr2" draw:layer="layout" svg:x1="16.033cm" svg:y1="5.561cm" svg:x2="16.098cm" svg:y2="5.667cm">
          <text:p/>
        </draw:line>
        <draw:polyline draw:style-name="gr2" draw:layer="layout" svg:width="0.346cm" svg:height="0.393cm" svg:x="15.751cm" svg:y="5.272cm" svg:viewBox="0 0 347 394" draw:points="0,205 347,394 337,0">
          <text:p/>
        </draw:polyline>
        <draw:polyline draw:style-name="gr2" draw:layer="layout" svg:width="0.687cm" svg:height="1.03cm" svg:x="14.003cm" svg:y="4.635cm" svg:viewBox="0 0 688 1031" draw:points="688,0 625,95 561,193 494,294 426,398 356,502 286,609 216,716 144,822 72,927 0,1031">
          <text:p/>
        </draw:polyline>
        <draw:line draw:style-name="gr2" draw:layer="layout" svg:x1="14.076cm" svg:y1="5.561cm" svg:x2="14.003cm" svg:y2="5.667cm">
          <text:p/>
        </draw:line>
        <draw:polyline draw:style-name="gr2" draw:layer="layout" svg:width="0.356cm" svg:height="0.392cm" svg:x="14.003cm" svg:y="5.273cm" svg:viewBox="0 0 357 393" draw:points="33,0 0,393 357,225">
          <text:p/>
        </draw:polyline>
        <draw:polyline draw:style-name="gr2" draw:layer="layout" svg:width="0.309cm" svg:height="3.329cm" svg:x="17.95cm" svg:y="12.116cm" svg:viewBox="0 0 310 3330" draw:points="310,0 287,267 260,567 231,894 200,1242 167,1601 133,1965 99,2328 65,2680 32,3017 0,3330">
          <text:p/>
        </draw:polyline>
        <draw:line draw:style-name="gr2" draw:layer="layout" svg:x1="17.983cm" svg:y1="15.132cm" svg:x2="17.95cm" svg:y2="15.446cm">
          <text:p/>
        </draw:line>
        <draw:polyline draw:style-name="gr2" draw:layer="layout" svg:width="0.391cm" svg:height="0.359cm" svg:x="17.789cm" svg:y="15.086cm" svg:viewBox="0 0 392 360" draw:points="0,0 161,360 392,40">
          <text:p/>
        </draw:polyline>
        <draw:polyline draw:style-name="gr2" draw:layer="layout" svg:width="0.138cm" svg:height="0.858cm" svg:x="15.17cm" svg:y="12.116cm" svg:viewBox="0 0 139 859" draw:points="0,0 11,75 24,155 39,240 54,327 70,416 85,507 100,597 114,687 127,775 139,859">
          <text:p/>
        </draw:polyline>
        <draw:line draw:style-name="gr2" draw:layer="layout" svg:x1="15.296cm" svg:y1="12.89cm" svg:x2="15.309cm" svg:y2="12.975cm">
          <text:p/>
        </draw:line>
        <draw:polyline draw:style-name="gr2" draw:layer="layout" svg:width="0.39cm" svg:height="0.363cm" svg:x="15.067cm" svg:y="12.611cm" svg:viewBox="0 0 391 364" draw:points="0,51 242,364 391,0">
          <text:p/>
        </draw:polyline>
        <draw:line draw:style-name="gr2" draw:layer="layout" svg:x1="19.94cm" svg:y1="4.704cm" svg:x2="19.94cm" svg:y2="5.562cm">
          <text:p/>
        </draw:line>
        <draw:line draw:style-name="gr2" draw:layer="layout" svg:x1="19.94cm" svg:y1="5.478cm" svg:x2="19.94cm" svg:y2="5.562cm">
          <text:p/>
        </draw:line>
        <draw:polyline draw:style-name="gr2" draw:layer="layout" svg:width="0.393cm" svg:height="0.341cm" svg:x="19.743cm" svg:y="5.221cm" svg:viewBox="0 0 394 342" draw:points="0,0 197,342 394,0">
          <text:p/>
        </draw:polyline>
        <draw:polyline draw:style-name="gr2" draw:layer="layout" svg:width="1.544cm" svg:height="1.166cm" svg:x="20.558cm" svg:y="4.533cm" svg:viewBox="0 0 1545 1167" draw:points="0,0 129,106 269,217 418,333 573,451 733,571 896,692 1062,813 1226,934 1388,1052 1545,1167">
          <text:p/>
        </draw:polyline>
        <draw:line draw:style-name="gr2" draw:layer="layout" svg:x1="21.945cm" svg:y1="5.584cm" svg:x2="22.103cm" svg:y2="5.7cm">
          <text:p/>
        </draw:line>
        <draw:polyline draw:style-name="gr2" draw:layer="layout" svg:width="0.391cm" svg:height="0.36cm" svg:x="21.711cm" svg:y="5.339cm" svg:viewBox="0 0 392 361" draw:points="0,319 392,361 233,0">
          <text:p/>
        </draw:polyline>
        <draw:line draw:style-name="gr2" draw:layer="layout" svg:x1="5.425cm" svg:y1="19.528cm" svg:x2="5.425cm" svg:y2="20.386cm">
          <text:p/>
        </draw:line>
        <draw:line draw:style-name="gr2" draw:layer="layout" svg:x1="5.425cm" svg:y1="20.302cm" svg:x2="5.425cm" svg:y2="20.386cm">
          <text:p/>
        </draw:line>
        <draw:polyline draw:style-name="gr2" draw:layer="layout" svg:width="0.393cm" svg:height="0.341cm" svg:x="5.228cm" svg:y="20.045cm" svg:viewBox="0 0 394 342" draw:points="0,0 197,342 394,0">
          <text:p/>
        </draw:polyline>
        <draw:polyline draw:style-name="gr2" draw:layer="layout" svg:width="0.378cm" svg:height="0.926cm" svg:x="12.459cm" svg:y="14.553cm" svg:viewBox="0 0 379 927" draw:points="0,0 32,84 66,172 101,262 138,356 176,451 215,546 255,643 296,738 336,834 379,927">
          <text:p/>
        </draw:polyline>
        <draw:line draw:style-name="gr2" draw:layer="layout" svg:x1="12.795cm" svg:y1="15.386cm" svg:x2="12.838cm" svg:y2="15.48cm">
          <text:p/>
        </draw:line>
        <draw:polyline draw:style-name="gr2" draw:layer="layout" svg:width="0.36cm" svg:height="0.391cm" svg:x="12.52cm" svg:y="15.088cm" svg:viewBox="0 0 361 392" draw:points="0,160 318,392 361,0">
          <text:p/>
        </draw:polyline>
        <draw:line draw:style-name="gr2" draw:layer="layout" svg:x1="11.945cm" svg:y1="21.999cm" svg:x2="11.945cm" svg:y2="22.857cm">
          <text:p/>
        </draw:line>
        <draw:line draw:style-name="gr2" draw:layer="layout" svg:x1="11.945cm" svg:y1="22.772cm" svg:x2="11.945cm" svg:y2="22.857cm">
          <text:p/>
        </draw:line>
        <draw:polyline draw:style-name="gr2" draw:layer="layout" svg:width="0.393cm" svg:height="0.341cm" svg:x="11.748cm" svg:y="22.516cm" svg:viewBox="0 0 394 342" draw:points="0,0 198,342 394,0">
          <text:p/>
        </draw:polyline>
        <draw:polyline draw:style-name="gr2" draw:layer="layout" svg:width="0.138cm" svg:height="0.858cm" svg:x="11.91cm" svg:y="12.116cm" svg:viewBox="0 0 139 859" draw:points="0,0 13,75 25,155 39,240 55,327 70,416 85,507 100,597 114,687 127,775 139,859">
          <text:p/>
        </draw:polyline>
        <draw:line draw:style-name="gr2" draw:layer="layout" svg:x1="12.036cm" svg:y1="12.89cm" svg:x2="12.049cm" svg:y2="12.975cm">
          <text:p/>
        </draw:line>
        <draw:polyline draw:style-name="gr2" draw:layer="layout" svg:width="0.389cm" svg:height="0.363cm" svg:x="11.808cm" svg:y="12.611cm" svg:viewBox="0 0 390 364" draw:points="0,51 240,364 390,0">
          <text:p/>
        </draw:polyline>
        <draw:polyline draw:style-name="gr2" draw:layer="layout" svg:width="0.275cm" svg:height="0.926cm" svg:x="14.621cm" svg:y="19.494cm" svg:viewBox="0 0 276 927" draw:points="0,0 31,84 61,172 92,263 121,356 150,450 179,546 206,642 231,738 254,833 276,927">
          <text:p/>
        </draw:polyline>
        <draw:line draw:style-name="gr2" draw:layer="layout" svg:x1="14.874cm" svg:y1="20.327cm" svg:x2="14.897cm" svg:y2="20.421cm">
          <text:p/>
        </draw:line>
        <draw:polyline draw:style-name="gr2" draw:layer="layout" svg:width="0.384cm" svg:height="0.376cm" svg:x="14.627cm" svg:y="20.044cm" svg:viewBox="0 0 385 377" draw:points="0,89 269,377 385,0">
          <text:p/>
        </draw:polyline>
        <draw:polyline draw:style-name="gr2" draw:layer="layout" svg:width="1.544cm" svg:height="1.167cm" svg:x="13.043cm" svg:y="21.827cm" svg:viewBox="0 0 1545 1168" draw:points="1545,0 1407,106 1262,217 1112,333 957,451 797,572 637,693 476,814 315,935 156,1053 0,1168">
          <text:p/>
        </draw:polyline>
        <draw:line draw:style-name="gr2" draw:layer="layout" svg:x1="13.2cm" svg:y1="22.879cm" svg:x2="13.043cm" svg:y2="22.995cm">
          <text:p/>
        </draw:line>
        <draw:polyline draw:style-name="gr2" draw:layer="layout" svg:width="0.39cm" svg:height="0.36cm" svg:x="13.043cm" svg:y="22.634cm" svg:viewBox="0 0 391 361" draw:points="157,0 0,361 391,317">
          <text:p/>
        </draw:polyline>
        <draw:line draw:style-name="gr2" draw:layer="layout" svg:x1="17.881cm" svg:y1="17.057cm" svg:x2="17.881cm" svg:y2="17.915cm">
          <text:p/>
        </draw:line>
        <draw:line draw:style-name="gr2" draw:layer="layout" svg:x1="17.881cm" svg:y1="17.831cm" svg:x2="17.881cm" svg:y2="17.915cm">
          <text:p/>
        </draw:line>
        <draw:polyline draw:style-name="gr2" draw:layer="layout" svg:width="0.393cm" svg:height="0.34cm" svg:x="17.685cm" svg:y="17.575cm" svg:viewBox="0 0 394 341" draw:points="0,0 196,341 394,0">
          <text:p/>
        </draw:polyline>
        <draw:polyline draw:style-name="gr2" draw:layer="layout" svg:width="0.858cm" svg:height="1.27cm" svg:x="9.336cm" svg:y="16.989cm" svg:viewBox="0 0 859 1271" draw:points="0,0 76,108 157,224 241,348 328,477 418,609 508,744 598,880 688,1013 775,1144 859,1271">
          <text:p/>
        </draw:polyline>
        <draw:polyline draw:style-name="gr2" draw:layer="layout" svg:width="1.27cm" svg:height="2.23cm" svg:x="10.194cm" svg:y="18.259cm" svg:viewBox="0 0 1271 2231" draw:points="0,0 135,228 271,459 406,691 541,923 674,1154 803,1381 929,1603 1049,1821 1163,2030 1271,2231">
          <text:p/>
        </draw:polyline>
        <draw:line draw:style-name="gr2" draw:layer="layout" svg:x1="11.357cm" svg:y1="20.288cm" svg:x2="11.465cm" svg:y2="20.49cm">
          <text:p/>
        </draw:line>
        <draw:polyline draw:style-name="gr2" draw:layer="layout" svg:width="0.347cm" svg:height="0.393cm" svg:x="11.13cm" svg:y="20.096cm" svg:viewBox="0 0 348 394" draw:points="0,185 335,394 348,0">
          <text:p/>
        </draw:polyline>
        <draw:line draw:style-name="gr2" draw:layer="layout" svg:x1="8.959cm" svg:y1="17.057cm" svg:x2="8.959cm" svg:y2="17.915cm">
          <text:p/>
        </draw:line>
        <draw:line draw:style-name="gr2" draw:layer="layout" svg:x1="8.959cm" svg:y1="17.831cm" svg:x2="8.959cm" svg:y2="17.915cm">
          <text:p/>
        </draw:line>
        <draw:polyline draw:style-name="gr2" draw:layer="layout" svg:width="0.393cm" svg:height="0.34cm" svg:x="8.763cm" svg:y="17.575cm" svg:viewBox="0 0 394 341" draw:points="0,0 196,341 394,0">
          <text:p/>
        </draw:polyline>
        <draw:polyline draw:style-name="gr2" draw:layer="layout" svg:width="0.103cm" svg:height="0.858cm" svg:x="8.788cm" svg:y="19.528cm" svg:viewBox="0 0 104 859" draw:points="104,0 93,75 83,155 73,240 61,328 51,417 41,508 31,598 20,687 10,775 0,859">
          <text:p/>
        </draw:polyline>
        <draw:line draw:style-name="gr2" draw:layer="layout" svg:x1="8.799cm" svg:y1="20.302cm" svg:x2="8.788cm" svg:y2="20.387cm">
          <text:p/>
        </draw:line>
        <draw:polyline draw:style-name="gr2" draw:layer="layout" svg:width="0.39cm" svg:height="0.362cm" svg:x="8.634cm" svg:y="20.024cm" svg:viewBox="0 0 391 363" draw:points="0,0 154,363 391,48">
          <text:p/>
        </draw:polyline>
        <draw:polyline draw:style-name="gr2" draw:layer="layout" svg:width="1.544cm" svg:height="1.167cm" svg:x="9.302cm" svg:y="21.827cm" svg:viewBox="0 0 1545 1168" draw:points="0,0 130,106 270,217 418,333 574,451 734,572 897,693 1062,814 1226,935 1387,1053 1545,1168">
          <text:p/>
        </draw:polyline>
        <draw:line draw:style-name="gr2" draw:layer="layout" svg:x1="10.689cm" svg:y1="22.879cm" svg:x2="10.847cm" svg:y2="22.995cm">
          <text:p/>
        </draw:line>
        <draw:polyline draw:style-name="gr2" draw:layer="layout" svg:width="0.391cm" svg:height="0.36cm" svg:x="10.455cm" svg:y="22.634cm" svg:viewBox="0 0 392 361" draw:points="0,318 392,361 234,0">
          <text:p/>
        </draw:polyline>
        <draw:line draw:style-name="gr2" draw:layer="layout" svg:x1="5.425cm" svg:y1="17.057cm" svg:x2="5.425cm" svg:y2="17.915cm">
          <text:p/>
        </draw:line>
        <draw:line draw:style-name="gr2" draw:layer="layout" svg:x1="5.425cm" svg:y1="17.831cm" svg:x2="5.425cm" svg:y2="17.915cm">
          <text:p/>
        </draw:line>
        <draw:polyline draw:style-name="gr2" draw:layer="layout" svg:width="0.393cm" svg:height="0.34cm" svg:x="5.228cm" svg:y="17.575cm" svg:viewBox="0 0 394 341" draw:points="0,0 197,341 394,0">
          <text:p/>
        </draw:polyline>
        <draw:polyline draw:style-name="gr2" draw:layer="layout" svg:width="1.75cm" svg:height="1.338cm" svg:x="3.057cm" svg:y="16.886cm" svg:viewBox="0 0 1751 1339" draw:points="1751,0 1592,117 1424,241 1250,371 1071,505 889,644 706,784 524,925 343,1065 169,1204 0,1339">
          <text:p/>
        </draw:polyline>
        <draw:line draw:style-name="gr2" draw:layer="layout" svg:x1="3.227cm" svg:y1="18.089cm" svg:x2="3.057cm" svg:y2="18.225cm">
          <text:p/>
        </draw:line>
        <draw:polyline draw:style-name="gr2" draw:layer="layout" svg:width="0.388cm" svg:height="0.367cm" svg:x="3.057cm" svg:y="17.857cm" svg:viewBox="0 0 389 368" draw:points="143,0 0,368 389,308">
          <text:p/>
        </draw:polyline>
        <draw:line draw:style-name="gr2" draw:layer="layout" svg:x1="2.165cm" svg:y1="19.528cm" svg:x2="2.165cm" svg:y2="20.386cm">
          <text:p/>
        </draw:line>
        <draw:line draw:style-name="gr2" draw:layer="layout" svg:x1="2.165cm" svg:y1="20.302cm" svg:x2="2.165cm" svg:y2="20.386cm">
          <text:p/>
        </draw:line>
        <draw:polyline draw:style-name="gr2" draw:layer="layout" svg:width="0.393cm" svg:height="0.341cm" svg:x="1.968cm" svg:y="20.045cm" svg:viewBox="0 0 394 342" draw:points="0,0 197,342 394,0">
          <text:p/>
        </draw:polyline>
        <draw:line draw:style-name="gr2" draw:layer="layout" svg:x1="18.327cm" svg:y1="9.646cm" svg:x2="18.327cm" svg:y2="10.503cm">
          <text:p/>
        </draw:line>
        <draw:line draw:style-name="gr2" draw:layer="layout" svg:x1="18.327cm" svg:y1="10.419cm" svg:x2="18.327cm" svg:y2="10.503cm">
          <text:p/>
        </draw:line>
        <draw:polyline draw:style-name="gr2" draw:layer="layout" svg:width="0.393cm" svg:height="0.34cm" svg:x="18.131cm" svg:y="10.163cm" svg:viewBox="0 0 394 341" draw:points="0,0 196,341 394,0">
          <text:p/>
        </draw:polyline>
        <draw:polyline draw:style-name="gr2" draw:layer="layout" svg:width="0.687cm" svg:height="1.03cm" svg:x="17.057cm" svg:y="7.106cm" svg:viewBox="0 0 688 1031" draw:points="0,0 63,95 129,194 195,295 263,398 332,503 402,609 473,715 544,821 616,927 688,1031">
          <text:p/>
        </draw:polyline>
        <draw:line draw:style-name="gr2" draw:layer="layout" svg:x1="17.672cm" svg:y1="8.032cm" svg:x2="17.745cm" svg:y2="8.137cm">
          <text:p/>
        </draw:line>
        <draw:polyline draw:style-name="gr2" draw:layer="layout" svg:width="0.356cm" svg:height="0.392cm" svg:x="17.388cm" svg:y="7.744cm" svg:viewBox="0 0 357 393" draw:points="0,225 357,393 324,0">
          <text:p/>
        </draw:polyline>
        <draw:polyline draw:style-name="gr2" draw:layer="layout" svg:width="0.686cm" svg:height="1.03cm" svg:x="15.616cm" svg:y="7.106cm" svg:viewBox="0 0 687 1031" draw:points="687,0 625,95 560,194 494,295 426,398 357,503 287,609 216,715 144,821 72,927 0,1031">
          <text:p/>
        </draw:polyline>
        <draw:line draw:style-name="gr2" draw:layer="layout" svg:x1="15.689cm" svg:y1="8.032cm" svg:x2="15.616cm" svg:y2="8.137cm">
          <text:p/>
        </draw:line>
        <draw:polyline draw:style-name="gr2" draw:layer="layout" svg:width="0.356cm" svg:height="0.392cm" svg:x="15.616cm" svg:y="7.744cm" svg:viewBox="0 0 357 393" draw:points="34,0 0,393 357,225">
          <text:p/>
        </draw:polyline>
        <draw:polyline draw:style-name="gr2" draw:layer="layout" svg:width="0.514cm" svg:height="0.961cm" svg:x="13.489cm" svg:y="17.023cm" svg:viewBox="0 0 515 962" draw:points="0,0 51,86 103,176 154,271 206,369 257,469 309,569 360,670 412,770 464,868 515,962">
          <text:p/>
        </draw:polyline>
        <draw:line draw:style-name="gr2" draw:layer="layout" svg:x1="13.952cm" svg:y1="17.89cm" svg:x2="14.004cm" svg:y2="17.985cm">
          <text:p/>
        </draw:line>
        <draw:polyline draw:style-name="gr2" draw:layer="layout" svg:width="0.345cm" svg:height="0.393cm" svg:x="13.668cm" svg:y="17.591cm" svg:viewBox="0 0 346 394" draw:points="0,189 336,394 346,0">
          <text:p/>
        </draw:polyline>
        <draw:polyline draw:style-name="gr2" draw:layer="layout" svg:width="1.544cm" svg:height="1.167cm" svg:x="15.685cm" svg:y="9.474cm" svg:viewBox="0 0 1545 1168" draw:points="0,0 129,106 269,217 418,332 573,450 733,570 897,692 1061,813 1225,933 1388,1052 1545,1168">
          <text:p/>
        </draw:polyline>
        <draw:line draw:style-name="gr2" draw:layer="layout" svg:x1="17.072cm" svg:y1="10.525cm" svg:x2="17.23cm" svg:y2="10.642cm">
          <text:p/>
        </draw:line>
        <draw:polyline draw:style-name="gr2" draw:layer="layout" svg:width="0.391cm" svg:height="0.36cm" svg:x="16.838cm" svg:y="10.281cm" svg:viewBox="0 0 392 361" draw:points="0,318 392,361 232,0">
          <text:p/>
        </draw:polyline>
        <draw:line draw:style-name="gr2" draw:layer="layout" svg:x1="15.067cm" svg:y1="9.646cm" svg:x2="15.067cm" svg:y2="10.503cm">
          <text:p/>
        </draw:line>
        <draw:line draw:style-name="gr2" draw:layer="layout" svg:x1="15.067cm" svg:y1="10.419cm" svg:x2="15.067cm" svg:y2="10.503cm">
          <text:p/>
        </draw:line>
        <draw:polyline draw:style-name="gr2" draw:layer="layout" svg:width="0.394cm" svg:height="0.34cm" svg:x="14.87cm" svg:y="10.163cm" svg:viewBox="0 0 395 341" draw:points="0,0 198,341 395,0">
          <text:p/>
        </draw:polyline>
        <draw:polyline draw:style-name="gr2" draw:layer="layout" svg:width="1.75cm" svg:height="1.338cm" svg:x="12.7cm" svg:y="9.474cm" svg:viewBox="0 0 1751 1339" draw:points="1751,0 1591,117 1424,241 1248,371 1069,506 887,643 704,783 522,924 343,1064 168,1202 0,1339">
          <text:p/>
        </draw:polyline>
        <draw:line draw:style-name="gr2" draw:layer="layout" svg:x1="12.869cm" svg:y1="10.676cm" svg:x2="12.7cm" svg:y2="10.813cm">
          <text:p/>
        </draw:line>
        <draw:polyline draw:style-name="gr2" draw:layer="layout" svg:width="0.388cm" svg:height="0.366cm" svg:x="12.7cm" svg:y="10.446cm" svg:viewBox="0 0 389 367" draw:points="142,0 0,367 389,307">
          <text:p/>
        </draw:polyline>
        <draw:polyline draw:style-name="gr2" draw:layer="layout" svg:width="0.652cm" svg:height="1.03cm" svg:x="13.832cm" svg:y="7.106cm" svg:viewBox="0 0 653 1031" draw:points="0,0 54,95 114,194 177,295 244,398 313,503 383,609 453,715 522,821 589,927 653,1031">
          <text:p/>
        </draw:polyline>
        <draw:line draw:style-name="gr2" draw:layer="layout" svg:x1="14.42cm" svg:y1="8.032cm" svg:x2="14.485cm" svg:y2="8.137cm">
          <text:p/>
        </draw:line>
        <draw:polyline draw:style-name="gr2" draw:layer="layout" svg:width="0.346cm" svg:height="0.393cm" svg:x="14.138cm" svg:y="7.743cm" svg:viewBox="0 0 347 394" draw:points="0,206 347,394 337,0">
          <text:p/>
        </draw:polyline>
        <draw:polyline draw:style-name="gr2" draw:layer="layout" svg:width="1.166cm" svg:height="1.166cm" svg:x="15.96cm" svg:y="14.484cm" svg:viewBox="0 0 1167 1167" draw:points="0,0 105,106 216,217 331,332 451,450 571,570 692,693 814,814 934,934 1052,1052 1167,1167">
          <text:p/>
        </draw:polyline>
        <draw:line draw:style-name="gr2" draw:layer="layout" svg:x1="17.011cm" svg:y1="15.535cm" svg:x2="17.127cm" svg:y2="15.651cm">
          <text:p/>
        </draw:line>
        <draw:polyline draw:style-name="gr2" draw:layer="layout" svg:width="0.38cm" svg:height="0.379cm" svg:x="16.746cm" svg:y="15.271cm" svg:viewBox="0 0 381 380" draw:points="0,279 381,380 278,0">
          <text:p/>
        </draw:polyline>
        <draw:line draw:style-name="gr2" draw:layer="layout" svg:x1="5.425cm" svg:y1="21.999cm" svg:x2="5.425cm" svg:y2="22.857cm">
          <text:p/>
        </draw:line>
        <draw:line draw:style-name="gr2" draw:layer="layout" svg:x1="5.425cm" svg:y1="22.772cm" svg:x2="5.425cm" svg:y2="22.857cm">
          <text:p/>
        </draw:line>
        <draw:polyline draw:style-name="gr2" draw:layer="layout" svg:width="0.393cm" svg:height="0.341cm" svg:x="5.228cm" svg:y="22.516cm" svg:viewBox="0 0 394 342" draw:points="0,0 197,342 394,0">
          <text:p/>
        </draw:polyline>
        <draw:frame draw:style-name="gr95" draw:layer="layout" svg:width="0.294cm" svg:height="0.179cm" svg:x="5.248cm" svg:y="21.57cm">
          <draw:text-box>
            <text:p text:style-name="P1"><text:span text:style-name="T3">9 / 35</text:span></text:p>
          </draw:text-box>
        </draw:frame>
        <draw:frame draw:style-name="gr46" draw:text-style-name="P2" draw:layer="layout" svg:width="6.352cm" svg:height="2.35cm" svg:x="1.8cm" svg:y="0.901cm">
          <draw:text-box>
            <text:p><text:span text:style-name="T2">c) Molecular function </text:span></text:p>
            <text:p><text:span text:style-name="T2">enriched for</text:span></text:p>
            <text:p><text:span text:style-name="T2">dn/ds &gt; 0.5</text:span></text:p>
          </draw:text-box>
        </draw:frame>
      </draw:page>
      <draw:page draw:name="page4" draw:style-name="dp1" draw:master-page-name="master-page34">
        <draw:polygon draw:style-name="gr1"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text:p/>
        </draw:polygon>
        <draw:polyline draw:style-name="gr2"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0,692">
          <text:p/>
        </draw:polyline>
        <draw:frame draw:style-name="gr122" draw:layer="layout" svg:width="0.911cm" svg:height="0.226cm" svg:x="7.63cm" svg:y="12.328cm">
          <draw:text-box>
            <text:p text:style-name="P1"><text:span text:style-name="T4">GO:0006066</text:span></text:p>
          </draw:text-box>
        </draw:frame>
        <draw:frame draw:style-name="gr123" draw:layer="layout" svg:width="1.657cm" svg:height="0.226cm" svg:x="7.282cm" svg:y="12.534cm">
          <draw:text-box>
            <text:p text:style-name="P1"><text:span text:style-name="T4">alcohol metabolic pr...</text:span></text:p>
          </draw:text-box>
        </draw:frame>
        <draw:frame draw:style-name="gr124" draw:layer="layout" svg:width="0.637cm" svg:height="0.226cm" svg:x="7.768cm" svg:y="12.739cm">
          <draw:text-box>
            <text:p text:style-name="P1"><text:span text:style-name="T4">0.041236</text:span></text:p>
          </draw:text-box>
        </draw:frame>
        <draw:polygon draw:style-name="gr1"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text:p/>
        </draw:polygon>
        <draw:polyline draw:style-name="gr2"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0,691">
          <text:p/>
        </draw:polyline>
        <draw:frame draw:style-name="gr125" draw:layer="layout" svg:width="0.37cm" svg:height="0.226cm" svg:x="7.915cm" svg:y="12.944cm">
          <draw:text-box>
            <text:p text:style-name="P1"><text:span text:style-name="T4">8 / 35</text:span></text:p>
          </draw:text-box>
        </draw:frame>
        <draw:frame draw:style-name="gr122" draw:layer="layout" svg:width="0.911cm" svg:height="0.226cm" svg:x="13.882cm" svg:y="17.851cm">
          <draw:text-box>
            <text:p text:style-name="P1"><text:span text:style-name="T4">GO:0006325</text:span></text:p>
          </draw:text-box>
        </draw:frame>
        <draw:frame draw:style-name="gr126" draw:layer="layout" svg:width="1.686cm" svg:height="0.226cm" svg:x="13.519cm" svg:y="18.056cm">
          <draw:text-box>
            <text:p text:style-name="P1"><text:span text:style-name="T4">chromatin organizati...</text:span></text:p>
          </draw:text-box>
        </draw:frame>
        <draw:frame draw:style-name="gr124" draw:layer="layout" svg:width="0.637cm" svg:height="0.226cm" svg:x="14.019cm" svg:y="18.261cm">
          <draw:text-box>
            <text:p text:style-name="P1"><text:span text:style-name="T4">0.132460</text:span></text:p>
          </draw:text-box>
        </draw:frame>
        <draw:polygon draw:style-name="gr6" draw:layer="layout" svg:width="2.072cm" svg:height="1.38cm" svg:x="13.351cm" svg:y="23.055cm" svg:viewBox="0 0 2073 1381" draw:points="0,1381 2073,1381 2073,0 0,0">
          <text:p/>
        </draw:polygon>
        <draw:frame draw:style-name="gr125" draw:layer="layout" svg:width="0.37cm" svg:height="0.226cm" svg:x="14.166cm" svg:y="18.467cm">
          <draw:text-box>
            <text:p text:style-name="P1"><text:span text:style-name="T4">3 / 11</text:span></text:p>
          </draw:text-box>
        </draw:frame>
        <draw:frame draw:style-name="gr122" draw:layer="layout" svg:width="0.911cm" svg:height="0.226cm" svg:x="13.882cm" svg:y="23.374cm">
          <draw:text-box>
            <text:p text:style-name="P1"><text:span text:style-name="T4">GO:0006338</text:span></text:p>
          </draw:text-box>
        </draw:frame>
        <draw:frame draw:style-name="gr127" draw:layer="layout" svg:width="1.597cm" svg:height="0.226cm" svg:x="13.539cm" svg:y="23.579cm">
          <draw:text-box>
            <text:p text:style-name="P1"><text:span text:style-name="T4">chromatin remodeling</text:span></text:p>
          </draw:text-box>
        </draw:frame>
        <draw:frame draw:style-name="gr124" draw:layer="layout" svg:width="0.637cm" svg:height="0.226cm" svg:x="14.019cm" svg:y="23.784cm">
          <draw:text-box>
            <text:p text:style-name="P1"><text:span text:style-name="T4">0.005855</text:span></text:p>
          </draw:text-box>
        </draw:frame>
        <draw:polygon draw:style-name="gr1"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text:p/>
        </draw:polygon>
        <draw:polyline draw:style-name="gr2"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0,691">
          <text:p/>
        </draw:polyline>
        <draw:frame draw:style-name="gr128" draw:layer="layout" svg:width="0.29cm" svg:height="0.226cm" svg:x="14.215cm" svg:y="23.989cm">
          <draw:text-box>
            <text:p text:style-name="P1"><text:span text:style-name="T4">3 / 4</text:span></text:p>
          </draw:text-box>
        </draw:frame>
        <draw:frame draw:style-name="gr122" draw:layer="layout" svg:width="0.911cm" svg:height="0.226cm" svg:x="4.601cm" svg:y="9.567cm">
          <draw:text-box>
            <text:p text:style-name="P1"><text:span text:style-name="T4">GO:0006629</text:span></text:p>
          </draw:text-box>
        </draw:frame>
        <draw:frame draw:style-name="gr129" draw:layer="layout" svg:width="1.607cm" svg:height="0.226cm" svg:x="4.278cm" svg:y="9.772cm">
          <draw:text-box>
            <text:p text:style-name="P1"><text:span text:style-name="T4">lipid metabolic proc...</text:span></text:p>
          </draw:text-box>
        </draw:frame>
        <draw:frame draw:style-name="gr124" draw:layer="layout" svg:width="0.637cm" svg:height="0.226cm" svg:x="4.738cm" svg:y="9.977cm">
          <draw:text-box>
            <text:p text:style-name="P1"><text:span text:style-name="T4">0.165682</text:span></text:p>
          </draw:text-box>
        </draw:frame>
        <draw:polygon draw:style-name="gr6" draw:layer="layout" svg:width="2.072cm" svg:height="1.381cm" svg:x="2.574cm" svg:y="14.77cm" svg:viewBox="0 0 2073 1382" draw:points="0,1382 2073,1382 2073,0 0,0">
          <text:p/>
        </draw:polygon>
        <draw:frame draw:style-name="gr125" draw:layer="layout" svg:width="0.37cm" svg:height="0.226cm" svg:x="4.885cm" svg:y="10.183cm">
          <draw:text-box>
            <text:p text:style-name="P1"><text:span text:style-name="T4">7 / 39</text:span></text:p>
          </draw:text-box>
        </draw:frame>
        <draw:frame draw:style-name="gr122" draw:layer="layout" svg:width="0.911cm" svg:height="0.226cm" svg:x="3.105cm" svg:y="15.09cm">
          <draw:text-box>
            <text:p text:style-name="P1"><text:span text:style-name="T4">GO:0006694</text:span></text:p>
          </draw:text-box>
        </draw:frame>
        <draw:frame draw:style-name="gr129" draw:layer="layout" svg:width="1.607cm" svg:height="0.226cm" svg:x="2.782cm" svg:y="15.295cm">
          <draw:text-box>
            <text:p text:style-name="P1"><text:span text:style-name="T4">steroid biosynthetic...</text:span></text:p>
          </draw:text-box>
        </draw:frame>
        <draw:frame draw:style-name="gr124" draw:layer="layout" svg:width="0.637cm" svg:height="0.226cm" svg:x="3.242cm" svg:y="15.5cm">
          <draw:text-box>
            <text:p text:style-name="P1"><text:span text:style-name="T4">0.003073</text:span></text:p>
          </draw:text-box>
        </draw:frame>
        <draw:polygon draw:style-name="gr6" draw:layer="layout" svg:width="2.071cm" svg:height="1.381cm" svg:x="4.07cm" svg:y="20.293cm" svg:viewBox="0 0 2072 1382" draw:points="0,1382 2072,1382 2072,0 0,0">
          <text:p/>
        </draw:polygon>
        <draw:frame draw:style-name="gr125" draw:layer="layout" svg:width="0.37cm" svg:height="0.226cm" svg:x="3.389cm" svg:y="15.706cm">
          <draw:text-box>
            <text:p text:style-name="P1"><text:span text:style-name="T4">5 / 10</text:span></text:p>
          </draw:text-box>
        </draw:frame>
        <draw:frame draw:style-name="gr122" draw:layer="layout" svg:width="0.911cm" svg:height="0.226cm" svg:x="4.601cm" svg:y="20.612cm">
          <draw:text-box>
            <text:p text:style-name="P1"><text:span text:style-name="T4">GO:0006695</text:span></text:p>
          </draw:text-box>
        </draw:frame>
        <draw:frame draw:style-name="gr130" draw:layer="layout" svg:width="1.656cm" svg:height="0.226cm" svg:x="4.253cm" svg:y="20.818cm">
          <draw:text-box>
            <text:p text:style-name="P1"><text:span text:style-name="T4">cholesterol biosynth...</text:span></text:p>
          </draw:text-box>
        </draw:frame>
        <draw:frame draw:style-name="gr124" draw:layer="layout" svg:width="0.637cm" svg:height="0.226cm" svg:x="4.738cm" svg:y="21.023cm">
          <draw:text-box>
            <text:p text:style-name="P1"><text:span text:style-name="T4">0.005855</text:span></text:p>
          </draw:text-box>
        </draw:frame>
        <draw:polygon draw:style-name="gr9"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text:p/>
        </draw:polygon>
        <draw:polyline draw:style-name="gr2"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0,692">
          <text:p/>
        </draw:polyline>
        <draw:frame draw:style-name="gr128" draw:layer="layout" svg:width="0.29cm" svg:height="0.226cm" svg:x="4.934cm" svg:y="21.228cm">
          <draw:text-box>
            <text:p text:style-name="P1"><text:span text:style-name="T4">3 / 4</text:span></text:p>
          </draw:text-box>
        </draw:frame>
        <draw:frame draw:style-name="gr122" draw:layer="layout" svg:width="0.911cm" svg:height="0.226cm" svg:x="13.882cm" svg:y="12.328cm">
          <draw:text-box>
            <text:p text:style-name="P1"><text:span text:style-name="T4">GO:0006996</text:span></text:p>
          </draw:text-box>
        </draw:frame>
        <draw:frame draw:style-name="gr131" draw:layer="layout" svg:width="1.637cm" svg:height="0.226cm" svg:x="13.544cm" svg:y="12.534cm">
          <draw:text-box>
            <text:p text:style-name="P1"><text:span text:style-name="T4">organelle organizati...</text:span></text:p>
          </draw:text-box>
        </draw:frame>
        <draw:frame draw:style-name="gr124" draw:layer="layout" svg:width="0.637cm" svg:height="0.226cm" svg:x="14.019cm" svg:y="12.739cm">
          <draw:text-box>
            <text:p text:style-name="P1"><text:span text:style-name="T4">0.794222</text:span></text:p>
          </draw:text-box>
        </draw:frame>
        <draw:polygon draw:style-name="gr1"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text:p/>
        </draw:polygon>
        <draw:polyline draw:style-name="gr2"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0,692">
          <text:p/>
        </draw:polyline>
        <draw:frame draw:style-name="gr132" draw:layer="layout" svg:width="0.451cm" svg:height="0.226cm" svg:x="14.117cm" svg:y="12.944cm">
          <draw:text-box>
            <text:p text:style-name="P1"><text:span text:style-name="T4">10 / 98</text:span></text:p>
          </draw:text-box>
        </draw:frame>
        <draw:frame draw:style-name="gr122" draw:layer="layout" svg:width="0.911cm" svg:height="0.226cm" svg:x="22.78cm" svg:y="6.806cm">
          <draw:text-box>
            <text:p text:style-name="P1"><text:span text:style-name="T4">GO:0007275</text:span></text:p>
          </draw:text-box>
        </draw:frame>
        <draw:frame draw:style-name="gr133" draw:layer="layout" svg:width="1.566cm" svg:height="0.226cm" svg:x="22.477cm" svg:y="7.011cm">
          <draw:text-box>
            <text:p text:style-name="P1"><text:span text:style-name="T4">multicellular organi...</text:span></text:p>
          </draw:text-box>
        </draw:frame>
        <draw:frame draw:style-name="gr124" draw:layer="layout" svg:width="0.637cm" svg:height="0.226cm" svg:x="22.917cm" svg:y="7.216cm">
          <draw:text-box>
            <text:p text:style-name="P1"><text:span text:style-name="T4">0.139958</text:span></text:p>
          </draw:text-box>
        </draw:frame>
        <draw:polygon draw:style-name="gr9"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text:p/>
        </draw:polygon>
        <draw:polyline draw:style-name="gr2"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0,691">
          <text:p/>
        </draw:polyline>
        <draw:frame draw:style-name="gr134" draw:layer="layout" svg:width="0.539cm" svg:height="0.226cm" svg:x="22.966cm" svg:y="7.422cm">
          <draw:text-box>
            <text:p text:style-name="P1"><text:span text:style-name="T4">30 / 222</text:span></text:p>
          </draw:text-box>
        </draw:frame>
        <draw:frame draw:style-name="gr122" draw:layer="layout" svg:width="0.911cm" svg:height="0.226cm" svg:x="16.72cm" svg:y="1.283cm">
          <draw:text-box>
            <text:p text:style-name="P1"><text:span text:style-name="T4">GO:0008150</text:span></text:p>
          </draw:text-box>
        </draw:frame>
        <draw:frame draw:style-name="gr135" draw:layer="layout" svg:width="1.362cm" svg:height="0.226cm" svg:x="16.5cm" svg:y="1.488cm">
          <draw:text-box>
            <text:p text:style-name="P1"><text:span text:style-name="T4">biological_process</text:span></text:p>
          </draw:text-box>
        </draw:frame>
        <draw:frame draw:style-name="gr124" draw:layer="layout" svg:width="0.637cm" svg:height="0.226cm" svg:x="16.857cm" svg:y="1.694cm">
          <draw:text-box>
            <text:p text:style-name="P1"><text:span text:style-name="T4">1.000000</text:span></text:p>
          </draw:text-box>
        </draw:frame>
        <draw:polygon draw:style-name="gr16"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text:p/>
        </draw:polygon>
        <draw:polyline draw:style-name="gr2"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0,692">
          <text:p/>
        </draw:polyline>
        <draw:frame draw:style-name="gr134" draw:layer="layout" svg:width="0.539cm" svg:height="0.226cm" svg:x="16.906cm" svg:y="1.899cm">
          <draw:text-box>
            <text:p text:style-name="P1"><text:span text:style-name="T4">39 / 326</text:span></text:p>
          </draw:text-box>
        </draw:frame>
        <draw:frame draw:style-name="gr122" draw:layer="layout" svg:width="0.911cm" svg:height="0.226cm" svg:x="7.63cm" svg:y="4.044cm">
          <draw:text-box>
            <text:p text:style-name="P1"><text:span text:style-name="T4">GO:0008152</text:span></text:p>
          </draw:text-box>
        </draw:frame>
        <draw:frame draw:style-name="gr136" draw:layer="layout" svg:width="1.333cm" svg:height="0.226cm" svg:x="7.425cm" svg:y="4.249cm">
          <draw:text-box>
            <text:p text:style-name="P1"><text:span text:style-name="T4">metabolic process</text:span></text:p>
          </draw:text-box>
        </draw:frame>
        <draw:frame draw:style-name="gr124" draw:layer="layout" svg:width="0.637cm" svg:height="0.226cm" svg:x="7.768cm" svg:y="4.455cm">
          <draw:text-box>
            <text:p text:style-name="P1"><text:span text:style-name="T4">0.015954</text:span></text:p>
          </draw:text-box>
        </draw:frame>
        <draw:polygon draw:style-name="gr6" draw:layer="layout" svg:width="2.071cm" svg:height="1.381cm" svg:x="4.07cm" svg:y="12.009cm" svg:viewBox="0 0 2072 1382" draw:points="0,1382 2072,1382 2072,0 0,0">
          <text:p/>
        </draw:polygon>
        <draw:frame draw:style-name="gr134" draw:layer="layout" svg:width="0.539cm" svg:height="0.226cm" svg:x="7.817cm" svg:y="4.66cm">
          <draw:text-box>
            <text:p text:style-name="P1"><text:span text:style-name="T4">37 / 268</text:span></text:p>
          </draw:text-box>
        </draw:frame>
        <draw:frame draw:style-name="gr122" draw:layer="layout" svg:width="0.911cm" svg:height="0.226cm" svg:x="4.601cm" svg:y="12.328cm">
          <draw:text-box>
            <text:p text:style-name="P1"><text:span text:style-name="T4">GO:0008202</text:span></text:p>
          </draw:text-box>
        </draw:frame>
        <draw:frame draw:style-name="gr137" draw:layer="layout" svg:width="1.628cm" svg:height="0.226cm" svg:x="4.267cm" svg:y="12.534cm">
          <draw:text-box>
            <text:p text:style-name="P1"><text:span text:style-name="T4">steroid metabolic pr...</text:span></text:p>
          </draw:text-box>
        </draw:frame>
        <draw:frame draw:style-name="gr124" draw:layer="layout" svg:width="0.637cm" svg:height="0.226cm" svg:x="4.738cm" svg:y="12.739cm">
          <draw:text-box>
            <text:p text:style-name="P1"><text:span text:style-name="T4">0.008031</text:span></text:p>
          </draw:text-box>
        </draw:frame>
        <draw:polygon draw:style-name="gr6" draw:layer="layout" svg:width="2.072cm" svg:height="1.381cm" svg:x="5.604cm" svg:y="17.532cm" svg:viewBox="0 0 2073 1382" draw:points="0,1382 2073,1382 2073,0 0,0">
          <text:p/>
        </draw:polygon>
        <draw:frame draw:style-name="gr125" draw:layer="layout" svg:width="0.37cm" svg:height="0.226cm" svg:x="4.885cm" svg:y="12.944cm">
          <draw:text-box>
            <text:p text:style-name="P1"><text:span text:style-name="T4">5 / 12</text:span></text:p>
          </draw:text-box>
        </draw:frame>
        <draw:frame draw:style-name="gr122" draw:layer="layout" svg:width="0.911cm" svg:height="0.226cm" svg:x="6.135cm" svg:y="17.851cm">
          <draw:text-box>
            <text:p text:style-name="P1"><text:span text:style-name="T4">GO:0008203</text:span></text:p>
          </draw:text-box>
        </draw:frame>
        <draw:frame draw:style-name="gr138" draw:layer="layout" svg:width="1.666cm" svg:height="0.226cm" svg:x="5.782cm" svg:y="18.056cm">
          <draw:text-box>
            <text:p text:style-name="P1"><text:span text:style-name="T4">cholesterol metaboli...</text:span></text:p>
          </draw:text-box>
        </draw:frame>
        <draw:frame draw:style-name="gr124" draw:layer="layout" svg:width="0.637cm" svg:height="0.226cm" svg:x="6.272cm" svg:y="18.261cm">
          <draw:text-box>
            <text:p text:style-name="P1"><text:span text:style-name="T4">0.005855</text:span></text:p>
          </draw:text-box>
        </draw:frame>
        <draw:polygon draw:style-name="gr1"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text:p/>
        </draw:polygon>
        <draw:polyline draw:style-name="gr2"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0,692">
          <text:p/>
        </draw:polyline>
        <draw:frame draw:style-name="gr128" draw:layer="layout" svg:width="0.29cm" svg:height="0.226cm" svg:x="6.468cm" svg:y="18.467cm">
          <draw:text-box>
            <text:p text:style-name="P1"><text:span text:style-name="T4">3 / 4</text:span></text:p>
          </draw:text-box>
        </draw:frame>
        <draw:frame draw:style-name="gr122" draw:layer="layout" svg:width="0.911cm" svg:height="0.226cm" svg:x="1.571cm" svg:y="12.328cm">
          <draw:text-box>
            <text:p text:style-name="P1"><text:span text:style-name="T4">GO:0008610</text:span></text:p>
          </draw:text-box>
        </draw:frame>
        <draw:frame draw:style-name="gr139" draw:layer="layout" svg:width="1.532cm" svg:height="0.226cm" svg:x="1.285cm" svg:y="12.534cm">
          <draw:text-box>
            <text:p text:style-name="P1"><text:span text:style-name="T4">lipid biosynthetic p...</text:span></text:p>
          </draw:text-box>
        </draw:frame>
        <draw:frame draw:style-name="gr124" draw:layer="layout" svg:width="0.637cm" svg:height="0.226cm" svg:x="1.708cm" svg:y="12.739cm">
          <draw:text-box>
            <text:p text:style-name="P1"><text:span text:style-name="T4">0.124529</text:span></text:p>
          </draw:text-box>
        </draw:frame>
        <draw:polygon draw:style-name="gr1"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text:p/>
        </draw:polygon>
        <draw:polyline draw:style-name="gr2"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0,691">
          <text:p/>
        </draw:polyline>
        <draw:frame draw:style-name="gr125" draw:layer="layout" svg:width="0.37cm" svg:height="0.226cm" svg:x="1.855cm" svg:y="12.944cm">
          <draw:text-box>
            <text:p text:style-name="P1"><text:span text:style-name="T4">5 / 23</text:span></text:p>
          </draw:text-box>
        </draw:frame>
        <draw:frame draw:style-name="gr122" draw:layer="layout" svg:width="0.911cm" svg:height="0.226cm" svg:x="1.571cm" svg:y="9.567cm">
          <draw:text-box>
            <text:p text:style-name="P1"><text:span text:style-name="T4">GO:0009058</text:span></text:p>
          </draw:text-box>
        </draw:frame>
        <draw:frame draw:style-name="gr140" draw:layer="layout" svg:width="1.509cm" svg:height="0.226cm" svg:x="1.277cm" svg:y="9.772cm">
          <draw:text-box>
            <text:p text:style-name="P1"><text:span text:style-name="T4">biosynthetic process</text:span></text:p>
          </draw:text-box>
        </draw:frame>
        <draw:frame draw:style-name="gr124" draw:layer="layout" svg:width="0.637cm" svg:height="0.226cm" svg:x="1.708cm" svg:y="9.977cm">
          <draw:text-box>
            <text:p text:style-name="P1"><text:span text:style-name="T4">0.190679</text:span></text:p>
          </draw:text-box>
        </draw:frame>
        <draw:polygon draw:style-name="gr1"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text:p/>
        </draw:polygon>
        <draw:polyline draw:style-name="gr2"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0,692">
          <text:p/>
        </draw:polyline>
        <draw:frame draw:style-name="gr134" draw:layer="layout" svg:width="0.539cm" svg:height="0.226cm" svg:x="1.757cm" svg:y="10.183cm">
          <draw:text-box>
            <text:p text:style-name="P1"><text:span text:style-name="T4">21 / 150</text:span></text:p>
          </draw:text-box>
        </draw:frame>
        <draw:frame draw:style-name="gr122" draw:layer="layout" svg:width="0.911cm" svg:height="0.226cm" svg:x="13.69cm" svg:y="4.044cm">
          <draw:text-box>
            <text:p text:style-name="P1"><text:span text:style-name="T4">GO:0009987</text:span></text:p>
          </draw:text-box>
        </draw:frame>
        <draw:frame draw:style-name="gr141" draw:layer="layout" svg:width="1.137cm" svg:height="0.226cm" svg:x="13.583cm" svg:y="4.249cm">
          <draw:text-box>
            <text:p text:style-name="P1"><text:span text:style-name="T4">cellular process</text:span></text:p>
          </draw:text-box>
        </draw:frame>
        <draw:frame draw:style-name="gr124" draw:layer="layout" svg:width="0.637cm" svg:height="0.226cm" svg:x="13.827cm" svg:y="4.455cm">
          <draw:text-box>
            <text:p text:style-name="P1"><text:span text:style-name="T4">0.072003</text:span></text:p>
          </draw:text-box>
        </draw:frame>
        <draw:polygon draw:style-name="gr9"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text:p/>
        </draw:polygon>
        <draw:polyline draw:style-name="gr2"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0,692">
          <text:p/>
        </draw:polyline>
        <draw:frame draw:style-name="gr134" draw:layer="layout" svg:width="0.539cm" svg:height="0.226cm" svg:x="13.876cm" svg:y="4.66cm">
          <draw:text-box>
            <text:p text:style-name="P1"><text:span text:style-name="T4">39 / 306</text:span></text:p>
          </draw:text-box>
        </draw:frame>
        <draw:frame draw:style-name="gr122" draw:layer="layout" svg:width="0.911cm" svg:height="0.226cm" svg:x="16.72cm" svg:y="6.806cm">
          <draw:text-box>
            <text:p text:style-name="P1"><text:span text:style-name="T4">GO:0016043</text:span></text:p>
          </draw:text-box>
        </draw:frame>
        <draw:frame draw:style-name="gr142" draw:layer="layout" svg:width="1.718cm" svg:height="0.226cm" svg:x="16.341cm" svg:y="7.011cm">
          <draw:text-box>
            <text:p text:style-name="P1"><text:span text:style-name="T4">cellular component o...</text:span></text:p>
          </draw:text-box>
        </draw:frame>
        <draw:frame draw:style-name="gr124" draw:layer="layout" svg:width="0.637cm" svg:height="0.226cm" svg:x="16.857cm" svg:y="7.216cm">
          <draw:text-box>
            <text:p text:style-name="P1"><text:span text:style-name="T4">0.812501</text:span></text:p>
          </draw:text-box>
        </draw:frame>
        <draw:polygon draw:style-name="gr11" draw:layer="layout" svg:width="2.072cm" svg:height="1.381cm" svg:x="5.604cm" svg:y="14.77cm" svg:viewBox="0 0 2073 1382" draw:points="0,1382 2073,1382 2073,0 0,0">
          <text:p/>
        </draw:polygon>
        <draw:frame draw:style-name="gr134" draw:layer="layout" svg:width="0.539cm" svg:height="0.226cm" svg:x="16.906cm" svg:y="7.422cm">
          <draw:text-box>
            <text:p text:style-name="P1"><text:span text:style-name="T4">18 / 168</text:span></text:p>
          </draw:text-box>
        </draw:frame>
        <draw:frame draw:style-name="gr122" draw:layer="layout" svg:width="0.911cm" svg:height="0.226cm" svg:x="6.135cm" svg:y="15.09cm">
          <draw:text-box>
            <text:p text:style-name="P1"><text:span text:style-name="T4">GO:0016125</text:span></text:p>
          </draw:text-box>
        </draw:frame>
        <draw:frame draw:style-name="gr143" draw:layer="layout" svg:width="1.63cm" svg:height="0.226cm" svg:x="5.8cm" svg:y="15.295cm">
          <draw:text-box>
            <text:p text:style-name="P1"><text:span text:style-name="T4">sterol metabolic pro...</text:span></text:p>
          </draw:text-box>
        </draw:frame>
        <draw:frame draw:style-name="gr124" draw:layer="layout" svg:width="0.637cm" svg:height="0.226cm" svg:x="6.272cm" svg:y="15.5cm">
          <draw:text-box>
            <text:p text:style-name="P1"><text:span text:style-name="T4">0.002227</text:span></text:p>
          </draw:text-box>
        </draw:frame>
        <draw:polygon draw:style-name="gr11" draw:layer="layout" svg:width="2.072cm" svg:height="1.381cm" svg:x="2.574cm" svg:y="17.532cm" svg:viewBox="0 0 2073 1382" draw:points="0,1382 2073,1382 2073,0 0,0">
          <text:p/>
        </draw:polygon>
        <draw:frame draw:style-name="gr128" draw:layer="layout" svg:width="0.29cm" svg:height="0.226cm" svg:x="6.468cm" svg:y="15.706cm">
          <draw:text-box>
            <text:p text:style-name="P1"><text:span text:style-name="T4">4 / 6</text:span></text:p>
          </draw:text-box>
        </draw:frame>
        <draw:frame draw:style-name="gr122" draw:layer="layout" svg:width="0.911cm" svg:height="0.226cm" svg:x="3.105cm" svg:y="17.851cm">
          <draw:text-box>
            <text:p text:style-name="P1"><text:span text:style-name="T4">GO:0016126</text:span></text:p>
          </draw:text-box>
        </draw:frame>
        <draw:frame draw:style-name="gr144" draw:layer="layout" svg:width="1.558cm" svg:height="0.226cm" svg:x="2.806cm" svg:y="18.056cm">
          <draw:text-box>
            <text:p text:style-name="P1"><text:span text:style-name="T4">sterol biosynthetic ...</text:span></text:p>
          </draw:text-box>
        </draw:frame>
        <draw:frame draw:style-name="gr124" draw:layer="layout" svg:width="0.637cm" svg:height="0.226cm" svg:x="3.242cm" svg:y="18.261cm">
          <draw:text-box>
            <text:p text:style-name="P1"><text:span text:style-name="T4">0.000813</text:span></text:p>
          </draw:text-box>
        </draw:frame>
        <draw:polygon draw:style-name="gr1"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text:p/>
        </draw:polygon>
        <draw:polyline draw:style-name="gr2"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0,691">
          <text:p/>
        </draw:polyline>
        <draw:frame draw:style-name="gr128" draw:layer="layout" svg:width="0.29cm" svg:height="0.226cm" svg:x="3.438cm" svg:y="18.467cm">
          <draw:text-box>
            <text:p text:style-name="P1"><text:span text:style-name="T4">4 / 5</text:span></text:p>
          </draw:text-box>
        </draw:frame>
        <draw:frame draw:style-name="gr122" draw:layer="layout" svg:width="0.911cm" svg:height="0.226cm" svg:x="13.882cm" svg:y="20.612cm">
          <draw:text-box>
            <text:p text:style-name="P1"><text:span text:style-name="T4">GO:0016568</text:span></text:p>
          </draw:text-box>
        </draw:frame>
        <draw:frame draw:style-name="gr138" draw:layer="layout" svg:width="1.666cm" svg:height="0.226cm" svg:x="13.529cm" svg:y="20.818cm">
          <draw:text-box>
            <text:p text:style-name="P1"><text:span text:style-name="T4">chromatin modificati...</text:span></text:p>
          </draw:text-box>
        </draw:frame>
        <draw:frame draw:style-name="gr124" draw:layer="layout" svg:width="0.637cm" svg:height="0.226cm" svg:x="14.019cm" svg:y="21.023cm">
          <draw:text-box>
            <text:p text:style-name="P1"><text:span text:style-name="T4">0.058018</text:span></text:p>
          </draw:text-box>
        </draw:frame>
        <draw:polygon draw:style-name="gr1"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text:p/>
        </draw:polygon>
        <draw:polyline draw:style-name="gr2"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0,692">
          <text:p/>
        </draw:polyline>
        <draw:frame draw:style-name="gr128" draw:layer="layout" svg:width="0.29cm" svg:height="0.226cm" svg:x="14.215cm" svg:y="21.228cm">
          <draw:text-box>
            <text:p text:style-name="P1"><text:span text:style-name="T4">3 / 8</text:span></text:p>
          </draw:text-box>
        </draw:frame>
        <draw:frame draw:style-name="gr122" draw:layer="layout" svg:width="0.911cm" svg:height="0.226cm" svg:x="22.78cm" svg:y="4.044cm">
          <draw:text-box>
            <text:p text:style-name="P1"><text:span text:style-name="T4">GO:0032501</text:span></text:p>
          </draw:text-box>
        </draw:frame>
        <draw:frame draw:style-name="gr133" draw:layer="layout" svg:width="1.566cm" svg:height="0.226cm" svg:x="22.477cm" svg:y="4.249cm">
          <draw:text-box>
            <text:p text:style-name="P1"><text:span text:style-name="T4">multicellular organi...</text:span></text:p>
          </draw:text-box>
        </draw:frame>
        <draw:frame draw:style-name="gr124" draw:layer="layout" svg:width="0.637cm" svg:height="0.226cm" svg:x="22.917cm" svg:y="4.455cm">
          <draw:text-box>
            <text:p text:style-name="P1"><text:span text:style-name="T4">0.159897</text:span></text:p>
          </draw:text-box>
        </draw:frame>
        <draw:polygon draw:style-name="gr1"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text:p/>
        </draw:polygon>
        <draw:polyline draw:style-name="gr2"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0,692">
          <text:p/>
        </draw:polyline>
        <draw:frame draw:style-name="gr134" draw:layer="layout" svg:width="0.539cm" svg:height="0.226cm" svg:x="22.966cm" svg:y="4.66cm">
          <draw:text-box>
            <text:p text:style-name="P1"><text:span text:style-name="T4">32 / 242</text:span></text:p>
          </draw:text-box>
        </draw:frame>
        <draw:frame draw:style-name="gr122" draw:layer="layout" svg:width="0.911cm" svg:height="0.226cm" svg:x="19.75cm" svg:y="4.044cm">
          <draw:text-box>
            <text:p text:style-name="P1"><text:span text:style-name="T4">GO:0032502</text:span></text:p>
          </draw:text-box>
        </draw:frame>
        <draw:frame draw:style-name="gr145" draw:layer="layout" svg:width="1.811cm" svg:height="0.226cm" svg:x="19.325cm" svg:y="4.249cm">
          <draw:text-box>
            <text:p text:style-name="P1"><text:span text:style-name="T4">developmental proces...</text:span></text:p>
          </draw:text-box>
        </draw:frame>
        <draw:frame draw:style-name="gr124" draw:layer="layout" svg:width="0.637cm" svg:height="0.226cm" svg:x="19.887cm" svg:y="4.455cm">
          <draw:text-box>
            <text:p text:style-name="P1"><text:span text:style-name="T4">0.113085</text:span></text:p>
          </draw:text-box>
        </draw:frame>
        <draw:polygon draw:style-name="gr6" draw:layer="layout" svg:width="2.072cm" svg:height="1.38cm" svg:x="9.976cm" svg:y="9.248cm" svg:viewBox="0 0 2073 1381" draw:points="0,1381 2073,1381 2073,0 0,0">
          <text:p/>
        </draw:polygon>
        <draw:frame draw:style-name="gr134" draw:layer="layout" svg:width="0.539cm" svg:height="0.226cm" svg:x="19.936cm" svg:y="4.66cm">
          <draw:text-box>
            <text:p text:style-name="P1"><text:span text:style-name="T4">31 / 228</text:span></text:p>
          </draw:text-box>
        </draw:frame>
        <draw:frame draw:style-name="gr122" draw:layer="layout" svg:width="0.911cm" svg:height="0.226cm" svg:x="10.507cm" svg:y="9.567cm">
          <draw:text-box>
            <text:p text:style-name="P1"><text:span text:style-name="T4">GO:0042180</text:span></text:p>
          </draw:text-box>
        </draw:frame>
        <draw:frame draw:style-name="gr146" draw:layer="layout" svg:width="1.672cm" svg:height="0.226cm" svg:x="10.151cm" svg:y="9.772cm">
          <draw:text-box>
            <text:p text:style-name="P1"><text:span text:style-name="T4">cellular ketone meta...</text:span></text:p>
          </draw:text-box>
        </draw:frame>
        <draw:frame draw:style-name="gr124" draw:layer="layout" svg:width="0.637cm" svg:height="0.226cm" svg:x="10.644cm" svg:y="9.977cm">
          <draw:text-box>
            <text:p text:style-name="P1"><text:span text:style-name="T4">0.008000</text:span></text:p>
          </draw:text-box>
        </draw:frame>
        <draw:polygon draw:style-name="gr1"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text:p/>
        </draw:polygon>
        <draw:polyline draw:style-name="gr2"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0,692">
          <text:p/>
        </draw:polyline>
        <draw:frame draw:style-name="gr132" draw:layer="layout" svg:width="0.451cm" svg:height="0.226cm" svg:x="10.742cm" svg:y="10.183cm">
          <draw:text-box>
            <text:p text:style-name="P1"><text:span text:style-name="T4">13 / 57</text:span></text:p>
          </draw:text-box>
        </draw:frame>
        <draw:frame draw:style-name="gr122" draw:layer="layout" svg:width="0.911cm" svg:height="0.226cm" svg:x="10.66cm" svg:y="6.806cm">
          <draw:text-box>
            <text:p text:style-name="P1"><text:span text:style-name="T4">GO:0044237</text:span></text:p>
          </draw:text-box>
        </draw:frame>
        <draw:frame draw:style-name="gr147" draw:layer="layout" svg:width="1.601cm" svg:height="0.226cm" svg:x="10.34cm" svg:y="7.011cm">
          <draw:text-box>
            <text:p text:style-name="P1"><text:span text:style-name="T4">cellular metabolic p...</text:span></text:p>
          </draw:text-box>
        </draw:frame>
        <draw:frame draw:style-name="gr124" draw:layer="layout" svg:width="0.637cm" svg:height="0.226cm" svg:x="10.798cm" svg:y="7.216cm">
          <draw:text-box>
            <text:p text:style-name="P1"><text:span text:style-name="T4">0.051621</text:span></text:p>
          </draw:text-box>
        </draw:frame>
        <draw:polygon draw:style-name="gr1"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text:p/>
        </draw:polygon>
        <draw:polyline draw:style-name="gr2"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0,692">
          <text:p/>
        </draw:polyline>
        <draw:frame draw:style-name="gr134" draw:layer="layout" svg:width="0.539cm" svg:height="0.226cm" svg:x="10.847cm" svg:y="7.422cm">
          <draw:text-box>
            <text:p text:style-name="P1"><text:span text:style-name="T4">35 / 257</text:span></text:p>
          </draw:text-box>
        </draw:frame>
        <draw:frame draw:style-name="gr122" draw:layer="layout" svg:width="0.911cm" svg:height="0.226cm" svg:x="4.601cm" svg:y="6.806cm">
          <draw:text-box>
            <text:p text:style-name="P1"><text:span text:style-name="T4">GO:0044238</text:span></text:p>
          </draw:text-box>
        </draw:frame>
        <draw:frame draw:style-name="gr148" draw:layer="layout" svg:width="1.694cm" svg:height="0.226cm" svg:x="4.234cm" svg:y="7.011cm">
          <draw:text-box>
            <text:p text:style-name="P1"><text:span text:style-name="T4">primary metabolic pr...</text:span></text:p>
          </draw:text-box>
        </draw:frame>
        <draw:frame draw:style-name="gr124" draw:layer="layout" svg:width="0.637cm" svg:height="0.226cm" svg:x="4.738cm" svg:y="7.216cm">
          <draw:text-box>
            <text:p text:style-name="P1"><text:span text:style-name="T4">0.062417</text:span></text:p>
          </draw:text-box>
        </draw:frame>
        <draw:polygon draw:style-name="gr6" draw:layer="layout" svg:width="2.071cm" svg:height="1.381cm" svg:x="7.1cm" svg:y="6.486cm" svg:viewBox="0 0 2072 1382" draw:points="0,1382 2072,1382 2072,0 0,0">
          <text:p/>
        </draw:polygon>
        <draw:frame draw:style-name="gr134" draw:layer="layout" svg:width="0.539cm" svg:height="0.226cm" svg:x="4.787cm" svg:y="7.422cm">
          <draw:text-box>
            <text:p text:style-name="P1"><text:span text:style-name="T4">34 / 249</text:span></text:p>
          </draw:text-box>
        </draw:frame>
        <draw:frame draw:style-name="gr122" draw:layer="layout" svg:width="0.911cm" svg:height="0.226cm" svg:x="7.63cm" svg:y="6.806cm">
          <draw:text-box>
            <text:p text:style-name="P1"><text:span text:style-name="T4">GO:0044281</text:span></text:p>
          </draw:text-box>
        </draw:frame>
        <draw:frame draw:style-name="gr149" draw:layer="layout" svg:width="1.796cm" svg:height="0.226cm" svg:x="7.213cm" svg:y="7.011cm">
          <draw:text-box>
            <text:p text:style-name="P1"><text:span text:style-name="T4">small molecule metab...</text:span></text:p>
          </draw:text-box>
        </draw:frame>
        <draw:frame draw:style-name="gr124" draw:layer="layout" svg:width="0.637cm" svg:height="0.226cm" svg:x="7.768cm" svg:y="7.216cm">
          <draw:text-box>
            <text:p text:style-name="P1"><text:span text:style-name="T4">0.008227</text:span></text:p>
          </draw:text-box>
        </draw:frame>
        <draw:polygon draw:style-name="gr1"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text:p/>
        </draw:polygon>
        <draw:polyline draw:style-name="gr2"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0,692">
          <text:p/>
        </draw:polyline>
        <draw:frame draw:style-name="gr134" draw:layer="layout" svg:width="0.539cm" svg:height="0.226cm" svg:x="7.817cm" svg:y="7.422cm">
          <draw:text-box>
            <text:p text:style-name="P1"><text:span text:style-name="T4">30 / 190</text:span></text:p>
          </draw:text-box>
        </draw:frame>
        <draw:frame draw:style-name="gr122" draw:layer="layout" svg:width="0.911cm" svg:height="0.226cm" svg:x="20.901cm" svg:y="12.328cm">
          <draw:text-box>
            <text:p text:style-name="P1"><text:span text:style-name="T4">GO:0048513</text:span></text:p>
          </draw:text-box>
        </draw:frame>
        <draw:frame draw:style-name="gr150" draw:layer="layout" svg:width="1.451cm" svg:height="0.226cm" svg:x="20.655cm" svg:y="12.534cm">
          <draw:text-box>
            <text:p text:style-name="P1"><text:span text:style-name="T4">organ development</text:span></text:p>
          </draw:text-box>
        </draw:frame>
        <draw:frame draw:style-name="gr124" draw:layer="layout" svg:width="0.637cm" svg:height="0.226cm" svg:x="21.038cm" svg:y="12.739cm">
          <draw:text-box>
            <text:p text:style-name="P1"><text:span text:style-name="T4">0.072662</text:span></text:p>
          </draw:text-box>
        </draw:frame>
        <draw:polygon draw:style-name="gr1"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text:p/>
        </draw:polygon>
        <draw:polyline draw:style-name="gr2"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0,691">
          <text:p/>
        </draw:polyline>
        <draw:frame draw:style-name="gr134" draw:layer="layout" svg:width="0.539cm" svg:height="0.226cm" svg:x="21.087cm" svg:y="12.944cm">
          <draw:text-box>
            <text:p text:style-name="P1"><text:span text:style-name="T4">19 / 120</text:span></text:p>
          </draw:text-box>
        </draw:frame>
        <draw:frame draw:style-name="gr122" draw:layer="layout" svg:width="0.911cm" svg:height="0.226cm" svg:x="22.089cm" svg:y="9.567cm">
          <draw:text-box>
            <text:p text:style-name="P1"><text:span text:style-name="T4">GO:0048731</text:span></text:p>
          </draw:text-box>
        </draw:frame>
        <draw:frame draw:style-name="gr144" draw:layer="layout" svg:width="1.558cm" svg:height="0.226cm" svg:x="21.791cm" svg:y="9.772cm">
          <draw:text-box>
            <text:p text:style-name="P1"><text:span text:style-name="T4">system development</text:span></text:p>
          </draw:text-box>
        </draw:frame>
        <draw:frame draw:style-name="gr124" draw:layer="layout" svg:width="0.637cm" svg:height="0.226cm" svg:x="22.227cm" svg:y="9.977cm">
          <draw:text-box>
            <text:p text:style-name="P1"><text:span text:style-name="T4">0.158783</text:span></text:p>
          </draw:text-box>
        </draw:frame>
        <draw:polygon draw:style-name="gr11" draw:layer="layout" svg:width="2.071cm" svg:height="1.381cm" svg:x="20.37cm" svg:y="14.77cm" svg:viewBox="0 0 2072 1382" draw:points="0,1382 2072,1382 2072,0 0,0">
          <text:p/>
        </draw:polygon>
        <draw:frame draw:style-name="gr134" draw:layer="layout" svg:width="0.539cm" svg:height="0.226cm" svg:x="22.276cm" svg:y="10.183cm">
          <draw:text-box>
            <text:p text:style-name="P1"><text:span text:style-name="T4">21 / 147</text:span></text:p>
          </draw:text-box>
        </draw:frame>
        <draw:frame draw:style-name="gr122" draw:layer="layout" svg:width="0.911cm" svg:height="0.226cm" svg:x="20.901cm" svg:y="15.09cm">
          <draw:text-box>
            <text:p text:style-name="P1"><text:span text:style-name="T4">GO:0048732</text:span></text:p>
          </draw:text-box>
        </draw:frame>
        <draw:frame draw:style-name="gr151" draw:layer="layout" svg:width="1.431cm" svg:height="0.226cm" svg:x="20.665cm" svg:y="15.295cm">
          <draw:text-box>
            <text:p text:style-name="P1"><text:span text:style-name="T4">gland development</text:span></text:p>
          </draw:text-box>
        </draw:frame>
        <draw:frame draw:style-name="gr124" draw:layer="layout" svg:width="0.637cm" svg:height="0.226cm" svg:x="21.038cm" svg:y="15.5cm">
          <draw:text-box>
            <text:p text:style-name="P1"><text:span text:style-name="T4">0.001685</text:span></text:p>
          </draw:text-box>
        </draw:frame>
        <draw:polygon draw:style-name="gr1"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text:p/>
        </draw:polygon>
        <draw:polyline draw:style-name="gr2"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0,692">
          <text:p/>
        </draw:polyline>
        <draw:frame draw:style-name="gr128" draw:layer="layout" svg:width="0.29cm" svg:height="0.226cm" svg:x="21.234cm" svg:y="15.706cm">
          <draw:text-box>
            <text:p text:style-name="P1"><text:span text:style-name="T4">5 / 9</text:span></text:p>
          </draw:text-box>
        </draw:frame>
        <draw:frame draw:style-name="gr122" draw:layer="layout" svg:width="0.911cm" svg:height="0.226cm" svg:x="19.75cm" svg:y="6.806cm">
          <draw:text-box>
            <text:p text:style-name="P1"><text:span text:style-name="T4">GO:0048856</text:span></text:p>
          </draw:text-box>
        </draw:frame>
        <draw:frame draw:style-name="gr126" draw:layer="layout" svg:width="1.686cm" svg:height="0.226cm" svg:x="19.387cm" svg:y="7.011cm">
          <draw:text-box>
            <text:p text:style-name="P1"><text:span text:style-name="T4">anatomical structure...</text:span></text:p>
          </draw:text-box>
        </draw:frame>
        <draw:frame draw:style-name="gr124" draw:layer="layout" svg:width="0.637cm" svg:height="0.226cm" svg:x="19.887cm" svg:y="7.216cm">
          <draw:text-box>
            <text:p text:style-name="P1"><text:span text:style-name="T4">0.088096</text:span></text:p>
          </draw:text-box>
        </draw:frame>
        <draw:polygon draw:style-name="gr1"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text:p/>
        </draw:polygon>
        <draw:polyline draw:style-name="gr2"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0,691">
          <text:p/>
        </draw:polyline>
        <draw:frame draw:style-name="gr134" draw:layer="layout" svg:width="0.539cm" svg:height="0.226cm" svg:x="19.936cm" svg:y="7.422cm">
          <draw:text-box>
            <text:p text:style-name="P1"><text:span text:style-name="T4">27 / 189</text:span></text:p>
          </draw:text-box>
        </draw:frame>
        <draw:frame draw:style-name="gr122" draw:layer="layout" svg:width="0.911cm" svg:height="0.226cm" svg:x="13.882cm" svg:y="15.09cm">
          <draw:text-box>
            <text:p text:style-name="P1"><text:span text:style-name="T4">GO:0051276</text:span></text:p>
          </draw:text-box>
        </draw:frame>
        <draw:frame draw:style-name="gr152" draw:layer="layout" svg:width="1.891cm" svg:height="0.226cm" svg:x="13.416cm" svg:y="15.295cm">
          <draw:text-box>
            <text:p text:style-name="P1"><text:span text:style-name="T4">chromosome organizat...</text:span></text:p>
          </draw:text-box>
        </draw:frame>
        <draw:frame draw:style-name="gr124" draw:layer="layout" svg:width="0.637cm" svg:height="0.226cm" svg:x="14.019cm" svg:y="15.5cm">
          <draw:text-box>
            <text:p text:style-name="P1"><text:span text:style-name="T4">0.056468</text:span></text:p>
          </draw:text-box>
        </draw:frame>
        <draw:polygon draw:style-name="gr9"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text:p/>
        </draw:polygon>
        <draw:polyline draw:style-name="gr2"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0,692">
          <text:p/>
        </draw:polyline>
        <draw:frame draw:style-name="gr125" draw:layer="layout" svg:width="0.37cm" svg:height="0.226cm" svg:x="14.166cm" svg:y="15.706cm">
          <draw:text-box>
            <text:p text:style-name="P1"><text:span text:style-name="T4">4 / 13</text:span></text:p>
          </draw:text-box>
        </draw:frame>
        <draw:frame draw:style-name="gr122" draw:layer="layout" svg:width="0.911cm" svg:height="0.226cm" svg:x="16.72cm" svg:y="4.044cm">
          <draw:text-box>
            <text:p text:style-name="P1"><text:span text:style-name="T4">GO:0071840</text:span></text:p>
          </draw:text-box>
        </draw:frame>
        <draw:frame draw:style-name="gr142" draw:layer="layout" svg:width="1.718cm" svg:height="0.226cm" svg:x="16.341cm" svg:y="4.249cm">
          <draw:text-box>
            <text:p text:style-name="P1"><text:span text:style-name="T4">cellular component o...</text:span></text:p>
          </draw:text-box>
        </draw:frame>
        <draw:frame draw:style-name="gr124" draw:layer="layout" svg:width="0.637cm" svg:height="0.226cm" svg:x="16.857cm" svg:y="4.455cm">
          <draw:text-box>
            <text:p text:style-name="P1"><text:span text:style-name="T4">0.761298</text:span></text:p>
          </draw:text-box>
        </draw:frame>
        <draw:polygon draw:style-name="gr9"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text:p/>
        </draw:polygon>
        <draw:polyline draw:style-name="gr2"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0,692">
          <text:p/>
        </draw:polyline>
        <draw:frame draw:style-name="gr134" draw:layer="layout" svg:width="0.539cm" svg:height="0.226cm" svg:x="16.906cm" svg:y="4.66cm">
          <draw:text-box>
            <text:p text:style-name="P1"><text:span text:style-name="T4">19 / 172</text:span></text:p>
          </draw:text-box>
        </draw:frame>
        <draw:frame draw:style-name="gr122" draw:layer="layout" svg:width="0.911cm" svg:height="0.226cm" svg:x="13.69cm" svg:y="6.806cm">
          <draw:text-box>
            <text:p text:style-name="P1"><text:span text:style-name="T4">GO:0071841</text:span></text:p>
          </draw:text-box>
        </draw:frame>
        <draw:frame draw:style-name="gr142" draw:layer="layout" svg:width="1.718cm" svg:height="0.226cm" svg:x="13.312cm" svg:y="7.011cm">
          <draw:text-box>
            <text:p text:style-name="P1"><text:span text:style-name="T4">cellular component o...</text:span></text:p>
          </draw:text-box>
        </draw:frame>
        <draw:frame draw:style-name="gr124" draw:layer="layout" svg:width="0.637cm" svg:height="0.226cm" svg:x="13.827cm" svg:y="7.216cm">
          <draw:text-box>
            <text:p text:style-name="P1"><text:span text:style-name="T4">0.929896</text:span></text:p>
          </draw:text-box>
        </draw:frame>
        <draw:polygon draw:style-name="gr9"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text:p/>
        </draw:polygon>
        <draw:polyline draw:style-name="gr2"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0,691">
          <text:p/>
        </draw:polyline>
        <draw:frame draw:style-name="gr134" draw:layer="layout" svg:width="0.539cm" svg:height="0.226cm" svg:x="13.876cm" svg:y="7.422cm">
          <draw:text-box>
            <text:p text:style-name="P1"><text:span text:style-name="T4">13 / 140</text:span></text:p>
          </draw:text-box>
        </draw:frame>
        <draw:frame draw:style-name="gr122" draw:layer="layout" svg:width="0.911cm" svg:height="0.226cm" svg:x="13.882cm" svg:y="9.567cm">
          <draw:text-box>
            <text:p text:style-name="P1"><text:span text:style-name="T4">GO:0071842</text:span></text:p>
          </draw:text-box>
        </draw:frame>
        <draw:frame draw:style-name="gr142" draw:layer="layout" svg:width="1.718cm" svg:height="0.226cm" svg:x="13.503cm" svg:y="9.772cm">
          <draw:text-box>
            <text:p text:style-name="P1"><text:span text:style-name="T4">cellular component o...</text:span></text:p>
          </draw:text-box>
        </draw:frame>
        <draw:frame draw:style-name="gr124" draw:layer="layout" svg:width="0.637cm" svg:height="0.226cm" svg:x="14.019cm" svg:y="9.977cm">
          <draw:text-box>
            <text:p text:style-name="P1"><text:span text:style-name="T4">0.952465</text:span></text:p>
          </draw:text-box>
        </draw:frame>
        <draw:polyline draw:style-name="gr2" draw:layer="layout" svg:width="0.575cm" svg:height="1.035cm" svg:x="7.177cm" svg:y="13.39cm" svg:viewBox="0 0 576 1036" draw:points="576,0 528,95 476,193 421,295 362,398 303,504 241,611 180,718 119,826 58,932 0,1036">
          <text:p/>
        </draw:polyline>
        <draw:line draw:style-name="gr2" draw:layer="layout" svg:x1="7.236cm" svg:y1="14.321cm" svg:x2="7.177cm" svg:y2="14.426cm">
          <text:p/>
        </draw:line>
        <draw:polyline draw:style-name="gr2" draw:layer="layout" svg:width="0.384cm" svg:height="0.439cm" svg:x="7.171cm" svg:y="13.986cm" svg:viewBox="0 0 385 440" draw:points="0,0 6,440 385,216">
          <text:p/>
        </draw:polyline>
        <draw:line draw:style-name="gr2" draw:layer="layout" svg:x1="14.387cm" svg:y1="18.951cm" svg:x2="14.387cm" svg:y2="19.91cm">
          <text:p/>
        </draw:line>
        <draw:line draw:style-name="gr2" draw:layer="layout" svg:x1="14.387cm" svg:y1="19.815cm" svg:x2="14.387cm" svg:y2="19.91cm">
          <text:p/>
        </draw:line>
        <draw:polyline draw:style-name="gr2" draw:layer="layout" svg:width="0.44cm" svg:height="0.381cm" svg:x="14.167cm" svg:y="19.529cm" svg:viewBox="0 0 441 382" draw:points="0,0 220,382 441,0">
          <text:p/>
        </draw:polyline>
        <draw:line draw:style-name="gr2" draw:layer="layout" svg:x1="5.106cm" svg:y1="10.667cm" svg:x2="5.106cm" svg:y2="11.626cm">
          <text:p/>
        </draw:line>
        <draw:line draw:style-name="gr2" draw:layer="layout" svg:x1="5.106cm" svg:y1="11.531cm" svg:x2="5.106cm" svg:y2="11.626cm">
          <text:p/>
        </draw:line>
        <draw:polyline draw:style-name="gr2" draw:layer="layout" svg:width="0.439cm" svg:height="0.381cm" svg:x="4.886cm" svg:y="11.245cm" svg:viewBox="0 0 440 382" draw:points="0,0 220,382 440,0">
          <text:p/>
        </draw:polyline>
        <draw:polyline draw:style-name="gr2" draw:layer="layout" svg:width="1.534cm" svg:height="1.381cm" svg:x="2.958cm" svg:y="10.513cm" svg:viewBox="0 0 1535 1382" draw:points="1535,0 1394,120 1247,247 1095,381 940,520 783,663 624,808 465,953 308,1098 153,1242 0,1382">
          <text:p/>
        </draw:polyline>
        <draw:line draw:style-name="gr2" draw:layer="layout" svg:x1="3.111cm" svg:y1="11.754cm" svg:x2="2.958cm" svg:y2="11.895cm">
          <text:p/>
        </draw:line>
        <draw:polyline draw:style-name="gr2" draw:layer="layout" svg:width="0.429cm" svg:height="0.42cm" svg:x="2.958cm" svg:y="11.474cm" svg:viewBox="0 0 430 421" draw:points="131,0 0,421 430,324">
          <text:p/>
        </draw:polyline>
        <draw:line draw:style-name="gr2" draw:layer="layout" svg:x1="3.61cm" svg:y1="16.19cm" svg:x2="3.61cm" svg:y2="17.148cm">
          <text:p/>
        </draw:line>
        <draw:line draw:style-name="gr2" draw:layer="layout" svg:x1="3.61cm" svg:y1="17.054cm" svg:x2="3.61cm" svg:y2="17.148cm">
          <text:p/>
        </draw:line>
        <draw:polyline draw:style-name="gr2" draw:layer="layout" svg:width="0.44cm" svg:height="0.38cm" svg:x="3.39cm" svg:y="16.768cm" svg:viewBox="0 0 441 381" draw:points="0,0 221,381 441,0">
          <text:p/>
        </draw:polyline>
        <draw:line draw:style-name="gr2" draw:layer="layout" svg:x1="14.387cm" svg:y1="13.428cm" svg:x2="14.387cm" svg:y2="14.387cm">
          <text:p/>
        </draw:line>
        <draw:line draw:style-name="gr2" draw:layer="layout" svg:x1="14.387cm" svg:y1="14.293cm" svg:x2="14.387cm" svg:y2="14.387cm">
          <text:p/>
        </draw:line>
        <draw:polyline draw:style-name="gr2" draw:layer="layout" svg:width="0.44cm" svg:height="0.38cm" svg:x="14.167cm" svg:y="14.007cm" svg:viewBox="0 0 441 381" draw:points="0,0 220,381 441,0">
          <text:p/>
        </draw:polyline>
        <draw:polyline draw:style-name="gr2" draw:layer="layout" svg:width="0.23cm" svg:height="1.036cm" svg:x="22.863cm" svg:y="7.867cm" svg:viewBox="0 0 231 1037" draw:points="231,0 208,94 185,192 162,294 139,398 115,505 92,611 69,719 46,826 23,932 0,1037">
          <text:p/>
        </draw:polyline>
        <draw:line draw:style-name="gr2" draw:layer="layout" svg:x1="22.887cm" svg:y1="8.798cm" svg:x2="22.863cm" svg:y2="8.904cm">
          <text:p/>
        </draw:line>
        <draw:polyline draw:style-name="gr2" draw:layer="layout" svg:width="0.429cm" svg:height="0.419cm" svg:x="22.73cm" svg:y="8.484cm" svg:viewBox="0 0 430 420" draw:points="0,0 134,420 430,94">
          <text:p/>
        </draw:polyline>
        <draw:polyline draw:style-name="gr2" draw:layer="layout" svg:width="6.827cm" svg:height="2.071cm" svg:x="9.439cm" svg:y="1.961cm" svg:viewBox="0 0 6828 2072" draw:points="6828,0 6286,165 5662,353 4974,559 4243,780 3486,1008 2724,1238 1975,1465 1259,1683 595,1888 0,2072">
          <text:p/>
        </draw:polyline>
        <draw:line draw:style-name="gr2" draw:layer="layout" svg:x1="10.035cm" svg:y1="3.848cm" svg:x2="9.439cm" svg:y2="4.033cm">
          <text:p/>
        </draw:line>
        <draw:polyline draw:style-name="gr2" draw:layer="layout" svg:width="0.429cm" svg:height="0.42cm" svg:x="9.439cm" svg:y="3.709cm" svg:viewBox="0 0 430 421" draw:points="299,0 0,324 430,421">
          <text:p/>
        </draw:polyline>
        <draw:polyline draw:style-name="gr2" draw:layer="layout" svg:width="1.534cm" svg:height="1.381cm" svg:x="15.077cm" svg:y="2.229cm" svg:viewBox="0 0 1535 1382" draw:points="1535,0 1394,120 1247,247 1095,381 940,519 783,663 624,808 465,953 308,1099 152,1242 0,1382">
          <text:p/>
        </draw:polyline>
        <draw:line draw:style-name="gr2" draw:layer="layout" svg:x1="15.23cm" svg:y1="3.47cm" svg:x2="15.077cm" svg:y2="3.611cm">
          <text:p/>
        </draw:line>
        <draw:polyline draw:style-name="gr2" draw:layer="layout" svg:width="0.429cm" svg:height="0.42cm" svg:x="15.077cm" svg:y="3.19cm" svg:viewBox="0 0 430 421" draw:points="131,0 0,421 430,324">
          <text:p/>
        </draw:polyline>
        <draw:polyline draw:style-name="gr2" draw:layer="layout" svg:width="3.988cm" svg:height="1.803cm" svg:x="18.069cm" svg:y="2.076cm" svg:viewBox="0 0 3989 1804" draw:points="0,0 331,148 698,313 1093,491 1509,679 1938,872 2370,1069 2799,1263 3217,1453 3617,1635 3989,1804">
          <text:p/>
        </draw:polyline>
        <draw:line draw:style-name="gr2" draw:layer="layout" svg:x1="21.685cm" svg:y1="3.71cm" svg:x2="22.058cm" svg:y2="3.88cm">
          <text:p/>
        </draw:line>
        <draw:polyline draw:style-name="gr2" draw:layer="layout" svg:width="0.437cm" svg:height="0.4cm" svg:x="21.62cm" svg:y="3.522cm" svg:viewBox="0 0 438 401" draw:points="0,401 438,358 181,0">
          <text:p/>
        </draw:polyline>
        <draw:polyline draw:style-name="gr2" draw:layer="layout" svg:width="1.496cm" svg:height="1.381cm" svg:x="17.839cm" svg:y="2.229cm" svg:viewBox="0 0 1497 1382" draw:points="0,0 132,120 270,247 416,381 566,519 720,663 876,808 1033,953 1190,1099 1345,1242 1497,1382">
          <text:p/>
        </draw:polyline>
        <draw:line draw:style-name="gr2" draw:layer="layout" svg:x1="19.183cm" svg:y1="3.47cm" svg:x2="19.336cm" svg:y2="3.611cm">
          <text:p/>
        </draw:line>
        <draw:polyline draw:style-name="gr2" draw:layer="layout" svg:width="0.429cm" svg:height="0.42cm" svg:x="18.906cm" svg:y="3.19cm" svg:viewBox="0 0 430 421" draw:points="0,324 430,421 298,0">
          <text:p/>
        </draw:polyline>
        <draw:line draw:style-name="gr2" draw:layer="layout" svg:x1="17.225cm" svg:y1="2.383cm" svg:x2="17.225cm" svg:y2="3.342cm">
          <text:p/>
        </draw:line>
        <draw:line draw:style-name="gr2" draw:layer="layout" svg:x1="17.225cm" svg:y1="3.248cm" svg:x2="17.225cm" svg:y2="3.342cm">
          <text:p/>
        </draw:line>
        <draw:polyline draw:style-name="gr2" draw:layer="layout" svg:width="0.44cm" svg:height="0.381cm" svg:x="17.005cm" svg:y="2.961cm" svg:viewBox="0 0 441 382" draw:points="0,0 221,382 441,0">
          <text:p/>
        </draw:polyline>
        <draw:polyline draw:style-name="gr2" draw:layer="layout" svg:width="3.413cm" svg:height="1.802cm" svg:x="3.725cm" svg:y="4.684cm" svg:viewBox="0 0 3414 1803" draw:points="3414,0 3112,99 2782,213 2435,343 2074,491 1707,657 1340,843 979,1049 631,1277 303,1528 0,1803">
          <text:p/>
        </draw:polyline>
        <draw:polyline draw:style-name="gr2" draw:layer="layout" svg:width="1.381cm" svg:height="2.417cm" svg:x="2.344cm" svg:y="6.486cm" svg:viewBox="0 0 1382 2418" draw:points="1382,0 1183,215 999,443 830,682 675,929 533,1181 404,1435 287,1688 181,1938 86,2182 0,2418">
          <text:p/>
        </draw:polyline>
        <draw:line draw:style-name="gr2" draw:layer="layout" svg:x1="2.431cm" svg:y1="8.667cm" svg:x2="2.344cm" svg:y2="8.904cm">
          <text:p/>
        </draw:line>
        <draw:polyline draw:style-name="gr2" draw:layer="layout" svg:width="0.413cm" svg:height="0.433cm" svg:x="2.268cm" svg:y="8.47cm" svg:viewBox="0 0 414 434" draw:points="0,0 76,434 414,150">
          <text:p/>
        </draw:polyline>
        <draw:polyline draw:style-name="gr2" draw:layer="layout" svg:width="1.496cm" svg:height="1.38cm" svg:x="8.749cm" svg:y="4.991cm" svg:viewBox="0 0 1497 1381" draw:points="0,0 131,119 271,247 416,380 566,519 720,662 877,807 1034,953 1190,1098 1345,1241 1497,1381">
          <text:p/>
        </draw:polyline>
        <draw:line draw:style-name="gr2" draw:layer="layout" svg:x1="10.093cm" svg:y1="6.231cm" svg:x2="10.246cm" svg:y2="6.372cm">
          <text:p/>
        </draw:line>
        <draw:polyline draw:style-name="gr2" draw:layer="layout" svg:width="0.429cm" svg:height="0.419cm" svg:x="9.816cm" svg:y="5.952cm" svg:viewBox="0 0 430 420" draw:points="0,322 430,420 300,0">
          <text:p/>
        </draw:polyline>
        <draw:polyline draw:style-name="gr2" draw:layer="layout" svg:width="1.534cm" svg:height="1.38cm" svg:x="5.988cm" svg:y="4.991cm" svg:viewBox="0 0 1535 1381" draw:points="1535,0 1394,119 1247,247 1095,380 940,519 782,662 624,807 465,953 308,1098 153,1241 0,1381">
          <text:p/>
        </draw:polyline>
        <draw:line draw:style-name="gr2" draw:layer="layout" svg:x1="6.141cm" svg:y1="6.231cm" svg:x2="5.988cm" svg:y2="6.372cm">
          <text:p/>
        </draw:line>
        <draw:polyline draw:style-name="gr2" draw:layer="layout" svg:width="0.429cm" svg:height="0.419cm" svg:x="5.988cm" svg:y="5.952cm" svg:viewBox="0 0 430 420" draw:points="131,0 0,420 430,322">
          <text:p/>
        </draw:polyline>
        <draw:line draw:style-name="gr2" draw:layer="layout" svg:x1="8.136cm" svg:y1="5.144cm" svg:x2="8.136cm" svg:y2="6.103cm">
          <text:p/>
        </draw:line>
        <draw:line draw:style-name="gr2" draw:layer="layout" svg:x1="8.136cm" svg:y1="6.009cm" svg:x2="8.136cm" svg:y2="6.103cm">
          <text:p/>
        </draw:line>
        <draw:polyline draw:style-name="gr2" draw:layer="layout" svg:width="0.439cm" svg:height="0.381cm" svg:x="7.916cm" svg:y="5.722cm" svg:viewBox="0 0 440 382" draw:points="0,0 220,382 440,0">
          <text:p/>
        </draw:polyline>
        <draw:polyline draw:style-name="gr2" draw:layer="layout" svg:width="0.537cm" svg:height="0.997cm" svg:x="4.185cm" svg:y="13.428cm" svg:viewBox="0 0 538 998" draw:points="538,0 490,93 438,189 384,286 327,384 270,484 213,587 156,689 100,792 49,895 0,998">
          <text:p/>
        </draw:polyline>
        <draw:line draw:style-name="gr2" draw:layer="layout" svg:x1="4.235cm" svg:y1="14.322cm" svg:x2="4.185cm" svg:y2="14.426cm">
          <text:p/>
        </draw:line>
        <draw:polyline draw:style-name="gr2" draw:layer="layout" svg:width="0.398cm" svg:height="0.438cm" svg:x="4.147cm" svg:y="13.987cm" svg:viewBox="0 0 399 439" draw:points="0,0 38,439 399,186">
          <text:p/>
        </draw:polyline>
        <draw:polyline draw:style-name="gr2" draw:layer="layout" svg:width="0.575cm" svg:height="0.997cm" svg:x="5.489cm" svg:y="13.428cm" svg:viewBox="0 0 576 998" draw:points="0,0 48,93 101,189 156,286 214,384 274,484 336,587 397,689 458,792 518,895 576,998">
          <text:p/>
        </draw:polyline>
        <draw:line draw:style-name="gr2" draw:layer="layout" svg:x1="6.006cm" svg:y1="14.322cm" svg:x2="6.065cm" svg:y2="14.426cm">
          <text:p/>
        </draw:line>
        <draw:polyline draw:style-name="gr2" draw:layer="layout" svg:width="0.382cm" svg:height="0.439cm" svg:x="5.686cm" svg:y="13.986cm" svg:viewBox="0 0 383 440" draw:points="0,217 379,440 383,0">
          <text:p/>
        </draw:polyline>
        <draw:polyline draw:style-name="gr2" draw:layer="layout" svg:width="0.575cm" svg:height="0.997cm" svg:x="5.681cm" svg:y="18.951cm" svg:viewBox="0 0 576 998" draw:points="576,0 519,93 461,188 404,285 346,384 289,484 231,585 173,687 116,790 57,894 0,998">
          <text:p/>
        </draw:polyline>
        <draw:line draw:style-name="gr2" draw:layer="layout" svg:x1="5.739cm" svg:y1="19.845cm" svg:x2="5.681cm" svg:y2="19.949cm">
          <text:p/>
        </draw:line>
        <draw:polyline draw:style-name="gr2" draw:layer="layout" svg:width="0.384cm" svg:height="0.44cm" svg:x="5.674cm" svg:y="19.508cm" svg:viewBox="0 0 385 441" draw:points="0,0 7,441 385,214">
          <text:p/>
        </draw:polyline>
        <draw:polyline draw:style-name="gr2" draw:layer="layout" svg:width="0.614cm" svg:height="1.035cm" svg:x="2.421cm" svg:y="13.39cm" svg:viewBox="0 0 615 1036" draw:points="0,0 59,95 117,193 175,295 234,398 293,504 354,611 417,718 481,826 547,932 615,1036">
          <text:p/>
        </draw:polyline>
        <draw:line draw:style-name="gr2" draw:layer="layout" svg:x1="2.967cm" svg:y1="14.321cm" svg:x2="3.036cm" svg:y2="14.426cm">
          <text:p/>
        </draw:line>
        <draw:polyline draw:style-name="gr2" draw:layer="layout" svg:width="0.392cm" svg:height="0.439cm" svg:x="2.643cm" svg:y="13.986cm" svg:viewBox="0 0 393 440" draw:points="0,241 393,440 370,0">
          <text:p/>
        </draw:polyline>
        <draw:line draw:style-name="gr2" draw:layer="layout" svg:x1="2.076cm" svg:y1="10.667cm" svg:x2="2.076cm" svg:y2="11.626cm">
          <text:p/>
        </draw:line>
        <draw:line draw:style-name="gr2" draw:layer="layout" svg:x1="2.076cm" svg:y1="11.531cm" svg:x2="2.076cm" svg:y2="11.626cm">
          <text:p/>
        </draw:line>
        <draw:polyline draw:style-name="gr2" draw:layer="layout" svg:width="0.44cm" svg:height="0.381cm" svg:x="1.856cm" svg:y="11.245cm" svg:viewBox="0 0 441 382" draw:points="0,0 220,382 441,0">
          <text:p/>
        </draw:polyline>
        <draw:polyline draw:style-name="gr2" draw:layer="layout" svg:width="1.533cm" svg:height="1.38cm" svg:x="12.048cm" svg:y="4.991cm" svg:viewBox="0 0 1534 1381" draw:points="1534,0 1393,119 1246,247 1095,380 939,519 782,662 623,807 465,953 307,1098 151,1241 0,1381">
          <text:p/>
        </draw:polyline>
        <draw:line draw:style-name="gr2" draw:layer="layout" svg:x1="12.2cm" svg:y1="6.231cm" svg:x2="12.048cm" svg:y2="6.372cm">
          <text:p/>
        </draw:line>
        <draw:polyline draw:style-name="gr2" draw:layer="layout" svg:width="0.428cm" svg:height="0.419cm" svg:x="12.048cm" svg:y="5.952cm" svg:viewBox="0 0 429 420" draw:points="130,0 0,420 429,322">
          <text:p/>
        </draw:polyline>
        <draw:line draw:style-name="gr2" draw:layer="layout" svg:x1="14.195cm" svg:y1="5.144cm" svg:x2="14.195cm" svg:y2="6.103cm">
          <text:p/>
        </draw:line>
        <draw:line draw:style-name="gr2" draw:layer="layout" svg:x1="14.195cm" svg:y1="6.009cm" svg:x2="14.195cm" svg:y2="6.103cm">
          <text:p/>
        </draw:line>
        <draw:polyline draw:style-name="gr2" draw:layer="layout" svg:width="0.44cm" svg:height="0.381cm" svg:x="13.975cm" svg:y="5.722cm" svg:viewBox="0 0 441 382" draw:points="0,0 221,382 441,0">
          <text:p/>
        </draw:polyline>
        <draw:polyline draw:style-name="gr2" draw:layer="layout" svg:width="1.38cm" svg:height="1.381cm" svg:x="15.231cm" svg:y="7.752cm" svg:viewBox="0 0 1381 1382" draw:points="1381,0 1261,129 1134,262 1000,397 861,537 719,677 574,819 428,960 283,1102 140,1243 0,1382">
          <text:p/>
        </draw:polyline>
        <draw:line draw:style-name="gr2" draw:layer="layout" svg:x1="15.372cm" svg:y1="8.994cm" svg:x2="15.231cm" svg:y2="9.134cm">
          <text:p/>
        </draw:line>
        <draw:polyline draw:style-name="gr2" draw:layer="layout" svg:width="0.425cm" svg:height="0.424cm" svg:x="15.231cm" svg:y="8.709cm" svg:viewBox="0 0 426 425" draw:points="116,0 0,425 426,313">
          <text:p/>
        </draw:polyline>
        <draw:line draw:style-name="gr2" draw:layer="layout" svg:x1="6.64cm" svg:y1="16.19cm" svg:x2="6.64cm" svg:y2="17.148cm">
          <text:p/>
        </draw:line>
        <draw:line draw:style-name="gr2" draw:layer="layout" svg:x1="6.64cm" svg:y1="17.054cm" svg:x2="6.64cm" svg:y2="17.148cm">
          <text:p/>
        </draw:line>
        <draw:polyline draw:style-name="gr2" draw:layer="layout" svg:width="0.44cm" svg:height="0.38cm" svg:x="6.42cm" svg:y="16.768cm" svg:viewBox="0 0 441 381" draw:points="0,0 221,381 441,0">
          <text:p/>
        </draw:polyline>
        <draw:polyline draw:style-name="gr2" draw:layer="layout" svg:width="1.227cm" svg:height="1.073cm" svg:x="4.646cm" svg:y="16.19cm" svg:viewBox="0 0 1228 1074" draw:points="1228,0 1112,95 993,196 873,302 752,411 629,522 504,635 379,747 253,859 126,968 0,1074">
          <text:p/>
        </draw:polyline>
        <draw:line draw:style-name="gr2" draw:layer="layout" svg:x1="4.773cm" svg:y1="17.158cm" svg:x2="4.646cm" svg:y2="17.264cm">
          <text:p/>
        </draw:line>
        <draw:polyline draw:style-name="gr2" draw:layer="layout" svg:width="0.432cm" svg:height="0.412cm" svg:x="4.646cm" svg:y="16.851cm" svg:viewBox="0 0 433 413" draw:points="152,0 0,413 433,338">
          <text:p/>
        </draw:polyline>
        <draw:polyline draw:style-name="gr2" draw:layer="layout" svg:width="0.537cm" svg:height="0.997cm" svg:x="3.994cm" svg:y="18.951cm" svg:viewBox="0 0 538 998" draw:points="0,0 47,93 96,188 147,285 200,384 254,484 310,585 366,687 423,790 480,894 538,998">
          <text:p/>
        </draw:polyline>
        <draw:line draw:style-name="gr2" draw:layer="layout" svg:x1="4.473cm" svg:y1="19.845cm" svg:x2="4.532cm" svg:y2="19.949cm">
          <text:p/>
        </draw:line>
        <draw:polyline draw:style-name="gr2" draw:layer="layout" svg:width="0.385cm" svg:height="0.44cm" svg:x="4.153cm" svg:y="19.508cm" svg:viewBox="0 0 386 441" draw:points="0,214 379,441 386,0">
          <text:p/>
        </draw:polyline>
        <draw:line draw:style-name="gr2" draw:layer="layout" svg:x1="14.387cm" svg:y1="21.712cm" svg:x2="14.387cm" svg:y2="22.671cm">
          <text:p/>
        </draw:line>
        <draw:line draw:style-name="gr2" draw:layer="layout" svg:x1="14.387cm" svg:y1="22.577cm" svg:x2="14.387cm" svg:y2="22.671cm">
          <text:p/>
        </draw:line>
        <draw:polyline draw:style-name="gr2" draw:layer="layout" svg:width="0.44cm" svg:height="0.381cm" svg:x="14.167cm" svg:y="22.29cm" svg:viewBox="0 0 441 382" draw:points="0,0 220,382 441,0">
          <text:p/>
        </draw:polyline>
        <draw:line draw:style-name="gr2" draw:layer="layout" svg:x1="23.285cm" svg:y1="5.144cm" svg:x2="23.285cm" svg:y2="6.103cm">
          <text:p/>
        </draw:line>
        <draw:line draw:style-name="gr2" draw:layer="layout" svg:x1="23.285cm" svg:y1="6.009cm" svg:x2="23.285cm" svg:y2="6.103cm">
          <text:p/>
        </draw:line>
        <draw:polyline draw:style-name="gr2" draw:layer="layout" svg:width="0.439cm" svg:height="0.381cm" svg:x="23.065cm" svg:y="5.722cm" svg:viewBox="0 0 440 382" draw:points="0,0 221,382 440,0">
          <text:p/>
        </draw:polyline>
        <draw:polyline draw:style-name="gr2" draw:layer="layout" svg:width="1.496cm" svg:height="1.38cm" svg:x="20.868cm" svg:y="4.991cm" svg:viewBox="0 0 1497 1381" draw:points="0,0 132,119 271,247 416,380 567,519 721,662 877,807 1034,953 1191,1098 1346,1241 1497,1381">
          <text:p/>
        </draw:polyline>
        <draw:line draw:style-name="gr2" draw:layer="layout" svg:x1="22.213cm" svg:y1="6.231cm" svg:x2="22.365cm" svg:y2="6.372cm">
          <text:p/>
        </draw:line>
        <draw:polyline draw:style-name="gr2" draw:layer="layout" svg:width="0.428cm" svg:height="0.419cm" svg:x="21.936cm" svg:y="5.952cm" svg:viewBox="0 0 429 420" draw:points="0,322 429,420 298,0">
          <text:p/>
        </draw:polyline>
        <draw:line draw:style-name="gr2" draw:layer="layout" svg:x1="20.255cm" svg:y1="5.144cm" svg:x2="20.255cm" svg:y2="6.103cm">
          <text:p/>
        </draw:line>
        <draw:line draw:style-name="gr2" draw:layer="layout" svg:x1="20.255cm" svg:y1="6.009cm" svg:x2="20.255cm" svg:y2="6.103cm">
          <text:p/>
        </draw:line>
        <draw:polyline draw:style-name="gr2" draw:layer="layout" svg:width="0.44cm" svg:height="0.381cm" svg:x="20.035cm" svg:y="5.722cm" svg:viewBox="0 0 441 382" draw:points="0,0 221,382 441,0">
          <text:p/>
        </draw:polyline>
        <draw:polyline draw:style-name="gr2" draw:layer="layout" svg:width="0.077cm" svg:height="0.958cm" svg:x="11.05cm" svg:y="7.906cm" svg:viewBox="0 0 78 959" draw:points="78,0 68,83 59,173 52,267 45,365 39,465 33,565 27,667 19,768 11,865 0,959">
          <text:p/>
        </draw:polyline>
        <draw:line draw:style-name="gr2" draw:layer="layout" svg:x1="11.062cm" svg:y1="8.77cm" svg:x2="11.05cm" svg:y2="8.865cm">
          <text:p/>
        </draw:line>
        <draw:polyline draw:style-name="gr2" draw:layer="layout" svg:width="0.437cm" svg:height="0.402cm" svg:x="10.874cm" svg:y="8.462cm" svg:viewBox="0 0 438 403" draw:points="0,0 177,403 438,48">
          <text:p/>
        </draw:polyline>
        <draw:line draw:style-name="gr2" draw:layer="layout" svg:x1="5.106cm" svg:y1="7.906cm" svg:x2="5.106cm" svg:y2="8.864cm">
          <text:p/>
        </draw:line>
        <draw:line draw:style-name="gr2" draw:layer="layout" svg:x1="5.106cm" svg:y1="8.77cm" svg:x2="5.106cm" svg:y2="8.864cm">
          <text:p/>
        </draw:line>
        <draw:polyline draw:style-name="gr2" draw:layer="layout" svg:width="0.439cm" svg:height="0.38cm" svg:x="4.886cm" svg:y="8.484cm" svg:viewBox="0 0 440 381" draw:points="0,0 220,381 440,0">
          <text:p/>
        </draw:polyline>
        <draw:line draw:style-name="gr2" draw:layer="layout" svg:x1="8.136cm" svg:y1="7.906cm" svg:x2="8.136cm" svg:y2="11.626cm">
          <text:p/>
        </draw:line>
        <draw:line draw:style-name="gr2" draw:layer="layout" svg:x1="8.136cm" svg:y1="11.276cm" svg:x2="8.136cm" svg:y2="11.626cm">
          <text:p/>
        </draw:line>
        <draw:polyline draw:style-name="gr2" draw:layer="layout" svg:width="0.439cm" svg:height="0.381cm" svg:x="7.916cm" svg:y="11.245cm" svg:viewBox="0 0 440 382" draw:points="0,0 220,382 440,0">
          <text:p/>
        </draw:polyline>
        <draw:polyline draw:style-name="gr2" draw:layer="layout" svg:width="1.151cm" svg:height="1.073cm" svg:x="8.864cm" svg:y="7.906cm" svg:viewBox="0 0 1152 1074" draw:points="0,0 106,95 216,196 329,302 445,411 562,522 681,635 799,748 918,860 1036,969 1152,1074">
          <text:p/>
        </draw:polyline>
        <draw:line draw:style-name="gr2" draw:layer="layout" svg:x1="9.899cm" svg:y1="8.874cm" svg:x2="10.016cm" svg:y2="8.98cm">
          <text:p/>
        </draw:line>
        <draw:polyline draw:style-name="gr2" draw:layer="layout" svg:width="0.429cm" svg:height="0.418cm" svg:x="9.586cm" svg:y="8.561cm" svg:viewBox="0 0 430 419" draw:points="0,326 430,419 296,0">
          <text:p/>
        </draw:polyline>
        <draw:line draw:style-name="gr2" draw:layer="layout" svg:x1="21.405cm" svg:y1="13.428cm" svg:x2="21.405cm" svg:y2="14.387cm">
          <text:p/>
        </draw:line>
        <draw:line draw:style-name="gr2" draw:layer="layout" svg:x1="21.405cm" svg:y1="14.293cm" svg:x2="21.405cm" svg:y2="14.387cm">
          <text:p/>
        </draw:line>
        <draw:polyline draw:style-name="gr2" draw:layer="layout" svg:width="0.439cm" svg:height="0.38cm" svg:x="21.186cm" svg:y="14.007cm" svg:viewBox="0 0 440 381" draw:points="0,0 219,381 440,0">
          <text:p/>
        </draw:polyline>
        <draw:polyline draw:style-name="gr2" draw:layer="layout" svg:width="0.461cm" svg:height="1.074cm" svg:x="21.827cm" svg:y="10.628cm" svg:viewBox="0 0 462 1075" draw:points="462,0 425,95 384,194 340,296 294,402 245,510 195,620 146,732 96,846 47,960 0,1075">
          <text:p/>
        </draw:polyline>
        <draw:line draw:style-name="gr2" draw:layer="layout" svg:x1="21.875cm" svg:y1="11.587cm" svg:x2="21.827cm" svg:y2="11.703cm">
          <text:p/>
        </draw:line>
        <draw:polyline draw:style-name="gr2" draw:layer="layout" svg:width="0.407cm" svg:height="0.435cm" svg:x="21.768cm" svg:y="11.267cm" svg:viewBox="0 0 408 436" draw:points="0,0 59,436 408,167">
          <text:p/>
        </draw:polyline>
        <draw:polyline draw:style-name="gr2" draw:layer="layout" svg:width="0.805cm" svg:height="3.759cm" svg:x="20.37cm" svg:y="7.867cm" svg:viewBox="0 0 806 3760" draw:points="0,0 72,308 150,652 232,1025 316,1417 402,1822 489,2231 574,2638 656,3033 734,3410 806,3760">
          <text:p/>
        </draw:polyline>
        <draw:line draw:style-name="gr2" draw:layer="layout" svg:x1="21.103cm" svg:y1="11.276cm" svg:x2="21.176cm" svg:y2="11.627cm">
          <text:p/>
        </draw:line>
        <draw:polyline draw:style-name="gr2" draw:layer="layout" svg:width="0.431cm" svg:height="0.418cm" svg:x="20.883cm" svg:y="11.208cm" svg:viewBox="0 0 432 419" draw:points="0,91 293,419 432,0">
          <text:p/>
        </draw:polyline>
        <draw:polyline draw:style-name="gr2" draw:layer="layout" svg:width="1.074cm" svg:height="1.265cm" svg:x="20.753cm" svg:y="7.791cm" svg:viewBox="0 0 1075 1266" draw:points="0,0 96,117 197,238 302,362 411,489 523,618 635,748 749,878 860,1008 970,1138 1075,1266">
          <text:p/>
        </draw:polyline>
        <draw:line draw:style-name="gr2" draw:layer="layout" svg:x1="21.722cm" svg:y1="8.928cm" svg:x2="21.828cm" svg:y2="9.057cm">
          <text:p/>
        </draw:line>
        <draw:polyline draw:style-name="gr2" draw:layer="layout" svg:width="0.412cm" svg:height="0.433cm" svg:x="21.415cm" svg:y="8.623cm" svg:viewBox="0 0 413 434" draw:points="0,281 413,434 340,0">
          <text:p/>
        </draw:polyline>
        <draw:line draw:style-name="gr2" draw:layer="layout" svg:x1="14.387cm" svg:y1="16.19cm" svg:x2="14.387cm" svg:y2="17.148cm">
          <text:p/>
        </draw:line>
        <draw:line draw:style-name="gr2" draw:layer="layout" svg:x1="14.387cm" svg:y1="17.054cm" svg:x2="14.387cm" svg:y2="17.148cm">
          <text:p/>
        </draw:line>
        <draw:polyline draw:style-name="gr2" draw:layer="layout" svg:width="0.44cm" svg:height="0.38cm" svg:x="14.167cm" svg:y="16.768cm" svg:viewBox="0 0 441 381" draw:points="0,0 220,381 441,0">
          <text:p/>
        </draw:polyline>
        <draw:line draw:style-name="gr2" draw:layer="layout" svg:x1="17.225cm" svg:y1="5.144cm" svg:x2="17.225cm" svg:y2="6.103cm">
          <text:p/>
        </draw:line>
        <draw:line draw:style-name="gr2" draw:layer="layout" svg:x1="17.225cm" svg:y1="6.009cm" svg:x2="17.225cm" svg:y2="6.103cm">
          <text:p/>
        </draw:line>
        <draw:polyline draw:style-name="gr2" draw:layer="layout" svg:width="0.44cm" svg:height="0.381cm" svg:x="17.005cm" svg:y="5.722cm" svg:viewBox="0 0 441 382" draw:points="0,0 221,382 441,0">
          <text:p/>
        </draw:polyline>
        <draw:polyline draw:style-name="gr2" draw:layer="layout" svg:width="1.534cm" svg:height="1.38cm" svg:x="15.077cm" svg:y="4.991cm" svg:viewBox="0 0 1535 1381" draw:points="1535,0 1394,119 1247,247 1095,380 940,519 783,662 624,807 465,953 308,1098 152,1241 0,1381">
          <text:p/>
        </draw:polyline>
        <draw:line draw:style-name="gr2" draw:layer="layout" svg:x1="15.23cm" svg:y1="6.231cm" svg:x2="15.077cm" svg:y2="6.372cm">
          <text:p/>
        </draw:line>
        <draw:polyline draw:style-name="gr2" draw:layer="layout" svg:width="0.429cm" svg:height="0.419cm" svg:x="15.077cm" svg:y="5.952cm" svg:viewBox="0 0 430 420" draw:points="131,0 0,420 430,322">
          <text:p/>
        </draw:polyline>
        <draw:polyline draw:style-name="gr2" draw:layer="layout" svg:width="0.076cm" svg:height="0.958cm" svg:x="14.234cm" svg:y="7.906cm" svg:viewBox="0 0 77 959" draw:points="0,0 10,83 19,173 26,267 32,365 38,465 44,565 50,667 58,768 67,865 77,959">
          <text:p/>
        </draw:polyline>
        <draw:line draw:style-name="gr2" draw:layer="layout" svg:x1="14.3cm" svg:y1="8.77cm" svg:x2="14.311cm" svg:y2="8.865cm">
          <text:p/>
        </draw:line>
        <draw:polyline draw:style-name="gr2" draw:layer="layout" svg:width="0.437cm" svg:height="0.402cm" svg:x="14.05cm" svg:y="8.462cm" svg:viewBox="0 0 438 403" draw:points="0,48 260,403 438,0">
          <text:p/>
        </draw:polyline>
        <draw:line draw:style-name="gr2" draw:layer="layout" svg:x1="14.387cm" svg:y1="10.667cm" svg:x2="14.387cm" svg:y2="11.626cm">
          <text:p/>
        </draw:line>
        <draw:line draw:style-name="gr2" draw:layer="layout" svg:x1="14.387cm" svg:y1="11.531cm" svg:x2="14.387cm" svg:y2="11.626cm">
          <text:p/>
        </draw:line>
        <draw:polyline draw:style-name="gr2" draw:layer="layout" svg:width="0.44cm" svg:height="0.381cm" svg:x="14.167cm" svg:y="11.245cm" svg:viewBox="0 0 441 382" draw:points="0,0 220,382 441,0">
          <text:p/>
        </draw:polyline>
        <draw:frame draw:style-name="gr134" draw:layer="layout" svg:width="0.539cm" svg:height="0.226cm" svg:x="14.068cm" svg:y="10.183cm">
          <draw:text-box>
            <text:p text:style-name="P1"><text:span text:style-name="T4">12 / 136</text:span></text:p>
          </draw:text-box>
        </draw:frame>
        <draw:frame draw:style-name="gr46" draw:text-style-name="P2" draw:layer="layout" svg:width="6.018cm" svg:height="3.916cm" svg:x="1.8cm" svg:y="0.901cm">
          <draw:text-box>
            <text:p><text:span text:style-name="T2">d) Biological process</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5" draw:style-name="dp1" draw:master-page-name="master-page39">
        <draw:polygon draw:style-name="gr9"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text:p/>
        </draw:polygon>
        <draw:polyline draw:style-name="gr2"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0,559">
          <text:p/>
        </draw:polyline>
        <draw:frame draw:style-name="gr88" draw:layer="layout" svg:width="0.729cm" svg:height="0.179cm" svg:x="16.363cm" svg:y="1.239cm">
          <draw:text-box>
            <text:p text:style-name="P1"><text:span text:style-name="T3">GO:0005575</text:span></text:p>
          </draw:text-box>
        </draw:frame>
        <draw:frame draw:style-name="gr153" draw:layer="layout" svg:width="1.184cm" svg:height="0.179cm" svg:x="16.155cm" svg:y="1.394cm">
          <draw:text-box>
            <text:p text:style-name="P1"><text:span text:style-name="T3">cellular_component</text:span></text:p>
          </draw:text-box>
        </draw:frame>
        <draw:frame draw:style-name="gr90" draw:layer="layout" svg:width="0.431cm" svg:height="0.179cm" svg:x="16.512cm" svg:y="1.55cm">
          <draw:text-box>
            <text:p text:style-name="P1"><text:span text:style-name="T3">1.00000</text:span></text:p>
          </draw:text-box>
        </draw:frame>
        <draw:polygon draw:style-name="gr16"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text:p/>
        </draw:polygon>
        <draw:polyline draw:style-name="gr2"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0,560">
          <text:p/>
        </draw:polyline>
        <draw:frame draw:style-name="gr90" draw:layer="layout" svg:width="0.431cm" svg:height="0.179cm" svg:x="16.512cm" svg:y="1.704cm">
          <draw:text-box>
            <text:p text:style-name="P1"><text:span text:style-name="T3">37 / 317</text:span></text:p>
          </draw:text-box>
        </draw:frame>
        <draw:frame draw:style-name="gr88" draw:layer="layout" svg:width="0.729cm" svg:height="0.179cm" svg:x="7.514cm" svg:y="7.946cm">
          <draw:text-box>
            <text:p text:style-name="P1"><text:span text:style-name="T3">GO:0005622</text:span></text:p>
          </draw:text-box>
        </draw:frame>
        <draw:frame draw:style-name="gr154" draw:layer="layout" svg:width="0.672cm" svg:height="0.179cm" svg:x="7.558cm" svg:y="8.101cm">
          <draw:text-box>
            <text:p text:style-name="P1"><text:span text:style-name="T3">intracellular</text:span></text:p>
          </draw:text-box>
        </draw:frame>
        <draw:frame draw:style-name="gr90" draw:layer="layout" svg:width="0.431cm" svg:height="0.179cm" svg:x="7.663cm" svg:y="8.255cm">
          <draw:text-box>
            <text:p text:style-name="P1"><text:span text:style-name="T3">0.08782</text:span></text:p>
          </draw:text-box>
        </draw:frame>
        <draw:polygon draw:style-name="gr1"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text:p/>
        </draw:polygon>
        <draw:polyline draw:style-name="gr2"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0,560">
          <text:p/>
        </draw:polyline>
        <draw:frame draw:style-name="gr90" draw:layer="layout" svg:width="0.431cm" svg:height="0.179cm" svg:x="7.663cm" svg:y="8.411cm">
          <draw:text-box>
            <text:p text:style-name="P1"><text:span text:style-name="T3">37 / 298</text:span></text:p>
          </draw:text-box>
        </draw:frame>
        <draw:frame draw:style-name="gr88" draw:layer="layout" svg:width="0.729cm" svg:height="0.179cm" svg:x="16.363cm" svg:y="3.475cm">
          <draw:text-box>
            <text:p text:style-name="P1"><text:span text:style-name="T3">GO:0005623</text:span></text:p>
          </draw:text-box>
        </draw:frame>
        <draw:frame draw:style-name="gr155" draw:layer="layout" svg:width="0.18cm" svg:height="0.179cm" svg:x="16.661cm" svg:y="3.63cm">
          <draw:text-box>
            <text:p text:style-name="P1"><text:span text:style-name="T3">cell</text:span></text:p>
          </draw:text-box>
        </draw:frame>
        <draw:frame draw:style-name="gr90" draw:layer="layout" svg:width="0.431cm" svg:height="0.179cm" svg:x="16.512cm" svg:y="3.785cm">
          <draw:text-box>
            <text:p text:style-name="P1"><text:span text:style-name="T3">0.21924</text:span></text:p>
          </draw:text-box>
        </draw:frame>
        <draw:polygon draw:style-name="gr1"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text:p/>
        </draw:polygon>
        <draw:polyline draw:style-name="gr2"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0,560">
          <text:p/>
        </draw:polyline>
        <draw:frame draw:style-name="gr90" draw:layer="layout" svg:width="0.431cm" svg:height="0.179cm" svg:x="16.512cm" svg:y="3.94cm">
          <draw:text-box>
            <text:p text:style-name="P1"><text:span text:style-name="T3">37 / 305</text:span></text:p>
          </draw:text-box>
        </draw:frame>
        <draw:frame draw:style-name="gr88" draw:layer="layout" svg:width="0.729cm" svg:height="0.179cm" svg:x="9.284cm" svg:y="16.887cm">
          <draw:text-box>
            <text:p text:style-name="P1"><text:span text:style-name="T3">GO:0005634</text:span></text:p>
          </draw:text-box>
        </draw:frame>
        <draw:frame draw:style-name="gr156" draw:layer="layout" svg:width="0.414cm" svg:height="0.179cm" svg:x="9.445cm" svg:y="17.042cm">
          <draw:text-box>
            <text:p text:style-name="P1"><text:span text:style-name="T3">nucleus</text:span></text:p>
          </draw:text-box>
        </draw:frame>
        <draw:frame draw:style-name="gr90" draw:layer="layout" svg:width="0.431cm" svg:height="0.179cm" svg:x="9.433cm" svg:y="17.197cm">
          <draw:text-box>
            <text:p text:style-name="P1"><text:span text:style-name="T3">0.43462</text:span></text:p>
          </draw:text-box>
        </draw:frame>
        <draw:polygon draw:style-name="gr1"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text:p/>
        </draw:polygon>
        <draw:polyline draw:style-name="gr2"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0,560">
          <text:p/>
        </draw:polyline>
        <draw:frame draw:style-name="gr90" draw:layer="layout" svg:width="0.431cm" svg:height="0.179cm" svg:x="9.433cm" svg:y="17.352cm">
          <draw:text-box>
            <text:p text:style-name="P1"><text:span text:style-name="T3">20 / 163</text:span></text:p>
          </draw:text-box>
        </draw:frame>
        <draw:frame draw:style-name="gr88" draw:layer="layout" svg:width="0.729cm" svg:height="0.179cm" svg:x="16.332cm" svg:y="21.358cm">
          <draw:text-box>
            <text:p text:style-name="P1"><text:span text:style-name="T3">GO:0005635</text:span></text:p>
          </draw:text-box>
        </draw:frame>
        <draw:frame draw:style-name="gr157" draw:layer="layout" svg:width="0.988cm" svg:height="0.179cm" svg:x="16.202cm" svg:y="21.513cm">
          <draw:text-box>
            <text:p text:style-name="P1"><text:span text:style-name="T3">nuclear envelope</text:span></text:p>
          </draw:text-box>
        </draw:frame>
        <draw:frame draw:style-name="gr90" draw:layer="layout" svg:width="0.431cm" svg:height="0.179cm" svg:x="16.481cm" svg:y="21.668cm">
          <draw:text-box>
            <text:p text:style-name="P1"><text:span text:style-name="T3">0.21594</text:span></text:p>
          </draw:text-box>
        </draw:frame>
        <draw:polygon draw:style-name="gr6" draw:layer="layout" svg:width="1.677cm" svg:height="1.117cm" svg:x="15.897cm" svg:y="23.318cm" svg:viewBox="0 0 1678 1118" draw:points="0,1118 1678,1118 1678,0 0,0">
          <text:p/>
        </draw:polygon>
        <draw:frame draw:style-name="gr95" draw:layer="layout" svg:width="0.294cm" svg:height="0.179cm" svg:x="16.559cm" svg:y="21.823cm">
          <draw:text-box>
            <text:p text:style-name="P1"><text:span text:style-name="T3">3 / 14</text:span></text:p>
          </draw:text-box>
        </draw:frame>
        <draw:frame draw:style-name="gr88" draw:layer="layout" svg:width="0.729cm" svg:height="0.179cm" svg:x="16.332cm" svg:y="23.593cm">
          <draw:text-box>
            <text:p text:style-name="P1"><text:span text:style-name="T3">GO:0005643</text:span></text:p>
          </draw:text-box>
        </draw:frame>
        <draw:frame draw:style-name="gr158" draw:layer="layout" svg:width="0.704cm" svg:height="0.179cm" svg:x="16.344cm" svg:y="23.748cm">
          <draw:text-box>
            <text:p text:style-name="P1"><text:span text:style-name="T3">nuclear pore</text:span></text:p>
          </draw:text-box>
        </draw:frame>
        <draw:frame draw:style-name="gr90" draw:layer="layout" svg:width="0.431cm" svg:height="0.179cm" svg:x="16.481cm" svg:y="23.903cm">
          <draw:text-box>
            <text:p text:style-name="P1"><text:span text:style-name="T3">0.01330</text:span></text:p>
          </draw:text-box>
        </draw:frame>
        <draw:polygon draw:style-name="gr1"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text:p/>
        </draw:polygon>
        <draw:polyline draw:style-name="gr2"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0,560">
          <text:p/>
        </draw:polyline>
        <draw:frame draw:style-name="gr93" draw:layer="layout" svg:width="0.231cm" svg:height="0.179cm" svg:x="16.598cm" svg:y="24.058cm">
          <draw:text-box>
            <text:p text:style-name="P1"><text:span text:style-name="T3">2 / 2</text:span></text:p>
          </draw:text-box>
        </draw:frame>
        <draw:frame draw:style-name="gr88" draw:layer="layout" svg:width="0.729cm" svg:height="0.179cm" svg:x="1.553cm" svg:y="12.417cm">
          <draw:text-box>
            <text:p text:style-name="P1"><text:span text:style-name="T3">GO:0005737</text:span></text:p>
          </draw:text-box>
        </draw:frame>
        <draw:frame draw:style-name="gr159" draw:layer="layout" svg:width="0.527cm" svg:height="0.179cm" svg:x="1.64cm" svg:y="12.571cm">
          <draw:text-box>
            <text:p text:style-name="P1"><text:span text:style-name="T3">cytoplasm</text:span></text:p>
          </draw:text-box>
        </draw:frame>
        <draw:frame draw:style-name="gr90" draw:layer="layout" svg:width="0.431cm" svg:height="0.179cm" svg:x="1.702cm" svg:y="12.726cm">
          <draw:text-box>
            <text:p text:style-name="P1"><text:span text:style-name="T3">0.12190</text:span></text:p>
          </draw:text-box>
        </draw:frame>
        <draw:polygon draw:style-name="gr6" draw:layer="layout" svg:width="1.677cm" svg:height="1.118cm" svg:x="4.689cm" svg:y="16.611cm" svg:viewBox="0 0 1678 1119" draw:points="0,1119 1678,1119 1678,0 0,0">
          <text:p/>
        </draw:polygon>
        <draw:frame draw:style-name="gr90" draw:layer="layout" svg:width="0.431cm" svg:height="0.179cm" svg:x="1.702cm" svg:y="12.881cm">
          <draw:text-box>
            <text:p text:style-name="P1"><text:span text:style-name="T3">35 / 277</text:span></text:p>
          </draw:text-box>
        </draw:frame>
        <draw:frame draw:style-name="gr88" draw:layer="layout" svg:width="0.729cm" svg:height="0.179cm" svg:x="5.124cm" svg:y="16.887cm">
          <draw:text-box>
            <text:p text:style-name="P1"><text:span text:style-name="T3">GO:0005739</text:span></text:p>
          </draw:text-box>
        </draw:frame>
        <draw:frame draw:style-name="gr160" draw:layer="layout" svg:width="0.809cm" svg:height="0.179cm" svg:x="5.083cm" svg:y="17.042cm">
          <draw:text-box>
            <text:p text:style-name="P1"><text:span text:style-name="T3">mitochondrion</text:span></text:p>
          </draw:text-box>
        </draw:frame>
        <draw:frame draw:style-name="gr90" draw:layer="layout" svg:width="0.431cm" svg:height="0.179cm" svg:x="5.273cm" svg:y="17.197cm">
          <draw:text-box>
            <text:p text:style-name="P1"><text:span text:style-name="T3">0.01725</text:span></text:p>
          </draw:text-box>
        </draw:frame>
        <draw:polygon draw:style-name="gr6" draw:layer="layout" svg:width="1.677cm" svg:height="1.118cm" svg:x="11.737cm" svg:y="21.082cm" svg:viewBox="0 0 1678 1119" draw:points="0,1119 1678,1119 1678,0 0,0">
          <text:p/>
        </draw:polygon>
        <draw:frame draw:style-name="gr103" draw:layer="layout" svg:width="0.358cm" svg:height="0.179cm" svg:x="5.312cm" svg:y="17.352cm">
          <draw:text-box>
            <text:p text:style-name="P1"><text:span text:style-name="T3">17 / 93</text:span></text:p>
          </draw:text-box>
        </draw:frame>
        <draw:frame draw:style-name="gr88" draw:layer="layout" svg:width="0.729cm" svg:height="0.179cm" svg:x="12.171cm" svg:y="21.358cm">
          <draw:text-box>
            <text:p text:style-name="P1"><text:span text:style-name="T3">GO:0005740</text:span></text:p>
          </draw:text-box>
        </draw:frame>
        <draw:frame draw:style-name="gr161" draw:layer="layout" svg:width="1.362cm" svg:height="0.179cm" svg:x="11.874cm" svg:y="21.513cm">
          <draw:text-box>
            <text:p text:style-name="P1"><text:span text:style-name="T3">mitochondrial envelo...</text:span></text:p>
          </draw:text-box>
        </draw:frame>
        <draw:frame draw:style-name="gr90" draw:layer="layout" svg:width="0.431cm" svg:height="0.179cm" svg:x="12.32cm" svg:y="21.668cm">
          <draw:text-box>
            <text:p text:style-name="P1"><text:span text:style-name="T3">0.01115</text:span></text:p>
          </draw:text-box>
        </draw:frame>
        <draw:polygon draw:style-name="gr6" draw:layer="layout" svg:width="1.676cm" svg:height="1.118cm" svg:x="9.781cm" svg:y="9.905cm" svg:viewBox="0 0 1677 1119" draw:points="0,1119 1677,1119 1677,0 0,0">
          <text:p/>
        </draw:polygon>
        <draw:frame draw:style-name="gr95" draw:layer="layout" svg:width="0.294cm" svg:height="0.179cm" svg:x="12.399cm" svg:y="21.823cm">
          <draw:text-box>
            <text:p text:style-name="P1"><text:span text:style-name="T3">8 / 29</text:span></text:p>
          </draw:text-box>
        </draw:frame>
        <draw:frame draw:style-name="gr88" draw:layer="layout" svg:width="0.729cm" svg:height="0.179cm" svg:x="10.215cm" svg:y="10.181cm">
          <draw:text-box>
            <text:p text:style-name="P1"><text:span text:style-name="T3">GO:0005902</text:span></text:p>
          </draw:text-box>
        </draw:frame>
        <draw:frame draw:style-name="gr162" draw:layer="layout" svg:width="0.585cm" svg:height="0.179cm" svg:x="10.291cm" svg:y="10.336cm">
          <draw:text-box>
            <text:p text:style-name="P1"><text:span text:style-name="T3">microvillus</text:span></text:p>
          </draw:text-box>
        </draw:frame>
        <draw:frame draw:style-name="gr90" draw:layer="layout" svg:width="0.431cm" svg:height="0.179cm" svg:x="10.364cm" svg:y="10.491cm">
          <draw:text-box>
            <text:p text:style-name="P1"><text:span text:style-name="T3">0.03694</text:span></text:p>
          </draw:text-box>
        </draw:frame>
        <draw:polygon draw:style-name="gr1"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text:p/>
        </draw:polygon>
        <draw:polyline draw:style-name="gr2"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0,560">
          <text:p/>
        </draw:polyline>
        <draw:frame draw:style-name="gr93" draw:layer="layout" svg:width="0.231cm" svg:height="0.179cm" svg:x="10.482cm" svg:y="10.646cm">
          <draw:text-box>
            <text:p text:style-name="P1"><text:span text:style-name="T3">2 / 3</text:span></text:p>
          </draw:text-box>
        </draw:frame>
        <draw:frame draw:style-name="gr88" draw:layer="layout" svg:width="0.729cm" svg:height="0.179cm" svg:x="18.256cm" svg:y="19.122cm">
          <draw:text-box>
            <text:p text:style-name="P1"><text:span text:style-name="T3">GO:0012505</text:span></text:p>
          </draw:text-box>
        </draw:frame>
        <draw:frame draw:style-name="gr163" draw:layer="layout" svg:width="1.355cm" svg:height="0.179cm" svg:x="17.924cm" svg:y="19.277cm">
          <draw:text-box>
            <text:p text:style-name="P1"><text:span text:style-name="T3">endomembrane system</text:span></text:p>
          </draw:text-box>
        </draw:frame>
        <draw:frame draw:style-name="gr90" draw:layer="layout" svg:width="0.431cm" svg:height="0.179cm" svg:x="18.406cm" svg:y="19.433cm">
          <draw:text-box>
            <text:p text:style-name="P1"><text:span text:style-name="T3">0.23735</text:span></text:p>
          </draw:text-box>
        </draw:frame>
        <draw:polygon draw:style-name="gr6" draw:layer="layout" svg:width="1.677cm" svg:height="1.118cm" svg:x="15.214cm" svg:y="7.67cm" svg:viewBox="0 0 1678 1119" draw:points="0,1119 1678,1119 1678,0 0,0">
          <text:p/>
        </draw:polygon>
        <draw:frame draw:style-name="gr95" draw:layer="layout" svg:width="0.294cm" svg:height="0.179cm" svg:x="18.484cm" svg:y="19.587cm">
          <draw:text-box>
            <text:p text:style-name="P1"><text:span text:style-name="T3">7 / 44</text:span></text:p>
          </draw:text-box>
        </draw:frame>
        <draw:frame draw:style-name="gr88" draw:layer="layout" svg:width="0.729cm" svg:height="0.179cm" svg:x="15.649cm" svg:y="7.946cm">
          <draw:text-box>
            <text:p text:style-name="P1"><text:span text:style-name="T3">GO:0016020</text:span></text:p>
          </draw:text-box>
        </draw:frame>
        <draw:frame draw:style-name="gr164" draw:layer="layout" svg:width="0.594cm" svg:height="0.179cm" svg:x="15.716cm" svg:y="8.101cm">
          <draw:text-box>
            <text:p text:style-name="P1"><text:span text:style-name="T3">membrane</text:span></text:p>
          </draw:text-box>
        </draw:frame>
        <draw:frame draw:style-name="gr90" draw:layer="layout" svg:width="0.431cm" svg:height="0.179cm" svg:x="15.798cm" svg:y="8.255cm">
          <draw:text-box>
            <text:p text:style-name="P1"><text:span text:style-name="T3">0.05797</text:span></text:p>
          </draw:text-box>
        </draw:frame>
        <draw:polygon draw:style-name="gr1"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text:p/>
        </draw:polygon>
        <draw:polyline draw:style-name="gr2"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0,560">
          <text:p/>
        </draw:polyline>
        <draw:frame draw:style-name="gr90" draw:layer="layout" svg:width="0.431cm" svg:height="0.179cm" svg:x="15.798cm" svg:y="8.411cm">
          <draw:text-box>
            <text:p text:style-name="P1"><text:span text:style-name="T3">24 / 163</text:span></text:p>
          </draw:text-box>
        </draw:frame>
        <draw:frame draw:style-name="gr88" draw:layer="layout" svg:width="0.729cm" svg:height="0.179cm" svg:x="19.778cm" svg:y="14.652cm">
          <draw:text-box>
            <text:p text:style-name="P1"><text:span text:style-name="T3">GO:0016021</text:span></text:p>
          </draw:text-box>
        </draw:frame>
        <draw:frame draw:style-name="gr165" draw:layer="layout" svg:width="1.251cm" svg:height="0.179cm" svg:x="19.517cm" svg:y="14.807cm">
          <draw:text-box>
            <text:p text:style-name="P1"><text:span text:style-name="T3">integral to membrane</text:span></text:p>
          </draw:text-box>
        </draw:frame>
        <draw:frame draw:style-name="gr90" draw:layer="layout" svg:width="0.431cm" svg:height="0.179cm" svg:x="19.927cm" svg:y="14.962cm">
          <draw:text-box>
            <text:p text:style-name="P1"><text:span text:style-name="T3">0.36239</text:span></text:p>
          </draw:text-box>
        </draw:frame>
        <draw:polygon draw:style-name="gr1"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text:p/>
        </draw:polygon>
        <draw:polyline draw:style-name="gr2"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0,560">
          <text:p/>
        </draw:polyline>
        <draw:frame draw:style-name="gr95" draw:layer="layout" svg:width="0.294cm" svg:height="0.179cm" svg:x="20.005cm" svg:y="15.117cm">
          <draw:text-box>
            <text:p text:style-name="P1"><text:span text:style-name="T3">5 / 34</text:span></text:p>
          </draw:text-box>
        </draw:frame>
        <draw:frame draw:style-name="gr88" draw:layer="layout" svg:width="0.729cm" svg:height="0.179cm" svg:x="11.364cm" svg:y="14.652cm">
          <draw:text-box>
            <text:p text:style-name="P1"><text:span text:style-name="T3">GO:0031090</text:span></text:p>
          </draw:text-box>
        </draw:frame>
        <draw:frame draw:style-name="gr166" draw:layer="layout" svg:width="1.214cm" svg:height="0.179cm" svg:x="11.122cm" svg:y="14.807cm">
          <draw:text-box>
            <text:p text:style-name="P1"><text:span text:style-name="T3">organelle membrane</text:span></text:p>
          </draw:text-box>
        </draw:frame>
        <draw:frame draw:style-name="gr90" draw:layer="layout" svg:width="0.431cm" svg:height="0.179cm" svg:x="11.513cm" svg:y="14.962cm">
          <draw:text-box>
            <text:p text:style-name="P1"><text:span text:style-name="T3">0.15271</text:span></text:p>
          </draw:text-box>
        </draw:frame>
        <draw:polygon draw:style-name="gr1"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text:p/>
        </draw:polygon>
        <draw:polyline draw:style-name="gr2"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0,560">
          <text:p/>
        </draw:polyline>
        <draw:frame draw:style-name="gr103" draw:layer="layout" svg:width="0.358cm" svg:height="0.179cm" svg:x="11.552cm" svg:y="15.117cm">
          <draw:text-box>
            <text:p text:style-name="P1"><text:span text:style-name="T3">12 / 77</text:span></text:p>
          </draw:text-box>
        </draw:frame>
        <draw:frame draw:style-name="gr88" draw:layer="layout" svg:width="0.729cm" svg:height="0.179cm" svg:x="19.778cm" svg:y="12.417cm">
          <draw:text-box>
            <text:p text:style-name="P1"><text:span text:style-name="T3">GO:0031224</text:span></text:p>
          </draw:text-box>
        </draw:frame>
        <draw:frame draw:style-name="gr167" draw:layer="layout" svg:width="1.349cm" svg:height="0.179cm" svg:x="19.488cm" svg:y="12.571cm">
          <draw:text-box>
            <text:p text:style-name="P1"><text:span text:style-name="T3">intrinsic to membran...</text:span></text:p>
          </draw:text-box>
        </draw:frame>
        <draw:frame draw:style-name="gr90" draw:layer="layout" svg:width="0.431cm" svg:height="0.179cm" svg:x="19.927cm" svg:y="12.726cm">
          <draw:text-box>
            <text:p text:style-name="P1"><text:span text:style-name="T3">0.38805</text:span></text:p>
          </draw:text-box>
        </draw:frame>
        <draw:polygon draw:style-name="gr6" draw:layer="layout" svg:width="1.676cm" svg:height="1.117cm" svg:x="9.688cm" svg:y="23.318cm" svg:viewBox="0 0 1677 1118" draw:points="0,1118 1677,1118 1677,0 0,0">
          <text:p/>
        </draw:polygon>
        <draw:frame draw:style-name="gr95" draw:layer="layout" svg:width="0.294cm" svg:height="0.179cm" svg:x="20.005cm" svg:y="12.881cm">
          <draw:text-box>
            <text:p text:style-name="P1"><text:span text:style-name="T3">5 / 35</text:span></text:p>
          </draw:text-box>
        </draw:frame>
        <draw:frame draw:style-name="gr88" draw:layer="layout" svg:width="0.729cm" svg:height="0.179cm" svg:x="10.122cm" svg:y="23.593cm">
          <draw:text-box>
            <text:p text:style-name="P1"><text:span text:style-name="T3">GO:0031966</text:span></text:p>
          </draw:text-box>
        </draw:frame>
        <draw:frame draw:style-name="gr168" draw:layer="layout" svg:width="1.474cm" svg:height="0.179cm" svg:x="9.769cm" svg:y="23.748cm">
          <draw:text-box>
            <text:p text:style-name="P1"><text:span text:style-name="T3">mitochondrial membra...</text:span></text:p>
          </draw:text-box>
        </draw:frame>
        <draw:frame draw:style-name="gr90" draw:layer="layout" svg:width="0.431cm" svg:height="0.179cm" svg:x="10.271cm" svg:y="23.903cm">
          <draw:text-box>
            <text:p text:style-name="P1"><text:span text:style-name="T3">0.03115</text:span></text:p>
          </draw:text-box>
        </draw:frame>
        <draw:polygon draw:style-name="gr11" draw:layer="layout" svg:width="1.676cm" svg:height="1.118cm" svg:x="12.979cm" svg:y="16.611cm" svg:viewBox="0 0 1677 1119" draw:points="0,1119 1677,1119 1677,0 0,0">
          <text:p/>
        </draw:polygon>
        <draw:frame draw:style-name="gr95" draw:layer="layout" svg:width="0.294cm" svg:height="0.179cm" svg:x="10.35cm" svg:y="24.058cm">
          <draw:text-box>
            <text:p text:style-name="P1"><text:span text:style-name="T3">7 / 28</text:span></text:p>
          </draw:text-box>
        </draw:frame>
        <draw:frame draw:style-name="gr88" draw:layer="layout" svg:width="0.729cm" svg:height="0.179cm" svg:x="13.413cm" svg:y="16.887cm">
          <draw:text-box>
            <text:p text:style-name="P1"><text:span text:style-name="T3">GO:0031967</text:span></text:p>
          </draw:text-box>
        </draw:frame>
        <draw:frame draw:style-name="gr169" draw:layer="layout" svg:width="1.107cm" svg:height="0.179cm" svg:x="13.224cm" svg:y="17.042cm">
          <draw:text-box>
            <text:p text:style-name="P1"><text:span text:style-name="T3">organelle envelope</text:span></text:p>
          </draw:text-box>
        </draw:frame>
        <draw:frame draw:style-name="gr90" draw:layer="layout" svg:width="0.431cm" svg:height="0.179cm" svg:x="13.562cm" svg:y="17.197cm">
          <draw:text-box>
            <text:p text:style-name="P1"><text:span text:style-name="T3">0.00312</text:span></text:p>
          </draw:text-box>
        </draw:frame>
        <draw:polygon draw:style-name="gr11" draw:layer="layout" svg:width="1.677cm" svg:height="1.118cm" svg:x="12.513cm" svg:y="7.67cm" svg:viewBox="0 0 1678 1119" draw:points="0,1119 1678,1119 1678,0 0,0">
          <text:p/>
        </draw:polygon>
        <draw:frame draw:style-name="gr103" draw:layer="layout" svg:width="0.358cm" svg:height="0.179cm" svg:x="13.602cm" svg:y="17.352cm">
          <draw:text-box>
            <text:p text:style-name="P1"><text:span text:style-name="T3">12 / 47</text:span></text:p>
          </draw:text-box>
        </draw:frame>
        <draw:frame draw:style-name="gr88" draw:layer="layout" svg:width="0.729cm" svg:height="0.179cm" svg:x="12.948cm" svg:y="7.946cm">
          <draw:text-box>
            <text:p text:style-name="P1"><text:span text:style-name="T3">GO:0031975</text:span></text:p>
          </draw:text-box>
        </draw:frame>
        <draw:frame draw:style-name="gr170" draw:layer="layout" svg:width="0.487cm" svg:height="0.179cm" svg:x="13.069cm" svg:y="8.101cm">
          <draw:text-box>
            <text:p text:style-name="P1"><text:span text:style-name="T3">envelope</text:span></text:p>
          </draw:text-box>
        </draw:frame>
        <draw:frame draw:style-name="gr90" draw:layer="layout" svg:width="0.431cm" svg:height="0.179cm" svg:x="13.096cm" svg:y="8.255cm">
          <draw:text-box>
            <text:p text:style-name="P1"><text:span text:style-name="T3">0.00382</text:span></text:p>
          </draw:text-box>
        </draw:frame>
        <draw:polygon draw:style-name="gr1"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text:p/>
        </draw:polygon>
        <draw:polyline draw:style-name="gr2"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0,560">
          <text:p/>
        </draw:polyline>
        <draw:frame draw:style-name="gr103" draw:layer="layout" svg:width="0.358cm" svg:height="0.179cm" svg:x="13.136cm" svg:y="8.411cm">
          <draw:text-box>
            <text:p text:style-name="P1"><text:span text:style-name="T3">12 / 48</text:span></text:p>
          </draw:text-box>
        </draw:frame>
        <draw:frame draw:style-name="gr88" draw:layer="layout" svg:width="0.729cm" svg:height="0.179cm" svg:x="22.789cm" svg:y="3.475cm">
          <draw:text-box>
            <text:p text:style-name="P1"><text:span text:style-name="T3">GO:0032991</text:span></text:p>
          </draw:text-box>
        </draw:frame>
        <draw:frame draw:style-name="gr171" draw:layer="layout" svg:width="1.497cm" svg:height="0.179cm" svg:x="22.425cm" svg:y="3.63cm">
          <draw:text-box>
            <text:p text:style-name="P1"><text:span text:style-name="T3">macromolecular compl...</text:span></text:p>
          </draw:text-box>
        </draw:frame>
        <draw:frame draw:style-name="gr90" draw:layer="layout" svg:width="0.431cm" svg:height="0.179cm" svg:x="22.939cm" svg:y="3.785cm">
          <draw:text-box>
            <text:p text:style-name="P1"><text:span text:style-name="T3">0.92251</text:span></text:p>
          </draw:text-box>
        </draw:frame>
        <draw:polygon draw:style-name="gr1"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text:p/>
        </draw:polygon>
        <draw:polyline draw:style-name="gr2"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0,560">
          <text:p/>
        </draw:polyline>
        <draw:frame draw:style-name="gr90" draw:layer="layout" svg:width="0.431cm" svg:height="0.179cm" svg:x="22.939cm" svg:y="3.94cm">
          <draw:text-box>
            <text:p text:style-name="P1"><text:span text:style-name="T3">15 / 159</text:span></text:p>
          </draw:text-box>
        </draw:frame>
        <draw:frame draw:style-name="gr88" draw:layer="layout" svg:width="0.729cm" svg:height="0.179cm" svg:x="10.215cm" svg:y="7.946cm">
          <draw:text-box>
            <text:p text:style-name="P1"><text:span text:style-name="T3">GO:0042995</text:span></text:p>
          </draw:text-box>
        </draw:frame>
        <draw:frame draw:style-name="gr172" draw:layer="layout" svg:width="0.784cm" svg:height="0.179cm" svg:x="10.188cm" svg:y="8.101cm">
          <draw:text-box>
            <text:p text:style-name="P1"><text:span text:style-name="T3">cell projection</text:span></text:p>
          </draw:text-box>
        </draw:frame>
        <draw:frame draw:style-name="gr90" draw:layer="layout" svg:width="0.431cm" svg:height="0.179cm" svg:x="10.364cm" svg:y="8.255cm">
          <draw:text-box>
            <text:p text:style-name="P1"><text:span text:style-name="T3">0.10652</text:span></text:p>
          </draw:text-box>
        </draw:frame>
        <draw:polygon draw:style-name="gr1"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text:p/>
        </draw:polygon>
        <draw:polyline draw:style-name="gr2"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0,560">
          <text:p/>
        </draw:polyline>
        <draw:frame draw:style-name="gr95" draw:layer="layout" svg:width="0.294cm" svg:height="0.179cm" svg:x="10.443cm" svg:y="8.411cm">
          <draw:text-box>
            <text:p text:style-name="P1"><text:span text:style-name="T3">7 / 36</text:span></text:p>
          </draw:text-box>
        </draw:frame>
        <draw:frame draw:style-name="gr88" draw:layer="layout" svg:width="0.729cm" svg:height="0.179cm" svg:x="7.297cm" svg:y="10.181cm">
          <draw:text-box>
            <text:p text:style-name="P1"><text:span text:style-name="T3">GO:0043226</text:span></text:p>
          </draw:text-box>
        </draw:frame>
        <draw:frame draw:style-name="gr173" draw:layer="layout" svg:width="0.501cm" svg:height="0.179cm" svg:x="7.411cm" svg:y="10.336cm">
          <draw:text-box>
            <text:p text:style-name="P1"><text:span text:style-name="T3">organelle</text:span></text:p>
          </draw:text-box>
        </draw:frame>
        <draw:frame draw:style-name="gr90" draw:layer="layout" svg:width="0.431cm" svg:height="0.179cm" svg:x="7.446cm" svg:y="10.491cm">
          <draw:text-box>
            <text:p text:style-name="P1"><text:span text:style-name="T3">0.19288</text:span></text:p>
          </draw:text-box>
        </draw:frame>
        <draw:polygon draw:style-name="gr16"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text:p/>
        </draw:polygon>
        <draw:polyline draw:style-name="gr2"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0,560">
          <text:p/>
        </draw:polyline>
        <draw:frame draw:style-name="gr90" draw:layer="layout" svg:width="0.431cm" svg:height="0.179cm" svg:x="7.446cm" svg:y="10.646cm">
          <draw:text-box>
            <text:p text:style-name="P1"><text:span text:style-name="T3">34 / 272</text:span></text:p>
          </draw:text-box>
        </draw:frame>
        <draw:frame draw:style-name="gr88" draw:layer="layout" svg:width="0.729cm" svg:height="0.179cm" svg:x="12.544cm" svg:y="12.417cm">
          <draw:text-box>
            <text:p text:style-name="P1"><text:span text:style-name="T3">GO:0043227</text:span></text:p>
          </draw:text-box>
        </draw:frame>
        <draw:frame draw:style-name="gr174" draw:layer="layout" svg:width="1.626cm" svg:height="0.179cm" svg:x="12.115cm" svg:y="12.571cm">
          <draw:text-box>
            <text:p text:style-name="P1"><text:span text:style-name="T3">membrane−bounded org...</text:span></text:p>
          </draw:text-box>
        </draw:frame>
        <draw:frame draw:style-name="gr90" draw:layer="layout" svg:width="0.431cm" svg:height="0.179cm" svg:x="12.693cm" svg:y="12.726cm">
          <draw:text-box>
            <text:p text:style-name="P1"><text:span text:style-name="T3">0.09273</text:span></text:p>
          </draw:text-box>
        </draw:frame>
        <draw:polygon draw:style-name="gr1"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text:p/>
        </draw:polygon>
        <draw:polyline draw:style-name="gr2"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0,560">
          <text:p/>
        </draw:polyline>
        <draw:frame draw:style-name="gr90" draw:layer="layout" svg:width="0.431cm" svg:height="0.179cm" svg:x="12.693cm" svg:y="12.881cm">
          <draw:text-box>
            <text:p text:style-name="P1"><text:span text:style-name="T3">33 / 253</text:span></text:p>
          </draw:text-box>
        </draw:frame>
        <draw:frame draw:style-name="gr88" draw:layer="layout" svg:width="0.729cm" svg:height="0.179cm" svg:x="7.142cm" svg:y="12.417cm">
          <draw:text-box>
            <text:p text:style-name="P1"><text:span text:style-name="T3">GO:0043229</text:span></text:p>
          </draw:text-box>
        </draw:frame>
        <draw:frame draw:style-name="gr175" draw:layer="layout" svg:width="1.274cm" svg:height="0.179cm" svg:x="6.889cm" svg:y="12.571cm">
          <draw:text-box>
            <text:p text:style-name="P1"><text:span text:style-name="T3">intracellular organe...</text:span></text:p>
          </draw:text-box>
        </draw:frame>
        <draw:frame draw:style-name="gr90" draw:layer="layout" svg:width="0.431cm" svg:height="0.179cm" svg:x="7.291cm" svg:y="12.726cm">
          <draw:text-box>
            <text:p text:style-name="P1"><text:span text:style-name="T3">0.19288</text:span></text:p>
          </draw:text-box>
        </draw:frame>
        <draw:polygon draw:style-name="gr16"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text:p/>
        </draw:polygon>
        <draw:polyline draw:style-name="gr2"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0,560">
          <text:p/>
        </draw:polyline>
        <draw:frame draw:style-name="gr90" draw:layer="layout" svg:width="0.431cm" svg:height="0.179cm" svg:x="7.291cm" svg:y="12.881cm">
          <draw:text-box>
            <text:p text:style-name="P1"><text:span text:style-name="T3">34 / 272</text:span></text:p>
          </draw:text-box>
        </draw:frame>
        <draw:frame draw:style-name="gr88" draw:layer="layout" svg:width="0.729cm" svg:height="0.179cm" svg:x="8.632cm" svg:y="14.652cm">
          <draw:text-box>
            <text:p text:style-name="P1"><text:span text:style-name="T3">GO:0043231</text:span></text:p>
          </draw:text-box>
        </draw:frame>
        <draw:frame draw:style-name="gr176" draw:layer="layout" svg:width="1.353cm" svg:height="0.179cm" svg:x="8.34cm" svg:y="14.807cm">
          <draw:text-box>
            <text:p text:style-name="P1"><text:span text:style-name="T3">intracellular membra...</text:span></text:p>
          </draw:text-box>
        </draw:frame>
        <draw:frame draw:style-name="gr90" draw:layer="layout" svg:width="0.431cm" svg:height="0.179cm" svg:x="8.781cm" svg:y="14.962cm">
          <draw:text-box>
            <text:p text:style-name="P1"><text:span text:style-name="T3">0.09273</text:span></text:p>
          </draw:text-box>
        </draw:frame>
        <draw:polygon draw:style-name="gr1"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text:p/>
        </draw:polygon>
        <draw:polyline draw:style-name="gr2"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0,560">
          <text:p/>
        </draw:polyline>
        <draw:frame draw:style-name="gr90" draw:layer="layout" svg:width="0.431cm" svg:height="0.179cm" svg:x="8.781cm" svg:y="15.117cm">
          <draw:text-box>
            <text:p text:style-name="P1"><text:span text:style-name="T3">33 / 253</text:span></text:p>
          </draw:text-box>
        </draw:frame>
        <draw:frame draw:style-name="gr88" draw:layer="layout" svg:width="0.729cm" svg:height="0.179cm" svg:x="23.007cm" svg:y="5.71cm">
          <draw:text-box>
            <text:p text:style-name="P1"><text:span text:style-name="T3">GO:0043234</text:span></text:p>
          </draw:text-box>
        </draw:frame>
        <draw:frame draw:style-name="gr177" draw:layer="layout" svg:width="0.921cm" svg:height="0.179cm" svg:x="22.915cm" svg:y="5.865cm">
          <draw:text-box>
            <text:p text:style-name="P1"><text:span text:style-name="T3">protein complex</text:span></text:p>
          </draw:text-box>
        </draw:frame>
        <draw:frame draw:style-name="gr90" draw:layer="layout" svg:width="0.431cm" svg:height="0.179cm" svg:x="23.156cm" svg:y="6.02cm">
          <draw:text-box>
            <text:p text:style-name="P1"><text:span text:style-name="T3">0.88380</text:span></text:p>
          </draw:text-box>
        </draw:frame>
        <draw:polygon draw:style-name="gr1"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text:p/>
        </draw:polygon>
        <draw:polyline draw:style-name="gr2"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0,560">
          <text:p/>
        </draw:polyline>
        <draw:frame draw:style-name="gr90" draw:layer="layout" svg:width="0.431cm" svg:height="0.179cm" svg:x="23.156cm" svg:y="6.175cm">
          <draw:text-box>
            <text:p text:style-name="P1"><text:span text:style-name="T3">10 / 109</text:span></text:p>
          </draw:text-box>
        </draw:frame>
        <draw:frame draw:style-name="gr88" draw:layer="layout" svg:width="0.729cm" svg:height="0.179cm" svg:x="9.843cm" svg:y="12.417cm">
          <draw:text-box>
            <text:p text:style-name="P1"><text:span text:style-name="T3">GO:0044422</text:span></text:p>
          </draw:text-box>
        </draw:frame>
        <draw:frame draw:style-name="gr178" draw:layer="layout" svg:width="0.829cm" svg:height="0.179cm" svg:x="9.813cm" svg:y="12.571cm">
          <draw:text-box>
            <text:p text:style-name="P1"><text:span text:style-name="T3">organelle part</text:span></text:p>
          </draw:text-box>
        </draw:frame>
        <draw:frame draw:style-name="gr90" draw:layer="layout" svg:width="0.431cm" svg:height="0.179cm" svg:x="9.992cm" svg:y="12.726cm">
          <draw:text-box>
            <text:p text:style-name="P1"><text:span text:style-name="T3">0.43201</text:span></text:p>
          </draw:text-box>
        </draw:frame>
        <draw:polygon draw:style-name="gr16"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text:p/>
        </draw:polygon>
        <draw:polyline draw:style-name="gr2"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0,560">
          <text:p/>
        </draw:polyline>
        <draw:frame draw:style-name="gr90" draw:layer="layout" svg:width="0.431cm" svg:height="0.179cm" svg:x="9.992cm" svg:y="12.881cm">
          <draw:text-box>
            <text:p text:style-name="P1"><text:span text:style-name="T3">24 / 197</text:span></text:p>
          </draw:text-box>
        </draw:frame>
        <draw:frame draw:style-name="gr88" draw:layer="layout" svg:width="0.729cm" svg:height="0.179cm" svg:x="4.254cm" svg:y="10.181cm">
          <draw:text-box>
            <text:p text:style-name="P1"><text:span text:style-name="T3">GO:0044424</text:span></text:p>
          </draw:text-box>
        </draw:frame>
        <draw:frame draw:style-name="gr179" draw:layer="layout" svg:width="0.968cm" svg:height="0.179cm" svg:x="4.155cm" svg:y="10.336cm">
          <draw:text-box>
            <text:p text:style-name="P1"><text:span text:style-name="T3">intracellular part</text:span></text:p>
          </draw:text-box>
        </draw:frame>
        <draw:frame draw:style-name="gr90" draw:layer="layout" svg:width="0.431cm" svg:height="0.179cm" svg:x="4.403cm" svg:y="10.491cm">
          <draw:text-box>
            <text:p text:style-name="P1"><text:span text:style-name="T3">0.05891</text:span></text:p>
          </draw:text-box>
        </draw:frame>
        <draw:polygon draw:style-name="gr1"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text:p/>
        </draw:polygon>
        <draw:polyline draw:style-name="gr2"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0,560">
          <text:p/>
        </draw:polyline>
        <draw:frame draw:style-name="gr90" draw:layer="layout" svg:width="0.431cm" svg:height="0.179cm" svg:x="4.403cm" svg:y="10.646cm">
          <draw:text-box>
            <text:p text:style-name="P1"><text:span text:style-name="T3">37 / 295</text:span></text:p>
          </draw:text-box>
        </draw:frame>
        <draw:frame draw:style-name="gr88" draw:layer="layout" svg:width="0.729cm" svg:height="0.179cm" svg:x="19.778cm" svg:y="10.181cm">
          <draw:text-box>
            <text:p text:style-name="P1"><text:span text:style-name="T3">GO:0044425</text:span></text:p>
          </draw:text-box>
        </draw:frame>
        <draw:frame draw:style-name="gr177" draw:layer="layout" svg:width="0.921cm" svg:height="0.179cm" svg:x="19.701cm" svg:y="10.336cm">
          <draw:text-box>
            <text:p text:style-name="P1"><text:span text:style-name="T3">membrane part</text:span></text:p>
          </draw:text-box>
        </draw:frame>
        <draw:frame draw:style-name="gr90" draw:layer="layout" svg:width="0.431cm" svg:height="0.179cm" svg:x="19.927cm" svg:y="10.491cm">
          <draw:text-box>
            <text:p text:style-name="P1"><text:span text:style-name="T3">0.67244</text:span></text:p>
          </draw:text-box>
        </draw:frame>
        <draw:polygon draw:style-name="gr1"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text:p/>
        </draw:polygon>
        <draw:polyline draw:style-name="gr2"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0,560">
          <text:p/>
        </draw:polyline>
        <draw:frame draw:style-name="gr95" draw:layer="layout" svg:width="0.294cm" svg:height="0.179cm" svg:x="20.005cm" svg:y="10.646cm">
          <draw:text-box>
            <text:p text:style-name="P1"><text:span text:style-name="T3">8 / 74</text:span></text:p>
          </draw:text-box>
        </draw:frame>
        <draw:frame draw:style-name="gr88" draw:layer="layout" svg:width="0.729cm" svg:height="0.179cm" svg:x="14.096cm" svg:y="19.122cm">
          <draw:text-box>
            <text:p text:style-name="P1"><text:span text:style-name="T3">GO:0044428</text:span></text:p>
          </draw:text-box>
        </draw:frame>
        <draw:frame draw:style-name="gr180" draw:layer="layout" svg:width="0.71cm" svg:height="0.179cm" svg:x="14.125cm" svg:y="19.277cm">
          <draw:text-box>
            <text:p text:style-name="P1"><text:span text:style-name="T3">nuclear part</text:span></text:p>
          </draw:text-box>
        </draw:frame>
        <draw:frame draw:style-name="gr90" draw:layer="layout" svg:width="0.431cm" svg:height="0.179cm" svg:x="14.245cm" svg:y="19.433cm">
          <draw:text-box>
            <text:p text:style-name="P1"><text:span text:style-name="T3">0.65773</text:span></text:p>
          </draw:text-box>
        </draw:frame>
        <draw:polygon draw:style-name="gr6" draw:layer="layout" svg:width="1.677cm" svg:height="1.118cm" svg:x="4.689cm" svg:y="18.847cm" svg:viewBox="0 0 1678 1119" draw:points="0,1119 1678,1119 1678,0 0,0">
          <text:p/>
        </draw:polygon>
        <draw:frame draw:style-name="gr95" draw:layer="layout" svg:width="0.294cm" svg:height="0.179cm" svg:x="14.324cm" svg:y="19.587cm">
          <draw:text-box>
            <text:p text:style-name="P1"><text:span text:style-name="T3">9 / 82</text:span></text:p>
          </draw:text-box>
        </draw:frame>
        <draw:frame draw:style-name="gr88" draw:layer="layout" svg:width="0.729cm" svg:height="0.179cm" svg:x="5.124cm" svg:y="19.122cm">
          <draw:text-box>
            <text:p text:style-name="P1"><text:span text:style-name="T3">GO:0044429</text:span></text:p>
          </draw:text-box>
        </draw:frame>
        <draw:frame draw:style-name="gr181" draw:layer="layout" svg:width="1.089cm" svg:height="0.179cm" svg:x="4.963cm" svg:y="19.277cm">
          <draw:text-box>
            <text:p text:style-name="P1"><text:span text:style-name="T3">mitochondrial part</text:span></text:p>
          </draw:text-box>
        </draw:frame>
        <draw:frame draw:style-name="gr90" draw:layer="layout" svg:width="0.431cm" svg:height="0.179cm" svg:x="5.273cm" svg:y="19.433cm">
          <draw:text-box>
            <text:p text:style-name="P1"><text:span text:style-name="T3">0.04179</text:span></text:p>
          </draw:text-box>
        </draw:frame>
        <draw:polygon draw:style-name="gr16"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text:p/>
        </draw:polygon>
        <draw:polyline draw:style-name="gr2"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0,560">
          <text:p/>
        </draw:polyline>
        <draw:frame draw:style-name="gr95" draw:layer="layout" svg:width="0.294cm" svg:height="0.179cm" svg:x="5.351cm" svg:y="19.587cm">
          <draw:text-box>
            <text:p text:style-name="P1"><text:span text:style-name="T3">8 / 36</text:span></text:p>
          </draw:text-box>
        </draw:frame>
        <draw:frame draw:style-name="gr88" draw:layer="layout" svg:width="0.729cm" svg:height="0.179cm" svg:x="1.864cm" svg:y="14.652cm">
          <draw:text-box>
            <text:p text:style-name="P1"><text:span text:style-name="T3">GO:0044444</text:span></text:p>
          </draw:text-box>
        </draw:frame>
        <draw:frame draw:style-name="gr182" draw:layer="layout" svg:width="0.985cm" svg:height="0.179cm" svg:x="1.755cm" svg:y="14.807cm">
          <draw:text-box>
            <text:p text:style-name="P1"><text:span text:style-name="T3">cytoplasmic part</text:span></text:p>
          </draw:text-box>
        </draw:frame>
        <draw:frame draw:style-name="gr90" draw:layer="layout" svg:width="0.431cm" svg:height="0.179cm" svg:x="2.013cm" svg:y="14.962cm">
          <draw:text-box>
            <text:p text:style-name="P1"><text:span text:style-name="T3">0.06797</text:span></text:p>
          </draw:text-box>
        </draw:frame>
        <draw:polygon draw:style-name="gr1"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text:p/>
        </draw:polygon>
        <draw:polyline draw:style-name="gr2"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0,560">
          <text:p/>
        </draw:polyline>
        <draw:frame draw:style-name="gr90" draw:layer="layout" svg:width="0.431cm" svg:height="0.179cm" svg:x="2.013cm" svg:y="15.117cm">
          <draw:text-box>
            <text:p text:style-name="P1"><text:span text:style-name="T3">34 / 260</text:span></text:p>
          </draw:text-box>
        </draw:frame>
        <draw:frame draw:style-name="gr88" draw:layer="layout" svg:width="0.729cm" svg:height="0.179cm" svg:x="5.931cm" svg:y="14.652cm">
          <draw:text-box>
            <text:p text:style-name="P1"><text:span text:style-name="T3">GO:0044446</text:span></text:p>
          </draw:text-box>
        </draw:frame>
        <draw:frame draw:style-name="gr175" draw:layer="layout" svg:width="1.274cm" svg:height="0.179cm" svg:x="5.678cm" svg:y="14.807cm">
          <draw:text-box>
            <text:p text:style-name="P1"><text:span text:style-name="T3">intracellular organe...</text:span></text:p>
          </draw:text-box>
        </draw:frame>
        <draw:frame draw:style-name="gr90" draw:layer="layout" svg:width="0.431cm" svg:height="0.179cm" svg:x="6.08cm" svg:y="14.962cm">
          <draw:text-box>
            <text:p text:style-name="P1"><text:span text:style-name="T3">0.39918</text:span></text:p>
          </draw:text-box>
        </draw:frame>
        <draw:polygon draw:style-name="gr1"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text:p/>
        </draw:polygon>
        <draw:polyline draw:style-name="gr2"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0,560">
          <text:p/>
        </draw:polyline>
        <draw:frame draw:style-name="gr90" draw:layer="layout" svg:width="0.431cm" svg:height="0.179cm" svg:x="6.08cm" svg:y="15.117cm">
          <draw:text-box>
            <text:p text:style-name="P1"><text:span text:style-name="T3">24 / 195</text:span></text:p>
          </draw:text-box>
        </draw:frame>
        <draw:frame draw:style-name="gr88" draw:layer="layout" svg:width="0.729cm" svg:height="0.179cm" svg:x="14.282cm" svg:y="5.71cm">
          <draw:text-box>
            <text:p text:style-name="P1"><text:span text:style-name="T3">GO:0044464</text:span></text:p>
          </draw:text-box>
        </draw:frame>
        <draw:frame draw:style-name="gr183" draw:layer="layout" svg:width="0.46cm" svg:height="0.179cm" svg:x="14.437cm" svg:y="5.865cm">
          <draw:text-box>
            <text:p text:style-name="P1"><text:span text:style-name="T3">cell part</text:span></text:p>
          </draw:text-box>
        </draw:frame>
        <draw:frame draw:style-name="gr90" draw:layer="layout" svg:width="0.431cm" svg:height="0.179cm" svg:x="14.432cm" svg:y="6.02cm">
          <draw:text-box>
            <text:p text:style-name="P1"><text:span text:style-name="T3">0.19264</text:span></text:p>
          </draw:text-box>
        </draw:frame>
        <draw:polygon draw:style-name="gr6" draw:layer="layout" svg:width="1.677cm" svg:height="1.118cm" svg:x="21.175cm" svg:y="16.611cm" svg:viewBox="0 0 1678 1119" draw:points="0,1119 1678,1119 1678,0 0,0">
          <text:p/>
        </draw:polygon>
        <draw:frame draw:style-name="gr90" draw:layer="layout" svg:width="0.431cm" svg:height="0.179cm" svg:x="14.432cm" svg:y="6.175cm">
          <draw:text-box>
            <text:p text:style-name="P1"><text:span text:style-name="T3">37 / 304</text:span></text:p>
          </draw:text-box>
        </draw:frame>
        <draw:frame draw:style-name="gr88" draw:layer="layout" svg:width="0.729cm" svg:height="0.179cm" svg:x="21.61cm" svg:y="16.887cm">
          <draw:text-box>
            <text:p text:style-name="P1"><text:span text:style-name="T3">GO:0046930</text:span></text:p>
          </draw:text-box>
        </draw:frame>
        <draw:frame draw:style-name="gr184" draw:layer="layout" svg:width="0.772cm" svg:height="0.179cm" svg:x="21.592cm" svg:y="17.042cm">
          <draw:text-box>
            <text:p text:style-name="P1"><text:span text:style-name="T3">pore complex</text:span></text:p>
          </draw:text-box>
        </draw:frame>
        <draw:frame draw:style-name="gr90" draw:layer="layout" svg:width="0.431cm" svg:height="0.179cm" svg:x="21.758cm" svg:y="17.197cm">
          <draw:text-box>
            <text:p text:style-name="P1"><text:span text:style-name="T3">0.01330</text:span></text:p>
          </draw:text-box>
        </draw:frame>
        <draw:line draw:style-name="gr2" draw:layer="layout" svg:x1="16.767cm" svg:y1="2.113cm" svg:x2="16.767cm" svg:y2="2.889cm">
          <text:p/>
        </draw:line>
        <draw:line draw:style-name="gr2" draw:layer="layout" svg:x1="16.767cm" svg:y1="2.813cm" svg:x2="16.767cm" svg:y2="2.889cm">
          <text:p/>
        </draw:line>
        <draw:polyline draw:style-name="gr2" draw:layer="layout" svg:width="0.355cm" svg:height="0.309cm" svg:x="16.589cm" svg:y="2.58cm" svg:viewBox="0 0 356 310" draw:points="0,0 179,310 356,0">
          <text:p/>
        </draw:polyline>
        <draw:polyline draw:style-name="gr2" draw:layer="layout" svg:width="4.657cm" svg:height="1.615cm" svg:x="17.512cm" svg:y="1.802cm" svg:viewBox="0 0 4658 1616" draw:points="0,0 374,131 800,278 1267,439 1761,608 2271,784 2786,961 3294,1136 3783,1307 4241,1468 4658,1616">
          <text:p/>
        </draw:polyline>
        <draw:line draw:style-name="gr2" draw:layer="layout" svg:x1="21.752cm" svg:y1="3.269cm" svg:x2="22.17cm" svg:y2="3.418cm">
          <text:p/>
        </draw:line>
        <draw:polyline draw:style-name="gr2" draw:layer="layout" svg:width="0.35cm" svg:height="0.335cm" svg:x="21.819cm" svg:y="3.146cm" svg:viewBox="0 0 351 336" draw:points="0,336 351,272 119,0">
          <text:p/>
        </draw:polyline>
        <draw:polyline draw:style-name="gr2" draw:layer="layout" svg:width="9.19cm" svg:height="5.93cm" svg:x="6.801cm" svg:y="1.74cm" svg:viewBox="0 0 9191 5931" draw:points="9191,0 8505,204 7668,482 6717,841 5687,1282 4619,1812 3548,2434 2514,3153 1552,3972 701,4897 0,5931">
          <text:p/>
        </draw:polyline>
        <draw:polyline draw:style-name="gr2" draw:layer="layout" svg:width="0.489cm" svg:height="2.049cm" svg:x="6.653cm" svg:y="7.67cm" svg:viewBox="0 0 490 2050" draw:points="148,0 64,200 16,407 0,619 13,834 51,1049 110,1262 188,1471 279,1673 381,1867 490,2050">
          <text:p/>
        </draw:polyline>
        <draw:line draw:style-name="gr2" draw:layer="layout" svg:x1="7.033cm" svg:y1="9.536cm" svg:x2="7.143cm" svg:y2="9.72cm">
          <text:p/>
        </draw:line>
        <draw:polyline draw:style-name="gr2" draw:layer="layout" svg:width="0.311cm" svg:height="0.356cm" svg:x="6.831cm" svg:y="9.363cm" svg:viewBox="0 0 312 357" draw:points="0,183 312,357 307,0">
          <text:p/>
        </draw:polyline>
        <draw:polyline draw:style-name="gr2" draw:layer="layout" svg:width="0.683cm" svg:height="1.179cm" svg:x="17.201cm" svg:y="2.02cm" svg:viewBox="0 0 684 1180" draw:points="0,0 76,96 155,200 234,309 312,425 388,544 461,667 528,792 589,920 642,1050 684,1180">
          <text:p/>
        </draw:polyline>
        <draw:polyline draw:style-name="gr2" draw:layer="layout" svg:width="0.955cm" svg:height="5.589cm" svg:x="17.17cm" svg:y="3.199cm" svg:viewBox="0 0 956 5590" draw:points="715,0 841,514 921,1076 956,1673 947,2289 894,2912 798,3524 660,4112 481,4663 261,5160 0,5590">
          <text:p/>
        </draw:polyline>
        <draw:polyline draw:style-name="gr2" draw:layer="layout" svg:width="5.899cm" svg:height="3.477cm" svg:x="11.271cm" svg:y="8.788cm" svg:viewBox="0 0 5900 3478" draw:points="5900,0 5600,341 5165,707 4620,1089 3994,1478 3312,1867 2601,2245 1888,2604 1199,2934 561,3229 0,3478">
          <text:p/>
        </draw:polyline>
        <draw:line draw:style-name="gr2" draw:layer="layout" svg:x1="11.832cm" svg:y1="12.016cm" svg:x2="11.271cm" svg:y2="12.266cm">
          <text:p/>
        </draw:line>
        <draw:polyline draw:style-name="gr2" draw:layer="layout" svg:width="0.354cm" svg:height="0.325cm" svg:x="11.271cm" svg:y="11.977cm" svg:viewBox="0 0 355 326" draw:points="211,0 0,289 355,326">
          <text:p/>
        </draw:polyline>
        <draw:polyline draw:style-name="gr2" draw:layer="layout" svg:width="0.745cm" svg:height="1.148cm" svg:x="15.649cm" svg:y="2.051cm" svg:viewBox="0 0 746 1149" draw:points="746,0 670,96 593,199 516,309 438,422 361,540 285,660 210,782 137,904 67,1027 0,1149">
          <text:p/>
        </draw:polyline>
        <draw:polyline draw:style-name="gr2" draw:layer="layout" svg:width="0.714cm" svg:height="1.956cm" svg:x="14.935cm" svg:y="3.199cm" svg:viewBox="0 0 715 1957" draw:points="715,0 624,198 536,400 453,605 374,810 300,1014 230,1215 165,1411 105,1602 49,1784 0,1957">
          <text:p/>
        </draw:polyline>
        <draw:line draw:style-name="gr2" draw:layer="layout" svg:x1="14.985cm" svg:y1="4.982cm" svg:x2="14.935cm" svg:y2="5.156cm">
          <text:p/>
        </draw:line>
        <draw:polyline draw:style-name="gr2" draw:layer="layout" svg:width="0.342cm" svg:height="0.345cm" svg:x="14.848cm" svg:y="4.81cm" svg:viewBox="0 0 343 346" draw:points="0,0 87,346 343,99">
          <text:p/>
        </draw:polyline>
        <draw:polyline draw:style-name="gr2" draw:layer="layout" svg:width="1.8cm" svg:height="1.242cm" svg:x="5.528cm" svg:y="8.663cm" svg:viewBox="0 0 1801 1243" draw:points="1801,0 1644,108 1476,223 1298,344 1113,470 923,599 732,730 541,861 354,992 172,1120 0,1243">
          <text:p/>
        </draw:polyline>
        <draw:line draw:style-name="gr2" draw:layer="layout" svg:x1="5.701cm" svg:y1="9.782cm" svg:x2="5.528cm" svg:y2="9.906cm">
          <text:p/>
        </draw:line>
        <draw:polyline draw:style-name="gr2" draw:layer="layout" svg:width="0.354cm" svg:height="0.324cm" svg:x="5.528cm" svg:y="9.581cm" svg:viewBox="0 0 355 325" draw:points="148,0 0,325 355,291">
          <text:p/>
        </draw:polyline>
        <draw:polyline draw:style-name="gr2" draw:layer="layout" svg:width="0.962cm" svg:height="1.024cm" svg:x="15.37cm" svg:y="4.255cm" svg:viewBox="0 0 963 1025" draw:points="963,0 877,95 785,196 691,299 593,405 494,512 393,619 292,725 193,828 95,930 0,1025">
          <text:p/>
        </draw:polyline>
        <draw:line draw:style-name="gr2" draw:layer="layout" svg:x1="15.465cm" svg:y1="5.184cm" svg:x2="15.37cm" svg:y2="5.28cm">
          <text:p/>
        </draw:line>
        <draw:polyline draw:style-name="gr2" draw:layer="layout" svg:width="0.343cm" svg:height="0.344cm" svg:x="15.37cm" svg:y="4.935cm" svg:viewBox="0 0 344 345" draw:points="91,0 0,345 344,252">
          <text:p/>
        </draw:polyline>
        <draw:polyline draw:style-name="gr2" draw:layer="layout" svg:width="3.167cm" svg:height="1.459cm" svg:x="10.371cm" svg:y="17.512cm" svg:viewBox="0 0 3168 1460" draw:points="0,0 267,119 562,253 878,397 1208,549 1549,706 1891,865 2230,1022 2561,1176 2875,1323 3168,1460">
          <text:p/>
        </draw:polyline>
        <draw:line draw:style-name="gr2" draw:layer="layout" svg:x1="13.245cm" svg:y1="18.835cm" svg:x2="13.539cm" svg:y2="18.972cm">
          <text:p/>
        </draw:line>
        <draw:polyline draw:style-name="gr2" draw:layer="layout" svg:width="0.354cm" svg:height="0.323cm" svg:x="13.184cm" svg:y="18.679cm" svg:viewBox="0 0 355 324" draw:points="0,324 355,292 150,0">
          <text:p/>
        </draw:polyline>
        <draw:line draw:style-name="gr2" draw:layer="layout" svg:x1="16.736cm" svg:y1="22.231cm" svg:x2="16.736cm" svg:y2="23.007cm">
          <text:p/>
        </draw:line>
        <draw:line draw:style-name="gr2" draw:layer="layout" svg:x1="16.736cm" svg:y1="22.931cm" svg:x2="16.736cm" svg:y2="23.007cm">
          <text:p/>
        </draw:line>
        <draw:polyline draw:style-name="gr2" draw:layer="layout" svg:width="0.355cm" svg:height="0.308cm" svg:x="16.558cm" svg:y="22.699cm" svg:viewBox="0 0 356 309" draw:points="0,0 179,309 356,0">
          <text:p/>
        </draw:polyline>
        <draw:polyline draw:style-name="gr2" draw:layer="layout" svg:width="0.093cm" svg:height="0.776cm" svg:x="2.051cm" svg:y="13.289cm" svg:viewBox="0 0 94 777" draw:points="0,0 9,68 18,141 27,217 37,296 46,377 55,459 64,540 74,621 83,701 94,777">
          <text:p/>
        </draw:polyline>
        <draw:line draw:style-name="gr2" draw:layer="layout" svg:x1="2.134cm" svg:y1="13.989cm" svg:x2="2.145cm" svg:y2="14.066cm">
          <text:p/>
        </draw:line>
        <draw:polyline draw:style-name="gr2" draw:layer="layout" svg:width="0.353cm" svg:height="0.327cm" svg:x="1.93cm" svg:y="13.738cm" svg:viewBox="0 0 354 328" draw:points="0,43 215,328 354,0">
          <text:p/>
        </draw:polyline>
        <draw:line draw:style-name="gr2" draw:layer="layout" svg:x1="5.528cm" svg:y1="17.76cm" svg:x2="5.528cm" svg:y2="18.536cm">
          <text:p/>
        </draw:line>
        <draw:line draw:style-name="gr2" draw:layer="layout" svg:x1="5.528cm" svg:y1="18.46cm" svg:x2="5.528cm" svg:y2="18.536cm">
          <text:p/>
        </draw:line>
        <draw:polyline draw:style-name="gr2" draw:layer="layout" svg:width="0.356cm" svg:height="0.308cm" svg:x="5.35cm" svg:y="18.228cm" svg:viewBox="0 0 357 309" draw:points="0,0 178,309 357,0">
          <text:p/>
        </draw:polyline>
        <draw:polyline draw:style-name="gr2" draw:layer="layout" svg:width="0.808cm" svg:height="0.869cm" svg:x="11.271cm" svg:y="22.231cm" svg:viewBox="0 0 809 870" draw:points="809,0 732,76 653,156 572,239 489,324 405,412 321,502 238,592 157,685 78,777 0,870">
          <text:p/>
        </draw:polyline>
        <draw:line draw:style-name="gr2" draw:layer="layout" svg:x1="11.349cm" svg:y1="23.007cm" svg:x2="11.271cm" svg:y2="23.101cm">
          <text:p/>
        </draw:line>
        <draw:polyline draw:style-name="gr2" draw:layer="layout" svg:width="0.333cm" svg:height="0.351cm" svg:x="11.271cm" svg:y="22.749cm" svg:viewBox="0 0 334 352" draw:points="59,0 0,352 334,227">
          <text:p/>
        </draw:polyline>
        <draw:polyline draw:style-name="gr2" draw:layer="layout" svg:width="0.869cm" svg:height="1.024cm" svg:x="17.388cm" svg:y="19.903cm" svg:viewBox="0 0 870 1025" draw:points="870,0 792,94 710,192 624,293 536,396 446,500 355,606 264,712 173,817 85,922 0,1025">
          <text:p/>
        </draw:polyline>
        <draw:line draw:style-name="gr2" draw:layer="layout" svg:x1="17.474cm" svg:y1="20.824cm" svg:x2="17.388cm" svg:y2="20.928cm">
          <text:p/>
        </draw:line>
        <draw:polyline draw:style-name="gr2" draw:layer="layout" svg:width="0.333cm" svg:height="0.351cm" svg:x="17.388cm" svg:y="20.576cm" svg:viewBox="0 0 334 352" draw:points="59,0 0,352 334,228">
          <text:p/>
        </draw:polyline>
        <draw:polyline draw:style-name="gr2" draw:layer="layout" svg:width="1.895cm" svg:height="4.439cm" svg:x="14.065cm" svg:y="8.819cm" svg:viewBox="0 0 1896 4440" draw:points="1896,0 1812,329 1707,710 1582,1134 1434,1590 1263,2069 1065,2560 842,3053 591,3538 311,4003 0,4440">
          <text:p/>
        </draw:polyline>
        <draw:polyline draw:style-name="gr2" draw:layer="layout" svg:width="1.365cm" svg:height="1.18cm" svg:x="12.7cm" svg:y="13.258cm" svg:viewBox="0 0 1366 1181" draw:points="1366,0 1250,147 1126,287 995,422 858,550 717,672 574,787 430,897 285,999 141,1094 0,1181">
          <text:p/>
        </draw:polyline>
        <draw:line draw:style-name="gr2" draw:layer="layout" svg:x1="12.842cm" svg:y1="14.351cm" svg:x2="12.7cm" svg:y2="14.439cm">
          <text:p/>
        </draw:line>
        <draw:polyline draw:style-name="gr2" draw:layer="layout" svg:width="0.355cm" svg:height="0.313cm" svg:x="12.7cm" svg:y="14.125cm" svg:viewBox="0 0 356 314" draw:points="169,0 0,314 356,303">
          <text:p/>
        </draw:polyline>
        <draw:polyline draw:style-name="gr2" draw:layer="layout" svg:width="2.359cm" svg:height="1.273cm" svg:x="16.891cm" svg:y="8.694cm" svg:viewBox="0 0 2360 1274" draw:points="0,0 213,116 439,241 676,370 920,503 1168,638 1417,773 1664,906 1905,1035 2139,1158 2360,1274">
          <text:p/>
        </draw:polyline>
        <draw:line draw:style-name="gr2" draw:layer="layout" svg:x1="19.029cm" svg:y1="9.851cm" svg:x2="19.251cm" svg:y2="9.968cm">
          <text:p/>
        </draw:line>
        <draw:polyline draw:style-name="gr2" draw:layer="layout" svg:width="0.355cm" svg:height="0.315cm" svg:x="18.895cm" svg:y="9.667cm" svg:viewBox="0 0 356 316" draw:points="0,316 356,301 165,0">
          <text:p/>
        </draw:polyline>
        <draw:polyline draw:style-name="gr2" draw:layer="layout" svg:width="0.777cm" svg:height="0.962cm" svg:x="20.585cm" svg:y="15.432cm" svg:viewBox="0 0 778 963" draw:points="0,0 76,85 153,174 231,266 310,361 390,458 469,556 547,656 625,758 702,860 778,963">
          <text:p/>
        </draw:polyline>
        <draw:line draw:style-name="gr2" draw:layer="layout" svg:x1="21.286cm" svg:y1="16.292cm" svg:x2="21.363cm" svg:y2="16.395cm">
          <text:p/>
        </draw:line>
        <draw:polyline draw:style-name="gr2" draw:layer="layout" svg:width="0.326cm" svg:height="0.353cm" svg:x="21.036cm" svg:y="16.041cm" svg:viewBox="0 0 327 354" draw:points="0,211 327,354 287,0">
          <text:p/>
        </draw:polyline>
        <draw:polyline draw:style-name="gr2" draw:layer="layout" svg:width="1.055cm" svg:height="7.482cm" svg:x="10.651cm" svg:y="15.525cm" svg:viewBox="0 0 1056 7483" draw:points="1056,0 980,523 886,1177 778,1933 661,2759 539,3624 416,4500 296,5353 184,6156 84,6875 0,7483">
          <text:p/>
        </draw:polyline>
        <draw:line draw:style-name="gr2" draw:layer="layout" svg:x1="10.736cm" svg:y1="22.4cm" svg:x2="10.651cm" svg:y2="23.008cm">
          <text:p/>
        </draw:line>
        <draw:polyline draw:style-name="gr2" draw:layer="layout" svg:width="0.352cm" svg:height="0.33cm" svg:x="10.517cm" svg:y="22.677cm" svg:viewBox="0 0 353 331" draw:points="0,0 135,331 353,50">
          <text:p/>
        </draw:polyline>
        <draw:line draw:style-name="gr2" draw:layer="layout" svg:x1="20.182cm" svg:y1="13.289cm" svg:x2="20.182cm" svg:y2="14.065cm">
          <text:p/>
        </draw:line>
        <draw:line draw:style-name="gr2" draw:layer="layout" svg:x1="20.182cm" svg:y1="13.989cm" svg:x2="20.182cm" svg:y2="14.065cm">
          <text:p/>
        </draw:line>
        <draw:polyline draw:style-name="gr2" draw:layer="layout" svg:width="0.356cm" svg:height="0.308cm" svg:x="20.004cm" svg:y="13.757cm" svg:viewBox="0 0 357 309" draw:points="0,0 178,309 357,0">
          <text:p/>
        </draw:polyline>
        <draw:polyline draw:style-name="gr2" draw:layer="layout" svg:width="1.056cm" svg:height="1.087cm" svg:x="14.562cm" svg:y="17.76cm" svg:viewBox="0 0 1057 1088" draw:points="0,0 113,88 227,182 341,282 453,387 564,497 672,610 776,728 876,847 970,967 1057,1088">
          <text:p/>
        </draw:polyline>
        <draw:polyline draw:style-name="gr2" draw:layer="layout" svg:width="0.9cm" svg:height="1.956cm" svg:x="15.618cm" svg:y="18.847cm" svg:viewBox="0 0 901 1957" draw:points="0,0 118,189 231,385 337,585 437,788 532,991 620,1192 701,1391 775,1586 842,1775 901,1957">
          <text:p/>
        </draw:polyline>
        <draw:line draw:style-name="gr2" draw:layer="layout" svg:x1="16.459cm" svg:y1="20.621cm" svg:x2="16.519cm" svg:y2="20.804cm">
          <text:p/>
        </draw:line>
        <draw:polyline draw:style-name="gr2" draw:layer="layout" svg:width="0.338cm" svg:height="0.348cm" svg:x="16.253cm" svg:y="20.455cm" svg:viewBox="0 0 339 349" draw:points="0,111 266,349 339,0">
          <text:p/>
        </draw:polyline>
        <draw:polyline draw:style-name="gr2" draw:layer="layout" svg:width="0.838cm" svg:height="3.043cm" svg:x="12.824cm" svg:y="17.76cm" svg:viewBox="0 0 839 3044" draw:points="839,0 769,242 692,517 609,817 520,1135 430,1464 339,1799 249,2130 161,2453 78,2760 0,3044">
          <text:p/>
        </draw:polyline>
        <draw:line draw:style-name="gr2" draw:layer="layout" svg:x1="12.903cm" svg:y1="20.519cm" svg:x2="12.824cm" svg:y2="20.804cm">
          <text:p/>
        </draw:line>
        <draw:polyline draw:style-name="gr2" draw:layer="layout" svg:width="0.343cm" svg:height="0.345cm" svg:x="12.734cm" svg:y="20.458cm" svg:viewBox="0 0 344 346" draw:points="0,0 90,346 344,95">
          <text:p/>
        </draw:polyline>
        <draw:polyline draw:style-name="gr2" draw:layer="layout" svg:width="0.558cm" svg:height="3.322cm" svg:x="13.507cm" svg:y="8.819cm" svg:viewBox="0 0 559 3323" draw:points="0,0 50,242 109,518 171,823 237,1152 302,1498 366,1858 426,2226 480,2596 526,2963 559,3323">
          <text:p/>
        </draw:polyline>
        <draw:polyline draw:style-name="gr2" draw:layer="layout" svg:width="0.176cm" svg:height="4.16cm" svg:x="13.941cm" svg:y="12.141cm" svg:viewBox="0 0 177 4161" draw:points="125,0 156,445 172,898 177,1355 171,1809 157,2255 135,2687 106,3100 74,3487 37,3842 0,4161">
          <text:p/>
        </draw:polyline>
        <draw:line draw:style-name="gr2" draw:layer="layout" svg:x1="13.979cm" svg:y1="15.982cm" svg:x2="13.941cm" svg:y2="16.302cm">
          <text:p/>
        </draw:line>
        <draw:polyline draw:style-name="gr2" draw:layer="layout" svg:width="0.354cm" svg:height="0.327cm" svg:x="13.8cm" svg:y="15.974cm" svg:viewBox="0 0 355 328" draw:points="0,0 141,328 355,41">
          <text:p/>
        </draw:polyline>
        <draw:polyline draw:style-name="gr2" draw:layer="layout" svg:width="0.062cm" svg:height="0.776cm" svg:x="23.255cm" svg:y="4.348cm" svg:viewBox="0 0 63 777" draw:points="0,0 10,68 19,140 27,216 36,295 43,377 50,459 55,541 60,622 63,701 63,777">
          <text:p/>
        </draw:polyline>
        <draw:line draw:style-name="gr2" draw:layer="layout" svg:x1="23.317cm" svg:y1="5.048cm" svg:x2="23.317cm" svg:y2="5.124cm">
          <text:p/>
        </draw:line>
        <draw:polyline draw:style-name="gr2" draw:layer="layout" svg:width="0.356cm" svg:height="0.31cm" svg:x="23.136cm" svg:y="4.814cm" svg:viewBox="0 0 357 311" draw:points="0,4 181,311 357,0">
          <text:p/>
        </draw:polyline>
        <draw:line draw:style-name="gr2" draw:layer="layout" svg:x1="10.62cm" svg:y1="8.819cm" svg:x2="10.62cm" svg:y2="9.595cm">
          <text:p/>
        </draw:line>
        <draw:line draw:style-name="gr2" draw:layer="layout" svg:x1="10.62cm" svg:y1="9.519cm" svg:x2="10.62cm" svg:y2="9.595cm">
          <text:p/>
        </draw:line>
        <draw:polyline draw:style-name="gr2" draw:layer="layout" svg:width="0.356cm" svg:height="0.308cm" svg:x="10.441cm" svg:y="9.287cm" svg:viewBox="0 0 357 309" draw:points="0,0 179,309 357,0">
          <text:p/>
        </draw:polyline>
        <draw:polyline draw:style-name="gr2" draw:layer="layout" svg:width="3.539cm" svg:height="1.521cm" svg:x="8.415cm" svg:y="10.775cm" svg:viewBox="0 0 3540 1522" draw:points="0,0 290,129 616,271 968,424 1340,584 1723,749 2110,914 2494,1077 2865,1234 3217,1384 3540,1522">
          <text:p/>
        </draw:polyline>
        <draw:line draw:style-name="gr2" draw:layer="layout" svg:x1="11.631cm" svg:y1="12.159cm" svg:x2="11.955cm" svg:y2="12.297cm">
          <text:p/>
        </draw:line>
        <draw:polyline draw:style-name="gr2" draw:layer="layout" svg:width="0.353cm" svg:height="0.327cm" svg:x="11.601cm" svg:y="12.012cm" svg:viewBox="0 0 354 328" draw:points="0,328 354,285 140,0">
          <text:p/>
        </draw:polyline>
        <draw:polyline draw:style-name="gr2" draw:layer="layout" svg:width="0.062cm" svg:height="0.776cm" svg:x="7.608cm" svg:y="11.054cm" svg:viewBox="0 0 63 777" draw:points="63,0 54,68 47,140 42,216 36,295 32,377 27,458 22,540 15,622 8,701 0,777">
          <text:p/>
        </draw:polyline>
        <draw:line draw:style-name="gr2" draw:layer="layout" svg:x1="7.617cm" svg:y1="11.754cm" svg:x2="7.608cm" svg:y2="11.831cm">
          <text:p/>
        </draw:line>
        <draw:polyline draw:style-name="gr2" draw:layer="layout" svg:width="0.353cm" svg:height="0.326cm" svg:x="7.465cm" svg:y="11.504cm" svg:viewBox="0 0 354 327" draw:points="0,0 143,327 354,39">
          <text:p/>
        </draw:polyline>
        <draw:polyline draw:style-name="gr2" draw:layer="layout" svg:width="1.273cm" svg:height="1.118cm" svg:x="8.229cm" svg:y="10.93cm" svg:viewBox="0 0 1274 1119" draw:points="0,0 115,97 236,200 363,309 493,421 625,536 759,654 891,771 1022,889 1150,1005 1274,1119">
          <text:p/>
        </draw:polyline>
        <draw:line draw:style-name="gr2" draw:layer="layout" svg:x1="9.378cm" svg:y1="11.934cm" svg:x2="9.503cm" svg:y2="12.049cm">
          <text:p/>
        </draw:line>
        <draw:polyline draw:style-name="gr2" draw:layer="layout" svg:width="0.348cm" svg:height="0.34cm" svg:x="9.154cm" svg:y="11.708cm" svg:viewBox="0 0 349 341" draw:points="0,263 349,341 242,0">
          <text:p/>
        </draw:polyline>
        <draw:polyline draw:style-name="gr2" draw:layer="layout" svg:width="0.465cm" svg:height="0.87cm" svg:x="12.203cm" svg:y="13.258cm" svg:viewBox="0 0 466 871" draw:points="466,0 427,77 385,156 340,239 293,324 244,412 195,501 145,592 96,685 47,777 0,871">
          <text:p/>
        </draw:polyline>
        <draw:line draw:style-name="gr2" draw:layer="layout" svg:x1="12.251cm" svg:y1="14.034cm" svg:x2="12.203cm" svg:y2="14.129cm">
          <text:p/>
        </draw:line>
        <draw:polyline draw:style-name="gr2" draw:layer="layout" svg:width="0.317cm" svg:height="0.356cm" svg:x="12.184cm" svg:y="13.772cm" svg:viewBox="0 0 318 357" draw:points="0,0 19,357 318,163">
          <text:p/>
        </draw:polyline>
        <draw:polyline draw:style-name="gr2" draw:layer="layout" svg:width="0.59cm" svg:height="3.043cm" svg:x="13.072cm" svg:y="13.258cm" svg:viewBox="0 0 591 3044" draw:points="0,0 42,250 91,528 147,830 208,1147 272,1475 338,1807 404,2136 469,2456 533,2761 591,3044">
          <text:p/>
        </draw:polyline>
        <draw:line draw:style-name="gr2" draw:layer="layout" svg:x1="13.604cm" svg:y1="16.018cm" svg:x2="13.663cm" svg:y2="16.302cm">
          <text:p/>
        </draw:line>
        <draw:polyline draw:style-name="gr2" draw:layer="layout" svg:width="0.348cm" svg:height="0.338cm" svg:x="13.426cm" svg:y="15.963cm" svg:viewBox="0 0 349 339" draw:points="0,72 237,339 349,0">
          <text:p/>
        </draw:polyline>
        <draw:polyline draw:style-name="gr2" draw:layer="layout" svg:width="2.36cm" svg:height="1.366cm" svg:x="9.967cm" svg:y="13.072cm" svg:viewBox="0 0 2361 1367" draw:points="2361,0 2156,117 1934,243 1698,377 1453,517 1204,661 952,806 702,951 457,1094 222,1233 0,1367">
          <text:p/>
        </draw:polyline>
        <draw:line draw:style-name="gr2" draw:layer="layout" svg:x1="10.19cm" svg:y1="14.304cm" svg:x2="9.967cm" svg:y2="14.439cm">
          <text:p/>
        </draw:line>
        <draw:polyline draw:style-name="gr2" draw:layer="layout" svg:width="0.356cm" svg:height="0.311cm" svg:x="9.967cm" svg:y="14.127cm" svg:viewBox="0 0 357 312" draw:points="172,0 0,312 357,305">
          <text:p/>
        </draw:polyline>
        <draw:polyline draw:style-name="gr2" draw:layer="layout" svg:width="0.652cm" svg:height="0.932cm" svg:x="7.887cm" svg:y="13.227cm" svg:viewBox="0 0 653 933" draw:points="0,0 58,86 119,175 182,266 248,359 315,454 382,550 451,647 519,744 587,839 653,933">
          <text:p/>
        </draw:polyline>
        <draw:line draw:style-name="gr2" draw:layer="layout" svg:x1="8.473cm" svg:y1="14.065cm" svg:x2="8.54cm" svg:y2="14.16cm">
          <text:p/>
        </draw:line>
        <draw:polyline draw:style-name="gr2" draw:layer="layout" svg:width="0.323cm" svg:height="0.355cm" svg:x="8.216cm" svg:y="13.804cm" svg:viewBox="0 0 324 356" draw:points="0,206 324,356 292,0">
          <text:p/>
        </draw:polyline>
        <draw:polyline draw:style-name="gr2" draw:layer="layout" svg:width="0.496cm" svg:height="0.901cm" svg:x="6.77cm" svg:y="13.258cm" svg:viewBox="0 0 497 902" draw:points="497,0 450,78 401,159 351,247 300,336 249,428 198,522 146,617 96,713 47,808 0,902">
          <text:p/>
        </draw:polyline>
        <draw:line draw:style-name="gr2" draw:layer="layout" svg:x1="6.818cm" svg:y1="14.065cm" svg:x2="6.77cm" svg:y2="14.16cm">
          <text:p/>
        </draw:line>
        <draw:polyline draw:style-name="gr2" draw:layer="layout" svg:width="0.317cm" svg:height="0.356cm" svg:x="6.75cm" svg:y="13.803cm" svg:viewBox="0 0 318 357" draw:points="0,0 20,357 318,162">
          <text:p/>
        </draw:polyline>
        <draw:polyline draw:style-name="gr2" draw:layer="layout" svg:width="0.248cm" svg:height="0.838cm" svg:x="9.191cm" svg:y="15.494cm" svg:viewBox="0 0 249 839" draw:points="0,0 28,76 56,155 83,238 110,322 136,407 161,495 185,582 208,668 229,754 249,839">
          <text:p/>
        </draw:polyline>
        <draw:line draw:style-name="gr2" draw:layer="layout" svg:x1="9.42cm" svg:y1="16.247cm" svg:x2="9.44cm" svg:y2="16.333cm">
          <text:p/>
        </draw:line>
        <draw:polyline draw:style-name="gr2" draw:layer="layout" svg:width="0.347cm" svg:height="0.34cm" svg:x="9.197cm" svg:y="15.992cm" svg:viewBox="0 0 348 341" draw:points="0,80 243,341 348,0">
          <text:p/>
        </draw:polyline>
        <draw:polyline draw:style-name="gr2" draw:layer="layout" svg:width="1.801cm" svg:height="1.148cm" svg:x="6.645cm" svg:y="15.339cm" svg:viewBox="0 0 1802 1149" draw:points="1802,0 1647,97 1481,202 1306,314 1124,431 937,551 747,672 556,795 366,916 181,1035 0,1149">
          <text:p/>
        </draw:polyline>
        <draw:line draw:style-name="gr2" draw:layer="layout" svg:x1="6.827cm" svg:y1="16.373cm" svg:x2="6.645cm" svg:y2="16.488cm">
          <text:p/>
        </draw:line>
        <draw:polyline draw:style-name="gr2" draw:layer="layout" svg:width="0.356cm" svg:height="0.315cm" svg:x="6.645cm" svg:y="16.172cm" svg:viewBox="0 0 357 316" draw:points="166,0 0,316 357,301">
          <text:p/>
        </draw:polyline>
        <draw:polyline draw:style-name="gr2" draw:layer="layout" svg:width="0.217cm" svg:height="3.881cm" svg:x="23.473cm" svg:y="6.583cm" svg:viewBox="0 0 218 3882" draw:points="0,0 29,275 58,592 88,944 116,1327 143,1732 168,2154 189,2586 205,3023 214,3456 218,3882">
          <text:p/>
        </draw:polyline>
        <draw:line draw:style-name="gr2" draw:layer="layout" svg:x1="23.69cm" svg:y1="10.464cm" svg:x2="23.69cm" svg:y2="12.7cm">
          <text:p/>
        </draw:line>
        <draw:polyline draw:style-name="gr2" draw:layer="layout" svg:width="1.149cm" svg:height="3.632cm" svg:x="22.541cm" svg:y="12.7cm" svg:viewBox="0 0 1150 3633" draw:points="1150,0 1131,402 1078,806 996,1208 889,1605 762,1991 620,2363 469,2717 311,3050 153,3356 0,3633">
          <text:p/>
        </draw:polyline>
        <draw:line draw:style-name="gr2" draw:layer="layout" svg:x1="22.695cm" svg:y1="16.055cm" svg:x2="22.541cm" svg:y2="16.333cm">
          <text:p/>
        </draw:line>
        <draw:polyline draw:style-name="gr2" draw:layer="layout" svg:width="0.311cm" svg:height="0.356cm" svg:x="22.535cm" svg:y="15.976cm" svg:viewBox="0 0 312 357" draw:points="0,0 6,357 312,172">
          <text:p/>
        </draw:polyline>
        <draw:polyline draw:style-name="gr2" draw:layer="layout" svg:width="0.62cm" svg:height="0.932cm" svg:x="10.62cm" svg:y="13.227cm" svg:viewBox="0 0 621 933" draw:points="0,0 56,86 115,175 175,266 236,359 298,454 361,550 426,647 490,744 556,839 621,933">
          <text:p/>
        </draw:polyline>
        <draw:line draw:style-name="gr2" draw:layer="layout" svg:x1="11.175cm" svg:y1="14.065cm" svg:x2="11.241cm" svg:y2="14.16cm">
          <text:p/>
        </draw:line>
        <draw:polyline draw:style-name="gr2" draw:layer="layout" svg:width="0.321cm" svg:height="0.355cm" svg:x="10.919cm" svg:y="13.804cm" svg:viewBox="0 0 322 356" draw:points="0,204 322,356 292,0">
          <text:p/>
        </draw:polyline>
        <draw:polyline draw:style-name="gr2" draw:layer="layout" svg:width="2.36cm" svg:height="1.366cm" svg:x="7.266cm" svg:y="13.072cm" svg:viewBox="0 0 2361 1367" draw:points="2361,0 2155,117 1933,243 1698,377 1453,517 1203,661 951,806 702,951 457,1094 222,1233 0,1367">
          <text:p/>
        </draw:polyline>
        <draw:line draw:style-name="gr2" draw:layer="layout" svg:x1="7.489cm" svg:y1="14.304cm" svg:x2="7.266cm" svg:y2="14.439cm">
          <text:p/>
        </draw:line>
        <draw:polyline draw:style-name="gr2" draw:layer="layout" svg:width="0.356cm" svg:height="0.311cm" svg:x="7.266cm" svg:y="14.127cm" svg:viewBox="0 0 357 312" draw:points="172,0 0,312 357,305">
          <text:p/>
        </draw:polyline>
        <draw:polyline draw:style-name="gr2" draw:layer="layout" svg:width="1.397cm" svg:height="1.149cm" svg:x="2.734cm" svg:y="10.93cm" svg:viewBox="0 0 1398 1150" draw:points="1398,0 1273,97 1142,203 1006,314 866,431 722,552 577,674 431,796 286,917 142,1035 0,1150">
          <text:p/>
        </draw:polyline>
        <draw:line draw:style-name="gr2" draw:layer="layout" svg:x1="2.876cm" svg:y1="11.964cm" svg:x2="2.734cm" svg:y2="12.08cm">
          <text:p/>
        </draw:line>
        <draw:polyline draw:style-name="gr2" draw:layer="layout" svg:width="0.351cm" svg:height="0.332cm" svg:x="2.734cm" svg:y="11.747cm" svg:viewBox="0 0 352 333" draw:points="128,0 0,333 352,277">
          <text:p/>
        </draw:polyline>
        <draw:polyline draw:style-name="gr2" draw:layer="layout" svg:width="1.522cm" svg:height="1.18cm" svg:x="5.217cm" svg:y="10.899cm" svg:viewBox="0 0 1523 1181" draw:points="0,0 135,106 278,218 427,335 580,455 737,578 897,702 1057,825 1215,947 1371,1066 1523,1181">
          <text:p/>
        </draw:polyline>
        <draw:line draw:style-name="gr2" draw:layer="layout" svg:x1="6.587cm" svg:y1="11.964cm" svg:x2="6.74cm" svg:y2="12.08cm">
          <text:p/>
        </draw:line>
        <draw:polyline draw:style-name="gr2" draw:layer="layout" svg:width="0.354cm" svg:height="0.328cm" svg:x="6.385cm" svg:y="11.751cm" svg:viewBox="0 0 355 329" draw:points="0,285 355,329 215,0">
          <text:p/>
        </draw:polyline>
        <draw:polyline draw:style-name="gr2" draw:layer="layout" svg:width="1.677cm" svg:height="3.136cm" svg:x="2.702cm" svg:y="11.023cm" svg:viewBox="0 0 1678 3137" draw:points="1678,0 1546,251 1396,535 1232,844 1057,1171 875,1510 690,1854 505,2195 327,2527 157,2843 0,3137">
          <text:p/>
        </draw:polyline>
        <draw:line draw:style-name="gr2" draw:layer="layout" svg:x1="2.86cm" svg:y1="13.865cm" svg:x2="2.702cm" svg:y2="14.16cm">
          <text:p/>
        </draw:line>
        <draw:polyline draw:style-name="gr2" draw:layer="layout" svg:width="0.313cm" svg:height="0.356cm" svg:x="2.691cm" svg:y="13.803cm" svg:viewBox="0 0 314 357" draw:points="0,0 11,357 314,169">
          <text:p/>
        </draw:polyline>
        <draw:polyline draw:style-name="gr2" draw:layer="layout" svg:width="1.148cm" svg:height="3.074cm" svg:x="4.876cm" svg:y="11.023cm" svg:viewBox="0 0 1149 3075" draw:points="0,0 91,250 194,531 307,836 426,1158 551,1491 677,1827 803,2160 926,2484 1042,2791 1149,3075">
          <text:p/>
        </draw:polyline>
        <draw:line draw:style-name="gr2" draw:layer="layout" svg:x1="5.917cm" svg:y1="13.813cm" svg:x2="6.025cm" svg:y2="14.098cm">
          <text:p/>
        </draw:line>
        <draw:polyline draw:style-name="gr2" draw:layer="layout" svg:width="0.332cm" svg:height="0.352cm" svg:x="5.749cm" svg:y="13.745cm" svg:viewBox="0 0 333 353" draw:points="0,126 276,353 333,0">
          <text:p/>
        </draw:polyline>
        <draw:line draw:style-name="gr2" draw:layer="layout" svg:x1="20.182cm" svg:y1="11.054cm" svg:x2="20.182cm" svg:y2="11.83cm">
          <text:p/>
        </draw:line>
        <draw:line draw:style-name="gr2" draw:layer="layout" svg:x1="20.182cm" svg:y1="11.754cm" svg:x2="20.182cm" svg:y2="11.83cm">
          <text:p/>
        </draw:line>
        <draw:polyline draw:style-name="gr2" draw:layer="layout" svg:width="0.356cm" svg:height="0.308cm" svg:x="20.004cm" svg:y="11.522cm" svg:viewBox="0 0 357 309" draw:points="0,0 178,309 357,0">
          <text:p/>
        </draw:polyline>
        <draw:polyline draw:style-name="gr2" draw:layer="layout" svg:width="0.683cm" svg:height="1.18cm" svg:x="20.617cm" svg:y="10.961cm" svg:viewBox="0 0 684 1181" draw:points="0,0 67,105 139,215 214,329 289,446 364,567 438,688 508,811 574,936 632,1059 684,1181">
          <text:p/>
        </draw:polyline>
        <draw:polyline draw:style-name="gr2" draw:layer="layout" svg:width="0.714cm" svg:height="4.16cm" svg:x="21.3cm" svg:y="12.141cm" svg:viewBox="0 0 715 4161" draw:points="0,0 148,429 275,871 382,1322 471,1773 544,2220 602,2656 646,3074 679,3469 701,3833 715,4161">
          <text:p/>
        </draw:polyline>
        <draw:line draw:style-name="gr2" draw:layer="layout" svg:x1="22cm" svg:y1="15.973cm" svg:x2="22.015cm" svg:y2="16.302cm">
          <text:p/>
        </draw:line>
        <draw:polyline draw:style-name="gr2" draw:layer="layout" svg:width="0.356cm" svg:height="0.315cm" svg:x="21.823cm" svg:y="15.986cm" svg:viewBox="0 0 357 316" draw:points="0,14 192,316 357,0">
          <text:p/>
        </draw:polyline>
        <draw:polyline draw:style-name="gr2" draw:layer="layout" svg:width="1.087cm" svg:height="1.055cm" svg:x="14.966cm" svg:y="19.903cm" svg:viewBox="0 0 1088 1056" draw:points="0,0 96,95 199,197 308,301 419,408 533,517 647,626 761,736 873,845 983,952 1088,1056">
          <text:p/>
        </draw:polyline>
        <draw:line draw:style-name="gr2" draw:layer="layout" svg:x1="15.948cm" svg:y1="20.854cm" svg:x2="16.054cm" svg:y2="20.959cm">
          <text:p/>
        </draw:line>
        <draw:polyline draw:style-name="gr2" draw:layer="layout" svg:width="0.344cm" svg:height="0.343cm" svg:x="15.709cm" svg:y="20.615cm" svg:viewBox="0 0 345 344" draw:points="0,252 345,344 251,0">
          <text:p/>
        </draw:polyline>
        <draw:polyline draw:style-name="gr2" draw:layer="layout" svg:width="0.932cm" svg:height="2.235cm" svg:x="14.686cm" svg:y="19.965cm" svg:viewBox="0 0 933 2236" draw:points="0,0 62,186 133,388 214,603 303,828 398,1060 498,1297 602,1536 711,1774 821,2008 933,2236">
          <text:p/>
        </draw:polyline>
        <draw:polyline draw:style-name="gr2" draw:layer="layout" svg:width="0.528cm" svg:height="0.869cm" svg:x="15.618cm" svg:y="22.2cm" svg:viewBox="0 0 529 870" draw:points="0,0 47,92 97,183 147,272 200,360 253,447 307,533 362,618 417,702 473,786 529,870">
          <text:p/>
        </draw:polyline>
        <draw:line draw:style-name="gr2" draw:layer="layout" svg:x1="16.09cm" svg:y1="22.985cm" svg:x2="16.147cm" svg:y2="23.07cm">
          <text:p/>
        </draw:line>
        <draw:polyline draw:style-name="gr2" draw:layer="layout" svg:width="0.319cm" svg:height="0.355cm" svg:x="15.827cm" svg:y="22.714cm" svg:viewBox="0 0 320 356" draw:points="0,197 320,356 297,0">
          <text:p/>
        </draw:polyline>
        <draw:polyline draw:style-name="gr2" draw:layer="layout" svg:width="5.03cm" svg:height="1.615cm" svg:x="6.397cm" svg:y="19.685cm" svg:viewBox="0 0 5031 1616" draw:points="0,0 405,131 866,278 1370,439 1904,609 2457,784 3013,961 3562,1137 4090,1308 4584,1468 5031,1616">
          <text:p/>
        </draw:polyline>
        <draw:line draw:style-name="gr2" draw:layer="layout" svg:x1="10.98cm" svg:y1="21.152cm" svg:x2="11.428cm" svg:y2="21.301cm">
          <text:p/>
        </draw:line>
        <draw:polyline draw:style-name="gr2" draw:layer="layout" svg:width="0.349cm" svg:height="0.338cm" svg:x="11.078cm" svg:y="21.034cm" svg:viewBox="0 0 350 339" draw:points="0,339 350,267 113,0">
          <text:p/>
        </draw:polyline>
        <draw:polyline draw:style-name="gr2" draw:layer="layout" svg:width="3.477cm" svg:height="3.135cm" svg:x="6.18cm" svg:y="19.996cm" svg:viewBox="0 0 3478 3136" draw:points="0,0 281,252 600,537 947,849 1314,1179 1693,1521 2075,1866 2453,2209 2818,2539 3163,2851 3478,3136">
          <text:p/>
        </draw:polyline>
        <draw:line draw:style-name="gr2" draw:layer="layout" svg:x1="9.342cm" svg:y1="22.846cm" svg:x2="9.658cm" svg:y2="23.132cm">
          <text:p/>
        </draw:line>
        <draw:polyline draw:style-name="gr2" draw:layer="layout" svg:width="0.348cm" svg:height="0.339cm" svg:x="9.309cm" svg:y="22.792cm" svg:viewBox="0 0 349 340" draw:points="0,265 349,340 240,0">
          <text:p/>
        </draw:polyline>
        <draw:polyline draw:style-name="gr2" draw:layer="layout" svg:width="1.583cm" svg:height="1.086cm" svg:x="2.858cm" svg:y="15.37cm" svg:viewBox="0 0 1584 1087" draw:points="0,0 143,88 293,184 448,287 607,395 769,508 933,623 1097,740 1262,857 1424,974 1584,1087">
          <text:p/>
        </draw:polyline>
        <draw:line draw:style-name="gr2" draw:layer="layout" svg:x1="4.281cm" svg:y1="16.343cm" svg:x2="4.442cm" svg:y2="16.457cm">
          <text:p/>
        </draw:line>
        <draw:polyline draw:style-name="gr2" draw:layer="layout" svg:width="0.354cm" svg:height="0.323cm" svg:x="4.087cm" svg:y="16.133cm" svg:viewBox="0 0 355 324" draw:points="0,291 355,324 206,0">
          <text:p/>
        </draw:polyline>
        <draw:polyline draw:style-name="gr2" draw:layer="layout" svg:width="1.584cm" svg:height="2.266cm" svg:x="2.609cm" svg:y="15.463cm" svg:viewBox="0 0 1585 2267" draw:points="0,0 120,178 254,376 401,590 559,816 723,1052 893,1295 1067,1541 1241,1787 1415,2030 1585,2267">
          <text:p/>
        </draw:polyline>
        <draw:polyline draw:style-name="gr2" draw:layer="layout" svg:width="0.683cm" svg:height="0.869cm" svg:x="4.193cm" svg:y="17.729cm" svg:viewBox="0 0 684 870" draw:points="0,0 66,93 133,186 202,278 271,369 341,458 411,546 480,632 549,714 618,794 684,870">
          <text:p/>
        </draw:polyline>
        <draw:line draw:style-name="gr2" draw:layer="layout" svg:x1="4.81cm" svg:y1="18.522cm" svg:x2="4.877cm" svg:y2="18.599cm">
          <text:p/>
        </draw:line>
        <draw:polyline draw:style-name="gr2" draw:layer="layout" svg:width="0.337cm" svg:height="0.349cm" svg:x="4.539cm" svg:y="18.249cm" svg:viewBox="0 0 338 350" draw:points="0,233 338,350 271,0">
          <text:p/>
        </draw:polyline>
        <draw:polyline draw:style-name="gr2" draw:layer="layout" svg:width="0.838cm" svg:height="0.28cm" svg:x="7.08cm" svg:y="15.214cm" svg:viewBox="0 0 839 281" draw:points="0,0 84,29 168,59 252,90 335,121 419,153 504,182 588,211 672,237 755,260 839,281">
          <text:p/>
        </draw:polyline>
        <draw:polyline draw:style-name="gr2" draw:layer="layout" svg:width="4.75cm" svg:height="1.397cm" svg:x="7.918cm" svg:y="15.494cm" svg:viewBox="0 0 4751 1398" draw:points="0,0 501,158 1013,315 1529,470 2044,621 2551,768 3044,910 3516,1044 3962,1171 4376,1290 4751,1398">
          <text:p/>
        </draw:polyline>
        <draw:line draw:style-name="gr2" draw:layer="layout" svg:x1="12.293cm" svg:y1="16.783cm" svg:x2="12.669cm" svg:y2="16.892cm">
          <text:p/>
        </draw:line>
        <draw:polyline draw:style-name="gr2" draw:layer="layout" svg:width="0.345cm" svg:height="0.342cm" svg:x="12.323cm" svg:y="16.635cm" svg:viewBox="0 0 346 343" draw:points="0,343 346,257 100,0">
          <text:p/>
        </draw:polyline>
        <draw:polyline draw:style-name="gr2" draw:layer="layout" svg:width="1.925cm" svg:height="2.235cm" svg:x="6.645cm" svg:y="15.494cm" svg:viewBox="0 0 1926 2236" draw:points="0,0 114,199 248,418 402,652 575,895 765,1142 971,1387 1192,1624 1425,1849 1670,2054 1926,2236">
          <text:p/>
        </draw:polyline>
        <draw:polyline draw:style-name="gr2" draw:layer="layout" svg:width="4.781cm" svg:height="1.584cm" svg:x="8.57cm" svg:y="17.729cm" svg:viewBox="0 0 4782 1585" draw:points="0,0 463,281 951,529 1456,745 1970,933 2485,1094 2992,1232 3484,1348 3951,1444 4387,1522 4782,1585">
          <text:p/>
        </draw:polyline>
        <draw:line draw:style-name="gr2" draw:layer="layout" svg:x1="12.956cm" svg:y1="19.25cm" svg:x2="13.352cm" svg:y2="19.314cm">
          <text:p/>
        </draw:line>
        <draw:polyline draw:style-name="gr2" draw:layer="layout" svg:width="0.332cm" svg:height="0.351cm" svg:x="13.019cm" svg:y="19.089cm" svg:viewBox="0 0 333 352" draw:points="0,352 333,225 56,0">
          <text:p/>
        </draw:polyline>
        <draw:polyline draw:style-name="gr2" draw:layer="layout" svg:width="1.273cm" svg:height="1.303cm" svg:x="4.41cm" svg:y="15.308cm" svg:viewBox="0 0 1274 1304" draw:points="1274,0 1140,89 1001,189 860,299 718,419 578,548 444,685 316,829 198,981 92,1140 0,1304">
          <text:p/>
        </draw:polyline>
        <draw:polyline draw:style-name="gr2" draw:layer="layout" svg:width="0.535cm" svg:height="1.987cm" svg:x="4.31cm" svg:y="16.611cm" svg:viewBox="0 0 536 1988" draw:points="100,0 34,207 2,416 0,625 25,834 73,1040 140,1243 224,1442 320,1633 424,1815 536,1988">
          <text:p/>
        </draw:polyline>
        <draw:line draw:style-name="gr2" draw:layer="layout" svg:x1="4.734cm" svg:y1="18.425cm" svg:x2="4.846cm" svg:y2="18.599cm">
          <text:p/>
        </draw:line>
        <draw:polyline draw:style-name="gr2" draw:layer="layout" svg:width="0.316cm" svg:height="0.355cm" svg:x="4.529cm" svg:y="18.243cm" svg:viewBox="0 0 317 356" draw:points="0,191 317,356 301,0">
          <text:p/>
        </draw:polyline>
        <draw:polyline draw:style-name="gr2" draw:layer="layout" svg:width="4.439cm" svg:height="1.428cm" svg:x="9.502cm" svg:y="6.242cm" svg:viewBox="0 0 4440 1429" draw:points="4440,0 4110,109 3736,229 3328,359 2890,498 2429,644 1951,795 1463,952 971,1110 481,1270 0,1429">
          <text:p/>
        </draw:polyline>
        <draw:polyline draw:style-name="gr2" draw:layer="layout" svg:width="0.528cm" svg:height="0.217cm" svg:x="8.974cm" svg:y="7.67cm" svg:viewBox="0 0 529 218" draw:points="529,0 472,19 416,41 361,62 306,85 252,109 199,132 147,155 96,178 47,199 0,218">
          <text:p/>
        </draw:polyline>
        <draw:line draw:style-name="gr2" draw:layer="layout" svg:x1="9.022cm" svg:y1="7.868cm" svg:x2="8.974cm" svg:y2="7.888cm">
          <text:p/>
        </draw:line>
        <draw:polyline draw:style-name="gr2" draw:layer="layout" svg:width="0.353cm" svg:height="0.329cm" svg:x="8.974cm" svg:y="7.606cm" svg:viewBox="0 0 354 330" draw:points="218,0 0,281 354,330">
          <text:p/>
        </draw:polyline>
        <draw:polyline draw:style-name="gr2" draw:layer="layout" svg:width="1.769cm" svg:height="1.335cm" svg:x="15.401cm" svg:y="6.335cm" svg:viewBox="0 0 1770 1336" draw:points="0,0 172,89 354,189 541,300 731,422 920,552 1107,692 1288,840 1461,997 1623,1163 1770,1336">
          <text:p/>
        </draw:polyline>
        <draw:polyline draw:style-name="gr2" draw:layer="layout" svg:width="0.963cm" svg:height="2.794cm" svg:x="17.17cm" svg:y="7.67cm" svg:viewBox="0 0 964 2795" draw:points="0,0 224,299 411,571 565,824 689,1065 785,1305 857,1552 908,1816 941,2105 959,2428 964,2795">
          <text:p/>
        </draw:polyline>
        <draw:line draw:style-name="gr2" draw:layer="layout" svg:x1="18.133cm" svg:y1="10.464cm" svg:x2="18.133cm" svg:y2="14.935cm">
          <text:p/>
        </draw:line>
        <draw:polyline draw:style-name="gr2" draw:layer="layout" svg:width="0.372cm" svg:height="3.601cm" svg:x="18.133cm" svg:y="14.935cm" svg:viewBox="0 0 373 3602" draw:points="0,0 6,386 24,777 51,1169 86,1558 129,1940 175,2311 224,2667 275,3003 325,3317 373,3602">
          <text:p/>
        </draw:polyline>
        <draw:line draw:style-name="gr2" draw:layer="layout" svg:x1="18.457cm" svg:y1="18.251cm" svg:x2="18.506cm" svg:y2="18.537cm">
          <text:p/>
        </draw:line>
        <draw:polyline draw:style-name="gr2" draw:layer="layout" svg:width="0.35cm" svg:height="0.333cm" svg:x="18.279cm" svg:y="18.203cm" svg:viewBox="0 0 351 334" draw:points="0,59 226,334 351,0">
          <text:p/>
        </draw:polyline>
        <draw:polyline draw:style-name="gr2" draw:layer="layout" svg:width="0.559cm" svg:height="0.901cm" svg:x="14.997cm" svg:y="6.521cm" svg:viewBox="0 0 560 902" draw:points="0,0 56,85 113,171 169,259 224,348 281,439 336,530 392,622 448,715 504,808 560,902">
          <text:p/>
        </draw:polyline>
        <draw:line draw:style-name="gr2" draw:layer="layout" svg:x1="15.5cm" svg:y1="7.328cm" svg:x2="15.557cm" svg:y2="7.423cm">
          <text:p/>
        </draw:line>
        <draw:polyline draw:style-name="gr2" draw:layer="layout" svg:width="0.311cm" svg:height="0.356cm" svg:x="15.245cm" svg:y="7.066cm" svg:viewBox="0 0 312 357" draw:points="0,184 312,357 306,0">
          <text:p/>
        </draw:polyline>
        <draw:polyline draw:style-name="gr2" draw:layer="layout" svg:width="0.528cm" svg:height="0.87cm" svg:x="13.848cm" svg:y="6.552cm" svg:viewBox="0 0 529 871" draw:points="529,0 482,77 433,156 382,239 329,324 276,413 222,502 167,593 112,685 56,777 0,871">
          <text:p/>
        </draw:polyline>
        <draw:line draw:style-name="gr2" draw:layer="layout" svg:x1="13.905cm" svg:y1="7.328cm" svg:x2="13.848cm" svg:y2="7.423cm">
          <text:p/>
        </draw:line>
        <draw:polyline draw:style-name="gr2" draw:layer="layout" svg:width="0.311cm" svg:height="0.356cm" svg:x="13.848cm" svg:y="7.066cm" svg:viewBox="0 0 312 357" draw:points="6,0 0,357 312,184">
          <text:p/>
        </draw:polyline>
        <draw:polyline draw:style-name="gr2" draw:layer="layout" svg:width="2.483cm" svg:height="1.366cm" svg:x="11.551cm" svg:y="6.366cm" svg:viewBox="0 0 2484 1367" draw:points="2484,0 2269,118 2035,246 1788,383 1530,526 1266,672 1000,819 736,965 479,1106 232,1241 0,1367">
          <text:p/>
        </draw:polyline>
        <draw:line draw:style-name="gr2" draw:layer="layout" svg:x1="11.784cm" svg:y1="7.606cm" svg:x2="11.551cm" svg:y2="7.733cm">
          <text:p/>
        </draw:line>
        <draw:polyline draw:style-name="gr2" draw:layer="layout" svg:width="0.355cm" svg:height="0.312cm" svg:x="11.551cm" svg:y="7.429cm" svg:viewBox="0 0 356 313" draw:points="186,0 0,304 356,313">
          <text:p/>
        </draw:polyline>
        <draw:polyline draw:style-name="gr2" draw:layer="layout" svg:width="7.047cm" svg:height="1.552cm" svg:x="6.801cm" svg:y="6.118cm" svg:viewBox="0 0 7048 1553" draw:points="7048,0 6453,77 5749,177 4969,297 4143,435 3303,591 2481,761 1709,944 1017,1138 437,1342 0,1553">
          <text:p/>
        </draw:polyline>
        <draw:polyline draw:style-name="gr2" draw:layer="layout" svg:width="1.739cm" svg:height="1.987cm" svg:x="5.062cm" svg:y="7.67cm" svg:viewBox="0 0 1740 1988" draw:points="1740,0 1520,159 1308,339 1106,532 913,736 730,948 559,1163 400,1379 253,1591 119,1795 0,1988">
          <text:p/>
        </draw:polyline>
        <draw:line draw:style-name="gr2" draw:layer="layout" svg:x1="5.182cm" svg:y1="9.464cm" svg:x2="5.062cm" svg:y2="9.658cm">
          <text:p/>
        </draw:line>
        <draw:polyline draw:style-name="gr2" draw:layer="layout" svg:width="0.313cm" svg:height="0.356cm" svg:x="5.062cm" svg:y="9.301cm" svg:viewBox="0 0 314 357" draw:points="10,0 0,357 314,187">
          <text:p/>
        </draw:polyline>
        <draw:polyline draw:style-name="gr2" draw:layer="layout" svg:width="3.073cm" svg:height="1.49cm" svg:x="15.494cm" svg:y="6.18cm" svg:viewBox="0 0 3074 1491" draw:points="0,0 265,81 555,175 863,285 1184,408 1513,547 1844,701 2171,873 2488,1061 2791,1266 3074,1491">
          <text:p/>
        </draw:polyline>
        <draw:polyline draw:style-name="gr2" draw:layer="layout" svg:width="1.304cm" svg:height="1.956cm" svg:x="18.567cm" svg:y="7.67cm" svg:viewBox="0 0 1305 1957" draw:points="0,0 173,176 336,362 489,558 634,761 769,967 895,1175 1012,1380 1119,1581 1217,1774 1305,1957">
          <text:p/>
        </draw:polyline>
        <draw:line draw:style-name="gr2" draw:layer="layout" svg:x1="19.783cm" svg:y1="9.443cm" svg:x2="19.872cm" svg:y2="9.627cm">
          <text:p/>
        </draw:line>
        <draw:polyline draw:style-name="gr2" draw:layer="layout" svg:width="0.32cm" svg:height="0.355cm" svg:x="19.577cm" svg:y="9.271cm" svg:viewBox="0 0 321 356" draw:points="0,155 295,356 321,0">
          <text:p/>
        </draw:polyline>
        <draw:polyline draw:style-name="gr2" draw:layer="layout" svg:width="4.191cm" svg:height="5.309cm" svg:x="17.388cm" svg:y="17.76cm" svg:viewBox="0 0 4192 5310" draw:points="4192,0 3878,399 3502,874 3080,1409 2626,1985 2154,2585 1676,3190 1208,3784 763,4347 356,4861 0,5310">
          <text:p/>
        </draw:polyline>
        <draw:line draw:style-name="gr2" draw:layer="layout" svg:x1="17.745cm" svg:y1="22.62cm" svg:x2="17.388cm" svg:y2="23.07cm">
          <text:p/>
        </draw:line>
        <draw:polyline draw:style-name="gr2" draw:layer="layout" svg:width="0.33cm" svg:height="0.352cm" svg:x="17.388cm" svg:y="22.717cm" svg:viewBox="0 0 331 353" draw:points="52,0 0,353 331,223">
          <text:p/>
        </draw:polyline>
        <draw:frame draw:style-name="gr93" draw:layer="layout" svg:width="0.231cm" svg:height="0.179cm" svg:x="21.876cm" svg:y="17.352cm">
          <draw:text-box>
            <text:p text:style-name="P1"><text:span text:style-name="T3">2 / 2</text:span></text:p>
          </draw:text-box>
        </draw:frame>
        <draw:frame draw:style-name="gr46" draw:text-style-name="P2" draw:layer="layout" svg:width="6.898cm" svg:height="3.916cm" svg:x="1.8cm" svg:y="0.901cm">
          <draw:text-box>
            <text:p><text:span text:style-name="T2">e) Cellular compartment</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6" draw:style-name="dp1" draw:master-page-name="master-page42">
        <draw:polygon draw:style-name="gr6" draw:layer="layout" svg:width="2.352cm" svg:height="1.565cm" svg:x="13.331cm" svg:y="7.223cm" svg:viewBox="0 0 2353 1566" draw:points="0,1566 2353,1566 2353,0 0,0">
          <text:p/>
        </draw:polygon>
        <draw:frame draw:style-name="gr185" draw:layer="layout" svg:width="1.094cm" svg:height="0.268cm" svg:x="13.901cm" svg:y="7.562cm">
          <draw:text-box>
            <text:p text:style-name="P1"><text:span text:style-name="T5">GO:0001871</text:span></text:p>
          </draw:text-box>
        </draw:frame>
        <draw:frame draw:style-name="gr186" draw:layer="layout" svg:width="1.287cm" svg:height="0.268cm" svg:x="13.804cm" svg:y="7.807cm">
          <draw:text-box>
            <text:p text:style-name="P1"><text:span text:style-name="T5">pattern binding</text:span></text:p>
          </draw:text-box>
        </draw:frame>
        <draw:frame draw:style-name="gr187" draw:layer="layout" svg:width="0.647cm" svg:height="0.268cm" svg:x="14.124cm" svg:y="8.051cm">
          <draw:text-box>
            <text:p text:style-name="P1"><text:span text:style-name="T5">0.01489</text:span></text:p>
          </draw:text-box>
        </draw:frame>
        <draw:polygon draw:style-name="gr9"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text:p/>
        </draw:polygon>
        <draw:polyline draw:style-name="gr2"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0,783">
          <text:p/>
        </draw:polyline>
        <draw:frame draw:style-name="gr188" draw:layer="layout" svg:width="0.336cm" svg:height="0.268cm" svg:x="14.301cm" svg:y="8.296cm">
          <draw:text-box>
            <text:p text:style-name="P1"><text:span text:style-name="T5">2 / 2</text:span></text:p>
          </draw:text-box>
        </draw:frame>
        <draw:frame draw:style-name="gr185" draw:layer="layout" svg:width="1.094cm" svg:height="0.268cm" svg:x="10.287cm" svg:y="1.303cm">
          <draw:text-box>
            <text:p text:style-name="P1"><text:span text:style-name="T5">GO:0003674</text:span></text:p>
          </draw:text-box>
        </draw:frame>
        <draw:frame draw:style-name="gr189" draw:layer="layout" svg:width="1.658cm" svg:height="0.268cm" svg:x="10.004cm" svg:y="1.548cm">
          <draw:text-box>
            <text:p text:style-name="P1"><text:span text:style-name="T5">molecular_function</text:span></text:p>
          </draw:text-box>
        </draw:frame>
        <draw:frame draw:style-name="gr187" draw:layer="layout" svg:width="0.647cm" svg:height="0.268cm" svg:x="10.51cm" svg:y="1.792cm">
          <draw:text-box>
            <text:p text:style-name="P1"><text:span text:style-name="T5">1.00000</text:span></text:p>
          </draw:text-box>
        </draw:frame>
        <draw:polygon draw:style-name="gr6" draw:layer="layout" svg:width="2.351cm" svg:height="1.565cm" svg:x="20.56cm" svg:y="7.223cm" svg:viewBox="0 0 2352 1566" draw:points="0,1566 2352,1566 2352,0 0,0">
          <text:p/>
        </draw:polygon>
        <draw:frame draw:style-name="gr187" draw:layer="layout" svg:width="0.647cm" svg:height="0.268cm" svg:x="10.51cm" svg:y="2.037cm">
          <draw:text-box>
            <text:p text:style-name="P1"><text:span text:style-name="T5">39 / 316</text:span></text:p>
          </draw:text-box>
        </draw:frame>
        <draw:frame draw:style-name="gr185" draw:layer="layout" svg:width="1.094cm" svg:height="0.268cm" svg:x="21.129cm" svg:y="7.562cm">
          <draw:text-box>
            <text:p text:style-name="P1"><text:span text:style-name="T5">GO:0003682</text:span></text:p>
          </draw:text-box>
        </draw:frame>
        <draw:frame draw:style-name="gr190" draw:layer="layout" svg:width="1.552cm" svg:height="0.268cm" svg:x="20.9cm" svg:y="7.807cm">
          <draw:text-box>
            <text:p text:style-name="P1"><text:span text:style-name="T5">chromatin binding</text:span></text:p>
          </draw:text-box>
        </draw:frame>
        <draw:frame draw:style-name="gr187" draw:layer="layout" svg:width="0.647cm" svg:height="0.268cm" svg:x="21.353cm" svg:y="8.051cm">
          <draw:text-box>
            <text:p text:style-name="P1"><text:span text:style-name="T5">0.01489</text:span></text:p>
          </draw:text-box>
        </draw:frame>
        <draw:polygon draw:style-name="gr6" draw:layer="layout" svg:width="2.352cm" svg:height="1.565cm" svg:x="6.102cm" svg:y="4.093cm" svg:viewBox="0 0 2353 1566" draw:points="0,1566 2353,1566 2353,0 0,0">
          <text:p/>
        </draw:polygon>
        <draw:frame draw:style-name="gr188" draw:layer="layout" svg:width="0.336cm" svg:height="0.268cm" svg:x="21.53cm" svg:y="8.296cm">
          <draw:text-box>
            <text:p text:style-name="P1"><text:span text:style-name="T5">2 / 2</text:span></text:p>
          </draw:text-box>
        </draw:frame>
        <draw:frame draw:style-name="gr185" draw:layer="layout" svg:width="1.094cm" svg:height="0.268cm" svg:x="6.672cm" svg:y="4.433cm">
          <draw:text-box>
            <text:p text:style-name="P1"><text:span text:style-name="T5">GO:0003824</text:span></text:p>
          </draw:text-box>
        </draw:frame>
        <draw:frame draw:style-name="gr191" draw:layer="layout" svg:width="1.364cm" svg:height="0.268cm" svg:x="6.543cm" svg:y="4.677cm">
          <draw:text-box>
            <text:p text:style-name="P1"><text:span text:style-name="T5">catalytic activity</text:span></text:p>
          </draw:text-box>
        </draw:frame>
        <draw:frame draw:style-name="gr187" draw:layer="layout" svg:width="0.647cm" svg:height="0.268cm" svg:x="6.896cm" svg:y="4.922cm">
          <draw:text-box>
            <text:p text:style-name="P1"><text:span text:style-name="T5">0.00789</text:span></text:p>
          </draw:text-box>
        </draw:frame>
        <draw:polygon draw:style-name="gr6" draw:layer="layout" svg:width="2.352cm" svg:height="1.565cm" svg:x="6.102cm" svg:y="22.87cm" svg:viewBox="0 0 2353 1566" draw:points="0,1566 2353,1566 2353,0 0,0">
          <text:p/>
        </draw:polygon>
        <draw:frame draw:style-name="gr187" draw:layer="layout" svg:width="0.647cm" svg:height="0.268cm" svg:x="6.896cm" svg:y="5.166cm">
          <draw:text-box>
            <text:p text:style-name="P1"><text:span text:style-name="T5">27 / 158</text:span></text:p>
          </draw:text-box>
        </draw:frame>
        <draw:frame draw:style-name="gr185" draw:layer="layout" svg:width="1.094cm" svg:height="0.268cm" svg:x="6.672cm" svg:y="23.21cm">
          <draw:text-box>
            <text:p text:style-name="P1"><text:span text:style-name="T5">GO:0003985</text:span></text:p>
          </draw:text-box>
        </draw:frame>
        <draw:frame draw:style-name="gr192" draw:layer="layout" svg:width="2.152cm" svg:height="0.268cm" svg:x="6.172cm" svg:y="23.455cm">
          <draw:text-box>
            <text:p text:style-name="P1"><text:span text:style-name="T5">acetyl−CoA C−acetylt...</text:span></text:p>
          </draw:text-box>
        </draw:frame>
        <draw:frame draw:style-name="gr187" draw:layer="layout" svg:width="0.647cm" svg:height="0.268cm" svg:x="6.896cm" svg:y="23.699cm">
          <draw:text-box>
            <text:p text:style-name="P1"><text:span text:style-name="T5">0.01489</text:span></text:p>
          </draw:text-box>
        </draw:frame>
        <draw:polygon draw:style-name="gr6" draw:layer="layout" svg:width="2.352cm" svg:height="1.565cm" svg:x="9.716cm" svg:y="19.741cm" svg:viewBox="0 0 2353 1566" draw:points="0,1566 2353,1566 2353,0 0,0">
          <text:p/>
        </draw:polygon>
        <draw:frame draw:style-name="gr188" draw:layer="layout" svg:width="0.336cm" svg:height="0.268cm" svg:x="7.072cm" svg:y="23.944cm">
          <draw:text-box>
            <text:p text:style-name="P1"><text:span text:style-name="T5">2 / 2</text:span></text:p>
          </draw:text-box>
        </draw:frame>
        <draw:frame draw:style-name="gr185" draw:layer="layout" svg:width="1.094cm" svg:height="0.268cm" svg:x="10.287cm" svg:y="20.081cm">
          <draw:text-box>
            <text:p text:style-name="P1"><text:span text:style-name="T5">GO:0003988</text:span></text:p>
          </draw:text-box>
        </draw:frame>
        <draw:frame draw:style-name="gr193" draw:layer="layout" svg:width="2.162cm" svg:height="0.268cm" svg:x="9.782cm" svg:y="20.325cm">
          <draw:text-box>
            <text:p text:style-name="P1"><text:span text:style-name="T5">acetyl−CoA C−acyltra...</text:span></text:p>
          </draw:text-box>
        </draw:frame>
        <draw:frame draw:style-name="gr187" draw:layer="layout" svg:width="0.647cm" svg:height="0.268cm" svg:x="10.51cm" svg:y="20.57cm">
          <draw:text-box>
            <text:p text:style-name="P1"><text:span text:style-name="T5">0.01489</text:span></text:p>
          </draw:text-box>
        </draw:frame>
        <draw:polygon draw:style-name="gr1"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text:p/>
        </draw:polygon>
        <draw:polyline draw:style-name="gr2"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0,784">
          <text:p/>
        </draw:polyline>
        <draw:frame draw:style-name="gr188" draw:layer="layout" svg:width="0.336cm" svg:height="0.268cm" svg:x="10.687cm" svg:y="20.814cm">
          <draw:text-box>
            <text:p text:style-name="P1"><text:span text:style-name="T5">2 / 2</text:span></text:p>
          </draw:text-box>
        </draw:frame>
        <draw:frame draw:style-name="gr185" draw:layer="layout" svg:width="1.094cm" svg:height="0.268cm" svg:x="13.901cm" svg:y="4.433cm">
          <draw:text-box>
            <text:p text:style-name="P1"><text:span text:style-name="T5">GO:0005488</text:span></text:p>
          </draw:text-box>
        </draw:frame>
        <draw:frame draw:style-name="gr194" draw:layer="layout" svg:width="0.565cm" svg:height="0.268cm" svg:x="14.165cm" svg:y="4.677cm">
          <draw:text-box>
            <text:p text:style-name="P1"><text:span text:style-name="T5">binding</text:span></text:p>
          </draw:text-box>
        </draw:frame>
        <draw:frame draw:style-name="gr187" draw:layer="layout" svg:width="0.647cm" svg:height="0.268cm" svg:x="14.124cm" svg:y="4.922cm">
          <draw:text-box>
            <text:p text:style-name="P1"><text:span text:style-name="T5">0.27482</text:span></text:p>
          </draw:text-box>
        </draw:frame>
        <draw:polygon draw:style-name="gr6" draw:layer="layout" svg:width="2.352cm" svg:height="1.565cm" svg:x="2.488cm" svg:y="16.611cm" svg:viewBox="0 0 2353 1566" draw:points="0,1566 2353,1566 2353,0 0,0">
          <text:p/>
        </draw:polygon>
        <draw:frame draw:style-name="gr187" draw:layer="layout" svg:width="0.647cm" svg:height="0.268cm" svg:x="14.124cm" svg:y="5.166cm">
          <draw:text-box>
            <text:p text:style-name="P1"><text:span text:style-name="T5">37 / 287</text:span></text:p>
          </draw:text-box>
        </draw:frame>
        <draw:frame draw:style-name="gr185" draw:layer="layout" svg:width="1.094cm" svg:height="0.268cm" svg:x="3.058cm" svg:y="16.951cm">
          <draw:text-box>
            <text:p text:style-name="P1"><text:span text:style-name="T5">GO:0016407</text:span></text:p>
          </draw:text-box>
        </draw:frame>
        <draw:frame draw:style-name="gr195" draw:layer="layout" svg:width="2.001cm" svg:height="0.268cm" svg:x="2.634cm" svg:y="17.196cm">
          <draw:text-box>
            <text:p text:style-name="P1"><text:span text:style-name="T5">acetyltransferase ac...</text:span></text:p>
          </draw:text-box>
        </draw:frame>
        <draw:frame draw:style-name="gr187" draw:layer="layout" svg:width="0.647cm" svg:height="0.268cm" svg:x="3.281cm" svg:y="17.44cm">
          <draw:text-box>
            <text:p text:style-name="P1"><text:span text:style-name="T5">0.00641</text:span></text:p>
          </draw:text-box>
        </draw:frame>
        <draw:polygon draw:style-name="gr11" draw:layer="layout" svg:width="2.352cm" svg:height="1.565cm" svg:x="9.716cm" svg:y="16.611cm" svg:viewBox="0 0 2353 1566" draw:points="0,1566 2353,1566 2353,0 0,0">
          <text:p/>
        </draw:polygon>
        <draw:frame draw:style-name="gr188" draw:layer="layout" svg:width="0.336cm" svg:height="0.268cm" svg:x="3.458cm" svg:y="17.684cm">
          <draw:text-box>
            <text:p text:style-name="P1"><text:span text:style-name="T5">3 / 4</text:span></text:p>
          </draw:text-box>
        </draw:frame>
        <draw:frame draw:style-name="gr185" draw:layer="layout" svg:width="1.094cm" svg:height="0.268cm" svg:x="10.287cm" svg:y="16.951cm">
          <draw:text-box>
            <text:p text:style-name="P1"><text:span text:style-name="T5">GO:0016408</text:span></text:p>
          </draw:text-box>
        </draw:frame>
        <draw:frame draw:style-name="gr196" draw:layer="layout" svg:width="2.101cm" svg:height="0.268cm" svg:x="9.812cm" svg:y="17.196cm">
          <draw:text-box>
            <text:p text:style-name="P1"><text:span text:style-name="T5">C−acyltransferase ac...</text:span></text:p>
          </draw:text-box>
        </draw:frame>
        <draw:frame draw:style-name="gr187" draw:layer="layout" svg:width="0.647cm" svg:height="0.268cm" svg:x="10.51cm" svg:y="17.44cm">
          <draw:text-box>
            <text:p text:style-name="P1"><text:span text:style-name="T5">0.00175</text:span></text:p>
          </draw:text-box>
        </draw:frame>
        <draw:polygon draw:style-name="gr11" draw:layer="layout" svg:width="2.352cm" svg:height="1.565cm" svg:x="2.488cm" svg:y="19.741cm" svg:viewBox="0 0 2353 1566" draw:points="0,1566 2353,1566 2353,0 0,0">
          <text:p/>
        </draw:polygon>
        <draw:frame draw:style-name="gr188" draw:layer="layout" svg:width="0.336cm" svg:height="0.268cm" svg:x="10.687cm" svg:y="17.684cm">
          <draw:text-box>
            <text:p text:style-name="P1"><text:span text:style-name="T5">3 / 3</text:span></text:p>
          </draw:text-box>
        </draw:frame>
        <draw:frame draw:style-name="gr185" draw:layer="layout" svg:width="1.094cm" svg:height="0.268cm" svg:x="3.058cm" svg:y="20.081cm">
          <draw:text-box>
            <text:p text:style-name="P1"><text:span text:style-name="T5">GO:0016453</text:span></text:p>
          </draw:text-box>
        </draw:frame>
        <draw:frame draw:style-name="gr197" draw:layer="layout" svg:width="2.054cm" svg:height="0.268cm" svg:x="2.607cm" svg:y="20.325cm">
          <draw:text-box>
            <text:p text:style-name="P1"><text:span text:style-name="T5">C−acetyltransferase ...</text:span></text:p>
          </draw:text-box>
        </draw:frame>
        <draw:frame draw:style-name="gr187" draw:layer="layout" svg:width="0.647cm" svg:height="0.268cm" svg:x="3.281cm" svg:y="20.57cm">
          <draw:text-box>
            <text:p text:style-name="P1"><text:span text:style-name="T5">0.00175</text:span></text:p>
          </draw:text-box>
        </draw:frame>
        <draw:polygon draw:style-name="gr1"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text:p/>
        </draw:polygon>
        <draw:polyline draw:style-name="gr2"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0,783">
          <text:p/>
        </draw:polyline>
        <draw:frame draw:style-name="gr188" draw:layer="layout" svg:width="0.336cm" svg:height="0.268cm" svg:x="3.458cm" svg:y="20.814cm">
          <draw:text-box>
            <text:p text:style-name="P1"><text:span text:style-name="T5">3 / 3</text:span></text:p>
          </draw:text-box>
        </draw:frame>
        <draw:frame draw:style-name="gr185" draw:layer="layout" svg:width="1.094cm" svg:height="0.268cm" svg:x="6.672cm" svg:y="7.562cm">
          <draw:text-box>
            <text:p text:style-name="P1"><text:span text:style-name="T5">GO:0016740</text:span></text:p>
          </draw:text-box>
        </draw:frame>
        <draw:frame draw:style-name="gr198" draw:layer="layout" svg:width="1.648cm" svg:height="0.268cm" svg:x="6.401cm" svg:y="7.807cm">
          <draw:text-box>
            <text:p text:style-name="P1"><text:span text:style-name="T5">transferase activity</text:span></text:p>
          </draw:text-box>
        </draw:frame>
        <draw:frame draw:style-name="gr187" draw:layer="layout" svg:width="0.647cm" svg:height="0.268cm" svg:x="6.896cm" svg:y="8.051cm">
          <draw:text-box>
            <text:p text:style-name="P1"><text:span text:style-name="T5">0.08028</text:span></text:p>
          </draw:text-box>
        </draw:frame>
        <draw:polygon draw:style-name="gr6" draw:layer="layout" svg:width="2.352cm" svg:height="1.565cm" svg:x="6.102cm" svg:y="10.352cm" svg:viewBox="0 0 2353 1566" draw:points="0,1566 2353,1566 2353,0 0,0">
          <text:p/>
        </draw:polygon>
        <draw:frame draw:style-name="gr199" draw:layer="layout" svg:width="0.434cm" svg:height="0.268cm" svg:x="7.013cm" svg:y="8.296cm">
          <draw:text-box>
            <text:p text:style-name="P1"><text:span text:style-name="T5">7 / 32</text:span></text:p>
          </draw:text-box>
        </draw:frame>
        <draw:frame draw:style-name="gr185" draw:layer="layout" svg:width="1.094cm" svg:height="0.268cm" svg:x="6.672cm" svg:y="10.692cm">
          <draw:text-box>
            <text:p text:style-name="P1"><text:span text:style-name="T5">GO:0016746</text:span></text:p>
          </draw:text-box>
        </draw:frame>
        <draw:frame draw:style-name="gr200" draw:layer="layout" svg:width="1.871cm" svg:height="0.268cm" svg:x="6.313cm" svg:y="10.936cm">
          <draw:text-box>
            <text:p text:style-name="P1"><text:span text:style-name="T5">transferase activity...</text:span></text:p>
          </draw:text-box>
        </draw:frame>
        <draw:frame draw:style-name="gr187" draw:layer="layout" svg:width="0.647cm" svg:height="0.268cm" svg:x="6.896cm" svg:y="11.181cm">
          <draw:text-box>
            <text:p text:style-name="P1"><text:span text:style-name="T5">0.00971</text:span></text:p>
          </draw:text-box>
        </draw:frame>
        <draw:polygon draw:style-name="gr6" draw:layer="layout" svg:width="2.352cm" svg:height="1.565cm" svg:x="6.102cm" svg:y="13.482cm" svg:viewBox="0 0 2353 1566" draw:points="0,1566 2353,1566 2353,0 0,0">
          <text:p/>
        </draw:polygon>
        <draw:frame draw:style-name="gr188" draw:layer="layout" svg:width="0.336cm" svg:height="0.268cm" svg:x="7.072cm" svg:y="11.425cm">
          <draw:text-box>
            <text:p text:style-name="P1"><text:span text:style-name="T5">4 / 8</text:span></text:p>
          </draw:text-box>
        </draw:frame>
        <draw:frame draw:style-name="gr185" draw:layer="layout" svg:width="1.094cm" svg:height="0.268cm" svg:x="6.672cm" svg:y="13.822cm">
          <draw:text-box>
            <text:p text:style-name="P1"><text:span text:style-name="T5">GO:0016747</text:span></text:p>
          </draw:text-box>
        </draw:frame>
        <draw:frame draw:style-name="gr200" draw:layer="layout" svg:width="1.871cm" svg:height="0.268cm" svg:x="6.313cm" svg:y="14.066cm">
          <draw:text-box>
            <text:p text:style-name="P1"><text:span text:style-name="T5">transferase activity...</text:span></text:p>
          </draw:text-box>
        </draw:frame>
        <draw:frame draw:style-name="gr187" draw:layer="layout" svg:width="0.647cm" svg:height="0.268cm" svg:x="6.896cm" svg:y="14.31cm">
          <draw:text-box>
            <text:p text:style-name="P1"><text:span text:style-name="T5">0.00641</text:span></text:p>
          </draw:text-box>
        </draw:frame>
        <draw:polyline draw:style-name="gr2" draw:layer="layout" svg:width="1.611cm" svg:height="1.434cm" svg:x="8.541cm" svg:y="2.398cm" svg:viewBox="0 0 1612 1435" draw:points="1612,0 1465,122 1311,254 1151,392 987,537 822,686 655,837 488,989 322,1140 159,1290 0,1435">
          <text:p/>
        </draw:polyline>
        <draw:line draw:style-name="gr2" draw:layer="layout" svg:x1="8.701cm" svg:y1="3.687cm" svg:x2="8.541cm" svg:y2="3.833cm">
          <text:p/>
        </draw:line>
        <draw:polyline draw:style-name="gr2" draw:layer="layout" svg:width="0.487cm" svg:height="0.475cm" svg:x="8.541cm" svg:y="3.357cm" svg:viewBox="0 0 488 476" draw:points="150,0 0,476 488,367">
          <text:p/>
        </draw:polyline>
        <draw:polyline draw:style-name="gr2" draw:layer="layout" svg:width="1.785cm" svg:height="1.565cm" svg:x="11.633cm" svg:y="2.398cm" svg:viewBox="0 0 1786 1566" draw:points="0,0 161,137 332,284 509,440 691,601 877,767 1064,934 1250,1099 1433,1261 1613,1418 1786,1566">
          <text:p/>
        </draw:polyline>
        <draw:line draw:style-name="gr2" draw:layer="layout" svg:x1="13.245cm" svg:y1="3.815cm" svg:x2="13.419cm" svg:y2="3.964cm">
          <text:p/>
        </draw:line>
        <draw:polyline draw:style-name="gr2" draw:layer="layout" svg:width="0.491cm" svg:height="0.471cm" svg:x="12.927cm" svg:y="3.492cm" svg:viewBox="0 0 492 472" draw:points="0,381 492,472 326,0">
          <text:p/>
        </draw:polyline>
        <draw:line draw:style-name="gr2" draw:layer="layout" svg:x1="7.278cm" svg:y1="5.701cm" svg:x2="7.278cm" svg:y2="6.788cm">
          <text:p/>
        </draw:line>
        <draw:line draw:style-name="gr2" draw:layer="layout" svg:x1="7.278cm" svg:y1="6.681cm" svg:x2="7.278cm" svg:y2="6.788cm">
          <text:p/>
        </draw:line>
        <draw:polyline draw:style-name="gr2" draw:layer="layout" svg:width="0.498cm" svg:height="0.432cm" svg:x="7.029cm" svg:y="6.356cm" svg:viewBox="0 0 499 433" draw:points="0,0 249,433 499,0">
          <text:p/>
        </draw:polyline>
        <draw:polyline draw:style-name="gr2" draw:layer="layout" svg:width="1.481cm" svg:height="1.261cm" svg:x="8.497cm" svg:y="21.349cm" svg:viewBox="0 0 1482 1262" draw:points="1482,0 1347,109 1207,224 1061,345 911,470 758,599 604,730 450,863 297,997 146,1130 0,1262">
          <text:p/>
        </draw:polyline>
        <draw:line draw:style-name="gr2" draw:layer="layout" svg:x1="8.644cm" svg:y1="22.478cm" svg:x2="8.497cm" svg:y2="22.611cm">
          <text:p/>
        </draw:line>
        <draw:polyline draw:style-name="gr2" draw:layer="layout" svg:width="0.488cm" svg:height="0.475cm" svg:x="8.497cm" svg:y="22.135cm" svg:viewBox="0 0 489 476" draw:points="154,0 0,476 489,372">
          <text:p/>
        </draw:polyline>
        <draw:line draw:style-name="gr2" draw:layer="layout" svg:x1="14.507cm" svg:y1="5.701cm" svg:x2="14.507cm" svg:y2="6.788cm">
          <text:p/>
        </draw:line>
        <draw:line draw:style-name="gr2" draw:layer="layout" svg:x1="14.507cm" svg:y1="6.681cm" svg:x2="14.507cm" svg:y2="6.788cm">
          <text:p/>
        </draw:line>
        <draw:polyline draw:style-name="gr2" draw:layer="layout" svg:width="0.499cm" svg:height="0.432cm" svg:x="14.257cm" svg:y="6.356cm" svg:viewBox="0 0 500 433" draw:points="0,0 251,433 500,0">
          <text:p/>
        </draw:polyline>
        <draw:polyline draw:style-name="gr2" draw:layer="layout" svg:width="4.616cm" svg:height="2.043cm" svg:x="15.508cm" svg:y="5.31cm" svg:viewBox="0 0 4617 2044" draw:points="0,0 377,168 798,355 1252,557 1732,770 2227,990 2728,1212 3228,1433 3715,1648 4181,1853 4617,2044">
          <text:p/>
        </draw:polyline>
        <draw:line draw:style-name="gr2" draw:layer="layout" svg:x1="19.688cm" svg:y1="7.162cm" svg:x2="20.125cm" svg:y2="7.354cm">
          <text:p/>
        </draw:line>
        <draw:polyline draw:style-name="gr2" draw:layer="layout" svg:width="0.496cm" svg:height="0.458cm" svg:x="19.628cm" svg:y="6.951cm" svg:viewBox="0 0 497 459" draw:points="0,459 497,403 200,0">
          <text:p/>
        </draw:polyline>
        <draw:line draw:style-name="gr2" draw:layer="layout" svg:x1="3.664cm" svg:y1="18.22cm" svg:x2="3.664cm" svg:y2="19.306cm">
          <text:p/>
        </draw:line>
        <draw:line draw:style-name="gr2" draw:layer="layout" svg:x1="3.664cm" svg:y1="19.199cm" svg:x2="3.664cm" svg:y2="19.306cm">
          <text:p/>
        </draw:line>
        <draw:polyline draw:style-name="gr2" draw:layer="layout" svg:width="0.499cm" svg:height="0.432cm" svg:x="3.414cm" svg:y="18.874cm" svg:viewBox="0 0 500 433" draw:points="0,0 251,433 500,0">
          <text:p/>
        </draw:polyline>
        <draw:line draw:style-name="gr2" draw:layer="layout" svg:x1="10.892cm" svg:y1="18.22cm" svg:x2="10.892cm" svg:y2="19.306cm">
          <text:p/>
        </draw:line>
        <draw:line draw:style-name="gr2" draw:layer="layout" svg:x1="10.892cm" svg:y1="19.199cm" svg:x2="10.892cm" svg:y2="19.306cm">
          <text:p/>
        </draw:line>
        <draw:polyline draw:style-name="gr2" draw:layer="layout" svg:width="0.499cm" svg:height="0.432cm" svg:x="10.643cm" svg:y="18.874cm" svg:viewBox="0 0 500 433" draw:points="0,0 249,433 500,0">
          <text:p/>
        </draw:polyline>
        <draw:polyline draw:style-name="gr2" draw:layer="layout" svg:width="4.485cm" svg:height="1.956cm" svg:x="5.231cm" svg:y="17.915cm" svg:viewBox="0 0 4486 1957" draw:points="4486,0 4101,165 3680,346 3234,538 2769,739 2292,946 1811,1155 1334,1364 868,1569 421,1769 0,1957">
          <text:p/>
        </draw:polyline>
        <draw:line draw:style-name="gr2" draw:layer="layout" svg:x1="5.653cm" svg:y1="19.683cm" svg:x2="5.231cm" svg:y2="19.872cm">
          <text:p/>
        </draw:line>
        <draw:polyline draw:style-name="gr2" draw:layer="layout" svg:width="0.497cm" svg:height="0.455cm" svg:x="5.231cm" svg:y="19.467cm" svg:viewBox="0 0 498 456" draw:points="294,0 0,405 498,456">
          <text:p/>
        </draw:polyline>
        <draw:polyline draw:style-name="gr2" draw:layer="layout" svg:width="1.437cm" svg:height="1.261cm" svg:x="4.578cm" svg:y="21.349cm" svg:viewBox="0 0 1438 1262" draw:points="0,0 133,109 271,224 412,345 556,470 702,599 850,730 998,863 1146,997 1293,1130 1438,1262">
          <text:p/>
        </draw:polyline>
        <draw:line draw:style-name="gr2" draw:layer="layout" svg:x1="5.87cm" svg:y1="22.478cm" svg:x2="6.016cm" svg:y2="22.611cm">
          <text:p/>
        </draw:line>
        <draw:polyline draw:style-name="gr2" draw:layer="layout" svg:width="0.487cm" svg:height="0.475cm" svg:x="5.528cm" svg:y="22.135cm" svg:viewBox="0 0 488 476" draw:points="0,370 488,476 336,0">
          <text:p/>
        </draw:polyline>
        <draw:line draw:style-name="gr2" draw:layer="layout" svg:x1="7.278cm" svg:y1="8.831cm" svg:x2="7.278cm" svg:y2="9.918cm">
          <text:p/>
        </draw:line>
        <draw:line draw:style-name="gr2" draw:layer="layout" svg:x1="7.278cm" svg:y1="9.811cm" svg:x2="7.278cm" svg:y2="9.918cm">
          <text:p/>
        </draw:line>
        <draw:polyline draw:style-name="gr2" draw:layer="layout" svg:width="0.498cm" svg:height="0.432cm" svg:x="7.029cm" svg:y="9.486cm" svg:viewBox="0 0 499 433" draw:points="0,0 249,433 499,0">
          <text:p/>
        </draw:polyline>
        <draw:line draw:style-name="gr2" draw:layer="layout" svg:x1="7.278cm" svg:y1="11.96cm" svg:x2="7.278cm" svg:y2="13.047cm">
          <text:p/>
        </draw:line>
        <draw:line draw:style-name="gr2" draw:layer="layout" svg:x1="7.278cm" svg:y1="12.94cm" svg:x2="7.278cm" svg:y2="13.047cm">
          <text:p/>
        </draw:line>
        <draw:polyline draw:style-name="gr2" draw:layer="layout" svg:width="0.498cm" svg:height="0.432cm" svg:x="7.029cm" svg:y="12.615cm" svg:viewBox="0 0 499 433" draw:points="0,0 249,433 499,0">
          <text:p/>
        </draw:polyline>
        <draw:polyline draw:style-name="gr2" draw:layer="layout" svg:width="1.481cm" svg:height="1.261cm" svg:x="4.883cm" svg:y="15.09cm" svg:viewBox="0 0 1482 1262" draw:points="1482,0 1347,109 1206,224 1060,345 909,470 757,599 603,730 449,863 296,997 146,1130 0,1262">
          <text:p/>
        </draw:polyline>
        <draw:line draw:style-name="gr2" draw:layer="layout" svg:x1="5.03cm" svg:y1="16.219cm" svg:x2="4.883cm" svg:y2="16.352cm">
          <text:p/>
        </draw:line>
        <draw:polyline draw:style-name="gr2" draw:layer="layout" svg:width="0.488cm" svg:height="0.475cm" svg:x="4.883cm" svg:y="15.876cm" svg:viewBox="0 0 489 476" draw:points="154,0 0,476 489,372">
          <text:p/>
        </draw:polyline>
        <draw:polyline draw:style-name="gr2" draw:layer="layout" svg:width="1.438cm" svg:height="1.261cm" svg:x="8.192cm" svg:y="15.09cm" svg:viewBox="0 0 1439 1262" draw:points="0,0 133,109 271,224 412,345 557,470 704,599 851,730 999,863 1147,997 1294,1130 1439,1262">
          <text:p/>
        </draw:polyline>
        <draw:line draw:style-name="gr2" draw:layer="layout" svg:x1="9.485cm" svg:y1="16.219cm" svg:x2="9.631cm" svg:y2="16.352cm">
          <text:p/>
        </draw:line>
        <draw:polyline draw:style-name="gr2" draw:layer="layout" svg:width="0.488cm" svg:height="0.475cm" svg:x="9.142cm" svg:y="15.876cm" svg:viewBox="0 0 489 476" draw:points="0,370 489,476 336,0">
          <text:p/>
        </draw:polyline>
        <draw:frame draw:style-name="gr188" draw:layer="layout" svg:width="0.336cm" svg:height="0.268cm" svg:x="7.072cm" svg:y="14.555cm">
          <draw:text-box>
            <text:p text:style-name="P1"><text:span text:style-name="T5">3 / 4</text:span></text:p>
          </draw:text-box>
        </draw:frame>
        <draw:frame draw:style-name="gr46" draw:text-style-name="P2" draw:layer="layout" svg:width="6.098cm" svg:height="3.916cm" svg:x="1.8cm" svg:y="0.901cm">
          <draw:text-box>
            <text:p><text:span text:style-name="T2">f) Molecular function</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7" draw:style-name="dp1" draw:master-page-name="master-page47">
        <draw:polygon draw:style-name="gr201"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0,402">
          <text:p/>
        </draw:polyline>
        <draw:frame draw:style-name="gr3" draw:layer="layout" svg:width="0.547cm" svg:height="0.137cm" svg:x="5.939cm" svg:y="4.202cm">
          <draw:text-box>
            <text:p text:style-name="P1"><text:span text:style-name="T1">GO:0000003</text:span></text:p>
          </draw:text-box>
        </draw:frame>
        <draw:frame draw:style-name="gr202" draw:layer="layout" svg:width="0.529cm" svg:height="0.137cm" svg:x="5.947cm" svg:y="4.319cm">
          <draw:text-box>
            <text:p text:style-name="P1"><text:span text:style-name="T1">reproduction</text:span></text:p>
          </draw:text-box>
        </draw:frame>
        <draw:frame draw:style-name="gr203" draw:layer="layout" svg:width="0.382cm" svg:height="0.137cm" svg:x="6.021cm" svg:y="4.436cm">
          <draw:text-box>
            <text:p text:style-name="P1"><text:span text:style-name="T1">0.038577</text:span></text:p>
          </draw:text-box>
        </draw:frame>
        <draw:polygon draw:style-name="gr204"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text:p/>
        </draw:polygon>
        <draw:polyline draw:style-name="gr2"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0,401">
          <text:p/>
        </draw:polyline>
        <draw:frame draw:style-name="gr5" draw:layer="layout" svg:width="0.323cm" svg:height="0.137cm" svg:x="6.05cm" svg:y="4.553cm">
          <draw:text-box>
            <text:p text:style-name="P1"><text:span text:style-name="T1">28 / 139</text:span></text:p>
          </draw:text-box>
        </draw:frame>
        <draw:frame draw:style-name="gr3" draw:layer="layout" svg:width="0.547cm" svg:height="0.137cm" svg:x="5.894cm" svg:y="12.486cm">
          <draw:text-box>
            <text:p text:style-name="P1"><text:span text:style-name="T1">GO:0006139</text:span></text:p>
          </draw:text-box>
        </draw:frame>
        <draw:frame draw:style-name="gr205" draw:layer="layout" svg:width="1.084cm" svg:height="0.137cm" svg:x="5.64cm" svg:y="12.603cm">
          <draw:text-box>
            <text:p text:style-name="P1"><text:span text:style-name="T1">nucleobase−containin...</text:span></text:p>
          </draw:text-box>
        </draw:frame>
        <draw:frame draw:style-name="gr203" draw:layer="layout" svg:width="0.382cm" svg:height="0.137cm" svg:x="5.976cm" svg:y="12.72cm">
          <draw:text-box>
            <text:p text:style-name="P1"><text:span text:style-name="T1">0.001892</text:span></text:p>
          </draw:text-box>
        </draw:frame>
        <draw:polygon draw:style-name="gr16"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text:p/>
        </draw:polygon>
        <draw:polyline draw:style-name="gr2"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0,402">
          <text:p/>
        </draw:polyline>
        <draw:frame draw:style-name="gr5" draw:layer="layout" svg:width="0.323cm" svg:height="0.137cm" svg:x="6.006cm" svg:y="12.837cm">
          <draw:text-box>
            <text:p text:style-name="P1"><text:span text:style-name="T1">32 / 141</text:span></text:p>
          </draw:text-box>
        </draw:frame>
        <draw:frame draw:style-name="gr3" draw:layer="layout" svg:width="0.547cm" svg:height="0.137cm" svg:x="12.263cm" svg:y="15.247cm">
          <draw:text-box>
            <text:p text:style-name="P1"><text:span text:style-name="T1">GO:0006412</text:span></text:p>
          </draw:text-box>
        </draw:frame>
        <draw:frame draw:style-name="gr206" draw:layer="layout" svg:width="0.428cm" svg:height="0.137cm" svg:x="12.322cm" svg:y="15.364cm">
          <draw:text-box>
            <text:p text:style-name="P1"><text:span text:style-name="T1">translation</text:span></text:p>
          </draw:text-box>
        </draw:frame>
        <draw:frame draw:style-name="gr207" draw:layer="layout" svg:width="0.385cm" svg:height="0.137cm" svg:x="12.344cm" svg:y="15.481cm">
          <draw:text-box>
            <text:p text:style-name="P1"><text:span text:style-name="T1">3.20e−06</text:span></text:p>
          </draw:text-box>
        </draw:frame>
        <draw:polygon draw:style-name="gr208" draw:layer="layout" svg:width="1.203cm" svg:height="0.802cm" svg:x="14.659cm" svg:y="20.583cm" svg:viewBox="0 0 1204 803" draw:points="0,803 1204,803 1204,0 0,0">
          <text:p/>
        </draw:polygon>
        <draw:frame draw:style-name="gr7" draw:layer="layout" svg:width="0.264cm" svg:height="0.137cm" svg:x="12.404cm" svg:y="15.599cm">
          <draw:text-box>
            <text:p text:style-name="P1"><text:span text:style-name="T1">21 / 54</text:span></text:p>
          </draw:text-box>
        </draw:frame>
        <draw:frame draw:style-name="gr3" draw:layer="layout" svg:width="0.547cm" svg:height="0.137cm" svg:x="14.957cm" svg:y="20.77cm">
          <draw:text-box>
            <text:p text:style-name="P1"><text:span text:style-name="T1">GO:0006415</text:span></text:p>
          </draw:text-box>
        </draw:frame>
        <draw:frame draw:style-name="gr209" draw:layer="layout" svg:width="0.954cm" svg:height="0.137cm" svg:x="14.769cm" svg:y="20.887cm">
          <draw:text-box>
            <text:p text:style-name="P1"><text:span text:style-name="T1">translational termin...</text:span></text:p>
          </draw:text-box>
        </draw:frame>
        <draw:frame draw:style-name="gr207" draw:layer="layout" svg:width="0.385cm" svg:height="0.137cm" svg:x="15.038cm" svg:y="21.004cm">
          <draw:text-box>
            <text:p text:style-name="P1"><text:span text:style-name="T1">3.36e−08</text:span></text:p>
          </draw:text-box>
        </draw:frame>
        <draw:polygon draw:style-name="gr204"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text:p/>
        </draw:polygon>
        <draw:polyline draw:style-name="gr2"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0,401">
          <text:p/>
        </draw:polyline>
        <draw:frame draw:style-name="gr7" draw:layer="layout" svg:width="0.264cm" svg:height="0.137cm" svg:x="15.099cm" svg:y="21.122cm">
          <draw:text-box>
            <text:p text:style-name="P1"><text:span text:style-name="T1">18 / 33</text:span></text:p>
          </draw:text-box>
        </draw:frame>
        <draw:frame draw:style-name="gr3" draw:layer="layout" svg:width="0.547cm" svg:height="0.137cm" svg:x="6.651cm" svg:y="6.963cm">
          <draw:text-box>
            <text:p text:style-name="P1"><text:span text:style-name="T1">GO:0006807</text:span></text:p>
          </draw:text-box>
        </draw:frame>
        <draw:frame draw:style-name="gr10" draw:layer="layout" svg:width="1.139cm" svg:height="0.137cm" svg:x="6.37cm" svg:y="7.08cm">
          <draw:text-box>
            <text:p text:style-name="P1"><text:span text:style-name="T1">nitrogen compound me...</text:span></text:p>
          </draw:text-box>
        </draw:frame>
        <draw:frame draw:style-name="gr203" draw:layer="layout" svg:width="0.382cm" svg:height="0.137cm" svg:x="6.733cm" svg:y="7.197cm">
          <draw:text-box>
            <text:p text:style-name="P1"><text:span text:style-name="T1">0.000404</text:span></text:p>
          </draw:text-box>
        </draw:frame>
        <draw:polygon draw:style-name="gr1"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text:p/>
        </draw:polygon>
        <draw:polyline draw:style-name="gr2"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0,401">
          <text:p/>
        </draw:polyline>
        <draw:frame draw:style-name="gr5" draw:layer="layout" svg:width="0.323cm" svg:height="0.137cm" svg:x="6.763cm" svg:y="7.315cm">
          <draw:text-box>
            <text:p text:style-name="P1"><text:span text:style-name="T1">37 / 164</text:span></text:p>
          </draw:text-box>
        </draw:frame>
        <draw:frame draw:style-name="gr3" draw:layer="layout" svg:width="0.547cm" svg:height="0.137cm" svg:x="22.529cm" svg:y="6.963cm">
          <draw:text-box>
            <text:p text:style-name="P1"><text:span text:style-name="T1">GO:0007275</text:span></text:p>
          </draw:text-box>
        </draw:frame>
        <draw:frame draw:style-name="gr210" draw:layer="layout" svg:width="0.939cm" svg:height="0.137cm" svg:x="22.347cm" svg:y="7.08cm">
          <draw:text-box>
            <text:p text:style-name="P1"><text:span text:style-name="T1">multicellular organi...</text:span></text:p>
          </draw:text-box>
        </draw:frame>
        <draw:frame draw:style-name="gr203" draw:layer="layout" svg:width="0.382cm" svg:height="0.137cm" svg:x="22.611cm" svg:y="7.197cm">
          <draw:text-box>
            <text:p text:style-name="P1"><text:span text:style-name="T1">0.011077</text:span></text:p>
          </draw:text-box>
        </draw:frame>
        <draw:polygon draw:style-name="gr211"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text:p/>
        </draw:polygon>
        <draw:polyline draw:style-name="gr2"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0,402">
          <text:p/>
        </draw:polyline>
        <draw:frame draw:style-name="gr5" draw:layer="layout" svg:width="0.323cm" svg:height="0.137cm" svg:x="22.641cm" svg:y="7.315cm">
          <draw:text-box>
            <text:p text:style-name="P1"><text:span text:style-name="T1">42 / 222</text:span></text:p>
          </draw:text-box>
        </draw:frame>
        <draw:frame draw:style-name="gr3" draw:layer="layout" svg:width="0.547cm" svg:height="0.137cm" svg:x="9.056cm" svg:y="1.44cm">
          <draw:text-box>
            <text:p text:style-name="P1"><text:span text:style-name="T1">GO:0008150</text:span></text:p>
          </draw:text-box>
        </draw:frame>
        <draw:frame draw:style-name="gr18" draw:layer="layout" svg:width="0.817cm" svg:height="0.137cm" svg:x="8.924cm" svg:y="1.558cm">
          <draw:text-box>
            <text:p text:style-name="P1"><text:span text:style-name="T1">biological_process</text:span></text:p>
          </draw:text-box>
        </draw:frame>
        <draw:frame draw:style-name="gr203" draw:layer="layout" svg:width="0.382cm" svg:height="0.137cm" svg:x="9.139cm" svg:y="1.675cm">
          <draw:text-box>
            <text:p text:style-name="P1"><text:span text:style-name="T1">1.000000</text:span></text:p>
          </draw:text-box>
        </draw:frame>
        <draw:polygon draw:style-name="gr201"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text:p/>
        </draw:polygon>
        <draw:polyline draw:style-name="gr2"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0,402">
          <text:p/>
        </draw:polyline>
        <draw:frame draw:style-name="gr5" draw:layer="layout" svg:width="0.323cm" svg:height="0.137cm" svg:x="9.168cm" svg:y="1.792cm">
          <draw:text-box>
            <text:p text:style-name="P1"><text:span text:style-name="T1">51 / 326</text:span></text:p>
          </draw:text-box>
        </draw:frame>
        <draw:frame draw:style-name="gr3" draw:layer="layout" svg:width="0.547cm" svg:height="0.137cm" svg:x="9.858cm" svg:y="4.202cm">
          <draw:text-box>
            <text:p text:style-name="P1"><text:span text:style-name="T1">GO:0008152</text:span></text:p>
          </draw:text-box>
        </draw:frame>
        <draw:frame draw:style-name="gr19" draw:layer="layout" svg:width="0.799cm" svg:height="0.137cm" svg:x="9.734cm" svg:y="4.319cm">
          <draw:text-box>
            <text:p text:style-name="P1"><text:span text:style-name="T1">metabolic process</text:span></text:p>
          </draw:text-box>
        </draw:frame>
        <draw:frame draw:style-name="gr203" draw:layer="layout" svg:width="0.382cm" svg:height="0.137cm" svg:x="9.94cm" svg:y="4.436cm">
          <draw:text-box>
            <text:p text:style-name="P1"><text:span text:style-name="T1">0.151813</text:span></text:p>
          </draw:text-box>
        </draw:frame>
        <draw:polygon draw:style-name="gr201"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text:p/>
        </draw:polygon>
        <draw:polyline draw:style-name="gr2"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0,401">
          <text:p/>
        </draw:polyline>
        <draw:frame draw:style-name="gr5" draw:layer="layout" svg:width="0.323cm" svg:height="0.137cm" svg:x="9.97cm" svg:y="4.553cm">
          <draw:text-box>
            <text:p text:style-name="P1"><text:span text:style-name="T1">45 / 268</text:span></text:p>
          </draw:text-box>
        </draw:frame>
        <draw:frame draw:style-name="gr3" draw:layer="layout" svg:width="0.547cm" svg:height="0.137cm" svg:x="9.858cm" svg:y="6.963cm">
          <draw:text-box>
            <text:p text:style-name="P1"><text:span text:style-name="T1">GO:0009058</text:span></text:p>
          </draw:text-box>
        </draw:frame>
        <draw:frame draw:style-name="gr212" draw:layer="layout" svg:width="0.905cm" svg:height="0.137cm" svg:x="9.681cm" svg:y="7.08cm">
          <draw:text-box>
            <text:p text:style-name="P1"><text:span text:style-name="T1">biosynthetic process</text:span></text:p>
          </draw:text-box>
        </draw:frame>
        <draw:frame draw:style-name="gr203" draw:layer="layout" svg:width="0.382cm" svg:height="0.137cm" svg:x="9.94cm" svg:y="7.197cm">
          <draw:text-box>
            <text:p text:style-name="P1"><text:span text:style-name="T1">0.108754</text:span></text:p>
          </draw:text-box>
        </draw:frame>
        <draw:polygon draw:style-name="gr201"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text:p/>
        </draw:polygon>
        <draw:polyline draw:style-name="gr2"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0,402">
          <text:p/>
        </draw:polyline>
        <draw:frame draw:style-name="gr5" draw:layer="layout" svg:width="0.323cm" svg:height="0.137cm" svg:x="9.97cm" svg:y="7.315cm">
          <draw:text-box>
            <text:p text:style-name="P1"><text:span text:style-name="T1">28 / 150</text:span></text:p>
          </draw:text-box>
        </draw:frame>
        <draw:frame draw:style-name="gr3" draw:layer="layout" svg:width="0.547cm" svg:height="0.137cm" svg:x="11.461cm" svg:y="9.724cm">
          <draw:text-box>
            <text:p text:style-name="P1"><text:span text:style-name="T1">GO:0009059</text:span></text:p>
          </draw:text-box>
        </draw:frame>
        <draw:frame draw:style-name="gr213" draw:layer="layout" svg:width="1.111cm" svg:height="0.137cm" svg:x="11.194cm" svg:y="9.842cm">
          <draw:text-box>
            <text:p text:style-name="P1"><text:span text:style-name="T1">macromolecule biosyn...</text:span></text:p>
          </draw:text-box>
        </draw:frame>
        <draw:frame draw:style-name="gr203" draw:layer="layout" svg:width="0.382cm" svg:height="0.137cm" svg:x="11.543cm" svg:y="9.959cm">
          <draw:text-box>
            <text:p text:style-name="P1"><text:span text:style-name="T1">0.056571</text:span></text:p>
          </draw:text-box>
        </draw:frame>
        <draw:polygon draw:style-name="gr201"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0,402">
          <text:p/>
        </draw:polyline>
        <draw:frame draw:style-name="gr5" draw:layer="layout" svg:width="0.323cm" svg:height="0.137cm" svg:x="11.573cm" svg:y="10.076cm">
          <draw:text-box>
            <text:p text:style-name="P1"><text:span text:style-name="T1">22 / 106</text:span></text:p>
          </draw:text-box>
        </draw:frame>
        <draw:frame draw:style-name="gr3" draw:layer="layout" svg:width="0.547cm" svg:height="0.137cm" svg:x="8.255cm" svg:y="4.202cm">
          <draw:text-box>
            <text:p text:style-name="P1"><text:span text:style-name="T1">GO:0009987</text:span></text:p>
          </draw:text-box>
        </draw:frame>
        <draw:frame draw:style-name="gr28" draw:layer="layout" svg:width="0.682cm" svg:height="0.137cm" svg:x="8.19cm" svg:y="4.319cm">
          <draw:text-box>
            <text:p text:style-name="P1"><text:span text:style-name="T1">cellular process</text:span></text:p>
          </draw:text-box>
        </draw:frame>
        <draw:frame draw:style-name="gr203" draw:layer="layout" svg:width="0.382cm" svg:height="0.137cm" svg:x="8.337cm" svg:y="4.436cm">
          <draw:text-box>
            <text:p text:style-name="P1"><text:span text:style-name="T1">0.148190</text:span></text:p>
          </draw:text-box>
        </draw:frame>
        <draw:polygon draw:style-name="gr201"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text:p/>
        </draw:polygon>
        <draw:polyline draw:style-name="gr2"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0,401">
          <text:p/>
        </draw:polyline>
        <draw:frame draw:style-name="gr5" draw:layer="layout" svg:width="0.323cm" svg:height="0.137cm" svg:x="8.366cm" svg:y="4.553cm">
          <draw:text-box>
            <text:p text:style-name="P1"><text:span text:style-name="T1">50 / 306</text:span></text:p>
          </draw:text-box>
        </draw:frame>
        <draw:frame draw:style-name="gr3" draw:layer="layout" svg:width="0.547cm" svg:height="0.137cm" svg:x="13.065cm" svg:y="12.486cm">
          <draw:text-box>
            <text:p text:style-name="P1"><text:span text:style-name="T1">GO:0010467</text:span></text:p>
          </draw:text-box>
        </draw:frame>
        <draw:frame draw:style-name="gr214" draw:layer="layout" svg:width="0.714cm" svg:height="0.137cm" svg:x="12.981cm" svg:y="12.603cm">
          <draw:text-box>
            <text:p text:style-name="P1"><text:span text:style-name="T1">gene expression</text:span></text:p>
          </draw:text-box>
        </draw:frame>
        <draw:frame draw:style-name="gr203" draw:layer="layout" svg:width="0.382cm" svg:height="0.137cm" svg:x="13.147cm" svg:y="12.72cm">
          <draw:text-box>
            <text:p text:style-name="P1"><text:span text:style-name="T1">0.022792</text:span></text:p>
          </draw:text-box>
        </draw:frame>
        <draw:polygon draw:style-name="gr215"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text:p/>
        </draw:polygon>
        <draw:polyline draw:style-name="gr2"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0,402">
          <text:p/>
        </draw:polyline>
        <draw:frame draw:style-name="gr5" draw:layer="layout" svg:width="0.323cm" svg:height="0.137cm" svg:x="13.176cm" svg:y="12.837cm">
          <draw:text-box>
            <text:p text:style-name="P1"><text:span text:style-name="T1">25 / 116</text:span></text:p>
          </draw:text-box>
        </draw:frame>
        <draw:frame draw:style-name="gr3" draw:layer="layout" svg:width="0.547cm" svg:height="0.137cm" svg:x="1.73cm" svg:y="4.202cm">
          <draw:text-box>
            <text:p text:style-name="P1"><text:span text:style-name="T1">GO:0016032</text:span></text:p>
          </draw:text-box>
        </draw:frame>
        <draw:frame draw:style-name="gr216" draw:layer="layout" svg:width="0.751cm" svg:height="0.137cm" svg:x="1.627cm" svg:y="4.319cm">
          <draw:text-box>
            <text:p text:style-name="P1"><text:span text:style-name="T1">viral reproduction</text:span></text:p>
          </draw:text-box>
        </draw:frame>
        <draw:frame draw:style-name="gr207" draw:layer="layout" svg:width="0.385cm" svg:height="0.137cm" svg:x="1.811cm" svg:y="4.436cm">
          <draw:text-box>
            <text:p text:style-name="P1"><text:span text:style-name="T1">3.00e−05</text:span></text:p>
          </draw:text-box>
        </draw:frame>
        <draw:polygon draw:style-name="gr201"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text:p/>
        </draw:polygon>
        <draw:polyline draw:style-name="gr2"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0,401">
          <text:p/>
        </draw:polyline>
        <draw:frame draw:style-name="gr7" draw:layer="layout" svg:width="0.264cm" svg:height="0.137cm" svg:x="1.871cm" svg:y="4.553cm">
          <draw:text-box>
            <text:p text:style-name="P1"><text:span text:style-name="T1">18 / 47</text:span></text:p>
          </draw:text-box>
        </draw:frame>
        <draw:frame draw:style-name="gr3" draw:layer="layout" svg:width="0.547cm" svg:height="0.137cm" svg:x="16.694cm" svg:y="6.963cm">
          <draw:text-box>
            <text:p text:style-name="P1"><text:span text:style-name="T1">GO:0016043</text:span></text:p>
          </draw:text-box>
        </draw:frame>
        <draw:frame draw:style-name="gr22" draw:layer="layout" svg:width="1.031cm" svg:height="0.137cm" svg:x="16.467cm" svg:y="7.08cm">
          <draw:text-box>
            <text:p text:style-name="P1"><text:span text:style-name="T1">cellular component o...</text:span></text:p>
          </draw:text-box>
        </draw:frame>
        <draw:frame draw:style-name="gr203" draw:layer="layout" svg:width="0.382cm" svg:height="0.137cm" svg:x="16.777cm" svg:y="7.197cm">
          <draw:text-box>
            <text:p text:style-name="P1"><text:span text:style-name="T1">0.028354</text:span></text:p>
          </draw:text-box>
        </draw:frame>
        <draw:polygon draw:style-name="gr1"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text:p/>
        </draw:polygon>
        <draw:polyline draw:style-name="gr2"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0,401">
          <text:p/>
        </draw:polyline>
        <draw:frame draw:style-name="gr5" draw:layer="layout" svg:width="0.323cm" svg:height="0.137cm" svg:x="16.806cm" svg:y="7.315cm">
          <draw:text-box>
            <text:p text:style-name="P1"><text:span text:style-name="T1">33 / 168</text:span></text:p>
          </draw:text-box>
        </draw:frame>
        <draw:frame draw:style-name="gr3" draw:layer="layout" svg:width="0.547cm" svg:height="0.137cm" svg:x="8.522cm" svg:y="18.008cm">
          <draw:text-box>
            <text:p text:style-name="P1"><text:span text:style-name="T1">GO:0016070</text:span></text:p>
          </draw:text-box>
        </draw:frame>
        <draw:frame draw:style-name="gr217" draw:layer="layout" svg:width="1.109cm" svg:height="0.137cm" svg:x="8.255cm" svg:y="18.125cm">
          <draw:text-box>
            <text:p text:style-name="P1"><text:span text:style-name="T1">RNA metabolic proces...</text:span></text:p>
          </draw:text-box>
        </draw:frame>
        <draw:frame draw:style-name="gr203" draw:layer="layout" svg:width="0.382cm" svg:height="0.137cm" svg:x="8.604cm" svg:y="18.243cm">
          <draw:text-box>
            <text:p text:style-name="P1"><text:span text:style-name="T1">0.009878</text:span></text:p>
          </draw:text-box>
        </draw:frame>
        <draw:polygon draw:style-name="gr208" draw:layer="layout" svg:width="1.202cm" svg:height="0.801cm" svg:x="0.964cm" svg:y="12.299cm" svg:viewBox="0 0 1203 802" draw:points="0,802 1203,802 1203,0 0,0">
          <text:p/>
        </draw:polygon>
        <draw:frame draw:style-name="gr7" draw:layer="layout" svg:width="0.264cm" svg:height="0.137cm" svg:x="8.663cm" svg:y="18.36cm">
          <draw:text-box>
            <text:p text:style-name="P1"><text:span text:style-name="T1">23 / 98</text:span></text:p>
          </draw:text-box>
        </draw:frame>
        <draw:frame draw:style-name="gr3" draw:layer="layout" svg:width="0.547cm" svg:height="0.137cm" svg:x="1.262cm" svg:y="12.486cm">
          <draw:text-box>
            <text:p text:style-name="P1"><text:span text:style-name="T1">GO:0019058</text:span></text:p>
          </draw:text-box>
        </draw:frame>
        <draw:frame draw:style-name="gr218" draw:layer="layout" svg:width="0.913cm" svg:height="0.137cm" svg:x="1.094cm" svg:y="12.603cm">
          <draw:text-box>
            <text:p text:style-name="P1"><text:span text:style-name="T1">viral infectious cyc...</text:span></text:p>
          </draw:text-box>
        </draw:frame>
        <draw:frame draw:style-name="gr207" draw:layer="layout" svg:width="0.385cm" svg:height="0.137cm" svg:x="1.343cm" svg:y="12.72cm">
          <draw:text-box>
            <text:p text:style-name="P1"><text:span text:style-name="T1">6.38e−08</text:span></text:p>
          </draw:text-box>
        </draw:frame>
        <draw:polygon draw:style-name="gr208" draw:layer="layout" svg:width="1.203cm" svg:height="0.802cm" svg:x="2.01cm" svg:y="15.06cm" svg:viewBox="0 0 1204 803" draw:points="0,803 1204,803 1204,0 0,0">
          <text:p/>
        </draw:polygon>
        <draw:frame draw:style-name="gr7" draw:layer="layout" svg:width="0.264cm" svg:height="0.137cm" svg:x="1.403cm" svg:y="12.837cm">
          <draw:text-box>
            <text:p text:style-name="P1"><text:span text:style-name="T1">18 / 34</text:span></text:p>
          </draw:text-box>
        </draw:frame>
        <draw:frame draw:style-name="gr3" draw:layer="layout" svg:width="0.547cm" svg:height="0.137cm" svg:x="2.309cm" svg:y="15.247cm">
          <draw:text-box>
            <text:p text:style-name="P1"><text:span text:style-name="T1">GO:0019080</text:span></text:p>
          </draw:text-box>
        </draw:frame>
        <draw:frame draw:style-name="gr219" draw:layer="layout" svg:width="1.058cm" svg:height="0.137cm" svg:x="2.067cm" svg:y="15.364cm">
          <draw:text-box>
            <text:p text:style-name="P1"><text:span text:style-name="T1">viral genome express...</text:span></text:p>
          </draw:text-box>
        </draw:frame>
        <draw:frame draw:style-name="gr207" draw:layer="layout" svg:width="0.385cm" svg:height="0.137cm" svg:x="2.39cm" svg:y="15.481cm">
          <draw:text-box>
            <text:p text:style-name="P1"><text:span text:style-name="T1">3.36e−08</text:span></text:p>
          </draw:text-box>
        </draw:frame>
        <draw:polygon draw:style-name="gr208" draw:layer="layout" svg:width="1.203cm" svg:height="0.802cm" svg:x="3.235cm" svg:y="23.344cm" svg:viewBox="0 0 1204 803" draw:points="0,803 1204,803 1204,0 0,0">
          <text:p/>
        </draw:polygon>
        <draw:frame draw:style-name="gr7" draw:layer="layout" svg:width="0.264cm" svg:height="0.137cm" svg:x="2.45cm" svg:y="15.599cm">
          <draw:text-box>
            <text:p text:style-name="P1"><text:span text:style-name="T1">18 / 33</text:span></text:p>
          </draw:text-box>
        </draw:frame>
        <draw:frame draw:style-name="gr3" draw:layer="layout" svg:width="0.547cm" svg:height="0.137cm" svg:x="3.534cm" svg:y="23.531cm">
          <draw:text-box>
            <text:p text:style-name="P1"><text:span text:style-name="T1">GO:0019083</text:span></text:p>
          </draw:text-box>
        </draw:frame>
        <draw:frame draw:style-name="gr220" draw:layer="layout" svg:width="0.74cm" svg:height="0.137cm" svg:x="3.437cm" svg:y="23.648cm">
          <draw:text-box>
            <text:p text:style-name="P1"><text:span text:style-name="T1">viral transcription</text:span></text:p>
          </draw:text-box>
        </draw:frame>
        <draw:frame draw:style-name="gr207" draw:layer="layout" svg:width="0.385cm" svg:height="0.137cm" svg:x="3.614cm" svg:y="23.766cm">
          <draw:text-box>
            <text:p text:style-name="P1"><text:span text:style-name="T1">3.36e−08</text:span></text:p>
          </draw:text-box>
        </draw:frame>
        <draw:polygon draw:style-name="gr201"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text:p/>
        </draw:polygon>
        <draw:polyline draw:style-name="gr2"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0,402">
          <text:p/>
        </draw:polyline>
        <draw:frame draw:style-name="gr7" draw:layer="layout" svg:width="0.264cm" svg:height="0.137cm" svg:x="3.675cm" svg:y="23.883cm">
          <draw:text-box>
            <text:p text:style-name="P1"><text:span text:style-name="T1">18 / 33</text:span></text:p>
          </draw:text-box>
        </draw:frame>
        <draw:frame draw:style-name="gr3" draw:layer="layout" svg:width="0.547cm" svg:height="0.137cm" svg:x="13.065cm" svg:y="9.724cm">
          <draw:text-box>
            <text:p text:style-name="P1"><text:span text:style-name="T1">GO:0019538</text:span></text:p>
          </draw:text-box>
        </draw:frame>
        <draw:frame draw:style-name="gr36" draw:layer="layout" svg:width="0.982cm" svg:height="0.137cm" svg:x="12.861cm" svg:y="9.842cm">
          <draw:text-box>
            <text:p text:style-name="P1"><text:span text:style-name="T1">protein metabolic pr...</text:span></text:p>
          </draw:text-box>
        </draw:frame>
        <draw:frame draw:style-name="gr203" draw:layer="layout" svg:width="0.382cm" svg:height="0.137cm" svg:x="13.147cm" svg:y="9.959cm">
          <draw:text-box>
            <text:p text:style-name="P1"><text:span text:style-name="T1">0.152752</text:span></text:p>
          </draw:text-box>
        </draw:frame>
        <draw:polygon draw:style-name="gr221"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text:p/>
        </draw:polygon>
        <draw:polyline draw:style-name="gr2"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0,402">
          <text:p/>
        </draw:polyline>
        <draw:frame draw:style-name="gr5" draw:layer="layout" svg:width="0.323cm" svg:height="0.137cm" svg:x="13.176cm" svg:y="10.076cm">
          <draw:text-box>
            <text:p text:style-name="P1"><text:span text:style-name="T1">27 / 148</text:span></text:p>
          </draw:text-box>
        </draw:frame>
        <draw:frame draw:style-name="gr3" draw:layer="layout" svg:width="0.547cm" svg:height="0.137cm" svg:x="17.118cm" svg:y="9.724cm">
          <draw:text-box>
            <text:p text:style-name="P1"><text:span text:style-name="T1">GO:0022411</text:span></text:p>
          </draw:text-box>
        </draw:frame>
        <draw:frame draw:style-name="gr4" draw:layer="layout" svg:width="1.035cm" svg:height="0.137cm" svg:x="16.888cm" svg:y="9.842cm">
          <draw:text-box>
            <text:p text:style-name="P1"><text:span text:style-name="T1">cellular component d...</text:span></text:p>
          </draw:text-box>
        </draw:frame>
        <draw:frame draw:style-name="gr207" draw:layer="layout" svg:width="0.385cm" svg:height="0.137cm" svg:x="17.198cm" svg:y="9.959cm">
          <draw:text-box>
            <text:p text:style-name="P1"><text:span text:style-name="T1">4.09e−07</text:span></text:p>
          </draw:text-box>
        </draw:frame>
        <draw:polygon draw:style-name="gr1"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text:p/>
        </draw:polygon>
        <draw:polyline draw:style-name="gr2"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0,401">
          <text:p/>
        </draw:polyline>
        <draw:frame draw:style-name="gr7" draw:layer="layout" svg:width="0.264cm" svg:height="0.137cm" svg:x="17.259cm" svg:y="10.076cm">
          <draw:text-box>
            <text:p text:style-name="P1"><text:span text:style-name="T1">19 / 41</text:span></text:p>
          </draw:text-box>
        </draw:frame>
        <draw:frame draw:style-name="gr3" draw:layer="layout" svg:width="0.547cm" svg:height="0.137cm" svg:x="2.598cm" svg:y="6.963cm">
          <draw:text-box>
            <text:p text:style-name="P1"><text:span text:style-name="T1">GO:0022414</text:span></text:p>
          </draw:text-box>
        </draw:frame>
        <draw:frame draw:style-name="gr222" draw:layer="layout" svg:width="0.926cm" svg:height="0.137cm" svg:x="2.411cm" svg:y="7.08cm">
          <draw:text-box>
            <text:p text:style-name="P1"><text:span text:style-name="T1">reproductive process</text:span></text:p>
          </draw:text-box>
        </draw:frame>
        <draw:frame draw:style-name="gr203" draw:layer="layout" svg:width="0.382cm" svg:height="0.137cm" svg:x="2.681cm" svg:y="7.197cm">
          <draw:text-box>
            <text:p text:style-name="P1"><text:span text:style-name="T1">0.015425</text:span></text:p>
          </draw:text-box>
        </draw:frame>
        <draw:polygon draw:style-name="gr208" draw:layer="layout" svg:width="1.202cm" svg:height="0.801cm" svg:x="1.298cm" svg:y="9.538cm" svg:viewBox="0 0 1203 802" draw:points="0,802 1203,802 1203,0 0,0">
          <text:p/>
        </draw:polygon>
        <draw:frame draw:style-name="gr5" draw:layer="layout" svg:width="0.323cm" svg:height="0.137cm" svg:x="2.71cm" svg:y="7.315cm">
          <draw:text-box>
            <text:p text:style-name="P1"><text:span text:style-name="T1">24 / 107</text:span></text:p>
          </draw:text-box>
        </draw:frame>
        <draw:frame draw:style-name="gr3" draw:layer="layout" svg:width="0.547cm" svg:height="0.137cm" svg:x="1.596cm" svg:y="9.724cm">
          <draw:text-box>
            <text:p text:style-name="P1"><text:span text:style-name="T1">GO:0022415</text:span></text:p>
          </draw:text-box>
        </draw:frame>
        <draw:frame draw:style-name="gr223" draw:layer="layout" svg:width="0.945cm" svg:height="0.137cm" svg:x="1.412cm" svg:y="9.842cm">
          <draw:text-box>
            <text:p text:style-name="P1"><text:span text:style-name="T1">viral reproductive p...</text:span></text:p>
          </draw:text-box>
        </draw:frame>
        <draw:frame draw:style-name="gr207" draw:layer="layout" svg:width="0.385cm" svg:height="0.137cm" svg:x="1.677cm" svg:y="9.959cm">
          <draw:text-box>
            <text:p text:style-name="P1"><text:span text:style-name="T1">1.17e−07</text:span></text:p>
          </draw:text-box>
        </draw:frame>
        <draw:polygon draw:style-name="gr11" draw:layer="layout" svg:width="1.203cm" svg:height="0.802cm" svg:x="21.629cm" svg:y="15.06cm" svg:viewBox="0 0 1204 803" draw:points="0,803 1204,803 1204,0 0,0">
          <text:p/>
        </draw:polygon>
        <draw:frame draw:style-name="gr7" draw:layer="layout" svg:width="0.264cm" svg:height="0.137cm" svg:x="1.737cm" svg:y="10.076cm">
          <draw:text-box>
            <text:p text:style-name="P1"><text:span text:style-name="T1">18 / 35</text:span></text:p>
          </draw:text-box>
        </draw:frame>
        <draw:frame draw:style-name="gr3" draw:layer="layout" svg:width="0.547cm" svg:height="0.137cm" svg:x="21.927cm" svg:y="15.247cm">
          <draw:text-box>
            <text:p text:style-name="P1"><text:span text:style-name="T1">GO:0031016</text:span></text:p>
          </draw:text-box>
        </draw:frame>
        <draw:frame draw:style-name="gr4" draw:layer="layout" svg:width="1.035cm" svg:height="0.137cm" svg:x="21.698cm" svg:y="15.364cm">
          <draw:text-box>
            <text:p text:style-name="P1"><text:span text:style-name="T1">pancreas development</text:span></text:p>
          </draw:text-box>
        </draw:frame>
        <draw:frame draw:style-name="gr207" draw:layer="layout" svg:width="0.385cm" svg:height="0.137cm" svg:x="22.009cm" svg:y="15.481cm">
          <draw:text-box>
            <text:p text:style-name="P1"><text:span text:style-name="T1">6.71e−09</text:span></text:p>
          </draw:text-box>
        </draw:frame>
        <draw:polygon draw:style-name="gr11" draw:layer="layout" svg:width="1.203cm" svg:height="0.802cm" svg:x="21.629cm" svg:y="17.821cm" svg:viewBox="0 0 1204 803" draw:points="0,803 1204,803 1204,0 0,0">
          <text:p/>
        </draw:polygon>
        <draw:frame draw:style-name="gr7" draw:layer="layout" svg:width="0.264cm" svg:height="0.137cm" svg:x="22.069cm" svg:y="15.599cm">
          <draw:text-box>
            <text:p text:style-name="P1"><text:span text:style-name="T1">19 / 34</text:span></text:p>
          </draw:text-box>
        </draw:frame>
        <draw:frame draw:style-name="gr3" draw:layer="layout" svg:width="0.547cm" svg:height="0.137cm" svg:x="21.927cm" svg:y="18.008cm">
          <draw:text-box>
            <text:p text:style-name="P1"><text:span text:style-name="T1">GO:0031018</text:span></text:p>
          </draw:text-box>
        </draw:frame>
        <draw:frame draw:style-name="gr224" draw:layer="layout" svg:width="1.078cm" svg:height="0.137cm" svg:x="21.677cm" svg:y="18.125cm">
          <draw:text-box>
            <text:p text:style-name="P1"><text:span text:style-name="T1">endocrine pancreas d...</text:span></text:p>
          </draw:text-box>
        </draw:frame>
        <draw:frame draw:style-name="gr207" draw:layer="layout" svg:width="0.385cm" svg:height="0.137cm" svg:x="22.009cm" svg:y="18.243cm">
          <draw:text-box>
            <text:p text:style-name="P1"><text:span text:style-name="T1">6.71e−09</text:span></text:p>
          </draw:text-box>
        </draw:frame>
        <draw:polygon draw:style-name="gr1"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text:p/>
        </draw:polygon>
        <draw:polyline draw:style-name="gr2"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0,402">
          <text:p/>
        </draw:polyline>
        <draw:frame draw:style-name="gr7" draw:layer="layout" svg:width="0.264cm" svg:height="0.137cm" svg:x="22.069cm" svg:y="18.36cm">
          <draw:text-box>
            <text:p text:style-name="P1"><text:span text:style-name="T1">19 / 34</text:span></text:p>
          </draw:text-box>
        </draw:frame>
        <draw:frame draw:style-name="gr3" draw:layer="layout" svg:width="0.547cm" svg:height="0.137cm" svg:x="22.529cm" svg:y="4.202cm">
          <draw:text-box>
            <text:p text:style-name="P1"><text:span text:style-name="T1">GO:0032501</text:span></text:p>
          </draw:text-box>
        </draw:frame>
        <draw:frame draw:style-name="gr210" draw:layer="layout" svg:width="0.939cm" svg:height="0.137cm" svg:x="22.347cm" svg:y="4.319cm">
          <draw:text-box>
            <text:p text:style-name="P1"><text:span text:style-name="T1">multicellular organi...</text:span></text:p>
          </draw:text-box>
        </draw:frame>
        <draw:frame draw:style-name="gr203" draw:layer="layout" svg:width="0.382cm" svg:height="0.137cm" svg:x="22.611cm" svg:y="4.436cm">
          <draw:text-box>
            <text:p text:style-name="P1"><text:span text:style-name="T1">0.020622</text:span></text:p>
          </draw:text-box>
        </draw:frame>
        <draw:polygon draw:style-name="gr201"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text:p/>
        </draw:polygon>
        <draw:polyline draw:style-name="gr2"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0,402">
          <text:p/>
        </draw:polyline>
        <draw:frame draw:style-name="gr5" draw:layer="layout" svg:width="0.323cm" svg:height="0.137cm" svg:x="22.641cm" svg:y="4.553cm">
          <draw:text-box>
            <text:p text:style-name="P1"><text:span text:style-name="T1">44 / 242</text:span></text:p>
          </draw:text-box>
        </draw:frame>
        <draw:frame draw:style-name="gr3" draw:layer="layout" svg:width="0.547cm" svg:height="0.137cm" svg:x="20.926cm" svg:y="4.202cm">
          <draw:text-box>
            <text:p text:style-name="P1"><text:span text:style-name="T1">GO:0032502</text:span></text:p>
          </draw:text-box>
        </draw:frame>
        <draw:frame draw:style-name="gr225" draw:layer="layout" svg:width="1.086cm" svg:height="0.137cm" svg:x="20.671cm" svg:y="4.319cm">
          <draw:text-box>
            <text:p text:style-name="P1"><text:span text:style-name="T1">developmental proces...</text:span></text:p>
          </draw:text-box>
        </draw:frame>
        <draw:frame draw:style-name="gr203" draw:layer="layout" svg:width="0.382cm" svg:height="0.137cm" svg:x="21.008cm" svg:y="4.436cm">
          <draw:text-box>
            <text:p text:style-name="P1"><text:span text:style-name="T1">0.023050</text:span></text:p>
          </draw:text-box>
        </draw:frame>
        <draw:polygon draw:style-name="gr204"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text:p/>
        </draw:polygon>
        <draw:polyline draw:style-name="gr2"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0,401">
          <text:p/>
        </draw:polyline>
        <draw:frame draw:style-name="gr5" draw:layer="layout" svg:width="0.323cm" svg:height="0.137cm" svg:x="21.037cm" svg:y="4.553cm">
          <draw:text-box>
            <text:p text:style-name="P1"><text:span text:style-name="T1">42 / 228</text:span></text:p>
          </draw:text-box>
        </draw:frame>
        <draw:frame draw:style-name="gr3" draw:layer="layout" svg:width="0.547cm" svg:height="0.137cm" svg:x="7.297cm" svg:y="20.77cm">
          <draw:text-box>
            <text:p text:style-name="P1"><text:span text:style-name="T1">GO:0032774</text:span></text:p>
          </draw:text-box>
        </draw:frame>
        <draw:frame draw:style-name="gr226" draw:layer="layout" svg:width="1.048cm" svg:height="0.137cm" svg:x="7.061cm" svg:y="20.887cm">
          <draw:text-box>
            <text:p text:style-name="P1"><text:span text:style-name="T1">RNA biosynthetic pro...</text:span></text:p>
          </draw:text-box>
        </draw:frame>
        <draw:frame draw:style-name="gr203" draw:layer="layout" svg:width="0.382cm" svg:height="0.137cm" svg:x="7.379cm" svg:y="21.004cm">
          <draw:text-box>
            <text:p text:style-name="P1"><text:span text:style-name="T1">0.000629</text:span></text:p>
          </draw:text-box>
        </draw:frame>
        <draw:polygon draw:style-name="gr208" draw:layer="layout" svg:width="1.203cm" svg:height="0.801cm" svg:x="17.576cm" svg:y="12.299cm" svg:viewBox="0 0 1204 802" draw:points="0,802 1204,802 1204,0 0,0">
          <text:p/>
        </draw:polygon>
        <draw:frame draw:style-name="gr7" draw:layer="layout" svg:width="0.264cm" svg:height="0.137cm" svg:x="7.438cm" svg:y="21.122cm">
          <draw:text-box>
            <text:p text:style-name="P1"><text:span text:style-name="T1">21 / 72</text:span></text:p>
          </draw:text-box>
        </draw:frame>
        <draw:frame draw:style-name="gr3" draw:layer="layout" svg:width="0.547cm" svg:height="0.137cm" svg:x="17.875cm" svg:y="12.486cm">
          <draw:text-box>
            <text:p text:style-name="P1"><text:span text:style-name="T1">GO:0032984</text:span></text:p>
          </draw:text-box>
        </draw:frame>
        <draw:frame draw:style-name="gr72" draw:layer="layout" svg:width="1.123cm" svg:height="0.137cm" svg:x="17.601cm" svg:y="12.603cm">
          <draw:text-box>
            <text:p text:style-name="P1"><text:span text:style-name="T1">macromolecular compl...</text:span></text:p>
          </draw:text-box>
        </draw:frame>
        <draw:frame draw:style-name="gr207" draw:layer="layout" svg:width="0.385cm" svg:height="0.137cm" svg:x="17.956cm" svg:y="12.72cm">
          <draw:text-box>
            <text:p text:style-name="P1"><text:span text:style-name="T1">1.17e−07</text:span></text:p>
          </draw:text-box>
        </draw:frame>
        <draw:polygon draw:style-name="gr204"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text:p/>
        </draw:polygon>
        <draw:polyline draw:style-name="gr2"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0,401">
          <text:p/>
        </draw:polyline>
        <draw:frame draw:style-name="gr7" draw:layer="layout" svg:width="0.264cm" svg:height="0.137cm" svg:x="18.016cm" svg:y="12.837cm">
          <draw:text-box>
            <text:p text:style-name="P1"><text:span text:style-name="T1">18 / 35</text:span></text:p>
          </draw:text-box>
        </draw:frame>
        <draw:frame draw:style-name="gr3" draw:layer="layout" svg:width="0.547cm" svg:height="0.137cm" svg:x="16.271cm" svg:y="12.486cm">
          <draw:text-box>
            <text:p text:style-name="P1"><text:span text:style-name="T1">GO:0034621</text:span></text:p>
          </draw:text-box>
        </draw:frame>
        <draw:frame draw:style-name="gr219" draw:layer="layout" svg:width="1.058cm" svg:height="0.137cm" svg:x="16.03cm" svg:y="12.603cm">
          <draw:text-box>
            <text:p text:style-name="P1"><text:span text:style-name="T1">cellular macromolecu...</text:span></text:p>
          </draw:text-box>
        </draw:frame>
        <draw:frame draw:style-name="gr203" draw:layer="layout" svg:width="0.382cm" svg:height="0.137cm" svg:x="16.354cm" svg:y="12.72cm">
          <draw:text-box>
            <text:p text:style-name="P1"><text:span text:style-name="T1">0.000304</text:span></text:p>
          </draw:text-box>
        </draw:frame>
        <draw:polygon draw:style-name="gr208" draw:layer="layout" svg:width="1.203cm" svg:height="0.802cm" svg:x="15.973cm" svg:y="15.06cm" svg:viewBox="0 0 1204 803" draw:points="0,803 1204,803 1204,0 0,0">
          <text:p/>
        </draw:polygon>
        <draw:frame draw:style-name="gr7" draw:layer="layout" svg:width="0.264cm" svg:height="0.137cm" svg:x="16.412cm" svg:y="12.837cm">
          <draw:text-box>
            <text:p text:style-name="P1"><text:span text:style-name="T1">22 / 74</text:span></text:p>
          </draw:text-box>
        </draw:frame>
        <draw:frame draw:style-name="gr3" draw:layer="layout" svg:width="0.547cm" svg:height="0.137cm" svg:x="16.271cm" svg:y="15.247cm">
          <draw:text-box>
            <text:p text:style-name="P1"><text:span text:style-name="T1">GO:0034623</text:span></text:p>
          </draw:text-box>
        </draw:frame>
        <draw:frame draw:style-name="gr219" draw:layer="layout" svg:width="1.058cm" svg:height="0.137cm" svg:x="16.03cm" svg:y="15.364cm">
          <draw:text-box>
            <text:p text:style-name="P1"><text:span text:style-name="T1">cellular macromolecu...</text:span></text:p>
          </draw:text-box>
        </draw:frame>
        <draw:frame draw:style-name="gr207" draw:layer="layout" svg:width="0.385cm" svg:height="0.137cm" svg:x="16.352cm" svg:y="15.481cm">
          <draw:text-box>
            <text:p text:style-name="P1"><text:span text:style-name="T1">1.17e−07</text:span></text:p>
          </draw:text-box>
        </draw:frame>
        <draw:polygon draw:style-name="gr204"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0,402">
          <text:p/>
        </draw:polyline>
        <draw:frame draw:style-name="gr7" draw:layer="layout" svg:width="0.264cm" svg:height="0.137cm" svg:x="16.412cm" svg:y="15.599cm">
          <draw:text-box>
            <text:p text:style-name="P1"><text:span text:style-name="T1">18 / 35</text:span></text:p>
          </draw:text-box>
        </draw:frame>
        <draw:frame draw:style-name="gr3" draw:layer="layout" svg:width="0.547cm" svg:height="0.137cm" svg:x="5.805cm" svg:y="9.724cm">
          <draw:text-box>
            <text:p text:style-name="P1"><text:span text:style-name="T1">GO:0034641</text:span></text:p>
          </draw:text-box>
        </draw:frame>
        <draw:frame draw:style-name="gr34" draw:layer="layout" svg:width="0.942cm" svg:height="0.137cm" svg:x="5.622cm" svg:y="9.842cm">
          <draw:text-box>
            <text:p text:style-name="P1"><text:span text:style-name="T1">cellular nitrogen co...</text:span></text:p>
          </draw:text-box>
        </draw:frame>
        <draw:frame draw:style-name="gr203" draw:layer="layout" svg:width="0.382cm" svg:height="0.137cm" svg:x="5.887cm" svg:y="9.959cm">
          <draw:text-box>
            <text:p text:style-name="P1"><text:span text:style-name="T1">0.000240</text:span></text:p>
          </draw:text-box>
        </draw:frame>
        <draw:polygon draw:style-name="gr201"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text:p/>
        </draw:polygon>
        <draw:polyline draw:style-name="gr2"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0,401">
          <text:p/>
        </draw:polyline>
        <draw:frame draw:style-name="gr5" draw:layer="layout" svg:width="0.323cm" svg:height="0.137cm" svg:x="5.917cm" svg:y="10.076cm">
          <draw:text-box>
            <text:p text:style-name="P1"><text:span text:style-name="T1">37 / 161</text:span></text:p>
          </draw:text-box>
        </draw:frame>
        <draw:frame draw:style-name="gr3" draw:layer="layout" svg:width="0.547cm" svg:height="0.137cm" svg:x="9.858cm" svg:y="12.486cm">
          <draw:text-box>
            <text:p text:style-name="P1"><text:span text:style-name="T1">GO:0034645</text:span></text:p>
          </draw:text-box>
        </draw:frame>
        <draw:frame draw:style-name="gr219" draw:layer="layout" svg:width="1.058cm" svg:height="0.137cm" svg:x="9.617cm" svg:y="12.603cm">
          <draw:text-box>
            <text:p text:style-name="P1"><text:span text:style-name="T1">cellular macromolecu...</text:span></text:p>
          </draw:text-box>
        </draw:frame>
        <draw:frame draw:style-name="gr203" draw:layer="layout" svg:width="0.382cm" svg:height="0.137cm" svg:x="9.94cm" svg:y="12.72cm">
          <draw:text-box>
            <text:p text:style-name="P1"><text:span text:style-name="T1">0.050806</text:span></text:p>
          </draw:text-box>
        </draw:frame>
        <draw:polygon draw:style-name="gr11" draw:layer="layout" svg:width="1.202cm" svg:height="0.802cm" svg:x="23.233cm" svg:y="15.06cm" svg:viewBox="0 0 1203 803" draw:points="0,803 1203,803 1203,0 0,0">
          <text:p/>
        </draw:polygon>
        <draw:frame draw:style-name="gr5" draw:layer="layout" svg:width="0.323cm" svg:height="0.137cm" svg:x="9.97cm" svg:y="12.837cm">
          <draw:text-box>
            <text:p text:style-name="P1"><text:span text:style-name="T1">22 / 105</text:span></text:p>
          </draw:text-box>
        </draw:frame>
        <draw:frame draw:style-name="gr3" draw:layer="layout" svg:width="0.547cm" svg:height="0.137cm" svg:x="23.531cm" svg:y="15.247cm">
          <draw:text-box>
            <text:p text:style-name="P1"><text:span text:style-name="T1">GO:0035270</text:span></text:p>
          </draw:text-box>
        </draw:frame>
        <draw:frame draw:style-name="gr225" draw:layer="layout" svg:width="1.086cm" svg:height="0.137cm" svg:x="23.276cm" svg:y="15.364cm">
          <draw:text-box>
            <text:p text:style-name="P1"><text:span text:style-name="T1">endocrine system dev...</text:span></text:p>
          </draw:text-box>
        </draw:frame>
        <draw:frame draw:style-name="gr207" draw:layer="layout" svg:width="0.385cm" svg:height="0.137cm" svg:x="23.612cm" svg:y="15.481cm">
          <draw:text-box>
            <text:p text:style-name="P1"><text:span text:style-name="T1">6.71e−09</text:span></text:p>
          </draw:text-box>
        </draw:frame>
        <draw:polygon draw:style-name="gr211"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text:p/>
        </draw:polygon>
        <draw:polyline draw:style-name="gr2"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0,401">
          <text:p/>
        </draw:polyline>
        <draw:frame draw:style-name="gr7" draw:layer="layout" svg:width="0.264cm" svg:height="0.137cm" svg:x="23.672cm" svg:y="15.599cm">
          <draw:text-box>
            <text:p text:style-name="P1"><text:span text:style-name="T1">19 / 34</text:span></text:p>
          </draw:text-box>
        </draw:frame>
        <draw:frame draw:style-name="gr3" draw:layer="layout" svg:width="0.547cm" svg:height="0.137cm" svg:x="13.065cm" svg:y="6.963cm">
          <draw:text-box>
            <text:p text:style-name="P1"><text:span text:style-name="T1">GO:0043170</text:span></text:p>
          </draw:text-box>
        </draw:frame>
        <draw:frame draw:style-name="gr227" draw:layer="layout" svg:width="1.154cm" svg:height="0.137cm" svg:x="12.776cm" svg:y="7.08cm">
          <draw:text-box>
            <text:p text:style-name="P1"><text:span text:style-name="T1">macromolecule metabo...</text:span></text:p>
          </draw:text-box>
        </draw:frame>
        <draw:frame draw:style-name="gr203" draw:layer="layout" svg:width="0.382cm" svg:height="0.137cm" svg:x="13.147cm" svg:y="7.197cm">
          <draw:text-box>
            <text:p text:style-name="P1"><text:span text:style-name="T1">0.381212</text:span></text:p>
          </draw:text-box>
        </draw:frame>
        <draw:polygon draw:style-name="gr228"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text:p/>
        </draw:polygon>
        <draw:polyline draw:style-name="gr2"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0,402">
          <text:p/>
        </draw:polyline>
        <draw:frame draw:style-name="gr5" draw:layer="layout" svg:width="0.323cm" svg:height="0.137cm" svg:x="13.176cm" svg:y="7.315cm">
          <draw:text-box>
            <text:p text:style-name="P1"><text:span text:style-name="T1">32 / 195</text:span></text:p>
          </draw:text-box>
        </draw:frame>
        <draw:frame draw:style-name="gr3" draw:layer="layout" svg:width="0.547cm" svg:height="0.137cm" svg:x="17.875cm" svg:y="15.247cm">
          <draw:text-box>
            <text:p text:style-name="P1"><text:span text:style-name="T1">GO:0043241</text:span></text:p>
          </draw:text-box>
        </draw:frame>
        <draw:frame draw:style-name="gr229" draw:layer="layout" svg:width="1.026cm" svg:height="0.137cm" svg:x="17.65cm" svg:y="15.364cm">
          <draw:text-box>
            <text:p text:style-name="P1"><text:span text:style-name="T1">protein complex disa...</text:span></text:p>
          </draw:text-box>
        </draw:frame>
        <draw:frame draw:style-name="gr207" draw:layer="layout" svg:width="0.385cm" svg:height="0.137cm" svg:x="17.956cm" svg:y="15.481cm">
          <draw:text-box>
            <text:p text:style-name="P1"><text:span text:style-name="T1">1.17e−07</text:span></text:p>
          </draw:text-box>
        </draw:frame>
        <draw:polygon draw:style-name="gr228"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text:p/>
        </draw:polygon>
        <draw:polyline draw:style-name="gr2"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0,401">
          <text:p/>
        </draw:polyline>
        <draw:frame draw:style-name="gr7" draw:layer="layout" svg:width="0.264cm" svg:height="0.137cm" svg:x="18.016cm" svg:y="15.599cm">
          <draw:text-box>
            <text:p text:style-name="P1"><text:span text:style-name="T1">18 / 35</text:span></text:p>
          </draw:text-box>
        </draw:frame>
        <draw:frame draw:style-name="gr3" draw:layer="layout" svg:width="0.547cm" svg:height="0.137cm" svg:x="16.271cm" svg:y="18.008cm">
          <draw:text-box>
            <text:p text:style-name="P1"><text:span text:style-name="T1">GO:0043624</text:span></text:p>
          </draw:text-box>
        </draw:frame>
        <draw:frame draw:style-name="gr230" draw:layer="layout" svg:width="0.976cm" svg:height="0.137cm" svg:x="16.071cm" svg:y="18.125cm">
          <draw:text-box>
            <text:p text:style-name="P1"><text:span text:style-name="T1">cellular protein com...</text:span></text:p>
          </draw:text-box>
        </draw:frame>
        <draw:frame draw:style-name="gr207" draw:layer="layout" svg:width="0.385cm" svg:height="0.137cm" svg:x="16.352cm" svg:y="18.243cm">
          <draw:text-box>
            <text:p text:style-name="P1"><text:span text:style-name="T1">1.17e−07</text:span></text:p>
          </draw:text-box>
        </draw:frame>
        <draw:polygon draw:style-name="gr204"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text:p/>
        </draw:polygon>
        <draw:polyline draw:style-name="gr2"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0,402">
          <text:p/>
        </draw:polyline>
        <draw:frame draw:style-name="gr7" draw:layer="layout" svg:width="0.264cm" svg:height="0.137cm" svg:x="16.412cm" svg:y="18.36cm">
          <draw:text-box>
            <text:p text:style-name="P1"><text:span text:style-name="T1">18 / 35</text:span></text:p>
          </draw:text-box>
        </draw:frame>
        <draw:frame draw:style-name="gr3" draw:layer="layout" svg:width="0.547cm" svg:height="0.137cm" svg:x="18.721cm" svg:y="9.724cm">
          <draw:text-box>
            <text:p text:style-name="P1"><text:span text:style-name="T1">GO:0043933</text:span></text:p>
          </draw:text-box>
        </draw:frame>
        <draw:frame draw:style-name="gr72" draw:layer="layout" svg:width="1.123cm" svg:height="0.137cm" svg:x="18.448cm" svg:y="9.842cm">
          <draw:text-box>
            <text:p text:style-name="P1"><text:span text:style-name="T1">macromolecular compl...</text:span></text:p>
          </draw:text-box>
        </draw:frame>
        <draw:frame draw:style-name="gr203" draw:layer="layout" svg:width="0.382cm" svg:height="0.137cm" svg:x="18.803cm" svg:y="9.959cm">
          <draw:text-box>
            <text:p text:style-name="P1"><text:span text:style-name="T1">0.000701</text:span></text:p>
          </draw:text-box>
        </draw:frame>
        <draw:polygon draw:style-name="gr201"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text:p/>
        </draw:polygon>
        <draw:polyline draw:style-name="gr2"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0,401">
          <text:p/>
        </draw:polyline>
        <draw:frame draw:style-name="gr7" draw:layer="layout" svg:width="0.264cm" svg:height="0.137cm" svg:x="18.862cm" svg:y="10.076cm">
          <draw:text-box>
            <text:p text:style-name="P1"><text:span text:style-name="T1">23 / 83</text:span></text:p>
          </draw:text-box>
        </draw:frame>
        <draw:frame draw:style-name="gr3" draw:layer="layout" svg:width="0.547cm" svg:height="0.137cm" svg:x="8.255cm" svg:y="6.963cm">
          <draw:text-box>
            <text:p text:style-name="P1"><text:span text:style-name="T1">GO:0044237</text:span></text:p>
          </draw:text-box>
        </draw:frame>
        <draw:frame draw:style-name="gr39" draw:layer="layout" svg:width="0.96cm" svg:height="0.137cm" svg:x="8.062cm" svg:y="7.08cm">
          <draw:text-box>
            <text:p text:style-name="P1"><text:span text:style-name="T1">cellular metabolic p...</text:span></text:p>
          </draw:text-box>
        </draw:frame>
        <draw:frame draw:style-name="gr203" draw:layer="layout" svg:width="0.382cm" svg:height="0.137cm" svg:x="8.337cm" svg:y="7.197cm">
          <draw:text-box>
            <text:p text:style-name="P1"><text:span text:style-name="T1">0.197829</text:span></text:p>
          </draw:text-box>
        </draw:frame>
        <draw:polygon draw:style-name="gr201"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text:p/>
        </draw:polygon>
        <draw:polyline draw:style-name="gr2"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0,401">
          <text:p/>
        </draw:polyline>
        <draw:frame draw:style-name="gr5" draw:layer="layout" svg:width="0.323cm" svg:height="0.137cm" svg:x="8.366cm" svg:y="7.315cm">
          <draw:text-box>
            <text:p text:style-name="P1"><text:span text:style-name="T1">43 / 257</text:span></text:p>
          </draw:text-box>
        </draw:frame>
        <draw:frame draw:style-name="gr3" draw:layer="layout" svg:width="0.547cm" svg:height="0.137cm" svg:x="11.461cm" svg:y="6.963cm">
          <draw:text-box>
            <text:p text:style-name="P1"><text:span text:style-name="T1">GO:0044238</text:span></text:p>
          </draw:text-box>
        </draw:frame>
        <draw:frame draw:style-name="gr40" draw:layer="layout" svg:width="1.016cm" svg:height="0.137cm" svg:x="11.241cm" svg:y="7.08cm">
          <draw:text-box>
            <text:p text:style-name="P1"><text:span text:style-name="T1">primary metabolic pr...</text:span></text:p>
          </draw:text-box>
        </draw:frame>
        <draw:frame draw:style-name="gr203" draw:layer="layout" svg:width="0.382cm" svg:height="0.137cm" svg:x="11.543cm" svg:y="7.197cm">
          <draw:text-box>
            <text:p text:style-name="P1"><text:span text:style-name="T1">0.181360</text:span></text:p>
          </draw:text-box>
        </draw:frame>
        <draw:polygon draw:style-name="gr201"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text:p/>
        </draw:polygon>
        <draw:polyline draw:style-name="gr2"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0,402">
          <text:p/>
        </draw:polyline>
        <draw:frame draw:style-name="gr5" draw:layer="layout" svg:width="0.323cm" svg:height="0.137cm" svg:x="11.573cm" svg:y="7.315cm">
          <draw:text-box>
            <text:p text:style-name="P1"><text:span text:style-name="T1">42 / 249</text:span></text:p>
          </draw:text-box>
        </draw:frame>
        <draw:frame draw:style-name="gr3" draw:layer="layout" svg:width="0.547cm" svg:height="0.137cm" svg:x="7.408cm" svg:y="9.724cm">
          <draw:text-box>
            <text:p text:style-name="P1"><text:span text:style-name="T1">GO:0044249</text:span></text:p>
          </draw:text-box>
        </draw:frame>
        <draw:frame draw:style-name="gr231" draw:layer="layout" svg:width="0.929cm" svg:height="0.137cm" svg:x="7.232cm" svg:y="9.842cm">
          <draw:text-box>
            <text:p text:style-name="P1"><text:span text:style-name="T1">cellular biosyntheti...</text:span></text:p>
          </draw:text-box>
        </draw:frame>
        <draw:frame draw:style-name="gr203" draw:layer="layout" svg:width="0.382cm" svg:height="0.137cm" svg:x="7.491cm" svg:y="9.959cm">
          <draw:text-box>
            <text:p text:style-name="P1"><text:span text:style-name="T1">0.141633</text:span></text:p>
          </draw:text-box>
        </draw:frame>
        <draw:polygon draw:style-name="gr211"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text:p/>
        </draw:polygon>
        <draw:polyline draw:style-name="gr2"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0,402">
          <text:p/>
        </draw:polyline>
        <draw:frame draw:style-name="gr5" draw:layer="layout" svg:width="0.323cm" svg:height="0.137cm" svg:x="7.52cm" svg:y="10.076cm">
          <draw:text-box>
            <text:p text:style-name="P1"><text:span text:style-name="T1">27 / 147</text:span></text:p>
          </draw:text-box>
        </draw:frame>
        <draw:frame draw:style-name="gr3" draw:layer="layout" svg:width="0.547cm" svg:height="0.137cm" svg:x="9.858cm" svg:y="9.724cm">
          <draw:text-box>
            <text:p text:style-name="P1"><text:span text:style-name="T1">GO:0044260</text:span></text:p>
          </draw:text-box>
        </draw:frame>
        <draw:frame draw:style-name="gr219" draw:layer="layout" svg:width="1.058cm" svg:height="0.137cm" svg:x="9.617cm" svg:y="9.842cm">
          <draw:text-box>
            <text:p text:style-name="P1"><text:span text:style-name="T1">cellular macromolecu...</text:span></text:p>
          </draw:text-box>
        </draw:frame>
        <draw:frame draw:style-name="gr203" draw:layer="layout" svg:width="0.382cm" svg:height="0.137cm" svg:x="9.94cm" svg:y="9.959cm">
          <draw:text-box>
            <text:p text:style-name="P1"><text:span text:style-name="T1">0.222674</text:span></text:p>
          </draw:text-box>
        </draw:frame>
        <draw:polygon draw:style-name="gr201"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text:p/>
        </draw:polygon>
        <draw:polyline draw:style-name="gr2"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0,401">
          <text:p/>
        </draw:polyline>
        <draw:frame draw:style-name="gr5" draw:layer="layout" svg:width="0.323cm" svg:height="0.137cm" svg:x="9.97cm" svg:y="10.076cm">
          <draw:text-box>
            <text:p text:style-name="P1"><text:span text:style-name="T1">31 / 179</text:span></text:p>
          </draw:text-box>
        </draw:frame>
        <draw:frame draw:style-name="gr3" draw:layer="layout" svg:width="0.547cm" svg:height="0.137cm" svg:x="11.461cm" svg:y="12.486cm">
          <draw:text-box>
            <text:p text:style-name="P1"><text:span text:style-name="T1">GO:0044267</text:span></text:p>
          </draw:text-box>
        </draw:frame>
        <draw:frame draw:style-name="gr232" draw:layer="layout" svg:width="0.952cm" svg:height="0.137cm" svg:x="11.273cm" svg:y="12.603cm">
          <draw:text-box>
            <text:p text:style-name="P1"><text:span text:style-name="T1">cellular protein met...</text:span></text:p>
          </draw:text-box>
        </draw:frame>
        <draw:frame draw:style-name="gr203" draw:layer="layout" svg:width="0.382cm" svg:height="0.137cm" svg:x="11.543cm" svg:y="12.72cm">
          <draw:text-box>
            <text:p text:style-name="P1"><text:span text:style-name="T1">0.048641</text:span></text:p>
          </draw:text-box>
        </draw:frame>
        <draw:polygon draw:style-name="gr204"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text:p/>
        </draw:polygon>
        <draw:polyline draw:style-name="gr2"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0,401">
          <text:p/>
        </draw:polyline>
        <draw:frame draw:style-name="gr5" draw:layer="layout" svg:width="0.323cm" svg:height="0.137cm" svg:x="11.573cm" svg:y="12.837cm">
          <draw:text-box>
            <text:p text:style-name="P1"><text:span text:style-name="T1">27 / 135</text:span></text:p>
          </draw:text-box>
        </draw:frame>
        <draw:frame draw:style-name="gr3" draw:layer="layout" svg:width="0.547cm" svg:height="0.137cm" svg:x="5.048cm" svg:y="6.963cm">
          <draw:text-box>
            <text:p text:style-name="P1"><text:span text:style-name="T1">GO:0044281</text:span></text:p>
          </draw:text-box>
        </draw:frame>
        <draw:frame draw:style-name="gr42" draw:layer="layout" svg:width="1.077cm" svg:height="0.137cm" svg:x="4.797cm" svg:y="7.08cm">
          <draw:text-box>
            <text:p text:style-name="P1"><text:span text:style-name="T1">small molecule metab...</text:span></text:p>
          </draw:text-box>
        </draw:frame>
        <draw:frame draw:style-name="gr203" draw:layer="layout" svg:width="0.382cm" svg:height="0.137cm" svg:x="5.13cm" svg:y="7.197cm">
          <draw:text-box>
            <text:p text:style-name="P1"><text:span text:style-name="T1">0.000938</text:span></text:p>
          </draw:text-box>
        </draw:frame>
        <draw:polygon draw:style-name="gr215"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text:p/>
        </draw:polygon>
        <draw:polyline draw:style-name="gr2"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0,401">
          <text:p/>
        </draw:polyline>
        <draw:frame draw:style-name="gr5" draw:layer="layout" svg:width="0.323cm" svg:height="0.137cm" svg:x="5.16cm" svg:y="7.315cm">
          <draw:text-box>
            <text:p text:style-name="P1"><text:span text:style-name="T1">40 / 190</text:span></text:p>
          </draw:text-box>
        </draw:frame>
        <draw:frame draw:style-name="gr3" draw:layer="layout" svg:width="0.547cm" svg:height="0.137cm" svg:x="21.927cm" svg:y="12.486cm">
          <draw:text-box>
            <text:p text:style-name="P1"><text:span text:style-name="T1">GO:0048513</text:span></text:p>
          </draw:text-box>
        </draw:frame>
        <draw:frame draw:style-name="gr233" draw:layer="layout" svg:width="0.87cm" svg:height="0.137cm" svg:x="21.781cm" svg:y="12.603cm">
          <draw:text-box>
            <text:p text:style-name="P1"><text:span text:style-name="T1">organ development</text:span></text:p>
          </draw:text-box>
        </draw:frame>
        <draw:frame draw:style-name="gr207" draw:layer="layout" svg:width="0.385cm" svg:height="0.137cm" svg:x="22.009cm" svg:y="12.72cm">
          <draw:text-box>
            <text:p text:style-name="P1"><text:span text:style-name="T1">3.85e−05</text:span></text:p>
          </draw:text-box>
        </draw:frame>
        <draw:polygon draw:style-name="gr16"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23cm" svg:height="0.137cm" svg:x="22.039cm" svg:y="12.837cm">
          <draw:text-box>
            <text:p text:style-name="P1"><text:span text:style-name="T1">32 / 120</text:span></text:p>
          </draw:text-box>
        </draw:frame>
        <draw:frame draw:style-name="gr3" draw:layer="layout" svg:width="0.547cm" svg:height="0.137cm" svg:x="3.355cm" svg:y="9.724cm">
          <draw:text-box>
            <text:p text:style-name="P1"><text:span text:style-name="T1">GO:0048610</text:span></text:p>
          </draw:text-box>
        </draw:frame>
        <draw:frame draw:style-name="gr75" draw:layer="layout" svg:width="0.956cm" svg:height="0.137cm" svg:x="3.165cm" svg:y="9.842cm">
          <draw:text-box>
            <text:p text:style-name="P1"><text:span text:style-name="T1">cellular process inv...</text:span></text:p>
          </draw:text-box>
        </draw:frame>
        <draw:frame draw:style-name="gr207" draw:layer="layout" svg:width="0.385cm" svg:height="0.137cm" svg:x="3.436cm" svg:y="9.959cm">
          <draw:text-box>
            <text:p text:style-name="P1"><text:span text:style-name="T1">1.59e−05</text:span></text:p>
          </draw:text-box>
        </draw:frame>
        <draw:polygon draw:style-name="gr215"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0,402">
          <text:p/>
        </draw:polyline>
        <draw:frame draw:style-name="gr7" draw:layer="layout" svg:width="0.264cm" svg:height="0.137cm" svg:x="3.497cm" svg:y="10.076cm">
          <draw:text-box>
            <text:p text:style-name="P1"><text:span text:style-name="T1">20 / 54</text:span></text:p>
          </draw:text-box>
        </draw:frame>
        <draw:frame draw:style-name="gr3" draw:layer="layout" svg:width="0.547cm" svg:height="0.137cm" svg:x="22.774cm" svg:y="9.724cm">
          <draw:text-box>
            <text:p text:style-name="P1"><text:span text:style-name="T1">GO:0048731</text:span></text:p>
          </draw:text-box>
        </draw:frame>
        <draw:frame draw:style-name="gr234" draw:layer="layout" svg:width="0.935cm" svg:height="0.137cm" svg:x="22.595cm" svg:y="9.842cm">
          <draw:text-box>
            <text:p text:style-name="P1"><text:span text:style-name="T1">system development</text:span></text:p>
          </draw:text-box>
        </draw:frame>
        <draw:frame draw:style-name="gr203" draw:layer="layout" svg:width="0.382cm" svg:height="0.137cm" svg:x="22.856cm" svg:y="9.959cm">
          <draw:text-box>
            <text:p text:style-name="P1"><text:span text:style-name="T1">0.000206</text:span></text:p>
          </draw:text-box>
        </draw:frame>
        <draw:polygon draw:style-name="gr1"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text:p/>
        </draw:polygon>
        <draw:polyline draw:style-name="gr2"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0,401">
          <text:p/>
        </draw:polyline>
        <draw:frame draw:style-name="gr5" draw:layer="layout" svg:width="0.323cm" svg:height="0.137cm" svg:x="22.886cm" svg:y="10.076cm">
          <draw:text-box>
            <text:p text:style-name="P1"><text:span text:style-name="T1">35 / 147</text:span></text:p>
          </draw:text-box>
        </draw:frame>
        <draw:frame draw:style-name="gr3" draw:layer="layout" svg:width="0.547cm" svg:height="0.137cm" svg:x="20.926cm" svg:y="6.963cm">
          <draw:text-box>
            <text:p text:style-name="P1"><text:span text:style-name="T1">GO:0048856</text:span></text:p>
          </draw:text-box>
        </draw:frame>
        <draw:frame draw:style-name="gr235" draw:layer="layout" svg:width="1.011cm" svg:height="0.137cm" svg:x="20.708cm" svg:y="7.08cm">
          <draw:text-box>
            <text:p text:style-name="P1"><text:span text:style-name="T1">anatomical structure...</text:span></text:p>
          </draw:text-box>
        </draw:frame>
        <draw:frame draw:style-name="gr203" draw:layer="layout" svg:width="0.382cm" svg:height="0.137cm" svg:x="21.008cm" svg:y="7.197cm">
          <draw:text-box>
            <text:p text:style-name="P1"><text:span text:style-name="T1">0.002370</text:span></text:p>
          </draw:text-box>
        </draw:frame>
        <draw:polygon draw:style-name="gr204"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text:p/>
        </draw:polygon>
        <draw:polyline draw:style-name="gr2"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0,401">
          <text:p/>
        </draw:polyline>
        <draw:frame draw:style-name="gr5" draw:layer="layout" svg:width="0.323cm" svg:height="0.137cm" svg:x="21.037cm" svg:y="7.315cm">
          <draw:text-box>
            <text:p text:style-name="P1"><text:span text:style-name="T1">39 / 189</text:span></text:p>
          </draw:text-box>
        </draw:frame>
        <draw:frame draw:style-name="gr3" draw:layer="layout" svg:width="0.547cm" svg:height="0.137cm" svg:x="19.478cm" svg:y="12.486cm">
          <draw:text-box>
            <text:p text:style-name="P1"><text:span text:style-name="T1">GO:0071822</text:span></text:p>
          </draw:text-box>
        </draw:frame>
        <draw:frame draw:style-name="gr236" draw:layer="layout" svg:width="1.059cm" svg:height="0.137cm" svg:x="19.236cm" svg:y="12.603cm">
          <draw:text-box>
            <text:p text:style-name="P1"><text:span text:style-name="T1">protein complex subu...</text:span></text:p>
          </draw:text-box>
        </draw:frame>
        <draw:frame draw:style-name="gr203" draw:layer="layout" svg:width="0.382cm" svg:height="0.137cm" svg:x="19.56cm" svg:y="12.72cm">
          <draw:text-box>
            <text:p text:style-name="P1"><text:span text:style-name="T1">0.000629</text:span></text:p>
          </draw:text-box>
        </draw:frame>
        <draw:polygon draw:style-name="gr201"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text:p/>
        </draw:polygon>
        <draw:polyline draw:style-name="gr2"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0,402">
          <text:p/>
        </draw:polyline>
        <draw:frame draw:style-name="gr7" draw:layer="layout" svg:width="0.264cm" svg:height="0.137cm" svg:x="19.619cm" svg:y="12.837cm">
          <draw:text-box>
            <text:p text:style-name="P1"><text:span text:style-name="T1">21 / 72</text:span></text:p>
          </draw:text-box>
        </draw:frame>
        <draw:frame draw:style-name="gr3" draw:layer="layout" svg:width="0.547cm" svg:height="0.137cm" svg:x="14.891cm" svg:y="4.202cm">
          <draw:text-box>
            <text:p text:style-name="P1"><text:span text:style-name="T1">GO:0071840</text:span></text:p>
          </draw:text-box>
        </draw:frame>
        <draw:frame draw:style-name="gr22" draw:layer="layout" svg:width="1.031cm" svg:height="0.137cm" svg:x="14.663cm" svg:y="4.319cm">
          <draw:text-box>
            <text:p text:style-name="P1"><text:span text:style-name="T1">cellular component o...</text:span></text:p>
          </draw:text-box>
        </draw:frame>
        <draw:frame draw:style-name="gr203" draw:layer="layout" svg:width="0.382cm" svg:height="0.137cm" svg:x="14.973cm" svg:y="4.436cm">
          <draw:text-box>
            <text:p text:style-name="P1"><text:span text:style-name="T1">0.021350</text:span></text:p>
          </draw:text-box>
        </draw:frame>
        <draw:polygon draw:style-name="gr1"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text:p/>
        </draw:polygon>
        <draw:polyline draw:style-name="gr2"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0,401">
          <text:p/>
        </draw:polyline>
        <draw:frame draw:style-name="gr5" draw:layer="layout" svg:width="0.323cm" svg:height="0.137cm" svg:x="15.002cm" svg:y="4.553cm">
          <draw:text-box>
            <text:p text:style-name="P1"><text:span text:style-name="T1">34 / 172</text:span></text:p>
          </draw:text-box>
        </draw:frame>
        <draw:frame draw:style-name="gr3" draw:layer="layout" svg:width="0.547cm" svg:height="0.137cm" svg:x="14.891cm" svg:y="6.963cm">
          <draw:text-box>
            <text:p text:style-name="P1"><text:span text:style-name="T1">GO:0071841</text:span></text:p>
          </draw:text-box>
        </draw:frame>
        <draw:frame draw:style-name="gr22" draw:layer="layout" svg:width="1.031cm" svg:height="0.137cm" svg:x="14.663cm" svg:y="7.08cm">
          <draw:text-box>
            <text:p text:style-name="P1"><text:span text:style-name="T1">cellular component o...</text:span></text:p>
          </draw:text-box>
        </draw:frame>
        <draw:frame draw:style-name="gr203" draw:layer="layout" svg:width="0.382cm" svg:height="0.137cm" svg:x="14.973cm" svg:y="7.197cm">
          <draw:text-box>
            <text:p text:style-name="P1"><text:span text:style-name="T1">0.004181</text:span></text:p>
          </draw:text-box>
        </draw:frame>
        <draw:polygon draw:style-name="gr1"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23cm" svg:height="0.137cm" svg:x="15.002cm" svg:y="7.315cm">
          <draw:text-box>
            <text:p text:style-name="P1"><text:span text:style-name="T1">31 / 140</text:span></text:p>
          </draw:text-box>
        </draw:frame>
        <draw:frame draw:style-name="gr3" draw:layer="layout" svg:width="0.547cm" svg:height="0.137cm" svg:x="15.514cm" svg:y="9.724cm">
          <draw:text-box>
            <text:p text:style-name="P1"><text:span text:style-name="T1">GO:0071842</text:span></text:p>
          </draw:text-box>
        </draw:frame>
        <draw:frame draw:style-name="gr22" draw:layer="layout" svg:width="1.031cm" svg:height="0.137cm" svg:x="15.287cm" svg:y="9.842cm">
          <draw:text-box>
            <text:p text:style-name="P1"><text:span text:style-name="T1">cellular component o...</text:span></text:p>
          </draw:text-box>
        </draw:frame>
        <draw:frame draw:style-name="gr203" draw:layer="layout" svg:width="0.382cm" svg:height="0.137cm" svg:x="15.597cm" svg:y="9.959cm">
          <draw:text-box>
            <text:p text:style-name="P1"><text:span text:style-name="T1">0.005747</text:span></text:p>
          </draw:text-box>
        </draw:frame>
        <draw:polygon draw:style-name="gr221"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text:p/>
        </draw:polygon>
        <draw:polyline draw:style-name="gr2"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0,401">
          <text:p/>
        </draw:polyline>
        <draw:frame draw:style-name="gr5" draw:layer="layout" svg:width="0.323cm" svg:height="0.137cm" svg:x="15.626cm" svg:y="10.076cm">
          <draw:text-box>
            <text:p text:style-name="P1"><text:span text:style-name="T1">30 / 136</text:span></text:p>
          </draw:text-box>
        </draw:frame>
        <draw:frame draw:style-name="gr3" draw:layer="layout" svg:width="0.547cm" svg:height="0.137cm" svg:x="14.668cm" svg:y="12.486cm">
          <draw:text-box>
            <text:p text:style-name="P1"><text:span text:style-name="T1">GO:0071845</text:span></text:p>
          </draw:text-box>
        </draw:frame>
        <draw:frame draw:style-name="gr4" draw:layer="layout" svg:width="1.035cm" svg:height="0.137cm" svg:x="14.439cm" svg:y="12.603cm">
          <draw:text-box>
            <text:p text:style-name="P1"><text:span text:style-name="T1">cellular component d...</text:span></text:p>
          </draw:text-box>
        </draw:frame>
        <draw:frame draw:style-name="gr207" draw:layer="layout" svg:width="0.385cm" svg:height="0.137cm" svg:x="14.749cm" svg:y="12.72cm">
          <draw:text-box>
            <text:p text:style-name="P1"><text:span text:style-name="T1">4.09e−07</text:span></text:p>
          </draw:text-box>
        </draw:frame>
        <draw:polygon draw:style-name="gr1"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text:p/>
        </draw:polygon>
        <draw:polyline draw:style-name="gr2"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0,402">
          <text:p/>
        </draw:polyline>
        <draw:frame draw:style-name="gr7" draw:layer="layout" svg:width="0.264cm" svg:height="0.137cm" svg:x="14.809cm" svg:y="12.837cm">
          <draw:text-box>
            <text:p text:style-name="P1"><text:span text:style-name="T1">19 / 41</text:span></text:p>
          </draw:text-box>
        </draw:frame>
        <draw:frame draw:style-name="gr3" draw:layer="layout" svg:width="0.547cm" svg:height="0.137cm" svg:x="6.072cm" svg:y="15.247cm">
          <draw:text-box>
            <text:p text:style-name="P1"><text:span text:style-name="T1">GO:0090304</text:span></text:p>
          </draw:text-box>
        </draw:frame>
        <draw:frame draw:style-name="gr40" draw:layer="layout" svg:width="1.016cm" svg:height="0.137cm" svg:x="5.852cm" svg:y="15.364cm">
          <draw:text-box>
            <text:p text:style-name="P1"><text:span text:style-name="T1">nucleic acid metabol...</text:span></text:p>
          </draw:text-box>
        </draw:frame>
        <draw:frame draw:style-name="gr203" draw:layer="layout" svg:width="0.382cm" svg:height="0.137cm" svg:x="6.154cm" svg:y="15.481cm">
          <draw:text-box>
            <text:p text:style-name="P1"><text:span text:style-name="T1">0.006732</text:span></text:p>
          </draw:text-box>
        </draw:frame>
        <draw:polyline draw:style-name="gr2" draw:layer="layout" svg:width="2.383cm" svg:height="1.982cm" svg:x="3.458cm" svg:y="4.75cm" svg:viewBox="0 0 2384 1983" draw:points="2384,0 2194,159 1978,340 1740,538 1487,749 1225,966 960,1184 700,1402 449,1610 213,1805 0,1983">
          <text:p/>
        </draw:polyline>
        <draw:line draw:style-name="gr2" draw:layer="layout" svg:x1="3.672cm" svg:y1="6.554cm" svg:x2="3.458cm" svg:y2="6.733cm">
          <text:p/>
        </draw:line>
        <draw:polyline draw:style-name="gr2" draw:layer="layout" svg:width="0.251cm" svg:height="0.24cm" svg:x="3.458cm" svg:y="6.492cm" svg:viewBox="0 0 252 241" draw:points="89,0 0,241 252,196">
          <text:p/>
        </draw:polyline>
        <draw:polyline draw:style-name="gr2" draw:layer="layout" svg:width="0.111cm" svg:height="1.715cm" svg:x="6.219cm" svg:y="13.122cm" svg:viewBox="0 0 112 1716" draw:points="0,0 8,142 16,299 26,467 36,644 48,826 60,1010 72,1195 85,1376 98,1551 112,1716">
          <text:p/>
        </draw:polyline>
        <draw:line draw:style-name="gr2" draw:layer="layout" svg:x1="6.317cm" svg:y1="14.672cm" svg:x2="6.331cm" svg:y2="14.838cm">
          <text:p/>
        </draw:line>
        <draw:polyline draw:style-name="gr2" draw:layer="layout" svg:width="0.254cm" svg:height="0.23cm" svg:x="6.186cm" svg:y="14.607cm" svg:viewBox="0 0 255 231" draw:points="0,20 144,231 255,0">
          <text:p/>
        </draw:polyline>
        <draw:polyline draw:style-name="gr2" draw:layer="layout" svg:width="2.205cm" svg:height="4.52cm" svg:x="12.744cm" svg:y="15.862cm" svg:viewBox="0 0 2206 4521" draw:points="0,0 160,328 356,729 578,1184 819,1678 1070,2193 1324,2715 1572,3225 1808,3707 2021,4145 2206,4521">
          <text:p/>
        </draw:polyline>
        <draw:line draw:style-name="gr2" draw:layer="layout" svg:x1="14.764cm" svg:y1="20.006cm" svg:x2="14.95cm" svg:y2="20.383cm">
          <text:p/>
        </draw:line>
        <draw:polyline draw:style-name="gr2" draw:layer="layout" svg:width="0.229cm" svg:height="0.254cm" svg:x="14.737cm" svg:y="20.128cm" svg:viewBox="0 0 230 255" draw:points="0,112 213,255 230,0">
          <text:p/>
        </draw:polyline>
        <draw:polyline draw:style-name="gr2" draw:layer="layout" svg:width="0.534cm" svg:height="1.759cm" svg:x="6.286cm" svg:y="7.578cm" svg:viewBox="0 0 535 1760" draw:points="535,0 492,148 444,311 390,485 334,667 277,854 218,1043 160,1232 103,1417 49,1593 0,1760">
          <text:p/>
        </draw:polyline>
        <draw:line draw:style-name="gr2" draw:layer="layout" svg:x1="6.336cm" svg:y1="9.17cm" svg:x2="6.286cm" svg:y2="9.338cm">
          <text:p/>
        </draw:line>
        <draw:polyline draw:style-name="gr2" draw:layer="layout" svg:width="0.245cm" svg:height="0.248cm" svg:x="6.226cm" svg:y="9.089cm" svg:viewBox="0 0 246 249" draw:points="0,0 60,249 246,72">
          <text:p/>
        </draw:polyline>
        <draw:polyline draw:style-name="gr2" draw:layer="layout" svg:width="0.156cm" svg:height="1.715cm" svg:x="22.854cm" svg:y="7.6cm" svg:viewBox="0 0 157 1716" draw:points="0,0 14,142 29,298 45,466 62,642 78,824 96,1009 112,1194 128,1375 143,1550 157,1716">
          <text:p/>
        </draw:polyline>
        <draw:line draw:style-name="gr2" draw:layer="layout" svg:x1="22.996cm" svg:y1="9.149cm" svg:x2="23.011cm" svg:y2="9.316cm">
          <text:p/>
        </draw:line>
        <draw:polyline draw:style-name="gr2" draw:layer="layout" svg:width="0.254cm" svg:height="0.231cm" svg:x="22.864cm" svg:y="9.084cm" svg:viewBox="0 0 255 232" draw:points="0,21 146,232 255,0">
          <text:p/>
        </draw:polyline>
        <draw:polyline draw:style-name="gr2" draw:layer="layout" svg:width="2.205cm" svg:height="1.96cm" svg:x="6.776cm" svg:y="1.988cm" svg:viewBox="0 0 2206 1961" draw:points="2206,0 2030,159 1830,339 1610,534 1377,741 1136,955 891,1171 650,1384 417,1589 199,1783 0,1961">
          <text:p/>
        </draw:polyline>
        <draw:line draw:style-name="gr2" draw:layer="layout" svg:x1="6.976cm" svg:y1="3.771cm" svg:x2="6.776cm" svg:y2="3.949cm">
          <text:p/>
        </draw:line>
        <draw:polyline draw:style-name="gr2" draw:layer="layout" svg:width="0.25cm" svg:height="0.243cm" svg:x="6.776cm" svg:y="3.705cm" svg:viewBox="0 0 251 244" draw:points="80,0 0,244 251,192">
          <text:p/>
        </draw:polyline>
        <draw:polyline draw:style-name="gr2" draw:layer="layout" svg:width="0.49cm" svg:height="1.759cm" svg:x="9.471cm" svg:y="2.055cm" svg:viewBox="0 0 491 1760" draw:points="0,0 42,148 89,311 139,485 191,667 244,855 298,1044 351,1232 401,1416 448,1594 491,1760">
          <text:p/>
        </draw:polyline>
        <draw:line draw:style-name="gr2" draw:layer="layout" svg:x1="9.918cm" svg:y1="3.648cm" svg:x2="9.962cm" svg:y2="3.815cm">
          <text:p/>
        </draw:line>
        <draw:polyline draw:style-name="gr2" draw:layer="layout" svg:width="0.247cm" svg:height="0.245cm" svg:x="9.782cm" svg:y="3.569cm" svg:viewBox="0 0 248 246" draw:points="0,63 180,246 248,0">
          <text:p/>
        </draw:polyline>
        <draw:polyline draw:style-name="gr2" draw:layer="layout" svg:width="0.49cm" svg:height="1.759cm" svg:x="8.736cm" svg:y="2.055cm" svg:viewBox="0 0 491 1760" draw:points="491,0 448,148 401,311 351,485 299,667 246,855 192,1044 140,1232 90,1416 42,1594 0,1760">
          <text:p/>
        </draw:polyline>
        <draw:line draw:style-name="gr2" draw:layer="layout" svg:x1="8.779cm" svg:y1="3.648cm" svg:x2="8.736cm" svg:y2="3.815cm">
          <text:p/>
        </draw:line>
        <draw:polyline draw:style-name="gr2" draw:layer="layout" svg:width="0.247cm" svg:height="0.245cm" svg:x="8.667cm" svg:y="3.569cm" svg:viewBox="0 0 248 246" draw:points="0,0 69,246 248,63">
          <text:p/>
        </draw:polyline>
        <draw:polyline draw:style-name="gr2" draw:layer="layout" svg:width="6.058cm" svg:height="2.294cm" svg:x="2.767cm" svg:y="1.854cm" svg:viewBox="0 0 6059 2295" draw:points="6059,0 5616,169 5076,374 4463,608 3798,860 3104,1123 2405,1389 1723,1647 1080,1890 498,2109 0,2295">
          <text:p/>
        </draw:polyline>
        <draw:line draw:style-name="gr2" draw:layer="layout" svg:x1="3.266cm" svg:y1="3.962cm" svg:x2="2.767cm" svg:y2="4.149cm">
          <text:p/>
        </draw:line>
        <draw:polyline draw:style-name="gr2" draw:layer="layout" svg:width="0.252cm" svg:height="0.239cm" svg:x="2.767cm" svg:y="3.951cm" svg:viewBox="0 0 253 240" draw:points="163,0 0,198 253,240">
          <text:p/>
        </draw:polyline>
        <draw:polyline draw:style-name="gr2" draw:layer="layout" svg:width="3.407cm" svg:height="2.115cm" svg:x="5.44cm" svg:y="1.899cm" svg:viewBox="0 0 3408 2116" draw:points="3408,0 3153,125 2859,275 2535,444 2186,633 1821,842 1447,1067 1070,1309 698,1565 339,1835 0,2116">
          <text:p/>
        </draw:polyline>
        <draw:polyline draw:style-name="gr2" draw:layer="layout" svg:width="2.183cm" svg:height="2.606cm" svg:x="3.257cm" svg:y="4.014cm" svg:viewBox="0 0 2184 2607" draw:points="2184,0 1913,250 1649,515 1394,791 1149,1071 916,1354 698,1632 496,1901 311,2157 145,2393 0,2607">
          <text:p/>
        </draw:polyline>
        <draw:line draw:style-name="gr2" draw:layer="layout" svg:x1="3.403cm" svg:y1="6.406cm" svg:x2="3.257cm" svg:y2="6.621cm">
          <text:p/>
        </draw:line>
        <draw:polyline draw:style-name="gr2" draw:layer="layout" svg:width="0.23cm" svg:height="0.255cm" svg:x="3.257cm" svg:y="6.365cm" svg:viewBox="0 0 231 256" draw:points="19,0 0,256 231,144">
          <text:p/>
        </draw:polyline>
        <draw:polyline draw:style-name="gr2" draw:layer="layout" svg:width="12.069cm" svg:height="2.293cm" svg:x="9.961cm" svg:y="1.721cm" svg:viewBox="0 0 12070 2294" draw:points="0,0 660,67 1524,164 2563,292 3742,454 5033,655 6404,894 7824,1175 9263,1500 10688,1873 12070,2294">
          <text:p/>
        </draw:polyline>
        <draw:polyline draw:style-name="gr2" draw:layer="layout" svg:width="0.112cm" svg:height="0.067cm" svg:x="22.03cm" svg:y="4.014cm" svg:viewBox="0 0 113 68" draw:points="0,0 8,8 16,15 26,22 36,28 47,35 60,42 73,48 86,55 99,62 113,68">
          <text:p/>
        </draw:polyline>
        <draw:line draw:style-name="gr2" draw:layer="layout" svg:x1="22.128cm" svg:y1="4.075cm" svg:x2="22.143cm" svg:y2="4.082cm">
          <text:p/>
        </draw:line>
        <draw:polyline draw:style-name="gr2" draw:layer="layout" svg:width="0.255cm" svg:height="0.229cm" svg:x="21.887cm" svg:y="3.868cm" svg:viewBox="0 0 256 230" draw:points="0,230 256,214 114,0">
          <text:p/>
        </draw:polyline>
        <draw:polyline draw:style-name="gr2" draw:layer="layout" svg:width="10.511cm" svg:height="2.449cm" svg:x="9.916cm" svg:y="1.788cm" svg:viewBox="0 0 10512 2450" draw:points="0,0 705,168 1622,385 2701,638 3890,918 5139,1209 6398,1501 7616,1784 8741,2044 9723,2270 10512,2450">
          <text:p/>
        </draw:polyline>
        <draw:line draw:style-name="gr2" draw:layer="layout" svg:x1="19.638cm" svg:y1="4.057cm" svg:x2="20.428cm" svg:y2="4.238cm">
          <text:p/>
        </draw:line>
        <draw:polyline draw:style-name="gr2" draw:layer="layout" svg:width="0.244cm" svg:height="0.248cm" svg:x="20.183cm" svg:y="4.064cm" svg:viewBox="0 0 245 249" draw:points="0,249 245,174 57,0">
          <text:p/>
        </draw:polyline>
        <draw:polyline draw:style-name="gr2" draw:layer="layout" svg:width="4.632cm" svg:height="2.205cm" svg:x="9.849cm" svg:y="1.899cm" svg:viewBox="0 0 4633 2206" draw:points="0,0 352,165 771,363 1239,584 1743,822 2266,1070 2793,1321 3309,1567 3798,1801 4245,2017 4633,2206">
          <text:p/>
        </draw:polyline>
        <draw:line draw:style-name="gr2" draw:layer="layout" svg:x1="14.093cm" svg:y1="3.915cm" svg:x2="14.482cm" svg:y2="4.105cm">
          <text:p/>
        </draw:line>
        <draw:polyline draw:style-name="gr2" draw:layer="layout" svg:width="0.255cm" svg:height="0.231cm" svg:x="14.226cm" svg:y="3.892cm" svg:viewBox="0 0 256 232" draw:points="0,232 256,213 112,0">
          <text:p/>
        </draw:polyline>
        <draw:polyline draw:style-name="gr2" draw:layer="layout" svg:width="2.293cm" svg:height="1.959cm" svg:x="7.489cm" svg:y="4.75cm" svg:viewBox="0 0 2294 1960" draw:points="2294,0 2107,158 1895,338 1664,534 1422,740 1172,954 919,1171 670,1384 430,1590 205,1783 0,1960">
          <text:p/>
        </draw:polyline>
        <draw:line draw:style-name="gr2" draw:layer="layout" svg:x1="7.695cm" svg:y1="6.532cm" svg:x2="7.489cm" svg:y2="6.71cm">
          <text:p/>
        </draw:line>
        <draw:polyline draw:style-name="gr2" draw:layer="layout" svg:width="0.25cm" svg:height="0.241cm" svg:x="7.489cm" svg:y="6.468cm" svg:viewBox="0 0 251 242" draw:points="85,0 0,242 251,195">
          <text:p/>
        </draw:polyline>
        <draw:line draw:style-name="gr2" draw:layer="layout" svg:x1="10.161cm" svg:y1="4.839cm" svg:x2="10.161cm" svg:y2="6.553cm">
          <text:p/>
        </draw:line>
        <draw:line draw:style-name="gr2" draw:layer="layout" svg:x1="10.161cm" svg:y1="6.387cm" svg:x2="10.161cm" svg:y2="6.553cm">
          <text:p/>
        </draw:line>
        <draw:polyline draw:style-name="gr2" draw:layer="layout" svg:width="0.255cm" svg:height="0.221cm" svg:x="10.033cm" svg:y="6.332cm" svg:viewBox="0 0 256 222" draw:points="0,0 128,222 256,0">
          <text:p/>
        </draw:polyline>
        <draw:polyline draw:style-name="gr2" draw:layer="layout" svg:width="2.294cm" svg:height="1.959cm" svg:x="10.517cm" svg:y="4.75cm" svg:viewBox="0 0 2295 1960" draw:points="0,0 188,158 399,338 629,534 872,740 1123,954 1375,1171 1624,1384 1864,1590 2089,1783 2295,1960">
          <text:p/>
        </draw:polyline>
        <draw:line draw:style-name="gr2" draw:layer="layout" svg:x1="12.605cm" svg:y1="6.532cm" svg:x2="12.812cm" svg:y2="6.71cm">
          <text:p/>
        </draw:line>
        <draw:polyline draw:style-name="gr2" draw:layer="layout" svg:width="0.251cm" svg:height="0.241cm" svg:x="12.56cm" svg:y="6.468cm" svg:viewBox="0 0 252 242" draw:points="0,195 252,242 167,0">
          <text:p/>
        </draw:polyline>
        <draw:polyline draw:style-name="gr2" draw:layer="layout" svg:width="1.046cm" svg:height="1.826cm" svg:x="8.892cm" svg:y="4.794cm" svg:viewBox="0 0 1047 1827" draw:points="1047,0 956,150 857,316 752,495 643,685 532,881 419,1078 308,1276 200,1468 97,1653 0,1827">
          <text:p/>
        </draw:polyline>
        <draw:line draw:style-name="gr2" draw:layer="layout" svg:x1="8.99cm" svg:y1="6.446cm" svg:x2="8.892cm" svg:y2="6.621cm">
          <text:p/>
        </draw:line>
        <draw:polyline draw:style-name="gr2" draw:layer="layout" svg:width="0.223cm" svg:height="0.255cm" svg:x="8.888cm" svg:y="6.365cm" svg:viewBox="0 0 224 256" draw:points="0,0 4,256 224,126">
          <text:p/>
        </draw:polyline>
        <draw:polyline draw:style-name="gr2" draw:layer="layout" svg:width="1.047cm" svg:height="1.826cm" svg:x="10.361cm" svg:y="4.794cm" svg:viewBox="0 0 1048 1827" draw:points="0,0 92,150 191,316 296,495 405,685 516,881 628,1078 739,1276 847,1468 951,1653 1048,1827">
          <text:p/>
        </draw:polyline>
        <draw:line draw:style-name="gr2" draw:layer="layout" svg:x1="11.311cm" svg:y1="6.446cm" svg:x2="11.409cm" svg:y2="6.621cm">
          <text:p/>
        </draw:line>
        <draw:polyline draw:style-name="gr2" draw:layer="layout" svg:width="0.222cm" svg:height="0.255cm" svg:x="11.189cm" svg:y="6.365cm" svg:viewBox="0 0 223 256" draw:points="0,126 220,256 223,0">
          <text:p/>
        </draw:polyline>
        <draw:polyline draw:style-name="gr2" draw:layer="layout" svg:width="3.697cm" svg:height="2.137cm" svg:x="5.996cm" svg:y="4.683cm" svg:viewBox="0 0 3698 2138" draw:points="3698,0 3410,168 3074,363 2702,578 2304,807 1892,1043 1476,1282 1067,1517 678,1743 319,1952 0,2138">
          <text:p/>
        </draw:polyline>
        <draw:line draw:style-name="gr2" draw:layer="layout" svg:x1="6.316cm" svg:y1="6.634cm" svg:x2="5.996cm" svg:y2="6.821cm">
          <text:p/>
        </draw:line>
        <draw:polyline draw:style-name="gr2" draw:layer="layout" svg:width="0.256cm" svg:height="0.221cm" svg:x="5.996cm" svg:y="6.599cm" svg:viewBox="0 0 257 222" draw:points="128,0 0,222 257,221">
          <text:p/>
        </draw:polyline>
        <draw:polyline draw:style-name="gr2" draw:layer="layout" svg:width="1.047cm" svg:height="1.826cm" svg:x="10.361cm" svg:y="7.555cm" svg:viewBox="0 0 1048 1827" draw:points="0,0 92,150 191,316 296,496 405,685 516,880 628,1078 739,1275 847,1467 951,1654 1048,1827">
          <text:p/>
        </draw:polyline>
        <draw:line draw:style-name="gr2" draw:layer="layout" svg:x1="11.311cm" svg:y1="9.208cm" svg:x2="11.409cm" svg:y2="9.382cm">
          <text:p/>
        </draw:line>
        <draw:polyline draw:style-name="gr2" draw:layer="layout" svg:width="0.222cm" svg:height="0.255cm" svg:x="11.189cm" svg:y="9.126cm" svg:viewBox="0 0 223 256" draw:points="0,126 220,256 223,0">
          <text:p/>
        </draw:polyline>
        <draw:polyline draw:style-name="gr2" draw:layer="layout" svg:width="1.692cm" svg:height="1.893cm" svg:x="8.157cm" svg:y="7.533cm" svg:viewBox="0 0 1693 1894" draw:points="1693,0 1551,159 1393,335 1224,525 1046,725 864,931 680,1138 498,1342 322,1539 154,1724 0,1894">
          <text:p/>
        </draw:polyline>
        <draw:line draw:style-name="gr2" draw:layer="layout" svg:x1="8.312cm" svg:y1="9.256cm" svg:x2="8.157cm" svg:y2="9.427cm">
          <text:p/>
        </draw:line>
        <draw:polyline draw:style-name="gr2" draw:layer="layout" svg:width="0.243cm" svg:height="0.249cm" svg:x="8.157cm" svg:y="9.177cm" svg:viewBox="0 0 244 250" draw:points="54,0 0,250 244,172">
          <text:p/>
        </draw:polyline>
        <draw:polyline draw:style-name="gr2" draw:layer="layout" svg:width="1.047cm" svg:height="1.826cm" svg:x="10.495cm" svg:y="10.317cm" svg:viewBox="0 0 1048 1827" draw:points="1048,0 955,149 857,316 752,495 643,685 532,880 419,1078 309,1275 201,1468 97,1653 0,1827">
          <text:p/>
        </draw:polyline>
        <draw:line draw:style-name="gr2" draw:layer="layout" svg:x1="10.593cm" svg:y1="11.969cm" svg:x2="10.495cm" svg:y2="12.144cm">
          <text:p/>
        </draw:line>
        <draw:polyline draw:style-name="gr2" draw:layer="layout" svg:width="0.223cm" svg:height="0.255cm" svg:x="10.491cm" svg:y="11.888cm" svg:viewBox="0 0 224 256" draw:points="0,0 4,256 224,125">
          <text:p/>
        </draw:polyline>
        <draw:line draw:style-name="gr2" draw:layer="layout" svg:x1="8.558cm" svg:y1="4.839cm" svg:x2="8.558cm" svg:y2="6.553cm">
          <text:p/>
        </draw:line>
        <draw:line draw:style-name="gr2" draw:layer="layout" svg:x1="8.558cm" svg:y1="6.387cm" svg:x2="8.558cm" svg:y2="6.553cm">
          <text:p/>
        </draw:line>
        <draw:polyline draw:style-name="gr2" draw:layer="layout" svg:width="0.255cm" svg:height="0.221cm" svg:x="8.43cm" svg:y="6.332cm" svg:viewBox="0 0 256 222" draw:points="0,0 128,222 256,0">
          <text:p/>
        </draw:polyline>
        <draw:polyline draw:style-name="gr2" draw:layer="layout" svg:width="3.452cm" svg:height="2.182cm" svg:x="4.549cm" svg:y="4.594cm" svg:viewBox="0 0 3453 2183" draw:points="3453,0 3169,105 2846,235 2493,390 2118,569 1734,773 1350,1003 974,1259 618,1540 290,1848 0,2183">
          <text:p/>
        </draw:polyline>
        <draw:polyline draw:style-name="gr2" draw:layer="layout" svg:width="0.868cm" svg:height="2.539cm" svg:x="3.681cm" svg:y="6.776cm" svg:viewBox="0 0 869 2540" draw:points="869,0 706,237 562,491 438,756 331,1029 242,1304 167,1575 107,1840 60,2092 24,2327 0,2540">
          <text:p/>
        </draw:polyline>
        <draw:line draw:style-name="gr2" draw:layer="layout" svg:x1="3.706cm" svg:y1="9.102cm" svg:x2="3.681cm" svg:y2="9.316cm">
          <text:p/>
        </draw:line>
        <draw:polyline draw:style-name="gr2" draw:layer="layout" svg:width="0.254cm" svg:height="0.235cm" svg:x="3.579cm" svg:y="9.08cm" svg:viewBox="0 0 255 236" draw:points="0,0 102,236 255,30">
          <text:p/>
        </draw:polyline>
        <draw:polyline draw:style-name="gr2" draw:layer="layout" svg:width="0.334cm" svg:height="0.133cm" svg:x="9.025cm" svg:y="4.683cm" svg:viewBox="0 0 335 134" draw:points="0,0 33,13 67,26 101,40 134,53 167,67 201,80 234,93 267,108 301,121 335,134">
          <text:p/>
        </draw:polyline>
        <draw:polyline draw:style-name="gr2" draw:layer="layout" svg:width="5.078cm" svg:height="2.094cm" svg:x="9.359cm" svg:y="4.816cm" svg:viewBox="0 0 5079 2095" draw:points="0,0 333,153 759,338 1258,548 1808,776 2389,1014 2983,1254 3569,1491 4127,1714 4637,1918 5079,2095">
          <text:p/>
        </draw:polyline>
        <draw:line draw:style-name="gr2" draw:layer="layout" svg:x1="13.995cm" svg:y1="6.733cm" svg:x2="14.438cm" svg:y2="6.911cm">
          <text:p/>
        </draw:line>
        <draw:polyline draw:style-name="gr2" draw:layer="layout" svg:width="0.253cm" svg:height="0.237cm" svg:x="14.184cm" svg:y="6.709cm" svg:viewBox="0 0 254 238" draw:points="0,238 254,202 95,0">
          <text:p/>
        </draw:polyline>
        <draw:polyline draw:style-name="gr2" draw:layer="layout" svg:width="0.49cm" svg:height="1.76cm" svg:x="12.744cm" svg:y="13.1cm" svg:viewBox="0 0 491 1761" draw:points="491,0 447,149 400,311 351,486 298,668 245,855 192,1045 140,1233 90,1417 43,1594 0,1761">
          <text:p/>
        </draw:polyline>
        <draw:line draw:style-name="gr2" draw:layer="layout" svg:x1="12.788cm" svg:y1="14.693cm" svg:x2="12.744cm" svg:y2="14.861cm">
          <text:p/>
        </draw:line>
        <draw:polyline draw:style-name="gr2" draw:layer="layout" svg:width="0.247cm" svg:height="0.246cm" svg:x="12.675cm" svg:y="14.614cm" svg:viewBox="0 0 248 247" draw:points="0,0 69,247 248,63">
          <text:p/>
        </draw:polyline>
        <draw:polyline draw:style-name="gr2" draw:layer="layout" svg:width="0.111cm" svg:height="4.476cm" svg:x="1.899cm" svg:y="4.839cm" svg:viewBox="0 0 112 4477" draw:points="112,0 105,327 93,724 82,1174 69,1662 56,2171 43,2685 30,3189 18,3666 8,4100 0,4477">
          <text:p/>
        </draw:polyline>
        <draw:line draw:style-name="gr2" draw:layer="layout" svg:x1="1.908cm" svg:y1="8.939cm" svg:x2="1.899cm" svg:y2="9.316cm">
          <text:p/>
        </draw:line>
        <draw:polyline draw:style-name="gr2" draw:layer="layout" svg:width="0.255cm" svg:height="0.224cm" svg:x="1.776cm" svg:y="9.091cm" svg:viewBox="0 0 256 225" draw:points="0,0 124,225 256,5">
          <text:p/>
        </draw:polyline>
        <draw:polyline draw:style-name="gr2" draw:layer="layout" svg:width="0.267cm" svg:height="1.737cm" svg:x="17.042cm" svg:y="7.6cm" svg:viewBox="0 0 268 1738" draw:points="0,0 22,142 48,300 76,470 105,650 135,835 165,1023 193,1211 221,1395 246,1571 268,1738">
          <text:p/>
        </draw:polyline>
        <draw:line draw:style-name="gr2" draw:layer="layout" svg:x1="17.287cm" svg:y1="9.17cm" svg:x2="17.31cm" svg:y2="9.338cm">
          <text:p/>
        </draw:line>
        <draw:polyline draw:style-name="gr2" draw:layer="layout" svg:width="0.253cm" svg:height="0.236cm" svg:x="17.154cm" svg:y="9.101cm" svg:viewBox="0 0 254 237" draw:points="0,33 156,237 254,0">
          <text:p/>
        </draw:polyline>
        <draw:polyline draw:style-name="gr2" draw:layer="layout" svg:width="1.381cm" svg:height="1.849cm" svg:x="17.242cm" svg:y="7.555cm" svg:viewBox="0 0 1382 1850" draw:points="0,0 115,151 242,319 380,501 525,693 674,891 826,1092 975,1292 1119,1488 1256,1674 1382,1850">
          <text:p/>
        </draw:polyline>
        <draw:line draw:style-name="gr2" draw:layer="layout" svg:x1="18.497cm" svg:y1="9.229cm" svg:x2="18.624cm" svg:y2="9.405cm">
          <text:p/>
        </draw:line>
        <draw:polyline draw:style-name="gr2" draw:layer="layout" svg:width="0.233cm" svg:height="0.254cm" svg:x="18.39cm" svg:y="9.15cm" svg:viewBox="0 0 234 255" draw:points="0,150 234,255 208,0">
          <text:p/>
        </draw:polyline>
        <draw:polyline draw:style-name="gr2" draw:layer="layout" svg:width="0.757cm" svg:height="1.781cm" svg:x="16.062cm" svg:y="7.578cm" svg:viewBox="0 0 758 1782" draw:points="758,0 694,149 624,313 547,490 468,675 387,865 305,1058 224,1249 145,1437 70,1615 0,1782">
          <text:p/>
        </draw:polyline>
        <draw:line draw:style-name="gr2" draw:layer="layout" svg:x1="16.133cm" svg:y1="9.192cm" svg:x2="16.062cm" svg:y2="9.36cm">
          <text:p/>
        </draw:line>
        <draw:polyline draw:style-name="gr2" draw:layer="layout" svg:width="0.235cm" svg:height="0.253cm" svg:x="16.03cm" svg:y="9.106cm" svg:viewBox="0 0 236 254" draw:points="0,0 32,254 236,99">
          <text:p/>
        </draw:polyline>
        <draw:polyline draw:style-name="gr2" draw:layer="layout" svg:width="0.801cm" svg:height="1.782cm" svg:x="7.845cm" svg:y="18.623cm" svg:viewBox="0 0 802 1783" draw:points="802,0 738,149 666,314 587,490 504,675 418,866 331,1059 244,1251 158,1437 76,1615 0,1783">
          <text:p/>
        </draw:polyline>
        <draw:line draw:style-name="gr2" draw:layer="layout" svg:x1="7.922cm" svg:y1="20.237cm" svg:x2="7.845cm" svg:y2="20.406cm">
          <text:p/>
        </draw:line>
        <draw:polyline draw:style-name="gr2" draw:layer="layout" svg:width="0.232cm" svg:height="0.254cm" svg:x="7.821cm" svg:y="20.151cm" svg:viewBox="0 0 233 255" draw:points="0,0 24,255 233,106">
          <text:p/>
        </draw:polyline>
        <draw:polyline draw:style-name="gr2" draw:layer="layout" svg:width="0.669cm" svg:height="1.738cm" svg:x="1.698cm" svg:y="13.122cm" svg:viewBox="0 0 670 1739" draw:points="0,0 57,143 119,301 186,471 255,651 327,837 399,1025 471,1212 541,1395 607,1572 670,1739">
          <text:p/>
        </draw:polyline>
        <draw:line draw:style-name="gr2" draw:layer="layout" svg:x1="2.304cm" svg:y1="14.693cm" svg:x2="2.368cm" svg:y2="14.861cm">
          <text:p/>
        </draw:line>
        <draw:polyline draw:style-name="gr2" draw:layer="layout" svg:width="0.239cm" svg:height="0.252cm" svg:x="2.169cm" svg:y="14.608cm" svg:viewBox="0 0 240 253" draw:points="0,90 198,253 240,0">
          <text:p/>
        </draw:polyline>
        <draw:polyline draw:style-name="gr2" draw:layer="layout" svg:width="1.069cm" svg:height="7.237cm" svg:x="2.656cm" svg:y="15.884cm" svg:viewBox="0 0 1070 7238" draw:points="0,0 73,483 167,1110 278,1845 399,2656 526,3510 655,4372 779,5210 893,5990 992,6677 1070,7238">
          <text:p/>
        </draw:polyline>
        <draw:line draw:style-name="gr2" draw:layer="layout" svg:x1="3.647cm" svg:y1="22.56cm" svg:x2="3.726cm" svg:y2="23.122cm">
          <text:p/>
        </draw:line>
        <draw:polyline draw:style-name="gr2" draw:layer="layout" svg:width="0.253cm" svg:height="0.236cm" svg:x="3.568cm" svg:y="22.885cm" svg:viewBox="0 0 254 237" draw:points="0,36 157,237 254,0">
          <text:p/>
        </draw:polyline>
        <draw:polyline draw:style-name="gr2" draw:layer="layout" svg:width="1.047cm" svg:height="1.826cm" svg:x="12.098cm" svg:y="10.317cm" svg:viewBox="0 0 1048 1827" draw:points="1048,0 957,149 858,316 753,495 644,685 533,880 420,1078 309,1275 201,1468 97,1653 0,1827">
          <text:p/>
        </draw:polyline>
        <draw:line draw:style-name="gr2" draw:layer="layout" svg:x1="12.196cm" svg:y1="11.969cm" svg:x2="12.098cm" svg:y2="12.144cm">
          <text:p/>
        </draw:line>
        <draw:polyline draw:style-name="gr2" draw:layer="layout" svg:width="0.222cm" svg:height="0.255cm" svg:x="12.095cm" svg:y="11.888cm" svg:viewBox="0 0 223 256" draw:points="0,0 3,256 223,125">
          <text:p/>
        </draw:polyline>
        <draw:polyline draw:style-name="gr2" draw:layer="layout" svg:width="0.49cm" svg:height="1.737cm" svg:x="17.51cm" svg:y="10.339cm" svg:viewBox="0 0 491 1738" draw:points="0,0 42,149 87,310 136,482 186,660 237,845 289,1030 341,1215 393,1397 443,1572 491,1738">
          <text:p/>
        </draw:polyline>
        <draw:line draw:style-name="gr2" draw:layer="layout" svg:x1="17.952cm" svg:y1="11.91cm" svg:x2="18.001cm" svg:y2="12.077cm">
          <text:p/>
        </draw:line>
        <draw:polyline draw:style-name="gr2" draw:layer="layout" svg:width="0.246cm" svg:height="0.248cm" svg:x="17.815cm" svg:y="11.828cm" svg:viewBox="0 0 247 249" draw:points="0,71 186,249 247,0">
          <text:p/>
        </draw:polyline>
        <draw:polyline draw:style-name="gr2" draw:layer="layout" svg:width="1.693cm" svg:height="1.892cm" svg:x="15.416cm" svg:y="10.295cm" svg:viewBox="0 0 1694 1893" draw:points="1694,0 1551,157 1393,333 1223,523 1046,724 863,929 679,1137 498,1342 322,1538 155,1724 0,1893">
          <text:p/>
        </draw:polyline>
        <draw:line draw:style-name="gr2" draw:layer="layout" svg:x1="15.572cm" svg:y1="12.018cm" svg:x2="15.416cm" svg:y2="12.188cm">
          <text:p/>
        </draw:line>
        <draw:polyline draw:style-name="gr2" draw:layer="layout" svg:width="0.243cm" svg:height="0.249cm" svg:x="15.416cm" svg:y="11.938cm" svg:viewBox="0 0 244 250" draw:points="55,0 0,250 244,173">
          <text:p/>
        </draw:polyline>
        <draw:polyline draw:style-name="gr2" draw:layer="layout" svg:width="0.623cm" svg:height="1.759cm" svg:x="2.122cm" svg:y="7.578cm" svg:viewBox="0 0 624 1760" draw:points="624,0 574,143 517,302 454,475 389,657 320,846 251,1037 184,1229 118,1414 56,1593 0,1760">
          <text:p/>
        </draw:polyline>
        <draw:line draw:style-name="gr2" draw:layer="layout" svg:x1="2.179cm" svg:y1="9.17cm" svg:x2="2.122cm" svg:y2="9.338cm">
          <text:p/>
        </draw:line>
        <draw:polyline draw:style-name="gr2" draw:layer="layout" svg:width="0.241cm" svg:height="0.25cm" svg:x="2.072cm" svg:y="9.087cm" svg:viewBox="0 0 242 251" draw:points="0,0 50,251 242,82">
          <text:p/>
        </draw:polyline>
        <draw:polyline draw:style-name="gr2" draw:layer="layout" svg:width="0.49cm" svg:height="1.759cm" svg:x="2.99cm" svg:y="7.578cm" svg:viewBox="0 0 491 1760" draw:points="0,0 42,148 87,311 135,485 186,667 237,854 289,1043 341,1232 392,1417 443,1593 491,1760">
          <text:p/>
        </draw:polyline>
        <draw:line draw:style-name="gr2" draw:layer="layout" svg:x1="3.432cm" svg:y1="9.17cm" svg:x2="3.481cm" svg:y2="9.338cm">
          <text:p/>
        </draw:line>
        <draw:polyline draw:style-name="gr2" draw:layer="layout" svg:width="0.245cm" svg:height="0.248cm" svg:x="3.296cm" svg:y="9.089cm" svg:viewBox="0 0 246 249" draw:points="0,72 185,249 246,0">
          <text:p/>
        </draw:polyline>
        <draw:polyline draw:style-name="gr2" draw:layer="layout" svg:width="0.2cm" svg:height="1.715cm" svg:x="1.632cm" svg:y="10.361cm" svg:viewBox="0 0 201 1716" draw:points="201,0 187,142 170,298 150,466 130,642 108,824 86,1009 64,1193 42,1374 21,1549 0,1716">
          <text:p/>
        </draw:polyline>
        <draw:line draw:style-name="gr2" draw:layer="layout" svg:x1="1.654cm" svg:y1="11.91cm" svg:x2="1.632cm" svg:y2="12.077cm">
          <text:p/>
        </draw:line>
        <draw:polyline draw:style-name="gr2" draw:layer="layout" svg:width="0.253cm" svg:height="0.235cm" svg:x="1.533cm" svg:y="11.841cm" svg:viewBox="0 0 254 236" draw:points="0,0 99,236 254,32">
          <text:p/>
        </draw:polyline>
        <draw:polyline draw:style-name="gr2" draw:layer="layout" svg:width="0.379cm" svg:height="1.938cm" svg:x="1.988cm" svg:y="10.361cm" svg:viewBox="0 0 380 1939" draw:points="0,0 35,150 72,315 110,495 149,685 190,885 229,1092 269,1304 308,1517 345,1729 380,1939">
          <text:p/>
        </draw:polyline>
        <draw:polyline draw:style-name="gr2" draw:layer="layout" svg:width="0.2cm" svg:height="2.538cm" svg:x="2.367cm" svg:y="12.299cm" svg:viewBox="0 0 201 2539" draw:points="0,0 32,270 62,547 89,824 113,1100 134,1370 153,1633 169,1884 182,2121 193,2341 201,2539">
          <text:p/>
        </draw:polyline>
        <draw:line draw:style-name="gr2" draw:layer="layout" svg:x1="2.559cm" svg:y1="14.639cm" svg:x2="2.568cm" svg:y2="14.838cm">
          <text:p/>
        </draw:line>
        <draw:polyline draw:style-name="gr2" draw:layer="layout" svg:width="0.255cm" svg:height="0.226cm" svg:x="2.431cm" svg:y="14.611cm" svg:viewBox="0 0 256 227" draw:points="0,11 137,227 256,0">
          <text:p/>
        </draw:polyline>
        <draw:line draw:style-name="gr2" draw:layer="layout" svg:x1="22.23cm" svg:y1="15.884cm" svg:x2="22.23cm" svg:y2="17.599cm">
          <text:p/>
        </draw:line>
        <draw:line draw:style-name="gr2" draw:layer="layout" svg:x1="22.23cm" svg:y1="17.433cm" svg:x2="22.23cm" svg:y2="17.599cm">
          <text:p/>
        </draw:line>
        <draw:polyline draw:style-name="gr2" draw:layer="layout" svg:width="0.255cm" svg:height="0.221cm" svg:x="22.103cm" svg:y="17.378cm" svg:viewBox="0 0 256 222" draw:points="0,0 128,222 256,0">
          <text:p/>
        </draw:polyline>
        <draw:line draw:style-name="gr2" draw:layer="layout" svg:x1="22.832cm" svg:y1="4.839cm" svg:x2="22.832cm" svg:y2="6.553cm">
          <text:p/>
        </draw:line>
        <draw:line draw:style-name="gr2" draw:layer="layout" svg:x1="22.832cm" svg:y1="6.387cm" svg:x2="22.832cm" svg:y2="6.553cm">
          <text:p/>
        </draw:line>
        <draw:polyline draw:style-name="gr2" draw:layer="layout" svg:width="0.255cm" svg:height="0.221cm" svg:x="22.704cm" svg:y="6.332cm" svg:viewBox="0 0 256 222" draw:points="0,0 128,222 256,0">
          <text:p/>
        </draw:polyline>
        <draw:polyline draw:style-name="gr2" draw:layer="layout" svg:width="1.047cm" svg:height="1.826cm" svg:x="21.429cm" svg:y="4.794cm" svg:viewBox="0 0 1048 1827" draw:points="0,0 91,150 190,316 295,495 404,685 515,881 628,1078 739,1276 847,1468 950,1653 1048,1827">
          <text:p/>
        </draw:polyline>
        <draw:line draw:style-name="gr2" draw:layer="layout" svg:x1="22.378cm" svg:y1="6.446cm" svg:x2="22.477cm" svg:y2="6.621cm">
          <text:p/>
        </draw:line>
        <draw:polyline draw:style-name="gr2" draw:layer="layout" svg:width="0.223cm" svg:height="0.255cm" svg:x="22.256cm" svg:y="6.365cm" svg:viewBox="0 0 224 256" draw:points="0,126 221,256 224,0">
          <text:p/>
        </draw:polyline>
        <draw:line draw:style-name="gr2" draw:layer="layout" svg:x1="21.229cm" svg:y1="4.839cm" svg:x2="21.229cm" svg:y2="6.553cm">
          <text:p/>
        </draw:line>
        <draw:line draw:style-name="gr2" draw:layer="layout" svg:x1="21.229cm" svg:y1="6.387cm" svg:x2="21.229cm" svg:y2="6.553cm">
          <text:p/>
        </draw:line>
        <draw:polyline draw:style-name="gr2" draw:layer="layout" svg:width="0.255cm" svg:height="0.221cm" svg:x="21.101cm" svg:y="6.332cm" svg:viewBox="0 0 256 222" draw:points="0,0 129,222 256,0">
          <text:p/>
        </draw:polyline>
        <draw:polyline draw:style-name="gr2" draw:layer="layout" svg:width="2.605cm" svg:height="1.916cm" svg:x="4.572cm" svg:y="21.295cm" svg:viewBox="0 0 2606 1917" draw:points="2606,0 2402,152 2170,323 1915,511 1644,710 1362,916 1075,1126 789,1335 510,1539 245,1735 0,1917">
          <text:p/>
        </draw:polyline>
        <draw:line draw:style-name="gr2" draw:layer="layout" svg:x1="4.818cm" svg:y1="23.029cm" svg:x2="4.572cm" svg:y2="23.212cm">
          <text:p/>
        </draw:line>
        <draw:polyline draw:style-name="gr2" draw:layer="layout" svg:width="0.253cm" svg:height="0.235cm" svg:x="4.572cm" svg:y="22.976cm" svg:viewBox="0 0 254 236" draw:points="101,0 0,236 254,207">
          <text:p/>
        </draw:polyline>
        <draw:polyline draw:style-name="gr2" draw:layer="layout" svg:width="1.025cm" svg:height="1.76cm" svg:x="16.908cm" svg:y="13.122cm" svg:viewBox="0 0 1026 1761" draw:points="1026,0 941,144 846,303 746,476 639,658 530,847 419,1039 308,1230 201,1415 98,1594 0,1761">
          <text:p/>
        </draw:polyline>
        <draw:line draw:style-name="gr2" draw:layer="layout" svg:x1="17.007cm" svg:y1="14.715cm" svg:x2="16.908cm" svg:y2="14.883cm">
          <text:p/>
        </draw:line>
        <draw:polyline draw:style-name="gr2" draw:layer="layout" svg:width="0.222cm" svg:height="0.255cm" svg:x="16.908cm" svg:y="14.627cm" svg:viewBox="0 0 223 256" draw:points="1,0 0,256 223,128">
          <text:p/>
        </draw:polyline>
        <draw:line draw:style-name="gr2" draw:layer="layout" svg:x1="18.178cm" svg:y1="13.122cm" svg:x2="18.178cm" svg:y2="14.837cm">
          <text:p/>
        </draw:line>
        <draw:line draw:style-name="gr2" draw:layer="layout" svg:x1="18.178cm" svg:y1="14.672cm" svg:x2="18.178cm" svg:y2="14.837cm">
          <text:p/>
        </draw:line>
        <draw:polyline draw:style-name="gr2" draw:layer="layout" svg:width="0.255cm" svg:height="0.221cm" svg:x="18.05cm" svg:y="14.616cm" svg:viewBox="0 0 256 222" draw:points="0,0 129,222 256,0">
          <text:p/>
        </draw:polyline>
        <draw:line draw:style-name="gr2" draw:layer="layout" svg:x1="16.574cm" svg:y1="13.122cm" svg:x2="16.574cm" svg:y2="14.837cm">
          <text:p/>
        </draw:line>
        <draw:line draw:style-name="gr2" draw:layer="layout" svg:x1="16.574cm" svg:y1="14.672cm" svg:x2="16.574cm" svg:y2="14.837cm">
          <text:p/>
        </draw:line>
        <draw:polyline draw:style-name="gr2" draw:layer="layout" svg:width="0.255cm" svg:height="0.221cm" svg:x="16.447cm" svg:y="14.616cm" svg:viewBox="0 0 256 222" draw:points="0,0 127,222 256,0">
          <text:p/>
        </draw:polyline>
        <draw:line draw:style-name="gr2" draw:layer="layout" svg:x1="16.574cm" svg:y1="15.884cm" svg:x2="16.574cm" svg:y2="17.599cm">
          <text:p/>
        </draw:line>
        <draw:line draw:style-name="gr2" draw:layer="layout" svg:x1="16.574cm" svg:y1="17.433cm" svg:x2="16.574cm" svg:y2="17.599cm">
          <text:p/>
        </draw:line>
        <draw:polyline draw:style-name="gr2" draw:layer="layout" svg:width="0.255cm" svg:height="0.221cm" svg:x="16.447cm" svg:y="17.378cm" svg:viewBox="0 0 256 222" draw:points="0,0 127,222 256,0">
          <text:p/>
        </draw:polyline>
        <draw:polyline draw:style-name="gr2" draw:layer="layout" svg:width="0.067cm" svg:height="1.715cm" svg:x="6.108cm" svg:y="10.361cm" svg:viewBox="0 0 68 1716" draw:points="0,0 7,142 13,298 20,466 27,642 34,824 41,1009 48,1193 54,1374 61,1549 68,1716">
          <text:p/>
        </draw:polyline>
        <draw:line draw:style-name="gr2" draw:layer="layout" svg:x1="6.168cm" svg:y1="11.91cm" svg:x2="6.176cm" svg:y2="12.077cm">
          <text:p/>
        </draw:line>
        <draw:polyline draw:style-name="gr2" draw:layer="layout" svg:width="0.255cm" svg:height="0.226cm" svg:x="6.038cm" svg:y="11.85cm" svg:viewBox="0 0 256 227" draw:points="0,10 138,227 256,0">
          <text:p/>
        </draw:polyline>
        <draw:polyline draw:style-name="gr2" draw:layer="layout" svg:width="1.648cm" svg:height="1.893cm" svg:x="10.45cm" svg:y="13.056cm" svg:viewBox="0 0 1649 1894" draw:points="0,0 136,157 287,332 450,520 622,718 799,922 978,1128 1157,1332 1330,1530 1496,1718 1649,1894">
          <text:p/>
        </draw:polyline>
        <draw:line draw:style-name="gr2" draw:layer="layout" svg:x1="11.945cm" svg:y1="14.773cm" svg:x2="12.099cm" svg:y2="14.95cm">
          <text:p/>
        </draw:line>
        <draw:polyline draw:style-name="gr2" draw:layer="layout" svg:width="0.242cm" svg:height="0.251cm" svg:x="11.856cm" svg:y="14.698cm" svg:viewBox="0 0 243 252" draw:points="0,170 243,252 193,0">
          <text:p/>
        </draw:polyline>
        <draw:polyline draw:style-name="gr2" draw:layer="layout" svg:width="1.024cm" svg:height="1.759cm" svg:x="22.565cm" svg:y="15.884cm" svg:viewBox="0 0 1025 1760" draw:points="1025,0 939,143 845,303 744,475 638,658 528,846 418,1037 308,1228 200,1414 97,1592 0,1760">
          <text:p/>
        </draw:polyline>
        <draw:line draw:style-name="gr2" draw:layer="layout" svg:x1="22.663cm" svg:y1="17.476cm" svg:x2="22.565cm" svg:y2="17.644cm">
          <text:p/>
        </draw:line>
        <draw:polyline draw:style-name="gr2" draw:layer="layout" svg:width="0.221cm" svg:height="0.255cm" svg:x="22.565cm" svg:y="17.388cm" svg:viewBox="0 0 222 256" draw:points="1,0 0,256 222,128">
          <text:p/>
        </draw:polyline>
        <draw:polyline draw:style-name="gr2" draw:layer="layout" svg:width="1.047cm" svg:height="1.826cm" svg:x="12.098cm" svg:y="7.555cm" svg:viewBox="0 0 1048 1827" draw:points="1048,0 957,150 858,316 753,496 644,685 533,880 420,1078 309,1275 201,1467 97,1654 0,1827">
          <text:p/>
        </draw:polyline>
        <draw:line draw:style-name="gr2" draw:layer="layout" svg:x1="12.196cm" svg:y1="9.208cm" svg:x2="12.098cm" svg:y2="9.382cm">
          <text:p/>
        </draw:line>
        <draw:polyline draw:style-name="gr2" draw:layer="layout" svg:width="0.222cm" svg:height="0.255cm" svg:x="12.095cm" svg:y="9.126cm" svg:viewBox="0 0 223 256" draw:points="0,0 3,256 223,126">
          <text:p/>
        </draw:polyline>
        <draw:polyline draw:style-name="gr2" draw:layer="layout" svg:width="0.645cm" svg:height="1.959cm" svg:x="13.524cm" svg:y="7.578cm" svg:viewBox="0 0 646 1960" draw:points="0,0 64,149 132,316 203,495 276,687 348,888 419,1097 486,1311 547,1528 601,1745 646,1960">
          <text:p/>
        </draw:polyline>
        <draw:polyline draw:style-name="gr2" draw:layer="layout" svg:width="0.538cm" svg:height="2.584cm" svg:x="13.657cm" svg:y="9.537cm" svg:viewBox="0 0 539 2585" draw:points="513,0 539,278 539,560 516,844 474,1126 416,1401 345,1669 263,1924 177,2164 88,2385 0,2585">
          <text:p/>
        </draw:polyline>
        <draw:line draw:style-name="gr2" draw:layer="layout" svg:x1="13.746cm" svg:y1="11.921cm" svg:x2="13.657cm" svg:y2="12.122cm">
          <text:p/>
        </draw:line>
        <draw:polyline draw:style-name="gr2" draw:layer="layout" svg:width="0.233cm" svg:height="0.254cm" svg:x="13.63cm" svg:y="11.867cm" svg:viewBox="0 0 234 255" draw:points="0,0 27,255 234,104">
          <text:p/>
        </draw:polyline>
        <draw:line draw:style-name="gr2" draw:layer="layout" svg:x1="13.368cm" svg:y1="7.6cm" svg:x2="13.368cm" svg:y2="9.315cm">
          <text:p/>
        </draw:line>
        <draw:line draw:style-name="gr2" draw:layer="layout" svg:x1="13.368cm" svg:y1="9.149cm" svg:x2="13.368cm" svg:y2="9.315cm">
          <text:p/>
        </draw:line>
        <draw:polyline draw:style-name="gr2" draw:layer="layout" svg:width="0.255cm" svg:height="0.221cm" svg:x="13.24cm" svg:y="9.094cm" svg:viewBox="0 0 256 222" draw:points="0,0 129,222 256,0">
          <text:p/>
        </draw:polyline>
        <draw:polyline draw:style-name="gr2" draw:layer="layout" svg:width="2.294cm" svg:height="1.96cm" svg:x="10.695cm" svg:y="7.511cm" svg:viewBox="0 0 2295 1961" draw:points="2295,0 2107,159 1896,339 1666,535 1423,742 1173,955 921,1171 671,1384 431,1590 206,1783 0,1961">
          <text:p/>
        </draw:polyline>
        <draw:line draw:style-name="gr2" draw:layer="layout" svg:x1="10.902cm" svg:y1="9.293cm" svg:x2="10.695cm" svg:y2="9.472cm">
          <text:p/>
        </draw:line>
        <draw:polyline draw:style-name="gr2" draw:layer="layout" svg:width="0.251cm" svg:height="0.241cm" svg:x="10.695cm" svg:y="9.23cm" svg:viewBox="0 0 252 242" draw:points="86,0 0,242 252,194">
          <text:p/>
        </draw:polyline>
        <draw:polyline draw:style-name="gr2" draw:layer="layout" svg:width="1.047cm" svg:height="1.826cm" svg:x="16.908cm" svg:y="15.84cm" svg:viewBox="0 0 1048 1827" draw:points="1048,0 957,149 857,315 752,495 643,685 532,880 420,1078 309,1275 201,1468 98,1653 0,1827">
          <text:p/>
        </draw:polyline>
        <draw:line draw:style-name="gr2" draw:layer="layout" svg:x1="17.007cm" svg:y1="17.492cm" svg:x2="16.908cm" svg:y2="17.667cm">
          <text:p/>
        </draw:line>
        <draw:polyline draw:style-name="gr2" draw:layer="layout" svg:width="0.223cm" svg:height="0.256cm" svg:x="16.905cm" svg:y="17.41cm" svg:viewBox="0 0 224 257" draw:points="0,0 3,257 224,125">
          <text:p/>
        </draw:polyline>
        <draw:polyline draw:style-name="gr2" draw:layer="layout" svg:width="0.824cm" svg:height="1.759cm" svg:x="15.55cm" svg:y="18.623cm" svg:viewBox="0 0 825 1760" draw:points="825,0 760,143 686,303 605,476 519,658 430,847 339,1039 249,1229 161,1415 77,1593 0,1760">
          <text:p/>
        </draw:polyline>
        <draw:line draw:style-name="gr2" draw:layer="layout" svg:x1="15.628cm" svg:y1="20.215cm" svg:x2="15.55cm" svg:y2="20.383cm">
          <text:p/>
        </draw:line>
        <draw:polyline draw:style-name="gr2" draw:layer="layout" svg:width="0.231cm" svg:height="0.254cm" svg:x="15.527cm" svg:y="20.128cm" svg:viewBox="0 0 232 255" draw:points="0,0 23,255 232,107">
          <text:p/>
        </draw:polyline>
        <draw:polyline draw:style-name="gr2" draw:layer="layout" svg:width="0.534cm" svg:height="1.759cm" svg:x="18.356cm" svg:y="10.339cm" svg:viewBox="0 0 535 1760" draw:points="535,0 492,149 443,312 390,486 333,669 275,855 217,1045 159,1233 103,1417 49,1594 0,1760">
          <text:p/>
        </draw:polyline>
        <draw:line draw:style-name="gr2" draw:layer="layout" svg:x1="18.406cm" svg:y1="11.932cm" svg:x2="18.356cm" svg:y2="12.099cm">
          <text:p/>
        </draw:line>
        <draw:polyline draw:style-name="gr2" draw:layer="layout" svg:width="0.245cm" svg:height="0.248cm" svg:x="18.296cm" svg:y="11.85cm" svg:viewBox="0 0 246 249" draw:points="0,0 61,249 246,73">
          <text:p/>
        </draw:polyline>
        <draw:polyline draw:style-name="gr2" draw:layer="layout" svg:width="1.692cm" svg:height="1.892cm" svg:x="17.02cm" svg:y="10.295cm" svg:viewBox="0 0 1693 1893" draw:points="1693,0 1550,157 1392,333 1223,523 1045,724 863,929 679,1137 497,1342 321,1538 154,1724 0,1893">
          <text:p/>
        </draw:polyline>
        <draw:line draw:style-name="gr2" draw:layer="layout" svg:x1="17.175cm" svg:y1="12.018cm" svg:x2="17.02cm" svg:y2="12.188cm">
          <text:p/>
        </draw:line>
        <draw:polyline draw:style-name="gr2" draw:layer="layout" svg:width="0.243cm" svg:height="0.249cm" svg:x="17.02cm" svg:y="11.938cm" svg:viewBox="0 0 244 250" draw:points="54,0 0,250 244,173">
          <text:p/>
        </draw:polyline>
        <draw:polyline draw:style-name="gr2" draw:layer="layout" svg:width="0.49cm" svg:height="1.759cm" svg:x="19.113cm" svg:y="10.339cm" svg:viewBox="0 0 491 1760" draw:points="0,0 42,149 87,312 135,486 185,669 237,855 289,1045 340,1233 392,1417 442,1594 491,1760">
          <text:p/>
        </draw:polyline>
        <draw:line draw:style-name="gr2" draw:layer="layout" svg:x1="19.555cm" svg:y1="11.932cm" svg:x2="19.604cm" svg:y2="12.099cm">
          <text:p/>
        </draw:line>
        <draw:polyline draw:style-name="gr2" draw:layer="layout" svg:width="0.245cm" svg:height="0.247cm" svg:x="19.419cm" svg:y="11.851cm" svg:viewBox="0 0 246 248" draw:points="0,71 185,248 246,0">
          <text:p/>
        </draw:polyline>
        <draw:polyline draw:style-name="gr2" draw:layer="layout" svg:width="1.693cm" svg:height="1.893cm" svg:x="6.553cm" svg:y="7.533cm" svg:viewBox="0 0 1694 1894" draw:points="1694,0 1551,159 1394,335 1224,525 1047,725 864,931 681,1138 499,1342 323,1539 155,1724 0,1894">
          <text:p/>
        </draw:polyline>
        <draw:line draw:style-name="gr2" draw:layer="layout" svg:x1="6.709cm" svg:y1="9.256cm" svg:x2="6.553cm" svg:y2="9.427cm">
          <text:p/>
        </draw:line>
        <draw:polyline draw:style-name="gr2" draw:layer="layout" svg:width="0.243cm" svg:height="0.249cm" svg:x="6.553cm" svg:y="9.177cm" svg:viewBox="0 0 244 250" draw:points="56,0 0,250 244,172">
          <text:p/>
        </draw:polyline>
        <draw:polyline draw:style-name="gr2" draw:layer="layout" svg:width="0.535cm" svg:height="1.759cm" svg:x="7.889cm" svg:y="7.578cm" svg:viewBox="0 0 536 1760" draw:points="536,0 493,148 444,311 391,485 335,667 277,854 218,1043 160,1232 103,1417 50,1593 0,1760">
          <text:p/>
        </draw:polyline>
        <draw:line draw:style-name="gr2" draw:layer="layout" svg:x1="7.94cm" svg:y1="9.17cm" svg:x2="7.889cm" svg:y2="9.338cm">
          <text:p/>
        </draw:line>
        <draw:polyline draw:style-name="gr2" draw:layer="layout" svg:width="0.245cm" svg:height="0.248cm" svg:x="7.83cm" svg:y="9.089cm" svg:viewBox="0 0 246 249" draw:points="0,0 59,249 246,72">
          <text:p/>
        </draw:polyline>
        <draw:polyline draw:style-name="gr2" draw:layer="layout" svg:width="1.047cm" svg:height="1.826cm" svg:x="8.758cm" svg:y="7.555cm" svg:viewBox="0 0 1048 1827" draw:points="0,0 91,150 190,316 295,496 403,685 515,880 627,1078 739,1275 847,1467 950,1654 1048,1827">
          <text:p/>
        </draw:polyline>
        <draw:line draw:style-name="gr2" draw:layer="layout" svg:x1="9.707cm" svg:y1="9.208cm" svg:x2="9.806cm" svg:y2="9.382cm">
          <text:p/>
        </draw:line>
        <draw:polyline draw:style-name="gr2" draw:layer="layout" svg:width="0.223cm" svg:height="0.255cm" svg:x="9.585cm" svg:y="9.126cm" svg:viewBox="0 0 224 256" draw:points="0,126 221,256 224,0">
          <text:p/>
        </draw:polyline>
        <draw:polyline draw:style-name="gr2" draw:layer="layout" svg:width="2.049cm" svg:height="2.004cm" svg:x="9.359cm" svg:y="7.533cm" svg:viewBox="0 0 2050 2005" draw:points="2050,0 1898,145 1726,311 1536,496 1332,694 1117,903 895,1120 669,1342 442,1566 218,1788 0,2005">
          <text:p/>
        </draw:polyline>
        <draw:polyline draw:style-name="gr2" draw:layer="layout" svg:width="2.672cm" svg:height="2.672cm" svg:x="6.687cm" svg:y="9.537cm" svg:viewBox="0 0 2673 2673" draw:points="2673,0 2382,286 2087,577 1791,872 1498,1166 1211,1454 934,1733 671,1998 425,2246 200,2472 0,2673">
          <text:p/>
        </draw:polyline>
        <draw:line draw:style-name="gr2" draw:layer="layout" svg:x1="6.888cm" svg:y1="12.008cm" svg:x2="6.687cm" svg:y2="12.21cm">
          <text:p/>
        </draw:line>
        <draw:polyline draw:style-name="gr2" draw:layer="layout" svg:width="0.246cm" svg:height="0.246cm" svg:x="6.687cm" svg:y="11.963cm" svg:viewBox="0 0 247 247" draw:points="66,0 0,247 247,181">
          <text:p/>
        </draw:polyline>
        <draw:polyline draw:style-name="gr2" draw:layer="layout" svg:width="1.046cm" svg:height="1.826cm" svg:x="11.965cm" svg:y="7.555cm" svg:viewBox="0 0 1047 1827" draw:points="0,0 91,150 190,316 295,496 403,685 515,880 628,1078 738,1275 847,1467 950,1654 1047,1827">
          <text:p/>
        </draw:polyline>
        <draw:line draw:style-name="gr2" draw:layer="layout" svg:x1="12.914cm" svg:y1="9.208cm" svg:x2="13.012cm" svg:y2="9.382cm">
          <text:p/>
        </draw:line>
        <draw:polyline draw:style-name="gr2" draw:layer="layout" svg:width="0.223cm" svg:height="0.255cm" svg:x="12.792cm" svg:y="9.126cm" svg:viewBox="0 0 224 256" draw:points="0,126 220,256 224,0">
          <text:p/>
        </draw:polyline>
        <draw:polyline draw:style-name="gr2" draw:layer="layout" svg:width="0.089cm" svg:height="9.999cm" svg:x="7.6cm" svg:y="10.361cm" svg:viewBox="0 0 90 10000" draw:points="90,0 88,631 83,1487 75,2513 65,3658 53,4866 41,6085 29,7261 18,8341 8,9272 0,10000">
          <text:p/>
        </draw:polyline>
        <draw:line draw:style-name="gr2" draw:layer="layout" svg:x1="7.609cm" svg:y1="19.633cm" svg:x2="7.6cm" svg:y2="20.361cm">
          <text:p/>
        </draw:line>
        <draw:polyline draw:style-name="gr2" draw:layer="layout" svg:width="0.255cm" svg:height="0.222cm" svg:x="7.475cm" svg:y="20.138cm" svg:viewBox="0 0 256 223" draw:points="0,0 125,223 256,2">
          <text:p/>
        </draw:polyline>
        <draw:polyline draw:style-name="gr2" draw:layer="layout" svg:width="1.692cm" svg:height="1.892cm" svg:x="8.001cm" svg:y="10.295cm" svg:viewBox="0 0 1693 1893" draw:points="0,0 142,157 300,333 470,523 648,724 830,929 1014,1137 1196,1342 1372,1538 1539,1724 1693,1893">
          <text:p/>
        </draw:polyline>
        <draw:line draw:style-name="gr2" draw:layer="layout" svg:x1="9.539cm" svg:y1="12.018cm" svg:x2="9.694cm" svg:y2="12.188cm">
          <text:p/>
        </draw:line>
        <draw:polyline draw:style-name="gr2" draw:layer="layout" svg:width="0.243cm" svg:height="0.249cm" svg:x="9.45cm" svg:y="11.938cm" svg:viewBox="0 0 244 250" draw:points="0,173 244,250 190,0">
          <text:p/>
        </draw:polyline>
        <draw:polyline draw:style-name="gr2" draw:layer="layout" svg:width="0.624cm" svg:height="1.96cm" svg:x="9.359cm" svg:y="10.339cm" svg:viewBox="0 0 625 1961" draw:points="625,0 567,150 503,317 436,499 366,693 295,896 226,1106 160,1320 99,1537 45,1750 0,1961">
          <text:p/>
        </draw:polyline>
        <draw:polyline draw:style-name="gr2" draw:layer="layout" svg:width="0.534cm" svg:height="5.3cm" svg:x="8.825cm" svg:y="12.299cm" svg:viewBox="0 0 535 5301" draw:points="535,0 418,584 319,1182 236,1783 170,2378 117,2958 75,3514 45,4037 23,4514 9,4939 0,5301">
          <text:p/>
        </draw:polyline>
        <draw:line draw:style-name="gr2" draw:layer="layout" svg:x1="8.835cm" svg:y1="17.237cm" svg:x2="8.825cm" svg:y2="17.6cm">
          <text:p/>
        </draw:line>
        <draw:polyline draw:style-name="gr2" draw:layer="layout" svg:width="0.255cm" svg:height="0.224cm" svg:x="8.703cm" svg:y="17.375cm" svg:viewBox="0 0 256 225" draw:points="0,0 122,225 256,6">
          <text:p/>
        </draw:polyline>
        <draw:line draw:style-name="gr2" draw:layer="layout" svg:x1="10.161cm" svg:y1="10.361cm" svg:x2="10.161cm" svg:y2="12.076cm">
          <text:p/>
        </draw:line>
        <draw:line draw:style-name="gr2" draw:layer="layout" svg:x1="10.161cm" svg:y1="11.91cm" svg:x2="10.161cm" svg:y2="12.076cm">
          <text:p/>
        </draw:line>
        <draw:polyline draw:style-name="gr2" draw:layer="layout" svg:width="0.255cm" svg:height="0.221cm" svg:x="10.033cm" svg:y="11.855cm" svg:viewBox="0 0 256 222" draw:points="0,0 128,222 256,0">
          <text:p/>
        </draw:polyline>
        <draw:polyline draw:style-name="gr2" draw:layer="layout" svg:width="1.047cm" svg:height="1.826cm" svg:x="10.361cm" svg:y="10.317cm" svg:viewBox="0 0 1048 1827" draw:points="0,0 92,149 191,316 296,495 405,685 516,880 628,1078 739,1275 847,1468 951,1653 1048,1827">
          <text:p/>
        </draw:polyline>
        <draw:line draw:style-name="gr2" draw:layer="layout" svg:x1="11.311cm" svg:y1="11.969cm" svg:x2="11.409cm" svg:y2="12.144cm">
          <text:p/>
        </draw:line>
        <draw:polyline draw:style-name="gr2" draw:layer="layout" svg:width="0.222cm" svg:height="0.255cm" svg:x="11.189cm" svg:y="11.888cm" svg:viewBox="0 0 223 256" draw:points="0,125 220,256 223,0">
          <text:p/>
        </draw:polyline>
        <draw:polyline draw:style-name="gr2" draw:layer="layout" svg:width="0.49cm" svg:height="1.76cm" svg:x="11.875cm" svg:y="13.1cm" svg:viewBox="0 0 491 1761" draw:points="0,0 43,149 90,311 140,486 192,668 246,855 299,1045 351,1233 402,1417 449,1594 491,1761">
          <text:p/>
        </draw:polyline>
        <draw:line draw:style-name="gr2" draw:layer="layout" svg:x1="12.323cm" svg:y1="14.693cm" svg:x2="12.366cm" svg:y2="14.861cm">
          <text:p/>
        </draw:line>
        <draw:polyline draw:style-name="gr2" draw:layer="layout" svg:width="0.247cm" svg:height="0.246cm" svg:x="12.187cm" svg:y="14.614cm" svg:viewBox="0 0 248 247" draw:points="0,63 179,247 248,0">
          <text:p/>
        </draw:polyline>
        <draw:polyline draw:style-name="gr2" draw:layer="layout" svg:width="0.114cm" svg:height="2.739cm" svg:x="5.192cm" svg:y="7.6cm" svg:viewBox="0 0 115 2740" draw:points="93,0 72,197 50,424 30,677 14,949 3,1237 0,1535 10,1840 30,2145 64,2447 115,2740">
          <text:p/>
        </draw:polyline>
        <draw:polyline draw:style-name="gr2" draw:layer="layout" svg:width="0.601cm" svg:height="1.782cm" svg:x="5.306cm" svg:y="10.339cm" svg:viewBox="0 0 602 1783" draw:points="0,0 38,194 84,389 138,582 197,772 260,959 327,1139 395,1313 465,1480 534,1637 602,1783">
          <text:p/>
        </draw:polyline>
        <draw:line draw:style-name="gr2" draw:layer="layout" svg:x1="5.839cm" svg:y1="11.975cm" svg:x2="5.908cm" svg:y2="12.122cm">
          <text:p/>
        </draw:line>
        <draw:polyline draw:style-name="gr2" draw:layer="layout" svg:width="0.231cm" svg:height="0.255cm" svg:x="5.699cm" svg:y="11.866cm" svg:viewBox="0 0 232 256" draw:points="0,109 209,256 232,0">
          <text:p/>
        </draw:polyline>
        <draw:line draw:style-name="gr2" draw:layer="layout" svg:x1="22.23cm" svg:y1="13.122cm" svg:x2="22.23cm" svg:y2="14.837cm">
          <text:p/>
        </draw:line>
        <draw:line draw:style-name="gr2" draw:layer="layout" svg:x1="22.23cm" svg:y1="14.672cm" svg:x2="22.23cm" svg:y2="14.837cm">
          <text:p/>
        </draw:line>
        <draw:polyline draw:style-name="gr2" draw:layer="layout" svg:width="0.255cm" svg:height="0.221cm" svg:x="22.103cm" svg:y="14.616cm" svg:viewBox="0 0 256 222" draw:points="0,0 128,222 256,0">
          <text:p/>
        </draw:polyline>
        <draw:polyline draw:style-name="gr2" draw:layer="layout" svg:width="0.178cm" svg:height="5.1cm" svg:x="3.658cm" svg:y="10.361cm" svg:viewBox="0 0 179 5101" draw:points="0,0 22,308 45,689 68,1133 93,1629 115,2166 136,2734 154,3322 167,3920 176,4516 179,5101">
          <text:p/>
        </draw:polyline>
        <draw:line draw:style-name="gr2" draw:layer="layout" svg:x1="3.836cm" svg:y1="15.461cm" svg:x2="3.836cm" svg:y2="18.222cm">
          <text:p/>
        </draw:line>
        <draw:line draw:style-name="gr2" draw:layer="layout" svg:x1="3.836cm" svg:y1="18.222cm" svg:x2="3.836cm" svg:y2="23.121cm">
          <text:p/>
        </draw:line>
        <draw:line draw:style-name="gr2" draw:layer="layout" svg:x1="3.836cm" svg:y1="22.783cm" svg:x2="3.836cm" svg:y2="23.121cm">
          <text:p/>
        </draw:line>
        <draw:polyline draw:style-name="gr2" draw:layer="layout" svg:width="0.255cm" svg:height="0.221cm" svg:x="3.709cm" svg:y="22.9cm" svg:viewBox="0 0 256 222" draw:points="0,0 128,222 256,0">
          <text:p/>
        </draw:polyline>
        <draw:polyline draw:style-name="gr2" draw:layer="layout" svg:width="0.624cm" svg:height="4.476cm" svg:x="23.121cm" svg:y="10.361cm" svg:viewBox="0 0 625 4477" draw:points="0,0 46,328 102,725 165,1175 233,1663 304,2172 376,2686 446,3191 512,3668 573,4102 625,4477">
          <text:p/>
        </draw:polyline>
        <draw:line draw:style-name="gr2" draw:layer="layout" svg:x1="23.693cm" svg:y1="14.462cm" svg:x2="23.746cm" svg:y2="14.838cm">
          <text:p/>
        </draw:line>
        <draw:polyline draw:style-name="gr2" draw:layer="layout" svg:width="0.253cm" svg:height="0.236cm" svg:x="23.588cm" svg:y="14.601cm" svg:viewBox="0 0 254 237" draw:points="0,36 158,237 254,0">
          <text:p/>
        </draw:polyline>
        <draw:polyline draw:style-name="gr2" draw:layer="layout" svg:width="0.534cm" svg:height="1.759cm" svg:x="22.409cm" svg:y="10.339cm" svg:viewBox="0 0 535 1760" draw:points="535,0 492,149 443,312 390,486 334,669 276,855 218,1045 160,1233 103,1417 50,1594 0,1760">
          <text:p/>
        </draw:polyline>
        <draw:line draw:style-name="gr2" draw:layer="layout" svg:x1="22.459cm" svg:y1="11.932cm" svg:x2="22.409cm" svg:y2="12.099cm">
          <text:p/>
        </draw:line>
        <draw:polyline draw:style-name="gr2" draw:layer="layout" svg:width="0.245cm" svg:height="0.248cm" svg:x="22.349cm" svg:y="11.85cm" svg:viewBox="0 0 246 249" draw:points="0,0 60,249 246,73">
          <text:p/>
        </draw:polyline>
        <draw:polyline draw:style-name="gr2" draw:layer="layout" svg:width="0.373cm" svg:height="8.262cm" svg:x="21.056cm" svg:y="7.6cm" svg:viewBox="0 0 374 8263" draw:points="128,0 97,444 64,1029 32,1732 9,2534 0,3414 11,4351 48,5325 117,6315 224,7301 374,8263">
          <text:p/>
        </draw:polyline>
        <draw:polyline draw:style-name="gr2" draw:layer="layout" svg:width="0.534cm" svg:height="1.759cm" svg:x="21.429cm" svg:y="15.862cm" svg:viewBox="0 0 535 1760" draw:points="0,0 31,188 71,377 117,566 169,754 225,938 285,1117 347,1291 410,1456 474,1613 535,1760">
          <text:p/>
        </draw:polyline>
        <draw:line draw:style-name="gr2" draw:layer="layout" svg:x1="21.902cm" svg:y1="17.475cm" svg:x2="21.964cm" svg:y2="17.622cm">
          <text:p/>
        </draw:line>
        <draw:polyline draw:style-name="gr2" draw:layer="layout" svg:width="0.236cm" svg:height="0.253cm" svg:x="21.76cm" svg:y="17.368cm" svg:viewBox="0 0 237 254" draw:points="0,100 204,254 237,0">
          <text:p/>
        </draw:polyline>
        <draw:polyline draw:style-name="gr2" draw:layer="layout" svg:width="0.802cm" svg:height="4.498cm" svg:x="21.295cm" svg:y="7.6cm" svg:viewBox="0 0 803 4499" draw:points="0,0 61,327 133,724 214,1175 302,1664 394,2175 486,2691 575,3198 660,3679 737,4118 803,4499">
          <text:p/>
        </draw:polyline>
        <draw:line draw:style-name="gr2" draw:layer="layout" svg:x1="22.031cm" svg:y1="11.717cm" svg:x2="22.098cm" svg:y2="12.099cm">
          <text:p/>
        </draw:line>
        <draw:polyline draw:style-name="gr2" draw:layer="layout" svg:width="0.252cm" svg:height="0.24cm" svg:x="21.933cm" svg:y="11.858cm" svg:viewBox="0 0 253 241" draw:points="0,44 165,241 253,0">
          <text:p/>
        </draw:polyline>
        <draw:polyline draw:style-name="gr2" draw:layer="layout" svg:width="1.225cm" svg:height="1.849cm" svg:x="21.473cm" svg:y="7.555cm" svg:viewBox="0 0 1226 1850" draw:points="0,0 100,151 211,319 331,501 457,693 589,891 721,1092 854,1292 984,1488 1108,1674 1226,1850">
          <text:p/>
        </draw:polyline>
        <draw:line draw:style-name="gr2" draw:layer="layout" svg:x1="22.58cm" svg:y1="9.229cm" svg:x2="22.7cm" svg:y2="9.405cm">
          <text:p/>
        </draw:line>
        <draw:polyline draw:style-name="gr2" draw:layer="layout" svg:width="0.229cm" svg:height="0.255cm" svg:x="22.469cm" svg:y="9.149cm" svg:viewBox="0 0 230 256" draw:points="0,143 230,256 212,0">
          <text:p/>
        </draw:polyline>
        <draw:polyline draw:style-name="gr2" draw:layer="layout" svg:width="1.046cm" svg:height="1.826cm" svg:x="18.512cm" svg:y="13.078cm" svg:viewBox="0 0 1047 1827" draw:points="1047,0 956,150 857,316 753,496 644,684 533,880 420,1077 309,1275 201,1467 97,1653 0,1827">
          <text:p/>
        </draw:polyline>
        <draw:line draw:style-name="gr2" draw:layer="layout" svg:x1="18.61cm" svg:y1="14.73cm" svg:x2="18.512cm" svg:y2="14.905cm">
          <text:p/>
        </draw:line>
        <draw:polyline draw:style-name="gr2" draw:layer="layout" svg:width="0.223cm" svg:height="0.255cm" svg:x="18.508cm" svg:y="14.649cm" svg:viewBox="0 0 224 256" draw:points="0,0 4,256 224,124">
          <text:p/>
        </draw:polyline>
        <draw:polyline draw:style-name="gr2" draw:layer="layout" svg:width="1.203cm" svg:height="1.826cm" svg:x="15.416cm" svg:y="4.794cm" svg:viewBox="0 0 1204 1827" draw:points="0,0 100,150 212,318 331,500 457,692 586,889 716,1088 846,1285 972,1477 1092,1659 1204,1827">
          <text:p/>
        </draw:polyline>
        <draw:line draw:style-name="gr2" draw:layer="layout" svg:x1="16.507cm" svg:y1="6.452cm" svg:x2="16.62cm" svg:y2="6.621cm">
          <text:p/>
        </draw:line>
        <draw:polyline draw:style-name="gr2" draw:layer="layout" svg:width="0.229cm" svg:height="0.255cm" svg:x="16.39cm" svg:y="6.365cm" svg:viewBox="0 0 230 256" draw:points="0,141 230,256 214,0">
          <text:p/>
        </draw:polyline>
        <draw:line draw:style-name="gr2" draw:layer="layout" svg:x1="15.194cm" svg:y1="4.839cm" svg:x2="15.194cm" svg:y2="6.553cm">
          <text:p/>
        </draw:line>
        <draw:line draw:style-name="gr2" draw:layer="layout" svg:x1="15.194cm" svg:y1="6.387cm" svg:x2="15.194cm" svg:y2="6.553cm">
          <text:p/>
        </draw:line>
        <draw:polyline draw:style-name="gr2" draw:layer="layout" svg:width="0.255cm" svg:height="0.221cm" svg:x="15.066cm" svg:y="6.332cm" svg:viewBox="0 0 256 222" draw:points="0,0 128,222 256,0">
          <text:p/>
        </draw:polyline>
        <draw:polyline draw:style-name="gr2" draw:layer="layout" svg:width="0.378cm" svg:height="1.737cm" svg:x="15.283cm" svg:y="7.6cm" svg:viewBox="0 0 379 1738" draw:points="0,0 29,142 63,300 100,470 139,650 181,835 223,1023 265,1211 306,1395 344,1571 379,1738">
          <text:p/>
        </draw:polyline>
        <draw:line draw:style-name="gr2" draw:layer="layout" svg:x1="15.626cm" svg:y1="9.17cm" svg:x2="15.662cm" svg:y2="9.338cm">
          <text:p/>
        </draw:line>
        <draw:polyline draw:style-name="gr2" draw:layer="layout" svg:width="0.249cm" svg:height="0.243cm" svg:x="15.491cm" svg:y="9.094cm" svg:viewBox="0 0 250 244" draw:points="0,53 170,244 250,0">
          <text:p/>
        </draw:polyline>
        <draw:polyline draw:style-name="gr2" draw:layer="layout" svg:width="0.49cm" svg:height="1.759cm" svg:x="15.906cm" svg:y="10.339cm" svg:viewBox="0 0 491 1760" draw:points="0,0 42,149 87,312 135,486 185,669 237,855 290,1045 342,1233 393,1417 443,1594 491,1760">
          <text:p/>
        </draw:polyline>
        <draw:line draw:style-name="gr2" draw:layer="layout" svg:x1="16.348cm" svg:y1="11.932cm" svg:x2="16.397cm" svg:y2="12.099cm">
          <text:p/>
        </draw:line>
        <draw:polyline draw:style-name="gr2" draw:layer="layout" svg:width="0.246cm" svg:height="0.247cm" svg:x="16.212cm" svg:y="11.851cm" svg:viewBox="0 0 247 248" draw:points="0,71 184,248 247,0">
          <text:p/>
        </draw:polyline>
        <draw:polyline draw:style-name="gr2" draw:layer="layout" svg:width="0.535cm" svg:height="1.759cm" svg:x="15.149cm" svg:y="10.339cm" svg:viewBox="0 0 536 1760" draw:points="536,0 492,149 444,312 391,486 334,669 276,855 217,1045 159,1233 103,1417 49,1594 0,1760">
          <text:p/>
        </draw:polyline>
        <draw:line draw:style-name="gr2" draw:layer="layout" svg:x1="15.199cm" svg:y1="11.932cm" svg:x2="15.149cm" svg:y2="12.099cm">
          <text:p/>
        </draw:line>
        <draw:polyline draw:style-name="gr2" draw:layer="layout" svg:width="0.244cm" svg:height="0.248cm" svg:x="15.09cm" svg:y="11.85cm" svg:viewBox="0 0 245 249" draw:points="0,0 60,249 245,73">
          <text:p/>
        </draw:polyline>
        <draw:polyline draw:style-name="gr2" draw:layer="layout" svg:width="1.047cm" svg:height="1.782cm" svg:x="15.171cm" svg:y="13.078cm" svg:viewBox="0 0 1048 1783" draw:points="0,0 86,149 182,314 285,490 394,675 507,866 622,1058 735,1251 845,1437 950,1615 1048,1783">
          <text:p/>
        </draw:polyline>
        <draw:line draw:style-name="gr2" draw:layer="layout" svg:x1="16.12cm" svg:y1="14.692cm" svg:x2="16.219cm" svg:y2="14.861cm">
          <text:p/>
        </draw:line>
        <draw:polyline draw:style-name="gr2" draw:layer="layout" svg:width="0.222cm" svg:height="0.255cm" svg:x="15.996cm" svg:y="14.605cm" svg:viewBox="0 0 223 256" draw:points="0,128 223,256 221,0">
          <text:p/>
        </draw:polyline>
        <draw:polyline draw:style-name="gr2" draw:layer="layout" svg:width="1.692cm" svg:height="1.893cm" svg:x="6.665cm" svg:y="15.817cm" svg:viewBox="0 0 1693 1894" draw:points="0,0 143,158 301,334 470,524 648,724 830,930 1014,1137 1196,1342 1372,1539 1539,1724 1693,1894">
          <text:p/>
        </draw:polyline>
        <draw:line draw:style-name="gr2" draw:layer="layout" svg:x1="8.203cm" svg:y1="17.54cm" svg:x2="8.358cm" svg:y2="17.711cm">
          <text:p/>
        </draw:line>
        <draw:polyline draw:style-name="gr2" draw:layer="layout" svg:width="0.243cm" svg:height="0.249cm" svg:x="8.114cm" svg:y="17.461cm" svg:viewBox="0 0 244 250" draw:points="0,171 244,250 189,0">
          <text:p/>
        </draw:polyline>
        <draw:frame draw:style-name="gr5" draw:layer="layout" svg:width="0.323cm" svg:height="0.137cm" svg:x="6.184cm" svg:y="15.599cm">
          <draw:text-box>
            <text:p text:style-name="P1"><text:span text:style-name="T1">25 / 107</text:span></text:p>
          </draw:text-box>
        </draw:frame>
        <draw:frame draw:style-name="gr46" draw:text-style-name="P2" draw:layer="layout" svg:width="6.018cm" svg:height="3.916cm" svg:x="18.442cm" svg:y="20.484cm">
          <draw:text-box>
            <text:p><text:span text:style-name="T2">g) Biological process</text:span></text:p>
            <text:p><text:span text:style-name="T2">enriched for contigs</text:span></text:p>
            <text:p><text:span text:style-name="T2">differently expressed</text:span></text:p>
            <text:p><text:span text:style-name="T2">between </text:span></text:p>
            <text:p><text:span text:style-name="T2">male/female</text:span></text:p>
          </draw:text-box>
        </draw:frame>
      </draw:page>
      <draw:page draw:name="page8" draw:style-name="dp1" draw:master-page-name="master-page26">
        <draw:polygon draw:style-name="gr211"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text:p/>
        </draw:polygon>
        <draw:polyline draw:style-name="gr2"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0,559">
          <text:p/>
        </draw:polyline>
        <draw:frame draw:style-name="gr88" draw:layer="layout" svg:width="0.729cm" svg:height="0.179cm" svg:x="13.382cm" svg:y="1.249cm">
          <draw:text-box>
            <text:p text:style-name="P1"><text:span text:style-name="T3">GO:0005575</text:span></text:p>
          </draw:text-box>
        </draw:frame>
        <draw:frame draw:style-name="gr153" draw:layer="layout" svg:width="1.184cm" svg:height="0.179cm" svg:x="13.174cm" svg:y="1.398cm">
          <draw:text-box>
            <text:p text:style-name="P1"><text:span text:style-name="T3">cellular_component</text:span></text:p>
          </draw:text-box>
        </draw:frame>
        <draw:frame draw:style-name="gr237" draw:layer="layout" svg:width="0.509cm" svg:height="0.179cm" svg:x="13.492cm" svg:y="1.546cm">
          <draw:text-box>
            <text:p text:style-name="P1"><text:span text:style-name="T3">1.000000</text:span></text:p>
          </draw:text-box>
        </draw:frame>
        <draw:polygon draw:style-name="gr201"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text:p/>
        </draw:polygon>
        <draw:polyline draw:style-name="gr2"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0,560">
          <text:p/>
        </draw:polyline>
        <draw:frame draw:style-name="gr90" draw:layer="layout" svg:width="0.431cm" svg:height="0.179cm" svg:x="13.531cm" svg:y="1.695cm">
          <draw:text-box>
            <text:p text:style-name="P1"><text:span text:style-name="T3">50 / 317</text:span></text:p>
          </draw:text-box>
        </draw:frame>
        <draw:frame draw:style-name="gr88" draw:layer="layout" svg:width="0.729cm" svg:height="0.179cm" svg:x="7.173cm" svg:y="7.956cm">
          <draw:text-box>
            <text:p text:style-name="P1"><text:span text:style-name="T3">GO:0005622</text:span></text:p>
          </draw:text-box>
        </draw:frame>
        <draw:frame draw:style-name="gr154" draw:layer="layout" svg:width="0.672cm" svg:height="0.179cm" svg:x="7.217cm" svg:y="8.104cm">
          <draw:text-box>
            <text:p text:style-name="P1"><text:span text:style-name="T3">intracellular</text:span></text:p>
          </draw:text-box>
        </draw:frame>
        <draw:frame draw:style-name="gr237" draw:layer="layout" svg:width="0.509cm" svg:height="0.179cm" svg:x="7.283cm" svg:y="8.252cm">
          <draw:text-box>
            <text:p text:style-name="P1"><text:span text:style-name="T3">0.166102</text:span></text:p>
          </draw:text-box>
        </draw:frame>
        <draw:polygon draw:style-name="gr201"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text:p/>
        </draw:polygon>
        <draw:polyline draw:style-name="gr2"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0,560">
          <text:p/>
        </draw:polyline>
        <draw:frame draw:style-name="gr90" draw:layer="layout" svg:width="0.431cm" svg:height="0.179cm" svg:x="7.322cm" svg:y="8.4cm">
          <draw:text-box>
            <text:p text:style-name="P1"><text:span text:style-name="T3">49 / 298</text:span></text:p>
          </draw:text-box>
        </draw:frame>
        <draw:frame draw:style-name="gr88" draw:layer="layout" svg:width="0.729cm" svg:height="0.179cm" svg:x="12.171cm" svg:y="3.485cm">
          <draw:text-box>
            <text:p text:style-name="P1"><text:span text:style-name="T3">GO:0005623</text:span></text:p>
          </draw:text-box>
        </draw:frame>
        <draw:frame draw:style-name="gr155" draw:layer="layout" svg:width="0.18cm" svg:height="0.179cm" svg:x="12.469cm" svg:y="3.633cm">
          <draw:text-box>
            <text:p text:style-name="P1"><text:span text:style-name="T3">cell</text:span></text:p>
          </draw:text-box>
        </draw:frame>
        <draw:frame draw:style-name="gr237" draw:layer="layout" svg:width="0.509cm" svg:height="0.179cm" svg:x="12.281cm" svg:y="3.782cm">
          <draw:text-box>
            <text:p text:style-name="P1"><text:span text:style-name="T3">0.409509</text:span></text:p>
          </draw:text-box>
        </draw:frame>
        <draw:polygon draw:style-name="gr238" draw:layer="layout" svg:width="1.677cm" svg:height="1.118cm" svg:x="17.17cm" svg:y="16.611cm" svg:viewBox="0 0 1678 1119" draw:points="0,1119 1678,1119 1678,0 0,0">
          <text:p/>
        </draw:polygon>
        <draw:frame draw:style-name="gr90" draw:layer="layout" svg:width="0.431cm" svg:height="0.179cm" svg:x="12.32cm" svg:y="3.93cm">
          <draw:text-box>
            <text:p text:style-name="P1"><text:span text:style-name="T3">49 / 305</text:span></text:p>
          </draw:text-box>
        </draw:frame>
        <draw:frame draw:style-name="gr88" draw:layer="layout" svg:width="0.729cm" svg:height="0.179cm" svg:x="17.605cm" svg:y="16.897cm">
          <draw:text-box>
            <text:p text:style-name="P1"><text:span text:style-name="T3">GO:0005634</text:span></text:p>
          </draw:text-box>
        </draw:frame>
        <draw:frame draw:style-name="gr156" draw:layer="layout" svg:width="0.414cm" svg:height="0.179cm" svg:x="17.766cm" svg:y="17.045cm">
          <draw:text-box>
            <text:p text:style-name="P1"><text:span text:style-name="T3">nucleus</text:span></text:p>
          </draw:text-box>
        </draw:frame>
        <draw:frame draw:style-name="gr237" draw:layer="layout" svg:width="0.509cm" svg:height="0.179cm" svg:x="17.714cm" svg:y="17.194cm">
          <draw:text-box>
            <text:p text:style-name="P1"><text:span text:style-name="T3">0.000105</text:span></text:p>
          </draw:text-box>
        </draw:frame>
        <draw:polygon draw:style-name="gr239" draw:layer="layout" svg:width="1.677cm" svg:height="1.117cm" svg:x="14.686cm" svg:y="23.318cm" svg:viewBox="0 0 1678 1118" draw:points="0,1118 1678,1118 1678,0 0,0">
          <text:p/>
        </draw:polygon>
        <draw:frame draw:style-name="gr90" draw:layer="layout" svg:width="0.431cm" svg:height="0.179cm" svg:x="17.753cm" svg:y="17.342cm">
          <draw:text-box>
            <text:p text:style-name="P1"><text:span text:style-name="T3">38 / 163</text:span></text:p>
          </draw:text-box>
        </draw:frame>
        <draw:frame draw:style-name="gr88" draw:layer="layout" svg:width="0.729cm" svg:height="0.179cm" svg:x="15.121cm" svg:y="23.603cm">
          <draw:text-box>
            <text:p text:style-name="P1"><text:span text:style-name="T3">GO:0005730</text:span></text:p>
          </draw:text-box>
        </draw:frame>
        <draw:frame draw:style-name="gr240" draw:layer="layout" svg:width="0.524cm" svg:height="0.179cm" svg:x="15.228cm" svg:y="23.752cm">
          <draw:text-box>
            <text:p text:style-name="P1"><text:span text:style-name="T3">nucleolus</text:span></text:p>
          </draw:text-box>
        </draw:frame>
        <draw:frame draw:style-name="gr241" draw:layer="layout" svg:width="0.513cm" svg:height="0.179cm" svg:x="15.229cm" svg:y="23.9cm">
          <draw:text-box>
            <text:p text:style-name="P1"><text:span text:style-name="T3">1.65e−05</text:span></text:p>
          </draw:text-box>
        </draw:frame>
        <draw:polygon draw:style-name="gr1"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text:p/>
        </draw:polygon>
        <draw:polyline draw:style-name="gr2"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0,560">
          <text:p/>
        </draw:polyline>
        <draw:frame draw:style-name="gr103" draw:layer="layout" svg:width="0.358cm" svg:height="0.179cm" svg:x="15.309cm" svg:y="24.048cm">
          <draw:text-box>
            <text:p text:style-name="P1"><text:span text:style-name="T3">16 / 37</text:span></text:p>
          </draw:text-box>
        </draw:frame>
        <draw:frame draw:style-name="gr88" draw:layer="layout" svg:width="0.729cm" svg:height="0.179cm" svg:x="4.347cm" svg:y="12.426cm">
          <draw:text-box>
            <text:p text:style-name="P1"><text:span text:style-name="T3">GO:0005737</text:span></text:p>
          </draw:text-box>
        </draw:frame>
        <draw:frame draw:style-name="gr159" draw:layer="layout" svg:width="0.527cm" svg:height="0.179cm" svg:x="4.434cm" svg:y="12.575cm">
          <draw:text-box>
            <text:p text:style-name="P1"><text:span text:style-name="T3">cytoplasm</text:span></text:p>
          </draw:text-box>
        </draw:frame>
        <draw:frame draw:style-name="gr237" draw:layer="layout" svg:width="0.509cm" svg:height="0.179cm" svg:x="4.457cm" svg:y="12.723cm">
          <draw:text-box>
            <text:p text:style-name="P1"><text:span text:style-name="T3">0.029104</text:span></text:p>
          </draw:text-box>
        </draw:frame>
        <draw:polygon draw:style-name="gr24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text:p/>
        </draw:polygon>
        <draw:polyline draw:style-name="gr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0,560">
          <text:p/>
        </draw:polyline>
        <draw:frame draw:style-name="gr90" draw:layer="layout" svg:width="0.431cm" svg:height="0.179cm" svg:x="4.496cm" svg:y="12.871cm">
          <draw:text-box>
            <text:p text:style-name="P1"><text:span text:style-name="T3">48 / 277</text:span></text:p>
          </draw:text-box>
        </draw:frame>
        <draw:frame draw:style-name="gr88" draw:layer="layout" svg:width="0.729cm" svg:height="0.179cm" svg:x="9.16cm" svg:y="16.897cm">
          <draw:text-box>
            <text:p text:style-name="P1"><text:span text:style-name="T3">GO:0005829</text:span></text:p>
          </draw:text-box>
        </draw:frame>
        <draw:frame draw:style-name="gr243" draw:layer="layout" svg:width="0.407cm" svg:height="0.179cm" svg:x="9.344cm" svg:y="17.045cm">
          <draw:text-box>
            <text:p text:style-name="P1"><text:span text:style-name="T3">cytosol</text:span></text:p>
          </draw:text-box>
        </draw:frame>
        <draw:frame draw:style-name="gr237" draw:layer="layout" svg:width="0.509cm" svg:height="0.179cm" svg:x="9.269cm" svg:y="17.194cm">
          <draw:text-box>
            <text:p text:style-name="P1"><text:span text:style-name="T3">0.003587</text:span></text:p>
          </draw:text-box>
        </draw:frame>
        <draw:polygon draw:style-name="gr244" draw:layer="layout" svg:width="1.676cm" svg:height="1.118cm" svg:x="3.758cm" svg:y="16.611cm" svg:viewBox="0 0 1677 1119" draw:points="0,1119 1677,1119 1677,0 0,0">
          <text:p/>
        </draw:polygon>
        <draw:frame draw:style-name="gr90" draw:layer="layout" svg:width="0.431cm" svg:height="0.179cm" svg:x="9.309cm" svg:y="17.342cm">
          <draw:text-box>
            <text:p text:style-name="P1"><text:span text:style-name="T3">33 / 151</text:span></text:p>
          </draw:text-box>
        </draw:frame>
        <draw:frame draw:style-name="gr88" draw:layer="layout" svg:width="0.729cm" svg:height="0.179cm" svg:x="4.192cm" svg:y="16.897cm">
          <draw:text-box>
            <text:p text:style-name="P1"><text:span text:style-name="T3">GO:0005840</text:span></text:p>
          </draw:text-box>
        </draw:frame>
        <draw:frame draw:style-name="gr245" draw:layer="layout" svg:width="0.503cm" svg:height="0.179cm" svg:x="4.305cm" svg:y="17.045cm">
          <draw:text-box>
            <text:p text:style-name="P1"><text:span text:style-name="T3">ribosome</text:span></text:p>
          </draw:text-box>
        </draw:frame>
        <draw:frame draw:style-name="gr241" draw:layer="layout" svg:width="0.513cm" svg:height="0.179cm" svg:x="4.3cm" svg:y="17.194cm">
          <draw:text-box>
            <text:p text:style-name="P1"><text:span text:style-name="T3">1.83e−06</text:span></text:p>
          </draw:text-box>
        </draw:frame>
        <draw:polygon draw:style-name="gr11" draw:layer="layout" svg:width="1.677cm" svg:height="1.118cm" svg:x="2.516cm" svg:y="18.847cm" svg:viewBox="0 0 1678 1119" draw:points="0,1119 1678,1119 1678,0 0,0">
          <text:p/>
        </draw:polygon>
        <draw:frame draw:style-name="gr103" draw:layer="layout" svg:width="0.358cm" svg:height="0.179cm" svg:x="4.381cm" svg:y="17.342cm">
          <draw:text-box>
            <text:p text:style-name="P1"><text:span text:style-name="T3">19 / 44</text:span></text:p>
          </draw:text-box>
        </draw:frame>
        <draw:frame draw:style-name="gr88" draw:layer="layout" svg:width="0.729cm" svg:height="0.179cm" svg:x="2.95cm" svg:y="19.132cm">
          <draw:text-box>
            <text:p text:style-name="P1"><text:span text:style-name="T3">GO:0015934</text:span></text:p>
          </draw:text-box>
        </draw:frame>
        <draw:frame draw:style-name="gr246" draw:layer="layout" svg:width="1.387cm" svg:height="0.179cm" svg:x="2.641cm" svg:y="19.281cm">
          <draw:text-box>
            <text:p text:style-name="P1"><text:span text:style-name="T3">large ribosomal subu...</text:span></text:p>
          </draw:text-box>
        </draw:frame>
        <draw:frame draw:style-name="gr241" draw:layer="layout" svg:width="0.513cm" svg:height="0.179cm" svg:x="3.058cm" svg:y="19.429cm">
          <draw:text-box>
            <text:p text:style-name="P1"><text:span text:style-name="T3">6.19e−07</text:span></text:p>
          </draw:text-box>
        </draw:frame>
        <draw:polygon draw:style-name="gr11" draw:layer="layout" svg:width="1.676cm" svg:height="1.117cm" svg:x="3.789cm" svg:y="23.318cm" svg:viewBox="0 0 1677 1118" draw:points="0,1118 1677,1118 1677,0 0,0">
          <text:p/>
        </draw:polygon>
        <draw:frame draw:style-name="gr103" draw:layer="layout" svg:width="0.358cm" svg:height="0.179cm" svg:x="3.139cm" svg:y="19.578cm">
          <draw:text-box>
            <text:p text:style-name="P1"><text:span text:style-name="T3">12 / 18</text:span></text:p>
          </draw:text-box>
        </draw:frame>
        <draw:frame draw:style-name="gr88" draw:layer="layout" svg:width="0.729cm" svg:height="0.179cm" svg:x="4.223cm" svg:y="23.603cm">
          <draw:text-box>
            <text:p text:style-name="P1"><text:span text:style-name="T3">GO:0022625</text:span></text:p>
          </draw:text-box>
        </draw:frame>
        <draw:frame draw:style-name="gr247" draw:layer="layout" svg:width="1.243cm" svg:height="0.179cm" svg:x="3.986cm" svg:y="23.752cm">
          <draw:text-box>
            <text:p text:style-name="P1"><text:span text:style-name="T3">cytosolic large ribo...</text:span></text:p>
          </draw:text-box>
        </draw:frame>
        <draw:frame draw:style-name="gr241" draw:layer="layout" svg:width="0.513cm" svg:height="0.179cm" svg:x="4.331cm" svg:y="23.9cm">
          <draw:text-box>
            <text:p text:style-name="P1"><text:span text:style-name="T3">6.19e−07</text:span></text:p>
          </draw:text-box>
        </draw:frame>
        <draw:polygon draw:style-name="gr11" draw:layer="layout" svg:width="1.676cm" svg:height="1.118cm" svg:x="5.031cm" svg:y="21.082cm" svg:viewBox="0 0 1677 1119" draw:points="0,1119 1677,1119 1677,0 0,0">
          <text:p/>
        </draw:polygon>
        <draw:frame draw:style-name="gr103" draw:layer="layout" svg:width="0.358cm" svg:height="0.179cm" svg:x="4.412cm" svg:y="24.048cm">
          <draw:text-box>
            <text:p text:style-name="P1"><text:span text:style-name="T3">12 / 18</text:span></text:p>
          </draw:text-box>
        </draw:frame>
        <draw:frame draw:style-name="gr88" draw:layer="layout" svg:width="0.729cm" svg:height="0.179cm" svg:x="5.465cm" svg:y="21.368cm">
          <draw:text-box>
            <text:p text:style-name="P1"><text:span text:style-name="T3">GO:0022626</text:span></text:p>
          </draw:text-box>
        </draw:frame>
        <draw:frame draw:style-name="gr248" draw:layer="layout" svg:width="1.084cm" svg:height="0.179cm" svg:x="5.288cm" svg:y="21.516cm">
          <draw:text-box>
            <text:p text:style-name="P1"><text:span text:style-name="T3">cytosolic ribosome</text:span></text:p>
          </draw:text-box>
        </draw:frame>
        <draw:frame draw:style-name="gr241" draw:layer="layout" svg:width="0.513cm" svg:height="0.179cm" svg:x="5.573cm" svg:y="21.665cm">
          <draw:text-box>
            <text:p text:style-name="P1"><text:span text:style-name="T3">2.28e−07</text:span></text:p>
          </draw:text-box>
        </draw:frame>
        <draw:polygon draw:style-name="gr238" draw:layer="layout" svg:width="1.677cm" svg:height="1.118cm" svg:x="1.336cm" svg:y="14.376cm" svg:viewBox="0 0 1678 1119" draw:points="0,1119 1678,1119 1678,0 0,0">
          <text:p/>
        </draw:polygon>
        <draw:frame draw:style-name="gr103" draw:layer="layout" svg:width="0.358cm" svg:height="0.179cm" svg:x="5.653cm" svg:y="21.813cm">
          <draw:text-box>
            <text:p text:style-name="P1"><text:span text:style-name="T3">18 / 36</text:span></text:p>
          </draw:text-box>
        </draw:frame>
        <draw:frame draw:style-name="gr88" draw:layer="layout" svg:width="0.729cm" svg:height="0.179cm" svg:x="1.77cm" svg:y="14.662cm">
          <draw:text-box>
            <text:p text:style-name="P1"><text:span text:style-name="T3">GO:0030529</text:span></text:p>
          </draw:text-box>
        </draw:frame>
        <draw:frame draw:style-name="gr249" draw:layer="layout" svg:width="1.344cm" svg:height="0.179cm" svg:x="1.483cm" svg:y="14.81cm">
          <draw:text-box>
            <text:p text:style-name="P1"><text:span text:style-name="T3">ribonucleoprotein co...</text:span></text:p>
          </draw:text-box>
        </draw:frame>
        <draw:frame draw:style-name="gr237" draw:layer="layout" svg:width="0.509cm" svg:height="0.179cm" svg:x="1.881cm" svg:y="14.958cm">
          <draw:text-box>
            <text:p text:style-name="P1"><text:span text:style-name="T3">0.000335</text:span></text:p>
          </draw:text-box>
        </draw:frame>
        <draw:polygon draw:style-name="gr1"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text:p/>
        </draw:polygon>
        <draw:polyline draw:style-name="gr2"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0,560">
          <text:p/>
        </draw:polyline>
        <draw:frame draw:style-name="gr103" draw:layer="layout" svg:width="0.358cm" svg:height="0.179cm" svg:x="1.959cm" svg:y="15.107cm">
          <draw:text-box>
            <text:p text:style-name="P1"><text:span text:style-name="T3">20 / 64</text:span></text:p>
          </draw:text-box>
        </draw:frame>
        <draw:frame draw:style-name="gr88" draw:layer="layout" svg:width="0.729cm" svg:height="0.179cm" svg:x="22.789cm" svg:y="7.956cm">
          <draw:text-box>
            <text:p text:style-name="P1"><text:span text:style-name="T3">GO:0031974</text:span></text:p>
          </draw:text-box>
        </draw:frame>
        <draw:frame draw:style-name="gr250" draw:layer="layout" svg:width="1.547cm" svg:height="0.179cm" svg:x="22.4cm" svg:y="8.104cm">
          <draw:text-box>
            <text:p text:style-name="P1"><text:span text:style-name="T3">membrane−enclosed lu...</text:span></text:p>
          </draw:text-box>
        </draw:frame>
        <draw:frame draw:style-name="gr237" draw:layer="layout" svg:width="0.509cm" svg:height="0.179cm" svg:x="22.899cm" svg:y="8.252cm">
          <draw:text-box>
            <text:p text:style-name="P1"><text:span text:style-name="T3">0.027066</text:span></text:p>
          </draw:text-box>
        </draw:frame>
        <draw:polygon draw:style-name="gr1"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text:p/>
        </draw:polygon>
        <draw:polyline draw:style-name="gr2"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0,560">
          <text:p/>
        </draw:polyline>
        <draw:frame draw:style-name="gr103" draw:layer="layout" svg:width="0.358cm" svg:height="0.179cm" svg:x="22.978cm" svg:y="8.4cm">
          <draw:text-box>
            <text:p text:style-name="P1"><text:span text:style-name="T3">22 / 99</text:span></text:p>
          </draw:text-box>
        </draw:frame>
        <draw:frame draw:style-name="gr88" draw:layer="layout" svg:width="0.729cm" svg:height="0.179cm" svg:x="17.605cm" svg:y="21.368cm">
          <draw:text-box>
            <text:p text:style-name="P1"><text:span text:style-name="T3">GO:0031981</text:span></text:p>
          </draw:text-box>
        </draw:frame>
        <draw:frame draw:style-name="gr251" draw:layer="layout" svg:width="0.806cm" svg:height="0.179cm" svg:x="17.566cm" svg:y="21.516cm">
          <draw:text-box>
            <text:p text:style-name="P1"><text:span text:style-name="T3">nuclear lumen</text:span></text:p>
          </draw:text-box>
        </draw:frame>
        <draw:frame draw:style-name="gr237" draw:layer="layout" svg:width="0.509cm" svg:height="0.179cm" svg:x="17.714cm" svg:y="21.665cm">
          <draw:text-box>
            <text:p text:style-name="P1"><text:span text:style-name="T3">0.007251</text:span></text:p>
          </draw:text-box>
        </draw:frame>
        <draw:polygon draw:style-name="gr201"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text:p/>
        </draw:polygon>
        <draw:polyline draw:style-name="gr2"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0,560">
          <text:p/>
        </draw:polyline>
        <draw:frame draw:style-name="gr103" draw:layer="layout" svg:width="0.358cm" svg:height="0.179cm" svg:x="17.793cm" svg:y="21.813cm">
          <draw:text-box>
            <text:p text:style-name="P1"><text:span text:style-name="T3">18 / 68</text:span></text:p>
          </draw:text-box>
        </draw:frame>
        <draw:frame draw:style-name="gr88" draw:layer="layout" svg:width="0.729cm" svg:height="0.179cm" svg:x="1.988cm" svg:y="5.72cm">
          <draw:text-box>
            <text:p text:style-name="P1"><text:span text:style-name="T3">GO:0032991</text:span></text:p>
          </draw:text-box>
        </draw:frame>
        <draw:frame draw:style-name="gr171" draw:layer="layout" svg:width="1.497cm" svg:height="0.179cm" svg:x="1.623cm" svg:y="5.869cm">
          <draw:text-box>
            <text:p text:style-name="P1"><text:span text:style-name="T3">macromolecular compl...</text:span></text:p>
          </draw:text-box>
        </draw:frame>
        <draw:frame draw:style-name="gr237" draw:layer="layout" svg:width="0.509cm" svg:height="0.179cm" svg:x="2.098cm" svg:y="6.017cm">
          <draw:text-box>
            <text:p text:style-name="P1"><text:span text:style-name="T3">0.330892</text:span></text:p>
          </draw:text-box>
        </draw:frame>
        <draw:polygon draw:style-name="gr1"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text:p/>
        </draw:polygon>
        <draw:polyline draw:style-name="gr2"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0,560">
          <text:p/>
        </draw:polyline>
        <draw:frame draw:style-name="gr90" draw:layer="layout" svg:width="0.431cm" svg:height="0.179cm" svg:x="2.137cm" svg:y="6.165cm">
          <draw:text-box>
            <text:p text:style-name="P1"><text:span text:style-name="T3">27 / 159</text:span></text:p>
          </draw:text-box>
        </draw:frame>
        <draw:frame draw:style-name="gr88" draw:layer="layout" svg:width="0.729cm" svg:height="0.179cm" svg:x="14.655cm" svg:y="10.191cm">
          <draw:text-box>
            <text:p text:style-name="P1"><text:span text:style-name="T3">GO:0043226</text:span></text:p>
          </draw:text-box>
        </draw:frame>
        <draw:frame draw:style-name="gr173" draw:layer="layout" svg:width="0.501cm" svg:height="0.179cm" svg:x="14.769cm" svg:y="10.339cm">
          <draw:text-box>
            <text:p text:style-name="P1"><text:span text:style-name="T3">organelle</text:span></text:p>
          </draw:text-box>
        </draw:frame>
        <draw:frame draw:style-name="gr237" draw:layer="layout" svg:width="0.509cm" svg:height="0.179cm" svg:x="14.765cm" svg:y="10.488cm">
          <draw:text-box>
            <text:p text:style-name="P1"><text:span text:style-name="T3">0.013725</text:span></text:p>
          </draw:text-box>
        </draw:frame>
        <draw:polygon draw:style-name="gr24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31cm" svg:height="0.179cm" svg:x="14.804cm" svg:y="10.636cm">
          <draw:text-box>
            <text:p text:style-name="P1"><text:span text:style-name="T3">48 / 272</text:span></text:p>
          </draw:text-box>
        </draw:frame>
        <draw:frame draw:style-name="gr88" draw:layer="layout" svg:width="0.729cm" svg:height="0.179cm" svg:x="17.605cm" svg:y="12.426cm">
          <draw:text-box>
            <text:p text:style-name="P1"><text:span text:style-name="T3">GO:0043227</text:span></text:p>
          </draw:text-box>
        </draw:frame>
        <draw:frame draw:style-name="gr174" draw:layer="layout" svg:width="1.626cm" svg:height="0.179cm" svg:x="17.176cm" svg:y="12.575cm">
          <draw:text-box>
            <text:p text:style-name="P1"><text:span text:style-name="T3">membrane−bounded org...</text:span></text:p>
          </draw:text-box>
        </draw:frame>
        <draw:frame draw:style-name="gr237" draw:layer="layout" svg:width="0.509cm" svg:height="0.179cm" svg:x="17.714cm" svg:y="12.723cm">
          <draw:text-box>
            <text:p text:style-name="P1"><text:span text:style-name="T3">0.002940</text:span></text:p>
          </draw:text-box>
        </draw:frame>
        <draw:polygon draw:style-name="gr252" draw:layer="layout" svg:width="1.676cm" svg:height="1.117cm" svg:x="8.912cm" svg:y="12.141cm" svg:viewBox="0 0 1677 1118" draw:points="0,1118 1677,1118 1677,0 0,0">
          <text:p/>
        </draw:polygon>
        <draw:frame draw:style-name="gr90" draw:layer="layout" svg:width="0.431cm" svg:height="0.179cm" svg:x="17.753cm" svg:y="12.871cm">
          <draw:text-box>
            <text:p text:style-name="P1"><text:span text:style-name="T3">47 / 253</text:span></text:p>
          </draw:text-box>
        </draw:frame>
        <draw:frame draw:style-name="gr88" draw:layer="layout" svg:width="0.729cm" svg:height="0.179cm" svg:x="9.346cm" svg:y="12.426cm">
          <draw:text-box>
            <text:p text:style-name="P1"><text:span text:style-name="T3">GO:0043228</text:span></text:p>
          </draw:text-box>
        </draw:frame>
        <draw:frame draw:style-name="gr253" draw:layer="layout" svg:width="1.7cm" svg:height="0.179cm" svg:x="8.88cm" svg:y="12.575cm">
          <draw:text-box>
            <text:p text:style-name="P1"><text:span text:style-name="T3">non−membrane−bounded...</text:span></text:p>
          </draw:text-box>
        </draw:frame>
        <draw:frame draw:style-name="gr237" draw:layer="layout" svg:width="0.509cm" svg:height="0.179cm" svg:x="9.456cm" svg:y="12.723cm">
          <draw:text-box>
            <text:p text:style-name="P1"><text:span text:style-name="T3">0.001874</text:span></text:p>
          </draw:text-box>
        </draw:frame>
        <draw:polygon draw:style-name="gr1"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31cm" svg:height="0.179cm" svg:x="9.495cm" svg:y="12.871cm">
          <draw:text-box>
            <text:p text:style-name="P1"><text:span text:style-name="T3">28 / 116</text:span></text:p>
          </draw:text-box>
        </draw:frame>
        <draw:frame draw:style-name="gr88" draw:layer="layout" svg:width="0.729cm" svg:height="0.179cm" svg:x="14.345cm" svg:y="12.426cm">
          <draw:text-box>
            <text:p text:style-name="P1"><text:span text:style-name="T3">GO:0043229</text:span></text:p>
          </draw:text-box>
        </draw:frame>
        <draw:frame draw:style-name="gr175" draw:layer="layout" svg:width="1.274cm" svg:height="0.179cm" svg:x="14.092cm" svg:y="12.575cm">
          <draw:text-box>
            <text:p text:style-name="P1"><text:span text:style-name="T3">intracellular organe...</text:span></text:p>
          </draw:text-box>
        </draw:frame>
        <draw:frame draw:style-name="gr237" draw:layer="layout" svg:width="0.509cm" svg:height="0.179cm" svg:x="14.454cm" svg:y="12.723cm">
          <draw:text-box>
            <text:p text:style-name="P1"><text:span text:style-name="T3">0.013725</text:span></text:p>
          </draw:text-box>
        </draw:frame>
        <draw:polygon draw:style-name="gr24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90" draw:layer="layout" svg:width="0.431cm" svg:height="0.179cm" svg:x="14.494cm" svg:y="12.871cm">
          <draw:text-box>
            <text:p text:style-name="P1"><text:span text:style-name="T3">48 / 272</text:span></text:p>
          </draw:text-box>
        </draw:frame>
        <draw:frame draw:style-name="gr88" draw:layer="layout" svg:width="0.729cm" svg:height="0.179cm" svg:x="17.605cm" svg:y="14.662cm">
          <draw:text-box>
            <text:p text:style-name="P1"><text:span text:style-name="T3">GO:0043231</text:span></text:p>
          </draw:text-box>
        </draw:frame>
        <draw:frame draw:style-name="gr176" draw:layer="layout" svg:width="1.353cm" svg:height="0.179cm" svg:x="17.312cm" svg:y="14.81cm">
          <draw:text-box>
            <text:p text:style-name="P1"><text:span text:style-name="T3">intracellular membra...</text:span></text:p>
          </draw:text-box>
        </draw:frame>
        <draw:frame draw:style-name="gr237" draw:layer="layout" svg:width="0.509cm" svg:height="0.179cm" svg:x="17.714cm" svg:y="14.958cm">
          <draw:text-box>
            <text:p text:style-name="P1"><text:span text:style-name="T3">0.002940</text:span></text:p>
          </draw:text-box>
        </draw:frame>
        <draw:polygon draw:style-name="gr24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text:p/>
        </draw:polygon>
        <draw:polyline draw:style-name="gr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0,560">
          <text:p/>
        </draw:polyline>
        <draw:frame draw:style-name="gr90" draw:layer="layout" svg:width="0.431cm" svg:height="0.179cm" svg:x="17.753cm" svg:y="15.107cm">
          <draw:text-box>
            <text:p text:style-name="P1"><text:span text:style-name="T3">47 / 253</text:span></text:p>
          </draw:text-box>
        </draw:frame>
        <draw:frame draw:style-name="gr88" draw:layer="layout" svg:width="0.729cm" svg:height="0.179cm" svg:x="10.495cm" svg:y="14.662cm">
          <draw:text-box>
            <text:p text:style-name="P1"><text:span text:style-name="T3">GO:0043232</text:span></text:p>
          </draw:text-box>
        </draw:frame>
        <draw:frame draw:style-name="gr167" draw:layer="layout" svg:width="1.349cm" svg:height="0.179cm" svg:x="10.205cm" svg:y="14.81cm">
          <draw:text-box>
            <text:p text:style-name="P1"><text:span text:style-name="T3">intracellular non−me...</text:span></text:p>
          </draw:text-box>
        </draw:frame>
        <draw:frame draw:style-name="gr237" draw:layer="layout" svg:width="0.509cm" svg:height="0.179cm" svg:x="10.605cm" svg:y="14.958cm">
          <draw:text-box>
            <text:p text:style-name="P1"><text:span text:style-name="T3">0.001874</text:span></text:p>
          </draw:text-box>
        </draw:frame>
        <draw:polygon draw:style-name="gr1"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text:p/>
        </draw:polygon>
        <draw:polyline draw:style-name="gr2"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0,560">
          <text:p/>
        </draw:polyline>
        <draw:frame draw:style-name="gr90" draw:layer="layout" svg:width="0.431cm" svg:height="0.179cm" svg:x="10.644cm" svg:y="15.107cm">
          <draw:text-box>
            <text:p text:style-name="P1"><text:span text:style-name="T3">28 / 116</text:span></text:p>
          </draw:text-box>
        </draw:frame>
        <draw:frame draw:style-name="gr88" draw:layer="layout" svg:width="0.729cm" svg:height="0.179cm" svg:x="20.896cm" svg:y="14.662cm">
          <draw:text-box>
            <text:p text:style-name="P1"><text:span text:style-name="T3">GO:0043233</text:span></text:p>
          </draw:text-box>
        </draw:frame>
        <draw:frame draw:style-name="gr254" draw:layer="layout" svg:width="0.925cm" svg:height="0.179cm" svg:x="20.798cm" svg:y="14.81cm">
          <draw:text-box>
            <text:p text:style-name="P1"><text:span text:style-name="T3">organelle lumen</text:span></text:p>
          </draw:text-box>
        </draw:frame>
        <draw:frame draw:style-name="gr237" draw:layer="layout" svg:width="0.509cm" svg:height="0.179cm" svg:x="21.005cm" svg:y="14.958cm">
          <draw:text-box>
            <text:p text:style-name="P1"><text:span text:style-name="T3">0.020870</text:span></text:p>
          </draw:text-box>
        </draw:frame>
        <draw:polygon draw:style-name="gr1"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text:p/>
        </draw:polygon>
        <draw:polyline draw:style-name="gr2"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0,560">
          <text:p/>
        </draw:polyline>
        <draw:frame draw:style-name="gr103" draw:layer="layout" svg:width="0.358cm" svg:height="0.179cm" svg:x="21.084cm" svg:y="15.107cm">
          <draw:text-box>
            <text:p text:style-name="P1"><text:span text:style-name="T3">22 / 97</text:span></text:p>
          </draw:text-box>
        </draw:frame>
        <draw:frame draw:style-name="gr88" draw:layer="layout" svg:width="0.729cm" svg:height="0.179cm" svg:x="20.896cm" svg:y="12.426cm">
          <draw:text-box>
            <text:p text:style-name="P1"><text:span text:style-name="T3">GO:0044422</text:span></text:p>
          </draw:text-box>
        </draw:frame>
        <draw:frame draw:style-name="gr178" draw:layer="layout" svg:width="0.829cm" svg:height="0.179cm" svg:x="20.865cm" svg:y="12.575cm">
          <draw:text-box>
            <text:p text:style-name="P1"><text:span text:style-name="T3">organelle part</text:span></text:p>
          </draw:text-box>
        </draw:frame>
        <draw:frame draw:style-name="gr237" draw:layer="layout" svg:width="0.509cm" svg:height="0.179cm" svg:x="21.005cm" svg:y="12.723cm">
          <draw:text-box>
            <text:p text:style-name="P1"><text:span text:style-name="T3">0.018710</text:span></text:p>
          </draw:text-box>
        </draw:frame>
        <draw:polygon draw:style-name="gr201"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text:p/>
        </draw:polygon>
        <draw:polyline draw:style-name="gr2"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0,560">
          <text:p/>
        </draw:polyline>
        <draw:frame draw:style-name="gr90" draw:layer="layout" svg:width="0.431cm" svg:height="0.179cm" svg:x="21.044cm" svg:y="12.871cm">
          <draw:text-box>
            <text:p text:style-name="P1"><text:span text:style-name="T3">38 / 197</text:span></text:p>
          </draw:text-box>
        </draw:frame>
        <draw:frame draw:style-name="gr88" draw:layer="layout" svg:width="0.729cm" svg:height="0.179cm" svg:x="7.173cm" svg:y="10.191cm">
          <draw:text-box>
            <text:p text:style-name="P1"><text:span text:style-name="T3">GO:0044424</text:span></text:p>
          </draw:text-box>
        </draw:frame>
        <draw:frame draw:style-name="gr179" draw:layer="layout" svg:width="0.968cm" svg:height="0.179cm" svg:x="7.073cm" svg:y="10.339cm">
          <draw:text-box>
            <text:p text:style-name="P1"><text:span text:style-name="T3">intracellular part</text:span></text:p>
          </draw:text-box>
        </draw:frame>
        <draw:frame draw:style-name="gr237" draw:layer="layout" svg:width="0.509cm" svg:height="0.179cm" svg:x="7.283cm" svg:y="10.488cm">
          <draw:text-box>
            <text:p text:style-name="P1"><text:span text:style-name="T3">0.108564</text:span></text:p>
          </draw:text-box>
        </draw:frame>
        <draw:polygon draw:style-name="gr239" draw:layer="layout" svg:width="1.676cm" svg:height="1.118cm" svg:x="16.332cm" svg:y="18.847cm" svg:viewBox="0 0 1677 1119" draw:points="0,1119 1677,1119 1677,0 0,0">
          <text:p/>
        </draw:polygon>
        <draw:frame draw:style-name="gr90" draw:layer="layout" svg:width="0.431cm" svg:height="0.179cm" svg:x="7.322cm" svg:y="10.636cm">
          <draw:text-box>
            <text:p text:style-name="P1"><text:span text:style-name="T3">49 / 295</text:span></text:p>
          </draw:text-box>
        </draw:frame>
        <draw:frame draw:style-name="gr88" draw:layer="layout" svg:width="0.729cm" svg:height="0.179cm" svg:x="16.766cm" svg:y="19.132cm">
          <draw:text-box>
            <text:p text:style-name="P1"><text:span text:style-name="T3">GO:0044428</text:span></text:p>
          </draw:text-box>
        </draw:frame>
        <draw:frame draw:style-name="gr180" draw:layer="layout" svg:width="0.71cm" svg:height="0.179cm" svg:x="16.796cm" svg:y="19.281cm">
          <draw:text-box>
            <text:p text:style-name="P1"><text:span text:style-name="T3">nuclear part</text:span></text:p>
          </draw:text-box>
        </draw:frame>
        <draw:frame draw:style-name="gr241" draw:layer="layout" svg:width="0.513cm" svg:height="0.179cm" svg:x="16.874cm" svg:y="19.429cm">
          <draw:text-box>
            <text:p text:style-name="P1"><text:span text:style-name="T3">5.24e−05</text:span></text:p>
          </draw:text-box>
        </draw:frame>
        <draw:polygon draw:style-name="gr24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text:p/>
        </draw:polygon>
        <draw:polyline draw:style-name="gr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0,560">
          <text:p/>
        </draw:polyline>
        <draw:frame draw:style-name="gr103" draw:layer="layout" svg:width="0.358cm" svg:height="0.179cm" svg:x="16.954cm" svg:y="19.578cm">
          <draw:text-box>
            <text:p text:style-name="P1"><text:span text:style-name="T3">25 / 82</text:span></text:p>
          </draw:text-box>
        </draw:frame>
        <draw:frame draw:style-name="gr88" draw:layer="layout" svg:width="0.729cm" svg:height="0.179cm" svg:x="6.676cm" svg:y="14.662cm">
          <draw:text-box>
            <text:p text:style-name="P1"><text:span text:style-name="T3">GO:0044444</text:span></text:p>
          </draw:text-box>
        </draw:frame>
        <draw:frame draw:style-name="gr182" draw:layer="layout" svg:width="0.985cm" svg:height="0.179cm" svg:x="6.568cm" svg:y="14.81cm">
          <draw:text-box>
            <text:p text:style-name="P1"><text:span text:style-name="T3">cytoplasmic part</text:span></text:p>
          </draw:text-box>
        </draw:frame>
        <draw:frame draw:style-name="gr237" draw:layer="layout" svg:width="0.509cm" svg:height="0.179cm" svg:x="6.786cm" svg:y="14.958cm">
          <draw:text-box>
            <text:p text:style-name="P1"><text:span text:style-name="T3">0.001937</text:span></text:p>
          </draw:text-box>
        </draw:frame>
        <draw:polygon draw:style-name="gr244" draw:layer="layout" svg:width="1.676cm" svg:height="1.118cm" svg:x="7.515cm" svg:y="18.847cm" svg:viewBox="0 0 1677 1119" draw:points="0,1119 1677,1119 1677,0 0,0">
          <text:p/>
        </draw:polygon>
        <draw:frame draw:style-name="gr90" draw:layer="layout" svg:width="0.431cm" svg:height="0.179cm" svg:x="6.825cm" svg:y="15.107cm">
          <draw:text-box>
            <text:p text:style-name="P1"><text:span text:style-name="T3">48 / 260</text:span></text:p>
          </draw:text-box>
        </draw:frame>
        <draw:frame draw:style-name="gr88" draw:layer="layout" svg:width="0.729cm" svg:height="0.179cm" svg:x="7.949cm" svg:y="19.132cm">
          <draw:text-box>
            <text:p text:style-name="P1"><text:span text:style-name="T3">GO:0044445</text:span></text:p>
          </draw:text-box>
        </draw:frame>
        <draw:frame draw:style-name="gr255" draw:layer="layout" svg:width="0.789cm" svg:height="0.179cm" svg:x="7.938cm" svg:y="19.281cm">
          <draw:text-box>
            <text:p text:style-name="P1"><text:span text:style-name="T3">cytosolic part</text:span></text:p>
          </draw:text-box>
        </draw:frame>
        <draw:frame draw:style-name="gr241" draw:layer="layout" svg:width="0.513cm" svg:height="0.179cm" svg:x="8.057cm" svg:y="19.429cm">
          <draw:text-box>
            <text:p text:style-name="P1"><text:span text:style-name="T3">1.81e−06</text:span></text:p>
          </draw:text-box>
        </draw:frame>
        <draw:polygon draw:style-name="gr1"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103" draw:layer="layout" svg:width="0.358cm" svg:height="0.179cm" svg:x="8.137cm" svg:y="19.578cm">
          <draw:text-box>
            <text:p text:style-name="P1"><text:span text:style-name="T3">18 / 40</text:span></text:p>
          </draw:text-box>
        </draw:frame>
        <draw:frame draw:style-name="gr88" draw:layer="layout" svg:width="0.729cm" svg:height="0.179cm" svg:x="14.345cm" svg:y="14.662cm">
          <draw:text-box>
            <text:p text:style-name="P1"><text:span text:style-name="T3">GO:0044446</text:span></text:p>
          </draw:text-box>
        </draw:frame>
        <draw:frame draw:style-name="gr175" draw:layer="layout" svg:width="1.274cm" svg:height="0.179cm" svg:x="14.092cm" svg:y="14.81cm">
          <draw:text-box>
            <text:p text:style-name="P1"><text:span text:style-name="T3">intracellular organe...</text:span></text:p>
          </draw:text-box>
        </draw:frame>
        <draw:frame draw:style-name="gr237" draw:layer="layout" svg:width="0.509cm" svg:height="0.179cm" svg:x="14.454cm" svg:y="14.958cm">
          <draw:text-box>
            <text:p text:style-name="P1"><text:span text:style-name="T3">0.014702</text:span></text:p>
          </draw:text-box>
        </draw:frame>
        <draw:polygon draw:style-name="gr201"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text:p/>
        </draw:polygon>
        <draw:polyline draw:style-name="gr2"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0,560">
          <text:p/>
        </draw:polyline>
        <draw:frame draw:style-name="gr90" draw:layer="layout" svg:width="0.431cm" svg:height="0.179cm" svg:x="14.494cm" svg:y="15.107cm">
          <draw:text-box>
            <text:p text:style-name="P1"><text:span text:style-name="T3">38 / 195</text:span></text:p>
          </draw:text-box>
        </draw:frame>
        <draw:frame draw:style-name="gr88" draw:layer="layout" svg:width="0.729cm" svg:height="0.179cm" svg:x="9.687cm" svg:y="5.72cm">
          <draw:text-box>
            <text:p text:style-name="P1"><text:span text:style-name="T3">GO:0044464</text:span></text:p>
          </draw:text-box>
        </draw:frame>
        <draw:frame draw:style-name="gr183" draw:layer="layout" svg:width="0.46cm" svg:height="0.179cm" svg:x="9.842cm" svg:y="5.869cm">
          <draw:text-box>
            <text:p text:style-name="P1"><text:span text:style-name="T3">cell part</text:span></text:p>
          </draw:text-box>
        </draw:frame>
        <draw:frame draw:style-name="gr237" draw:layer="layout" svg:width="0.509cm" svg:height="0.179cm" svg:x="9.797cm" svg:y="6.017cm">
          <draw:text-box>
            <text:p text:style-name="P1"><text:span text:style-name="T3">0.363394</text:span></text:p>
          </draw:text-box>
        </draw:frame>
        <draw:polygon draw:style-name="gr1"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text:p/>
        </draw:polygon>
        <draw:polyline draw:style-name="gr2"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0,560">
          <text:p/>
        </draw:polyline>
        <draw:frame draw:style-name="gr90" draw:layer="layout" svg:width="0.431cm" svg:height="0.179cm" svg:x="9.837cm" svg:y="6.165cm">
          <draw:text-box>
            <text:p text:style-name="P1"><text:span text:style-name="T3">49 / 304</text:span></text:p>
          </draw:text-box>
        </draw:frame>
        <draw:frame draw:style-name="gr88" draw:layer="layout" svg:width="0.729cm" svg:height="0.179cm" svg:x="20.896cm" svg:y="16.897cm">
          <draw:text-box>
            <text:p text:style-name="P1"><text:span text:style-name="T3">GO:0070013</text:span></text:p>
          </draw:text-box>
        </draw:frame>
        <draw:frame draw:style-name="gr175" draw:layer="layout" svg:width="1.274cm" svg:height="0.179cm" svg:x="20.643cm" svg:y="17.045cm">
          <draw:text-box>
            <text:p text:style-name="P1"><text:span text:style-name="T3">intracellular organe...</text:span></text:p>
          </draw:text-box>
        </draw:frame>
        <draw:frame draw:style-name="gr237" draw:layer="layout" svg:width="0.509cm" svg:height="0.179cm" svg:x="21.005cm" svg:y="17.194cm">
          <draw:text-box>
            <text:p text:style-name="P1"><text:span text:style-name="T3">0.013773</text:span></text:p>
          </draw:text-box>
        </draw:frame>
        <draw:polyline draw:style-name="gr2" draw:layer="layout" svg:width="0.497cm" svg:height="0.9cm" svg:x="13.01cm" svg:y="2.082cm" svg:viewBox="0 0 498 901" draw:points="498,0 450,77 401,159 350,245 299,334 248,426 197,520 146,615 96,712 48,807 0,901">
          <text:p/>
        </draw:polyline>
        <draw:line draw:style-name="gr2" draw:layer="layout" svg:x1="13.059cm" svg:y1="2.888cm" svg:x2="13.01cm" svg:y2="2.983cm">
          <text:p/>
        </draw:line>
        <draw:polyline draw:style-name="gr2" draw:layer="layout" svg:width="0.318cm" svg:height="0.355cm" svg:x="12.99cm" svg:y="2.627cm" svg:viewBox="0 0 319 356" draw:points="0,0 21,356 319,160">
          <text:p/>
        </draw:polyline>
        <draw:polyline draw:style-name="gr2" draw:layer="layout" svg:width="4.595cm" svg:height="1.552cm" svg:x="14.593cm" svg:y="1.647cm" svg:viewBox="0 0 4596 1553" draw:points="0,0 370,55 782,128 1230,222 1703,336 2193,473 2692,635 3190,822 3679,1036 4152,1279 4596,1553">
          <text:p/>
        </draw:polyline>
        <draw:polyline draw:style-name="gr2" draw:layer="layout" svg:width="3.571cm" svg:height="4.223cm" svg:x="19.188cm" svg:y="3.199cm" svg:viewBox="0 0 3572 4224" draw:points="0,0 482,368 941,776 1374,1214 1780,1671 2158,2136 2507,2599 2824,3050 3108,3477 3358,3872 3572,4224">
          <text:p/>
        </draw:polyline>
        <draw:line draw:style-name="gr2" draw:layer="layout" svg:x1="22.545cm" svg:y1="7.07cm" svg:x2="22.76cm" svg:y2="7.423cm">
          <text:p/>
        </draw:line>
        <draw:polyline draw:style-name="gr2" draw:layer="layout" svg:width="0.313cm" svg:height="0.356cm" svg:x="22.446cm" svg:y="7.066cm" svg:viewBox="0 0 314 357" draw:points="0,186 314,357 305,0">
          <text:p/>
        </draw:polyline>
        <draw:polyline draw:style-name="gr2" draw:layer="layout" svg:width="9.624cm" svg:height="3.788cm" svg:x="3.417cm" svg:y="1.833cm" svg:viewBox="0 0 9625 3789" draw:points="9625,0 8941,270 8090,606 7112,990 6044,1409 4928,1847 3803,2290 2708,2720 1683,3124 767,3485 0,3789">
          <text:p/>
        </draw:polyline>
        <draw:line draw:style-name="gr2" draw:layer="layout" svg:x1="4.185cm" svg:y1="5.317cm" svg:x2="3.417cm" svg:y2="5.622cm">
          <text:p/>
        </draw:line>
        <draw:polyline draw:style-name="gr2" draw:layer="layout" svg:width="0.352cm" svg:height="0.331cm" svg:x="3.417cm" svg:y="5.342cm" svg:viewBox="0 0 353 332" draw:points="221,0 0,280 353,332">
          <text:p/>
        </draw:polyline>
        <draw:polyline draw:style-name="gr2" draw:layer="layout" svg:width="1.087cm" svg:height="7.482cm" svg:x="13.848cm" svg:y="2.113cm" svg:viewBox="0 0 1088 7483" draw:points="0,0 76,522 170,1177 279,1933 397,2758 521,3624 647,4499 771,5353 888,6156 995,6876 1088,7483">
          <text:p/>
        </draw:polyline>
        <draw:line draw:style-name="gr2" draw:layer="layout" svg:x1="14.842cm" svg:y1="8.988cm" svg:x2="14.936cm" svg:y2="9.596cm">
          <text:p/>
        </draw:line>
        <draw:polyline draw:style-name="gr2" draw:layer="layout" svg:width="0.352cm" svg:height="0.332cm" svg:x="14.712cm" svg:y="9.263cm" svg:viewBox="0 0 353 333" draw:points="0,55 224,333 353,0">
          <text:p/>
        </draw:polyline>
        <draw:polyline draw:style-name="gr2" draw:layer="layout" svg:width="4.223cm" svg:height="4.191cm" svg:x="14.531cm" svg:y="1.802cm" svg:viewBox="0 0 4224 4192" draw:points="0,0 451,193 964,436 1515,729 2077,1073 2625,1467 3131,1911 3570,2407 3916,2952 4142,3547 4224,4192">
          <text:p/>
        </draw:polyline>
        <draw:line draw:style-name="gr2" draw:layer="layout" svg:x1="18.754cm" svg:y1="5.993cm" svg:x2="18.754cm" svg:y2="8.229cm">
          <text:p/>
        </draw:line>
        <draw:polyline draw:style-name="gr2" draw:layer="layout" svg:width="1.831cm" svg:height="3.788cm" svg:x="18.754cm" svg:y="8.229cm" svg:viewBox="0 0 1832 3789" draw:points="0,0 31,454 119,900 255,1336 430,1758 636,2161 865,2544 1107,2901 1355,3231 1600,3527 1832,3789">
          <text:p/>
        </draw:polyline>
        <draw:line draw:style-name="gr2" draw:layer="layout" svg:x1="20.353cm" svg:y1="11.755cm" svg:x2="20.586cm" svg:y2="12.018cm">
          <text:p/>
        </draw:line>
        <draw:polyline draw:style-name="gr2" draw:layer="layout" svg:width="0.337cm" svg:height="0.349cm" svg:x="20.248cm" svg:y="11.668cm" svg:viewBox="0 0 338 350" draw:points="0,238 338,350 266,0">
          <text:p/>
        </draw:polyline>
        <draw:polyline draw:style-name="gr2" draw:layer="layout" svg:width="1.676cm" svg:height="1.304cm" svg:x="11.458cm" svg:y="1.895cm" svg:viewBox="0 0 1677 1305" draw:points="1677,0 1514,98 1345,204 1170,319 993,441 816,571 640,707 469,849 303,997 145,1149 0,1305">
          <text:p/>
        </draw:polyline>
        <draw:polyline draw:style-name="gr2" draw:layer="layout" svg:width="1.087cm" svg:height="1.956cm" svg:x="10.371cm" svg:y="3.199cm" svg:viewBox="0 0 1088 1957" draw:points="1088,0 942,182 805,373 675,571 553,774 439,979 333,1184 237,1386 149,1584 70,1775 0,1957">
          <text:p/>
        </draw:polyline>
        <draw:line draw:style-name="gr2" draw:layer="layout" svg:x1="10.442cm" svg:y1="4.973cm" svg:x2="10.371cm" svg:y2="5.156cm">
          <text:p/>
        </draw:line>
        <draw:polyline draw:style-name="gr2" draw:layer="layout" svg:width="0.332cm" svg:height="0.351cm" svg:x="10.315cm" svg:y="4.804cm" svg:viewBox="0 0 333 352" draw:points="0,0 56,352 333,128">
          <text:p/>
        </draw:polyline>
        <draw:line draw:style-name="gr2" draw:layer="layout" svg:x1="7.577cm" svg:y1="8.819cm" svg:x2="7.577cm" svg:y2="9.595cm">
          <text:p/>
        </draw:line>
        <draw:line draw:style-name="gr2" draw:layer="layout" svg:x1="7.577cm" svg:y1="9.519cm" svg:x2="7.577cm" svg:y2="9.595cm">
          <text:p/>
        </draw:line>
        <draw:polyline draw:style-name="gr2" draw:layer="layout" svg:width="0.356cm" svg:height="0.308cm" svg:x="7.399cm" svg:y="9.287cm" svg:viewBox="0 0 357 309" draw:points="0,0 179,309 357,0">
          <text:p/>
        </draw:polyline>
        <draw:polyline draw:style-name="gr2" draw:layer="layout" svg:width="1.242cm" svg:height="1.117cm" svg:x="10.837cm" svg:y="4.224cm" svg:viewBox="0 0 1243 1118" draw:points="1243,0 1128,96 1009,199 886,309 761,421 633,536 505,653 377,771 248,889 123,1005 0,1118">
          <text:p/>
        </draw:polyline>
        <draw:line draw:style-name="gr2" draw:layer="layout" svg:x1="10.961cm" svg:y1="5.228cm" svg:x2="10.837cm" svg:y2="5.342cm">
          <text:p/>
        </draw:line>
        <draw:polyline draw:style-name="gr2" draw:layer="layout" svg:width="0.347cm" svg:height="0.339cm" svg:x="10.837cm" svg:y="5.002cm" svg:viewBox="0 0 348 340" draw:points="105,0 0,340 348,262">
          <text:p/>
        </draw:polyline>
        <draw:polyline draw:style-name="gr2" draw:layer="layout" svg:width="0.31cm" svg:height="0.807cm" svg:x="17.481cm" svg:y="17.76cm" svg:viewBox="0 0 311 808" draw:points="311,0 283,76 255,152 226,231 198,311 167,392 136,474 104,557 71,640 36,724 0,808">
          <text:p/>
        </draw:polyline>
        <draw:line draw:style-name="gr2" draw:layer="layout" svg:x1="17.518cm" svg:y1="18.484cm" svg:x2="17.481cm" svg:y2="18.568cm">
          <text:p/>
        </draw:line>
        <draw:polyline draw:style-name="gr2" draw:layer="layout" svg:width="0.326cm" svg:height="0.353cm" svg:x="17.44cm" svg:y="18.214cm" svg:viewBox="0 0 327 354" draw:points="0,0 41,354 327,143">
          <text:p/>
        </draw:polyline>
        <draw:polyline draw:style-name="gr2" draw:layer="layout" svg:width="1.149cm" svg:height="1.118cm" svg:x="5.217cm" svg:y="13.165cm" svg:viewBox="0 0 1150 1119" draw:points="0,0 105,105 215,212 329,323 445,435 564,548 683,663 802,778 920,892 1036,1006 1150,1119">
          <text:p/>
        </draw:polyline>
        <draw:line draw:style-name="gr2" draw:layer="layout" svg:x1="6.252cm" svg:y1="14.17cm" svg:x2="6.367cm" svg:y2="14.284cm">
          <text:p/>
        </draw:line>
        <draw:polyline draw:style-name="gr2" draw:layer="layout" svg:width="0.344cm" svg:height="0.343cm" svg:x="6.022cm" svg:y="13.94cm" svg:viewBox="0 0 345 344" draw:points="0,253 345,344 252,0">
          <text:p/>
        </draw:polyline>
        <draw:polyline draw:style-name="gr2" draw:layer="layout" svg:width="0.465cm" svg:height="0.838cm" svg:x="8.819cm" svg:y="17.729cm" svg:viewBox="0 0 466 839" draw:points="466,0 420,76 373,156 327,238 280,322 233,408 187,494 140,581 94,668 47,755 0,839">
          <text:p/>
        </draw:polyline>
        <draw:line draw:style-name="gr2" draw:layer="layout" svg:x1="8.866cm" svg:y1="18.483cm" svg:x2="8.819cm" svg:y2="18.568cm">
          <text:p/>
        </draw:line>
        <draw:polyline draw:style-name="gr2" draw:layer="layout" svg:width="0.312cm" svg:height="0.355cm" svg:x="8.811cm" svg:y="18.212cm" svg:viewBox="0 0 313 356" draw:points="0,0 8,356 313,171">
          <text:p/>
        </draw:polyline>
        <draw:polyline draw:style-name="gr2" draw:layer="layout" svg:width="0.466cm" svg:height="0.807cm" svg:x="3.82cm" svg:y="17.76cm" svg:viewBox="0 0 467 808" draw:points="467,0 420,76 374,152 326,231 279,311 233,392 186,474 140,557 93,640 47,724 0,808">
          <text:p/>
        </draw:polyline>
        <draw:line draw:style-name="gr2" draw:layer="layout" svg:x1="3.868cm" svg:y1="18.484cm" svg:x2="3.82cm" svg:y2="18.568cm">
          <text:p/>
        </draw:line>
        <draw:polyline draw:style-name="gr2" draw:layer="layout" svg:width="0.311cm" svg:height="0.355cm" svg:x="3.814cm" svg:y="18.212cm" svg:viewBox="0 0 312 356" draw:points="0,0 6,356 312,173">
          <text:p/>
        </draw:polyline>
        <draw:polyline draw:style-name="gr2" draw:layer="layout" svg:width="0.87cm" svg:height="3.043cm" svg:x="4.751cm" svg:y="17.76cm" svg:viewBox="0 0 871 3044" draw:points="0,0 71,242 150,517 237,817 329,1135 423,1464 520,1799 615,2130 706,2453 792,2760 871,3044">
          <text:p/>
        </draw:polyline>
        <draw:line draw:style-name="gr2" draw:layer="layout" svg:x1="5.542cm" svg:y1="20.519cm" svg:x2="5.622cm" svg:y2="20.804cm">
          <text:p/>
        </draw:line>
        <draw:polyline draw:style-name="gr2" draw:layer="layout" svg:width="0.343cm" svg:height="0.345cm" svg:x="5.367cm" svg:y="20.458cm" svg:viewBox="0 0 344 346" draw:points="0,95 255,346 344,0">
          <text:p/>
        </draw:polyline>
        <draw:polyline draw:style-name="gr2" draw:layer="layout" svg:width="0.869cm" svg:height="3.042cm" svg:x="3.51cm" svg:y="19.996cm" svg:viewBox="0 0 870 3043" draw:points="0,0 70,241 150,516 236,815 328,1133 423,1464 518,1798 613,2130 704,2452 790,2759 870,3043">
          <text:p/>
        </draw:polyline>
        <draw:line draw:style-name="gr2" draw:layer="layout" svg:x1="4.3cm" svg:y1="22.754cm" svg:x2="4.38cm" svg:y2="23.039cm">
          <text:p/>
        </draw:line>
        <draw:polyline draw:style-name="gr2" draw:layer="layout" svg:width="0.343cm" svg:height="0.344cm" svg:x="4.125cm" svg:y="22.694cm" svg:viewBox="0 0 344 345" draw:points="0,96 254,345 344,0">
          <text:p/>
        </draw:polyline>
        <draw:polyline draw:style-name="gr2" draw:layer="layout" svg:width="0.466cm" svg:height="0.807cm" svg:x="5.093cm" svg:y="22.231cm" svg:viewBox="0 0 467 808" draw:points="467,0 420,75 373,152 327,231 280,311 234,393 187,475 141,558 94,641 47,724 0,808">
          <text:p/>
        </draw:polyline>
        <draw:line draw:style-name="gr2" draw:layer="layout" svg:x1="5.14cm" svg:y1="22.954cm" svg:x2="5.093cm" svg:y2="23.039cm">
          <text:p/>
        </draw:line>
        <draw:polyline draw:style-name="gr2" draw:layer="layout" svg:width="0.311cm" svg:height="0.356cm" svg:x="5.087cm" svg:y="22.682cm" svg:viewBox="0 0 312 357" draw:points="0,0 6,357 312,174">
          <text:p/>
        </draw:polyline>
        <draw:polyline draw:style-name="gr2" draw:layer="layout" svg:width="0.962cm" svg:height="0.869cm" svg:x="2.796cm" svg:y="15.525cm" svg:viewBox="0 0 963 870" draw:points="0,0 85,77 175,160 267,245 362,334 459,424 557,515 657,606 759,696 861,784 963,870">
          <text:p/>
        </draw:polyline>
        <draw:line draw:style-name="gr2" draw:layer="layout" svg:x1="3.656cm" svg:y1="16.308cm" svg:x2="3.759cm" svg:y2="16.395cm">
          <text:p/>
        </draw:line>
        <draw:polyline draw:style-name="gr2" draw:layer="layout" svg:width="0.351cm" svg:height="0.334cm" svg:x="3.407cm" svg:y="16.06cm" svg:viewBox="0 0 352 335" draw:points="0,273 352,335 230,0">
          <text:p/>
        </draw:polyline>
        <draw:polyline draw:style-name="gr2" draw:layer="layout" svg:width="0.776cm" svg:height="3.042cm" svg:x="2.33cm" svg:y="15.525cm" svg:viewBox="0 0 777 3043" draw:points="0,0 61,242 131,516 208,816 291,1133 376,1463 462,1797 548,2129 630,2452 707,2760 777,3043">
          <text:p/>
        </draw:polyline>
        <draw:line draw:style-name="gr2" draw:layer="layout" svg:x1="3.037cm" svg:y1="18.284cm" svg:x2="3.107cm" svg:y2="18.568cm">
          <text:p/>
        </draw:line>
        <draw:polyline draw:style-name="gr2" draw:layer="layout" svg:width="0.346cm" svg:height="0.341cm" svg:x="2.86cm" svg:y="18.226cm" svg:viewBox="0 0 347 342" draw:points="0,84 247,342 347,0">
          <text:p/>
        </draw:polyline>
        <draw:polyline draw:style-name="gr2" draw:layer="layout" svg:width="0.776cm" svg:height="4.439cm" svg:x="22.417cm" svg:y="8.819cm" svg:viewBox="0 0 777 4440" draw:points="777,0 764,310 741,674 707,1083 660,1528 599,1999 520,2489 423,2987 306,3484 166,3971 0,4440">
          <text:p/>
        </draw:polyline>
        <draw:polyline draw:style-name="gr2" draw:layer="layout" svg:width="0.528cm" svg:height="0.932cm" svg:x="21.889cm" svg:y="13.258cm" svg:viewBox="0 0 529 933" draw:points="529,0 490,102 448,201 401,299 352,395 300,489 244,582 187,672 127,762 65,848 0,933">
          <text:p/>
        </draw:polyline>
        <draw:line draw:style-name="gr2" draw:layer="layout" svg:x1="21.955cm" svg:y1="14.105cm" svg:x2="21.889cm" svg:y2="14.191cm">
          <text:p/>
        </draw:line>
        <draw:polyline draw:style-name="gr2" draw:layer="layout" svg:width="0.328cm" svg:height="0.353cm" svg:x="21.889cm" svg:y="13.837cm" svg:viewBox="0 0 329 354" draw:points="46,0 0,354 329,215">
          <text:p/>
        </draw:polyline>
        <draw:polyline draw:style-name="gr2" draw:layer="layout" svg:width="1.118cm" svg:height="1.024cm" svg:x="16.394cm" svg:y="22.107cm" svg:viewBox="0 0 1119 1025" draw:points="1119,0 1015,87 907,181 797,280 685,383 572,490 457,598 341,706 227,815 113,921 0,1025">
          <text:p/>
        </draw:polyline>
        <draw:line draw:style-name="gr2" draw:layer="layout" svg:x1="16.508cm" svg:y1="23.027cm" svg:x2="16.394cm" svg:y2="23.132cm">
          <text:p/>
        </draw:line>
        <draw:polyline draw:style-name="gr2" draw:layer="layout" svg:width="0.347cm" svg:height="0.34cm" svg:x="16.394cm" svg:y="22.791cm" svg:viewBox="0 0 348 341" draw:points="106,0 0,341 348,263">
          <text:p/>
        </draw:polyline>
        <draw:polyline draw:style-name="gr2" draw:layer="layout" svg:width="0.155cm" svg:height="7.482cm" svg:x="2.206cm" svg:y="6.583cm" svg:viewBox="0 0 156 7483" draw:points="156,0 145,523 131,1179 113,1934 96,2760 77,3626 59,4501 41,5355 25,6157 11,6877 0,7483">
          <text:p/>
        </draw:polyline>
        <draw:line draw:style-name="gr2" draw:layer="layout" svg:x1="2.218cm" svg:y1="13.459cm" svg:x2="2.206cm" svg:y2="14.066cm">
          <text:p/>
        </draw:line>
        <draw:polyline draw:style-name="gr2" draw:layer="layout" svg:width="0.356cm" svg:height="0.311cm" svg:x="2.033cm" svg:y="13.754cm" svg:viewBox="0 0 357 312" draw:points="0,0 174,312 357,7">
          <text:p/>
        </draw:polyline>
        <draw:polyline draw:style-name="gr2" draw:layer="layout" svg:width="1.583cm" svg:height="1.211cm" svg:x="15.618cm" svg:y="10.899cm" svg:viewBox="0 0 1584 1212" draw:points="0,0 135,106 282,218 435,336 594,457 758,582 924,708 1092,836 1259,963 1423,1088 1584,1212">
          <text:p/>
        </draw:polyline>
        <draw:line draw:style-name="gr2" draw:layer="layout" svg:x1="17.04cm" svg:y1="11.987cm" svg:x2="17.202cm" svg:y2="12.111cm">
          <text:p/>
        </draw:line>
        <draw:polyline draw:style-name="gr2" draw:layer="layout" svg:width="0.352cm" svg:height="0.329cm" svg:x="16.849cm" svg:y="11.781cm" svg:viewBox="0 0 353 330" draw:points="0,284 353,330 216,0">
          <text:p/>
        </draw:polyline>
        <draw:polyline draw:style-name="gr2" draw:layer="layout" svg:width="3.446cm" svg:height="1.459cm" svg:x="10.899cm" svg:y="10.775cm" svg:viewBox="0 0 3447 1460" draw:points="3447,0 3159,119 2840,253 2498,397 2139,549 1769,706 1396,865 1026,1023 665,1177 321,1323 0,1460">
          <text:p/>
        </draw:polyline>
        <draw:line draw:style-name="gr2" draw:layer="layout" svg:x1="11.221cm" svg:y1="12.097cm" svg:x2="10.899cm" svg:y2="12.235cm">
          <text:p/>
        </draw:line>
        <draw:polyline draw:style-name="gr2" draw:layer="layout" svg:width="0.353cm" svg:height="0.328cm" svg:x="10.899cm" svg:y="11.949cm" svg:viewBox="0 0 354 329" draw:points="215,0 0,286 354,329">
          <text:p/>
        </draw:polyline>
        <draw:polyline draw:style-name="gr2" draw:layer="layout" svg:width="0.093cm" svg:height="0.776cm" svg:x="14.873cm" svg:y="11.054cm" svg:viewBox="0 0 94 777" draw:points="94,0 85,68 75,140 66,216 57,295 48,377 38,458 29,540 19,622 10,701 0,777">
          <text:p/>
        </draw:polyline>
        <draw:line draw:style-name="gr2" draw:layer="layout" svg:x1="14.883cm" svg:y1="11.754cm" svg:x2="14.873cm" svg:y2="11.831cm">
          <text:p/>
        </draw:line>
        <draw:polyline draw:style-name="gr2" draw:layer="layout" svg:width="0.353cm" svg:height="0.327cm" svg:x="14.734cm" svg:y="11.503cm" svg:viewBox="0 0 354 328" draw:points="0,0 140,328 354,43">
          <text:p/>
        </draw:polyline>
        <draw:polyline draw:style-name="gr2" draw:layer="layout" svg:width="4.471cm" svg:height="1.614cm" svg:x="15.804cm" svg:y="10.744cm" svg:viewBox="0 0 4472 1615" draw:points="0,0 355,130 760,278 1204,438 1677,609 2167,785 2661,962 3150,1137 3623,1307 4067,1468 4472,1615">
          <text:p/>
        </draw:polyline>
        <draw:line draw:style-name="gr2" draw:layer="layout" svg:x1="19.87cm" svg:y1="12.211cm" svg:x2="20.276cm" svg:y2="12.359cm">
          <text:p/>
        </draw:line>
        <draw:polyline draw:style-name="gr2" draw:layer="layout" svg:width="0.35cm" svg:height="0.335cm" svg:x="19.925cm" svg:y="12.085cm" svg:viewBox="0 0 351 336" draw:points="0,336 351,274 122,0">
          <text:p/>
        </draw:polyline>
        <draw:line draw:style-name="gr2" draw:layer="layout" svg:x1="18.008cm" svg:y1="13.289cm" svg:x2="18.008cm" svg:y2="14.065cm">
          <text:p/>
        </draw:line>
        <draw:line draw:style-name="gr2" draw:layer="layout" svg:x1="18.008cm" svg:y1="13.989cm" svg:x2="18.008cm" svg:y2="14.065cm">
          <text:p/>
        </draw:line>
        <draw:polyline draw:style-name="gr2" draw:layer="layout" svg:width="0.355cm" svg:height="0.308cm" svg:x="17.831cm" svg:y="13.757cm" svg:viewBox="0 0 356 309" draw:points="0,0 177,309 356,0">
          <text:p/>
        </draw:polyline>
        <draw:polyline draw:style-name="gr2" draw:layer="layout" svg:width="0.435cm" svg:height="0.839cm" svg:x="10.029cm" svg:y="13.289cm" svg:viewBox="0 0 436 840" draw:points="0,0 39,77 81,157 126,239 171,323 218,409 264,496 310,582 354,669 397,755 436,840">
          <text:p/>
        </draw:polyline>
        <draw:line draw:style-name="gr2" draw:layer="layout" svg:x1="10.425cm" svg:y1="14.043cm" svg:x2="10.465cm" svg:y2="14.129cm">
          <text:p/>
        </draw:line>
        <draw:polyline draw:style-name="gr2" draw:layer="layout" svg:width="0.323cm" svg:height="0.355cm" svg:x="10.174cm" svg:y="13.773cm" svg:viewBox="0 0 324 356" draw:points="0,150 291,356 324,0">
          <text:p/>
        </draw:polyline>
        <draw:polyline draw:style-name="gr2" draw:layer="layout" svg:width="1.8cm" svg:height="1.242cm" svg:x="15.339cm" svg:y="13.134cm" svg:viewBox="0 0 1801 1243" draw:points="0,0 156,107 324,222 502,343 687,469 878,599 1069,730 1260,861 1447,992 1628,1119 1801,1243">
          <text:p/>
        </draw:polyline>
        <draw:line draw:style-name="gr2" draw:layer="layout" svg:x1="16.966cm" svg:y1="14.252cm" svg:x2="17.14cm" svg:y2="14.377cm">
          <text:p/>
        </draw:line>
        <draw:polyline draw:style-name="gr2" draw:layer="layout" svg:width="0.354cm" svg:height="0.324cm" svg:x="16.785cm" svg:y="14.052cm" svg:viewBox="0 0 355 325" draw:points="0,290 355,325 208,0">
          <text:p/>
        </draw:polyline>
        <draw:polyline draw:style-name="gr2" draw:layer="layout" svg:width="2.298cm" svg:height="1.335cm" svg:x="11.799cm" svg:y="13.072cm" svg:viewBox="0 0 2299 1336" draw:points="2299,0 2103,117 1889,243 1663,377 1426,516 1184,657 939,799 694,940 454,1078 221,1211 0,1336">
          <text:p/>
        </draw:polyline>
        <draw:line draw:style-name="gr2" draw:layer="layout" svg:x1="12.021cm" svg:y1="14.282cm" svg:x2="11.799cm" svg:y2="14.408cm">
          <text:p/>
        </draw:line>
        <draw:polyline draw:style-name="gr2" draw:layer="layout" svg:width="0.356cm" svg:height="0.31cm" svg:x="11.799cm" svg:y="14.1cm" svg:viewBox="0 0 357 311" draw:points="180,0 0,308 357,311">
          <text:p/>
        </draw:polyline>
        <draw:line draw:style-name="gr2" draw:layer="layout" svg:x1="14.748cm" svg:y1="13.289cm" svg:x2="14.748cm" svg:y2="14.065cm">
          <text:p/>
        </draw:line>
        <draw:line draw:style-name="gr2" draw:layer="layout" svg:x1="14.748cm" svg:y1="13.989cm" svg:x2="14.748cm" svg:y2="14.065cm">
          <text:p/>
        </draw:line>
        <draw:polyline draw:style-name="gr2" draw:layer="layout" svg:width="0.356cm" svg:height="0.308cm" svg:x="14.571cm" svg:y="13.757cm" svg:viewBox="0 0 357 309" draw:points="0,0 177,309 357,0">
          <text:p/>
        </draw:polyline>
        <draw:line draw:style-name="gr2" draw:layer="layout" svg:x1="18.008cm" svg:y1="15.525cm" svg:x2="18.008cm" svg:y2="16.301cm">
          <text:p/>
        </draw:line>
        <draw:line draw:style-name="gr2" draw:layer="layout" svg:x1="18.008cm" svg:y1="16.225cm" svg:x2="18.008cm" svg:y2="16.301cm">
          <text:p/>
        </draw:line>
        <draw:polyline draw:style-name="gr2" draw:layer="layout" svg:width="0.355cm" svg:height="0.308cm" svg:x="17.831cm" svg:y="15.993cm" svg:viewBox="0 0 356 309" draw:points="0,0 177,309 356,0">
          <text:p/>
        </draw:polyline>
        <draw:polyline draw:style-name="gr2" draw:layer="layout" svg:width="3.912cm" svg:height="7.544cm" svg:x="11.178cm" svg:y="15.494cm" svg:viewBox="0 0 3913 7545" draw:points="0,0 272,524 614,1184 1006,1946 1436,2780 1887,3655 2344,4540 2790,5402 3211,6211 3591,6935 3913,7545">
          <text:p/>
        </draw:polyline>
        <draw:line draw:style-name="gr2" draw:layer="layout" svg:x1="14.768cm" svg:y1="22.429cm" svg:x2="15.091cm" svg:y2="23.039cm">
          <text:p/>
        </draw:line>
        <draw:polyline draw:style-name="gr2" draw:layer="layout" svg:width="0.314cm" svg:height="0.355cm" svg:x="14.789cm" svg:y="22.683cm" svg:viewBox="0 0 315 356" draw:points="0,167 302,356 315,0">
          <text:p/>
        </draw:polyline>
        <draw:polyline draw:style-name="gr2" draw:layer="layout" svg:width="4.409cm" svg:height="1.553cm" svg:x="5.745cm" svg:y="15.214cm" svg:viewBox="0 0 4410 1554" draw:points="4410,0 4056,123 3656,263 3219,419 2754,584 2274,754 1789,927 1308,1097 843,1261 403,1415 0,1554">
          <text:p/>
        </draw:polyline>
        <draw:line draw:style-name="gr2" draw:layer="layout" svg:x1="6.149cm" svg:y1="16.628cm" svg:x2="5.745cm" svg:y2="16.768cm">
          <text:p/>
        </draw:line>
        <draw:polyline draw:style-name="gr2" draw:layer="layout" svg:width="0.349cm" svg:height="0.336cm" svg:x="5.745cm" svg:y="16.498cm" svg:viewBox="0 0 350 337" draw:points="234,0 0,269 350,337">
          <text:p/>
        </draw:polyline>
        <draw:line draw:style-name="gr2" draw:layer="layout" svg:x1="21.3cm" svg:y1="15.525cm" svg:x2="21.3cm" svg:y2="16.301cm">
          <text:p/>
        </draw:line>
        <draw:line draw:style-name="gr2" draw:layer="layout" svg:x1="21.3cm" svg:y1="16.225cm" svg:x2="21.3cm" svg:y2="16.301cm">
          <text:p/>
        </draw:line>
        <draw:polyline draw:style-name="gr2" draw:layer="layout" svg:width="0.355cm" svg:height="0.308cm" svg:x="21.122cm" svg:y="15.993cm" svg:viewBox="0 0 356 309" draw:points="0,0 179,309 356,0">
          <text:p/>
        </draw:polyline>
        <draw:line draw:style-name="gr2" draw:layer="layout" svg:x1="21.3cm" svg:y1="13.289cm" svg:x2="21.3cm" svg:y2="14.065cm">
          <text:p/>
        </draw:line>
        <draw:line draw:style-name="gr2" draw:layer="layout" svg:x1="21.3cm" svg:y1="13.989cm" svg:x2="21.3cm" svg:y2="14.065cm">
          <text:p/>
        </draw:line>
        <draw:polyline draw:style-name="gr2" draw:layer="layout" svg:width="0.355cm" svg:height="0.308cm" svg:x="21.122cm" svg:y="13.757cm" svg:viewBox="0 0 356 309" draw:points="0,0 179,309 356,0">
          <text:p/>
        </draw:polyline>
        <draw:polyline draw:style-name="gr2" draw:layer="layout" svg:width="4.75cm" svg:height="1.614cm" svg:x="15.804cm" svg:y="12.979cm" svg:viewBox="0 0 4751 1615" draw:points="4751,0 4368,131 3933,278 3457,439 2953,608 2433,784 1909,961 1392,1137 894,1306 426,1467 0,1615">
          <text:p/>
        </draw:polyline>
        <draw:line draw:style-name="gr2" draw:layer="layout" svg:x1="16.231cm" svg:y1="14.446cm" svg:x2="15.804cm" svg:y2="14.594cm">
          <text:p/>
        </draw:line>
        <draw:polyline draw:style-name="gr2" draw:layer="layout" svg:width="0.35cm" svg:height="0.337cm" svg:x="15.804cm" svg:y="14.324cm" svg:viewBox="0 0 351 338" draw:points="233,0 0,270 351,338">
          <text:p/>
        </draw:polyline>
        <draw:polyline draw:style-name="gr2" draw:layer="layout" svg:width="1.49cm" svg:height="1.18cm" svg:x="5.528cm" svg:y="10.899cm" svg:viewBox="0 0 1491 1181" draw:points="1491,0 1364,106 1229,218 1085,335 935,455 781,578 624,702 465,825 307,947 151,1066 0,1181">
          <text:p/>
        </draw:polyline>
        <draw:line draw:style-name="gr2" draw:layer="layout" svg:x1="5.68cm" svg:y1="11.964cm" svg:x2="5.528cm" svg:y2="12.08cm">
          <text:p/>
        </draw:line>
        <draw:polyline draw:style-name="gr2" draw:layer="layout" svg:width="0.353cm" svg:height="0.328cm" svg:x="5.528cm" svg:y="11.751cm" svg:viewBox="0 0 354 329" draw:points="140,0 0,329 354,285">
          <text:p/>
        </draw:polyline>
        <draw:polyline draw:style-name="gr2" draw:layer="layout" svg:width="3.136cm" svg:height="1.49cm" svg:x="3.634cm" svg:y="10.651cm" svg:viewBox="0 0 3137 1491" draw:points="3137,0 2862,72 2562,160 2245,265 1915,386 1579,523 1242,679 910,853 588,1046 283,1258 0,1491">
          <text:p/>
        </draw:polyline>
        <draw:polyline draw:style-name="gr2" draw:layer="layout" svg:width="1.18cm" svg:height="1.956cm" svg:x="2.454cm" svg:y="12.141cm" svg:viewBox="0 0 1181 1957" draw:points="1181,0 1017,166 863,346 719,538 586,737 462,943 348,1151 245,1359 153,1565 71,1765 0,1957">
          <text:p/>
        </draw:polyline>
        <draw:line draw:style-name="gr2" draw:layer="layout" svg:x1="2.526cm" svg:y1="13.905cm" svg:x2="2.454cm" svg:y2="14.098cm">
          <text:p/>
        </draw:line>
        <draw:polyline draw:style-name="gr2" draw:layer="layout" svg:width="0.334cm" svg:height="0.351cm" svg:x="2.394cm" svg:y="13.746cm" svg:viewBox="0 0 335 352" draw:points="0,0 60,352 335,123">
          <text:p/>
        </draw:polyline>
        <draw:polyline draw:style-name="gr2" draw:layer="layout" svg:width="5.34cm" svg:height="1.676cm" svg:x="8.353cm" svg:y="10.713cm" svg:viewBox="0 0 5341 1677" draw:points="0,0 419,132 901,284 1433,452 2000,630 2590,815 3184,1001 3771,1186 4336,1363 4864,1528 5341,1677">
          <text:p/>
        </draw:polyline>
        <draw:line draw:style-name="gr2" draw:layer="layout" svg:x1="13.216cm" svg:y1="12.24cm" svg:x2="13.694cm" svg:y2="12.39cm">
          <text:p/>
        </draw:line>
        <draw:polyline draw:style-name="gr2" draw:layer="layout" svg:width="0.347cm" svg:height="0.34cm" svg:x="13.346cm" svg:y="12.127cm" svg:viewBox="0 0 348 341" draw:points="0,341 348,263 106,0">
          <text:p/>
        </draw:polyline>
        <draw:polyline draw:style-name="gr2" draw:layer="layout" svg:width="0.342cm" svg:height="3.011cm" svg:x="7.173cm" svg:y="11.054cm" svg:viewBox="0 0 343 3012" draw:points="343,0 312,241 279,513 244,809 208,1124 171,1449 134,1778 97,2106 62,2425 30,2730 0,3012">
          <text:p/>
        </draw:polyline>
        <draw:line draw:style-name="gr2" draw:layer="layout" svg:x1="7.204cm" svg:y1="13.783cm" svg:x2="7.173cm" svg:y2="14.066cm">
          <text:p/>
        </draw:line>
        <draw:polyline draw:style-name="gr2" draw:layer="layout" svg:width="0.354cm" svg:height="0.324cm" svg:x="7.028cm" svg:y="13.741cm" svg:viewBox="0 0 355 325" draw:points="0,0 146,325 355,37">
          <text:p/>
        </draw:polyline>
        <draw:polyline draw:style-name="gr2" draw:layer="layout" svg:width="2.608cm" svg:height="1.335cm" svg:x="8.26cm" svg:y="10.806cm" svg:viewBox="0 0 2609 1336" draw:points="0,0 215,99 450,210 700,331 963,461 1234,597 1511,740 1790,886 2068,1035 2343,1185 2609,1336">
          <text:p/>
        </draw:polyline>
        <draw:polyline draw:style-name="gr2" draw:layer="layout" svg:width="3.073cm" svg:height="2.173cm" svg:x="10.868cm" svg:y="12.141cm" svg:viewBox="0 0 3074 2174" draw:points="0,0 336,211 674,432 1010,659 1341,890 1666,1122 1979,1351 2279,1573 2564,1787 2830,1988 3074,2174">
          <text:p/>
        </draw:polyline>
        <draw:line draw:style-name="gr2" draw:layer="layout" svg:x1="13.697cm" svg:y1="14.128cm" svg:x2="13.942cm" svg:y2="14.315cm">
          <text:p/>
        </draw:line>
        <draw:polyline draw:style-name="gr2" draw:layer="layout" svg:width="0.352cm" svg:height="0.328cm" svg:x="13.589cm" svg:y="13.986cm" svg:viewBox="0 0 353 329" draw:points="0,284 353,329 216,0">
          <text:p/>
        </draw:polyline>
        <draw:polyline draw:style-name="gr2" draw:layer="layout" svg:width="1.118cm" svg:height="3.042cm" svg:x="15.835cm" svg:y="19.996cm" svg:viewBox="0 0 1119 3043" draw:points="1119,0 1029,249 928,527 818,829 702,1147 582,1475 461,1807 339,2136 221,2456 107,2760 0,3043">
          <text:p/>
        </draw:polyline>
        <draw:line draw:style-name="gr2" draw:layer="layout" svg:x1="15.943cm" svg:y1="22.755cm" svg:x2="15.835cm" svg:y2="23.039cm">
          <text:p/>
        </draw:line>
        <draw:polyline draw:style-name="gr2" draw:layer="layout" svg:width="0.334cm" svg:height="0.351cm" svg:x="15.777cm" svg:y="22.687cm" svg:viewBox="0 0 335 352" draw:points="0,0 58,352 335,126">
          <text:p/>
        </draw:polyline>
        <draw:polyline draw:style-name="gr2" draw:layer="layout" svg:width="0.31cm" svg:height="0.807cm" svg:x="17.388cm" svg:y="19.996cm" svg:viewBox="0 0 311 808" draw:points="0,0 27,75 56,152 84,232 114,311 143,393 174,474 206,557 239,640 274,724 311,808">
          <text:p/>
        </draw:polyline>
        <draw:line draw:style-name="gr2" draw:layer="layout" svg:x1="17.662cm" svg:y1="20.719cm" svg:x2="17.699cm" svg:y2="20.804cm">
          <text:p/>
        </draw:line>
        <draw:polyline draw:style-name="gr2" draw:layer="layout" svg:width="0.327cm" svg:height="0.354cm" svg:x="17.412cm" svg:y="20.449cm" svg:viewBox="0 0 328 355" draw:points="0,143 287,355 328,0">
          <text:p/>
        </draw:polyline>
        <draw:polyline draw:style-name="gr2" draw:layer="layout" svg:width="1.242cm" svg:height="1.117cm" svg:x="7.577cm" svg:y="15.401cm" svg:viewBox="0 0 1243 1118" draw:points="0,0 114,96 233,199 356,308 482,421 609,536 737,653 866,771 993,889 1120,1005 1243,1118">
          <text:p/>
        </draw:polyline>
        <draw:line draw:style-name="gr2" draw:layer="layout" svg:x1="8.696cm" svg:y1="16.405cm" svg:x2="8.82cm" svg:y2="16.519cm">
          <text:p/>
        </draw:line>
        <draw:polyline draw:style-name="gr2" draw:layer="layout" svg:width="0.348cm" svg:height="0.339cm" svg:x="8.471cm" svg:y="16.179cm" svg:viewBox="0 0 349 340" draw:points="0,262 349,340 243,0">
          <text:p/>
        </draw:polyline>
        <draw:polyline draw:style-name="gr2" draw:layer="layout" svg:width="1.118cm" svg:height="1.024cm" svg:x="5.465cm" svg:y="15.401cm" svg:viewBox="0 0 1119 1025" draw:points="1119,0 1015,87 908,181 798,279 685,382 572,489 458,596 343,705 228,813 113,920 0,1025">
          <text:p/>
        </draw:polyline>
        <draw:line draw:style-name="gr2" draw:layer="layout" svg:x1="5.579cm" svg:y1="16.321cm" svg:x2="5.465cm" svg:y2="16.426cm">
          <text:p/>
        </draw:line>
        <draw:polyline draw:style-name="gr2" draw:layer="layout" svg:width="0.348cm" svg:height="0.34cm" svg:x="5.465cm" svg:y="16.085cm" svg:viewBox="0 0 349 341" draw:points="107,0 0,341 349,263">
          <text:p/>
        </draw:polyline>
        <draw:polyline draw:style-name="gr2" draw:layer="layout" svg:width="0.87cm" svg:height="3.042cm" svg:x="7.235cm" svg:y="15.494cm" svg:viewBox="0 0 871 3043" draw:points="0,0 71,249 150,528 237,829 329,1147 423,1474 519,1806 614,2135 705,2455 792,2760 871,3043">
          <text:p/>
        </draw:polyline>
        <draw:line draw:style-name="gr2" draw:layer="layout" svg:x1="8.026cm" svg:y1="18.253cm" svg:x2="8.106cm" svg:y2="18.537cm">
          <text:p/>
        </draw:line>
        <draw:polyline draw:style-name="gr2" draw:layer="layout" svg:width="0.342cm" svg:height="0.344cm" svg:x="7.851cm" svg:y="18.192cm" svg:viewBox="0 0 343 345" draw:points="0,96 255,345 343,0">
          <text:p/>
        </draw:polyline>
        <draw:polyline draw:style-name="gr2" draw:layer="layout" svg:width="0.993cm" svg:height="0.869cm" svg:x="6.739cm" svg:y="19.996cm" svg:viewBox="0 0 994 870" draw:points="994,0 899,77 801,158 701,244 600,332 497,423 395,514 293,605 192,695 95,783 0,870">
          <text:p/>
        </draw:polyline>
        <draw:line draw:style-name="gr2" draw:layer="layout" svg:x1="6.835cm" svg:y1="20.779cm" svg:x2="6.739cm" svg:y2="20.866cm">
          <text:p/>
        </draw:line>
        <draw:polyline draw:style-name="gr2" draw:layer="layout" svg:width="0.347cm" svg:height="0.338cm" svg:x="6.739cm" svg:y="20.527cm" svg:viewBox="0 0 348 339" draw:points="109,0 0,339 348,265">
          <text:p/>
        </draw:polyline>
        <draw:polyline draw:style-name="gr2" draw:layer="layout" svg:width="3.539cm" svg:height="2.328cm" svg:x="10.682cm" svg:y="15.401cm" svg:viewBox="0 0 3540 2329" draw:points="3540,0 3304,200 3031,423 2723,665 2387,919 2025,1177 1643,1433 1245,1683 835,1920 419,2137 0,2329">
          <text:p/>
        </draw:polyline>
        <draw:polyline draw:style-name="gr2" draw:layer="layout" svg:width="6.179cm" svg:height="1.552cm" svg:x="4.503cm" svg:y="17.729cm" svg:viewBox="0 0 6180 1553" draw:points="6180,0 5541,265 4881,501 4209,711 3535,896 2869,1057 2221,1195 1599,1312 1015,1410 479,1490 0,1553">
          <text:p/>
        </draw:polyline>
        <draw:line draw:style-name="gr2" draw:layer="layout" svg:x1="4.983cm" svg:y1="19.218cm" svg:x2="4.503cm" svg:y2="19.282cm">
          <text:p/>
        </draw:line>
        <draw:polyline draw:style-name="gr2" draw:layer="layout" svg:width="0.329cm" svg:height="0.352cm" svg:x="4.503cm" svg:y="19.065cm" svg:viewBox="0 0 330 353" draw:points="283,0 0,216 330,353">
          <text:p/>
        </draw:polyline>
        <draw:polyline draw:style-name="gr2" draw:layer="layout" svg:width="1.677cm" svg:height="3.073cm" svg:x="15.028cm" svg:y="15.494cm" svg:viewBox="0 0 1678 3074" draw:points="0,0 133,243 283,519 447,822 622,1144 804,1478 989,1817 1173,2153 1351,2480 1521,2789 1678,3074">
          <text:p/>
        </draw:polyline>
        <draw:line draw:style-name="gr2" draw:layer="layout" svg:x1="16.548cm" svg:y1="18.283cm" svg:x2="16.706cm" svg:y2="18.568cm">
          <text:p/>
        </draw:line>
        <draw:polyline draw:style-name="gr2" draw:layer="layout" svg:width="0.312cm" svg:height="0.355cm" svg:x="16.4cm" svg:y="18.212cm" svg:viewBox="0 0 313 356" draw:points="0,171 306,356 313,0">
          <text:p/>
        </draw:polyline>
        <draw:polyline draw:style-name="gr2" draw:layer="layout" svg:width="4.75cm" svg:height="1.615cm" svg:x="15.494cm" svg:y="15.214cm" svg:viewBox="0 0 4751 1616" draw:points="0,0 383,131 819,278 1294,439 1797,609 2317,784 2841,962 3358,1138 3857,1308 4325,1468 4751,1616">
          <text:p/>
        </draw:polyline>
        <draw:line draw:style-name="gr2" draw:layer="layout" svg:x1="19.818cm" svg:y1="16.681cm" svg:x2="20.245cm" svg:y2="16.83cm">
          <text:p/>
        </draw:line>
        <draw:polyline draw:style-name="gr2" draw:layer="layout" svg:width="0.35cm" svg:height="0.336cm" svg:x="19.894cm" svg:y="16.56cm" svg:viewBox="0 0 351 337" draw:points="0,337 351,270 117,0">
          <text:p/>
        </draw:polyline>
        <draw:polyline draw:style-name="gr2" draw:layer="layout" svg:width="1.242cm" svg:height="1.118cm" svg:x="8.322cm" svg:y="6.459cm" svg:viewBox="0 0 1243 1119" draw:points="1243,0 1136,97 1021,200 900,309 774,421 645,537 514,654 383,772 251,889 123,1005 0,1119">
          <text:p/>
        </draw:polyline>
        <draw:line draw:style-name="gr2" draw:layer="layout" svg:x1="8.446cm" svg:y1="7.463cm" svg:x2="8.322cm" svg:y2="7.578cm">
          <text:p/>
        </draw:line>
        <draw:polyline draw:style-name="gr2" draw:layer="layout" svg:width="0.347cm" svg:height="0.34cm" svg:x="8.322cm" svg:y="7.237cm" svg:viewBox="0 0 348 341" draw:points="108,0 0,341 348,264">
          <text:p/>
        </draw:polyline>
        <draw:polyline draw:style-name="gr2" draw:layer="layout" svg:width="1.149cm" svg:height="2.236cm" svg:x="8.694cm" svg:y="6.552cm" svg:viewBox="0 0 1150 2237" draw:points="1150,0 1062,180 965,377 861,590 750,815 634,1049 513,1289 387,1531 260,1772 131,2008 0,2237">
          <text:p/>
        </draw:polyline>
        <draw:polyline draw:style-name="gr2" draw:layer="layout" svg:width="0.558cm" svg:height="0.9cm" svg:x="8.136cm" svg:y="8.788cm" svg:viewBox="0 0 559 901" draw:points="559,0 504,93 448,185 392,279 336,371 280,462 223,553 167,642 111,730 55,816 0,901">
          <text:p/>
        </draw:polyline>
        <draw:line draw:style-name="gr2" draw:layer="layout" svg:x1="8.192cm" svg:y1="9.603cm" svg:x2="8.136cm" svg:y2="9.689cm">
          <text:p/>
        </draw:line>
        <draw:polyline draw:style-name="gr2" draw:layer="layout" svg:width="0.318cm" svg:height="0.355cm" svg:x="8.136cm" svg:y="9.333cm" svg:viewBox="0 0 319 356" draw:points="21,0 0,356 319,196">
          <text:p/>
        </draw:polyline>
        <draw:polyline draw:style-name="gr2" draw:layer="layout" svg:width="2.36cm" svg:height="3.198cm" svg:x="18.567cm" svg:y="17.698cm" svg:viewBox="0 0 2361 3199" draw:points="2361,0 2170,254 1955,544 1720,863 1472,1202 1216,1553 957,1908 701,2258 452,2595 217,2911 0,3199">
          <text:p/>
        </draw:polyline>
        <draw:line draw:style-name="gr2" draw:layer="layout" svg:x1="18.785cm" svg:y1="20.608cm" svg:x2="18.567cm" svg:y2="20.897cm">
          <text:p/>
        </draw:line>
        <draw:polyline draw:style-name="gr2" draw:layer="layout" svg:width="0.328cm" svg:height="0.353cm" svg:x="18.567cm" svg:y="20.543cm" svg:viewBox="0 0 329 354" draw:points="43,0 0,354 329,214">
          <text:p/>
        </draw:polyline>
        <draw:frame draw:style-name="gr103" draw:layer="layout" svg:width="0.358cm" svg:height="0.179cm" svg:x="21.084cm" svg:y="17.342cm">
          <draw:text-box>
            <text:p text:style-name="P1"><text:span text:style-name="T3">22 / 94</text:span></text:p>
          </draw:text-box>
        </draw:frame>
        <draw:frame draw:style-name="gr46" draw:text-style-name="P2" draw:layer="layout" svg:width="6.94cm" svg:height="3.916cm" svg:x="1.6cm" svg:y="0.9cm">
          <draw:text-box>
            <text:p><text:span text:style-name="T2">h) Cellular compartment</text:span></text:p>
            <text:p><text:span text:style-name="T2">enriched for contigs</text:span></text:p>
            <text:p><text:span text:style-name="T2">differently expressed</text:span></text:p>
            <text:p><text:span text:style-name="T2">between </text:span></text:p>
            <text:p><text:span text:style-name="T2">male/female</text:span></text:p>
          </draw:text-box>
        </draw:frame>
      </draw:page>
      <draw:page draw:name="page9" draw:style-name="dp1" draw:master-page-name="master-page74">
        <draw:polygon draw:style-name="gr9"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text:p/>
        </draw:polygon>
        <draw:polyline draw:style-name="gr2"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0,783">
          <text:p/>
        </draw:polyline>
        <draw:frame draw:style-name="gr185" draw:layer="layout" svg:width="1.094cm" svg:height="0.268cm" svg:x="19.483cm" svg:y="7.553cm">
          <draw:text-box>
            <text:p text:style-name="P1"><text:span text:style-name="T5">GO:0000166</text:span></text:p>
          </draw:text-box>
        </draw:frame>
        <draw:frame draw:style-name="gr256" draw:layer="layout" svg:width="1.586cm" svg:height="0.268cm" svg:x="19.237cm" svg:y="7.804cm">
          <draw:text-box>
            <text:p text:style-name="P1"><text:span text:style-name="T5">nucleotide binding</text:span></text:p>
          </draw:text-box>
        </draw:frame>
        <draw:frame draw:style-name="gr187" draw:layer="layout" svg:width="0.647cm" svg:height="0.268cm" svg:x="19.706cm" svg:y="8.055cm">
          <draw:text-box>
            <text:p text:style-name="P1"><text:span text:style-name="T5">0.53481</text:span></text:p>
          </draw:text-box>
        </draw:frame>
        <draw:polygon draw:style-name="gr9"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text:p/>
        </draw:polygon>
        <draw:polyline draw:style-name="gr2"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0,783">
          <text:p/>
        </draw:polyline>
        <draw:frame draw:style-name="gr199" draw:layer="layout" svg:width="0.434cm" svg:height="0.268cm" svg:x="19.824cm" svg:y="8.306cm">
          <draw:text-box>
            <text:p text:style-name="P1"><text:span text:style-name="T5">7 / 42</text:span></text:p>
          </draw:text-box>
        </draw:frame>
        <draw:frame draw:style-name="gr185" draw:layer="layout" svg:width="1.094cm" svg:height="0.268cm" svg:x="14.571cm" svg:y="1.294cm">
          <draw:text-box>
            <text:p text:style-name="P1"><text:span text:style-name="T5">GO:0003674</text:span></text:p>
          </draw:text-box>
        </draw:frame>
        <draw:frame draw:style-name="gr189" draw:layer="layout" svg:width="1.658cm" svg:height="0.268cm" svg:x="14.289cm" svg:y="1.545cm">
          <draw:text-box>
            <text:p text:style-name="P1"><text:span text:style-name="T5">molecular_function</text:span></text:p>
          </draw:text-box>
        </draw:frame>
        <draw:frame draw:style-name="gr187" draw:layer="layout" svg:width="0.647cm" svg:height="0.268cm" svg:x="14.795cm" svg:y="1.796cm">
          <draw:text-box>
            <text:p text:style-name="P1"><text:span text:style-name="T5">1.00000</text:span></text:p>
          </draw:text-box>
        </draw:frame>
        <draw:polygon draw:style-name="gr11" draw:layer="layout" svg:width="2.347cm" svg:height="1.565cm" svg:x="14.003cm" svg:y="7.223cm" svg:viewBox="0 0 2348 1566" draw:points="0,1566 2348,1566 2348,0 0,0">
          <text:p/>
        </draw:polygon>
        <draw:frame draw:style-name="gr187" draw:layer="layout" svg:width="0.647cm" svg:height="0.268cm" svg:x="14.795cm" svg:y="2.047cm">
          <draw:text-box>
            <text:p text:style-name="P1"><text:span text:style-name="T5">51 / 316</text:span></text:p>
          </draw:text-box>
        </draw:frame>
        <draw:frame draw:style-name="gr185" draw:layer="layout" svg:width="1.094cm" svg:height="0.268cm" svg:x="14.571cm" svg:y="7.553cm">
          <draw:text-box>
            <text:p text:style-name="P1"><text:span text:style-name="T5">GO:0003735</text:span></text:p>
          </draw:text-box>
        </draw:frame>
        <draw:frame draw:style-name="gr257" draw:layer="layout" svg:width="1.891cm" svg:height="0.268cm" svg:x="14.202cm" svg:y="7.804cm">
          <draw:text-box>
            <text:p text:style-name="P1"><text:span text:style-name="T5">structural constitue...</text:span></text:p>
          </draw:text-box>
        </draw:frame>
        <draw:frame draw:style-name="gr258" draw:layer="layout" svg:width="0.653cm" svg:height="0.268cm" svg:x="14.791cm" svg:y="8.055cm">
          <draw:text-box>
            <text:p text:style-name="P1"><text:span text:style-name="T5">4.7e−06</text:span></text:p>
          </draw:text-box>
        </draw:frame>
        <draw:polygon draw:style-name="gr259" draw:layer="layout" svg:width="2.347cm" svg:height="1.565cm" svg:x="9.048cm" svg:y="16.611cm" svg:viewBox="0 0 2348 1566" draw:points="0,1566 2348,1566 2348,0 0,0">
          <text:p/>
        </draw:polygon>
        <draw:frame draw:style-name="gr260" draw:layer="layout" svg:width="0.531cm" svg:height="0.268cm" svg:x="14.854cm" svg:y="8.306cm">
          <draw:text-box>
            <text:p text:style-name="P1"><text:span text:style-name="T5">15 / 30</text:span></text:p>
          </draw:text-box>
        </draw:frame>
        <draw:frame draw:style-name="gr185" draw:layer="layout" svg:width="1.094cm" svg:height="0.268cm" svg:x="9.616cm" svg:y="16.941cm">
          <draw:text-box>
            <text:p text:style-name="P1"><text:span text:style-name="T5">GO:0003810</text:span></text:p>
          </draw:text-box>
        </draw:frame>
        <draw:frame draw:style-name="gr261" draw:layer="layout" svg:width="2.1cm" svg:height="0.268cm" svg:x="9.142cm" svg:y="17.192cm">
          <draw:text-box>
            <text:p text:style-name="P1"><text:span text:style-name="T5">protein−glutamine ga...</text:span></text:p>
          </draw:text-box>
        </draw:frame>
        <draw:frame draw:style-name="gr187" draw:layer="layout" svg:width="0.647cm" svg:height="0.268cm" svg:x="9.84cm" svg:y="17.443cm">
          <draw:text-box>
            <text:p text:style-name="P1"><text:span text:style-name="T5">0.06886</text:span></text:p>
          </draw:text-box>
        </draw:frame>
        <draw:polygon draw:style-name="gr9"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text:p/>
        </draw:polygon>
        <draw:polyline draw:style-name="gr2"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0,784">
          <text:p/>
        </draw:polyline>
        <draw:frame draw:style-name="gr188" draw:layer="layout" svg:width="0.336cm" svg:height="0.268cm" svg:x="10.016cm" svg:y="17.694cm">
          <draw:text-box>
            <text:p text:style-name="P1"><text:span text:style-name="T5">2 / 3</text:span></text:p>
          </draw:text-box>
        </draw:frame>
        <draw:frame draw:style-name="gr185" draw:layer="layout" svg:width="1.094cm" svg:height="0.268cm" svg:x="9.616cm" svg:y="4.423cm">
          <draw:text-box>
            <text:p text:style-name="P1"><text:span text:style-name="T5">GO:0003824</text:span></text:p>
          </draw:text-box>
        </draw:frame>
        <draw:frame draw:style-name="gr191" draw:layer="layout" svg:width="1.364cm" svg:height="0.268cm" svg:x="9.487cm" svg:y="4.674cm">
          <draw:text-box>
            <text:p text:style-name="P1"><text:span text:style-name="T5">catalytic activity</text:span></text:p>
          </draw:text-box>
        </draw:frame>
        <draw:frame draw:style-name="gr187" draw:layer="layout" svg:width="0.647cm" svg:height="0.268cm" svg:x="9.84cm" svg:y="4.925cm">
          <draw:text-box>
            <text:p text:style-name="P1"><text:span text:style-name="T5">0.93717</text:span></text:p>
          </draw:text-box>
        </draw:frame>
        <draw:polygon draw:style-name="gr259" draw:layer="layout" svg:width="2.347cm" svg:height="1.565cm" svg:x="4.093cm" svg:y="22.87cm" svg:viewBox="0 0 2348 1566" draw:points="0,1566 2348,1566 2348,0 0,0">
          <text:p/>
        </draw:polygon>
        <draw:frame draw:style-name="gr187" draw:layer="layout" svg:width="0.647cm" svg:height="0.268cm" svg:x="9.84cm" svg:y="5.176cm">
          <draw:text-box>
            <text:p text:style-name="P1"><text:span text:style-name="T5">21 / 158</text:span></text:p>
          </draw:text-box>
        </draw:frame>
        <draw:frame draw:style-name="gr185" draw:layer="layout" svg:width="1.094cm" svg:height="0.268cm" svg:x="4.661cm" svg:y="23.2cm">
          <draw:text-box>
            <text:p text:style-name="P1"><text:span text:style-name="T5">GO:0004656</text:span></text:p>
          </draw:text-box>
        </draw:frame>
        <draw:frame draw:style-name="gr262" draw:layer="layout" svg:width="2.029cm" svg:height="0.268cm" svg:x="4.223cm" svg:y="23.451cm">
          <draw:text-box>
            <text:p text:style-name="P1"><text:span text:style-name="T5">procollagen−proline ...</text:span></text:p>
          </draw:text-box>
        </draw:frame>
        <draw:frame draw:style-name="gr187" draw:layer="layout" svg:width="0.647cm" svg:height="0.268cm" svg:x="4.884cm" svg:y="23.702cm">
          <draw:text-box>
            <text:p text:style-name="P1"><text:span text:style-name="T5">0.02562</text:span></text:p>
          </draw:text-box>
        </draw:frame>
        <draw:polygon draw:style-name="gr6" draw:layer="layout" svg:width="2.347cm" svg:height="1.565cm" svg:x="14.003cm" svg:y="4.093cm" svg:viewBox="0 0 2348 1566" draw:points="0,1566 2348,1566 2348,0 0,0">
          <text:p/>
        </draw:polygon>
        <draw:frame draw:style-name="gr188" draw:layer="layout" svg:width="0.336cm" svg:height="0.268cm" svg:x="5.061cm" svg:y="23.954cm">
          <draw:text-box>
            <text:p text:style-name="P1"><text:span text:style-name="T5">2 / 2</text:span></text:p>
          </draw:text-box>
        </draw:frame>
        <draw:frame draw:style-name="gr185" draw:layer="layout" svg:width="1.094cm" svg:height="0.268cm" svg:x="14.571cm" svg:y="4.423cm">
          <draw:text-box>
            <text:p text:style-name="P1"><text:span text:style-name="T5">GO:0005198</text:span></text:p>
          </draw:text-box>
        </draw:frame>
        <draw:frame draw:style-name="gr263" draw:layer="layout" svg:width="1.953cm" svg:height="0.268cm" svg:x="14.171cm" svg:y="4.674cm">
          <draw:text-box>
            <text:p text:style-name="P1"><text:span text:style-name="T5">structural molecule ...</text:span></text:p>
          </draw:text-box>
        </draw:frame>
        <draw:frame draw:style-name="gr187" draw:layer="layout" svg:width="0.647cm" svg:height="0.268cm" svg:x="14.795cm" svg:y="4.925cm">
          <draw:text-box>
            <text:p text:style-name="P1"><text:span text:style-name="T5">0.00024</text:span></text:p>
          </draw:text-box>
        </draw:frame>
        <draw:polygon draw:style-name="gr9"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text:p/>
        </draw:polygon>
        <draw:polyline draw:style-name="gr2"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0,784">
          <text:p/>
        </draw:polyline>
        <draw:frame draw:style-name="gr260" draw:layer="layout" svg:width="0.531cm" svg:height="0.268cm" svg:x="14.854cm" svg:y="5.176cm">
          <draw:text-box>
            <text:p text:style-name="P1"><text:span text:style-name="T5">18 / 52</text:span></text:p>
          </draw:text-box>
        </draw:frame>
        <draw:frame draw:style-name="gr185" draw:layer="layout" svg:width="1.094cm" svg:height="0.268cm" svg:x="19.483cm" svg:y="4.423cm">
          <draw:text-box>
            <text:p text:style-name="P1"><text:span text:style-name="T5">GO:0005488</text:span></text:p>
          </draw:text-box>
        </draw:frame>
        <draw:frame draw:style-name="gr194" draw:layer="layout" svg:width="0.565cm" svg:height="0.268cm" svg:x="19.747cm" svg:y="4.674cm">
          <draw:text-box>
            <text:p text:style-name="P1"><text:span text:style-name="T5">binding</text:span></text:p>
          </draw:text-box>
        </draw:frame>
        <draw:frame draw:style-name="gr187" draw:layer="layout" svg:width="0.647cm" svg:height="0.268cm" svg:x="19.706cm" svg:y="4.925cm">
          <draw:text-box>
            <text:p text:style-name="P1"><text:span text:style-name="T5">0.27696</text:span></text:p>
          </draw:text-box>
        </draw:frame>
        <draw:polygon draw:style-name="gr9"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text:p/>
        </draw:polygon>
        <draw:polyline draw:style-name="gr2"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0,783">
          <text:p/>
        </draw:polyline>
        <draw:frame draw:style-name="gr187" draw:layer="layout" svg:width="0.647cm" svg:height="0.268cm" svg:x="19.706cm" svg:y="5.176cm">
          <draw:text-box>
            <text:p text:style-name="P1"><text:span text:style-name="T5">48 / 287</text:span></text:p>
          </draw:text-box>
        </draw:frame>
        <draw:frame draw:style-name="gr185" draw:layer="layout" svg:width="1.094cm" svg:height="0.268cm" svg:x="4.661cm" svg:y="7.553cm">
          <draw:text-box>
            <text:p text:style-name="P1"><text:span text:style-name="T5">GO:0016491</text:span></text:p>
          </draw:text-box>
        </draw:frame>
        <draw:frame draw:style-name="gr264" draw:layer="layout" svg:width="2.04cm" svg:height="0.268cm" svg:x="4.217cm" svg:y="7.804cm">
          <draw:text-box>
            <text:p text:style-name="P1"><text:span text:style-name="T5">oxidoreductase activ...</text:span></text:p>
          </draw:text-box>
        </draw:frame>
        <draw:frame draw:style-name="gr187" draw:layer="layout" svg:width="0.647cm" svg:height="0.268cm" svg:x="4.884cm" svg:y="8.055cm">
          <draw:text-box>
            <text:p text:style-name="P1"><text:span text:style-name="T5">0.29735</text:span></text:p>
          </draw:text-box>
        </draw:frame>
        <draw:polygon draw:style-name="gr265" draw:layer="layout" svg:width="2.347cm" svg:height="1.565cm" svg:x="4.093cm" svg:y="10.352cm" svg:viewBox="0 0 2348 1566" draw:points="0,1566 2348,1566 2348,0 0,0">
          <text:p/>
        </draw:polygon>
        <draw:frame draw:style-name="gr199" draw:layer="layout" svg:width="0.434cm" svg:height="0.268cm" svg:x="5.002cm" svg:y="8.306cm">
          <draw:text-box>
            <text:p text:style-name="P1"><text:span text:style-name="T5">7 / 34</text:span></text:p>
          </draw:text-box>
        </draw:frame>
        <draw:frame draw:style-name="gr185" draw:layer="layout" svg:width="1.094cm" svg:height="0.268cm" svg:x="4.661cm" svg:y="10.682cm">
          <draw:text-box>
            <text:p text:style-name="P1"><text:span text:style-name="T5">GO:0016705</text:span></text:p>
          </draw:text-box>
        </draw:frame>
        <draw:frame draw:style-name="gr264" draw:layer="layout" svg:width="2.04cm" svg:height="0.268cm" svg:x="4.217cm" svg:y="10.933cm">
          <draw:text-box>
            <text:p text:style-name="P1"><text:span text:style-name="T5">oxidoreductase activ...</text:span></text:p>
          </draw:text-box>
        </draw:frame>
        <draw:frame draw:style-name="gr187" draw:layer="layout" svg:width="0.647cm" svg:height="0.268cm" svg:x="4.884cm" svg:y="11.184cm">
          <draw:text-box>
            <text:p text:style-name="P1"><text:span text:style-name="T5">0.01415</text:span></text:p>
          </draw:text-box>
        </draw:frame>
        <draw:polygon draw:style-name="gr265" draw:layer="layout" svg:width="2.347cm" svg:height="1.565cm" svg:x="4.093cm" svg:y="13.482cm" svg:viewBox="0 0 2348 1566" draw:points="0,1566 2348,1566 2348,0 0,0">
          <text:p/>
        </draw:polygon>
        <draw:frame draw:style-name="gr188" draw:layer="layout" svg:width="0.336cm" svg:height="0.268cm" svg:x="5.061cm" svg:y="11.435cm">
          <draw:text-box>
            <text:p text:style-name="P1"><text:span text:style-name="T5">3 / 4</text:span></text:p>
          </draw:text-box>
        </draw:frame>
        <draw:frame draw:style-name="gr185" draw:layer="layout" svg:width="1.094cm" svg:height="0.268cm" svg:x="4.661cm" svg:y="13.812cm">
          <draw:text-box>
            <text:p text:style-name="P1"><text:span text:style-name="T5">GO:0016706</text:span></text:p>
          </draw:text-box>
        </draw:frame>
        <draw:frame draw:style-name="gr264" draw:layer="layout" svg:width="2.04cm" svg:height="0.268cm" svg:x="4.217cm" svg:y="14.063cm">
          <draw:text-box>
            <text:p text:style-name="P1"><text:span text:style-name="T5">oxidoreductase activ...</text:span></text:p>
          </draw:text-box>
        </draw:frame>
        <draw:frame draw:style-name="gr187" draw:layer="layout" svg:width="0.647cm" svg:height="0.268cm" svg:x="4.884cm" svg:y="14.314cm">
          <draw:text-box>
            <text:p text:style-name="P1"><text:span text:style-name="T5">0.00400</text:span></text:p>
          </draw:text-box>
        </draw:frame>
        <draw:polygon draw:style-name="gr1"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text:p/>
        </draw:polygon>
        <draw:polyline draw:style-name="gr2"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0,783">
          <text:p/>
        </draw:polyline>
        <draw:frame draw:style-name="gr188" draw:layer="layout" svg:width="0.336cm" svg:height="0.268cm" svg:x="5.061cm" svg:y="14.565cm">
          <draw:text-box>
            <text:p text:style-name="P1"><text:span text:style-name="T5">3 / 3</text:span></text:p>
          </draw:text-box>
        </draw:frame>
        <draw:frame draw:style-name="gr185" draw:layer="layout" svg:width="1.094cm" svg:height="0.268cm" svg:x="9.616cm" svg:y="7.553cm">
          <draw:text-box>
            <text:p text:style-name="P1"><text:span text:style-name="T5">GO:0016740</text:span></text:p>
          </draw:text-box>
        </draw:frame>
        <draw:frame draw:style-name="gr198" draw:layer="layout" svg:width="1.648cm" svg:height="0.268cm" svg:x="9.345cm" svg:y="7.804cm">
          <draw:text-box>
            <text:p text:style-name="P1"><text:span text:style-name="T5">transferase activity</text:span></text:p>
          </draw:text-box>
        </draw:frame>
        <draw:frame draw:style-name="gr187" draw:layer="layout" svg:width="0.647cm" svg:height="0.268cm" svg:x="9.84cm" svg:y="8.055cm">
          <draw:text-box>
            <text:p text:style-name="P1"><text:span text:style-name="T5">0.12061</text:span></text:p>
          </draw:text-box>
        </draw:frame>
        <draw:polygon draw:style-name="gr1"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text:p/>
        </draw:polygon>
        <draw:polyline draw:style-name="gr2"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0,784">
          <text:p/>
        </draw:polyline>
        <draw:frame draw:style-name="gr199" draw:layer="layout" svg:width="0.434cm" svg:height="0.268cm" svg:x="9.957cm" svg:y="8.306cm">
          <draw:text-box>
            <text:p text:style-name="P1"><text:span text:style-name="T5">8 / 32</text:span></text:p>
          </draw:text-box>
        </draw:frame>
        <draw:frame draw:style-name="gr185" draw:layer="layout" svg:width="1.094cm" svg:height="0.268cm" svg:x="9.616cm" svg:y="10.682cm">
          <draw:text-box>
            <text:p text:style-name="P1"><text:span text:style-name="T5">GO:0016746</text:span></text:p>
          </draw:text-box>
        </draw:frame>
        <draw:frame draw:style-name="gr200" draw:layer="layout" svg:width="1.871cm" svg:height="0.268cm" svg:x="9.257cm" svg:y="10.933cm">
          <draw:text-box>
            <text:p text:style-name="P1"><text:span text:style-name="T5">transferase activity...</text:span></text:p>
          </draw:text-box>
        </draw:frame>
        <draw:frame draw:style-name="gr187" draw:layer="layout" svg:width="0.647cm" svg:height="0.268cm" svg:x="9.84cm" svg:y="11.184cm">
          <draw:text-box>
            <text:p text:style-name="P1"><text:span text:style-name="T5">0.12256</text:span></text:p>
          </draw:text-box>
        </draw:frame>
        <draw:polygon draw:style-name="gr1"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text:p/>
        </draw:polygon>
        <draw:polyline draw:style-name="gr2"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0,783">
          <text:p/>
        </draw:polyline>
        <draw:frame draw:style-name="gr188" draw:layer="layout" svg:width="0.336cm" svg:height="0.268cm" svg:x="10.016cm" svg:y="11.435cm">
          <draw:text-box>
            <text:p text:style-name="P1"><text:span text:style-name="T5">3 / 8</text:span></text:p>
          </draw:text-box>
        </draw:frame>
        <draw:frame draw:style-name="gr185" draw:layer="layout" svg:width="1.094cm" svg:height="0.268cm" svg:x="9.616cm" svg:y="13.812cm">
          <draw:text-box>
            <text:p text:style-name="P1"><text:span text:style-name="T5">GO:0016755</text:span></text:p>
          </draw:text-box>
        </draw:frame>
        <draw:frame draw:style-name="gr200" draw:layer="layout" svg:width="1.871cm" svg:height="0.268cm" svg:x="9.257cm" svg:y="14.063cm">
          <draw:text-box>
            <text:p text:style-name="P1"><text:span text:style-name="T5">transferase activity...</text:span></text:p>
          </draw:text-box>
        </draw:frame>
        <draw:frame draw:style-name="gr187" draw:layer="layout" svg:width="0.647cm" svg:height="0.268cm" svg:x="9.84cm" svg:y="14.314cm">
          <draw:text-box>
            <text:p text:style-name="P1"><text:span text:style-name="T5">0.12356</text:span></text:p>
          </draw:text-box>
        </draw:frame>
        <draw:polygon draw:style-name="gr9"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text:p/>
        </draw:polygon>
        <draw:polyline draw:style-name="gr2"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0,784">
          <text:p/>
        </draw:polyline>
        <draw:frame draw:style-name="gr188" draw:layer="layout" svg:width="0.336cm" svg:height="0.268cm" svg:x="10.016cm" svg:y="14.565cm">
          <draw:text-box>
            <text:p text:style-name="P1"><text:span text:style-name="T5">2 / 4</text:span></text:p>
          </draw:text-box>
        </draw:frame>
        <draw:frame draw:style-name="gr185" draw:layer="layout" svg:width="1.094cm" svg:height="0.268cm" svg:x="17.049cm" svg:y="10.682cm">
          <draw:text-box>
            <text:p text:style-name="P1"><text:span text:style-name="T5">GO:0017076</text:span></text:p>
          </draw:text-box>
        </draw:frame>
        <draw:frame draw:style-name="gr266" draw:layer="layout" svg:width="1.954cm" svg:height="0.268cm" svg:x="16.648cm" svg:y="10.933cm">
          <draw:text-box>
            <text:p text:style-name="P1"><text:span text:style-name="T5">purine nucleotide bi...</text:span></text:p>
          </draw:text-box>
        </draw:frame>
        <draw:frame draw:style-name="gr187" draw:layer="layout" svg:width="0.647cm" svg:height="0.268cm" svg:x="17.272cm" svg:y="11.184cm">
          <draw:text-box>
            <text:p text:style-name="P1"><text:span text:style-name="T5">0.54239</text:span></text:p>
          </draw:text-box>
        </draw:frame>
        <draw:polygon draw:style-name="gr259" draw:layer="layout" svg:width="2.347cm" svg:height="1.565cm" svg:x="1.616cm" svg:y="19.741cm" svg:viewBox="0 0 2348 1566" draw:points="0,1566 2348,1566 2348,0 0,0">
          <text:p/>
        </draw:polygon>
        <draw:frame draw:style-name="gr199" draw:layer="layout" svg:width="0.434cm" svg:height="0.268cm" svg:x="17.39cm" svg:y="11.435cm">
          <draw:text-box>
            <text:p text:style-name="P1"><text:span text:style-name="T5">6 / 36</text:span></text:p>
          </draw:text-box>
        </draw:frame>
        <draw:frame draw:style-name="gr185" draw:layer="layout" svg:width="1.094cm" svg:height="0.268cm" svg:x="2.183cm" svg:y="20.071cm">
          <draw:text-box>
            <text:p text:style-name="P1"><text:span text:style-name="T5">GO:0019798</text:span></text:p>
          </draw:text-box>
        </draw:frame>
        <draw:frame draw:style-name="gr262" draw:layer="layout" svg:width="2.029cm" svg:height="0.268cm" svg:x="1.745cm" svg:y="20.322cm">
          <draw:text-box>
            <text:p text:style-name="P1"><text:span text:style-name="T5">procollagen−proline ...</text:span></text:p>
          </draw:text-box>
        </draw:frame>
        <draw:frame draw:style-name="gr187" draw:layer="layout" svg:width="0.647cm" svg:height="0.268cm" svg:x="2.407cm" svg:y="20.573cm">
          <draw:text-box>
            <text:p text:style-name="P1"><text:span text:style-name="T5">0.02562</text:span></text:p>
          </draw:text-box>
        </draw:frame>
        <draw:polygon draw:style-name="gr9"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text:p/>
        </draw:polygon>
        <draw:polyline draw:style-name="gr2"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0,783">
          <text:p/>
        </draw:polyline>
        <draw:frame draw:style-name="gr188" draw:layer="layout" svg:width="0.336cm" svg:height="0.268cm" svg:x="2.583cm" svg:y="20.824cm">
          <draw:text-box>
            <text:p text:style-name="P1"><text:span text:style-name="T5">2 / 2</text:span></text:p>
          </draw:text-box>
        </draw:frame>
        <draw:frame draw:style-name="gr185" draw:layer="layout" svg:width="1.094cm" svg:height="0.268cm" svg:x="17.049cm" svg:y="13.812cm">
          <draw:text-box>
            <text:p text:style-name="P1"><text:span text:style-name="T5">GO:0030554</text:span></text:p>
          </draw:text-box>
        </draw:frame>
        <draw:frame draw:style-name="gr267" draw:layer="layout" svg:width="1.983cm" svg:height="0.268cm" svg:x="16.634cm" svg:y="14.063cm">
          <draw:text-box>
            <text:p text:style-name="P1"><text:span text:style-name="T5">adenyl nucleotide bi...</text:span></text:p>
          </draw:text-box>
        </draw:frame>
        <draw:frame draw:style-name="gr187" draw:layer="layout" svg:width="0.647cm" svg:height="0.268cm" svg:x="17.272cm" svg:y="14.314cm">
          <draw:text-box>
            <text:p text:style-name="P1"><text:span text:style-name="T5">0.30576</text:span></text:p>
          </draw:text-box>
        </draw:frame>
        <draw:polygon draw:style-name="gr259" draw:layer="layout" svg:width="2.347cm" svg:height="1.565cm" svg:x="4.093cm" svg:y="16.611cm" svg:viewBox="0 0 2348 1566" draw:points="0,1566 2348,1566 2348,0 0,0">
          <text:p/>
        </draw:polygon>
        <draw:frame draw:style-name="gr199" draw:layer="layout" svg:width="0.434cm" svg:height="0.268cm" svg:x="17.39cm" svg:y="14.565cm">
          <draw:text-box>
            <text:p text:style-name="P1"><text:span text:style-name="T5">5 / 23</text:span></text:p>
          </draw:text-box>
        </draw:frame>
        <draw:frame draw:style-name="gr185" draw:layer="layout" svg:width="1.094cm" svg:height="0.268cm" svg:x="4.661cm" svg:y="16.941cm">
          <draw:text-box>
            <text:p text:style-name="P1"><text:span text:style-name="T5">GO:0031543</text:span></text:p>
          </draw:text-box>
        </draw:frame>
        <draw:frame draw:style-name="gr268" draw:layer="layout" svg:width="1.938cm" svg:height="0.268cm" svg:x="4.268cm" svg:y="17.192cm">
          <draw:text-box>
            <text:p text:style-name="P1"><text:span text:style-name="T5">peptidyl−proline dio...</text:span></text:p>
          </draw:text-box>
        </draw:frame>
        <draw:frame draw:style-name="gr187" draw:layer="layout" svg:width="0.647cm" svg:height="0.268cm" svg:x="4.884cm" svg:y="17.443cm">
          <draw:text-box>
            <text:p text:style-name="P1"><text:span text:style-name="T5">0.02562</text:span></text:p>
          </draw:text-box>
        </draw:frame>
        <draw:polygon draw:style-name="gr259" draw:layer="layout" svg:width="2.347cm" svg:height="1.565cm" svg:x="6.571cm" svg:y="19.741cm" svg:viewBox="0 0 2348 1566" draw:points="0,1566 2348,1566 2348,0 0,0">
          <text:p/>
        </draw:polygon>
        <draw:frame draw:style-name="gr188" draw:layer="layout" svg:width="0.336cm" svg:height="0.268cm" svg:x="5.061cm" svg:y="17.694cm">
          <draw:text-box>
            <text:p text:style-name="P1"><text:span text:style-name="T5">2 / 2</text:span></text:p>
          </draw:text-box>
        </draw:frame>
        <draw:frame draw:style-name="gr185" draw:layer="layout" svg:width="1.094cm" svg:height="0.268cm" svg:x="7.138cm" svg:y="20.071cm">
          <draw:text-box>
            <text:p text:style-name="P1"><text:span text:style-name="T5">GO:0031545</text:span></text:p>
          </draw:text-box>
        </draw:frame>
        <draw:frame draw:style-name="gr269" draw:layer="layout" svg:width="2.023cm" svg:height="0.268cm" svg:x="6.703cm" svg:y="20.322cm">
          <draw:text-box>
            <text:p text:style-name="P1"><text:span text:style-name="T5">peptidyl−proline 4−d...</text:span></text:p>
          </draw:text-box>
        </draw:frame>
        <draw:frame draw:style-name="gr187" draw:layer="layout" svg:width="0.647cm" svg:height="0.268cm" svg:x="7.362cm" svg:y="20.573cm">
          <draw:text-box>
            <text:p text:style-name="P1"><text:span text:style-name="T5">0.02562</text:span></text:p>
          </draw:text-box>
        </draw:frame>
        <draw:polygon draw:style-name="gr9"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text:p/>
        </draw:polygon>
        <draw:polyline draw:style-name="gr2"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0,784">
          <text:p/>
        </draw:polyline>
        <draw:frame draw:style-name="gr188" draw:layer="layout" svg:width="0.336cm" svg:height="0.268cm" svg:x="7.538cm" svg:y="20.824cm">
          <draw:text-box>
            <text:p text:style-name="P1"><text:span text:style-name="T5">2 / 2</text:span></text:p>
          </draw:text-box>
        </draw:frame>
        <draw:frame draw:style-name="gr185" draw:layer="layout" svg:width="1.094cm" svg:height="0.268cm" svg:x="21.96cm" svg:y="10.682cm">
          <draw:text-box>
            <text:p text:style-name="P1"><text:span text:style-name="T5">GO:0032553</text:span></text:p>
          </draw:text-box>
        </draw:frame>
        <draw:frame draw:style-name="gr270" draw:layer="layout" svg:width="1.942cm" svg:height="0.268cm" svg:x="21.566cm" svg:y="10.933cm">
          <draw:text-box>
            <text:p text:style-name="P1"><text:span text:style-name="T5">ribonucleotide bindi...</text:span></text:p>
          </draw:text-box>
        </draw:frame>
        <draw:frame draw:style-name="gr187" draw:layer="layout" svg:width="0.647cm" svg:height="0.268cm" svg:x="22.184cm" svg:y="11.184cm">
          <draw:text-box>
            <text:p text:style-name="P1"><text:span text:style-name="T5">0.70105</text:span></text:p>
          </draw:text-box>
        </draw:frame>
        <draw:polygon draw:style-name="gr9"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text:p/>
        </draw:polygon>
        <draw:polyline draw:style-name="gr2"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0,783">
          <text:p/>
        </draw:polyline>
        <draw:frame draw:style-name="gr199" draw:layer="layout" svg:width="0.434cm" svg:height="0.268cm" svg:x="22.301cm" svg:y="11.435cm">
          <draw:text-box>
            <text:p text:style-name="P1"><text:span text:style-name="T5">5 / 35</text:span></text:p>
          </draw:text-box>
        </draw:frame>
        <draw:frame draw:style-name="gr185" draw:layer="layout" svg:width="1.094cm" svg:height="0.268cm" svg:x="21.96cm" svg:y="13.812cm">
          <draw:text-box>
            <text:p text:style-name="P1"><text:span text:style-name="T5">GO:0032555</text:span></text:p>
          </draw:text-box>
        </draw:frame>
        <draw:frame draw:style-name="gr271" draw:layer="layout" svg:width="1.968cm" svg:height="0.268cm" svg:x="21.552cm" svg:y="14.063cm">
          <draw:text-box>
            <text:p text:style-name="P1"><text:span text:style-name="T5">purine ribonucleotid...</text:span></text:p>
          </draw:text-box>
        </draw:frame>
        <draw:frame draw:style-name="gr187" draw:layer="layout" svg:width="0.647cm" svg:height="0.268cm" svg:x="22.184cm" svg:y="14.314cm">
          <draw:text-box>
            <text:p text:style-name="P1"><text:span text:style-name="T5">0.70105</text:span></text:p>
          </draw:text-box>
        </draw:frame>
        <draw:polygon draw:style-name="gr9"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text:p/>
        </draw:polygon>
        <draw:polyline draw:style-name="gr2"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0,784">
          <text:p/>
        </draw:polyline>
        <draw:frame draw:style-name="gr199" draw:layer="layout" svg:width="0.434cm" svg:height="0.268cm" svg:x="22.301cm" svg:y="14.565cm">
          <draw:text-box>
            <text:p text:style-name="P1"><text:span text:style-name="T5">5 / 35</text:span></text:p>
          </draw:text-box>
        </draw:frame>
        <draw:frame draw:style-name="gr185" draw:layer="layout" svg:width="1.094cm" svg:height="0.268cm" svg:x="17.049cm" svg:y="16.941cm">
          <draw:text-box>
            <text:p text:style-name="P1"><text:span text:style-name="T5">GO:0032559</text:span></text:p>
          </draw:text-box>
        </draw:frame>
        <draw:frame draw:style-name="gr272" draw:layer="layout" svg:width="1.997cm" svg:height="0.268cm" svg:x="16.626cm" svg:y="17.192cm">
          <draw:text-box>
            <text:p text:style-name="P1"><text:span text:style-name="T5">adenyl ribonucleotid...</text:span></text:p>
          </draw:text-box>
        </draw:frame>
        <draw:frame draw:style-name="gr187" draw:layer="layout" svg:width="0.647cm" svg:height="0.268cm" svg:x="17.272cm" svg:y="17.443cm">
          <draw:text-box>
            <text:p text:style-name="P1"><text:span text:style-name="T5">0.48787</text:span></text:p>
          </draw:text-box>
        </draw:frame>
        <draw:polygon draw:style-name="gr259" draw:layer="layout" svg:width="2.347cm" svg:height="1.565cm" svg:x="16.481cm" svg:y="19.741cm" svg:viewBox="0 0 2348 1566" draw:points="0,1566 2348,1566 2348,0 0,0">
          <text:p/>
        </draw:polygon>
        <draw:frame draw:style-name="gr199" draw:layer="layout" svg:width="0.434cm" svg:height="0.268cm" svg:x="17.39cm" svg:y="17.694cm">
          <draw:text-box>
            <text:p text:style-name="P1"><text:span text:style-name="T5">4 / 22</text:span></text:p>
          </draw:text-box>
        </draw:frame>
        <draw:frame draw:style-name="gr185" draw:layer="layout" svg:width="1.094cm" svg:height="0.268cm" svg:x="17.049cm" svg:y="20.071cm">
          <draw:text-box>
            <text:p text:style-name="P1"><text:span text:style-name="T5">GO:0043531</text:span></text:p>
          </draw:text-box>
        </draw:frame>
        <draw:frame draw:style-name="gr273" draw:layer="layout" svg:width="1.058cm" svg:height="0.268cm" svg:x="17.067cm" svg:y="20.322cm">
          <draw:text-box>
            <text:p text:style-name="P1"><text:span text:style-name="T5">ADP binding</text:span></text:p>
          </draw:text-box>
        </draw:frame>
        <draw:frame draw:style-name="gr187" draw:layer="layout" svg:width="0.647cm" svg:height="0.268cm" svg:x="17.272cm" svg:y="20.573cm">
          <draw:text-box>
            <text:p text:style-name="P1"><text:span text:style-name="T5">0.05555</text:span></text:p>
          </draw:text-box>
        </draw:frame>
        <draw:polyline draw:style-name="gr2" draw:layer="layout" svg:width="1.087cm" svg:height="1.347cm" svg:x="18.437cm" svg:y="8.744cm" svg:viewBox="0 0 1088 1348" draw:points="1088,0 994,121 895,249 793,382 686,518 577,657 465,799 351,940 235,1079 118,1216 0,1348">
          <text:p/>
        </draw:polyline>
        <draw:line draw:style-name="gr2" draw:layer="layout" svg:x1="18.555cm" svg:y1="9.959cm" svg:x2="18.437cm" svg:y2="10.092cm">
          <text:p/>
        </draw:line>
        <draw:polyline draw:style-name="gr2" draw:layer="layout" svg:width="0.472cm" svg:height="0.487cm" svg:x="18.437cm" svg:y="9.604cm" svg:viewBox="0 0 473 488" draw:points="99,0 0,488 473,330">
          <text:p/>
        </draw:polyline>
        <draw:polyline draw:style-name="gr2" draw:layer="layout" svg:width="1.13cm" svg:height="1.434cm" svg:x="20.61cm" svg:y="8.701cm" svg:viewBox="0 0 1131 1435" draw:points="0,0 106,132 214,270 324,411 436,555 549,700 664,848 779,996 897,1143 1014,1290 1131,1435">
          <text:p/>
        </draw:polyline>
        <draw:line draw:style-name="gr2" draw:layer="layout" svg:x1="21.623cm" svg:y1="9.991cm" svg:x2="21.741cm" svg:y2="10.136cm">
          <text:p/>
        </draw:line>
        <draw:polyline draw:style-name="gr2" draw:layer="layout" svg:width="0.465cm" svg:height="0.492cm" svg:x="21.275cm" svg:y="9.643cm" svg:viewBox="0 0 466 493" draw:points="0,315 466,493 388,0">
          <text:p/>
        </draw:polyline>
        <draw:polyline draw:style-name="gr2" draw:layer="layout" svg:width="2.869cm" svg:height="1.826cm" svg:x="11.439cm" svg:y="2.311cm" svg:viewBox="0 0 2870 1827" draw:points="2870,0 2623,163 2354,336 2069,518 1772,705 1468,897 1161,1089 856,1281 558,1470 272,1652 0,1827">
          <text:p/>
        </draw:polyline>
        <draw:line draw:style-name="gr2" draw:layer="layout" svg:x1="11.711cm" svg:y1="3.962cm" svg:x2="11.439cm" svg:y2="4.138cm">
          <text:p/>
        </draw:line>
        <draw:polyline draw:style-name="gr2" draw:layer="layout" svg:width="0.497cm" svg:height="0.443cm" svg:x="11.439cm" svg:y="3.694cm" svg:viewBox="0 0 498 444" draw:points="228,0 0,444 498,419">
          <text:p/>
        </draw:polyline>
        <draw:line draw:style-name="gr2" draw:layer="layout" svg:x1="15.177cm" svg:y1="2.572cm" svg:x2="15.177cm" svg:y2="3.659cm">
          <text:p/>
        </draw:line>
        <draw:line draw:style-name="gr2" draw:layer="layout" svg:x1="15.177cm" svg:y1="3.552cm" svg:x2="15.177cm" svg:y2="3.659cm">
          <text:p/>
        </draw:line>
        <draw:polyline draw:style-name="gr2" draw:layer="layout" svg:width="0.498cm" svg:height="0.432cm" svg:x="14.928cm" svg:y="3.227cm" svg:viewBox="0 0 499 433" draw:points="0,0 250,433 499,0">
          <text:p/>
        </draw:polyline>
        <draw:polyline draw:style-name="gr2" draw:layer="layout" svg:width="2.825cm" svg:height="1.782cm" svg:x="16.003cm" svg:y="2.311cm" svg:viewBox="0 0 2826 1783" draw:points="0,0 246,152 511,319 791,497 1083,684 1381,875 1682,1067 1980,1259 2274,1443 2557,1619 2826,1783">
          <text:p/>
        </draw:polyline>
        <draw:line draw:style-name="gr2" draw:layer="layout" svg:x1="18.559cm" svg:y1="3.929cm" svg:x2="18.829cm" svg:y2="4.094cm">
          <text:p/>
        </draw:line>
        <draw:polyline draw:style-name="gr2" draw:layer="layout" svg:width="0.498cm" svg:height="0.437cm" svg:x="18.33cm" svg:y="3.656cm" svg:viewBox="0 0 499 438" draw:points="0,427 499,438 260,0">
          <text:p/>
        </draw:polyline>
        <draw:polyline draw:style-name="gr2" draw:layer="layout" svg:width="2.869cm" svg:height="1.825cm" svg:x="6.484cm" svg:y="5.441cm" svg:viewBox="0 0 2870 1826" draw:points="2870,0 2623,163 2354,337 2068,518 1771,706 1467,897 1160,1090 855,1281 557,1469 270,1652 0,1826">
          <text:p/>
        </draw:polyline>
        <draw:line draw:style-name="gr2" draw:layer="layout" svg:x1="6.755cm" svg:y1="7.092cm" svg:x2="6.484cm" svg:y2="7.267cm">
          <text:p/>
        </draw:line>
        <draw:polyline draw:style-name="gr2" draw:layer="layout" svg:width="0.497cm" svg:height="0.443cm" svg:x="6.484cm" svg:y="6.823cm" svg:viewBox="0 0 498 444" draw:points="227,0 0,444 498,420">
          <text:p/>
        </draw:polyline>
        <draw:line draw:style-name="gr2" draw:layer="layout" svg:x1="10.222cm" svg:y1="5.701cm" svg:x2="10.222cm" svg:y2="6.788cm">
          <text:p/>
        </draw:line>
        <draw:line draw:style-name="gr2" draw:layer="layout" svg:x1="10.222cm" svg:y1="6.681cm" svg:x2="10.222cm" svg:y2="6.788cm">
          <text:p/>
        </draw:line>
        <draw:polyline draw:style-name="gr2" draw:layer="layout" svg:width="0.498cm" svg:height="0.431cm" svg:x="9.973cm" svg:y="6.357cm" svg:viewBox="0 0 499 432" draw:points="0,0 249,432 499,0">
          <text:p/>
        </draw:polyline>
        <draw:line draw:style-name="gr2" draw:layer="layout" svg:x1="15.177cm" svg:y1="5.701cm" svg:x2="15.177cm" svg:y2="6.788cm">
          <text:p/>
        </draw:line>
        <draw:line draw:style-name="gr2" draw:layer="layout" svg:x1="15.177cm" svg:y1="6.681cm" svg:x2="15.177cm" svg:y2="6.788cm">
          <text:p/>
        </draw:line>
        <draw:polyline draw:style-name="gr2" draw:layer="layout" svg:width="0.498cm" svg:height="0.431cm" svg:x="14.928cm" svg:y="6.357cm" svg:viewBox="0 0 499 432" draw:points="0,0 250,432 499,0">
          <text:p/>
        </draw:polyline>
        <draw:line draw:style-name="gr2" draw:layer="layout" svg:x1="20.089cm" svg:y1="5.701cm" svg:x2="20.089cm" svg:y2="6.788cm">
          <text:p/>
        </draw:line>
        <draw:line draw:style-name="gr2" draw:layer="layout" svg:x1="20.089cm" svg:y1="6.681cm" svg:x2="20.089cm" svg:y2="6.788cm">
          <text:p/>
        </draw:line>
        <draw:polyline draw:style-name="gr2" draw:layer="layout" svg:width="0.498cm" svg:height="0.431cm" svg:x="19.84cm" svg:y="6.357cm" svg:viewBox="0 0 499 432" draw:points="0,0 250,432 499,0">
          <text:p/>
        </draw:polyline>
        <draw:line draw:style-name="gr2" draw:layer="layout" svg:x1="5.267cm" svg:y1="8.831cm" svg:x2="5.267cm" svg:y2="9.918cm">
          <text:p/>
        </draw:line>
        <draw:line draw:style-name="gr2" draw:layer="layout" svg:x1="5.267cm" svg:y1="9.811cm" svg:x2="5.267cm" svg:y2="9.918cm">
          <text:p/>
        </draw:line>
        <draw:polyline draw:style-name="gr2" draw:layer="layout" svg:width="0.498cm" svg:height="0.432cm" svg:x="5.018cm" svg:y="9.486cm" svg:viewBox="0 0 499 433" draw:points="0,0 249,433 499,0">
          <text:p/>
        </draw:polyline>
        <draw:line draw:style-name="gr2" draw:layer="layout" svg:x1="5.267cm" svg:y1="11.96cm" svg:x2="5.267cm" svg:y2="13.047cm">
          <text:p/>
        </draw:line>
        <draw:line draw:style-name="gr2" draw:layer="layout" svg:x1="5.267cm" svg:y1="12.94cm" svg:x2="5.267cm" svg:y2="13.047cm">
          <text:p/>
        </draw:line>
        <draw:polyline draw:style-name="gr2" draw:layer="layout" svg:width="0.498cm" svg:height="0.431cm" svg:x="5.018cm" svg:y="12.616cm" svg:viewBox="0 0 499 432" draw:points="0,0 249,432 499,0">
          <text:p/>
        </draw:polyline>
        <draw:line draw:style-name="gr2" draw:layer="layout" svg:x1="5.267cm" svg:y1="15.09cm" svg:x2="5.267cm" svg:y2="16.177cm">
          <text:p/>
        </draw:line>
        <draw:line draw:style-name="gr2" draw:layer="layout" svg:x1="5.267cm" svg:y1="16.07cm" svg:x2="5.267cm" svg:y2="16.177cm">
          <text:p/>
        </draw:line>
        <draw:polyline draw:style-name="gr2" draw:layer="layout" svg:width="0.498cm" svg:height="0.432cm" svg:x="5.018cm" svg:y="15.745cm" svg:viewBox="0 0 499 433" draw:points="0,0 249,433 499,0">
          <text:p/>
        </draw:polyline>
        <draw:line draw:style-name="gr2" draw:layer="layout" svg:x1="10.222cm" svg:y1="8.831cm" svg:x2="10.222cm" svg:y2="9.918cm">
          <text:p/>
        </draw:line>
        <draw:line draw:style-name="gr2" draw:layer="layout" svg:x1="10.222cm" svg:y1="9.811cm" svg:x2="10.222cm" svg:y2="9.918cm">
          <text:p/>
        </draw:line>
        <draw:polyline draw:style-name="gr2" draw:layer="layout" svg:width="0.498cm" svg:height="0.432cm" svg:x="9.973cm" svg:y="9.486cm" svg:viewBox="0 0 499 433" draw:points="0,0 249,433 499,0">
          <text:p/>
        </draw:polyline>
        <draw:line draw:style-name="gr2" draw:layer="layout" svg:x1="10.222cm" svg:y1="11.96cm" svg:x2="10.222cm" svg:y2="13.047cm">
          <text:p/>
        </draw:line>
        <draw:line draw:style-name="gr2" draw:layer="layout" svg:x1="10.222cm" svg:y1="12.94cm" svg:x2="10.222cm" svg:y2="13.047cm">
          <text:p/>
        </draw:line>
        <draw:polyline draw:style-name="gr2" draw:layer="layout" svg:width="0.498cm" svg:height="0.431cm" svg:x="9.973cm" svg:y="12.616cm" svg:viewBox="0 0 499 432" draw:points="0,0 249,432 499,0">
          <text:p/>
        </draw:polyline>
        <draw:line draw:style-name="gr2" draw:layer="layout" svg:x1="10.222cm" svg:y1="15.09cm" svg:x2="10.222cm" svg:y2="16.177cm">
          <text:p/>
        </draw:line>
        <draw:line draw:style-name="gr2" draw:layer="layout" svg:x1="10.222cm" svg:y1="16.07cm" svg:x2="10.222cm" svg:y2="16.177cm">
          <text:p/>
        </draw:line>
        <draw:polyline draw:style-name="gr2" draw:layer="layout" svg:width="0.498cm" svg:height="0.432cm" svg:x="9.973cm" svg:y="15.745cm" svg:viewBox="0 0 499 433" draw:points="0,0 249,433 499,0">
          <text:p/>
        </draw:polyline>
        <draw:line draw:style-name="gr2" draw:layer="layout" svg:x1="17.655cm" svg:y1="11.96cm" svg:x2="17.655cm" svg:y2="13.047cm">
          <text:p/>
        </draw:line>
        <draw:line draw:style-name="gr2" draw:layer="layout" svg:x1="17.655cm" svg:y1="12.94cm" svg:x2="17.655cm" svg:y2="13.047cm">
          <text:p/>
        </draw:line>
        <draw:polyline draw:style-name="gr2" draw:layer="layout" svg:width="0.498cm" svg:height="0.431cm" svg:x="17.406cm" svg:y="12.616cm" svg:viewBox="0 0 499 432" draw:points="0,0 250,432 499,0">
          <text:p/>
        </draw:polyline>
        <draw:polyline draw:style-name="gr2" draw:layer="layout" svg:width="2.826cm" svg:height="1.782cm" svg:x="18.48cm" svg:y="11.7cm" svg:viewBox="0 0 2827 1783" draw:points="0,0 246,152 511,319 791,497 1082,683 1382,876 1682,1068 1981,1258 2274,1443 2557,1619 2827,1783">
          <text:p/>
        </draw:polyline>
        <draw:line draw:style-name="gr2" draw:layer="layout" svg:x1="21.036cm" svg:y1="13.318cm" svg:x2="21.307cm" svg:y2="13.483cm">
          <text:p/>
        </draw:line>
        <draw:polyline draw:style-name="gr2" draw:layer="layout" svg:width="0.498cm" svg:height="0.437cm" svg:x="20.808cm" svg:y="13.045cm" svg:viewBox="0 0 499 438" draw:points="0,427 499,438 260,0">
          <text:p/>
        </draw:polyline>
        <draw:polyline draw:style-name="gr2" draw:layer="layout" svg:width="0.956cm" svg:height="1.174cm" svg:x="3.398cm" svg:y="21.349cm" svg:viewBox="0 0 957 1175" draw:points="0,0 92,107 187,218 283,333 380,451 479,571 577,692 674,813 770,935 865,1056 957,1175">
          <text:p/>
        </draw:polyline>
        <draw:line draw:style-name="gr2" draw:layer="layout" svg:x1="4.262cm" svg:y1="22.404cm" svg:x2="4.355cm" svg:y2="22.524cm">
          <text:p/>
        </draw:line>
        <draw:polyline draw:style-name="gr2" draw:layer="layout" svg:width="0.462cm" svg:height="0.494cm" svg:x="3.892cm" svg:y="22.029cm" svg:viewBox="0 0 463 495" draw:points="0,308 463,495 394,0">
          <text:p/>
        </draw:polyline>
        <draw:line draw:style-name="gr2" draw:layer="layout" svg:x1="17.655cm" svg:y1="15.09cm" svg:x2="17.655cm" svg:y2="16.177cm">
          <text:p/>
        </draw:line>
        <draw:line draw:style-name="gr2" draw:layer="layout" svg:x1="17.655cm" svg:y1="16.07cm" svg:x2="17.655cm" svg:y2="16.177cm">
          <text:p/>
        </draw:line>
        <draw:polyline draw:style-name="gr2" draw:layer="layout" svg:width="0.498cm" svg:height="0.432cm" svg:x="17.406cm" svg:y="15.745cm" svg:viewBox="0 0 499 433" draw:points="0,0 250,433 499,0">
          <text:p/>
        </draw:polyline>
        <draw:polyline draw:style-name="gr2" draw:layer="layout" svg:width="0.913cm" svg:height="1.173cm" svg:x="3.702cm" svg:y="18.22cm" svg:viewBox="0 0 914 1174" draw:points="914,0 832,106 747,218 658,332 566,450 473,571 378,692 282,814 187,935 93,1056 0,1174">
          <text:p/>
        </draw:polyline>
        <draw:line draw:style-name="gr2" draw:layer="layout" svg:x1="3.796cm" svg:y1="19.275cm" svg:x2="3.702cm" svg:y2="19.394cm">
          <text:p/>
        </draw:line>
        <draw:polyline draw:style-name="gr2" draw:layer="layout" svg:width="0.462cm" svg:height="0.493cm" svg:x="3.702cm" svg:y="18.9cm" svg:viewBox="0 0 463 494" draw:points="69,0 0,494 463,306">
          <text:p/>
        </draw:polyline>
        <draw:polyline draw:style-name="gr2" draw:layer="layout" svg:width="0.957cm" svg:height="1.173cm" svg:x="5.875cm" svg:y="18.22cm" svg:viewBox="0 0 958 1174" draw:points="0,0 93,106 187,218 284,332 381,450 478,571 576,692 673,814 769,935 865,1056 958,1174">
          <text:p/>
        </draw:polyline>
        <draw:line draw:style-name="gr2" draw:layer="layout" svg:x1="6.739cm" svg:y1="19.275cm" svg:x2="6.833cm" svg:y2="19.394cm">
          <text:p/>
        </draw:line>
        <draw:polyline draw:style-name="gr2" draw:layer="layout" svg:width="0.462cm" svg:height="0.493cm" svg:x="6.37cm" svg:y="18.9cm" svg:viewBox="0 0 463 494" draw:points="0,306 463,494 394,0">
          <text:p/>
        </draw:polyline>
        <draw:polyline draw:style-name="gr2" draw:layer="layout" svg:width="0.912cm" svg:height="1.174cm" svg:x="6.18cm" svg:y="21.349cm" svg:viewBox="0 0 913 1175" draw:points="913,0 833,107 748,218 659,333 567,451 473,571 378,692 283,813 186,935 92,1056 0,1175">
          <text:p/>
        </draw:polyline>
        <draw:line draw:style-name="gr2" draw:layer="layout" svg:x1="6.273cm" svg:y1="22.404cm" svg:x2="6.18cm" svg:y2="22.524cm">
          <text:p/>
        </draw:line>
        <draw:polyline draw:style-name="gr2" draw:layer="layout" svg:width="0.461cm" svg:height="0.494cm" svg:x="6.18cm" svg:y="22.029cm" svg:viewBox="0 0 462 495" draw:points="69,0 0,495 462,308">
          <text:p/>
        </draw:polyline>
        <draw:line draw:style-name="gr2" draw:layer="layout" svg:x1="22.566cm" svg:y1="11.96cm" svg:x2="22.566cm" svg:y2="13.047cm">
          <text:p/>
        </draw:line>
        <draw:line draw:style-name="gr2" draw:layer="layout" svg:x1="22.566cm" svg:y1="12.94cm" svg:x2="22.566cm" svg:y2="13.047cm">
          <text:p/>
        </draw:line>
        <draw:polyline draw:style-name="gr2" draw:layer="layout" svg:width="0.498cm" svg:height="0.431cm" svg:x="22.317cm" svg:y="12.616cm" svg:viewBox="0 0 499 432" draw:points="0,0 250,432 499,0">
          <text:p/>
        </draw:polyline>
        <draw:polyline draw:style-name="gr2" draw:layer="layout" svg:width="2.825cm" svg:height="1.782cm" svg:x="18.872cm" svg:y="14.829cm" svg:viewBox="0 0 2826 1783" draw:points="2826,0 2580,152 2315,319 2035,498 1744,684 1446,875 1145,1067 845,1259 552,1444 269,1620 0,1783">
          <text:p/>
        </draw:polyline>
        <draw:line draw:style-name="gr2" draw:layer="layout" svg:x1="19.142cm" svg:y1="16.448cm" svg:x2="18.872cm" svg:y2="16.612cm">
          <text:p/>
        </draw:line>
        <draw:polyline draw:style-name="gr2" draw:layer="layout" svg:width="0.497cm" svg:height="0.437cm" svg:x="18.872cm" svg:y="16.174cm" svg:viewBox="0 0 498 438" draw:points="240,0 0,438 498,426">
          <text:p/>
        </draw:polyline>
        <draw:line draw:style-name="gr2" draw:layer="layout" svg:x1="17.655cm" svg:y1="18.22cm" svg:x2="17.655cm" svg:y2="19.306cm">
          <text:p/>
        </draw:line>
        <draw:line draw:style-name="gr2" draw:layer="layout" svg:x1="17.655cm" svg:y1="19.199cm" svg:x2="17.655cm" svg:y2="19.306cm">
          <text:p/>
        </draw:line>
        <draw:polyline draw:style-name="gr2" draw:layer="layout" svg:width="0.498cm" svg:height="0.431cm" svg:x="17.406cm" svg:y="18.875cm" svg:viewBox="0 0 499 432" draw:points="0,0 250,432 499,0">
          <text:p/>
        </draw:polyline>
        <draw:frame draw:style-name="gr188" draw:layer="layout" svg:width="0.336cm" svg:height="0.268cm" svg:x="17.449cm" svg:y="20.824cm">
          <draw:text-box>
            <text:p text:style-name="P1"><text:span text:style-name="T5">3 / 6</text:span></text:p>
          </draw:text-box>
        </draw:frame>
        <draw:frame draw:style-name="gr46" draw:text-style-name="P2" draw:layer="layout" svg:width="6.056cm" svg:height="3.916cm" svg:x="1.6cm" svg:y="0.9cm">
          <draw:text-box>
            <text:p><text:span text:style-name="T2">i) Molecular function</text:span></text:p>
            <text:p><text:span text:style-name="T2">enriched for contigs</text:span></text:p>
            <text:p><text:span text:style-name="T2">differently expressed</text:span></text:p>
            <text:p><text:span text:style-name="T2">between </text:span></text:p>
            <text:p><text:span text:style-name="T2">male/fema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6cm" fo:margin-right="1cm" fo:page-width="25.4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6" style:page-layout-name="PM0" draw:style-name="Mdp1"/>
    <style:master-page style:name="master-page29" style:page-layout-name="PM0" draw:style-name="Mdp1"/>
    <style:master-page style:name="master-page34" style:page-layout-name="PM0" draw:style-name="Mdp1"/>
    <style:master-page style:name="master-page39" style:page-layout-name="PM0" draw:style-name="Mdp1"/>
    <style:master-page style:name="master-page42" style:page-layout-name="PM0" draw:style-name="Mdp1"/>
    <style:master-page style:name="master-page47" style:page-layout-name="PM0" draw:style-name="Mdp1"/>
    <style:master-page style:name="master-page7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20T12:18:24</dc:date>
    <meta:generator>LibreOffice/3.4$Unix LibreOffice_project/340m1$Build-502</meta:generator>
    <meta:editing-duration>PT3M25S</meta:editing-duration>
    <meta:editing-cycles>2</meta:editing-cycles>
    <meta:document-statistic meta:object-count="3173"/>
  </office:meta>
</office:document-meta>
</file>